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Calibri Light" svg:font-family="&quot;Calibri Light&quot;"/>
  </office:font-face-decls>
  <office:automatic-styles>
    <style:style style:name="ce1" style:family="table-cell" style:parent-style-name="Default" style:data-style-name="N0"/>
    <style:style style:name="ce2" style:family="table-cell" style:parent-style-name="Default" style:data-style-name="N20"/>
    <style:style style:name="ce3" style:family="table-cell" style:parent-style-name="Default" style:data-style-name="N0">
      <style:table-cell-properties style:vertical-align="automatic" fo:wrap-option="wrap"/>
    </style:style>
    <style:style style:name="co1" style:family="table-column">
      <style:table-column-properties fo:break-before="auto" style:column-width="5.67266666666667cm" style:use-optimal-column-width="true"/>
    </style:style>
    <style:style style:name="co2" style:family="table-column">
      <style:table-column-properties fo:break-before="auto" style:column-width="27.4955cm"/>
    </style:style>
    <style:style style:name="co3" style:family="table-column">
      <style:table-column-properties fo:break-before="auto" style:column-width="1.82033333333333cm" style:use-optimal-column-width="true"/>
    </style:style>
    <style:style style:name="co4" style:family="table-column">
      <style:table-column-properties fo:break-before="auto" style:column-width="9.10166666666667cm" style:use-optimal-column-width="true"/>
    </style:style>
    <style:style style:name="co5" style:family="table-column">
      <style:table-column-properties fo:break-before="auto" style:column-width="2.4765cm" style:use-optimal-column-width="true"/>
    </style:style>
    <style:style style:name="co6" style:family="table-column">
      <style:table-column-properties fo:break-before="auto" style:column-width="6.731cm" style:use-optimal-column-width="true"/>
    </style:style>
    <style:style style:name="co7" style:family="table-column">
      <style:table-column-properties fo:break-before="auto" style:column-width="1.905cm" style:use-optimal-column-width="true"/>
    </style:style>
    <style:style style:name="co8" style:family="table-column">
      <style:table-column-properties fo:break-before="auto" style:column-width="7.34483333333333cm" style:use-optimal-column-width="true"/>
    </style:style>
    <style:style style:name="co9" style:family="table-column">
      <style:table-column-properties fo:break-before="auto" style:column-width="22.7118333333333cm" style:use-optimal-column-width="true"/>
    </style:style>
    <style:style style:name="co10" style:family="table-column">
      <style:table-column-properties fo:break-before="auto" style:column-width="16.891cm" style:use-optimal-column-width="true"/>
    </style:style>
    <style:style style:name="co11" style:family="table-column">
      <style:table-column-properties fo:break-before="auto" style:column-width="3.81cm" style:use-optimal-column-width="true"/>
    </style:style>
    <style:style style:name="co12" style:family="table-column">
      <style:table-column-properties fo:break-before="auto" style:column-width="4.80483333333333cm" style:use-optimal-column-width="true"/>
    </style:style>
    <style:style style:name="co13" style:family="table-column">
      <style:table-column-properties fo:break-before="auto" style:column-width="1.88383333333333cm" style:use-optimal-column-width="true"/>
    </style:style>
    <style:style style:name="co14" style:family="table-column">
      <style:table-column-properties fo:break-before="auto" style:column-width="2.07433333333333cm" style:use-optimal-column-width="true"/>
    </style:style>
    <style:style style:name="co15" style:family="table-column">
      <style:table-column-properties fo:break-before="auto" style:column-width="3.21733333333333cm" style:use-optimal-column-width="true"/>
    </style:style>
    <style:style style:name="co16" style:family="table-column">
      <style:table-column-properties fo:break-before="auto" style:column-width="1.67216666666667cm" style:use-optimal-column-width="true"/>
    </style:style>
    <style:style style:name="co17" style:family="table-column">
      <style:table-column-properties fo:break-before="auto" style:column-width="0.867833333333333cm" style:use-optimal-column-width="true"/>
    </style:style>
    <style:style style:name="co18" style:family="table-column">
      <style:table-column-properties fo:break-before="auto" style:column-width="5.03766666666667cm" style:use-optimal-column-width="true"/>
    </style:style>
    <style:style style:name="co19" style:family="table-column">
      <style:table-column-properties fo:break-before="auto" style:column-width="5.88433333333333cm" style:use-optimal-column-width="true"/>
    </style:style>
    <style:style style:name="co20" style:family="table-column">
      <style:table-column-properties fo:break-before="auto" style:column-width="32.3638333333333cm" style:use-optimal-column-width="true"/>
    </style:style>
    <style:style style:name="co21" style:family="table-column">
      <style:table-column-properties fo:break-before="auto" style:column-width="18.0975cm" style:use-optimal-column-width="true"/>
    </style:style>
    <style:style style:name="co22" style:family="table-column">
      <style:table-column-properties fo:break-before="auto" style:column-width="2.89983333333333cm" style:use-optimal-column-width="true"/>
    </style:style>
    <style:style style:name="co23" style:family="table-column">
      <style:table-column-properties fo:break-before="auto" style:column-width="2.667cm" style:use-optimal-column-width="true"/>
    </style:style>
    <style:style style:name="co24" style:family="table-column">
      <style:table-column-properties fo:break-before="auto" style:column-width="48.7256666666667cm" style:use-optimal-column-width="true"/>
    </style:style>
    <style:style style:name="co25" style:family="table-column">
      <style:table-column-properties fo:break-before="auto" style:column-width="2.20133333333333cm"/>
    </style:style>
    <style:style style:name="ro1" style:family="table-row">
      <style:table-row-properties style:row-height="14.4pt" style:use-optimal-row-height="true" fo:break-before="auto"/>
    </style:style>
    <style:style style:name="ro2" style:family="table-row">
      <style:table-row-properties style:row-height="28.8pt" style:use-optimal-row-height="true" fo:break-before="auto"/>
    </style:style>
    <style:style style:name="ro3" style:family="table-row">
      <style:table-row-properties style:row-height="43.2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this-was-found" table:style-name="ta1">
        <table:table-column table:style-name="co1" table:default-cell-style-name="ce1"/>
        <table:table-column table:style-name="co2" table:default-cell-style-name="ce3"/>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21" table:default-cell-style-name="ce1"/>
        <table:table-column table:style-name="co22" table:default-cell-style-name="ce1"/>
        <table:table-column table:style-name="co23" table:default-cell-style-name="ce1"/>
        <table:table-column table:style-name="co24" table:default-cell-style-name="ce1"/>
        <table:table-column table:style-name="co25" table:number-columns-repeated="16360" table:default-cell-style-name="ce1"/>
        <table:table-row table:style-name="ro1">
          <table:table-cell office:value-type="string" table:style-name="ce1">
            <text:p>term</text:p>
          </table:table-cell>
          <table:table-cell office:value-type="string" table:style-name="ce3">
            <text:p>all_text</text:p>
          </table:table-cell>
          <table:table-cell office:value-type="string" table:style-name="ce1">
            <text:p>labels</text:p>
          </table:table-cell>
          <table:table-cell office:value-type="string" table:style-name="ce1">
            <text:p>valid_until</text:p>
          </table:table-cell>
          <table:table-cell office:value-type="string" table:style-name="ce1">
            <text:p>country_codes</text:p>
          </table:table-cell>
          <table:table-cell office:value-type="string" table:style-name="ce1">
            <text:p>countries</text:p>
          </table:table-cell>
          <table:table-cell office:value-type="string" table:style-name="ce1">
            <text:p>node_id</text:p>
          </table:table-cell>
          <table:table-cell office:value-type="string" table:style-name="ce1">
            <text:p>sourceID</text:p>
          </table:table-cell>
          <table:table-cell office:value-type="string" table:style-name="ce1">
            <text:p>address</text:p>
          </table:table-cell>
          <table:table-cell office:value-type="string" table:style-name="ce1">
            <text:p>name</text:p>
          </table:table-cell>
          <table:table-cell office:value-type="string" table:style-name="ce1">
            <text:p>jurisdiction_description</text:p>
          </table:table-cell>
          <table:table-cell office:value-type="string" table:style-name="ce1">
            <text:p>service_provider</text:p>
          </table:table-cell>
          <table:table-cell office:value-type="string" table:style-name="ce1">
            <text:p>jurisdiction</text:p>
          </table:table-cell>
          <table:table-cell office:value-type="string" table:style-name="ce1">
            <text:p>closed_date</text:p>
          </table:table-cell>
          <table:table-cell office:value-type="string" table:style-name="ce1">
            <text:p>incorporation_date</text:p>
          </table:table-cell>
          <table:table-cell office:value-type="string" table:style-name="ce1">
            <text:p>ibcRUC</text:p>
          </table:table-cell>
          <table:table-cell office:value-type="string" table:style-name="ce1">
            <text:p>type</text:p>
          </table:table-cell>
          <table:table-cell office:value-type="string" table:style-name="ce1">
            <text:p>status</text:p>
          </table:table-cell>
          <table:table-cell office:value-type="string" table:style-name="ce1">
            <text:p>company_type</text:p>
          </table:table-cell>
          <table:table-cell office:value-type="string" table:style-name="ce1">
            <text:p>note</text:p>
          </table:table-cell>
          <table:table-cell office:value-type="string" table:style-name="ce1">
            <text:p>filename</text:p>
          </table:table-cell>
          <table:table-cell office:value-type="string" table:style-name="ce1">
            <text:p>inactivation_date</text:p>
          </table:table-cell>
          <table:table-cell office:value-type="string" table:style-name="ce1">
            <text:p>struck_off_date</text:p>
          </table:table-cell>
          <table:table-cell office:value-type="string" table:style-name="ce1">
            <text:p>all_text_low</text:p>
          </table:table-cell>
          <table:table-cell table:number-columns-repeated="16360"/>
        </table:table-row>
        <table:table-row table:style-name="ro1">
          <table:table-cell office:value-type="string" table:style-name="ce1">
            <text:p>dieter scholz</text:p>
          </table:table-cell>
          <table:table-cell office:value-type="string" table:style-name="ce3">
            <text:p>NA_The Offshore Leaks data is current through 2010_IDN_Indonesia_46324_Offshore Leaks_NA_Christian Dieter Scholz_NA_NA_NA_NA_NA_NA_NA_NA_NA_NA</text:p>
          </table:table-cell>
          <table:table-cell table:style-name="ce1"/>
          <table:table-cell office:value-type="string" table:style-name="ce1">
            <text:p>The Offshore Leaks data is current through 2010</text:p>
          </table:table-cell>
          <table:table-cell office:value-type="string" table:style-name="ce1">
            <text:p>IDN</text:p>
          </table:table-cell>
          <table:table-cell office:value-type="string" table:style-name="ce1">
            <text:p>Indonesia</text:p>
          </table:table-cell>
          <table:table-cell office:value-type="float" office:value="46324" table:style-name="ce1">
            <text:p>46324</text:p>
          </table:table-cell>
          <table:table-cell office:value-type="string" table:style-name="ce1">
            <text:p>Offshore Leaks</text:p>
          </table:table-cell>
          <table:table-cell table:style-name="ce1"/>
          <table:table-cell office:value-type="string" table:style-name="ce1">
            <text:p>Christian Dieter Scholz</text:p>
          </table:table-cell>
          <table:table-cell table:number-columns-repeated="10" table:style-name="ce1"/>
          <table:table-cell office:value-type="string" table:style-name="ce1">
            <text:p>offshoreleaks-data-packages/raw-data/csv_offshore_leaks.2018-02-14/offshore_leaks.nodes.officer.csv</text:p>
          </table:table-cell>
          <table:table-cell table:number-columns-repeated="2" table:style-name="ce1"/>
          <table:table-cell office:value-type="string" table:style-name="ce1">
            <text:p>na_the offshore leaks data is current through 2010_idn_indonesia_46324_offshore leaks_na_christian dieter scholz_na_na_na_na_na_na_na_na_na_na</text:p>
          </table:table-cell>
          <table:table-cell table:number-columns-repeated="16360"/>
        </table:table-row>
        <table:table-row table:style-name="ro2">
          <table:table-cell office:value-type="string" table:style-name="ce1">
            <text:p>dieter scholz</text:p>
          </table:table-cell>
          <table:table-cell office:value-type="string" table:style-name="ce3">
            <text:p>NA_Malta corporate registry data is current through 2016_AUT;DEU_Austria;Germany_56065836_Paradise Papers - Malta corporate registry_NA_DIETER SCHOLZ_NA_NA_NA_NA_NA_NA_NA_NA_NA_NA</text:p>
          </table:table-cell>
          <table:table-cell table:style-name="ce1"/>
          <table:table-cell office:value-type="string" table:style-name="ce1">
            <text:p>Malta corporate registry data is current through 2016</text:p>
          </table:table-cell>
          <table:table-cell office:value-type="string" table:style-name="ce1">
            <text:p>AUT;DEU</text:p>
          </table:table-cell>
          <table:table-cell office:value-type="string" table:style-name="ce1">
            <text:p>Austria;Germany</text:p>
          </table:table-cell>
          <table:table-cell office:value-type="float" office:value="56065836" table:style-name="ce1">
            <text:p>56065836</text:p>
          </table:table-cell>
          <table:table-cell office:value-type="string" table:style-name="ce1">
            <text:p>Paradise Papers - Malta corporate registry</text:p>
          </table:table-cell>
          <table:table-cell table:style-name="ce1"/>
          <table:table-cell office:value-type="string" table:style-name="ce1">
            <text:p>DIETER SCHOLZ</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aut;deu_austria;germany_56065836_paradise papers - malta corporate registry_na_dieter scholz_na_na_na_na_na_na_na_na_na_na</text:p>
          </table:table-cell>
          <table:table-cell table:number-columns-repeated="16360"/>
        </table:table-row>
        <table:table-row table:style-name="ro2">
          <table:table-cell office:value-type="string" table:style-name="ce1">
            <text:p>lerchenberg 1</text:p>
          </table:table-cell>
          <table:table-cell office:value-type="string" table:style-name="ce3">
            <text:p>NA_The Panama Papers <text:s/>data is current through 2015_DEU_Germany_14048306_Panama Papers_Lerchenberg 1; 97246; Eibelstadt; Germany._NA_NA_NA_NA_NA_NA_NA_NA_NA_NA_NA</text:p>
          </table:table-cell>
          <table:table-cell table:style-name="ce1"/>
          <table:table-cell office:value-type="string" table:style-name="ce1">
            <text:p>The Panama Papers <text:s/>data is current through 2015</text:p>
          </table:table-cell>
          <table:table-cell office:value-type="string" table:style-name="ce1">
            <text:p>DEU</text:p>
          </table:table-cell>
          <table:table-cell office:value-type="string" table:style-name="ce1">
            <text:p>Germany</text:p>
          </table:table-cell>
          <table:table-cell office:value-type="float" office:value="14048306" table:style-name="ce1">
            <text:p>14048306</text:p>
          </table:table-cell>
          <table:table-cell office:value-type="string" table:style-name="ce1">
            <text:p>Panama Papers</text:p>
          </table:table-cell>
          <table:table-cell office:value-type="string" table:style-name="ce1">
            <text:p>Lerchenberg 1; 97246; Eibelstadt; Germany.</text:p>
          </table:table-cell>
          <table:table-cell table:number-columns-repeated="11" table:style-name="ce1"/>
          <table:table-cell office:value-type="string" table:style-name="ce1">
            <text:p>offshoreleaks-data-packages/raw-data/csv_panama_papers.2018-02-14/panama_papers.nodes.address.csv</text:p>
          </table:table-cell>
          <table:table-cell table:number-columns-repeated="2" table:style-name="ce1"/>
          <table:table-cell office:value-type="string" table:style-name="ce1">
            <text:p>na_the panama papers <text:s/>data is current through 2015_deu_germany_14048306_panama papers_lerchenberg 1; 97246; eibelstadt; germany._na_na_na_na_na_na_na_na_na_na_na</text:p>
          </table:table-cell>
          <table:table-cell table:number-columns-repeated="16360"/>
        </table:table-row>
        <table:table-row table:style-name="ro2">
          <table:table-cell office:value-type="float" office:value="97246" table:style-name="ce1">
            <text:p>97246</text:p>
          </table:table-cell>
          <table:table-cell office:value-type="string" table:style-name="ce3">
            <text:p>["Entity"]_The Bahamas Leaks data is current through early 2016._NA_NA_20097246_Bahamas Leaks_NA_QUE FOUR LTD._Bahamas_NA_BAH_NA_12-OCT-1999_97246B_NA_NA_NA_NA</text:p>
          </table:table-cell>
          <table:table-cell office:value-type="string" table:style-name="ce1">
            <text:p>["Entity"]</text:p>
          </table:table-cell>
          <table:table-cell office:value-type="string" table:style-name="ce1">
            <text:p>The Bahamas Leaks data is current through early 2016.</text:p>
          </table:table-cell>
          <table:table-cell table:number-columns-repeated="2" table:style-name="ce1"/>
          <table:table-cell office:value-type="float" office:value="20097246" table:style-name="ce1">
            <text:p>20097246</text:p>
          </table:table-cell>
          <table:table-cell office:value-type="string" table:style-name="ce1">
            <text:p>Bahamas Leaks</text:p>
          </table:table-cell>
          <table:table-cell table:style-name="ce1"/>
          <table:table-cell office:value-type="string" table:style-name="ce1">
            <text:p>QUE FOUR LTD.</text:p>
          </table:table-cell>
          <table:table-cell office:value-type="string" table:style-name="ce1">
            <text:p>Bahamas</text:p>
          </table:table-cell>
          <table:table-cell table:style-name="ce1"/>
          <table:table-cell office:value-type="string" table:style-name="ce1">
            <text:p>BAH</text:p>
          </table:table-cell>
          <table:table-cell table:style-name="ce1"/>
          <table:table-cell office:value-type="date" office:date-value="1999-10-12T00:00:00" table:style-name="ce2">
            <text:p>12-Oct-99</text:p>
          </table:table-cell>
          <table:table-cell office:value-type="string" table:style-name="ce1">
            <text:p>97246B</text:p>
          </table:table-cell>
          <table:table-cell table:number-columns-repeated="4" table:style-name="ce1"/>
          <table:table-cell office:value-type="string" table:style-name="ce1">
            <text:p>offshoreleaks-data-packages/raw-data/csv_bahamas_leaks.2017-12-19/bahamas_leaks.nodes.entity.csv</text:p>
          </table:table-cell>
          <table:table-cell table:number-columns-repeated="2" table:style-name="ce1"/>
          <table:table-cell office:value-type="string" table:style-name="ce1">
            <text:p>["entity"]_the bahamas leaks data is current through early 2016._na_na_20097246_bahamas leaks_na_que four ltd._bahamas_na_bah_na_12-oct-1999_97246b_na_na_na_na</text:p>
          </table:table-cell>
          <table:table-cell table:number-columns-repeated="16360"/>
        </table:table-row>
        <table:table-row table:style-name="ro2">
          <table:table-cell office:value-type="float" office:value="97246" table:style-name="ce1">
            <text:p>97246</text:p>
          </table:table-cell>
          <table:table-cell office:value-type="string" table:style-name="ce3">
            <text:p>NA_The Offshore Leaks data is current through 2010_ARE;VGB_United Arab Emirates;British Virgin Islands_197246_Offshore Leaks_NA_GREENELM LIMITED_Undetermined_Commonwealth Trust Limited_XXX_NA_25-FEB-2008_1466276_NA_Dead_Business Company Limited by Shares_NA</text:p>
          </table:table-cell>
          <table:table-cell table:style-name="ce1"/>
          <table:table-cell office:value-type="string" table:style-name="ce1">
            <text:p>The Offshore Leaks data is current through 2010</text:p>
          </table:table-cell>
          <table:table-cell office:value-type="string" table:style-name="ce1">
            <text:p>ARE;VGB</text:p>
          </table:table-cell>
          <table:table-cell office:value-type="string" table:style-name="ce1">
            <text:p>United Arab Emirates;British Virgin Islands</text:p>
          </table:table-cell>
          <table:table-cell office:value-type="float" office:value="197246" table:style-name="ce1">
            <text:p>197246</text:p>
          </table:table-cell>
          <table:table-cell office:value-type="string" table:style-name="ce1">
            <text:p>Offshore Leaks</text:p>
          </table:table-cell>
          <table:table-cell table:style-name="ce1"/>
          <table:table-cell office:value-type="string" table:style-name="ce1">
            <text:p>GREENELM LIMITED</text:p>
          </table:table-cell>
          <table:table-cell office:value-type="string" table:style-name="ce1">
            <text:p>Undetermined</text:p>
          </table:table-cell>
          <table:table-cell office:value-type="string" table:style-name="ce1">
            <text:p>Commonwealth Trust Limited</text:p>
          </table:table-cell>
          <table:table-cell office:value-type="string" table:style-name="ce1">
            <text:p>XXX</text:p>
          </table:table-cell>
          <table:table-cell table:style-name="ce1"/>
          <table:table-cell office:value-type="date" office:date-value="2008-02-25T00:00:00" table:style-name="ce2">
            <text:p>25-Feb-08</text:p>
          </table:table-cell>
          <table:table-cell office:value-type="float" office:value="1466276" table:style-name="ce1">
            <text:p>1466276</text:p>
          </table:table-cell>
          <table:table-cell table:style-name="ce1"/>
          <table:table-cell office:value-type="string" table:style-name="ce1">
            <text:p>Dead</text:p>
          </table:table-cell>
          <table:table-cell office:value-type="string" table:style-name="ce1">
            <text:p>Business Company Limited by Shares</text:p>
          </table:table-cell>
          <table:table-cell table:style-name="ce1"/>
          <table:table-cell office:value-type="string" table:style-name="ce1">
            <text:p>offshoreleaks-data-packages/raw-data/csv_offshore_leaks.2018-02-14/offshore_leaks.nodes.entity.csv</text:p>
          </table:table-cell>
          <table:table-cell table:number-columns-repeated="2" table:style-name="ce1"/>
          <table:table-cell office:value-type="string" table:style-name="ce1">
            <text:p>na_the offshore leaks data is current through 2010_are;vgb_united arab emirates;british virgin islands_197246_offshore leaks_na_greenelm limited_undetermined_commonwealth trust limited_xxx_na_25-feb-2008_1466276_na_dead_business company limited by shares_na</text:p>
          </table:table-cell>
          <table:table-cell table:number-columns-repeated="16360"/>
        </table:table-row>
        <table:table-row table:style-name="ro1">
          <table:table-cell office:value-type="float" office:value="97246" table:style-name="ce1">
            <text:p>97246</text:p>
          </table:table-cell>
          <table:table-cell office:value-type="string" table:style-name="ce3">
            <text:p>NA_The Offshore Leaks data is current through 2010_HKG_Hong Kong_297246_Offshore Leaks_NA_W. O. Lo &amp; Co._NA_NA_NA_NA_NA_NA_NA_NA_NA_NA</text:p>
          </table:table-cell>
          <table:table-cell table:style-name="ce1"/>
          <table:table-cell office:value-type="string" table:style-name="ce1">
            <text:p>The Offshore Leaks data is current through 2010</text:p>
          </table:table-cell>
          <table:table-cell office:value-type="string" table:style-name="ce1">
            <text:p>HKG</text:p>
          </table:table-cell>
          <table:table-cell office:value-type="string" table:style-name="ce1">
            <text:p>Hong Kong</text:p>
          </table:table-cell>
          <table:table-cell office:value-type="float" office:value="297246" table:style-name="ce1">
            <text:p>297246</text:p>
          </table:table-cell>
          <table:table-cell office:value-type="string" table:style-name="ce1">
            <text:p>Offshore Leaks</text:p>
          </table:table-cell>
          <table:table-cell table:style-name="ce1"/>
          <table:table-cell office:value-type="string" table:style-name="ce1">
            <text:p>W. O. Lo &amp; Co.</text:p>
          </table:table-cell>
          <table:table-cell table:number-columns-repeated="10" table:style-name="ce1"/>
          <table:table-cell office:value-type="string" table:style-name="ce1">
            <text:p>offshoreleaks-data-packages/raw-data/csv_offshore_leaks.2018-02-14/offshore_leaks.nodes.intermediary.csv</text:p>
          </table:table-cell>
          <table:table-cell table:number-columns-repeated="2" table:style-name="ce1"/>
          <table:table-cell office:value-type="string" table:style-name="ce1">
            <text:p>na_the offshore leaks data is current through 2010_hkg_hong kong_297246_offshore leaks_na_w. o. lo &amp; co._na_na_na_na_na_na_na_na_na_na</text:p>
          </table:table-cell>
          <table:table-cell table:number-columns-repeated="16360"/>
        </table:table-row>
        <table:table-row table:style-name="ro1">
          <table:table-cell office:value-type="float" office:value="97246" table:style-name="ce1">
            <text:p>97246</text:p>
          </table:table-cell>
          <table:table-cell office:value-type="string" table:style-name="ce3">
            <text:p>NA_The Offshore Leaks data is current through 2010_CHN_China_97246_Offshore Leaks_NA_MA BAO XUAN ???_NA_NA_NA_NA_NA_NA_NA_NA_NA_NA</text:p>
          </table:table-cell>
          <table:table-cell table:style-name="ce1"/>
          <table:table-cell office:value-type="string" table:style-name="ce1">
            <text:p>The Offshore Leaks data is current through 2010</text:p>
          </table:table-cell>
          <table:table-cell office:value-type="string" table:style-name="ce1">
            <text:p>CHN</text:p>
          </table:table-cell>
          <table:table-cell office:value-type="string" table:style-name="ce1">
            <text:p>China</text:p>
          </table:table-cell>
          <table:table-cell office:value-type="float" office:value="97246" table:style-name="ce1">
            <text:p>97246</text:p>
          </table:table-cell>
          <table:table-cell office:value-type="string" table:style-name="ce1">
            <text:p>Offshore Leaks</text:p>
          </table:table-cell>
          <table:table-cell table:style-name="ce1"/>
          <table:table-cell office:value-type="string" table:style-name="ce1">
            <text:p>MA BAO XUAN ???</text:p>
          </table:table-cell>
          <table:table-cell table:number-columns-repeated="10" table:style-name="ce1"/>
          <table:table-cell office:value-type="string" table:style-name="ce1">
            <text:p>offshoreleaks-data-packages/raw-data/csv_offshore_leaks.2018-02-14/offshore_leaks.nodes.officer.csv</text:p>
          </table:table-cell>
          <table:table-cell table:number-columns-repeated="2" table:style-name="ce1"/>
          <table:table-cell office:value-type="string" table:style-name="ce1">
            <text:p>na_the offshore leaks data is current through 2010_chn_china_97246_offshore leaks_na_ma bao xuan ???_na_na_na_na_na_na_na_na_na_na</text:p>
          </table:table-cell>
          <table:table-cell table:number-columns-repeated="16360"/>
        </table:table-row>
        <table:table-row table:style-name="ro2">
          <table:table-cell office:value-type="float" office:value="97246" table:style-name="ce1">
            <text:p>97246</text:p>
          </table:table-cell>
          <table:table-cell office:value-type="string" table:style-name="ce3">
            <text:p>NA_The Panama Papers <text:s/>data is current through 2015_DEU_Germany_14048306_Panama Papers_Lerchenberg 1; 97246; Eibelstadt; Germany._NA_NA_NA_NA_NA_NA_NA_NA_NA_NA_NA</text:p>
          </table:table-cell>
          <table:table-cell table:style-name="ce1"/>
          <table:table-cell office:value-type="string" table:style-name="ce1">
            <text:p>The Panama Papers <text:s/>data is current through 2015</text:p>
          </table:table-cell>
          <table:table-cell office:value-type="string" table:style-name="ce1">
            <text:p>DEU</text:p>
          </table:table-cell>
          <table:table-cell office:value-type="string" table:style-name="ce1">
            <text:p>Germany</text:p>
          </table:table-cell>
          <table:table-cell office:value-type="float" office:value="14048306" table:style-name="ce1">
            <text:p>14048306</text:p>
          </table:table-cell>
          <table:table-cell office:value-type="string" table:style-name="ce1">
            <text:p>Panama Papers</text:p>
          </table:table-cell>
          <table:table-cell office:value-type="string" table:style-name="ce1">
            <text:p>Lerchenberg 1; 97246; Eibelstadt; Germany.</text:p>
          </table:table-cell>
          <table:table-cell table:number-columns-repeated="11" table:style-name="ce1"/>
          <table:table-cell office:value-type="string" table:style-name="ce1">
            <text:p>offshoreleaks-data-packages/raw-data/csv_panama_papers.2018-02-14/panama_papers.nodes.address.csv</text:p>
          </table:table-cell>
          <table:table-cell table:number-columns-repeated="2" table:style-name="ce1"/>
          <table:table-cell office:value-type="string" table:style-name="ce1">
            <text:p>na_the panama papers <text:s/>data is current through 2015_deu_germany_14048306_panama papers_lerchenberg 1; 97246; eibelstadt; germany._na_na_na_na_na_na_na_na_na_na_na</text:p>
          </table:table-cell>
          <table:table-cell table:number-columns-repeated="16360"/>
        </table:table-row>
        <table:table-row table:style-name="ro2">
          <table:table-cell office:value-type="float" office:value="97246" table:style-name="ce1">
            <text:p>97246</text:p>
          </table:table-cell>
          <table:table-cell office:value-type="string" table:style-name="ce3">
            <text:p>NA_The Panama Papers data is current through 2015_CHE_Switzerland_10097246_Panama Papers_NA_FRONT INVESTMENTS GROUP S.A._British Virgin Islands_Mossack Fonseca_BVI_NA_02-APR-2003_540293_NA_Defaulted_NA_NA</text:p>
          </table:table-cell>
          <table:table-cell table:style-name="ce1"/>
          <table:table-cell office:value-type="string" table:style-name="ce1">
            <text:p>The Panama Papers data is current through 2015</text:p>
          </table:table-cell>
          <table:table-cell office:value-type="string" table:style-name="ce1">
            <text:p>CHE</text:p>
          </table:table-cell>
          <table:table-cell office:value-type="string" table:style-name="ce1">
            <text:p>Switzerland</text:p>
          </table:table-cell>
          <table:table-cell office:value-type="float" office:value="10097246" table:style-name="ce1">
            <text:p>10097246</text:p>
          </table:table-cell>
          <table:table-cell office:value-type="string" table:style-name="ce1">
            <text:p>Panama Papers</text:p>
          </table:table-cell>
          <table:table-cell table:style-name="ce1"/>
          <table:table-cell office:value-type="string" table:style-name="ce1">
            <text:p>FRONT INVESTMENTS GROUP S.A.</text:p>
          </table:table-cell>
          <table:table-cell office:value-type="string" table:style-name="ce1">
            <text:p>British Virgin Islands</text:p>
          </table:table-cell>
          <table:table-cell office:value-type="string" table:style-name="ce1">
            <text:p>Mossack Fonseca</text:p>
          </table:table-cell>
          <table:table-cell office:value-type="string" table:style-name="ce1">
            <text:p>BVI</text:p>
          </table:table-cell>
          <table:table-cell table:style-name="ce1"/>
          <table:table-cell office:value-type="date" office:date-value="2003-04-02T00:00:00" table:style-name="ce2">
            <text:p>2-Apr-03</text:p>
          </table:table-cell>
          <table:table-cell office:value-type="float" office:value="540293" table:style-name="ce1">
            <text:p>540293</text:p>
          </table:table-cell>
          <table:table-cell table:style-name="ce1"/>
          <table:table-cell office:value-type="string" table:style-name="ce1">
            <text:p>Defaulted</text:p>
          </table:table-cell>
          <table:table-cell table:number-columns-repeated="2" table:style-name="ce1"/>
          <table:table-cell office:value-type="string" table:style-name="ce1">
            <text:p>offshoreleaks-data-packages/raw-data/csv_panama_papers.2018-02-14/panama_papers.nodes.entity.csv</text:p>
          </table:table-cell>
          <table:table-cell office:value-type="date" office:date-value="2006-01-17T00:00:00" table:style-name="ce2">
            <text:p>17-Jan-06</text:p>
          </table:table-cell>
          <table:table-cell office:value-type="date" office:date-value="2006-10-31T00:00:00" table:style-name="ce2">
            <text:p>31-Oct-06</text:p>
          </table:table-cell>
          <table:table-cell office:value-type="string" table:style-name="ce1">
            <text:p>na_the panama papers data is current through 2015_che_switzerland_10097246_panama papers_na_front investments group s.a._british virgin islands_mossack fonseca_bvi_na_02-apr-2003_540293_na_defaulted_na_na</text:p>
          </table:table-cell>
          <table:table-cell table:number-columns-repeated="16360"/>
        </table:table-row>
        <table:table-row table:style-name="ro2">
          <table:table-cell office:value-type="float" office:value="97246" table:style-name="ce1">
            <text:p>97246</text:p>
          </table:table-cell>
          <table:table-cell office:value-type="string" table:style-name="ce3">
            <text:p>NA_The Panama Papers data is current through 2015_HKG_Hong Kong_10197246_Panama Papers_NA_SUNNY JADE INVESTMENT LTD._British Virgin Islands_Mossack Fonseca_BVI_NA_02-SEP-1997_247189_NA_Dissolved_NA_NA</text:p>
          </table:table-cell>
          <table:table-cell table:style-name="ce1"/>
          <table:table-cell office:value-type="string" table:style-name="ce1">
            <text:p>The Panama Papers data is current through 2015</text:p>
          </table:table-cell>
          <table:table-cell office:value-type="string" table:style-name="ce1">
            <text:p>HKG</text:p>
          </table:table-cell>
          <table:table-cell office:value-type="string" table:style-name="ce1">
            <text:p>Hong Kong</text:p>
          </table:table-cell>
          <table:table-cell office:value-type="float" office:value="10197246" table:style-name="ce1">
            <text:p>10197246</text:p>
          </table:table-cell>
          <table:table-cell office:value-type="string" table:style-name="ce1">
            <text:p>Panama Papers</text:p>
          </table:table-cell>
          <table:table-cell table:style-name="ce1"/>
          <table:table-cell office:value-type="string" table:style-name="ce1">
            <text:p>SUNNY JADE INVESTMENT LTD.</text:p>
          </table:table-cell>
          <table:table-cell office:value-type="string" table:style-name="ce1">
            <text:p>British Virgin Islands</text:p>
          </table:table-cell>
          <table:table-cell office:value-type="string" table:style-name="ce1">
            <text:p>Mossack Fonseca</text:p>
          </table:table-cell>
          <table:table-cell office:value-type="string" table:style-name="ce1">
            <text:p>BVI</text:p>
          </table:table-cell>
          <table:table-cell table:style-name="ce1"/>
          <table:table-cell office:value-type="date" office:date-value="1997-09-02T00:00:00" table:style-name="ce2">
            <text:p>2-Sep-97</text:p>
          </table:table-cell>
          <table:table-cell office:value-type="float" office:value="247189" table:style-name="ce1">
            <text:p>247189</text:p>
          </table:table-cell>
          <table:table-cell table:style-name="ce1"/>
          <table:table-cell office:value-type="string" table:style-name="ce1">
            <text:p>Dissolved</text:p>
          </table:table-cell>
          <table:table-cell table:number-columns-repeated="2" table:style-name="ce1"/>
          <table:table-cell office:value-type="string" table:style-name="ce1">
            <text:p>offshoreleaks-data-packages/raw-data/csv_panama_papers.2018-02-14/panama_papers.nodes.entity.csv</text:p>
          </table:table-cell>
          <table:table-cell office:value-type="date" office:date-value="2005-01-11T00:00:00" table:style-name="ce2">
            <text:p>11-Jan-05</text:p>
          </table:table-cell>
          <table:table-cell office:value-type="date" office:date-value="2005-04-30T00:00:00" table:style-name="ce2">
            <text:p>30-Apr-05</text:p>
          </table:table-cell>
          <table:table-cell office:value-type="string" table:style-name="ce1">
            <text:p>na_the panama papers data is current through 2015_hkg_hong kong_10197246_panama papers_na_sunny jade investment ltd._british virgin islands_mossack fonseca_bvi_na_02-sep-1997_247189_na_dissolved_na_na</text:p>
          </table:table-cell>
          <table:table-cell table:number-columns-repeated="16360"/>
        </table:table-row>
        <table:table-row table:style-name="ro2">
          <table:table-cell office:value-type="float" office:value="97246" table:style-name="ce1">
            <text:p>97246</text:p>
          </table:table-cell>
          <table:table-cell office:value-type="string" table:style-name="ce3">
            <text:p>NA_The Panama Papers data is current through 2015_HKG_Hong Kong_10198874_Panama Papers_NA_UP.COM LTD._British Virgin Islands_Mossack Fonseca_BVI_NA_17-JUL-2000_397246_NA_Active_NA_NA</text:p>
          </table:table-cell>
          <table:table-cell table:style-name="ce1"/>
          <table:table-cell office:value-type="string" table:style-name="ce1">
            <text:p>The Panama Papers data is current through 2015</text:p>
          </table:table-cell>
          <table:table-cell office:value-type="string" table:style-name="ce1">
            <text:p>HKG</text:p>
          </table:table-cell>
          <table:table-cell office:value-type="string" table:style-name="ce1">
            <text:p>Hong Kong</text:p>
          </table:table-cell>
          <table:table-cell office:value-type="float" office:value="10198874" table:style-name="ce1">
            <text:p>10198874</text:p>
          </table:table-cell>
          <table:table-cell office:value-type="string" table:style-name="ce1">
            <text:p>Panama Papers</text:p>
          </table:table-cell>
          <table:table-cell table:style-name="ce1"/>
          <table:table-cell office:value-type="string" table:style-name="ce1">
            <text:p>UP.COM LTD.</text:p>
          </table:table-cell>
          <table:table-cell office:value-type="string" table:style-name="ce1">
            <text:p>British Virgin Islands</text:p>
          </table:table-cell>
          <table:table-cell office:value-type="string" table:style-name="ce1">
            <text:p>Mossack Fonseca</text:p>
          </table:table-cell>
          <table:table-cell office:value-type="string" table:style-name="ce1">
            <text:p>BVI</text:p>
          </table:table-cell>
          <table:table-cell table:style-name="ce1"/>
          <table:table-cell office:value-type="date" office:date-value="2000-07-17T00:00:00" table:style-name="ce2">
            <text:p>17-Jul-00</text:p>
          </table:table-cell>
          <table:table-cell office:value-type="float" office:value="397246" table:style-name="ce1">
            <text:p>397246</text:p>
          </table:table-cell>
          <table:table-cell table:style-name="ce1"/>
          <table:table-cell office:value-type="string" table:style-name="ce1">
            <text:p>Active</text:p>
          </table:table-cell>
          <table:table-cell table:number-columns-repeated="2" table:style-name="ce1"/>
          <table:table-cell office:value-type="string" table:style-name="ce1">
            <text:p>offshoreleaks-data-packages/raw-data/csv_panama_papers.2018-02-14/panama_papers.nodes.entity.csv</text:p>
          </table:table-cell>
          <table:table-cell table:number-columns-repeated="2" table:style-name="ce1"/>
          <table:table-cell office:value-type="string" table:style-name="ce1">
            <text:p>na_the panama papers data is current through 2015_hkg_hong kong_10198874_panama papers_na_up.com ltd._british virgin islands_mossack fonseca_bvi_na_17-jul-2000_397246_na_active_na_na</text:p>
          </table:table-cell>
          <table:table-cell table:number-columns-repeated="16360"/>
        </table:table-row>
        <table:table-row table:style-name="ro1">
          <table:table-cell office:value-type="float" office:value="97246" table:style-name="ce1">
            <text:p>97246</text:p>
          </table:table-cell>
          <table:table-cell office:value-type="string" table:style-name="ce3">
            <text:p>NA_The Panama Papers data is current through 2015_THA_Thailand_12097246_Panama Papers_NA_hung Kai So_NA_NA_NA_NA_NA_NA_NA_NA_NA_NA</text:p>
          </table:table-cell>
          <table:table-cell table:style-name="ce1"/>
          <table:table-cell office:value-type="string" table:style-name="ce1">
            <text:p>The Panama Papers data is current through 2015</text:p>
          </table:table-cell>
          <table:table-cell office:value-type="string" table:style-name="ce1">
            <text:p>THA</text:p>
          </table:table-cell>
          <table:table-cell office:value-type="string" table:style-name="ce1">
            <text:p>Thailand</text:p>
          </table:table-cell>
          <table:table-cell office:value-type="float" office:value="12097246" table:style-name="ce1">
            <text:p>12097246</text:p>
          </table:table-cell>
          <table:table-cell office:value-type="string" table:style-name="ce1">
            <text:p>Panama Papers</text:p>
          </table:table-cell>
          <table:table-cell table:style-name="ce1"/>
          <table:table-cell office:value-type="string" table:style-name="ce1">
            <text:p>hung Kai So</text:p>
          </table:table-cell>
          <table:table-cell table:number-columns-repeated="10" table:style-name="ce1"/>
          <table:table-cell office:value-type="string" table:style-name="ce1">
            <text:p>offshoreleaks-data-packages/raw-data/csv_panama_papers.2018-02-14/panama_papers.nodes.officer.csv</text:p>
          </table:table-cell>
          <table:table-cell table:number-columns-repeated="2" table:style-name="ce1"/>
          <table:table-cell office:value-type="string" table:style-name="ce1">
            <text:p>na_the panama papers data is current through 2015_tha_thailand_12097246_panama papers_na_hung kai so_na_na_na_na_na_na_na_na_na_na</text:p>
          </table:table-cell>
          <table:table-cell table:number-columns-repeated="16360"/>
        </table:table-row>
        <table:table-row table:style-name="ro1">
          <table:table-cell office:value-type="float" office:value="97246" table:style-name="ce1">
            <text:p>97246</text:p>
          </table:table-cell>
          <table:table-cell office:value-type="string" table:style-name="ce3">
            <text:p>NA_The Panama Papers data is current through 2015_MLT_Malta_12197246_Panama Papers_NA_AURELIO VANDELLI_NA_NA_NA_NA_NA_NA_NA_NA_NA_NA</text:p>
          </table:table-cell>
          <table:table-cell table:style-name="ce1"/>
          <table:table-cell office:value-type="string" table:style-name="ce1">
            <text:p>The Panama Papers data is current through 2015</text:p>
          </table:table-cell>
          <table:table-cell office:value-type="string" table:style-name="ce1">
            <text:p>MLT</text:p>
          </table:table-cell>
          <table:table-cell office:value-type="string" table:style-name="ce1">
            <text:p>Malta</text:p>
          </table:table-cell>
          <table:table-cell office:value-type="float" office:value="12197246" table:style-name="ce1">
            <text:p>12197246</text:p>
          </table:table-cell>
          <table:table-cell office:value-type="string" table:style-name="ce1">
            <text:p>Panama Papers</text:p>
          </table:table-cell>
          <table:table-cell table:style-name="ce1"/>
          <table:table-cell office:value-type="string" table:style-name="ce1">
            <text:p>AURELIO VANDELLI</text:p>
          </table:table-cell>
          <table:table-cell table:number-columns-repeated="10" table:style-name="ce1"/>
          <table:table-cell office:value-type="string" table:style-name="ce1">
            <text:p>offshoreleaks-data-packages/raw-data/csv_panama_papers.2018-02-14/panama_papers.nodes.officer.csv</text:p>
          </table:table-cell>
          <table:table-cell table:number-columns-repeated="2" table:style-name="ce1"/>
          <table:table-cell office:value-type="string" table:style-name="ce1">
            <text:p>na_the panama papers data is current through 2015_mlt_malta_12197246_panama papers_na_aurelio vandelli_na_na_na_na_na_na_na_na_na_na</text:p>
          </table:table-cell>
          <table:table-cell table:number-columns-repeated="16360"/>
        </table:table-row>
        <table:table-row table:style-name="ro3">
          <table:table-cell office:value-type="float" office:value="97246" table:style-name="ce1">
            <text:p>97246</text:p>
          </table:table-cell>
          <table:table-cell office:value-type="string" table:style-name="ce3">
            <text:p>NA_Malta corporate registry data is current through 2016_NA_NA_58097246_Paradise Papers - Malta corporate registry_OFFICE 4, LEVEL 4, QUANTUM HOUSE, 75, ABATE RIGORD STREET, TA' XBIEXXBX 1120, MALTA_OFFICE 4, LEVEL 4, QUANTUM HOUSE, 75, ABATE RIGORD STREET, TA' XBIEXXBX 1120, MAL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97246" table:style-name="ce1">
            <text:p>58097246</text:p>
          </table:table-cell>
          <table:table-cell office:value-type="string" table:style-name="ce1">
            <text:p>Paradise Papers - Malta corporate registry</text:p>
          </table:table-cell>
          <table:table-cell office:value-type="string" table:style-name="ce1">
            <text:p>OFFICE 4, LEVEL 4, QUANTUM HOUSE, 75, ABATE RIGORD STREET, TA' XBIEXXBX 1120, MALTA</text:p>
          </table:table-cell>
          <table:table-cell office:value-type="string" table:style-name="ce1">
            <text:p>OFFICE 4, LEVEL 4, QUANTUM HOUSE, 75, ABATE RIGORD STREET, TA' XBIEXXBX 1120, MAL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97246_paradise papers - malta corporate registry_office 4, level 4, quantum house, 75, abate rigord street, ta' xbiexxbx 1120, malta_office 4, level 4, quantum house, 75, abate rigord street, ta' xbiexxbx 1120, malta_na_na_na_na_na_na_na_na_na_na</text:p>
          </table:table-cell>
          <table:table-cell table:number-columns-repeated="16360"/>
        </table:table-row>
        <table:table-row table:style-name="ro2">
          <table:table-cell office:value-type="float" office:value="97246" table:style-name="ce1">
            <text:p>97246</text:p>
          </table:table-cell>
          <table:table-cell office:value-type="string" table:style-name="ce3">
            <text:p>NA_Barbados corporate registry data is current through 2016_NA_NA_110097246_Paradise Papers - Barbados corporate registry_NA_OBERG SVEN_NA_NA_NA_NA_NA_NA_NA_NA_NA_NA</text:p>
          </table:table-cell>
          <table:table-cell table:style-name="ce1"/>
          <table:table-cell office:value-type="string" table:style-name="ce1">
            <text:p>Barbados corporate registry data is current through 2016</text:p>
          </table:table-cell>
          <table:table-cell table:number-columns-repeated="2" table:style-name="ce1"/>
          <table:table-cell office:value-type="float" office:value="110097246" table:style-name="ce1">
            <text:p>110097246</text:p>
          </table:table-cell>
          <table:table-cell office:value-type="string" table:style-name="ce1">
            <text:p>Paradise Papers - Barbados corporate registry</text:p>
          </table:table-cell>
          <table:table-cell table:style-name="ce1"/>
          <table:table-cell office:value-type="string" table:style-name="ce1">
            <text:p>OBERG SVEN</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barbados corporate registry data is current through 2016_na_na_110097246_paradise papers - barbados corporate registry_na_oberg sven_na_na_na_na_na_na_na_na_na_na</text:p>
          </table:table-cell>
          <table:table-cell table:number-columns-repeated="16360"/>
        </table:table-row>
        <table:table-row table:style-name="ro2">
          <table:table-cell office:value-type="float" office:value="97246" table:style-name="ce1">
            <text:p>97246</text:p>
          </table:table-cell>
          <table:table-cell office:value-type="string" table:style-name="ce3">
            <text:p>NA_Malta corporate registry data is current through 2016_SWE;PRT_Sweden;Portugal_56097246_Paradise Papers - Malta corporate registry_NA_CARLOS CESAR VAZ PONTES CAMBRA_NA_NA_NA_NA_NA_NA_NA_NA_NA_NA</text:p>
          </table:table-cell>
          <table:table-cell table:style-name="ce1"/>
          <table:table-cell office:value-type="string" table:style-name="ce1">
            <text:p>Malta corporate registry data is current through 2016</text:p>
          </table:table-cell>
          <table:table-cell office:value-type="string" table:style-name="ce1">
            <text:p>SWE;PRT</text:p>
          </table:table-cell>
          <table:table-cell office:value-type="string" table:style-name="ce1">
            <text:p>Sweden;Portugal</text:p>
          </table:table-cell>
          <table:table-cell office:value-type="float" office:value="56097246" table:style-name="ce1">
            <text:p>56097246</text:p>
          </table:table-cell>
          <table:table-cell office:value-type="string" table:style-name="ce1">
            <text:p>Paradise Papers - Malta corporate registry</text:p>
          </table:table-cell>
          <table:table-cell table:style-name="ce1"/>
          <table:table-cell office:value-type="string" table:style-name="ce1">
            <text:p>CARLOS CESAR VAZ PONTES CAMBRA</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swe;prt_sweden;portugal_56097246_paradise papers - malta corporate registry_na_carlos cesar vaz pontes cambra_na_na_na_na_na_na_na_na_na_na</text:p>
          </table:table-cell>
          <table:table-cell table:number-columns-repeated="16360"/>
        </table:table-row>
        <table:table-row table:style-name="ro2">
          <table:table-cell office:value-type="string" table:style-name="ce1">
            <text:p>eibelstadt</text:p>
          </table:table-cell>
          <table:table-cell office:value-type="string" table:style-name="ce3">
            <text:p>NA_The Panama Papers <text:s/>data is current through 2015_DEU_Germany_14048306_Panama Papers_Lerchenberg 1; 97246; Eibelstadt; Germany._NA_NA_NA_NA_NA_NA_NA_NA_NA_NA_NA</text:p>
          </table:table-cell>
          <table:table-cell table:style-name="ce1"/>
          <table:table-cell office:value-type="string" table:style-name="ce1">
            <text:p>The Panama Papers <text:s/>data is current through 2015</text:p>
          </table:table-cell>
          <table:table-cell office:value-type="string" table:style-name="ce1">
            <text:p>DEU</text:p>
          </table:table-cell>
          <table:table-cell office:value-type="string" table:style-name="ce1">
            <text:p>Germany</text:p>
          </table:table-cell>
          <table:table-cell office:value-type="float" office:value="14048306" table:style-name="ce1">
            <text:p>14048306</text:p>
          </table:table-cell>
          <table:table-cell office:value-type="string" table:style-name="ce1">
            <text:p>Panama Papers</text:p>
          </table:table-cell>
          <table:table-cell office:value-type="string" table:style-name="ce1">
            <text:p>Lerchenberg 1; 97246; Eibelstadt; Germany.</text:p>
          </table:table-cell>
          <table:table-cell table:number-columns-repeated="11" table:style-name="ce1"/>
          <table:table-cell office:value-type="string" table:style-name="ce1">
            <text:p>offshoreleaks-data-packages/raw-data/csv_panama_papers.2018-02-14/panama_papers.nodes.address.csv</text:p>
          </table:table-cell>
          <table:table-cell table:number-columns-repeated="2" table:style-name="ce1"/>
          <table:table-cell office:value-type="string" table:style-name="ce1">
            <text:p>na_the panama papers <text:s/>data is current through 2015_deu_germany_14048306_panama papers_lerchenberg 1; 97246; eibelstadt; germany._na_na_na_na_na_na_na_na_na_na_na</text:p>
          </table:table-cell>
          <table:table-cell table:number-columns-repeated="16360"/>
        </table:table-row>
        <table:table-row table:style-name="ro2">
          <table:table-cell office:value-type="string" table:style-name="ce1">
            <text:p>kingston express technology ltd</text:p>
          </table:table-cell>
          <table:table-cell office:value-type="string" table:style-name="ce3">
            <text:p>NA_The Panama Papers data is current through 2015_HKG_Hong Kong_10140592_Panama Papers_NA_KINGSTON EXPRESS TECHNOLOGY LTD._British Virgin Islands_Mossack Fonseca_BVI_NA_08-MAR-2011_NA_NA_Defaulted_NA_NA</text:p>
          </table:table-cell>
          <table:table-cell table:style-name="ce1"/>
          <table:table-cell office:value-type="string" table:style-name="ce1">
            <text:p>The Panama Papers data is current through 2015</text:p>
          </table:table-cell>
          <table:table-cell office:value-type="string" table:style-name="ce1">
            <text:p>HKG</text:p>
          </table:table-cell>
          <table:table-cell office:value-type="string" table:style-name="ce1">
            <text:p>Hong Kong</text:p>
          </table:table-cell>
          <table:table-cell office:value-type="float" office:value="10140592" table:style-name="ce1">
            <text:p>10140592</text:p>
          </table:table-cell>
          <table:table-cell office:value-type="string" table:style-name="ce1">
            <text:p>Panama Papers</text:p>
          </table:table-cell>
          <table:table-cell table:style-name="ce1"/>
          <table:table-cell office:value-type="string" table:style-name="ce1">
            <text:p>KINGSTON EXPRESS TECHNOLOGY LTD.</text:p>
          </table:table-cell>
          <table:table-cell office:value-type="string" table:style-name="ce1">
            <text:p>British Virgin Islands</text:p>
          </table:table-cell>
          <table:table-cell office:value-type="string" table:style-name="ce1">
            <text:p>Mossack Fonseca</text:p>
          </table:table-cell>
          <table:table-cell office:value-type="string" table:style-name="ce1">
            <text:p>BVI</text:p>
          </table:table-cell>
          <table:table-cell table:style-name="ce1"/>
          <table:table-cell office:value-type="date" office:date-value="2011-03-08T00:00:00" table:style-name="ce2">
            <text:p>8-Mar-11</text:p>
          </table:table-cell>
          <table:table-cell table:number-columns-repeated="2" table:style-name="ce1"/>
          <table:table-cell office:value-type="string" table:style-name="ce1">
            <text:p>Defaulted</text:p>
          </table:table-cell>
          <table:table-cell table:number-columns-repeated="2" table:style-name="ce1"/>
          <table:table-cell office:value-type="string" table:style-name="ce1">
            <text:p>offshoreleaks-data-packages/raw-data/csv_panama_papers.2018-02-14/panama_papers.nodes.entity.csv</text:p>
          </table:table-cell>
          <table:table-cell office:value-type="date" office:date-value="2013-11-01T00:00:00" table:style-name="ce2">
            <text:p>1-Nov-13</text:p>
          </table:table-cell>
          <table:table-cell office:value-type="date" office:date-value="2013-10-31T00:00:00" table:style-name="ce2">
            <text:p>31-Oct-13</text:p>
          </table:table-cell>
          <table:table-cell office:value-type="string" table:style-name="ce1">
            <text:p>na_the panama papers data is current through 2015_hkg_hong kong_10140592_panama papers_na_kingston express technology ltd._british virgin islands_mossack fonseca_bvi_na_08-mar-2011_na_na_defaulted_na_na</text:p>
          </table:table-cell>
          <table:table-cell table:number-columns-repeated="16360"/>
        </table:table-row>
        <table:table-row table:style-name="ro2">
          <table:table-cell office:value-type="string" table:style-name="ce1">
            <text:p>goetzenberg 13</text:p>
          </table:table-cell>
          <table:table-cell office:value-type="string" table:style-name="ce3">
            <text:p>NA_The Offshore Leaks data is current through 2010_DEU_Germany_268636_Offshore Leaks_Goetzenberg 13, 97877 Wertheim Germany_NA_NA_NA_NA_NA_NA_NA_NA_NA_NA_NA</text:p>
          </table:table-cell>
          <table:table-cell table:style-name="ce1"/>
          <table:table-cell office:value-type="string" table:style-name="ce1">
            <text:p>The Offshore Leaks data is current through 2010</text:p>
          </table:table-cell>
          <table:table-cell office:value-type="string" table:style-name="ce1">
            <text:p>DEU</text:p>
          </table:table-cell>
          <table:table-cell office:value-type="string" table:style-name="ce1">
            <text:p>Germany</text:p>
          </table:table-cell>
          <table:table-cell office:value-type="float" office:value="268636" table:style-name="ce1">
            <text:p>268636</text:p>
          </table:table-cell>
          <table:table-cell office:value-type="string" table:style-name="ce1">
            <text:p>Offshore Leaks</text:p>
          </table:table-cell>
          <table:table-cell office:value-type="string" table:style-name="ce1">
            <text:p>Goetzenberg 13, 97877 Wertheim Germany</text:p>
          </table:table-cell>
          <table:table-cell table:number-columns-repeated="11" table:style-name="ce1"/>
          <table:table-cell office:value-type="string" table:style-name="ce1">
            <text:p>offshoreleaks-data-packages/raw-data/csv_offshore_leaks.2018-02-14/offshore_leaks.nodes.address.csv</text:p>
          </table:table-cell>
          <table:table-cell table:number-columns-repeated="2" table:style-name="ce1"/>
          <table:table-cell office:value-type="string" table:style-name="ce1">
            <text:p>na_the offshore leaks data is current through 2010_deu_germany_268636_offshore leaks_goetzenberg 13, 97877 wertheim germany_na_na_na_na_na_na_na_na_na_na_na</text:p>
          </table:table-cell>
          <table:table-cell table:number-columns-repeated="16360"/>
        </table:table-row>
        <table:table-row table:style-name="ro2">
          <table:table-cell office:value-type="string" table:style-name="ce1">
            <text:p>g.+tzenberg 13</text:p>
          </table:table-cell>
          <table:table-cell office:value-type="string" table:style-name="ce3">
            <text:p>NA_The Offshore Leaks data is current through 2010_DEU_Germany_268636_Offshore Leaks_Goetzenberg 13, 97877 Wertheim Germany_NA_NA_NA_NA_NA_NA_NA_NA_NA_NA_NA</text:p>
          </table:table-cell>
          <table:table-cell table:style-name="ce1"/>
          <table:table-cell office:value-type="string" table:style-name="ce1">
            <text:p>The Offshore Leaks data is current through 2010</text:p>
          </table:table-cell>
          <table:table-cell office:value-type="string" table:style-name="ce1">
            <text:p>DEU</text:p>
          </table:table-cell>
          <table:table-cell office:value-type="string" table:style-name="ce1">
            <text:p>Germany</text:p>
          </table:table-cell>
          <table:table-cell office:value-type="float" office:value="268636" table:style-name="ce1">
            <text:p>268636</text:p>
          </table:table-cell>
          <table:table-cell office:value-type="string" table:style-name="ce1">
            <text:p>Offshore Leaks</text:p>
          </table:table-cell>
          <table:table-cell office:value-type="string" table:style-name="ce1">
            <text:p>Goetzenberg 13, 97877 Wertheim Germany</text:p>
          </table:table-cell>
          <table:table-cell table:number-columns-repeated="11" table:style-name="ce1"/>
          <table:table-cell office:value-type="string" table:style-name="ce1">
            <text:p>offshoreleaks-data-packages/raw-data/csv_offshore_leaks.2018-02-14/offshore_leaks.nodes.address.csv</text:p>
          </table:table-cell>
          <table:table-cell table:number-columns-repeated="2" table:style-name="ce1"/>
          <table:table-cell office:value-type="string" table:style-name="ce1">
            <text:p>na_the offshore leaks data is current through 2010_deu_germany_268636_offshore leaks_goetzenberg 13, 97877 wertheim germany_na_na_na_na_na_na_na_na_na_na_na</text:p>
          </table:table-cell>
          <table:table-cell table:number-columns-repeated="16360"/>
        </table:table-row>
        <table:table-row table:style-name="ro2">
          <table:table-cell office:value-type="string" table:style-name="ce1">
            <text:p>97877 wertheim germany</text:p>
          </table:table-cell>
          <table:table-cell office:value-type="string" table:style-name="ce3">
            <text:p>NA_The Offshore Leaks data is current through 2010_DEU_Germany_268636_Offshore Leaks_Goetzenberg 13, 97877 Wertheim Germany_NA_NA_NA_NA_NA_NA_NA_NA_NA_NA_NA</text:p>
          </table:table-cell>
          <table:table-cell table:style-name="ce1"/>
          <table:table-cell office:value-type="string" table:style-name="ce1">
            <text:p>The Offshore Leaks data is current through 2010</text:p>
          </table:table-cell>
          <table:table-cell office:value-type="string" table:style-name="ce1">
            <text:p>DEU</text:p>
          </table:table-cell>
          <table:table-cell office:value-type="string" table:style-name="ce1">
            <text:p>Germany</text:p>
          </table:table-cell>
          <table:table-cell office:value-type="float" office:value="268636" table:style-name="ce1">
            <text:p>268636</text:p>
          </table:table-cell>
          <table:table-cell office:value-type="string" table:style-name="ce1">
            <text:p>Offshore Leaks</text:p>
          </table:table-cell>
          <table:table-cell office:value-type="string" table:style-name="ce1">
            <text:p>Goetzenberg 13, 97877 Wertheim Germany</text:p>
          </table:table-cell>
          <table:table-cell table:number-columns-repeated="11" table:style-name="ce1"/>
          <table:table-cell office:value-type="string" table:style-name="ce1">
            <text:p>offshoreleaks-data-packages/raw-data/csv_offshore_leaks.2018-02-14/offshore_leaks.nodes.address.csv</text:p>
          </table:table-cell>
          <table:table-cell table:number-columns-repeated="2" table:style-name="ce1"/>
          <table:table-cell office:value-type="string" table:style-name="ce1">
            <text:p>na_the offshore leaks data is current through 2010_deu_germany_268636_offshore leaks_goetzenberg 13, 97877 wertheim germany_na_na_na_na_na_na_na_na_na_na_na</text:p>
          </table:table-cell>
          <table:table-cell table:number-columns-repeated="16360"/>
        </table:table-row>
        <table:table-row table:style-name="ro2">
          <table:table-cell office:value-type="float" office:value="97877" table:style-name="ce1">
            <text:p>97877</text:p>
          </table:table-cell>
          <table:table-cell office:value-type="string" table:style-name="ce3">
            <text:p>["Entity"]_The Bahamas Leaks data is current through early 2016._NA_NA_20097877_Bahamas Leaks_NA_PAULISTA DE ENERGIA COMPANY LIMITED_Bahamas_NA_BAH_NA_26-OCT-1999_97877B_NA_NA_NA_NA</text:p>
          </table:table-cell>
          <table:table-cell office:value-type="string" table:style-name="ce1">
            <text:p>["Entity"]</text:p>
          </table:table-cell>
          <table:table-cell office:value-type="string" table:style-name="ce1">
            <text:p>The Bahamas Leaks data is current through early 2016.</text:p>
          </table:table-cell>
          <table:table-cell table:number-columns-repeated="2" table:style-name="ce1"/>
          <table:table-cell office:value-type="float" office:value="20097877" table:style-name="ce1">
            <text:p>20097877</text:p>
          </table:table-cell>
          <table:table-cell office:value-type="string" table:style-name="ce1">
            <text:p>Bahamas Leaks</text:p>
          </table:table-cell>
          <table:table-cell table:style-name="ce1"/>
          <table:table-cell office:value-type="string" table:style-name="ce1">
            <text:p>PAULISTA DE ENERGIA COMPANY LIMITED</text:p>
          </table:table-cell>
          <table:table-cell office:value-type="string" table:style-name="ce1">
            <text:p>Bahamas</text:p>
          </table:table-cell>
          <table:table-cell table:style-name="ce1"/>
          <table:table-cell office:value-type="string" table:style-name="ce1">
            <text:p>BAH</text:p>
          </table:table-cell>
          <table:table-cell table:style-name="ce1"/>
          <table:table-cell office:value-type="date" office:date-value="1999-10-26T00:00:00" table:style-name="ce2">
            <text:p>26-Oct-99</text:p>
          </table:table-cell>
          <table:table-cell office:value-type="string" table:style-name="ce1">
            <text:p>97877B</text:p>
          </table:table-cell>
          <table:table-cell table:number-columns-repeated="4" table:style-name="ce1"/>
          <table:table-cell office:value-type="string" table:style-name="ce1">
            <text:p>offshoreleaks-data-packages/raw-data/csv_bahamas_leaks.2017-12-19/bahamas_leaks.nodes.entity.csv</text:p>
          </table:table-cell>
          <table:table-cell table:number-columns-repeated="2" table:style-name="ce1"/>
          <table:table-cell office:value-type="string" table:style-name="ce1">
            <text:p>["entity"]_the bahamas leaks data is current through early 2016._na_na_20097877_bahamas leaks_na_paulista de energia company limited_bahamas_na_bah_na_26-oct-1999_97877b_na_na_na_na</text:p>
          </table:table-cell>
          <table:table-cell table:number-columns-repeated="16360"/>
        </table:table-row>
        <table:table-row table:style-name="ro2">
          <table:table-cell office:value-type="float" office:value="97877" table:style-name="ce1">
            <text:p>97877</text:p>
          </table:table-cell>
          <table:table-cell office:value-type="string" table:style-name="ce3">
            <text:p>NA_The Offshore Leaks data is current through 2010_DEU_Germany_268636_Offshore Leaks_Goetzenberg 13, 97877 Wertheim Germany_NA_NA_NA_NA_NA_NA_NA_NA_NA_NA_NA</text:p>
          </table:table-cell>
          <table:table-cell table:style-name="ce1"/>
          <table:table-cell office:value-type="string" table:style-name="ce1">
            <text:p>The Offshore Leaks data is current through 2010</text:p>
          </table:table-cell>
          <table:table-cell office:value-type="string" table:style-name="ce1">
            <text:p>DEU</text:p>
          </table:table-cell>
          <table:table-cell office:value-type="string" table:style-name="ce1">
            <text:p>Germany</text:p>
          </table:table-cell>
          <table:table-cell office:value-type="float" office:value="268636" table:style-name="ce1">
            <text:p>268636</text:p>
          </table:table-cell>
          <table:table-cell office:value-type="string" table:style-name="ce1">
            <text:p>Offshore Leaks</text:p>
          </table:table-cell>
          <table:table-cell office:value-type="string" table:style-name="ce1">
            <text:p>Goetzenberg 13, 97877 Wertheim Germany</text:p>
          </table:table-cell>
          <table:table-cell table:number-columns-repeated="11" table:style-name="ce1"/>
          <table:table-cell office:value-type="string" table:style-name="ce1">
            <text:p>offshoreleaks-data-packages/raw-data/csv_offshore_leaks.2018-02-14/offshore_leaks.nodes.address.csv</text:p>
          </table:table-cell>
          <table:table-cell table:number-columns-repeated="2" table:style-name="ce1"/>
          <table:table-cell office:value-type="string" table:style-name="ce1">
            <text:p>na_the offshore leaks data is current through 2010_deu_germany_268636_offshore leaks_goetzenberg 13, 97877 wertheim germany_na_na_na_na_na_na_na_na_na_na_na</text:p>
          </table:table-cell>
          <table:table-cell table:number-columns-repeated="16360"/>
        </table:table-row>
        <table:table-row table:style-name="ro2">
          <table:table-cell office:value-type="float" office:value="97877" table:style-name="ce1">
            <text:p>97877</text:p>
          </table:table-cell>
          <table:table-cell office:value-type="string" table:style-name="ce3">
            <text:p>NA_The Offshore Leaks data is current through 2010_VGB;HKG_British Virgin Islands;Hong Kong_197877_Offshore Leaks_NA_VIC INTERNATIONAL COMMERCIAL LIMITED_Undetermined_Commonwealth Trust Limited_XXX_NA_28-MAR-2006_1018276_NA_Active_Business Company Limited by Shares_NA</text:p>
          </table:table-cell>
          <table:table-cell table:style-name="ce1"/>
          <table:table-cell office:value-type="string" table:style-name="ce1">
            <text:p>The Offshore Leaks data is current through 2010</text:p>
          </table:table-cell>
          <table:table-cell office:value-type="string" table:style-name="ce1">
            <text:p>VGB;HKG</text:p>
          </table:table-cell>
          <table:table-cell office:value-type="string" table:style-name="ce1">
            <text:p>British Virgin Islands;Hong Kong</text:p>
          </table:table-cell>
          <table:table-cell office:value-type="float" office:value="197877" table:style-name="ce1">
            <text:p>197877</text:p>
          </table:table-cell>
          <table:table-cell office:value-type="string" table:style-name="ce1">
            <text:p>Offshore Leaks</text:p>
          </table:table-cell>
          <table:table-cell table:style-name="ce1"/>
          <table:table-cell office:value-type="string" table:style-name="ce1">
            <text:p>VIC INTERNATIONAL COMMERCIAL LIMITED</text:p>
          </table:table-cell>
          <table:table-cell office:value-type="string" table:style-name="ce1">
            <text:p>Undetermined</text:p>
          </table:table-cell>
          <table:table-cell office:value-type="string" table:style-name="ce1">
            <text:p>Commonwealth Trust Limited</text:p>
          </table:table-cell>
          <table:table-cell office:value-type="string" table:style-name="ce1">
            <text:p>XXX</text:p>
          </table:table-cell>
          <table:table-cell table:style-name="ce1"/>
          <table:table-cell office:value-type="date" office:date-value="2006-03-28T00:00:00" table:style-name="ce2">
            <text:p>28-Mar-06</text:p>
          </table:table-cell>
          <table:table-cell office:value-type="float" office:value="1018276" table:style-name="ce1">
            <text:p>1018276</text:p>
          </table:table-cell>
          <table:table-cell table:style-name="ce1"/>
          <table:table-cell office:value-type="string" table:style-name="ce1">
            <text:p>Active</text:p>
          </table:table-cell>
          <table:table-cell office:value-type="string" table:style-name="ce1">
            <text:p>Business Company Limited by Shares</text:p>
          </table:table-cell>
          <table:table-cell table:style-name="ce1"/>
          <table:table-cell office:value-type="string" table:style-name="ce1">
            <text:p>offshoreleaks-data-packages/raw-data/csv_offshore_leaks.2018-02-14/offshore_leaks.nodes.entity.csv</text:p>
          </table:table-cell>
          <table:table-cell table:number-columns-repeated="2" table:style-name="ce1"/>
          <table:table-cell office:value-type="string" table:style-name="ce1">
            <text:p>na_the offshore leaks data is current through 2010_vgb;hkg_british virgin islands;hong kong_197877_offshore leaks_na_vic international commercial limited_undetermined_commonwealth trust limited_xxx_na_28-mar-2006_1018276_na_active_business company limited by shares_na</text:p>
          </table:table-cell>
          <table:table-cell table:number-columns-repeated="16360"/>
        </table:table-row>
        <table:table-row table:style-name="ro2">
          <table:table-cell office:value-type="float" office:value="97877" table:style-name="ce1">
            <text:p>97877</text:p>
          </table:table-cell>
          <table:table-cell office:value-type="string" table:style-name="ce3">
            <text:p>NA_The Offshore Leaks data is current through 2010_RUS;VGB_Russia;British Virgin Islands_204621_Offshore Leaks_NA_LINTER CORPORATION_Undetermined_Commonwealth Trust Limited_XXX_NA_12-APR-2007_1397877_NA_Active_Business Company Limited by Shares_NA</text:p>
          </table:table-cell>
          <table:table-cell table:style-name="ce1"/>
          <table:table-cell office:value-type="string" table:style-name="ce1">
            <text:p>The Offshore Leaks data is current through 2010</text:p>
          </table:table-cell>
          <table:table-cell office:value-type="string" table:style-name="ce1">
            <text:p>RUS;VGB</text:p>
          </table:table-cell>
          <table:table-cell office:value-type="string" table:style-name="ce1">
            <text:p>Russia;British Virgin Islands</text:p>
          </table:table-cell>
          <table:table-cell office:value-type="float" office:value="204621" table:style-name="ce1">
            <text:p>204621</text:p>
          </table:table-cell>
          <table:table-cell office:value-type="string" table:style-name="ce1">
            <text:p>Offshore Leaks</text:p>
          </table:table-cell>
          <table:table-cell table:style-name="ce1"/>
          <table:table-cell office:value-type="string" table:style-name="ce1">
            <text:p>LINTER CORPORATION</text:p>
          </table:table-cell>
          <table:table-cell office:value-type="string" table:style-name="ce1">
            <text:p>Undetermined</text:p>
          </table:table-cell>
          <table:table-cell office:value-type="string" table:style-name="ce1">
            <text:p>Commonwealth Trust Limited</text:p>
          </table:table-cell>
          <table:table-cell office:value-type="string" table:style-name="ce1">
            <text:p>XXX</text:p>
          </table:table-cell>
          <table:table-cell table:style-name="ce1"/>
          <table:table-cell office:value-type="date" office:date-value="2007-04-12T00:00:00" table:style-name="ce2">
            <text:p>12-Apr-07</text:p>
          </table:table-cell>
          <table:table-cell office:value-type="float" office:value="1397877" table:style-name="ce1">
            <text:p>1397877</text:p>
          </table:table-cell>
          <table:table-cell table:style-name="ce1"/>
          <table:table-cell office:value-type="string" table:style-name="ce1">
            <text:p>Active</text:p>
          </table:table-cell>
          <table:table-cell office:value-type="string" table:style-name="ce1">
            <text:p>Business Company Limited by Shares</text:p>
          </table:table-cell>
          <table:table-cell table:style-name="ce1"/>
          <table:table-cell office:value-type="string" table:style-name="ce1">
            <text:p>offshoreleaks-data-packages/raw-data/csv_offshore_leaks.2018-02-14/offshore_leaks.nodes.entity.csv</text:p>
          </table:table-cell>
          <table:table-cell table:number-columns-repeated="2" table:style-name="ce1"/>
          <table:table-cell office:value-type="string" table:style-name="ce1">
            <text:p>na_the offshore leaks data is current through 2010_rus;vgb_russia;british virgin islands_204621_offshore leaks_na_linter corporation_undetermined_commonwealth trust limited_xxx_na_12-apr-2007_1397877_na_active_business company limited by shares_na</text:p>
          </table:table-cell>
          <table:table-cell table:number-columns-repeated="16360"/>
        </table:table-row>
        <table:table-row table:style-name="ro1">
          <table:table-cell office:value-type="float" office:value="97877" table:style-name="ce1">
            <text:p>97877</text:p>
          </table:table-cell>
          <table:table-cell office:value-type="string" table:style-name="ce3">
            <text:p>NA_The Offshore Leaks data is current through 2010_VGB_British Virgin Islands_297877_Offshore Leaks_NA_Nigel Greenwood_NA_NA_NA_NA_NA_NA_NA_NA_NA_NA</text:p>
          </table:table-cell>
          <table:table-cell table:style-name="ce1"/>
          <table:table-cell office:value-type="string" table:style-name="ce1">
            <text:p>The Offshore Leaks data is current through 2010</text:p>
          </table:table-cell>
          <table:table-cell office:value-type="string" table:style-name="ce1">
            <text:p>VGB</text:p>
          </table:table-cell>
          <table:table-cell office:value-type="string" table:style-name="ce1">
            <text:p>British Virgin Islands</text:p>
          </table:table-cell>
          <table:table-cell office:value-type="float" office:value="297877" table:style-name="ce1">
            <text:p>297877</text:p>
          </table:table-cell>
          <table:table-cell office:value-type="string" table:style-name="ce1">
            <text:p>Offshore Leaks</text:p>
          </table:table-cell>
          <table:table-cell table:style-name="ce1"/>
          <table:table-cell office:value-type="string" table:style-name="ce1">
            <text:p>Nigel Greenwood</text:p>
          </table:table-cell>
          <table:table-cell table:number-columns-repeated="10" table:style-name="ce1"/>
          <table:table-cell office:value-type="string" table:style-name="ce1">
            <text:p>offshoreleaks-data-packages/raw-data/csv_offshore_leaks.2018-02-14/offshore_leaks.nodes.intermediary.csv</text:p>
          </table:table-cell>
          <table:table-cell table:number-columns-repeated="2" table:style-name="ce1"/>
          <table:table-cell office:value-type="string" table:style-name="ce1">
            <text:p>na_the offshore leaks data is current through 2010_vgb_british virgin islands_297877_offshore leaks_na_nigel greenwood_na_na_na_na_na_na_na_na_na_na</text:p>
          </table:table-cell>
          <table:table-cell table:number-columns-repeated="16360"/>
        </table:table-row>
        <table:table-row table:style-name="ro1">
          <table:table-cell office:value-type="float" office:value="97877" table:style-name="ce1">
            <text:p>97877</text:p>
          </table:table-cell>
          <table:table-cell office:value-type="string" table:style-name="ce3">
            <text:p>NA_The Offshore Leaks data is current through 2010_CHN_China_97877_Offshore Leaks_NA_HU YU WEI_NA_NA_NA_NA_NA_NA_NA_NA_NA_NA</text:p>
          </table:table-cell>
          <table:table-cell table:style-name="ce1"/>
          <table:table-cell office:value-type="string" table:style-name="ce1">
            <text:p>The Offshore Leaks data is current through 2010</text:p>
          </table:table-cell>
          <table:table-cell office:value-type="string" table:style-name="ce1">
            <text:p>CHN</text:p>
          </table:table-cell>
          <table:table-cell office:value-type="string" table:style-name="ce1">
            <text:p>China</text:p>
          </table:table-cell>
          <table:table-cell office:value-type="float" office:value="97877" table:style-name="ce1">
            <text:p>97877</text:p>
          </table:table-cell>
          <table:table-cell office:value-type="string" table:style-name="ce1">
            <text:p>Offshore Leaks</text:p>
          </table:table-cell>
          <table:table-cell table:style-name="ce1"/>
          <table:table-cell office:value-type="string" table:style-name="ce1">
            <text:p>HU YU WEI</text:p>
          </table:table-cell>
          <table:table-cell table:number-columns-repeated="10" table:style-name="ce1"/>
          <table:table-cell office:value-type="string" table:style-name="ce1">
            <text:p>offshoreleaks-data-packages/raw-data/csv_offshore_leaks.2018-02-14/offshore_leaks.nodes.officer.csv</text:p>
          </table:table-cell>
          <table:table-cell table:number-columns-repeated="2" table:style-name="ce1"/>
          <table:table-cell office:value-type="string" table:style-name="ce1">
            <text:p>na_the offshore leaks data is current through 2010_chn_china_97877_offshore leaks_na_hu yu wei_na_na_na_na_na_na_na_na_na_na</text:p>
          </table:table-cell>
          <table:table-cell table:number-columns-repeated="16360"/>
        </table:table-row>
        <table:table-row table:style-name="ro2">
          <table:table-cell office:value-type="float" office:value="97877" table:style-name="ce1">
            <text:p>97877</text:p>
          </table:table-cell>
          <table:table-cell office:value-type="string" table:style-name="ce3">
            <text:p>NA_The Panama Papers <text:s/>data is current through 2015_BHS_Bahamas_14097877_Panama Papers_HENLEY &amp; PARTNERS SINGAPORE PTE. LTD. SUITE E-2 UNION COURT BUILDING ELIZABETH AVENUE AND SHIRLEY STREET <text:s/>NASSAU, BAHAMAS_NA_NA_NA_NA_NA_NA_NA_NA_NA_NA_NA</text:p>
          </table:table-cell>
          <table:table-cell table:style-name="ce1"/>
          <table:table-cell office:value-type="string" table:style-name="ce1">
            <text:p>The Panama Papers <text:s/>data is current through 2015</text:p>
          </table:table-cell>
          <table:table-cell office:value-type="string" table:style-name="ce1">
            <text:p>BHS</text:p>
          </table:table-cell>
          <table:table-cell office:value-type="string" table:style-name="ce1">
            <text:p>Bahamas</text:p>
          </table:table-cell>
          <table:table-cell office:value-type="float" office:value="14097877" table:style-name="ce1">
            <text:p>14097877</text:p>
          </table:table-cell>
          <table:table-cell office:value-type="string" table:style-name="ce1">
            <text:p>Panama Papers</text:p>
          </table:table-cell>
          <table:table-cell office:value-type="string" table:style-name="ce1">
            <text:p>HENLEY &amp; PARTNERS SINGAPORE PTE. LTD. SUITE E-2 UNION COURT BUILDING ELIZABETH AVENUE AND SHIRLEY STREET <text:s/>NASSAU, BAHAMAS</text:p>
          </table:table-cell>
          <table:table-cell table:number-columns-repeated="11" table:style-name="ce1"/>
          <table:table-cell office:value-type="string" table:style-name="ce1">
            <text:p>offshoreleaks-data-packages/raw-data/csv_panama_papers.2018-02-14/panama_papers.nodes.address.csv</text:p>
          </table:table-cell>
          <table:table-cell table:number-columns-repeated="2" table:style-name="ce1"/>
          <table:table-cell office:value-type="string" table:style-name="ce1">
            <text:p>na_the panama papers <text:s/>data is current through 2015_bhs_bahamas_14097877_panama papers_henley &amp; partners singapore pte. ltd. suite e-2 union court building elizabeth avenue and shirley street <text:s/>nassau, bahamas_na_na_na_na_na_na_na_na_na_na_na</text:p>
          </table:table-cell>
          <table:table-cell table:number-columns-repeated="16360"/>
        </table:table-row>
        <table:table-row table:style-name="ro2">
          <table:table-cell office:value-type="float" office:value="97877" table:style-name="ce1">
            <text:p>97877</text:p>
          </table:table-cell>
          <table:table-cell office:value-type="string" table:style-name="ce3">
            <text:p>NA_The Panama Papers data is current through 2015_CHE_Switzerland_10097877_Panama Papers_NA_LEESWAY LIMITED_British Virgin Islands_Mossack Fonseca_BVI_NA_08-AUG-2003_555693_NA_Active_NA_NA</text:p>
          </table:table-cell>
          <table:table-cell table:style-name="ce1"/>
          <table:table-cell office:value-type="string" table:style-name="ce1">
            <text:p>The Panama Papers data is current through 2015</text:p>
          </table:table-cell>
          <table:table-cell office:value-type="string" table:style-name="ce1">
            <text:p>CHE</text:p>
          </table:table-cell>
          <table:table-cell office:value-type="string" table:style-name="ce1">
            <text:p>Switzerland</text:p>
          </table:table-cell>
          <table:table-cell office:value-type="float" office:value="10097877" table:style-name="ce1">
            <text:p>10097877</text:p>
          </table:table-cell>
          <table:table-cell office:value-type="string" table:style-name="ce1">
            <text:p>Panama Papers</text:p>
          </table:table-cell>
          <table:table-cell table:style-name="ce1"/>
          <table:table-cell office:value-type="string" table:style-name="ce1">
            <text:p>LEESWAY LIMITED</text:p>
          </table:table-cell>
          <table:table-cell office:value-type="string" table:style-name="ce1">
            <text:p>British Virgin Islands</text:p>
          </table:table-cell>
          <table:table-cell office:value-type="string" table:style-name="ce1">
            <text:p>Mossack Fonseca</text:p>
          </table:table-cell>
          <table:table-cell office:value-type="string" table:style-name="ce1">
            <text:p>BVI</text:p>
          </table:table-cell>
          <table:table-cell table:style-name="ce1"/>
          <table:table-cell office:value-type="date" office:date-value="2003-08-08T00:00:00" table:style-name="ce2">
            <text:p>8-Aug-03</text:p>
          </table:table-cell>
          <table:table-cell office:value-type="float" office:value="555693" table:style-name="ce1">
            <text:p>555693</text:p>
          </table:table-cell>
          <table:table-cell table:style-name="ce1"/>
          <table:table-cell office:value-type="string" table:style-name="ce1">
            <text:p>Active</text:p>
          </table:table-cell>
          <table:table-cell table:number-columns-repeated="2" table:style-name="ce1"/>
          <table:table-cell office:value-type="string" table:style-name="ce1">
            <text:p>offshoreleaks-data-packages/raw-data/csv_panama_papers.2018-02-14/panama_papers.nodes.entity.csv</text:p>
          </table:table-cell>
          <table:table-cell table:number-columns-repeated="2" table:style-name="ce1"/>
          <table:table-cell office:value-type="string" table:style-name="ce1">
            <text:p>na_the panama papers data is current through 2015_che_switzerland_10097877_panama papers_na_leesway limited_british virgin islands_mossack fonseca_bvi_na_08-aug-2003_555693_na_active_na_na</text:p>
          </table:table-cell>
          <table:table-cell table:number-columns-repeated="16360"/>
        </table:table-row>
        <table:table-row table:style-name="ro2">
          <table:table-cell office:value-type="float" office:value="97877" table:style-name="ce1">
            <text:p>97877</text:p>
          </table:table-cell>
          <table:table-cell office:value-type="string" table:style-name="ce3">
            <text:p>NA_The Panama Papers data is current through 2015_USA_United States_10112773_Panama Papers_NA_JEWELS OF NEWPORT LTD._British Virgin Islands_Mossack Fonseca_BVI_NA_21-MAY-2004_597877_NA_Active_NA_NA</text:p>
          </table:table-cell>
          <table:table-cell table:style-name="ce1"/>
          <table:table-cell office:value-type="string" table:style-name="ce1">
            <text:p>The Panama Papers data is current through 2015</text:p>
          </table:table-cell>
          <table:table-cell office:value-type="string" table:style-name="ce1">
            <text:p>USA</text:p>
          </table:table-cell>
          <table:table-cell office:value-type="string" table:style-name="ce1">
            <text:p>United States</text:p>
          </table:table-cell>
          <table:table-cell office:value-type="float" office:value="10112773" table:style-name="ce1">
            <text:p>10112773</text:p>
          </table:table-cell>
          <table:table-cell office:value-type="string" table:style-name="ce1">
            <text:p>Panama Papers</text:p>
          </table:table-cell>
          <table:table-cell table:style-name="ce1"/>
          <table:table-cell office:value-type="string" table:style-name="ce1">
            <text:p>JEWELS OF NEWPORT LTD.</text:p>
          </table:table-cell>
          <table:table-cell office:value-type="string" table:style-name="ce1">
            <text:p>British Virgin Islands</text:p>
          </table:table-cell>
          <table:table-cell office:value-type="string" table:style-name="ce1">
            <text:p>Mossack Fonseca</text:p>
          </table:table-cell>
          <table:table-cell office:value-type="string" table:style-name="ce1">
            <text:p>BVI</text:p>
          </table:table-cell>
          <table:table-cell table:style-name="ce1"/>
          <table:table-cell office:value-type="date" office:date-value="2004-05-21T00:00:00" table:style-name="ce2">
            <text:p>21-May-04</text:p>
          </table:table-cell>
          <table:table-cell office:value-type="float" office:value="597877" table:style-name="ce1">
            <text:p>597877</text:p>
          </table:table-cell>
          <table:table-cell table:style-name="ce1"/>
          <table:table-cell office:value-type="string" table:style-name="ce1">
            <text:p>Active</text:p>
          </table:table-cell>
          <table:table-cell table:number-columns-repeated="2" table:style-name="ce1"/>
          <table:table-cell office:value-type="string" table:style-name="ce1">
            <text:p>offshoreleaks-data-packages/raw-data/csv_panama_papers.2018-02-14/panama_papers.nodes.entity.csv</text:p>
          </table:table-cell>
          <table:table-cell table:number-columns-repeated="2" table:style-name="ce1"/>
          <table:table-cell office:value-type="string" table:style-name="ce1">
            <text:p>na_the panama papers data is current through 2015_usa_united states_10112773_panama papers_na_jewels of newport ltd._british virgin islands_mossack fonseca_bvi_na_21-may-2004_597877_na_active_na_na</text:p>
          </table:table-cell>
          <table:table-cell table:number-columns-repeated="16360"/>
        </table:table-row>
        <table:table-row table:style-name="ro2">
          <table:table-cell office:value-type="float" office:value="97877" table:style-name="ce1">
            <text:p>97877</text:p>
          </table:table-cell>
          <table:table-cell office:value-type="string" table:style-name="ce3">
            <text:p>NA_The Panama Papers data is current through 2015_IMN_Isle of Man_10197877_Panama Papers_NA_TOTAL PERFORMANCE COMPUTING LIMITED_British Virgin Islands_Mossack Fonseca_BVI_NA_19-JUL-1999_NA_NA_Defaulted_NA_NA</text:p>
          </table:table-cell>
          <table:table-cell table:style-name="ce1"/>
          <table:table-cell office:value-type="string" table:style-name="ce1">
            <text:p>The Panama Papers data is current through 2015</text:p>
          </table:table-cell>
          <table:table-cell office:value-type="string" table:style-name="ce1">
            <text:p>IMN</text:p>
          </table:table-cell>
          <table:table-cell office:value-type="string" table:style-name="ce1">
            <text:p>Isle of Man</text:p>
          </table:table-cell>
          <table:table-cell office:value-type="float" office:value="10197877" table:style-name="ce1">
            <text:p>10197877</text:p>
          </table:table-cell>
          <table:table-cell office:value-type="string" table:style-name="ce1">
            <text:p>Panama Papers</text:p>
          </table:table-cell>
          <table:table-cell table:style-name="ce1"/>
          <table:table-cell office:value-type="string" table:style-name="ce1">
            <text:p>TOTAL PERFORMANCE COMPUTING LIMITED</text:p>
          </table:table-cell>
          <table:table-cell office:value-type="string" table:style-name="ce1">
            <text:p>British Virgin Islands</text:p>
          </table:table-cell>
          <table:table-cell office:value-type="string" table:style-name="ce1">
            <text:p>Mossack Fonseca</text:p>
          </table:table-cell>
          <table:table-cell office:value-type="string" table:style-name="ce1">
            <text:p>BVI</text:p>
          </table:table-cell>
          <table:table-cell table:style-name="ce1"/>
          <table:table-cell office:value-type="date" office:date-value="1999-07-19T00:00:00" table:style-name="ce2">
            <text:p>19-Jul-99</text:p>
          </table:table-cell>
          <table:table-cell table:number-columns-repeated="2" table:style-name="ce1"/>
          <table:table-cell office:value-type="string" table:style-name="ce1">
            <text:p>Defaulted</text:p>
          </table:table-cell>
          <table:table-cell table:number-columns-repeated="2" table:style-name="ce1"/>
          <table:table-cell office:value-type="string" table:style-name="ce1">
            <text:p>offshoreleaks-data-packages/raw-data/csv_panama_papers.2018-02-14/panama_papers.nodes.entity.csv</text:p>
          </table:table-cell>
          <table:table-cell office:value-type="date" office:date-value="2000-06-29T00:00:00" table:style-name="ce2">
            <text:p>29-Jun-00</text:p>
          </table:table-cell>
          <table:table-cell office:value-type="date" office:date-value="2001-04-30T00:00:00" table:style-name="ce2">
            <text:p>30-Apr-01</text:p>
          </table:table-cell>
          <table:table-cell office:value-type="string" table:style-name="ce1">
            <text:p>na_the panama papers data is current through 2015_imn_isle of man_10197877_panama papers_na_total performance computing limited_british virgin islands_mossack fonseca_bvi_na_19-jul-1999_na_na_defaulted_na_na</text:p>
          </table:table-cell>
          <table:table-cell table:number-columns-repeated="16360"/>
        </table:table-row>
        <table:table-row table:style-name="ro1">
          <table:table-cell office:value-type="float" office:value="97877" table:style-name="ce1">
            <text:p>97877</text:p>
          </table:table-cell>
          <table:table-cell office:value-type="string" table:style-name="ce3">
            <text:p>NA_The Panama Papers data is current through 2015_GBR_United Kingdom_12097877_Panama Papers_NA_Kevin Manley_NA_NA_NA_NA_NA_NA_NA_NA_NA_NA</text:p>
          </table:table-cell>
          <table:table-cell table:style-name="ce1"/>
          <table:table-cell office:value-type="string" table:style-name="ce1">
            <text:p>The Panama Papers data is current through 2015</text:p>
          </table:table-cell>
          <table:table-cell office:value-type="string" table:style-name="ce1">
            <text:p>GBR</text:p>
          </table:table-cell>
          <table:table-cell office:value-type="string" table:style-name="ce1">
            <text:p>United Kingdom</text:p>
          </table:table-cell>
          <table:table-cell office:value-type="float" office:value="12097877" table:style-name="ce1">
            <text:p>12097877</text:p>
          </table:table-cell>
          <table:table-cell office:value-type="string" table:style-name="ce1">
            <text:p>Panama Papers</text:p>
          </table:table-cell>
          <table:table-cell table:style-name="ce1"/>
          <table:table-cell office:value-type="string" table:style-name="ce1">
            <text:p>Kevin Manley</text:p>
          </table:table-cell>
          <table:table-cell table:number-columns-repeated="10" table:style-name="ce1"/>
          <table:table-cell office:value-type="string" table:style-name="ce1">
            <text:p>offshoreleaks-data-packages/raw-data/csv_panama_papers.2018-02-14/panama_papers.nodes.officer.csv</text:p>
          </table:table-cell>
          <table:table-cell table:number-columns-repeated="2" table:style-name="ce1"/>
          <table:table-cell office:value-type="string" table:style-name="ce1">
            <text:p>na_the panama papers data is current through 2015_gbr_united kingdom_12097877_panama papers_na_kevin manley_na_na_na_na_na_na_na_na_na_na</text:p>
          </table:table-cell>
          <table:table-cell table:number-columns-repeated="16360"/>
        </table:table-row>
        <table:table-row table:style-name="ro2">
          <table:table-cell office:value-type="float" office:value="97877" table:style-name="ce1">
            <text:p>97877</text:p>
          </table:table-cell>
          <table:table-cell office:value-type="string" table:style-name="ce3">
            <text:p>NA_The Panama Papers data is current through 2015_BHS_Bahamas_12197877_Panama Papers_NA_PRATO INVESTMENTS LIMITED_NA_NA_NA_NA_NA_NA_NA_NA_NA_NA</text:p>
          </table:table-cell>
          <table:table-cell table:style-name="ce1"/>
          <table:table-cell office:value-type="string" table:style-name="ce1">
            <text:p>The Panama Papers data is current through 2015</text:p>
          </table:table-cell>
          <table:table-cell office:value-type="string" table:style-name="ce1">
            <text:p>BHS</text:p>
          </table:table-cell>
          <table:table-cell office:value-type="string" table:style-name="ce1">
            <text:p>Bahamas</text:p>
          </table:table-cell>
          <table:table-cell office:value-type="float" office:value="12197877" table:style-name="ce1">
            <text:p>12197877</text:p>
          </table:table-cell>
          <table:table-cell office:value-type="string" table:style-name="ce1">
            <text:p>Panama Papers</text:p>
          </table:table-cell>
          <table:table-cell table:style-name="ce1"/>
          <table:table-cell office:value-type="string" table:style-name="ce1">
            <text:p>PRATO INVESTMENTS LIMITED</text:p>
          </table:table-cell>
          <table:table-cell table:number-columns-repeated="10" table:style-name="ce1"/>
          <table:table-cell office:value-type="string" table:style-name="ce1">
            <text:p>offshoreleaks-data-packages/raw-data/csv_panama_papers.2018-02-14/panama_papers.nodes.officer.csv</text:p>
          </table:table-cell>
          <table:table-cell table:number-columns-repeated="2" table:style-name="ce1"/>
          <table:table-cell office:value-type="string" table:style-name="ce1">
            <text:p>na_the panama papers data is current through 2015_bhs_bahamas_12197877_panama papers_na_prato investments limited_na_na_na_na_na_na_na_na_na_na</text:p>
          </table:table-cell>
          <table:table-cell table:number-columns-repeated="16360"/>
        </table:table-row>
        <table:table-row table:style-name="ro2">
          <table:table-cell office:value-type="float" office:value="97877" table:style-name="ce1">
            <text:p>97877</text:p>
          </table:table-cell>
          <table:table-cell office:value-type="string" table:style-name="ce3">
            <text:p>NA_Malta corporate registry data is current through 2016_NA_NA_58097877_Paradise Papers - Malta corporate registry_PRINCESS CASINO, FLAT 7 RITMAR COURT, TRIQ ANNANIJA ST. PAUL'S BAY_PRINCESS CASINO, FLAT 7 RITMAR COURT, TRIQ ANNANIJA ST. PAUL'S BAY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97877" table:style-name="ce1">
            <text:p>58097877</text:p>
          </table:table-cell>
          <table:table-cell office:value-type="string" table:style-name="ce1">
            <text:p>Paradise Papers - Malta corporate registry</text:p>
          </table:table-cell>
          <table:table-cell office:value-type="string" table:style-name="ce1">
            <text:p>PRINCESS CASINO, FLAT 7 RITMAR COURT, TRIQ ANNANIJA ST. PAUL'S BAY</text:p>
          </table:table-cell>
          <table:table-cell office:value-type="string" table:style-name="ce1">
            <text:p>PRINCESS CASINO, FLAT 7 RITMAR COURT, TRIQ ANNANIJA ST. PAUL'S BAY</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97877_paradise papers - malta corporate registry_princess casino, flat 7 ritmar court, triq annanija st. paul's bay_princess casino, flat 7 ritmar court, triq annanija st. paul's bay_na_na_na_na_na_na_na_na_na_na</text:p>
          </table:table-cell>
          <table:table-cell table:number-columns-repeated="16360"/>
        </table:table-row>
        <table:table-row table:style-name="ro2">
          <table:table-cell office:value-type="float" office:value="97877" table:style-name="ce1">
            <text:p>97877</text:p>
          </table:table-cell>
          <table:table-cell office:value-type="string" table:style-name="ce3">
            <text:p>NA_Barbados corporate registry data is current through 2016_NA_NA_110097877_Paradise Papers - Barbados corporate registry_NA_VITORIA STEPHEN R_NA_NA_NA_NA_NA_NA_NA_NA_NA_NA</text:p>
          </table:table-cell>
          <table:table-cell table:style-name="ce1"/>
          <table:table-cell office:value-type="string" table:style-name="ce1">
            <text:p>Barbados corporate registry data is current through 2016</text:p>
          </table:table-cell>
          <table:table-cell table:number-columns-repeated="2" table:style-name="ce1"/>
          <table:table-cell office:value-type="float" office:value="110097877" table:style-name="ce1">
            <text:p>110097877</text:p>
          </table:table-cell>
          <table:table-cell office:value-type="string" table:style-name="ce1">
            <text:p>Paradise Papers - Barbados corporate registry</text:p>
          </table:table-cell>
          <table:table-cell table:style-name="ce1"/>
          <table:table-cell office:value-type="string" table:style-name="ce1">
            <text:p>VITORIA STEPHEN R</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barbados corporate registry data is current through 2016_na_na_110097877_paradise papers - barbados corporate registry_na_vitoria stephen r_na_na_na_na_na_na_na_na_na_na</text:p>
          </table:table-cell>
          <table:table-cell table:number-columns-repeated="16360"/>
        </table:table-row>
        <table:table-row table:style-name="ro2">
          <table:table-cell office:value-type="float" office:value="97877" table:style-name="ce1">
            <text:p>97877</text:p>
          </table:table-cell>
          <table:table-cell office:value-type="string" table:style-name="ce3">
            <text:p>NA_Malta corporate registry data is current through 2016_DEU_Germany_56097877_Paradise Papers - Malta corporate registry_NA_JOHANNES POETHEN_NA_NA_NA_NA_NA_NA_NA_NA_NA_NA</text:p>
          </table:table-cell>
          <table:table-cell table:style-name="ce1"/>
          <table:table-cell office:value-type="string" table:style-name="ce1">
            <text:p>Malta corporate registry data is current through 2016</text:p>
          </table:table-cell>
          <table:table-cell office:value-type="string" table:style-name="ce1">
            <text:p>DEU</text:p>
          </table:table-cell>
          <table:table-cell office:value-type="string" table:style-name="ce1">
            <text:p>Germany</text:p>
          </table:table-cell>
          <table:table-cell office:value-type="float" office:value="56097877" table:style-name="ce1">
            <text:p>56097877</text:p>
          </table:table-cell>
          <table:table-cell office:value-type="string" table:style-name="ce1">
            <text:p>Paradise Papers - Malta corporate registry</text:p>
          </table:table-cell>
          <table:table-cell table:style-name="ce1"/>
          <table:table-cell office:value-type="string" table:style-name="ce1">
            <text:p>JOHANNES POETHEN</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deu_germany_56097877_paradise papers - malta corporate registry_na_johannes poethen_na_na_na_na_na_na_na_na_na_na</text:p>
          </table:table-cell>
          <table:table-cell table:number-columns-repeated="16360"/>
        </table:table-row>
        <table:table-row table:style-name="ro2">
          <table:table-cell office:value-type="string" table:style-name="ce1">
            <text:p>silver rainbow services limited</text:p>
          </table:table-cell>
          <table:table-cell office:value-type="string" table:style-name="ce3">
            <text:p>NA_The Offshore Leaks data is current through 2010_WSM_Samoa_158372_Offshore Leaks_NA_SILVER RAINBOW SERVICES LIMITED_Samoa_Portcullis Trustnet_SAM_NA_09-APR-2008_37300/08_NA_Active_Standard International Company_NA</text:p>
          </table:table-cell>
          <table:table-cell table:style-name="ce1"/>
          <table:table-cell office:value-type="string" table:style-name="ce1">
            <text:p>The Offshore Leaks data is current through 2010</text:p>
          </table:table-cell>
          <table:table-cell office:value-type="string" table:style-name="ce1">
            <text:p>WSM</text:p>
          </table:table-cell>
          <table:table-cell office:value-type="string" table:style-name="ce1">
            <text:p>Samoa</text:p>
          </table:table-cell>
          <table:table-cell office:value-type="float" office:value="158372" table:style-name="ce1">
            <text:p>158372</text:p>
          </table:table-cell>
          <table:table-cell office:value-type="string" table:style-name="ce1">
            <text:p>Offshore Leaks</text:p>
          </table:table-cell>
          <table:table-cell table:style-name="ce1"/>
          <table:table-cell office:value-type="string" table:style-name="ce1">
            <text:p>SILVER RAINBOW SERVICES LIMITED</text:p>
          </table:table-cell>
          <table:table-cell office:value-type="string" table:style-name="ce1">
            <text:p>Samoa</text:p>
          </table:table-cell>
          <table:table-cell office:value-type="string" table:style-name="ce1">
            <text:p>Portcullis Trustnet</text:p>
          </table:table-cell>
          <table:table-cell office:value-type="string" table:style-name="ce1">
            <text:p>SAM</text:p>
          </table:table-cell>
          <table:table-cell table:style-name="ce1"/>
          <table:table-cell office:value-type="date" office:date-value="2008-04-09T00:00:00" table:style-name="ce2">
            <text:p>9-Apr-08</text:p>
          </table:table-cell>
          <table:table-cell office:value-type="string" table:style-name="ce1">
            <text:p>37300/08</text:p>
          </table:table-cell>
          <table:table-cell table:style-name="ce1"/>
          <table:table-cell office:value-type="string" table:style-name="ce1">
            <text:p>Active</text:p>
          </table:table-cell>
          <table:table-cell office:value-type="string" table:style-name="ce1">
            <text:p>Standard International Company</text:p>
          </table:table-cell>
          <table:table-cell table:style-name="ce1"/>
          <table:table-cell office:value-type="string" table:style-name="ce1">
            <text:p>offshoreleaks-data-packages/raw-data/csv_offshore_leaks.2018-02-14/offshore_leaks.nodes.entity.csv</text:p>
          </table:table-cell>
          <table:table-cell table:number-columns-repeated="2" table:style-name="ce1"/>
          <table:table-cell office:value-type="string" table:style-name="ce1">
            <text:p>na_the offshore leaks data is current through 2010_wsm_samoa_158372_offshore leaks_na_silver rainbow services limited_samoa_portcullis trustnet_sam_na_09-apr-2008_37300/08_na_active_standard international company_na</text:p>
          </table:table-cell>
          <table:table-cell table:number-columns-repeated="16360"/>
        </table:table-row>
        <table:table-row table:style-name="ro3">
          <table:table-cell office:value-type="string" table:style-name="ce1">
            <text:p>laura hsu</text:p>
          </table:table-cell>
          <table:table-cell office:value-type="string" table:style-name="ce3">
            <text:p>NA_The Offshore Leaks data is current through 2010_XXX_Not identified_182196_Offshore Leaks_NA_Laura Hsu_Undetermined_Portcullis Trustnet_XXX_NA_NA_NA_NA_NA_Client Sundry Account_This is not an offshore entity even though it was logged as such in original database ICIJ received. It isi an internal account created by the agent to record miscellaneous charges of an officer or intermediary</text:p>
          </table:table-cell>
          <table:table-cell table:style-name="ce1"/>
          <table:table-cell office:value-type="string" table:style-name="ce1">
            <text:p>The Offshore Leaks data is current through 2010</text:p>
          </table:table-cell>
          <table:table-cell office:value-type="string" table:style-name="ce1">
            <text:p>XXX</text:p>
          </table:table-cell>
          <table:table-cell office:value-type="string" table:style-name="ce1">
            <text:p>Not identified</text:p>
          </table:table-cell>
          <table:table-cell office:value-type="float" office:value="182196" table:style-name="ce1">
            <text:p>182196</text:p>
          </table:table-cell>
          <table:table-cell office:value-type="string" table:style-name="ce1">
            <text:p>Offshore Leaks</text:p>
          </table:table-cell>
          <table:table-cell table:style-name="ce1"/>
          <table:table-cell office:value-type="string" table:style-name="ce1">
            <text:p>Laura Hsu</text:p>
          </table:table-cell>
          <table:table-cell office:value-type="string" table:style-name="ce1">
            <text:p>Undetermined</text:p>
          </table:table-cell>
          <table:table-cell office:value-type="string" table:style-name="ce1">
            <text:p>Portcullis Trustnet</text:p>
          </table:table-cell>
          <table:table-cell office:value-type="string" table:style-name="ce1">
            <text:p>XXX</text:p>
          </table:table-cell>
          <table:table-cell table:number-columns-repeated="5" table:style-name="ce1"/>
          <table:table-cell office:value-type="string" table:style-name="ce1">
            <text:p>Client Sundry Account</text:p>
          </table:table-cell>
          <table:table-cell office:value-type="string" table:style-name="ce1">
            <text:p>This is not an offshore entity even though it was logged as such in original database ICIJ received. It isi an internal account created by the agent to record miscellaneous charges of an officer or intermediary</text:p>
          </table:table-cell>
          <table:table-cell office:value-type="string" table:style-name="ce1">
            <text:p>offshoreleaks-data-packages/raw-data/csv_offshore_leaks.2018-02-14/offshore_leaks.nodes.entity.csv</text:p>
          </table:table-cell>
          <table:table-cell table:number-columns-repeated="2" table:style-name="ce1"/>
          <table:table-cell office:value-type="string" table:style-name="ce1">
            <text:p>na_the offshore leaks data is current through 2010_xxx_not identified_182196_offshore leaks_na_laura hsu_undetermined_portcullis trustnet_xxx_na_na_na_na_na_client sundry account_this is not an offshore entity even though it was logged as such in original database icij received. it isi an internal account created by the agent to record miscellaneous charges of an officer or intermediary</text:p>
          </table:table-cell>
          <table:table-cell table:number-columns-repeated="16360"/>
        </table:table-row>
        <table:table-row table:style-name="ro1">
          <table:table-cell office:value-type="string" table:style-name="ce1">
            <text:p>laura hsu</text:p>
          </table:table-cell>
          <table:table-cell office:value-type="string" table:style-name="ce3">
            <text:p>NA_The Offshore Leaks data is current through 2010_TWN_Taiwan_291749_Offshore Leaks_NA_Laura Hsu_NA_NA_NA_NA_NA_NA_NA_NA_NA_NA</text:p>
          </table:table-cell>
          <table:table-cell table:style-name="ce1"/>
          <table:table-cell office:value-type="string" table:style-name="ce1">
            <text:p>The Offshore Leaks data is current through 2010</text:p>
          </table:table-cell>
          <table:table-cell office:value-type="string" table:style-name="ce1">
            <text:p>TWN</text:p>
          </table:table-cell>
          <table:table-cell office:value-type="string" table:style-name="ce1">
            <text:p>Taiwan</text:p>
          </table:table-cell>
          <table:table-cell office:value-type="float" office:value="291749" table:style-name="ce1">
            <text:p>291749</text:p>
          </table:table-cell>
          <table:table-cell office:value-type="string" table:style-name="ce1">
            <text:p>Offshore Leaks</text:p>
          </table:table-cell>
          <table:table-cell table:style-name="ce1"/>
          <table:table-cell office:value-type="string" table:style-name="ce1">
            <text:p>Laura Hsu</text:p>
          </table:table-cell>
          <table:table-cell table:number-columns-repeated="10" table:style-name="ce1"/>
          <table:table-cell office:value-type="string" table:style-name="ce1">
            <text:p>offshoreleaks-data-packages/raw-data/csv_offshore_leaks.2018-02-14/offshore_leaks.nodes.intermediary.csv</text:p>
          </table:table-cell>
          <table:table-cell table:number-columns-repeated="2" table:style-name="ce1"/>
          <table:table-cell office:value-type="string" table:style-name="ce1">
            <text:p>na_the offshore leaks data is current through 2010_twn_taiwan_291749_offshore leaks_na_laura hsu_na_na_na_na_na_na_na_na_na_na</text:p>
          </table:table-cell>
          <table:table-cell table:number-columns-repeated="16360"/>
        </table:table-row>
        <table:table-row table:style-name="ro2">
          <table:table-cell office:value-type="string" table:style-name="ce1">
            <text:p>trump year international</text:p>
          </table:table-cell>
          <table:table-cell office:value-type="string" table:style-name="ce3">
            <text:p>NA_The Offshore Leaks data is current through 2010_WSM_Samoa_176452_Offshore Leaks_NA_TRUMP YEAR INTERNATIONAL LIMITED_Samoa_Portcullis Trustnet_SAM_NA_15-JAN-2008_36291/08_NA_Active_Standard International Company_NA</text:p>
          </table:table-cell>
          <table:table-cell table:style-name="ce1"/>
          <table:table-cell office:value-type="string" table:style-name="ce1">
            <text:p>The Offshore Leaks data is current through 2010</text:p>
          </table:table-cell>
          <table:table-cell office:value-type="string" table:style-name="ce1">
            <text:p>WSM</text:p>
          </table:table-cell>
          <table:table-cell office:value-type="string" table:style-name="ce1">
            <text:p>Samoa</text:p>
          </table:table-cell>
          <table:table-cell office:value-type="float" office:value="176452" table:style-name="ce1">
            <text:p>176452</text:p>
          </table:table-cell>
          <table:table-cell office:value-type="string" table:style-name="ce1">
            <text:p>Offshore Leaks</text:p>
          </table:table-cell>
          <table:table-cell table:style-name="ce1"/>
          <table:table-cell office:value-type="string" table:style-name="ce1">
            <text:p>TRUMP YEAR INTERNATIONAL LIMITED</text:p>
          </table:table-cell>
          <table:table-cell office:value-type="string" table:style-name="ce1">
            <text:p>Samoa</text:p>
          </table:table-cell>
          <table:table-cell office:value-type="string" table:style-name="ce1">
            <text:p>Portcullis Trustnet</text:p>
          </table:table-cell>
          <table:table-cell office:value-type="string" table:style-name="ce1">
            <text:p>SAM</text:p>
          </table:table-cell>
          <table:table-cell table:style-name="ce1"/>
          <table:table-cell office:value-type="date" office:date-value="2008-01-15T00:00:00" table:style-name="ce2">
            <text:p>15-Jan-08</text:p>
          </table:table-cell>
          <table:table-cell office:value-type="string" table:style-name="ce1">
            <text:p>36291/08</text:p>
          </table:table-cell>
          <table:table-cell table:style-name="ce1"/>
          <table:table-cell office:value-type="string" table:style-name="ce1">
            <text:p>Active</text:p>
          </table:table-cell>
          <table:table-cell office:value-type="string" table:style-name="ce1">
            <text:p>Standard International Company</text:p>
          </table:table-cell>
          <table:table-cell table:style-name="ce1"/>
          <table:table-cell office:value-type="string" table:style-name="ce1">
            <text:p>offshoreleaks-data-packages/raw-data/csv_offshore_leaks.2018-02-14/offshore_leaks.nodes.entity.csv</text:p>
          </table:table-cell>
          <table:table-cell table:number-columns-repeated="2" table:style-name="ce1"/>
          <table:table-cell office:value-type="string" table:style-name="ce1">
            <text:p>na_the offshore leaks data is current through 2010_wsm_samoa_176452_offshore leaks_na_trump year international limited_samoa_portcullis trustnet_sam_na_15-jan-2008_36291/08_na_active_standard international company_na</text:p>
          </table:table-cell>
          <table:table-cell table:number-columns-repeated="16360"/>
        </table:table-row>
        <table:table-row table:style-name="ro2">
          <table:table-cell office:value-type="string" table:style-name="ce1">
            <text:p>dynamic basic development limited</text:p>
          </table:table-cell>
          <table:table-cell office:value-type="string" table:style-name="ce3">
            <text:p>NA_The Offshore Leaks data is current through 2010_WSM_Samoa_158650_Offshore Leaks_NA_DYNAMIC BASIC DEVELOPMENT LIMITED_Samoa_Portcullis Trustnet_SAM_NA_13-MAY-2008_37713/08_NA_Active_Standard International Company_NA</text:p>
          </table:table-cell>
          <table:table-cell table:style-name="ce1"/>
          <table:table-cell office:value-type="string" table:style-name="ce1">
            <text:p>The Offshore Leaks data is current through 2010</text:p>
          </table:table-cell>
          <table:table-cell office:value-type="string" table:style-name="ce1">
            <text:p>WSM</text:p>
          </table:table-cell>
          <table:table-cell office:value-type="string" table:style-name="ce1">
            <text:p>Samoa</text:p>
          </table:table-cell>
          <table:table-cell office:value-type="float" office:value="158650" table:style-name="ce1">
            <text:p>158650</text:p>
          </table:table-cell>
          <table:table-cell office:value-type="string" table:style-name="ce1">
            <text:p>Offshore Leaks</text:p>
          </table:table-cell>
          <table:table-cell table:style-name="ce1"/>
          <table:table-cell office:value-type="string" table:style-name="ce1">
            <text:p>DYNAMIC BASIC DEVELOPMENT LIMITED</text:p>
          </table:table-cell>
          <table:table-cell office:value-type="string" table:style-name="ce1">
            <text:p>Samoa</text:p>
          </table:table-cell>
          <table:table-cell office:value-type="string" table:style-name="ce1">
            <text:p>Portcullis Trustnet</text:p>
          </table:table-cell>
          <table:table-cell office:value-type="string" table:style-name="ce1">
            <text:p>SAM</text:p>
          </table:table-cell>
          <table:table-cell table:style-name="ce1"/>
          <table:table-cell office:value-type="date" office:date-value="2008-05-13T00:00:00" table:style-name="ce2">
            <text:p>13-May-08</text:p>
          </table:table-cell>
          <table:table-cell office:value-type="string" table:style-name="ce1">
            <text:p>37713/08</text:p>
          </table:table-cell>
          <table:table-cell table:style-name="ce1"/>
          <table:table-cell office:value-type="string" table:style-name="ce1">
            <text:p>Active</text:p>
          </table:table-cell>
          <table:table-cell office:value-type="string" table:style-name="ce1">
            <text:p>Standard International Company</text:p>
          </table:table-cell>
          <table:table-cell table:style-name="ce1"/>
          <table:table-cell office:value-type="string" table:style-name="ce1">
            <text:p>offshoreleaks-data-packages/raw-data/csv_offshore_leaks.2018-02-14/offshore_leaks.nodes.entity.csv</text:p>
          </table:table-cell>
          <table:table-cell table:number-columns-repeated="2" table:style-name="ce1"/>
          <table:table-cell office:value-type="string" table:style-name="ce1">
            <text:p>na_the offshore leaks data is current through 2010_wsm_samoa_158650_offshore leaks_na_dynamic basic development limited_samoa_portcullis trustnet_sam_na_13-may-2008_37713/08_na_active_standard international company_na</text:p>
          </table:table-cell>
          <table:table-cell table:number-columns-repeated="16360"/>
        </table:table-row>
        <table:table-row table:style-name="ro2">
          <table:table-cell office:value-type="string" table:style-name="ce1">
            <text:p>your health holding limited</text:p>
          </table:table-cell>
          <table:table-cell office:value-type="string" table:style-name="ce3">
            <text:p>NA_Malta corporate registry data is current through 2016_MLT_Malta_55046632_Paradise Papers - Malta corporate registry_NA_YOUR HEALTH HOLDING LIMITED_Malta_NA_MLT_NA_09-FEB-2011_C51967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5046632" table:style-name="ce1">
            <text:p>55046632</text:p>
          </table:table-cell>
          <table:table-cell office:value-type="string" table:style-name="ce1">
            <text:p>Paradise Papers - Malta corporate registry</text:p>
          </table:table-cell>
          <table:table-cell table:style-name="ce1"/>
          <table:table-cell office:value-type="string" table:style-name="ce1">
            <text:p>YOUR HEALTH HOLDING LIMITED</text:p>
          </table:table-cell>
          <table:table-cell office:value-type="string" table:style-name="ce1">
            <text:p>Malta</text:p>
          </table:table-cell>
          <table:table-cell table:style-name="ce1"/>
          <table:table-cell office:value-type="string" table:style-name="ce1">
            <text:p>MLT</text:p>
          </table:table-cell>
          <table:table-cell table:style-name="ce1"/>
          <table:table-cell office:value-type="date" office:date-value="2011-02-09T00:00:00" table:style-name="ce2">
            <text:p>9-Feb-11</text:p>
          </table:table-cell>
          <table:table-cell office:value-type="string" table:style-name="ce1">
            <text:p>C51967</text:p>
          </table:table-cell>
          <table:table-cell table:number-columns-repeated="4" table:style-name="ce1"/>
          <table:table-cell office:value-type="string" table:style-name="ce1">
            <text:p>offshoreleaks-data-packages/raw-data/csv_paradise_papers.2018-02-14/paradise_papers.nodes.entity.csv</text:p>
          </table:table-cell>
          <table:table-cell table:number-columns-repeated="2" table:style-name="ce1"/>
          <table:table-cell office:value-type="string" table:style-name="ce1">
            <text:p>na_malta corporate registry data is current through 2016_mlt_malta_55046632_paradise papers - malta corporate registry_na_your health holding limited_malta_na_mlt_na_09-feb-2011_c51967_na_na_na_na</text:p>
          </table:table-cell>
          <table:table-cell table:number-columns-repeated="16360"/>
        </table:table-row>
        <table:table-row table:style-name="ro2">
          <table:table-cell office:value-type="string" table:style-name="ce1">
            <text:p>brunnengasse 1</text:p>
          </table:table-cell>
          <table:table-cell office:value-type="string" table:style-name="ce3">
            <text:p>NA_Malta corporate registry data is current through 2016_NA_NA_58064297_Paradise Papers - Malta corporate registry_BRUNNENGASSE 1 PRICHSENSTADT 97357_BRUNNENGASSE 1 PRICHSENSTADT 97357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64297" table:style-name="ce1">
            <text:p>58064297</text:p>
          </table:table-cell>
          <table:table-cell office:value-type="string" table:style-name="ce1">
            <text:p>Paradise Papers - Malta corporate registry</text:p>
          </table:table-cell>
          <table:table-cell office:value-type="string" table:style-name="ce1">
            <text:p>BRUNNENGASSE 1 PRICHSENSTADT 97357</text:p>
          </table:table-cell>
          <table:table-cell office:value-type="string" table:style-name="ce1">
            <text:p>BRUNNENGASSE 1 PRICHSENSTADT 97357</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64297_paradise papers - malta corporate registry_brunnengasse 1 prichsenstadt 97357_brunnengasse 1 prichsenstadt 97357_na_na_na_na_na_na_na_na_na_na</text:p>
          </table:table-cell>
          <table:table-cell table:number-columns-repeated="16360"/>
        </table:table-row>
        <table:table-row table:style-name="ro2">
          <table:table-cell office:value-type="string" table:style-name="ce1">
            <text:p>raymond de rycker</text:p>
          </table:table-cell>
          <table:table-cell office:value-type="string" table:style-name="ce3">
            <text:p>NA_Malta corporate registry data is current through 2016_BEL_Belgium_56092781_Paradise Papers - Malta corporate registry_NA_RAYMOND DE RYCKER_NA_NA_NA_NA_NA_NA_NA_NA_NA_NA</text:p>
          </table:table-cell>
          <table:table-cell table:style-name="ce1"/>
          <table:table-cell office:value-type="string" table:style-name="ce1">
            <text:p>Malta corporate registry data is current through 2016</text:p>
          </table:table-cell>
          <table:table-cell office:value-type="string" table:style-name="ce1">
            <text:p>BEL</text:p>
          </table:table-cell>
          <table:table-cell office:value-type="string" table:style-name="ce1">
            <text:p>Belgium</text:p>
          </table:table-cell>
          <table:table-cell office:value-type="float" office:value="56092781" table:style-name="ce1">
            <text:p>56092781</text:p>
          </table:table-cell>
          <table:table-cell office:value-type="string" table:style-name="ce1">
            <text:p>Paradise Papers - Malta corporate registry</text:p>
          </table:table-cell>
          <table:table-cell table:style-name="ce1"/>
          <table:table-cell office:value-type="string" table:style-name="ce1">
            <text:p>RAYMOND DE RYCKER</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bel_belgium_56092781_paradise papers - malta corporate registry_na_raymond de rycker_na_na_na_na_na_na_na_na_na_na</text:p>
          </table:table-cell>
          <table:table-cell table:number-columns-repeated="16360"/>
        </table:table-row>
        <table:table-row table:style-name="ro2">
          <table:table-cell office:value-type="string" table:style-name="ce1">
            <text:p>de rycker</text:p>
          </table:table-cell>
          <table:table-cell office:value-type="string" table:style-name="ce3">
            <text:p>NA_Malta corporate registry data is current through 2016_BEL_Belgium_56092781_Paradise Papers - Malta corporate registry_NA_RAYMOND DE RYCKER_NA_NA_NA_NA_NA_NA_NA_NA_NA_NA</text:p>
          </table:table-cell>
          <table:table-cell table:style-name="ce1"/>
          <table:table-cell office:value-type="string" table:style-name="ce1">
            <text:p>Malta corporate registry data is current through 2016</text:p>
          </table:table-cell>
          <table:table-cell office:value-type="string" table:style-name="ce1">
            <text:p>BEL</text:p>
          </table:table-cell>
          <table:table-cell office:value-type="string" table:style-name="ce1">
            <text:p>Belgium</text:p>
          </table:table-cell>
          <table:table-cell office:value-type="float" office:value="56092781" table:style-name="ce1">
            <text:p>56092781</text:p>
          </table:table-cell>
          <table:table-cell office:value-type="string" table:style-name="ce1">
            <text:p>Paradise Papers - Malta corporate registry</text:p>
          </table:table-cell>
          <table:table-cell table:style-name="ce1"/>
          <table:table-cell office:value-type="string" table:style-name="ce1">
            <text:p>RAYMOND DE RYCKER</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bel_belgium_56092781_paradise papers - malta corporate registry_na_raymond de rycker_na_na_na_na_na_na_na_na_na_na</text:p>
          </table:table-cell>
          <table:table-cell table:number-columns-repeated="16360"/>
        </table:table-row>
        <table:table-row table:style-name="ro2">
          <table:table-cell office:value-type="string" table:style-name="ce1">
            <text:p>roberto josef mifsud</text:p>
          </table:table-cell>
          <table:table-cell office:value-type="string" table:style-name="ce3">
            <text:p>NA_Malta corporate registry data is current through 2016_MLT_Malta_56013793_Paradise Papers - Malta corporate registry_NA_ROBERTO JOSEF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13793" table:style-name="ce1">
            <text:p>56013793</text:p>
          </table:table-cell>
          <table:table-cell office:value-type="string" table:style-name="ce1">
            <text:p>Paradise Papers - Malta corporate registry</text:p>
          </table:table-cell>
          <table:table-cell table:style-name="ce1"/>
          <table:table-cell office:value-type="string" table:style-name="ce1">
            <text:p>ROBERTO JOSEF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13793_paradise papers - malta corporate registry_na_roberto josef mifsud_na_na_na_na_na_na_na_na_na_na</text:p>
          </table:table-cell>
          <table:table-cell table:number-columns-repeated="16360"/>
        </table:table-row>
        <table:table-row table:style-name="ro1">
          <table:table-cell office:value-type="string" table:style-name="ce1">
            <text:p>mifsud</text:p>
          </table:table-cell>
          <table:table-cell office:value-type="string" table:style-name="ce3">
            <text:p>NA_The Panama Papers <text:s/>data is current through 2015_MLT_Malta_11009341_Panama Papers_NA_PAUL J MIFSUD CPA_NA_NA_NA_NA_NA_NA_NA_ACTIVE_NA_NA</text:p>
          </table:table-cell>
          <table:table-cell table:style-name="ce1"/>
          <table:table-cell office:value-type="string" table:style-name="ce1">
            <text:p>The Panama Papers <text:s/>data is current through 2015</text:p>
          </table:table-cell>
          <table:table-cell office:value-type="string" table:style-name="ce1">
            <text:p>MLT</text:p>
          </table:table-cell>
          <table:table-cell office:value-type="string" table:style-name="ce1">
            <text:p>Malta</text:p>
          </table:table-cell>
          <table:table-cell office:value-type="float" office:value="11009341" table:style-name="ce1">
            <text:p>11009341</text:p>
          </table:table-cell>
          <table:table-cell office:value-type="string" table:style-name="ce1">
            <text:p>Panama Papers</text:p>
          </table:table-cell>
          <table:table-cell table:style-name="ce1"/>
          <table:table-cell office:value-type="string" table:style-name="ce1">
            <text:p>PAUL J MIFSUD CPA</text:p>
          </table:table-cell>
          <table:table-cell table:number-columns-repeated="7" table:style-name="ce1"/>
          <table:table-cell office:value-type="string" table:style-name="ce1">
            <text:p>ACTIVE</text:p>
          </table:table-cell>
          <table:table-cell table:number-columns-repeated="2" table:style-name="ce1"/>
          <table:table-cell office:value-type="string" table:style-name="ce1">
            <text:p>offshoreleaks-data-packages/raw-data/csv_panama_papers.2018-02-14/panama_papers.nodes.intermediary.csv</text:p>
          </table:table-cell>
          <table:table-cell table:number-columns-repeated="2" table:style-name="ce1"/>
          <table:table-cell office:value-type="string" table:style-name="ce1">
            <text:p>na_the panama papers <text:s/>data is current through 2015_mlt_malta_11009341_panama papers_na_paul j mifsud cpa_na_na_na_na_na_na_na_active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05598_Paradise Papers - Malta corporate registry_11, TRIQ MONS ALFREDO MIFSUD, PEMBROKE, MALTA_11, TRIQ MONS ALFREDO MIFSUD, PEMBROKE, MAL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05598" table:style-name="ce1">
            <text:p>58005598</text:p>
          </table:table-cell>
          <table:table-cell office:value-type="string" table:style-name="ce1">
            <text:p>Paradise Papers - Malta corporate registry</text:p>
          </table:table-cell>
          <table:table-cell office:value-type="string" table:style-name="ce1">
            <text:p>11, TRIQ MONS ALFREDO MIFSUD, PEMBROKE, MALTA</text:p>
          </table:table-cell>
          <table:table-cell office:value-type="string" table:style-name="ce1">
            <text:p>11, TRIQ MONS ALFREDO MIFSUD, PEMBROKE, MAL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05598_paradise papers - malta corporate registry_11, triq mons alfredo mifsud, pembroke, malta_11, triq mons alfredo mifsud, pembroke, malt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06231_Paradise Papers - Malta corporate registry_114 SIR UGO MIFSUD STREET, LIJA, MALTA_114 SIR UGO MIFSUD STREET, LIJA, MAL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06231" table:style-name="ce1">
            <text:p>58006231</text:p>
          </table:table-cell>
          <table:table-cell office:value-type="string" table:style-name="ce1">
            <text:p>Paradise Papers - Malta corporate registry</text:p>
          </table:table-cell>
          <table:table-cell office:value-type="string" table:style-name="ce1">
            <text:p>114 SIR UGO MIFSUD STREET, LIJA, MALTA</text:p>
          </table:table-cell>
          <table:table-cell office:value-type="string" table:style-name="ce1">
            <text:p>114 SIR UGO MIFSUD STREET, LIJA, MAL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06231_paradise papers - malta corporate registry_114 sir ugo mifsud street, lija, malta_114 sir ugo mifsud street, lija, malt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06267_Paradise Papers - Malta corporate registry_11, TRIQ MONS ALFREDO MIFSUD, PEMBROKE_11, TRIQ MONS ALFREDO MIFSUD, PEMBROKE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06267" table:style-name="ce1">
            <text:p>58006267</text:p>
          </table:table-cell>
          <table:table-cell office:value-type="string" table:style-name="ce1">
            <text:p>Paradise Papers - Malta corporate registry</text:p>
          </table:table-cell>
          <table:table-cell office:value-type="string" table:style-name="ce1">
            <text:p>11, TRIQ MONS ALFREDO MIFSUD, PEMBROKE</text:p>
          </table:table-cell>
          <table:table-cell office:value-type="string" table:style-name="ce1">
            <text:p>11, TRIQ MONS ALFREDO MIFSUD, PEMBROKE</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06267_paradise papers - malta corporate registry_11, triq mons alfredo mifsud, pembroke_11, triq mons alfredo mifsud, pembroke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06415_Paradise Papers - Malta corporate registry_114, NASHVILLE, FLT 3 TRIQ MONS ALFRED MIFSUD BIRKIRKARA_114, NASHVILLE, FLT 3 TRIQ MONS ALFRED MIFSUD BIRKIRKAR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06415" table:style-name="ce1">
            <text:p>58006415</text:p>
          </table:table-cell>
          <table:table-cell office:value-type="string" table:style-name="ce1">
            <text:p>Paradise Papers - Malta corporate registry</text:p>
          </table:table-cell>
          <table:table-cell office:value-type="string" table:style-name="ce1">
            <text:p>114, NASHVILLE, FLT 3 TRIQ MONS ALFRED MIFSUD BIRKIRKARA</text:p>
          </table:table-cell>
          <table:table-cell office:value-type="string" table:style-name="ce1">
            <text:p>114, NASHVILLE, FLT 3 TRIQ MONS ALFRED MIFSUD BIRKIRKAR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06415_paradise papers - malta corporate registry_114, nashville, flt 3 triq mons alfred mifsud birkirkara_114, nashville, flt 3 triq mons alfred mifsud birkirkar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06474_Paradise Papers - Malta corporate registry_113, IGNAZIO SAVERIO MIFSUD STREET, BIRKIRKARA, MALTA_113, IGNAZIO SAVERIO MIFSUD STREET, BIRKIRKARA, MAL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06474" table:style-name="ce1">
            <text:p>58006474</text:p>
          </table:table-cell>
          <table:table-cell office:value-type="string" table:style-name="ce1">
            <text:p>Paradise Papers - Malta corporate registry</text:p>
          </table:table-cell>
          <table:table-cell office:value-type="string" table:style-name="ce1">
            <text:p>113, IGNAZIO SAVERIO MIFSUD STREET, BIRKIRKARA, MALTA</text:p>
          </table:table-cell>
          <table:table-cell office:value-type="string" table:style-name="ce1">
            <text:p>113, IGNAZIO SAVERIO MIFSUD STREET, BIRKIRKARA, MAL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06474_paradise papers - malta corporate registry_113, ignazio saverio mifsud street, birkirkara, malta_113, ignazio saverio mifsud street, birkirkara, malt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77846_Paradise Papers - Malta corporate registry_HEAVEN, TRIQ MIKIEL ANG MIFSUD MOSTA_HEAVEN, TRIQ MIKIEL ANG MIFSUD MOS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77846" table:style-name="ce1">
            <text:p>58077846</text:p>
          </table:table-cell>
          <table:table-cell office:value-type="string" table:style-name="ce1">
            <text:p>Paradise Papers - Malta corporate registry</text:p>
          </table:table-cell>
          <table:table-cell office:value-type="string" table:style-name="ce1">
            <text:p>HEAVEN, TRIQ MIKIEL ANG MIFSUD MOSTA</text:p>
          </table:table-cell>
          <table:table-cell office:value-type="string" table:style-name="ce1">
            <text:p>HEAVEN, TRIQ MIKIEL ANG MIFSUD MOS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77846_paradise papers - malta corporate registry_heaven, triq mikiel ang mifsud mosta_heaven, triq mikiel ang mifsud most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144543_Paradise Papers - Malta corporate registry_'EDLORD' TRIQ IL-KAPPILLAN MIFSUD, SANTA VENERA_'EDLORD' TRIQ IL-KAPPILLAN MIFSUD, SANTA VENER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144543" table:style-name="ce1">
            <text:p>58144543</text:p>
          </table:table-cell>
          <table:table-cell office:value-type="string" table:style-name="ce1">
            <text:p>Paradise Papers - Malta corporate registry</text:p>
          </table:table-cell>
          <table:table-cell office:value-type="string" table:style-name="ce1">
            <text:p>'EDLORD' TRIQ IL-KAPPILLAN MIFSUD, SANTA VENERA</text:p>
          </table:table-cell>
          <table:table-cell office:value-type="string" table:style-name="ce1">
            <text:p>'EDLORD' TRIQ IL-KAPPILLAN MIFSUD, SANTA VENER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144543_paradise papers - malta corporate registry_'edlord' triq il-kappillan mifsud, santa venera_'edlord' triq il-kappillan mifsud, santa vener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144714_Paradise Papers - Malta corporate registry_'EDLORD HOUSE' TRIQ IL-KAPILLAN MIFSUD, SANTA VENERA, MALTA_'EDLORD HOUSE' TRIQ IL-KAPILLAN MIFSUD, SANTA VENERA, MAL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144714" table:style-name="ce1">
            <text:p>58144714</text:p>
          </table:table-cell>
          <table:table-cell office:value-type="string" table:style-name="ce1">
            <text:p>Paradise Papers - Malta corporate registry</text:p>
          </table:table-cell>
          <table:table-cell office:value-type="string" table:style-name="ce1">
            <text:p>'EDLORD HOUSE' TRIQ IL-KAPILLAN MIFSUD, SANTA VENERA, MALTA</text:p>
          </table:table-cell>
          <table:table-cell office:value-type="string" table:style-name="ce1">
            <text:p>'EDLORD HOUSE' TRIQ IL-KAPILLAN MIFSUD, SANTA VENERA, MAL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144714_paradise papers - malta corporate registry_'edlord house' triq il-kapillan mifsud, santa venera, malta_'edlord house' triq il-kapillan mifsud, santa venera, malt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144953_Paradise Papers - Malta corporate registry_'GOODWYNS', PATRI PELLEGIO MIFSUD STREET, ZEBBUG_'GOODWYNS', PATRI PELLEGIO MIFSUD STREET, ZEBBUG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144953" table:style-name="ce1">
            <text:p>58144953</text:p>
          </table:table-cell>
          <table:table-cell office:value-type="string" table:style-name="ce1">
            <text:p>Paradise Papers - Malta corporate registry</text:p>
          </table:table-cell>
          <table:table-cell office:value-type="string" table:style-name="ce1">
            <text:p>'GOODWYNS', PATRI PELLEGIO MIFSUD STREET, ZEBBUG</text:p>
          </table:table-cell>
          <table:table-cell office:value-type="string" table:style-name="ce1">
            <text:p>'GOODWYNS', PATRI PELLEGIO MIFSUD STREET, ZEBBUG</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144953_paradise papers - malta corporate registry_'goodwyns', patri pellegio mifsud street, zebbug_'goodwyns', patri pellegio mifsud street, zebbug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145317_Paradise Papers - Malta corporate registry_'GOODWYNS', PATRI PELLEGIO MIFSUD STR, ZEBBUG_'GOODWYNS', PATRI PELLEGIO MIFSUD STR, ZEBBUG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145317" table:style-name="ce1">
            <text:p>58145317</text:p>
          </table:table-cell>
          <table:table-cell office:value-type="string" table:style-name="ce1">
            <text:p>Paradise Papers - Malta corporate registry</text:p>
          </table:table-cell>
          <table:table-cell office:value-type="string" table:style-name="ce1">
            <text:p>'GOODWYNS', PATRI PELLEGIO MIFSUD STR, ZEBBUG</text:p>
          </table:table-cell>
          <table:table-cell office:value-type="string" table:style-name="ce1">
            <text:p>'GOODWYNS', PATRI PELLEGIO MIFSUD STR, ZEBBUG</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145317_paradise papers - malta corporate registry_'goodwyns', patri pellegio mifsud str, zebbug_'goodwyns', patri pellegio mifsud str, zebbug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145338_Paradise Papers - Malta corporate registry_'HYDROELECTRIC' TRIQ IL-KAPPILLAN MIFSUD, HAMRUN, MALTA_'HYDROELECTRIC' TRIQ IL-KAPPILLAN MIFSUD, HAMRUN, MAL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145338" table:style-name="ce1">
            <text:p>58145338</text:p>
          </table:table-cell>
          <table:table-cell office:value-type="string" table:style-name="ce1">
            <text:p>Paradise Papers - Malta corporate registry</text:p>
          </table:table-cell>
          <table:table-cell office:value-type="string" table:style-name="ce1">
            <text:p>'HYDROELECTRIC' TRIQ IL-KAPPILLAN MIFSUD, HAMRUN, MALTA</text:p>
          </table:table-cell>
          <table:table-cell office:value-type="string" table:style-name="ce1">
            <text:p>'HYDROELECTRIC' TRIQ IL-KAPPILLAN MIFSUD, HAMRUN, MAL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145338_paradise papers - malta corporate registry_'hydroelectric' triq il-kappillan mifsud, hamrun, malta_'hydroelectric' triq il-kappillan mifsud, hamrun, malt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145880_Paradise Papers - Malta corporate registry_'PERTH', TRIQ IGNAZIO SAVERIO MIFSUD, BIRKIRKARA BKR 05_'PERTH', TRIQ IGNAZIO SAVERIO MIFSUD, BIRKIRKARA BKR 05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145880" table:style-name="ce1">
            <text:p>58145880</text:p>
          </table:table-cell>
          <table:table-cell office:value-type="string" table:style-name="ce1">
            <text:p>Paradise Papers - Malta corporate registry</text:p>
          </table:table-cell>
          <table:table-cell office:value-type="string" table:style-name="ce1">
            <text:p>'PERTH', TRIQ IGNAZIO SAVERIO MIFSUD, BIRKIRKARA BKR 05</text:p>
          </table:table-cell>
          <table:table-cell office:value-type="string" table:style-name="ce1">
            <text:p>'PERTH', TRIQ IGNAZIO SAVERIO MIFSUD, BIRKIRKARA BKR 05</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145880_paradise papers - malta corporate registry_'perth', triq ignazio saverio mifsud, birkirkara bkr 05_'perth', triq ignazio saverio mifsud, birkirkara bkr 05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146441_Paradise Papers - Malta corporate registry_'MARYCOU' MONS. A. MIFSUD STREET, BIRKIRKARA, MALTA_'MARYCOU' MONS. A. MIFSUD STREET, BIRKIRKARA, MAL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146441" table:style-name="ce1">
            <text:p>58146441</text:p>
          </table:table-cell>
          <table:table-cell office:value-type="string" table:style-name="ce1">
            <text:p>Paradise Papers - Malta corporate registry</text:p>
          </table:table-cell>
          <table:table-cell office:value-type="string" table:style-name="ce1">
            <text:p>'MARYCOU' MONS. A. MIFSUD STREET, BIRKIRKARA, MALTA</text:p>
          </table:table-cell>
          <table:table-cell office:value-type="string" table:style-name="ce1">
            <text:p>'MARYCOU' MONS. A. MIFSUD STREET, BIRKIRKARA, MAL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146441_paradise papers - malta corporate registry_'marycou' mons. a. mifsud street, birkirkara, malta_'marycou' mons. a. mifsud street, birkirkara, malt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146543_Paradise Papers - Malta corporate registry_'ODYSEEY' TRIQ K. MIFSUD PIETA'_'ODYSEEY' TRIQ K. MIFSUD PIE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146543" table:style-name="ce1">
            <text:p>58146543</text:p>
          </table:table-cell>
          <table:table-cell office:value-type="string" table:style-name="ce1">
            <text:p>Paradise Papers - Malta corporate registry</text:p>
          </table:table-cell>
          <table:table-cell office:value-type="string" table:style-name="ce1">
            <text:p>'ODYSEEY' TRIQ K. MIFSUD PIETA'</text:p>
          </table:table-cell>
          <table:table-cell office:value-type="string" table:style-name="ce1">
            <text:p>'ODYSEEY' TRIQ K. MIFSUD PIE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146543_paradise papers - malta corporate registry_'odyseey' triq k. mifsud pieta'_'odyseey' triq k. mifsud piet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00257_Paradise Papers - Malta corporate registry_'ABBEY WOOD 2' TRIQ MONS. MIKELANG MIFSUD, MOSTA_'ABBEY WOOD 2' TRIQ MONS. MIKELANG MIFSUD, MOS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00257" table:style-name="ce1">
            <text:p>58000257</text:p>
          </table:table-cell>
          <table:table-cell office:value-type="string" table:style-name="ce1">
            <text:p>Paradise Papers - Malta corporate registry</text:p>
          </table:table-cell>
          <table:table-cell office:value-type="string" table:style-name="ce1">
            <text:p>'ABBEY WOOD 2' TRIQ MONS. MIKELANG MIFSUD, MOSTA</text:p>
          </table:table-cell>
          <table:table-cell office:value-type="string" table:style-name="ce1">
            <text:p>'ABBEY WOOD 2' TRIQ MONS. MIKELANG MIFSUD, MOS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00257_paradise papers - malta corporate registry_'abbey wood 2' triq mons. mikelang mifsud, mosta_'abbey wood 2' triq mons. mikelang mifsud, most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00321_Paradise Papers - Malta corporate registry_'CARMVIC', TRIQ IL-KAPPILLAN MIFSUD, HAMRUN_'CARMVIC', TRIQ IL-KAPPILLAN MIFSUD, HAMRUN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00321" table:style-name="ce1">
            <text:p>58000321</text:p>
          </table:table-cell>
          <table:table-cell office:value-type="string" table:style-name="ce1">
            <text:p>Paradise Papers - Malta corporate registry</text:p>
          </table:table-cell>
          <table:table-cell office:value-type="string" table:style-name="ce1">
            <text:p>'CARMVIC', TRIQ IL-KAPPILLAN MIFSUD, HAMRUN</text:p>
          </table:table-cell>
          <table:table-cell office:value-type="string" table:style-name="ce1">
            <text:p>'CARMVIC', TRIQ IL-KAPPILLAN MIFSUD, HAMRUN</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00321_paradise papers - malta corporate registry_'carmvic', triq il-kappillan mifsud, hamrun_'carmvic', triq il-kappillan mifsud, hamrun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00481_Paradise Papers - Malta corporate registry_"CASA CARUANA" IGNAZIO S. MIFSUD STREET, BIRKIRKARA_"CASA CARUANA" IGNAZIO S. MIFSUD STREET, BIRKIRKAR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00481" table:style-name="ce1">
            <text:p>58000481</text:p>
          </table:table-cell>
          <table:table-cell office:value-type="string" table:style-name="ce1">
            <text:p>Paradise Papers - Malta corporate registry</text:p>
          </table:table-cell>
          <table:table-cell office:value-type="string" table:style-name="ce1">
            <text:p>"CASA CARUANA" IGNAZIO S. MIFSUD STREET, BIRKIRKARA</text:p>
          </table:table-cell>
          <table:table-cell office:value-type="string" table:style-name="ce1">
            <text:p>"CASA CARUANA" IGNAZIO S. MIFSUD STREET, BIRKIRKAR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00481_paradise papers - malta corporate registry_"casa caruana" ignazio s. mifsud street, birkirkara_"casa caruana" ignazio s. mifsud street, birkirkar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00708_Paradise Papers - Malta corporate registry_'SANDRINGHAM', SIR UGO MIFSUD STREET, TA' XBIEX_'SANDRINGHAM', SIR UGO MIFSUD STREET, TA' XBIEX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00708" table:style-name="ce1">
            <text:p>58000708</text:p>
          </table:table-cell>
          <table:table-cell office:value-type="string" table:style-name="ce1">
            <text:p>Paradise Papers - Malta corporate registry</text:p>
          </table:table-cell>
          <table:table-cell office:value-type="string" table:style-name="ce1">
            <text:p>'SANDRINGHAM', SIR UGO MIFSUD STREET, TA' XBIEX</text:p>
          </table:table-cell>
          <table:table-cell office:value-type="string" table:style-name="ce1">
            <text:p>'SANDRINGHAM', SIR UGO MIFSUD STREET, TA' XBIEX</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00708_paradise papers - malta corporate registry_'sandringham', sir ugo mifsud street, ta' xbiex_'sandringham', sir ugo mifsud street, ta' xbiex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01443_Paradise Papers - Malta corporate registry_'VILLA MAURAMY' MGR. A. MIFSUD STREET, TA' XBIEX, MALTA_'VILLA MAURAMY' MGR. A. MIFSUD STREET, TA' XBIEX, MAL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01443" table:style-name="ce1">
            <text:p>58001443</text:p>
          </table:table-cell>
          <table:table-cell office:value-type="string" table:style-name="ce1">
            <text:p>Paradise Papers - Malta corporate registry</text:p>
          </table:table-cell>
          <table:table-cell office:value-type="string" table:style-name="ce1">
            <text:p>'VILLA MAURAMY' MGR. A. MIFSUD STREET, TA' XBIEX, MALTA</text:p>
          </table:table-cell>
          <table:table-cell office:value-type="string" table:style-name="ce1">
            <text:p>'VILLA MAURAMY' MGR. A. MIFSUD STREET, TA' XBIEX, MAL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01443_paradise papers - malta corporate registry_'villa mauramy' mgr. a. mifsud street, ta' xbiex, malta_'villa mauramy' mgr. a. mifsud street, ta' xbiex, malt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01996_Paradise Papers - Malta corporate registry_'THE FIRST YEARS', 148, PARISH PRIEST MIFSUD STREET, HAMRUNHMR 1852, MALTA_'THE FIRST YEARS', 148, PARISH PRIEST MIFSUD STREET, HAMRUNHMR 1852, MAL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01996" table:style-name="ce1">
            <text:p>58001996</text:p>
          </table:table-cell>
          <table:table-cell office:value-type="string" table:style-name="ce1">
            <text:p>Paradise Papers - Malta corporate registry</text:p>
          </table:table-cell>
          <table:table-cell office:value-type="string" table:style-name="ce1">
            <text:p>'THE FIRST YEARS', 148, PARISH PRIEST MIFSUD STREET, HAMRUNHMR 1852, MALTA</text:p>
          </table:table-cell>
          <table:table-cell office:value-type="string" table:style-name="ce1">
            <text:p>'THE FIRST YEARS', 148, PARISH PRIEST MIFSUD STREET, HAMRUNHMR 1852, MAL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01996_paradise papers - malta corporate registry_'the first years', 148, parish priest mifsud street, hamrunhmr 1852, malta_'the first years', 148, parish priest mifsud street, hamrunhmr 1852, malt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02141_Paradise Papers - Malta corporate registry_'TSUBAKI', SIR UGO MIFSUD STREET, LUQA_'TSUBAKI', SIR UGO MIFSUD STREET, LUQ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02141" table:style-name="ce1">
            <text:p>58002141</text:p>
          </table:table-cell>
          <table:table-cell office:value-type="string" table:style-name="ce1">
            <text:p>Paradise Papers - Malta corporate registry</text:p>
          </table:table-cell>
          <table:table-cell office:value-type="string" table:style-name="ce1">
            <text:p>'TSUBAKI', SIR UGO MIFSUD STREET, LUQA</text:p>
          </table:table-cell>
          <table:table-cell office:value-type="string" table:style-name="ce1">
            <text:p>'TSUBAKI', SIR UGO MIFSUD STREET, LUQ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02141_paradise papers - malta corporate registry_'tsubaki', sir ugo mifsud street, luqa_'tsubaki', sir ugo mifsud street, luq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02326_Paradise Papers - Malta corporate registry_'VILLA MAURAMY' MONS. A. MIFSUD STREET, TA' XBIEX, MALTA_'VILLA MAURAMY' MONS. A. MIFSUD STREET, TA' XBIEX, MAL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02326" table:style-name="ce1">
            <text:p>58002326</text:p>
          </table:table-cell>
          <table:table-cell office:value-type="string" table:style-name="ce1">
            <text:p>Paradise Papers - Malta corporate registry</text:p>
          </table:table-cell>
          <table:table-cell office:value-type="string" table:style-name="ce1">
            <text:p>'VILLA MAURAMY' MONS. A. MIFSUD STREET, TA' XBIEX, MALTA</text:p>
          </table:table-cell>
          <table:table-cell office:value-type="string" table:style-name="ce1">
            <text:p>'VILLA MAURAMY' MONS. A. MIFSUD STREET, TA' XBIEX, MAL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02326_paradise papers - malta corporate registry_'villa mauramy' mons. a. mifsud street, ta' xbiex, malta_'villa mauramy' mons. a. mifsud street, ta' xbiex, malt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02445_Paradise Papers - Malta corporate registry_'VILLA MAURAMY' MONS. A. MIFSUD STREET, TA' XBIEX_'VILLA MAURAMY' MONS. A. MIFSUD STREET, TA' XBIEX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02445" table:style-name="ce1">
            <text:p>58002445</text:p>
          </table:table-cell>
          <table:table-cell office:value-type="string" table:style-name="ce1">
            <text:p>Paradise Papers - Malta corporate registry</text:p>
          </table:table-cell>
          <table:table-cell office:value-type="string" table:style-name="ce1">
            <text:p>'VILLA MAURAMY' MONS. A. MIFSUD STREET, TA' XBIEX</text:p>
          </table:table-cell>
          <table:table-cell office:value-type="string" table:style-name="ce1">
            <text:p>'VILLA MAURAMY' MONS. A. MIFSUD STREET, TA' XBIEX</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02445_paradise papers - malta corporate registry_'villa mauramy' mons. a. mifsud street, ta' xbiex_'villa mauramy' mons. a. mifsud street, ta' xbiex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02915_Paradise Papers - Malta corporate registry_1 PALM COURT ROBERT MIFSUD BONNICI STREET, LIJA, MALTA_1 PALM COURT ROBERT MIFSUD BONNICI STREET, LIJA, MAL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02915" table:style-name="ce1">
            <text:p>58002915</text:p>
          </table:table-cell>
          <table:table-cell office:value-type="string" table:style-name="ce1">
            <text:p>Paradise Papers - Malta corporate registry</text:p>
          </table:table-cell>
          <table:table-cell office:value-type="string" table:style-name="ce1">
            <text:p>1 PALM COURT ROBERT MIFSUD BONNICI STREET, LIJA, MALTA</text:p>
          </table:table-cell>
          <table:table-cell office:value-type="string" table:style-name="ce1">
            <text:p>1 PALM COURT ROBERT MIFSUD BONNICI STREET, LIJA, MAL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02915_paradise papers - malta corporate registry_1 palm court robert mifsud bonnici street, lija, malta_1 palm court robert mifsud bonnici street, lija, malt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04588_Paradise Papers - Malta corporate registry_14, NASHVILLE, FL 3 TRIQ MONS. ALFRED MIFSUD BIRKIRKARA BKR 1135_14, NASHVILLE, FL 3 TRIQ MONS. ALFRED MIFSUD BIRKIRKARA BKR 1135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04588" table:style-name="ce1">
            <text:p>58004588</text:p>
          </table:table-cell>
          <table:table-cell office:value-type="string" table:style-name="ce1">
            <text:p>Paradise Papers - Malta corporate registry</text:p>
          </table:table-cell>
          <table:table-cell office:value-type="string" table:style-name="ce1">
            <text:p>14, NASHVILLE, FL 3 TRIQ MONS. ALFRED MIFSUD BIRKIRKARA BKR 1135</text:p>
          </table:table-cell>
          <table:table-cell office:value-type="string" table:style-name="ce1">
            <text:p>14, NASHVILLE, FL 3 TRIQ MONS. ALFRED MIFSUD BIRKIRKARA BKR 1135</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04588_paradise papers - malta corporate registry_14, nashville, fl 3 triq mons. alfred mifsud birkirkara bkr 1135_14, nashville, fl 3 triq mons. alfred mifsud birkirkara bkr 1135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05106_Paradise Papers - Malta corporate registry_108, IGNAZIO SAVERIO MIFSUD STREET, BIRKIRKARA BKR 05_108, IGNAZIO SAVERIO MIFSUD STREET, BIRKIRKARA BKR 05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05106" table:style-name="ce1">
            <text:p>58005106</text:p>
          </table:table-cell>
          <table:table-cell office:value-type="string" table:style-name="ce1">
            <text:p>Paradise Papers - Malta corporate registry</text:p>
          </table:table-cell>
          <table:table-cell office:value-type="string" table:style-name="ce1">
            <text:p>108, IGNAZIO SAVERIO MIFSUD STREET, BIRKIRKARA BKR 05</text:p>
          </table:table-cell>
          <table:table-cell office:value-type="string" table:style-name="ce1">
            <text:p>108, IGNAZIO SAVERIO MIFSUD STREET, BIRKIRKARA BKR 05</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05106_paradise papers - malta corporate registry_108, ignazio saverio mifsud street, birkirkara bkr 05_108, ignazio saverio mifsud street, birkirkara bkr 05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06961_Paradise Papers - Malta corporate registry_114, NASHVILLE, FL 3, TRIQ MONS ALFRED MIFSUD BIRKIRKARA_114, NASHVILLE, FL 3, TRIQ MONS ALFRED MIFSUD BIRKIRKAR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06961" table:style-name="ce1">
            <text:p>58006961</text:p>
          </table:table-cell>
          <table:table-cell office:value-type="string" table:style-name="ce1">
            <text:p>Paradise Papers - Malta corporate registry</text:p>
          </table:table-cell>
          <table:table-cell office:value-type="string" table:style-name="ce1">
            <text:p>114, NASHVILLE, FL 3, TRIQ MONS ALFRED MIFSUD BIRKIRKARA</text:p>
          </table:table-cell>
          <table:table-cell office:value-type="string" table:style-name="ce1">
            <text:p>114, NASHVILLE, FL 3, TRIQ MONS ALFRED MIFSUD BIRKIRKAR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06961_paradise papers - malta corporate registry_114, nashville, fl 3, triq mons alfred mifsud birkirkara_114, nashville, fl 3, triq mons alfred mifsud birkirkar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08158_Paradise Papers - Malta corporate registry_120, TRIQ IL-KAPPILLAN MIFSUD, SANTA VENERA, MALTA_120, TRIQ IL-KAPPILLAN MIFSUD, SANTA VENERA, MAL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08158" table:style-name="ce1">
            <text:p>58008158</text:p>
          </table:table-cell>
          <table:table-cell office:value-type="string" table:style-name="ce1">
            <text:p>Paradise Papers - Malta corporate registry</text:p>
          </table:table-cell>
          <table:table-cell office:value-type="string" table:style-name="ce1">
            <text:p>120, TRIQ IL-KAPPILLAN MIFSUD, SANTA VENERA, MALTA</text:p>
          </table:table-cell>
          <table:table-cell office:value-type="string" table:style-name="ce1">
            <text:p>120, TRIQ IL-KAPPILLAN MIFSUD, SANTA VENERA, MAL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08158_paradise papers - malta corporate registry_120, triq il-kappillan mifsud, santa venera, malta_120, triq il-kappillan mifsud, santa venera, malt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08478_Paradise Papers - Malta corporate registry_182, BELFIORE, IGNAZIO SAVERIO MIFSUD STREET, BIRKIRKARA BKR 1177_182, BELFIORE, IGNAZIO SAVERIO MIFSUD STREET, BIRKIRKARA BKR 1177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08478" table:style-name="ce1">
            <text:p>58008478</text:p>
          </table:table-cell>
          <table:table-cell office:value-type="string" table:style-name="ce1">
            <text:p>Paradise Papers - Malta corporate registry</text:p>
          </table:table-cell>
          <table:table-cell office:value-type="string" table:style-name="ce1">
            <text:p>182, BELFIORE, IGNAZIO SAVERIO MIFSUD STREET, BIRKIRKARA BKR 1177</text:p>
          </table:table-cell>
          <table:table-cell office:value-type="string" table:style-name="ce1">
            <text:p>182, BELFIORE, IGNAZIO SAVERIO MIFSUD STREET, BIRKIRKARA BKR 1177</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08478_paradise papers - malta corporate registry_182, belfiore, ignazio saverio mifsud street, birkirkara bkr 1177_182, belfiore, ignazio saverio mifsud street, birkirkara bkr 1177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10507_Paradise Papers - Malta corporate registry_14, NASHVILLE, FLT 3 TRIQ MONS. ALFRED MIFSUD BIRKIRKARA_14, NASHVILLE, FLT 3 TRIQ MONS. ALFRED MIFSUD BIRKIRKAR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10507" table:style-name="ce1">
            <text:p>58010507</text:p>
          </table:table-cell>
          <table:table-cell office:value-type="string" table:style-name="ce1">
            <text:p>Paradise Papers - Malta corporate registry</text:p>
          </table:table-cell>
          <table:table-cell office:value-type="string" table:style-name="ce1">
            <text:p>14, NASHVILLE, FLT 3 TRIQ MONS. ALFRED MIFSUD BIRKIRKARA</text:p>
          </table:table-cell>
          <table:table-cell office:value-type="string" table:style-name="ce1">
            <text:p>14, NASHVILLE, FLT 3 TRIQ MONS. ALFRED MIFSUD BIRKIRKAR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10507_paradise papers - malta corporate registry_14, nashville, flt 3 triq mons. alfred mifsud birkirkara_14, nashville, flt 3 triq mons. alfred mifsud birkirkar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10723_Paradise Papers - Malta corporate registry_14, TRIQ MIFSUD ELLUL QORMI QRM 1923_14, TRIQ MIFSUD ELLUL QORMI QRM 1923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10723" table:style-name="ce1">
            <text:p>58010723</text:p>
          </table:table-cell>
          <table:table-cell office:value-type="string" table:style-name="ce1">
            <text:p>Paradise Papers - Malta corporate registry</text:p>
          </table:table-cell>
          <table:table-cell office:value-type="string" table:style-name="ce1">
            <text:p>14, TRIQ MIFSUD ELLUL QORMI QRM 1923</text:p>
          </table:table-cell>
          <table:table-cell office:value-type="string" table:style-name="ce1">
            <text:p>14, TRIQ MIFSUD ELLUL QORMI QRM 1923</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10723_paradise papers - malta corporate registry_14, triq mifsud ellul qormi qrm 1923_14, triq mifsud ellul qormi qrm 1923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10724_Paradise Papers - Malta corporate registry_14, TRIQ MIFSUD ELLUL, QORMIQRM 1923, MALTA_14, TRIQ MIFSUD ELLUL, QORMIQRM 1923, MAL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10724" table:style-name="ce1">
            <text:p>58010724</text:p>
          </table:table-cell>
          <table:table-cell office:value-type="string" table:style-name="ce1">
            <text:p>Paradise Papers - Malta corporate registry</text:p>
          </table:table-cell>
          <table:table-cell office:value-type="string" table:style-name="ce1">
            <text:p>14, TRIQ MIFSUD ELLUL, QORMIQRM 1923, MALTA</text:p>
          </table:table-cell>
          <table:table-cell office:value-type="string" table:style-name="ce1">
            <text:p>14, TRIQ MIFSUD ELLUL, QORMIQRM 1923, MAL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10724_paradise papers - malta corporate registry_14, triq mifsud ellul, qormiqrm 1923, malta_14, triq mifsud ellul, qormiqrm 1923, malt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11049_Paradise Papers - Malta corporate registry_20, MONS A. MIFSUD STREET, TA' XBIEXXBX 1061, MALTA_20, MONS A. MIFSUD STREET, TA' XBIEXXBX 1061, MAL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11049" table:style-name="ce1">
            <text:p>58011049</text:p>
          </table:table-cell>
          <table:table-cell office:value-type="string" table:style-name="ce1">
            <text:p>Paradise Papers - Malta corporate registry</text:p>
          </table:table-cell>
          <table:table-cell office:value-type="string" table:style-name="ce1">
            <text:p>20, MONS A. MIFSUD STREET, TA' XBIEXXBX 1061, MALTA</text:p>
          </table:table-cell>
          <table:table-cell office:value-type="string" table:style-name="ce1">
            <text:p>20, MONS A. MIFSUD STREET, TA' XBIEXXBX 1061, MAL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11049_paradise papers - malta corporate registry_20, mons a. mifsud street, ta' xbiexxbx 1061, malta_20, mons a. mifsud street, ta' xbiexxbx 1061, malt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11541_Paradise Papers - Malta corporate registry_13, GENESIS PATRI PILAGIO MIFSUD STREET, ZEBBUG_13, GENESIS PATRI PILAGIO MIFSUD STREET, ZEBBUG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11541" table:style-name="ce1">
            <text:p>58011541</text:p>
          </table:table-cell>
          <table:table-cell office:value-type="string" table:style-name="ce1">
            <text:p>Paradise Papers - Malta corporate registry</text:p>
          </table:table-cell>
          <table:table-cell office:value-type="string" table:style-name="ce1">
            <text:p>13, GENESIS PATRI PILAGIO MIFSUD STREET, ZEBBUG</text:p>
          </table:table-cell>
          <table:table-cell office:value-type="string" table:style-name="ce1">
            <text:p>13, GENESIS PATRI PILAGIO MIFSUD STREET, ZEBBUG</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11541_paradise papers - malta corporate registry_13, genesis patri pilagio mifsud street, zebbug_13, genesis patri pilagio mifsud street, zebbug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13753_Paradise Papers - Malta corporate registry_16, ABBEY WOOD, FLAT 2, TRIQ MONS MIKELANG MIFSUD, MOSTA, MALTA_16, ABBEY WOOD, FLAT 2, TRIQ MONS MIKELANG MIFSUD, MOSTA, MAL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13753" table:style-name="ce1">
            <text:p>58013753</text:p>
          </table:table-cell>
          <table:table-cell office:value-type="string" table:style-name="ce1">
            <text:p>Paradise Papers - Malta corporate registry</text:p>
          </table:table-cell>
          <table:table-cell office:value-type="string" table:style-name="ce1">
            <text:p>16, ABBEY WOOD, FLAT 2, TRIQ MONS MIKELANG MIFSUD, MOSTA, MALTA</text:p>
          </table:table-cell>
          <table:table-cell office:value-type="string" table:style-name="ce1">
            <text:p>16, ABBEY WOOD, FLAT 2, TRIQ MONS MIKELANG MIFSUD, MOSTA, MAL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13753_paradise papers - malta corporate registry_16, abbey wood, flat 2, triq mons mikelang mifsud, mosta, malta_16, abbey wood, flat 2, triq mons mikelang mifsud, mosta, malt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13754_Paradise Papers - Malta corporate registry_16, Abby Wood, Fl 2, Triq Mons. Mikelang Mifsud MOSTA_16, Abby Wood, Fl 2, Triq Mons. Mikelang Mifsud MOS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13754" table:style-name="ce1">
            <text:p>58013754</text:p>
          </table:table-cell>
          <table:table-cell office:value-type="string" table:style-name="ce1">
            <text:p>Paradise Papers - Malta corporate registry</text:p>
          </table:table-cell>
          <table:table-cell office:value-type="string" table:style-name="ce1">
            <text:p>16, Abby Wood, Fl 2, Triq Mons. Mikelang Mifsud MOSTA</text:p>
          </table:table-cell>
          <table:table-cell office:value-type="string" table:style-name="ce1">
            <text:p>16, Abby Wood, Fl 2, Triq Mons. Mikelang Mifsud MOS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13754_paradise papers - malta corporate registry_16, abby wood, fl 2, triq mons. mikelang mifsud mosta_16, abby wood, fl 2, triq mons. mikelang mifsud most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13813_Paradise Papers - Malta corporate registry_16/2 ABBEY WOOD MONS. M.A. MIFSUD STREET MOSTA_16/2 ABBEY WOOD MONS. M.A. MIFSUD STREET MOS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13813" table:style-name="ce1">
            <text:p>58013813</text:p>
          </table:table-cell>
          <table:table-cell office:value-type="string" table:style-name="ce1">
            <text:p>Paradise Papers - Malta corporate registry</text:p>
          </table:table-cell>
          <table:table-cell office:value-type="string" table:style-name="ce1">
            <text:p>16/2 ABBEY WOOD MONS. M.A. MIFSUD STREET MOSTA</text:p>
          </table:table-cell>
          <table:table-cell office:value-type="string" table:style-name="ce1">
            <text:p>16/2 ABBEY WOOD MONS. M.A. MIFSUD STREET MOS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13813_paradise papers - malta corporate registry_16/2 abbey wood mons. m.a. mifsud street mosta_16/2 abbey wood mons. m.a. mifsud street most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14039_Paradise Papers - Malta corporate registry_14, TRIQ MIFSUD ELLUL QORMI_14, TRIQ MIFSUD ELLUL QORMI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14039" table:style-name="ce1">
            <text:p>58014039</text:p>
          </table:table-cell>
          <table:table-cell office:value-type="string" table:style-name="ce1">
            <text:p>Paradise Papers - Malta corporate registry</text:p>
          </table:table-cell>
          <table:table-cell office:value-type="string" table:style-name="ce1">
            <text:p>14, TRIQ MIFSUD ELLUL QORMI</text:p>
          </table:table-cell>
          <table:table-cell office:value-type="string" table:style-name="ce1">
            <text:p>14, TRIQ MIFSUD ELLUL QORMI</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14039_paradise papers - malta corporate registry_14, triq mifsud ellul qormi_14, triq mifsud ellul qormi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14135_Paradise Papers - Malta corporate registry_27, TRIQ SIR UGO MIFSUD, LIJALJA1050, MALTA_27, TRIQ SIR UGO MIFSUD, LIJALJA1050, MAL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14135" table:style-name="ce1">
            <text:p>58014135</text:p>
          </table:table-cell>
          <table:table-cell office:value-type="string" table:style-name="ce1">
            <text:p>Paradise Papers - Malta corporate registry</text:p>
          </table:table-cell>
          <table:table-cell office:value-type="string" table:style-name="ce1">
            <text:p>27, TRIQ SIR UGO MIFSUD, LIJALJA1050, MALTA</text:p>
          </table:table-cell>
          <table:table-cell office:value-type="string" table:style-name="ce1">
            <text:p>27, TRIQ SIR UGO MIFSUD, LIJALJA1050, MAL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14135_paradise papers - malta corporate registry_27, triq sir ugo mifsud, lijalja1050, malta_27, triq sir ugo mifsud, lijalja1050, malt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14848_Paradise Papers - Malta corporate registry_15 MOONRAKERS PATRI PELAGJU MIFSUD STREET, ZEBBUGZBG 3032, MALTA_15 MOONRAKERS PATRI PELAGJU MIFSUD STREET, ZEBBUGZBG 3032, MAL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14848" table:style-name="ce1">
            <text:p>58014848</text:p>
          </table:table-cell>
          <table:table-cell office:value-type="string" table:style-name="ce1">
            <text:p>Paradise Papers - Malta corporate registry</text:p>
          </table:table-cell>
          <table:table-cell office:value-type="string" table:style-name="ce1">
            <text:p>15 MOONRAKERS PATRI PELAGJU MIFSUD STREET, ZEBBUGZBG 3032, MALTA</text:p>
          </table:table-cell>
          <table:table-cell office:value-type="string" table:style-name="ce1">
            <text:p>15 MOONRAKERS PATRI PELAGJU MIFSUD STREET, ZEBBUGZBG 3032, MAL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14848_paradise papers - malta corporate registry_15 moonrakers patri pelagju mifsud street, zebbugzbg 3032, malta_15 moonrakers patri pelagju mifsud street, zebbugzbg 3032, malt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15104_Paradise Papers - Malta corporate registry_15, MOONRAKERS, TRIQ PATRI PELAGJU MIFSUD, ZEBBUG_15, MOONRAKERS, TRIQ PATRI PELAGJU MIFSUD, ZEBBUG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15104" table:style-name="ce1">
            <text:p>58015104</text:p>
          </table:table-cell>
          <table:table-cell office:value-type="string" table:style-name="ce1">
            <text:p>Paradise Papers - Malta corporate registry</text:p>
          </table:table-cell>
          <table:table-cell office:value-type="string" table:style-name="ce1">
            <text:p>15, MOONRAKERS, TRIQ PATRI PELAGJU MIFSUD, ZEBBUG</text:p>
          </table:table-cell>
          <table:table-cell office:value-type="string" table:style-name="ce1">
            <text:p>15, MOONRAKERS, TRIQ PATRI PELAGJU MIFSUD, ZEBBUG</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15104_paradise papers - malta corporate registry_15, moonrakers, triq patri pelagju mifsud, zebbug_15, moonrakers, triq patri pelagju mifsud, zebbug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15590_Paradise Papers - Malta corporate registry_18, SIR UGO MIFSUD STREET, LIJALJA 1051, MALTA_18, SIR UGO MIFSUD STREET, LIJALJA 1051, MAL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15590" table:style-name="ce1">
            <text:p>58015590</text:p>
          </table:table-cell>
          <table:table-cell office:value-type="string" table:style-name="ce1">
            <text:p>Paradise Papers - Malta corporate registry</text:p>
          </table:table-cell>
          <table:table-cell office:value-type="string" table:style-name="ce1">
            <text:p>18, SIR UGO MIFSUD STREET, LIJALJA 1051, MALTA</text:p>
          </table:table-cell>
          <table:table-cell office:value-type="string" table:style-name="ce1">
            <text:p>18, SIR UGO MIFSUD STREET, LIJALJA 1051, MAL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15590_paradise papers - malta corporate registry_18, sir ugo mifsud street, lijalja 1051, malta_18, sir ugo mifsud street, lijalja 1051, malt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15629_Paradise Papers - Malta corporate registry_18, SIR UGO MIFSUD STREET LIJA_18, SIR UGO MIFSUD STREET LIJ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15629" table:style-name="ce1">
            <text:p>58015629</text:p>
          </table:table-cell>
          <table:table-cell office:value-type="string" table:style-name="ce1">
            <text:p>Paradise Papers - Malta corporate registry</text:p>
          </table:table-cell>
          <table:table-cell office:value-type="string" table:style-name="ce1">
            <text:p>18, SIR UGO MIFSUD STREET LIJA</text:p>
          </table:table-cell>
          <table:table-cell office:value-type="string" table:style-name="ce1">
            <text:p>18, SIR UGO MIFSUD STREET LIJ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15629_paradise papers - malta corporate registry_18, sir ugo mifsud street lija_18, sir ugo mifsud street lij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16594_Paradise Papers - Malta corporate registry_16, FLAT 2, ABBEY WOOD, TRIQ MONS. MIKELANG MIFSUD, MOSTA_16, FLAT 2, ABBEY WOOD, TRIQ MONS. MIKELANG MIFSUD, MOS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16594" table:style-name="ce1">
            <text:p>58016594</text:p>
          </table:table-cell>
          <table:table-cell office:value-type="string" table:style-name="ce1">
            <text:p>Paradise Papers - Malta corporate registry</text:p>
          </table:table-cell>
          <table:table-cell office:value-type="string" table:style-name="ce1">
            <text:p>16, FLAT 2, ABBEY WOOD, TRIQ MONS. MIKELANG MIFSUD, MOSTA</text:p>
          </table:table-cell>
          <table:table-cell office:value-type="string" table:style-name="ce1">
            <text:p>16, FLAT 2, ABBEY WOOD, TRIQ MONS. MIKELANG MIFSUD, MOS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16594_paradise papers - malta corporate registry_16, flat 2, abbey wood, triq mons. mikelang mifsud, mosta_16, flat 2, abbey wood, triq mons. mikelang mifsud, most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16648_Paradise Papers - Malta corporate registry_198, VILLA GRECH MIFSUD MAIN STREET MOSTA_198, VILLA GRECH MIFSUD MAIN STREET MOS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16648" table:style-name="ce1">
            <text:p>58016648</text:p>
          </table:table-cell>
          <table:table-cell office:value-type="string" table:style-name="ce1">
            <text:p>Paradise Papers - Malta corporate registry</text:p>
          </table:table-cell>
          <table:table-cell office:value-type="string" table:style-name="ce1">
            <text:p>198, VILLA GRECH MIFSUD MAIN STREET MOSTA</text:p>
          </table:table-cell>
          <table:table-cell office:value-type="string" table:style-name="ce1">
            <text:p>198, VILLA GRECH MIFSUD MAIN STREET MOS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16648_paradise papers - malta corporate registry_198, villa grech mifsud main street mosta_198, villa grech mifsud main street most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16921_Paradise Papers - Malta corporate registry_16/2 TRIQ MONS. M.A. MIFSUD, MOSTA_16/2 TRIQ MONS. M.A. MIFSUD, MOS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16921" table:style-name="ce1">
            <text:p>58016921</text:p>
          </table:table-cell>
          <table:table-cell office:value-type="string" table:style-name="ce1">
            <text:p>Paradise Papers - Malta corporate registry</text:p>
          </table:table-cell>
          <table:table-cell office:value-type="string" table:style-name="ce1">
            <text:p>16/2 TRIQ MONS. M.A. MIFSUD, MOSTA</text:p>
          </table:table-cell>
          <table:table-cell office:value-type="string" table:style-name="ce1">
            <text:p>16/2 TRIQ MONS. M.A. MIFSUD, MOS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16921_paradise papers - malta corporate registry_16/2 triq mons. m.a. mifsud, mosta_16/2 triq mons. m.a. mifsud, most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18145_Paradise Papers - Malta corporate registry_30, KARMENU MIFSUD STREET, G'MANGIA, PIETA'_30, KARMENU MIFSUD STREET, G'MANGIA, PIE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18145" table:style-name="ce1">
            <text:p>58018145</text:p>
          </table:table-cell>
          <table:table-cell office:value-type="string" table:style-name="ce1">
            <text:p>Paradise Papers - Malta corporate registry</text:p>
          </table:table-cell>
          <table:table-cell office:value-type="string" table:style-name="ce1">
            <text:p>30, KARMENU MIFSUD STREET, G'MANGIA, PIETA'</text:p>
          </table:table-cell>
          <table:table-cell office:value-type="string" table:style-name="ce1">
            <text:p>30, KARMENU MIFSUD STREET, G'MANGIA, PIE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18145_paradise papers - malta corporate registry_30, karmenu mifsud street, g'mangia, pieta'_30, karmenu mifsud street, g'mangia, piet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18443_Paradise Papers - Malta corporate registry_2 TRIADA, TRIQ MONS MIKELANG MIFSUD, MOSTA_2 TRIADA, TRIQ MONS MIKELANG MIFSUD, MOS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18443" table:style-name="ce1">
            <text:p>58018443</text:p>
          </table:table-cell>
          <table:table-cell office:value-type="string" table:style-name="ce1">
            <text:p>Paradise Papers - Malta corporate registry</text:p>
          </table:table-cell>
          <table:table-cell office:value-type="string" table:style-name="ce1">
            <text:p>2 TRIADA, TRIQ MONS MIKELANG MIFSUD, MOSTA</text:p>
          </table:table-cell>
          <table:table-cell office:value-type="string" table:style-name="ce1">
            <text:p>2 TRIADA, TRIQ MONS MIKELANG MIFSUD, MOS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18443_paradise papers - malta corporate registry_2 triada, triq mons mikelang mifsud, mosta_2 triada, triq mons mikelang mifsud, most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19207_Paradise Papers - Malta corporate registry_2, PJAZZA MIFSUD BONNICI, MARSASCALA, MALTA_2, PJAZZA MIFSUD BONNICI, MARSASCALA, MAL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19207" table:style-name="ce1">
            <text:p>58019207</text:p>
          </table:table-cell>
          <table:table-cell office:value-type="string" table:style-name="ce1">
            <text:p>Paradise Papers - Malta corporate registry</text:p>
          </table:table-cell>
          <table:table-cell office:value-type="string" table:style-name="ce1">
            <text:p>2, PJAZZA MIFSUD BONNICI, MARSASCALA, MALTA</text:p>
          </table:table-cell>
          <table:table-cell office:value-type="string" table:style-name="ce1">
            <text:p>2, PJAZZA MIFSUD BONNICI, MARSASCALA, MAL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19207_paradise papers - malta corporate registry_2, pjazza mifsud bonnici, marsascala, malta_2, pjazza mifsud bonnici, marsascala, malt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19527_Paradise Papers - Malta corporate registry_20, <text:s/>MONS ALFREDO MIFSUD STREET, TA' XBIEX, MALTA_20, <text:s/>MONS ALFREDO MIFSUD STREET, TA' XBIEX, MAL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19527" table:style-name="ce1">
            <text:p>58019527</text:p>
          </table:table-cell>
          <table:table-cell office:value-type="string" table:style-name="ce1">
            <text:p>Paradise Papers - Malta corporate registry</text:p>
          </table:table-cell>
          <table:table-cell office:value-type="string" table:style-name="ce1">
            <text:p>20, <text:s/>MONS ALFREDO MIFSUD STREET, TA' XBIEX, MALTA</text:p>
          </table:table-cell>
          <table:table-cell office:value-type="string" table:style-name="ce1">
            <text:p>20, <text:s/>MONS ALFREDO MIFSUD STREET, TA' XBIEX, MAL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19527_paradise papers - malta corporate registry_20, <text:s/>mons alfredo mifsud street, ta' xbiex, malta_20, <text:s/>mons alfredo mifsud street, ta' xbiex, malt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19654_Paradise Papers - Malta corporate registry_18, SIR UGO MIFSUD STREET, LIJA LJA 1051_18, SIR UGO MIFSUD STREET, LIJA LJA 1051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19654" table:style-name="ce1">
            <text:p>58019654</text:p>
          </table:table-cell>
          <table:table-cell office:value-type="string" table:style-name="ce1">
            <text:p>Paradise Papers - Malta corporate registry</text:p>
          </table:table-cell>
          <table:table-cell office:value-type="string" table:style-name="ce1">
            <text:p>18, SIR UGO MIFSUD STREET, LIJA LJA 1051</text:p>
          </table:table-cell>
          <table:table-cell office:value-type="string" table:style-name="ce1">
            <text:p>18, SIR UGO MIFSUD STREET, LIJA LJA 1051</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19654_paradise papers - malta corporate registry_18, sir ugo mifsud street, lija lja 1051_18, sir ugo mifsud street, lija lja 1051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19755_Paradise Papers - Malta corporate registry_20, MONS.ALFREDO MIFSUD STREET, TA' XBIEX_20, MONS.ALFREDO MIFSUD STREET, TA' XBIEX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19755" table:style-name="ce1">
            <text:p>58019755</text:p>
          </table:table-cell>
          <table:table-cell office:value-type="string" table:style-name="ce1">
            <text:p>Paradise Papers - Malta corporate registry</text:p>
          </table:table-cell>
          <table:table-cell office:value-type="string" table:style-name="ce1">
            <text:p>20, MONS.ALFREDO MIFSUD STREET, TA' XBIEX</text:p>
          </table:table-cell>
          <table:table-cell office:value-type="string" table:style-name="ce1">
            <text:p>20, MONS.ALFREDO MIFSUD STREET, TA' XBIEX</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19755_paradise papers - malta corporate registry_20, mons.alfredo mifsud street, ta' xbiex_20, mons.alfredo mifsud street, ta' xbiex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21037_Paradise Papers - Malta corporate registry_36, HEAVEN, TRIQ MONS. MIKELANG MIFSUD, MOSTA, MALTA_36, HEAVEN, TRIQ MONS. MIKELANG MIFSUD, MOSTA, MAL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21037" table:style-name="ce1">
            <text:p>58021037</text:p>
          </table:table-cell>
          <table:table-cell office:value-type="string" table:style-name="ce1">
            <text:p>Paradise Papers - Malta corporate registry</text:p>
          </table:table-cell>
          <table:table-cell office:value-type="string" table:style-name="ce1">
            <text:p>36, HEAVEN, TRIQ MONS. MIKELANG MIFSUD, MOSTA, MALTA</text:p>
          </table:table-cell>
          <table:table-cell office:value-type="string" table:style-name="ce1">
            <text:p>36, HEAVEN, TRIQ MONS. MIKELANG MIFSUD, MOSTA, MAL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21037_paradise papers - malta corporate registry_36, heaven, triq mons. mikelang mifsud, mosta, malta_36, heaven, triq mons. mikelang mifsud, mosta, malt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21212_Paradise Papers - Malta corporate registry_19, MARYLOU, TRIQ MONS. ALFRED MIFSUD, BIRKIRKARA BKR1131_19, MARYLOU, TRIQ MONS. ALFRED MIFSUD, BIRKIRKARA BKR1131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21212" table:style-name="ce1">
            <text:p>58021212</text:p>
          </table:table-cell>
          <table:table-cell office:value-type="string" table:style-name="ce1">
            <text:p>Paradise Papers - Malta corporate registry</text:p>
          </table:table-cell>
          <table:table-cell office:value-type="string" table:style-name="ce1">
            <text:p>19, MARYLOU, TRIQ MONS. ALFRED MIFSUD, BIRKIRKARA BKR1131</text:p>
          </table:table-cell>
          <table:table-cell office:value-type="string" table:style-name="ce1">
            <text:p>19, MARYLOU, TRIQ MONS. ALFRED MIFSUD, BIRKIRKARA BKR1131</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21212_paradise papers - malta corporate registry_19, marylou, triq mons. alfred mifsud, birkirkara bkr1131_19, marylou, triq mons. alfred mifsud, birkirkara bkr1131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21857_Paradise Papers - Malta corporate registry_26, 'VILLA HUANA' MONS. ALFREDO MIFSUD STREET TA' XBIEX MSD 11._26, 'VILLA HUANA' MONS. ALFREDO MIFSUD STREET TA' XBIEX MSD 11.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21857" table:style-name="ce1">
            <text:p>58021857</text:p>
          </table:table-cell>
          <table:table-cell office:value-type="string" table:style-name="ce1">
            <text:p>Paradise Papers - Malta corporate registry</text:p>
          </table:table-cell>
          <table:table-cell office:value-type="string" table:style-name="ce1">
            <text:p>26, 'VILLA HUANA' MONS. ALFREDO MIFSUD STREET TA' XBIEX MSD 11.</text:p>
          </table:table-cell>
          <table:table-cell office:value-type="string" table:style-name="ce1">
            <text:p>26, 'VILLA HUANA' MONS. ALFREDO MIFSUD STREET TA' XBIEX MSD 11.</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21857_paradise papers - malta corporate registry_26, 'villa huana' mons. alfredo mifsud street ta' xbiex msd 11._26, 'villa huana' mons. alfredo mifsud street ta' xbiex msd 11.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21858_Paradise Papers - Malta corporate registry_26, 'VILLA HUANA' MONS. ALFREDO MIFSUD STREET TA' XBIEX XBX 1061_26, 'VILLA HUANA' MONS. ALFREDO MIFSUD STREET TA' XBIEX XBX 1061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21858" table:style-name="ce1">
            <text:p>58021858</text:p>
          </table:table-cell>
          <table:table-cell office:value-type="string" table:style-name="ce1">
            <text:p>Paradise Papers - Malta corporate registry</text:p>
          </table:table-cell>
          <table:table-cell office:value-type="string" table:style-name="ce1">
            <text:p>26, 'VILLA HUANA' MONS. ALFREDO MIFSUD STREET TA' XBIEX XBX 1061</text:p>
          </table:table-cell>
          <table:table-cell office:value-type="string" table:style-name="ce1">
            <text:p>26, 'VILLA HUANA' MONS. ALFREDO MIFSUD STREET TA' XBIEX XBX 1061</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21858_paradise papers - malta corporate registry_26, 'villa huana' mons. alfredo mifsud street ta' xbiex xbx 1061_26, 'villa huana' mons. alfredo mifsud street ta' xbiex xbx 1061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22171_Paradise Papers - Malta corporate registry_20, MONS. ALFREDO MIFSUD STREET TA' XBIEX_20, MONS. ALFREDO MIFSUD STREET TA' XBIEX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22171" table:style-name="ce1">
            <text:p>58022171</text:p>
          </table:table-cell>
          <table:table-cell office:value-type="string" table:style-name="ce1">
            <text:p>Paradise Papers - Malta corporate registry</text:p>
          </table:table-cell>
          <table:table-cell office:value-type="string" table:style-name="ce1">
            <text:p>20, MONS. ALFREDO MIFSUD STREET TA' XBIEX</text:p>
          </table:table-cell>
          <table:table-cell office:value-type="string" table:style-name="ce1">
            <text:p>20, MONS. ALFREDO MIFSUD STREET TA' XBIEX</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22171_paradise papers - malta corporate registry_20, mons. alfredo mifsud street ta' xbiex_20, mons. alfredo mifsud street ta' xbiex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23501_Paradise Papers - Malta corporate registry_39, K. MIFSUD STREET, PIETA'_39, K. MIFSUD STREET, PIE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23501" table:style-name="ce1">
            <text:p>58023501</text:p>
          </table:table-cell>
          <table:table-cell office:value-type="string" table:style-name="ce1">
            <text:p>Paradise Papers - Malta corporate registry</text:p>
          </table:table-cell>
          <table:table-cell office:value-type="string" table:style-name="ce1">
            <text:p>39, K. MIFSUD STREET, PIETA'</text:p>
          </table:table-cell>
          <table:table-cell office:value-type="string" table:style-name="ce1">
            <text:p>39, K. MIFSUD STREET, PIE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23501_paradise papers - malta corporate registry_39, k. mifsud street, pieta'_39, k. mifsud street, piet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24028_Paradise Papers - Malta corporate registry_26, R. MIFSUD BONNICI STREET, LIJALJA 1408, MALTA_26, R. MIFSUD BONNICI STREET, LIJALJA 1408, MAL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24028" table:style-name="ce1">
            <text:p>58024028</text:p>
          </table:table-cell>
          <table:table-cell office:value-type="string" table:style-name="ce1">
            <text:p>Paradise Papers - Malta corporate registry</text:p>
          </table:table-cell>
          <table:table-cell office:value-type="string" table:style-name="ce1">
            <text:p>26, R. MIFSUD BONNICI STREET, LIJALJA 1408, MALTA</text:p>
          </table:table-cell>
          <table:table-cell office:value-type="string" table:style-name="ce1">
            <text:p>26, R. MIFSUD BONNICI STREET, LIJALJA 1408, MAL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24028_paradise papers - malta corporate registry_26, r. mifsud bonnici street, lijalja 1408, malta_26, r. mifsud bonnici street, lijalja 1408, malt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24040_Paradise Papers - Malta corporate registry_20, M0NS ALFREDO MIFSUD STREET, TA' XBIEX, MALTA_20, M0NS ALFREDO MIFSUD STREET, TA' XBIEX, MAL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24040" table:style-name="ce1">
            <text:p>58024040</text:p>
          </table:table-cell>
          <table:table-cell office:value-type="string" table:style-name="ce1">
            <text:p>Paradise Papers - Malta corporate registry</text:p>
          </table:table-cell>
          <table:table-cell office:value-type="string" table:style-name="ce1">
            <text:p>20, M0NS ALFREDO MIFSUD STREET, TA' XBIEX, MALTA</text:p>
          </table:table-cell>
          <table:table-cell office:value-type="string" table:style-name="ce1">
            <text:p>20, M0NS ALFREDO MIFSUD STREET, TA' XBIEX, MAL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24040_paradise papers - malta corporate registry_20, m0ns alfredo mifsud street, ta' xbiex, malta_20, m0ns alfredo mifsud street, ta' xbiex, malt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24386_Paradise Papers - Malta corporate registry_23, TRIQ MONS. A. MIFSUD, PEMBROKE STJ 07_23, TRIQ MONS. A. MIFSUD, PEMBROKE STJ 07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24386" table:style-name="ce1">
            <text:p>58024386</text:p>
          </table:table-cell>
          <table:table-cell office:value-type="string" table:style-name="ce1">
            <text:p>Paradise Papers - Malta corporate registry</text:p>
          </table:table-cell>
          <table:table-cell office:value-type="string" table:style-name="ce1">
            <text:p>23, TRIQ MONS. A. MIFSUD, PEMBROKE STJ 07</text:p>
          </table:table-cell>
          <table:table-cell office:value-type="string" table:style-name="ce1">
            <text:p>23, TRIQ MONS. A. MIFSUD, PEMBROKE STJ 07</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24386_paradise papers - malta corporate registry_23, triq mons. a. mifsud, pembroke stj 07_23, triq mons. a. mifsud, pembroke stj 07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25980_Paradise Papers - Malta corporate registry_30, MONISTAYNES, TRIQ ROBERT MIFSUD BONNICI, LIJA LJA 1408_30, MONISTAYNES, TRIQ ROBERT MIFSUD BONNICI, LIJA LJA 1408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25980" table:style-name="ce1">
            <text:p>58025980</text:p>
          </table:table-cell>
          <table:table-cell office:value-type="string" table:style-name="ce1">
            <text:p>Paradise Papers - Malta corporate registry</text:p>
          </table:table-cell>
          <table:table-cell office:value-type="string" table:style-name="ce1">
            <text:p>30, MONISTAYNES, TRIQ ROBERT MIFSUD BONNICI, LIJA LJA 1408</text:p>
          </table:table-cell>
          <table:table-cell office:value-type="string" table:style-name="ce1">
            <text:p>30, MONISTAYNES, TRIQ ROBERT MIFSUD BONNICI, LIJA LJA 1408</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25980_paradise papers - malta corporate registry_30, monistaynes, triq robert mifsud bonnici, lija lja 1408_30, monistaynes, triq robert mifsud bonnici, lija lja 1408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26094_Paradise Papers - Malta corporate registry_27, MARTONVILLE, TRIQ SIR UGO MIFSUD, LIJA_27, MARTONVILLE, TRIQ SIR UGO MIFSUD, LIJ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26094" table:style-name="ce1">
            <text:p>58026094</text:p>
          </table:table-cell>
          <table:table-cell office:value-type="string" table:style-name="ce1">
            <text:p>Paradise Papers - Malta corporate registry</text:p>
          </table:table-cell>
          <table:table-cell office:value-type="string" table:style-name="ce1">
            <text:p>27, MARTONVILLE, TRIQ SIR UGO MIFSUD, LIJA</text:p>
          </table:table-cell>
          <table:table-cell office:value-type="string" table:style-name="ce1">
            <text:p>27, MARTONVILLE, TRIQ SIR UGO MIFSUD, LIJ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26094_paradise papers - malta corporate registry_27, martonville, triq sir ugo mifsud, lija_27, martonville, triq sir ugo mifsud, lij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26291_Paradise Papers - Malta corporate registry_27, TRIQ SIR UGO MIFSUD LIJA LJA1050_27, TRIQ SIR UGO MIFSUD LIJA LJA1050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26291" table:style-name="ce1">
            <text:p>58026291</text:p>
          </table:table-cell>
          <table:table-cell office:value-type="string" table:style-name="ce1">
            <text:p>Paradise Papers - Malta corporate registry</text:p>
          </table:table-cell>
          <table:table-cell office:value-type="string" table:style-name="ce1">
            <text:p>27, TRIQ SIR UGO MIFSUD LIJA LJA1050</text:p>
          </table:table-cell>
          <table:table-cell office:value-type="string" table:style-name="ce1">
            <text:p>27, TRIQ SIR UGO MIFSUD LIJA LJA1050</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26291_paradise papers - malta corporate registry_27, triq sir ugo mifsud lija lja1050_27, triq sir ugo mifsud lija lja1050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26410_Paradise Papers - Malta corporate registry_41, K. MIFSUD STREET, PIETA', MALTA_41, K. MIFSUD STREET, PIETA', MAL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26410" table:style-name="ce1">
            <text:p>58026410</text:p>
          </table:table-cell>
          <table:table-cell office:value-type="string" table:style-name="ce1">
            <text:p>Paradise Papers - Malta corporate registry</text:p>
          </table:table-cell>
          <table:table-cell office:value-type="string" table:style-name="ce1">
            <text:p>41, K. MIFSUD STREET, PIETA', MALTA</text:p>
          </table:table-cell>
          <table:table-cell office:value-type="string" table:style-name="ce1">
            <text:p>41, K. MIFSUD STREET, PIETA', MAL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26410_paradise papers - malta corporate registry_41, k. mifsud street, pieta', malta_41, k. mifsud street, pieta', malt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27106_Paradise Papers - Malta corporate registry_23, TRIQ MONS. A. MIFSUD, PEMBROKE_23, TRIQ MONS. A. MIFSUD, PEMBROKE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27106" table:style-name="ce1">
            <text:p>58027106</text:p>
          </table:table-cell>
          <table:table-cell office:value-type="string" table:style-name="ce1">
            <text:p>Paradise Papers - Malta corporate registry</text:p>
          </table:table-cell>
          <table:table-cell office:value-type="string" table:style-name="ce1">
            <text:p>23, TRIQ MONS. A. MIFSUD, PEMBROKE</text:p>
          </table:table-cell>
          <table:table-cell office:value-type="string" table:style-name="ce1">
            <text:p>23, TRIQ MONS. A. MIFSUD, PEMBROKE</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27106_paradise papers - malta corporate registry_23, triq mons. a. mifsud, pembroke_23, triq mons. a. mifsud, pembroke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27412_Paradise Papers - Malta corporate registry_43, SIR UGO MIFSUD, LIJA, MALTA_43, SIR UGO MIFSUD, LIJA, MAL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27412" table:style-name="ce1">
            <text:p>58027412</text:p>
          </table:table-cell>
          <table:table-cell office:value-type="string" table:style-name="ce1">
            <text:p>Paradise Papers - Malta corporate registry</text:p>
          </table:table-cell>
          <table:table-cell office:value-type="string" table:style-name="ce1">
            <text:p>43, SIR UGO MIFSUD, LIJA, MALTA</text:p>
          </table:table-cell>
          <table:table-cell office:value-type="string" table:style-name="ce1">
            <text:p>43, SIR UGO MIFSUD, LIJA, MAL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27412_paradise papers - malta corporate registry_43, sir ugo mifsud, lija, malta_43, sir ugo mifsud, lija, malt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28950_Paradise Papers - Malta corporate registry_48, K. MIFSUD STREET, PIETA' PTA 1553_48, K. MIFSUD STREET, PIETA' PTA 1553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28950" table:style-name="ce1">
            <text:p>58028950</text:p>
          </table:table-cell>
          <table:table-cell office:value-type="string" table:style-name="ce1">
            <text:p>Paradise Papers - Malta corporate registry</text:p>
          </table:table-cell>
          <table:table-cell office:value-type="string" table:style-name="ce1">
            <text:p>48, K. MIFSUD STREET, PIETA' PTA 1553</text:p>
          </table:table-cell>
          <table:table-cell office:value-type="string" table:style-name="ce1">
            <text:p>48, K. MIFSUD STREET, PIETA' PTA 1553</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28950_paradise papers - malta corporate registry_48, k. mifsud street, pieta' pta 1553_48, k. mifsud street, pieta' pta 1553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29548_Paradise Papers - Malta corporate registry_30K, MIFSUD STREET PIETA'_30K, MIFSUD STREET PIE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29548" table:style-name="ce1">
            <text:p>58029548</text:p>
          </table:table-cell>
          <table:table-cell office:value-type="string" table:style-name="ce1">
            <text:p>Paradise Papers - Malta corporate registry</text:p>
          </table:table-cell>
          <table:table-cell office:value-type="string" table:style-name="ce1">
            <text:p>30K, MIFSUD STREET PIETA'</text:p>
          </table:table-cell>
          <table:table-cell office:value-type="string" table:style-name="ce1">
            <text:p>30K, MIFSUD STREET PIE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29548_paradise papers - malta corporate registry_30k, mifsud street pieta'_30k, mifsud street piet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29595_Paradise Papers - Malta corporate registry_36, THE AMETHYST, MONS. ALFREDO MIFSUD STREET, PEMBROKE_36, THE AMETHYST, MONS. ALFREDO MIFSUD STREET, PEMBROKE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29595" table:style-name="ce1">
            <text:p>58029595</text:p>
          </table:table-cell>
          <table:table-cell office:value-type="string" table:style-name="ce1">
            <text:p>Paradise Papers - Malta corporate registry</text:p>
          </table:table-cell>
          <table:table-cell office:value-type="string" table:style-name="ce1">
            <text:p>36, THE AMETHYST, MONS. ALFREDO MIFSUD STREET, PEMBROKE</text:p>
          </table:table-cell>
          <table:table-cell office:value-type="string" table:style-name="ce1">
            <text:p>36, THE AMETHYST, MONS. ALFREDO MIFSUD STREET, PEMBROKE</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29595_paradise papers - malta corporate registry_36, the amethyst, mons. alfredo mifsud street, pembroke_36, the amethyst, mons. alfredo mifsud street, pembroke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30073_Paradise Papers - Malta corporate registry_32, SIR UGO MIFSUD STREET, LIJA_32, SIR UGO MIFSUD STREET, LIJ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30073" table:style-name="ce1">
            <text:p>58030073</text:p>
          </table:table-cell>
          <table:table-cell office:value-type="string" table:style-name="ce1">
            <text:p>Paradise Papers - Malta corporate registry</text:p>
          </table:table-cell>
          <table:table-cell office:value-type="string" table:style-name="ce1">
            <text:p>32, SIR UGO MIFSUD STREET, LIJA</text:p>
          </table:table-cell>
          <table:table-cell office:value-type="string" table:style-name="ce1">
            <text:p>32, SIR UGO MIFSUD STREET, LIJ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30073_paradise papers - malta corporate registry_32, sir ugo mifsud street, lija_32, sir ugo mifsud street, lij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31365_Paradise Papers - Malta corporate registry_51, TRIQ SIR UGO MIFSUD, LIJA_51, TRIQ SIR UGO MIFSUD, LIJ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31365" table:style-name="ce1">
            <text:p>58031365</text:p>
          </table:table-cell>
          <table:table-cell office:value-type="string" table:style-name="ce1">
            <text:p>Paradise Papers - Malta corporate registry</text:p>
          </table:table-cell>
          <table:table-cell office:value-type="string" table:style-name="ce1">
            <text:p>51, TRIQ SIR UGO MIFSUD, LIJA</text:p>
          </table:table-cell>
          <table:table-cell office:value-type="string" table:style-name="ce1">
            <text:p>51, TRIQ SIR UGO MIFSUD, LIJ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31365_paradise papers - malta corporate registry_51, triq sir ugo mifsud, lija_51, triq sir ugo mifsud, lij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31373_Paradise Papers - Malta corporate registry_52 MIFSUD BONNICI SQUARE, MARSASCALA, MALTA_52 MIFSUD BONNICI SQUARE, MARSASCALA, MAL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31373" table:style-name="ce1">
            <text:p>58031373</text:p>
          </table:table-cell>
          <table:table-cell office:value-type="string" table:style-name="ce1">
            <text:p>Paradise Papers - Malta corporate registry</text:p>
          </table:table-cell>
          <table:table-cell office:value-type="string" table:style-name="ce1">
            <text:p>52 MIFSUD BONNICI SQUARE, MARSASCALA, MALTA</text:p>
          </table:table-cell>
          <table:table-cell office:value-type="string" table:style-name="ce1">
            <text:p>52 MIFSUD BONNICI SQUARE, MARSASCALA, MAL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31373_paradise papers - malta corporate registry_52 mifsud bonnici square, marsascala, malta_52 mifsud bonnici square, marsascala, malt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31537_Paradise Papers - Malta corporate registry_36, '' VILLA BIMENCO '', SIR UGO MIFSUD STREET, LIJA BZN 14_36, '' VILLA BIMENCO '', SIR UGO MIFSUD STREET, LIJA BZN 14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31537" table:style-name="ce1">
            <text:p>58031537</text:p>
          </table:table-cell>
          <table:table-cell office:value-type="string" table:style-name="ce1">
            <text:p>Paradise Papers - Malta corporate registry</text:p>
          </table:table-cell>
          <table:table-cell office:value-type="string" table:style-name="ce1">
            <text:p>36, '' VILLA BIMENCO '', SIR UGO MIFSUD STREET, LIJA BZN 14</text:p>
          </table:table-cell>
          <table:table-cell office:value-type="string" table:style-name="ce1">
            <text:p>36, '' VILLA BIMENCO '', SIR UGO MIFSUD STREET, LIJA BZN 14</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31537_paradise papers - malta corporate registry_36, '' villa bimenco '', sir ugo mifsud street, lija bzn 14_36, '' villa bimenco '', sir ugo mifsud street, lija bzn 14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32590_Paradise Papers - Malta corporate registry_56, MONS. A. MIFSUD STREET, PEMBROKE_56, MONS. A. MIFSUD STREET, PEMBROKE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32590" table:style-name="ce1">
            <text:p>58032590</text:p>
          </table:table-cell>
          <table:table-cell office:value-type="string" table:style-name="ce1">
            <text:p>Paradise Papers - Malta corporate registry</text:p>
          </table:table-cell>
          <table:table-cell office:value-type="string" table:style-name="ce1">
            <text:p>56, MONS. A. MIFSUD STREET, PEMBROKE</text:p>
          </table:table-cell>
          <table:table-cell office:value-type="string" table:style-name="ce1">
            <text:p>56, MONS. A. MIFSUD STREET, PEMBROKE</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32590_paradise papers - malta corporate registry_56, mons. a. mifsud street, pembroke_56, mons. a. mifsud street, pembroke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32859_Paradise Papers - Malta corporate registry_38, NO 1, SARDINELLA, TRIQ MONSINJUR MICHELANG MIFSUD, MOSTA_38, NO 1, SARDINELLA, TRIQ MONSINJUR MICHELANG MIFSUD, MOS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32859" table:style-name="ce1">
            <text:p>58032859</text:p>
          </table:table-cell>
          <table:table-cell office:value-type="string" table:style-name="ce1">
            <text:p>Paradise Papers - Malta corporate registry</text:p>
          </table:table-cell>
          <table:table-cell office:value-type="string" table:style-name="ce1">
            <text:p>38, NO 1, SARDINELLA, TRIQ MONSINJUR MICHELANG MIFSUD, MOSTA</text:p>
          </table:table-cell>
          <table:table-cell office:value-type="string" table:style-name="ce1">
            <text:p>38, NO 1, SARDINELLA, TRIQ MONSINJUR MICHELANG MIFSUD, MOS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32859_paradise papers - malta corporate registry_38, no 1, sardinella, triq monsinjur michelang mifsud, mosta_38, no 1, sardinella, triq monsinjur michelang mifsud, most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33055_Paradise Papers - Malta corporate registry_42 SIR UGO MIFSUD STREET, TA' XBIEXXBX 1437, MALTA_42 SIR UGO MIFSUD STREET, TA' XBIEXXBX 1437, MAL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33055" table:style-name="ce1">
            <text:p>58033055</text:p>
          </table:table-cell>
          <table:table-cell office:value-type="string" table:style-name="ce1">
            <text:p>Paradise Papers - Malta corporate registry</text:p>
          </table:table-cell>
          <table:table-cell office:value-type="string" table:style-name="ce1">
            <text:p>42 SIR UGO MIFSUD STREET, TA' XBIEXXBX 1437, MALTA</text:p>
          </table:table-cell>
          <table:table-cell office:value-type="string" table:style-name="ce1">
            <text:p>42 SIR UGO MIFSUD STREET, TA' XBIEXXBX 1437, MAL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33055_paradise papers - malta corporate registry_42 sir ugo mifsud street, ta' xbiexxbx 1437, malta_42 sir ugo mifsud street, ta' xbiexxbx 1437, malt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33133_Paradise Papers - Malta corporate registry_6 PALM COURT ROBERT MIFSUD BONNICI STREET LIJA_6 PALM COURT ROBERT MIFSUD BONNICI STREET LIJ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33133" table:style-name="ce1">
            <text:p>58033133</text:p>
          </table:table-cell>
          <table:table-cell office:value-type="string" table:style-name="ce1">
            <text:p>Paradise Papers - Malta corporate registry</text:p>
          </table:table-cell>
          <table:table-cell office:value-type="string" table:style-name="ce1">
            <text:p>6 PALM COURT ROBERT MIFSUD BONNICI STREET LIJA</text:p>
          </table:table-cell>
          <table:table-cell office:value-type="string" table:style-name="ce1">
            <text:p>6 PALM COURT ROBERT MIFSUD BONNICI STREET LIJ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33133_paradise papers - malta corporate registry_6 palm court robert mifsud bonnici street lija_6 palm court robert mifsud bonnici street lij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33971_Paradise Papers - Malta corporate registry_31, VILLA LIA, SIR HUGO MIFSUD STREET, LIJA_31, VILLA LIA, SIR HUGO MIFSUD STREET, LIJ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33971" table:style-name="ce1">
            <text:p>58033971</text:p>
          </table:table-cell>
          <table:table-cell office:value-type="string" table:style-name="ce1">
            <text:p>Paradise Papers - Malta corporate registry</text:p>
          </table:table-cell>
          <table:table-cell office:value-type="string" table:style-name="ce1">
            <text:p>31, VILLA LIA, SIR HUGO MIFSUD STREET, LIJA</text:p>
          </table:table-cell>
          <table:table-cell office:value-type="string" table:style-name="ce1">
            <text:p>31, VILLA LIA, SIR HUGO MIFSUD STREET, LIJ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33971_paradise papers - malta corporate registry_31, villa lia, sir hugo mifsud street, lija_31, villa lia, sir hugo mifsud street, lij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34390_Paradise Papers - Malta corporate registry_31, SIR UGO MIFSUD STREET, LIJA_31, SIR UGO MIFSUD STREET, LIJ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34390" table:style-name="ce1">
            <text:p>58034390</text:p>
          </table:table-cell>
          <table:table-cell office:value-type="string" table:style-name="ce1">
            <text:p>Paradise Papers - Malta corporate registry</text:p>
          </table:table-cell>
          <table:table-cell office:value-type="string" table:style-name="ce1">
            <text:p>31, SIR UGO MIFSUD STREET, LIJA</text:p>
          </table:table-cell>
          <table:table-cell office:value-type="string" table:style-name="ce1">
            <text:p>31, SIR UGO MIFSUD STREET, LIJ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34390_paradise papers - malta corporate registry_31, sir ugo mifsud street, lija_31, sir ugo mifsud street, lij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34391_Paradise Papers - Malta corporate registry_31, SIR UGO MIFSUD STREET, LIJA LJA 1052_31, SIR UGO MIFSUD STREET, LIJA LJA 1052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34391" table:style-name="ce1">
            <text:p>58034391</text:p>
          </table:table-cell>
          <table:table-cell office:value-type="string" table:style-name="ce1">
            <text:p>Paradise Papers - Malta corporate registry</text:p>
          </table:table-cell>
          <table:table-cell office:value-type="string" table:style-name="ce1">
            <text:p>31, SIR UGO MIFSUD STREET, LIJA LJA 1052</text:p>
          </table:table-cell>
          <table:table-cell office:value-type="string" table:style-name="ce1">
            <text:p>31, SIR UGO MIFSUD STREET, LIJA LJA 1052</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34391_paradise papers - malta corporate registry_31, sir ugo mifsud street, lija lja 1052_31, sir ugo mifsud street, lija lja 1052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34752_Paradise Papers - Malta corporate registry_32, SIR UGO MIFSUD BONNICI STREET, LIJA_32, SIR UGO MIFSUD BONNICI STREET, LIJ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34752" table:style-name="ce1">
            <text:p>58034752</text:p>
          </table:table-cell>
          <table:table-cell office:value-type="string" table:style-name="ce1">
            <text:p>Paradise Papers - Malta corporate registry</text:p>
          </table:table-cell>
          <table:table-cell office:value-type="string" table:style-name="ce1">
            <text:p>32, SIR UGO MIFSUD BONNICI STREET, LIJA</text:p>
          </table:table-cell>
          <table:table-cell office:value-type="string" table:style-name="ce1">
            <text:p>32, SIR UGO MIFSUD BONNICI STREET, LIJ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34752_paradise papers - malta corporate registry_32, sir ugo mifsud bonnici street, lija_32, sir ugo mifsud bonnici street, lij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35136_Paradise Papers - Malta corporate registry_46, MARINA COURT, TRIQ SIR UGO MIFSUD, TA' XBIEX_46, MARINA COURT, TRIQ SIR UGO MIFSUD, TA' XBIEX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35136" table:style-name="ce1">
            <text:p>58035136</text:p>
          </table:table-cell>
          <table:table-cell office:value-type="string" table:style-name="ce1">
            <text:p>Paradise Papers - Malta corporate registry</text:p>
          </table:table-cell>
          <table:table-cell office:value-type="string" table:style-name="ce1">
            <text:p>46, MARINA COURT, TRIQ SIR UGO MIFSUD, TA' XBIEX</text:p>
          </table:table-cell>
          <table:table-cell office:value-type="string" table:style-name="ce1">
            <text:p>46, MARINA COURT, TRIQ SIR UGO MIFSUD, TA' XBIEX</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35136_paradise papers - malta corporate registry_46, marina court, triq sir ugo mifsud, ta' xbiex_46, marina court, triq sir ugo mifsud, ta' xbiex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35137_Paradise Papers - Malta corporate registry_46, MARINA COURT, TRIQ SIR UGO MIFSUD, TA' XBIEX, MALTA_46, MARINA COURT, TRIQ SIR UGO MIFSUD, TA' XBIEX, MAL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35137" table:style-name="ce1">
            <text:p>58035137</text:p>
          </table:table-cell>
          <table:table-cell office:value-type="string" table:style-name="ce1">
            <text:p>Paradise Papers - Malta corporate registry</text:p>
          </table:table-cell>
          <table:table-cell office:value-type="string" table:style-name="ce1">
            <text:p>46, MARINA COURT, TRIQ SIR UGO MIFSUD, TA' XBIEX, MALTA</text:p>
          </table:table-cell>
          <table:table-cell office:value-type="string" table:style-name="ce1">
            <text:p>46, MARINA COURT, TRIQ SIR UGO MIFSUD, TA' XBIEX, MAL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35137_paradise papers - malta corporate registry_46, marina court, triq sir ugo mifsud, ta' xbiex, malta_46, marina court, triq sir ugo mifsud, ta' xbiex, malt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35226_Paradise Papers - Malta corporate registry_41 SIR UGO MIFSUD STREET LIJA_41 SIR UGO MIFSUD STREET LIJ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35226" table:style-name="ce1">
            <text:p>58035226</text:p>
          </table:table-cell>
          <table:table-cell office:value-type="string" table:style-name="ce1">
            <text:p>Paradise Papers - Malta corporate registry</text:p>
          </table:table-cell>
          <table:table-cell office:value-type="string" table:style-name="ce1">
            <text:p>41 SIR UGO MIFSUD STREET LIJA</text:p>
          </table:table-cell>
          <table:table-cell office:value-type="string" table:style-name="ce1">
            <text:p>41 SIR UGO MIFSUD STREET LIJ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35226_paradise papers - malta corporate registry_41 sir ugo mifsud street lija_41 sir ugo mifsud street lij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35253_Paradise Papers - Malta corporate registry_41, SIR UGO MIFSUD STREET, LIJABZN 10, MALTA_41, SIR UGO MIFSUD STREET, LIJABZN 10, MAL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35253" table:style-name="ce1">
            <text:p>58035253</text:p>
          </table:table-cell>
          <table:table-cell office:value-type="string" table:style-name="ce1">
            <text:p>Paradise Papers - Malta corporate registry</text:p>
          </table:table-cell>
          <table:table-cell office:value-type="string" table:style-name="ce1">
            <text:p>41, SIR UGO MIFSUD STREET, LIJABZN 10, MALTA</text:p>
          </table:table-cell>
          <table:table-cell office:value-type="string" table:style-name="ce1">
            <text:p>41, SIR UGO MIFSUD STREET, LIJABZN 10, MAL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35253_paradise papers - malta corporate registry_41, sir ugo mifsud street, lijabzn 10, malta_41, sir ugo mifsud street, lijabzn 10, malt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35551_Paradise Papers - Malta corporate registry_66, TRIQ SIR UGO MIFSUD, LIJA LJA 1055_66, TRIQ SIR UGO MIFSUD, LIJA LJA 1055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35551" table:style-name="ce1">
            <text:p>58035551</text:p>
          </table:table-cell>
          <table:table-cell office:value-type="string" table:style-name="ce1">
            <text:p>Paradise Papers - Malta corporate registry</text:p>
          </table:table-cell>
          <table:table-cell office:value-type="string" table:style-name="ce1">
            <text:p>66, TRIQ SIR UGO MIFSUD, LIJA LJA 1055</text:p>
          </table:table-cell>
          <table:table-cell office:value-type="string" table:style-name="ce1">
            <text:p>66, TRIQ SIR UGO MIFSUD, LIJA LJA 1055</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35551_paradise papers - malta corporate registry_66, triq sir ugo mifsud, lija lja 1055_66, triq sir ugo mifsud, lija lja 1055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35985_Paradise Papers - Malta corporate registry_35, AURORA, ROBERT MIFSUD BONNICI STREET, LIJA BZN 08_35, AURORA, ROBERT MIFSUD BONNICI STREET, LIJA BZN 08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35985" table:style-name="ce1">
            <text:p>58035985</text:p>
          </table:table-cell>
          <table:table-cell office:value-type="string" table:style-name="ce1">
            <text:p>Paradise Papers - Malta corporate registry</text:p>
          </table:table-cell>
          <table:table-cell office:value-type="string" table:style-name="ce1">
            <text:p>35, AURORA, ROBERT MIFSUD BONNICI STREET, LIJA BZN 08</text:p>
          </table:table-cell>
          <table:table-cell office:value-type="string" table:style-name="ce1">
            <text:p>35, AURORA, ROBERT MIFSUD BONNICI STREET, LIJA BZN 08</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35985_paradise papers - malta corporate registry_35, aurora, robert mifsud bonnici street, lija bzn 08_35, aurora, robert mifsud bonnici street, lija bzn 08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35986_Paradise Papers - Malta corporate registry_35, AURORA, ROBERT MIFSUD BONNICI STREET, LIJA LJA 1407_35, AURORA, ROBERT MIFSUD BONNICI STREET, LIJA LJA 1407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35986" table:style-name="ce1">
            <text:p>58035986</text:p>
          </table:table-cell>
          <table:table-cell office:value-type="string" table:style-name="ce1">
            <text:p>Paradise Papers - Malta corporate registry</text:p>
          </table:table-cell>
          <table:table-cell office:value-type="string" table:style-name="ce1">
            <text:p>35, AURORA, ROBERT MIFSUD BONNICI STREET, LIJA LJA 1407</text:p>
          </table:table-cell>
          <table:table-cell office:value-type="string" table:style-name="ce1">
            <text:p>35, AURORA, ROBERT MIFSUD BONNICI STREET, LIJA LJA 1407</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35986_paradise papers - malta corporate registry_35, aurora, robert mifsud bonnici street, lija lja 1407_35, aurora, robert mifsud bonnici street, lija lja 1407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36119_Paradise Papers - Malta corporate registry_43, SIR UGO MIFSUD, LIJA_43, SIR UGO MIFSUD, LIJ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36119" table:style-name="ce1">
            <text:p>58036119</text:p>
          </table:table-cell>
          <table:table-cell office:value-type="string" table:style-name="ce1">
            <text:p>Paradise Papers - Malta corporate registry</text:p>
          </table:table-cell>
          <table:table-cell office:value-type="string" table:style-name="ce1">
            <text:p>43, SIR UGO MIFSUD, LIJA</text:p>
          </table:table-cell>
          <table:table-cell office:value-type="string" table:style-name="ce1">
            <text:p>43, SIR UGO MIFSUD, LIJ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36119_paradise papers - malta corporate registry_43, sir ugo mifsud, lija_43, sir ugo mifsud, lij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36592_Paradise Papers - Malta corporate registry_7, CASA ZAMMIT, MONS. ALFREDO MIFSUD STREET, TA' XBIEX XBX 1060_7, CASA ZAMMIT, MONS. ALFREDO MIFSUD STREET, TA' XBIEX XBX 1060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36592" table:style-name="ce1">
            <text:p>58036592</text:p>
          </table:table-cell>
          <table:table-cell office:value-type="string" table:style-name="ce1">
            <text:p>Paradise Papers - Malta corporate registry</text:p>
          </table:table-cell>
          <table:table-cell office:value-type="string" table:style-name="ce1">
            <text:p>7, CASA ZAMMIT, MONS. ALFREDO MIFSUD STREET, TA' XBIEX XBX 1060</text:p>
          </table:table-cell>
          <table:table-cell office:value-type="string" table:style-name="ce1">
            <text:p>7, CASA ZAMMIT, MONS. ALFREDO MIFSUD STREET, TA' XBIEX XBX 1060</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36592_paradise papers - malta corporate registry_7, casa zammit, mons. alfredo mifsud street, ta' xbiex xbx 1060_7, casa zammit, mons. alfredo mifsud street, ta' xbiex xbx 1060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36656_Paradise Papers - Malta corporate registry_36, HEAVEN, TRIQ MONS. MIKELANG MIFSUD, MOSTA_36, HEAVEN, TRIQ MONS. MIKELANG MIFSUD, MOS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36656" table:style-name="ce1">
            <text:p>58036656</text:p>
          </table:table-cell>
          <table:table-cell office:value-type="string" table:style-name="ce1">
            <text:p>Paradise Papers - Malta corporate registry</text:p>
          </table:table-cell>
          <table:table-cell office:value-type="string" table:style-name="ce1">
            <text:p>36, HEAVEN, TRIQ MONS. MIKELANG MIFSUD, MOSTA</text:p>
          </table:table-cell>
          <table:table-cell office:value-type="string" table:style-name="ce1">
            <text:p>36, HEAVEN, TRIQ MONS. MIKELANG MIFSUD, MOS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36656_paradise papers - malta corporate registry_36, heaven, triq mons. mikelang mifsud, mosta_36, heaven, triq mons. mikelang mifsud, most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37174_Paradise Papers - Malta corporate registry_36, HEAVEN, TRIQ MIKIELANG MIFSUD, MOSTA_36, HEAVEN, TRIQ MIKIELANG MIFSUD, MOS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37174" table:style-name="ce1">
            <text:p>58037174</text:p>
          </table:table-cell>
          <table:table-cell office:value-type="string" table:style-name="ce1">
            <text:p>Paradise Papers - Malta corporate registry</text:p>
          </table:table-cell>
          <table:table-cell office:value-type="string" table:style-name="ce1">
            <text:p>36, HEAVEN, TRIQ MIKIELANG MIFSUD, MOSTA</text:p>
          </table:table-cell>
          <table:table-cell office:value-type="string" table:style-name="ce1">
            <text:p>36, HEAVEN, TRIQ MIKIELANG MIFSUD, MOS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37174_paradise papers - malta corporate registry_36, heaven, triq mikielang mifsud, mosta_36, heaven, triq mikielang mifsud, most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38227_Paradise Papers - Malta corporate registry_52, RAINBOW, FLAT 4, TRIQ L MIFSUD TOMMASI, ZEBBUGZBG 2442, MALTA_52, RAINBOW, FLAT 4, TRIQ L MIFSUD TOMMASI, ZEBBUGZBG 2442, MAL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38227" table:style-name="ce1">
            <text:p>58038227</text:p>
          </table:table-cell>
          <table:table-cell office:value-type="string" table:style-name="ce1">
            <text:p>Paradise Papers - Malta corporate registry</text:p>
          </table:table-cell>
          <table:table-cell office:value-type="string" table:style-name="ce1">
            <text:p>52, RAINBOW, FLAT 4, TRIQ L MIFSUD TOMMASI, ZEBBUGZBG 2442, MALTA</text:p>
          </table:table-cell>
          <table:table-cell office:value-type="string" table:style-name="ce1">
            <text:p>52, RAINBOW, FLAT 4, TRIQ L MIFSUD TOMMASI, ZEBBUGZBG 2442, MAL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38227_paradise papers - malta corporate registry_52, rainbow, flat 4, triq l mifsud tommasi, zebbugzbg 2442, malta_52, rainbow, flat 4, triq l mifsud tommasi, zebbugzbg 2442, malt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38493_Paradise Papers - Malta corporate registry_48, AURORA, MONS. ALFREDO MIFSUD STREET, PEMBROKEPBK 1333, MALTA_48, AURORA, MONS. ALFREDO MIFSUD STREET, PEMBROKEPBK 1333, MAL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38493" table:style-name="ce1">
            <text:p>58038493</text:p>
          </table:table-cell>
          <table:table-cell office:value-type="string" table:style-name="ce1">
            <text:p>Paradise Papers - Malta corporate registry</text:p>
          </table:table-cell>
          <table:table-cell office:value-type="string" table:style-name="ce1">
            <text:p>48, AURORA, MONS. ALFREDO MIFSUD STREET, PEMBROKEPBK 1333, MALTA</text:p>
          </table:table-cell>
          <table:table-cell office:value-type="string" table:style-name="ce1">
            <text:p>48, AURORA, MONS. ALFREDO MIFSUD STREET, PEMBROKEPBK 1333, MAL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38493_paradise papers - malta corporate registry_48, aurora, mons. alfredo mifsud street, pembrokepbk 1333, malta_48, aurora, mons. alfredo mifsud street, pembrokepbk 1333, malt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38495_Paradise Papers - Malta corporate registry_48, CHARDAM TRIQ K. MIFSUD, PIETA'_48, CHARDAM TRIQ K. MIFSUD, PIE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38495" table:style-name="ce1">
            <text:p>58038495</text:p>
          </table:table-cell>
          <table:table-cell office:value-type="string" table:style-name="ce1">
            <text:p>Paradise Papers - Malta corporate registry</text:p>
          </table:table-cell>
          <table:table-cell office:value-type="string" table:style-name="ce1">
            <text:p>48, CHARDAM TRIQ K. MIFSUD, PIETA'</text:p>
          </table:table-cell>
          <table:table-cell office:value-type="string" table:style-name="ce1">
            <text:p>48, CHARDAM TRIQ K. MIFSUD, PIE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38495_paradise papers - malta corporate registry_48, chardam triq k. mifsud, pieta'_48, chardam triq k. mifsud, piet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38613_Paradise Papers - Malta corporate registry_49, <text:s/>MIFSUD BONNICI SQUARE, MARSASCALA, MALTA_49, <text:s/>MIFSUD BONNICI SQUARE, MARSASCALA, MAL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38613" table:style-name="ce1">
            <text:p>58038613</text:p>
          </table:table-cell>
          <table:table-cell office:value-type="string" table:style-name="ce1">
            <text:p>Paradise Papers - Malta corporate registry</text:p>
          </table:table-cell>
          <table:table-cell office:value-type="string" table:style-name="ce1">
            <text:p>49, <text:s/>MIFSUD BONNICI SQUARE, MARSASCALA, MALTA</text:p>
          </table:table-cell>
          <table:table-cell office:value-type="string" table:style-name="ce1">
            <text:p>49, <text:s/>MIFSUD BONNICI SQUARE, MARSASCALA, MAL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38613_paradise papers - malta corporate registry_49, <text:s/>mifsud bonnici square, marsascala, malta_49, <text:s/>mifsud bonnici square, marsascala, malt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38628_Paradise Papers - Malta corporate registry_49, PJAZZA MIFSUD BONNICI, MARSASCALA, MALTA_49, PJAZZA MIFSUD BONNICI, MARSASCALA, MAL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38628" table:style-name="ce1">
            <text:p>58038628</text:p>
          </table:table-cell>
          <table:table-cell office:value-type="string" table:style-name="ce1">
            <text:p>Paradise Papers - Malta corporate registry</text:p>
          </table:table-cell>
          <table:table-cell office:value-type="string" table:style-name="ce1">
            <text:p>49, PJAZZA MIFSUD BONNICI, MARSASCALA, MALTA</text:p>
          </table:table-cell>
          <table:table-cell office:value-type="string" table:style-name="ce1">
            <text:p>49, PJAZZA MIFSUD BONNICI, MARSASCALA, MAL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38628_paradise papers - malta corporate registry_49, pjazza mifsud bonnici, marsascala, malta_49, pjazza mifsud bonnici, marsascala, malt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38958_Paradise Papers - Malta corporate registry_56, TRIQ SIR UGO MIFSUD LIJA BZN 10_56, TRIQ SIR UGO MIFSUD LIJA BZN 10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38958" table:style-name="ce1">
            <text:p>58038958</text:p>
          </table:table-cell>
          <table:table-cell office:value-type="string" table:style-name="ce1">
            <text:p>Paradise Papers - Malta corporate registry</text:p>
          </table:table-cell>
          <table:table-cell office:value-type="string" table:style-name="ce1">
            <text:p>56, TRIQ SIR UGO MIFSUD LIJA BZN 10</text:p>
          </table:table-cell>
          <table:table-cell office:value-type="string" table:style-name="ce1">
            <text:p>56, TRIQ SIR UGO MIFSUD LIJA BZN 10</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38958_paradise papers - malta corporate registry_56, triq sir ugo mifsud lija bzn 10_56, triq sir ugo mifsud lija bzn 10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38959_Paradise Papers - Malta corporate registry_56, TRIQ SIR UGO MIFSUD, LIJA LJA 1055_56, TRIQ SIR UGO MIFSUD, LIJA LJA 1055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38959" table:style-name="ce1">
            <text:p>58038959</text:p>
          </table:table-cell>
          <table:table-cell office:value-type="string" table:style-name="ce1">
            <text:p>Paradise Papers - Malta corporate registry</text:p>
          </table:table-cell>
          <table:table-cell office:value-type="string" table:style-name="ce1">
            <text:p>56, TRIQ SIR UGO MIFSUD, LIJA LJA 1055</text:p>
          </table:table-cell>
          <table:table-cell office:value-type="string" table:style-name="ce1">
            <text:p>56, TRIQ SIR UGO MIFSUD, LIJA LJA 1055</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38959_paradise papers - malta corporate registry_56, triq sir ugo mifsud, lija lja 1055_56, triq sir ugo mifsud, lija lja 1055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39035_Paradise Papers - Malta corporate registry_52, 'MARJOE', MONS. MIKELANG MIFSUD STREET, MOSTA_52, 'MARJOE', MONS. MIKELANG MIFSUD STREET, MOS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39035" table:style-name="ce1">
            <text:p>58039035</text:p>
          </table:table-cell>
          <table:table-cell office:value-type="string" table:style-name="ce1">
            <text:p>Paradise Papers - Malta corporate registry</text:p>
          </table:table-cell>
          <table:table-cell office:value-type="string" table:style-name="ce1">
            <text:p>52, 'MARJOE', MONS. MIKELANG MIFSUD STREET, MOSTA</text:p>
          </table:table-cell>
          <table:table-cell office:value-type="string" table:style-name="ce1">
            <text:p>52, 'MARJOE', MONS. MIKELANG MIFSUD STREET, MOS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39035_paradise papers - malta corporate registry_52, 'marjoe', mons. mikelang mifsud street, mosta_52, 'marjoe', mons. mikelang mifsud street, most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39271_Paradise Papers - Malta corporate registry_8, TRIQ MONS A. MIFSUD PEMBROKE PBK 1331_8, TRIQ MONS A. MIFSUD PEMBROKE PBK 1331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39271" table:style-name="ce1">
            <text:p>58039271</text:p>
          </table:table-cell>
          <table:table-cell office:value-type="string" table:style-name="ce1">
            <text:p>Paradise Papers - Malta corporate registry</text:p>
          </table:table-cell>
          <table:table-cell office:value-type="string" table:style-name="ce1">
            <text:p>8, TRIQ MONS A. MIFSUD PEMBROKE PBK 1331</text:p>
          </table:table-cell>
          <table:table-cell office:value-type="string" table:style-name="ce1">
            <text:p>8, TRIQ MONS A. MIFSUD PEMBROKE PBK 1331</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39271_paradise papers - malta corporate registry_8, triq mons a. mifsud pembroke pbk 1331_8, triq mons a. mifsud pembroke pbk 1331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39272_Paradise Papers - Malta corporate registry_8, Triq Mons. A. Mifsud, PIETA' PBK 1331_8, Triq Mons. A. Mifsud, PIETA' PBK 1331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39272" table:style-name="ce1">
            <text:p>58039272</text:p>
          </table:table-cell>
          <table:table-cell office:value-type="string" table:style-name="ce1">
            <text:p>Paradise Papers - Malta corporate registry</text:p>
          </table:table-cell>
          <table:table-cell office:value-type="string" table:style-name="ce1">
            <text:p>8, Triq Mons. A. Mifsud, PIETA' PBK 1331</text:p>
          </table:table-cell>
          <table:table-cell office:value-type="string" table:style-name="ce1">
            <text:p>8, Triq Mons. A. Mifsud, PIETA' PBK 1331</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39272_paradise papers - malta corporate registry_8, triq mons. a. mifsud, pieta' pbk 1331_8, triq mons. a. mifsud, pieta' pbk 1331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39627_Paradise Papers - Malta corporate registry_54, L.MIFSUD TOMMASI STREET, ZEBBUGZBG 2563, MALTA_54, L.MIFSUD TOMMASI STREET, ZEBBUGZBG 2563, MAL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39627" table:style-name="ce1">
            <text:p>58039627</text:p>
          </table:table-cell>
          <table:table-cell office:value-type="string" table:style-name="ce1">
            <text:p>Paradise Papers - Malta corporate registry</text:p>
          </table:table-cell>
          <table:table-cell office:value-type="string" table:style-name="ce1">
            <text:p>54, L.MIFSUD TOMMASI STREET, ZEBBUGZBG 2563, MALTA</text:p>
          </table:table-cell>
          <table:table-cell office:value-type="string" table:style-name="ce1">
            <text:p>54, L.MIFSUD TOMMASI STREET, ZEBBUGZBG 2563, MAL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39627_paradise papers - malta corporate registry_54, l.mifsud tommasi street, zebbugzbg 2563, malta_54, l.mifsud tommasi street, zebbugzbg 2563, malt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41331_Paradise Papers - Malta corporate registry_50, D &amp; C INVESTMENTS, 3G, TRIQ L MIFSUD TOMMASI, ZEBBUG, MALTA_50, D &amp; C INVESTMENTS, 3G, TRIQ L MIFSUD TOMMASI, ZEBBUG, MAL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41331" table:style-name="ce1">
            <text:p>58041331</text:p>
          </table:table-cell>
          <table:table-cell office:value-type="string" table:style-name="ce1">
            <text:p>Paradise Papers - Malta corporate registry</text:p>
          </table:table-cell>
          <table:table-cell office:value-type="string" table:style-name="ce1">
            <text:p>50, D &amp; C INVESTMENTS, 3G, TRIQ L MIFSUD TOMMASI, ZEBBUG, MALTA</text:p>
          </table:table-cell>
          <table:table-cell office:value-type="string" table:style-name="ce1">
            <text:p>50, D &amp; C INVESTMENTS, 3G, TRIQ L MIFSUD TOMMASI, ZEBBUG, MAL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41331_paradise papers - malta corporate registry_50, d &amp; c investments, 3g, triq l mifsud tommasi, zebbug, malta_50, d &amp; c investments, 3g, triq l mifsud tommasi, zebbug, malt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41718_Paradise Papers - Malta corporate registry_52, 'Marjoe' Triq Mons. Mikielang Mifsud MOSTA_52, 'Marjoe' Triq Mons. Mikielang Mifsud MOS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41718" table:style-name="ce1">
            <text:p>58041718</text:p>
          </table:table-cell>
          <table:table-cell office:value-type="string" table:style-name="ce1">
            <text:p>Paradise Papers - Malta corporate registry</text:p>
          </table:table-cell>
          <table:table-cell office:value-type="string" table:style-name="ce1">
            <text:p>52, 'Marjoe' Triq Mons. Mikielang Mifsud MOSTA</text:p>
          </table:table-cell>
          <table:table-cell office:value-type="string" table:style-name="ce1">
            <text:p>52, 'Marjoe' Triq Mons. Mikielang Mifsud MOS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41718_paradise papers - malta corporate registry_52, 'marjoe' triq mons. mikielang mifsud mosta_52, 'marjoe' triq mons. mikielang mifsud most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42449_Paradise Papers - Malta corporate registry_7, 'CASA ZAMMIT' MONS. ALFREDO MIFSUD STREET, TA' XBIEX_7, 'CASA ZAMMIT' MONS. ALFREDO MIFSUD STREET, TA' XBIEX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42449" table:style-name="ce1">
            <text:p>58042449</text:p>
          </table:table-cell>
          <table:table-cell office:value-type="string" table:style-name="ce1">
            <text:p>Paradise Papers - Malta corporate registry</text:p>
          </table:table-cell>
          <table:table-cell office:value-type="string" table:style-name="ce1">
            <text:p>7, 'CASA ZAMMIT' MONS. ALFREDO MIFSUD STREET, TA' XBIEX</text:p>
          </table:table-cell>
          <table:table-cell office:value-type="string" table:style-name="ce1">
            <text:p>7, 'CASA ZAMMIT' MONS. ALFREDO MIFSUD STREET, TA' XBIEX</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42449_paradise papers - malta corporate registry_7, 'casa zammit' mons. alfredo mifsud street, ta' xbiex_7, 'casa zammit' mons. alfredo mifsud street, ta' xbiex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42624_Paradise Papers - Malta corporate registry_54, L. MIFSUD TOMMASI STREET, ZEBBUG ZBG 2563_54, L. MIFSUD TOMMASI STREET, ZEBBUG ZBG 2563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42624" table:style-name="ce1">
            <text:p>58042624</text:p>
          </table:table-cell>
          <table:table-cell office:value-type="string" table:style-name="ce1">
            <text:p>Paradise Papers - Malta corporate registry</text:p>
          </table:table-cell>
          <table:table-cell office:value-type="string" table:style-name="ce1">
            <text:p>54, L. MIFSUD TOMMASI STREET, ZEBBUG ZBG 2563</text:p>
          </table:table-cell>
          <table:table-cell office:value-type="string" table:style-name="ce1">
            <text:p>54, L. MIFSUD TOMMASI STREET, ZEBBUG ZBG 2563</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42624_paradise papers - malta corporate registry_54, l. mifsud tommasi street, zebbug zbg 2563_54, l. mifsud tommasi street, zebbug zbg 2563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42799_Paradise Papers - Malta corporate registry_70, MARUSTEF, IGNAZIO SAVERIO MIFSUD STREET, BIRKIRKARA_70, MARUSTEF, IGNAZIO SAVERIO MIFSUD STREET, BIRKIRKAR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42799" table:style-name="ce1">
            <text:p>58042799</text:p>
          </table:table-cell>
          <table:table-cell office:value-type="string" table:style-name="ce1">
            <text:p>Paradise Papers - Malta corporate registry</text:p>
          </table:table-cell>
          <table:table-cell office:value-type="string" table:style-name="ce1">
            <text:p>70, MARUSTEF, IGNAZIO SAVERIO MIFSUD STREET, BIRKIRKARA</text:p>
          </table:table-cell>
          <table:table-cell office:value-type="string" table:style-name="ce1">
            <text:p>70, MARUSTEF, IGNAZIO SAVERIO MIFSUD STREET, BIRKIRKAR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42799_paradise papers - malta corporate registry_70, marustef, ignazio saverio mifsud street, birkirkara_70, marustef, ignazio saverio mifsud street, birkirkara_na_na_na_na_na_na_na_na_na_na</text:p>
          </table:table-cell>
          <table:table-cell table:number-columns-repeated="16360"/>
        </table:table-row>
        <table:table-row table:style-name="ro3">
          <table:table-cell office:value-type="string" table:style-name="ce1">
            <text:p>mifsud</text:p>
          </table:table-cell>
          <table:table-cell office:value-type="string" table:style-name="ce3">
            <text:p>NA_Malta corporate registry data is current through 2016_NA_NA_58043410_Paradise Papers - Malta corporate registry_57/2 MARINA COURT, ABATE REIGORD STREET C/W SIR UGO MIFSUD STREET, TA' XBIEXXBX 1120, MALTA_57/2 MARINA COURT, ABATE REIGORD STREET C/W SIR UGO MIFSUD STREET, TA' XBIEXXBX 1120, MAL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43410" table:style-name="ce1">
            <text:p>58043410</text:p>
          </table:table-cell>
          <table:table-cell office:value-type="string" table:style-name="ce1">
            <text:p>Paradise Papers - Malta corporate registry</text:p>
          </table:table-cell>
          <table:table-cell office:value-type="string" table:style-name="ce1">
            <text:p>57/2 MARINA COURT, ABATE REIGORD STREET C/W SIR UGO MIFSUD STREET, TA' XBIEXXBX 1120, MALTA</text:p>
          </table:table-cell>
          <table:table-cell office:value-type="string" table:style-name="ce1">
            <text:p>57/2 MARINA COURT, ABATE REIGORD STREET C/W SIR UGO MIFSUD STREET, TA' XBIEXXBX 1120, MAL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43410_paradise papers - malta corporate registry_57/2 marina court, abate reigord street c/w sir ugo mifsud street, ta' xbiexxbx 1120, malta_57/2 marina court, abate reigord street c/w sir ugo mifsud street, ta' xbiexxbx 1120, malt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43587_Paradise Papers - Malta corporate registry_56, MONS. ALFREDO MIFSUD STREET, PEMBROKE, MALTA_56, MONS. ALFREDO MIFSUD STREET, PEMBROKE, MAL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43587" table:style-name="ce1">
            <text:p>58043587</text:p>
          </table:table-cell>
          <table:table-cell office:value-type="string" table:style-name="ce1">
            <text:p>Paradise Papers - Malta corporate registry</text:p>
          </table:table-cell>
          <table:table-cell office:value-type="string" table:style-name="ce1">
            <text:p>56, MONS. ALFREDO MIFSUD STREET, PEMBROKE, MALTA</text:p>
          </table:table-cell>
          <table:table-cell office:value-type="string" table:style-name="ce1">
            <text:p>56, MONS. ALFREDO MIFSUD STREET, PEMBROKE, MAL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43587_paradise papers - malta corporate registry_56, mons. alfredo mifsud street, pembroke, malta_56, mons. alfredo mifsud street, pembroke, malta_na_na_na_na_na_na_na_na_na_na</text:p>
          </table:table-cell>
          <table:table-cell table:number-columns-repeated="16360"/>
        </table:table-row>
        <table:table-row table:style-name="ro3">
          <table:table-cell office:value-type="string" table:style-name="ce1">
            <text:p>mifsud</text:p>
          </table:table-cell>
          <table:table-cell office:value-type="string" table:style-name="ce3">
            <text:p>NA_Malta corporate registry data is current through 2016_NA_NA_58043748_Paradise Papers - Malta corporate registry_57/23 MARINA COURT, ABATE RIGORD STREET, C/W SIR UGO MIFSUD STREET, TA' XBIEXXBX1120, MALTA_57/23 MARINA COURT, ABATE RIGORD STREET, C/W SIR UGO MIFSUD STREET, TA' XBIEXXBX1120, MAL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43748" table:style-name="ce1">
            <text:p>58043748</text:p>
          </table:table-cell>
          <table:table-cell office:value-type="string" table:style-name="ce1">
            <text:p>Paradise Papers - Malta corporate registry</text:p>
          </table:table-cell>
          <table:table-cell office:value-type="string" table:style-name="ce1">
            <text:p>57/23 MARINA COURT, ABATE RIGORD STREET, C/W SIR UGO MIFSUD STREET, TA' XBIEXXBX1120, MALTA</text:p>
          </table:table-cell>
          <table:table-cell office:value-type="string" table:style-name="ce1">
            <text:p>57/23 MARINA COURT, ABATE RIGORD STREET, C/W SIR UGO MIFSUD STREET, TA' XBIEXXBX1120, MAL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43748_paradise papers - malta corporate registry_57/23 marina court, abate rigord street, c/w sir ugo mifsud street, ta' xbiexxbx1120, malta_57/23 marina court, abate rigord street, c/w sir ugo mifsud street, ta' xbiexxbx1120, malt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44101_Paradise Papers - Malta corporate registry_6 IGNAZIO SAVERIO MIFSUD STREET BIRKIRKARA_6 IGNAZIO SAVERIO MIFSUD STREET BIRKIRKAR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44101" table:style-name="ce1">
            <text:p>58044101</text:p>
          </table:table-cell>
          <table:table-cell office:value-type="string" table:style-name="ce1">
            <text:p>Paradise Papers - Malta corporate registry</text:p>
          </table:table-cell>
          <table:table-cell office:value-type="string" table:style-name="ce1">
            <text:p>6 IGNAZIO SAVERIO MIFSUD STREET BIRKIRKARA</text:p>
          </table:table-cell>
          <table:table-cell office:value-type="string" table:style-name="ce1">
            <text:p>6 IGNAZIO SAVERIO MIFSUD STREET BIRKIRKAR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44101_paradise papers - malta corporate registry_6 ignazio saverio mifsud street birkirkara_6 ignazio saverio mifsud street birkirkar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45143_Paradise Papers - Malta corporate registry_7, CHARLES FLAT 2 K. MIFSUD STREET PIETA' PTA 1550_7, CHARLES FLAT 2 K. MIFSUD STREET PIETA' PTA 1550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45143" table:style-name="ce1">
            <text:p>58045143</text:p>
          </table:table-cell>
          <table:table-cell office:value-type="string" table:style-name="ce1">
            <text:p>Paradise Papers - Malta corporate registry</text:p>
          </table:table-cell>
          <table:table-cell office:value-type="string" table:style-name="ce1">
            <text:p>7, CHARLES FLAT 2 K. MIFSUD STREET PIETA' PTA 1550</text:p>
          </table:table-cell>
          <table:table-cell office:value-type="string" table:style-name="ce1">
            <text:p>7, CHARLES FLAT 2 K. MIFSUD STREET PIETA' PTA 1550</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45143_paradise papers - malta corporate registry_7, charles flat 2 k. mifsud street pieta' pta 1550_7, charles flat 2 k. mifsud street pieta' pta 1550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45597_Paradise Papers - Malta corporate registry_89, IGNATIO SAVERIO MIFSUD STREET, BIRKIRKARA_89, IGNATIO SAVERIO MIFSUD STREET, BIRKIRKAR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45597" table:style-name="ce1">
            <text:p>58045597</text:p>
          </table:table-cell>
          <table:table-cell office:value-type="string" table:style-name="ce1">
            <text:p>Paradise Papers - Malta corporate registry</text:p>
          </table:table-cell>
          <table:table-cell office:value-type="string" table:style-name="ce1">
            <text:p>89, IGNATIO SAVERIO MIFSUD STREET, BIRKIRKARA</text:p>
          </table:table-cell>
          <table:table-cell office:value-type="string" table:style-name="ce1">
            <text:p>89, IGNATIO SAVERIO MIFSUD STREET, BIRKIRKAR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45597_paradise papers - malta corporate registry_89, ignatio saverio mifsud street, birkirkara_89, ignatio saverio mifsud street, birkirkar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46741_Paradise Papers - Malta corporate registry_56, TRIQ SIR UGO MIFSUD, LIJALJA 1055, MALTA_56, TRIQ SIR UGO MIFSUD, LIJALJA 1055, MAL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46741" table:style-name="ce1">
            <text:p>58046741</text:p>
          </table:table-cell>
          <table:table-cell office:value-type="string" table:style-name="ce1">
            <text:p>Paradise Papers - Malta corporate registry</text:p>
          </table:table-cell>
          <table:table-cell office:value-type="string" table:style-name="ce1">
            <text:p>56, TRIQ SIR UGO MIFSUD, LIJALJA 1055, MALTA</text:p>
          </table:table-cell>
          <table:table-cell office:value-type="string" table:style-name="ce1">
            <text:p>56, TRIQ SIR UGO MIFSUD, LIJALJA 1055, MAL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46741_paradise papers - malta corporate registry_56, triq sir ugo mifsud, lijalja 1055, malta_56, triq sir ugo mifsud, lijalja 1055, malt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46870_Paradise Papers - Malta corporate registry_93, PAULANG, FL 1, PARISH PRIEST MIFSUD STREET, HAMRUN_93, PAULANG, FL 1, PARISH PRIEST MIFSUD STREET, HAMRUN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46870" table:style-name="ce1">
            <text:p>58046870</text:p>
          </table:table-cell>
          <table:table-cell office:value-type="string" table:style-name="ce1">
            <text:p>Paradise Papers - Malta corporate registry</text:p>
          </table:table-cell>
          <table:table-cell office:value-type="string" table:style-name="ce1">
            <text:p>93, PAULANG, FL 1, PARISH PRIEST MIFSUD STREET, HAMRUN</text:p>
          </table:table-cell>
          <table:table-cell office:value-type="string" table:style-name="ce1">
            <text:p>93, PAULANG, FL 1, PARISH PRIEST MIFSUD STREET, HAMRUN</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46870_paradise papers - malta corporate registry_93, paulang, fl 1, parish priest mifsud street, hamrun_93, paulang, fl 1, parish priest mifsud street, hamrun_na_na_na_na_na_na_na_na_na_na</text:p>
          </table:table-cell>
          <table:table-cell table:number-columns-repeated="16360"/>
        </table:table-row>
        <table:table-row table:style-name="ro3">
          <table:table-cell office:value-type="string" table:style-name="ce1">
            <text:p>mifsud</text:p>
          </table:table-cell>
          <table:table-cell office:value-type="string" table:style-name="ce3">
            <text:p>NA_Malta corporate registry data is current through 2016_NA_NA_58047027_Paradise Papers - Malta corporate registry_57/23 MARINA COURT, ABATE RIGORD STREET, C/W SIR UGO MIFSUD STREET, TA' XBIEX XBX 1120_57/23 MARINA COURT, ABATE RIGORD STREET, C/W SIR UGO MIFSUD STREET, TA' XBIEX XBX 1120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47027" table:style-name="ce1">
            <text:p>58047027</text:p>
          </table:table-cell>
          <table:table-cell office:value-type="string" table:style-name="ce1">
            <text:p>Paradise Papers - Malta corporate registry</text:p>
          </table:table-cell>
          <table:table-cell office:value-type="string" table:style-name="ce1">
            <text:p>57/23 MARINA COURT, ABATE RIGORD STREET, C/W SIR UGO MIFSUD STREET, TA' XBIEX XBX 1120</text:p>
          </table:table-cell>
          <table:table-cell office:value-type="string" table:style-name="ce1">
            <text:p>57/23 MARINA COURT, ABATE RIGORD STREET, C/W SIR UGO MIFSUD STREET, TA' XBIEX XBX 1120</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47027_paradise papers - malta corporate registry_57/23 marina court, abate rigord street, c/w sir ugo mifsud street, ta' xbiex xbx 1120_57/23 marina court, abate rigord street, c/w sir ugo mifsud street, ta' xbiex xbx 1120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48046_Paradise Papers - Malta corporate registry_7, CASA ZAMMIT, MONS. ALFREDO MIFSUD STREET, TA' XBIEX XBX1060_7, CASA ZAMMIT, MONS. ALFREDO MIFSUD STREET, TA' XBIEX XBX1060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48046" table:style-name="ce1">
            <text:p>58048046</text:p>
          </table:table-cell>
          <table:table-cell office:value-type="string" table:style-name="ce1">
            <text:p>Paradise Papers - Malta corporate registry</text:p>
          </table:table-cell>
          <table:table-cell office:value-type="string" table:style-name="ce1">
            <text:p>7, CASA ZAMMIT, MONS. ALFREDO MIFSUD STREET, TA' XBIEX XBX1060</text:p>
          </table:table-cell>
          <table:table-cell office:value-type="string" table:style-name="ce1">
            <text:p>7, CASA ZAMMIT, MONS. ALFREDO MIFSUD STREET, TA' XBIEX XBX1060</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48046_paradise papers - malta corporate registry_7, casa zammit, mons. alfredo mifsud street, ta' xbiex xbx1060_7, casa zammit, mons. alfredo mifsud street, ta' xbiex xbx1060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48591_Paradise Papers - Malta corporate registry_72, GATEWAY CENTRE KAPPILLAN MIFSUD STREET HAMRUN HMR 1856_72, GATEWAY CENTRE KAPPILLAN MIFSUD STREET HAMRUN HMR 1856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48591" table:style-name="ce1">
            <text:p>58048591</text:p>
          </table:table-cell>
          <table:table-cell office:value-type="string" table:style-name="ce1">
            <text:p>Paradise Papers - Malta corporate registry</text:p>
          </table:table-cell>
          <table:table-cell office:value-type="string" table:style-name="ce1">
            <text:p>72, GATEWAY CENTRE KAPPILLAN MIFSUD STREET HAMRUN HMR 1856</text:p>
          </table:table-cell>
          <table:table-cell office:value-type="string" table:style-name="ce1">
            <text:p>72, GATEWAY CENTRE KAPPILLAN MIFSUD STREET HAMRUN HMR 1856</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48591_paradise papers - malta corporate registry_72, gateway centre kappillan mifsud street hamrun hmr 1856_72, gateway centre kappillan mifsud street hamrun hmr 1856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48797_Paradise Papers - Malta corporate registry_63, PALM COURT, TRIQ DUMINKU MIFSUD, GHARGHUR_63, PALM COURT, TRIQ DUMINKU MIFSUD, GHARGHUR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48797" table:style-name="ce1">
            <text:p>58048797</text:p>
          </table:table-cell>
          <table:table-cell office:value-type="string" table:style-name="ce1">
            <text:p>Paradise Papers - Malta corporate registry</text:p>
          </table:table-cell>
          <table:table-cell office:value-type="string" table:style-name="ce1">
            <text:p>63, PALM COURT, TRIQ DUMINKU MIFSUD, GHARGHUR</text:p>
          </table:table-cell>
          <table:table-cell office:value-type="string" table:style-name="ce1">
            <text:p>63, PALM COURT, TRIQ DUMINKU MIFSUD, GHARGHUR</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48797_paradise papers - malta corporate registry_63, palm court, triq duminku mifsud, gharghur_63, palm court, triq duminku mifsud, gharghur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48925_Paradise Papers - Malta corporate registry_71, Roberto Mifsud Bonnici Street, LIJA, MALTA_71, Roberto Mifsud Bonnici Street, LIJA, MAL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48925" table:style-name="ce1">
            <text:p>58048925</text:p>
          </table:table-cell>
          <table:table-cell office:value-type="string" table:style-name="ce1">
            <text:p>Paradise Papers - Malta corporate registry</text:p>
          </table:table-cell>
          <table:table-cell office:value-type="string" table:style-name="ce1">
            <text:p>71, Roberto Mifsud Bonnici Street, LIJA, MALTA</text:p>
          </table:table-cell>
          <table:table-cell office:value-type="string" table:style-name="ce1">
            <text:p>71, Roberto Mifsud Bonnici Street, LIJA, MAL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48925_paradise papers - malta corporate registry_71, roberto mifsud bonnici street, lija, malta_71, roberto mifsud bonnici street, lija, malt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48935_Paradise Papers - Malta corporate registry_71, TRIQ ROBERT MIFSUD BONNICI, LIJALJA 1409, MALTA_71, TRIQ ROBERT MIFSUD BONNICI, LIJALJA 1409, MAL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48935" table:style-name="ce1">
            <text:p>58048935</text:p>
          </table:table-cell>
          <table:table-cell office:value-type="string" table:style-name="ce1">
            <text:p>Paradise Papers - Malta corporate registry</text:p>
          </table:table-cell>
          <table:table-cell office:value-type="string" table:style-name="ce1">
            <text:p>71, TRIQ ROBERT MIFSUD BONNICI, LIJALJA 1409, MALTA</text:p>
          </table:table-cell>
          <table:table-cell office:value-type="string" table:style-name="ce1">
            <text:p>71, TRIQ ROBERT MIFSUD BONNICI, LIJALJA 1409, MAL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48935_paradise papers - malta corporate registry_71, triq robert mifsud bonnici, lijalja 1409, malta_71, triq robert mifsud bonnici, lijalja 1409, malt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49177_Paradise Papers - Malta corporate registry_63, PALM COURT FL 2, TRIQ FRA DUMINKU MIFSUD, GHARGHUR_63, PALM COURT FL 2, TRIQ FRA DUMINKU MIFSUD, GHARGHUR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49177" table:style-name="ce1">
            <text:p>58049177</text:p>
          </table:table-cell>
          <table:table-cell office:value-type="string" table:style-name="ce1">
            <text:p>Paradise Papers - Malta corporate registry</text:p>
          </table:table-cell>
          <table:table-cell office:value-type="string" table:style-name="ce1">
            <text:p>63, PALM COURT FL 2, TRIQ FRA DUMINKU MIFSUD, GHARGHUR</text:p>
          </table:table-cell>
          <table:table-cell office:value-type="string" table:style-name="ce1">
            <text:p>63, PALM COURT FL 2, TRIQ FRA DUMINKU MIFSUD, GHARGHUR</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49177_paradise papers - malta corporate registry_63, palm court fl 2, triq fra duminku mifsud, gharghur_63, palm court fl 2, triq fra duminku mifsud, gharghur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49589_Paradise Papers - Malta corporate registry_66, TRIQ SIR UGO MIFSUD, LIJA_66, TRIQ SIR UGO MIFSUD, LIJ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49589" table:style-name="ce1">
            <text:p>58049589</text:p>
          </table:table-cell>
          <table:table-cell office:value-type="string" table:style-name="ce1">
            <text:p>Paradise Papers - Malta corporate registry</text:p>
          </table:table-cell>
          <table:table-cell office:value-type="string" table:style-name="ce1">
            <text:p>66, TRIQ SIR UGO MIFSUD, LIJA</text:p>
          </table:table-cell>
          <table:table-cell office:value-type="string" table:style-name="ce1">
            <text:p>66, TRIQ SIR UGO MIFSUD, LIJ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49589_paradise papers - malta corporate registry_66, triq sir ugo mifsud, lija_66, triq sir ugo mifsud, lij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49810_Paradise Papers - Malta corporate registry_7, CASA ZAMMIT, MONS. ALFREDO MIFSUD STREET, TA' XBIEX MSD 11_7, CASA ZAMMIT, MONS. ALFREDO MIFSUD STREET, TA' XBIEX MSD 11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49810" table:style-name="ce1">
            <text:p>58049810</text:p>
          </table:table-cell>
          <table:table-cell office:value-type="string" table:style-name="ce1">
            <text:p>Paradise Papers - Malta corporate registry</text:p>
          </table:table-cell>
          <table:table-cell office:value-type="string" table:style-name="ce1">
            <text:p>7, CASA ZAMMIT, MONS. ALFREDO MIFSUD STREET, TA' XBIEX MSD 11</text:p>
          </table:table-cell>
          <table:table-cell office:value-type="string" table:style-name="ce1">
            <text:p>7, CASA ZAMMIT, MONS. ALFREDO MIFSUD STREET, TA' XBIEX MSD 11</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49810_paradise papers - malta corporate registry_7, casa zammit, mons. alfredo mifsud street, ta' xbiex msd 11_7, casa zammit, mons. alfredo mifsud street, ta' xbiex msd 11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50091_Paradise Papers - Malta corporate registry_75/77, TRIQ SIR UGO MIFSUD, LIJA, MALTA_75/77, TRIQ SIR UGO MIFSUD, LIJA, MAL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50091" table:style-name="ce1">
            <text:p>58050091</text:p>
          </table:table-cell>
          <table:table-cell office:value-type="string" table:style-name="ce1">
            <text:p>Paradise Papers - Malta corporate registry</text:p>
          </table:table-cell>
          <table:table-cell office:value-type="string" table:style-name="ce1">
            <text:p>75/77, TRIQ SIR UGO MIFSUD, LIJA, MALTA</text:p>
          </table:table-cell>
          <table:table-cell office:value-type="string" table:style-name="ce1">
            <text:p>75/77, TRIQ SIR UGO MIFSUD, LIJA, MAL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50091_paradise papers - malta corporate registry_75/77, triq sir ugo mifsud, lija, malta_75/77, triq sir ugo mifsud, lija, malt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50212_Paradise Papers - Malta corporate registry_7, CASA ZAMMIT, MONS. A. MIFSUD STREET, TA' XBIEX_7, CASA ZAMMIT, MONS. A. MIFSUD STREET, TA' XBIEX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50212" table:style-name="ce1">
            <text:p>58050212</text:p>
          </table:table-cell>
          <table:table-cell office:value-type="string" table:style-name="ce1">
            <text:p>Paradise Papers - Malta corporate registry</text:p>
          </table:table-cell>
          <table:table-cell office:value-type="string" table:style-name="ce1">
            <text:p>7, CASA ZAMMIT, MONS. A. MIFSUD STREET, TA' XBIEX</text:p>
          </table:table-cell>
          <table:table-cell office:value-type="string" table:style-name="ce1">
            <text:p>7, CASA ZAMMIT, MONS. A. MIFSUD STREET, TA' XBIEX</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50212_paradise papers - malta corporate registry_7, casa zammit, mons. a. mifsud street, ta' xbiex_7, casa zammit, mons. a. mifsud street, ta' xbiex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50483_Paradise Papers - Malta corporate registry_B &amp; A ENTERPRISES LTD. VILLA MAURAMY, MONS A. MIFSUD STR, TA' XBIEX, MALTA_B &amp; A ENTERPRISES LTD. VILLA MAURAMY, MONS A. MIFSUD STR, TA' XBIEX, MAL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50483" table:style-name="ce1">
            <text:p>58050483</text:p>
          </table:table-cell>
          <table:table-cell office:value-type="string" table:style-name="ce1">
            <text:p>Paradise Papers - Malta corporate registry</text:p>
          </table:table-cell>
          <table:table-cell office:value-type="string" table:style-name="ce1">
            <text:p>B &amp; A ENTERPRISES LTD. VILLA MAURAMY, MONS A. MIFSUD STR, TA' XBIEX, MALTA</text:p>
          </table:table-cell>
          <table:table-cell office:value-type="string" table:style-name="ce1">
            <text:p>B &amp; A ENTERPRISES LTD. VILLA MAURAMY, MONS A. MIFSUD STR, TA' XBIEX, MAL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50483_paradise papers - malta corporate registry_b &amp; a enterprises ltd. villa mauramy, mons a. mifsud str, ta' xbiex, malta_b &amp; a enterprises ltd. villa mauramy, mons a. mifsud str, ta' xbiex, malt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51218_Paradise Papers - Malta corporate registry_75, TRIQ SIR UGO MIFSUD, LIJABZN 14, MALTA_75, TRIQ SIR UGO MIFSUD, LIJABZN 14, MAL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51218" table:style-name="ce1">
            <text:p>58051218</text:p>
          </table:table-cell>
          <table:table-cell office:value-type="string" table:style-name="ce1">
            <text:p>Paradise Papers - Malta corporate registry</text:p>
          </table:table-cell>
          <table:table-cell office:value-type="string" table:style-name="ce1">
            <text:p>75, TRIQ SIR UGO MIFSUD, LIJABZN 14, MALTA</text:p>
          </table:table-cell>
          <table:table-cell office:value-type="string" table:style-name="ce1">
            <text:p>75, TRIQ SIR UGO MIFSUD, LIJABZN 14, MAL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51218_paradise papers - malta corporate registry_75, triq sir ugo mifsud, lijabzn 14, malta_75, triq sir ugo mifsud, lijabzn 14, malt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51315_Paradise Papers - Malta corporate registry_72, GATEWAY CENTRE, KAPPILLAN MIFSUD STREET, HAMRUNHMR 1856, MALTA_72, GATEWAY CENTRE, KAPPILLAN MIFSUD STREET, HAMRUNHMR 1856, MAL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51315" table:style-name="ce1">
            <text:p>58051315</text:p>
          </table:table-cell>
          <table:table-cell office:value-type="string" table:style-name="ce1">
            <text:p>Paradise Papers - Malta corporate registry</text:p>
          </table:table-cell>
          <table:table-cell office:value-type="string" table:style-name="ce1">
            <text:p>72, GATEWAY CENTRE, KAPPILLAN MIFSUD STREET, HAMRUNHMR 1856, MALTA</text:p>
          </table:table-cell>
          <table:table-cell office:value-type="string" table:style-name="ce1">
            <text:p>72, GATEWAY CENTRE, KAPPILLAN MIFSUD STREET, HAMRUNHMR 1856, MAL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51315_paradise papers - malta corporate registry_72, gateway centre, kappillan mifsud street, hamrunhmr 1856, malta_72, gateway centre, kappillan mifsud street, hamrunhmr 1856, malt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52023_Paradise Papers - Malta corporate registry_BETFAIR, TRIQ IL-KAPILLAN MIFSUD, SANTA VENERA SVR 1851_BETFAIR, TRIQ IL-KAPILLAN MIFSUD, SANTA VENERA SVR 1851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52023" table:style-name="ce1">
            <text:p>58052023</text:p>
          </table:table-cell>
          <table:table-cell office:value-type="string" table:style-name="ce1">
            <text:p>Paradise Papers - Malta corporate registry</text:p>
          </table:table-cell>
          <table:table-cell office:value-type="string" table:style-name="ce1">
            <text:p>BETFAIR, TRIQ IL-KAPILLAN MIFSUD, SANTA VENERA SVR 1851</text:p>
          </table:table-cell>
          <table:table-cell office:value-type="string" table:style-name="ce1">
            <text:p>BETFAIR, TRIQ IL-KAPILLAN MIFSUD, SANTA VENERA SVR 1851</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52023_paradise papers - malta corporate registry_betfair, triq il-kapillan mifsud, santa venera svr 1851_betfair, triq il-kapillan mifsud, santa venera svr 1851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52024_Paradise Papers - Malta corporate registry_BETFAIR, TRIQ IL-KAPPILLAN MIFSUD, SANTA VENERASVR 1851, MALTA_BETFAIR, TRIQ IL-KAPPILLAN MIFSUD, SANTA VENERASVR 1851, MAL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52024" table:style-name="ce1">
            <text:p>58052024</text:p>
          </table:table-cell>
          <table:table-cell office:value-type="string" table:style-name="ce1">
            <text:p>Paradise Papers - Malta corporate registry</text:p>
          </table:table-cell>
          <table:table-cell office:value-type="string" table:style-name="ce1">
            <text:p>BETFAIR, TRIQ IL-KAPPILLAN MIFSUD, SANTA VENERASVR 1851, MALTA</text:p>
          </table:table-cell>
          <table:table-cell office:value-type="string" table:style-name="ce1">
            <text:p>BETFAIR, TRIQ IL-KAPPILLAN MIFSUD, SANTA VENERASVR 1851, MAL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52024_paradise papers - malta corporate registry_betfair, triq il-kappillan mifsud, santa venerasvr 1851, malta_betfair, triq il-kappillan mifsud, santa venerasvr 1851, malt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52690_Paradise Papers - Malta corporate registry_8, TRIQ MONS. A. MIFSUD, PEMBROKE STJ 07_8, TRIQ MONS. A. MIFSUD, PEMBROKE STJ 07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52690" table:style-name="ce1">
            <text:p>58052690</text:p>
          </table:table-cell>
          <table:table-cell office:value-type="string" table:style-name="ce1">
            <text:p>Paradise Papers - Malta corporate registry</text:p>
          </table:table-cell>
          <table:table-cell office:value-type="string" table:style-name="ce1">
            <text:p>8, TRIQ MONS. A. MIFSUD, PEMBROKE STJ 07</text:p>
          </table:table-cell>
          <table:table-cell office:value-type="string" table:style-name="ce1">
            <text:p>8, TRIQ MONS. A. MIFSUD, PEMBROKE STJ 07</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52690_paradise papers - malta corporate registry_8, triq mons. a. mifsud, pembroke stj 07_8, triq mons. a. mifsud, pembroke stj 07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52768_Paradise Papers - Malta corporate registry_75/77, TRIQ SIR UGO MIFSUD, LIJA_75/77, TRIQ SIR UGO MIFSUD, LIJ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52768" table:style-name="ce1">
            <text:p>58052768</text:p>
          </table:table-cell>
          <table:table-cell office:value-type="string" table:style-name="ce1">
            <text:p>Paradise Papers - Malta corporate registry</text:p>
          </table:table-cell>
          <table:table-cell office:value-type="string" table:style-name="ce1">
            <text:p>75/77, TRIQ SIR UGO MIFSUD, LIJA</text:p>
          </table:table-cell>
          <table:table-cell office:value-type="string" table:style-name="ce1">
            <text:p>75/77, TRIQ SIR UGO MIFSUD, LIJ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52768_paradise papers - malta corporate registry_75/77, triq sir ugo mifsud, lija_75/77, triq sir ugo mifsud, lij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52849_Paradise Papers - Malta corporate registry_BLOCK B, DOOR 2, FLAT 2 SIR UGO MIFSUD STREET LIJA LJA 1059_BLOCK B, DOOR 2, FLAT 2 SIR UGO MIFSUD STREET LIJA LJA 1059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52849" table:style-name="ce1">
            <text:p>58052849</text:p>
          </table:table-cell>
          <table:table-cell office:value-type="string" table:style-name="ce1">
            <text:p>Paradise Papers - Malta corporate registry</text:p>
          </table:table-cell>
          <table:table-cell office:value-type="string" table:style-name="ce1">
            <text:p>BLOCK B, DOOR 2, FLAT 2 SIR UGO MIFSUD STREET LIJA LJA 1059</text:p>
          </table:table-cell>
          <table:table-cell office:value-type="string" table:style-name="ce1">
            <text:p>BLOCK B, DOOR 2, FLAT 2 SIR UGO MIFSUD STREET LIJA LJA 1059</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52849_paradise papers - malta corporate registry_block b, door 2, flat 2 sir ugo mifsud street lija lja 1059_block b, door 2, flat 2 sir ugo mifsud street lija lja 1059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53532_Paradise Papers - Malta corporate registry_96, CASA ABREH, MONSINJUR ALFRED MIFSUD STREET, BIRKIRKARA_96, CASA ABREH, MONSINJUR ALFRED MIFSUD STREET, BIRKIRKAR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53532" table:style-name="ce1">
            <text:p>58053532</text:p>
          </table:table-cell>
          <table:table-cell office:value-type="string" table:style-name="ce1">
            <text:p>Paradise Papers - Malta corporate registry</text:p>
          </table:table-cell>
          <table:table-cell office:value-type="string" table:style-name="ce1">
            <text:p>96, CASA ABREH, MONSINJUR ALFRED MIFSUD STREET, BIRKIRKARA</text:p>
          </table:table-cell>
          <table:table-cell office:value-type="string" table:style-name="ce1">
            <text:p>96, CASA ABREH, MONSINJUR ALFRED MIFSUD STREET, BIRKIRKAR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53532_paradise papers - malta corporate registry_96, casa abreh, monsinjur alfred mifsud street, birkirkara_96, casa abreh, monsinjur alfred mifsud street, birkirkar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54242_Paradise Papers - Malta corporate registry_96, CASA ABREH, MONSINJUR ALFRED MIFSUD STREET, BIRKIRKARA, MALTA_96, CASA ABREH, MONSINJUR ALFRED MIFSUD STREET, BIRKIRKARA, MAL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54242" table:style-name="ce1">
            <text:p>58054242</text:p>
          </table:table-cell>
          <table:table-cell office:value-type="string" table:style-name="ce1">
            <text:p>Paradise Papers - Malta corporate registry</text:p>
          </table:table-cell>
          <table:table-cell office:value-type="string" table:style-name="ce1">
            <text:p>96, CASA ABREH, MONSINJUR ALFRED MIFSUD STREET, BIRKIRKARA, MALTA</text:p>
          </table:table-cell>
          <table:table-cell office:value-type="string" table:style-name="ce1">
            <text:p>96, CASA ABREH, MONSINJUR ALFRED MIFSUD STREET, BIRKIRKARA, MAL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54242_paradise papers - malta corporate registry_96, casa abreh, monsinjur alfred mifsud street, birkirkara, malta_96, casa abreh, monsinjur alfred mifsud street, birkirkara, malt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54625_Paradise Papers - Malta corporate registry_BLUE BLOSSOM PARISH PRIEST MIFSUD STREET HAMRUN_BLUE BLOSSOM PARISH PRIEST MIFSUD STREET HAMRUN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54625" table:style-name="ce1">
            <text:p>58054625</text:p>
          </table:table-cell>
          <table:table-cell office:value-type="string" table:style-name="ce1">
            <text:p>Paradise Papers - Malta corporate registry</text:p>
          </table:table-cell>
          <table:table-cell office:value-type="string" table:style-name="ce1">
            <text:p>BLUE BLOSSOM PARISH PRIEST MIFSUD STREET HAMRUN</text:p>
          </table:table-cell>
          <table:table-cell office:value-type="string" table:style-name="ce1">
            <text:p>BLUE BLOSSOM PARISH PRIEST MIFSUD STREET HAMRUN</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54625_paradise papers - malta corporate registry_blue blossom parish priest mifsud street hamrun_blue blossom parish priest mifsud street hamrun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54830_Paradise Papers - Malta corporate registry_89, IGNAZIO SAVERIO MIFSUD STREET, BIRKIRKARA_89, IGNAZIO SAVERIO MIFSUD STREET, BIRKIRKAR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54830" table:style-name="ce1">
            <text:p>58054830</text:p>
          </table:table-cell>
          <table:table-cell office:value-type="string" table:style-name="ce1">
            <text:p>Paradise Papers - Malta corporate registry</text:p>
          </table:table-cell>
          <table:table-cell office:value-type="string" table:style-name="ce1">
            <text:p>89, IGNAZIO SAVERIO MIFSUD STREET, BIRKIRKARA</text:p>
          </table:table-cell>
          <table:table-cell office:value-type="string" table:style-name="ce1">
            <text:p>89, IGNAZIO SAVERIO MIFSUD STREET, BIRKIRKAR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54830_paradise papers - malta corporate registry_89, ignazio saverio mifsud street, birkirkara_89, ignazio saverio mifsud street, birkirkar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54890_Paradise Papers - Malta corporate registry_BOREEN, 1, MONS. MIFSUD STREET, TA' XBIEX MSD 11_BOREEN, 1, MONS. MIFSUD STREET, TA' XBIEX MSD 11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54890" table:style-name="ce1">
            <text:p>58054890</text:p>
          </table:table-cell>
          <table:table-cell office:value-type="string" table:style-name="ce1">
            <text:p>Paradise Papers - Malta corporate registry</text:p>
          </table:table-cell>
          <table:table-cell office:value-type="string" table:style-name="ce1">
            <text:p>BOREEN, 1, MONS. MIFSUD STREET, TA' XBIEX MSD 11</text:p>
          </table:table-cell>
          <table:table-cell office:value-type="string" table:style-name="ce1">
            <text:p>BOREEN, 1, MONS. MIFSUD STREET, TA' XBIEX MSD 11</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54890_paradise papers - malta corporate registry_boreen, 1, mons. mifsud street, ta' xbiex msd 11_boreen, 1, mons. mifsud street, ta' xbiex msd 11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55333_Paradise Papers - Malta corporate registry_AMBER COURT, FLAT 5, TRIQ IT-TABIB GREGORIO MIFSUD, QRENDI_AMBER COURT, FLAT 5, TRIQ IT-TABIB GREGORIO MIFSUD, QRENDI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55333" table:style-name="ce1">
            <text:p>58055333</text:p>
          </table:table-cell>
          <table:table-cell office:value-type="string" table:style-name="ce1">
            <text:p>Paradise Papers - Malta corporate registry</text:p>
          </table:table-cell>
          <table:table-cell office:value-type="string" table:style-name="ce1">
            <text:p>AMBER COURT, FLAT 5, TRIQ IT-TABIB GREGORIO MIFSUD, QRENDI</text:p>
          </table:table-cell>
          <table:table-cell office:value-type="string" table:style-name="ce1">
            <text:p>AMBER COURT, FLAT 5, TRIQ IT-TABIB GREGORIO MIFSUD, QRENDI</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55333_paradise papers - malta corporate registry_amber court, flat 5, triq it-tabib gregorio mifsud, qrendi_amber court, flat 5, triq it-tabib gregorio mifsud, qrendi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55413_Paradise Papers - Malta corporate registry_9, LA STELLA TRIQ SIR UGO MIFSUD LUQA_9, LA STELLA TRIQ SIR UGO MIFSUD LUQ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55413" table:style-name="ce1">
            <text:p>58055413</text:p>
          </table:table-cell>
          <table:table-cell office:value-type="string" table:style-name="ce1">
            <text:p>Paradise Papers - Malta corporate registry</text:p>
          </table:table-cell>
          <table:table-cell office:value-type="string" table:style-name="ce1">
            <text:p>9, LA STELLA TRIQ SIR UGO MIFSUD LUQA</text:p>
          </table:table-cell>
          <table:table-cell office:value-type="string" table:style-name="ce1">
            <text:p>9, LA STELLA TRIQ SIR UGO MIFSUD LUQ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55413_paradise papers - malta corporate registry_9, la stella triq sir ugo mifsud luqa_9, la stella triq sir ugo mifsud luq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55427_Paradise Papers - Malta corporate registry_85, SIR UGO MIFSUD STREET, LIJA BZN 14_85, SIR UGO MIFSUD STREET, LIJA BZN 14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55427" table:style-name="ce1">
            <text:p>58055427</text:p>
          </table:table-cell>
          <table:table-cell office:value-type="string" table:style-name="ce1">
            <text:p>Paradise Papers - Malta corporate registry</text:p>
          </table:table-cell>
          <table:table-cell office:value-type="string" table:style-name="ce1">
            <text:p>85, SIR UGO MIFSUD STREET, LIJA BZN 14</text:p>
          </table:table-cell>
          <table:table-cell office:value-type="string" table:style-name="ce1">
            <text:p>85, SIR UGO MIFSUD STREET, LIJA BZN 14</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55427_paradise papers - malta corporate registry_85, sir ugo mifsud street, lija bzn 14_85, sir ugo mifsud street, lija bzn 14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56194_Paradise Papers - Malta corporate registry_89, TRIQ IGNAZIO SAVERIO MIFSUD, BIRKIRKARA_89, TRIQ IGNAZIO SAVERIO MIFSUD, BIRKIRKAR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56194" table:style-name="ce1">
            <text:p>58056194</text:p>
          </table:table-cell>
          <table:table-cell office:value-type="string" table:style-name="ce1">
            <text:p>Paradise Papers - Malta corporate registry</text:p>
          </table:table-cell>
          <table:table-cell office:value-type="string" table:style-name="ce1">
            <text:p>89, TRIQ IGNAZIO SAVERIO MIFSUD, BIRKIRKARA</text:p>
          </table:table-cell>
          <table:table-cell office:value-type="string" table:style-name="ce1">
            <text:p>89, TRIQ IGNAZIO SAVERIO MIFSUD, BIRKIRKAR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56194_paradise papers - malta corporate registry_89, triq ignazio saverio mifsud, birkirkara_89, triq ignazio saverio mifsud, birkirkar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56975_Paradise Papers - Malta corporate registry_CASA BORG, SIR UGO MIFSUD STREET, LIJA_CASA BORG, SIR UGO MIFSUD STREET, LIJ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56975" table:style-name="ce1">
            <text:p>58056975</text:p>
          </table:table-cell>
          <table:table-cell office:value-type="string" table:style-name="ce1">
            <text:p>Paradise Papers - Malta corporate registry</text:p>
          </table:table-cell>
          <table:table-cell office:value-type="string" table:style-name="ce1">
            <text:p>CASA BORG, SIR UGO MIFSUD STREET, LIJA</text:p>
          </table:table-cell>
          <table:table-cell office:value-type="string" table:style-name="ce1">
            <text:p>CASA BORG, SIR UGO MIFSUD STREET, LIJ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56975_paradise papers - malta corporate registry_casa borg, sir ugo mifsud street, lija_casa borg, sir ugo mifsud street, lij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57284_Paradise Papers - Malta corporate registry_CASA IRVI, TRIQ IL-KAPPILLAN MIFSUD, HAMRUN, MALTA_CASA IRVI, TRIQ IL-KAPPILLAN MIFSUD, HAMRUN, MAL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57284" table:style-name="ce1">
            <text:p>58057284</text:p>
          </table:table-cell>
          <table:table-cell office:value-type="string" table:style-name="ce1">
            <text:p>Paradise Papers - Malta corporate registry</text:p>
          </table:table-cell>
          <table:table-cell office:value-type="string" table:style-name="ce1">
            <text:p>CASA IRVI, TRIQ IL-KAPPILLAN MIFSUD, HAMRUN, MALTA</text:p>
          </table:table-cell>
          <table:table-cell office:value-type="string" table:style-name="ce1">
            <text:p>CASA IRVI, TRIQ IL-KAPPILLAN MIFSUD, HAMRUN, MAL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57284_paradise papers - malta corporate registry_casa irvi, triq il-kappillan mifsud, hamrun, malta_casa irvi, triq il-kappillan mifsud, hamrun, malt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57462_Paradise Papers - Malta corporate registry_AIDA, P.P. MIFSUD STREET, HAMRUN_AIDA, P.P. MIFSUD STREET, HAMRUN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57462" table:style-name="ce1">
            <text:p>58057462</text:p>
          </table:table-cell>
          <table:table-cell office:value-type="string" table:style-name="ce1">
            <text:p>Paradise Papers - Malta corporate registry</text:p>
          </table:table-cell>
          <table:table-cell office:value-type="string" table:style-name="ce1">
            <text:p>AIDA, P.P. MIFSUD STREET, HAMRUN</text:p>
          </table:table-cell>
          <table:table-cell office:value-type="string" table:style-name="ce1">
            <text:p>AIDA, P.P. MIFSUD STREET, HAMRUN</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57462_paradise papers - malta corporate registry_aida, p.p. mifsud street, hamrun_aida, p.p. mifsud street, hamrun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57842_Paradise Papers - Malta corporate registry_AMOUR DE STUPLAFAIRE MONS MIKELANG MIFSUD, SANTA MARGERITA MOSTA_AMOUR DE STUPLAFAIRE MONS MIKELANG MIFSUD, SANTA MARGERITA MOS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57842" table:style-name="ce1">
            <text:p>58057842</text:p>
          </table:table-cell>
          <table:table-cell office:value-type="string" table:style-name="ce1">
            <text:p>Paradise Papers - Malta corporate registry</text:p>
          </table:table-cell>
          <table:table-cell office:value-type="string" table:style-name="ce1">
            <text:p>AMOUR DE STUPLAFAIRE MONS MIKELANG MIFSUD, SANTA MARGERITA MOSTA</text:p>
          </table:table-cell>
          <table:table-cell office:value-type="string" table:style-name="ce1">
            <text:p>AMOUR DE STUPLAFAIRE MONS MIKELANG MIFSUD, SANTA MARGERITA MOS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57842_paradise papers - malta corporate registry_amour de stuplafaire mons mikelang mifsud, santa margerita mosta_amour de stuplafaire mons mikelang mifsud, santa margerita most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57861_Paradise Papers - Malta corporate registry_CASA ZAMMIT, MONS. ALFREDO MIFSUD STREET, TA' XBIEX MSD 11_CASA ZAMMIT, MONS. ALFREDO MIFSUD STREET, TA' XBIEX MSD 11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57861" table:style-name="ce1">
            <text:p>58057861</text:p>
          </table:table-cell>
          <table:table-cell office:value-type="string" table:style-name="ce1">
            <text:p>Paradise Papers - Malta corporate registry</text:p>
          </table:table-cell>
          <table:table-cell office:value-type="string" table:style-name="ce1">
            <text:p>CASA ZAMMIT, MONS. ALFREDO MIFSUD STREET, TA' XBIEX MSD 11</text:p>
          </table:table-cell>
          <table:table-cell office:value-type="string" table:style-name="ce1">
            <text:p>CASA ZAMMIT, MONS. ALFREDO MIFSUD STREET, TA' XBIEX MSD 11</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57861_paradise papers - malta corporate registry_casa zammit, mons. alfredo mifsud street, ta' xbiex msd 11_casa zammit, mons. alfredo mifsud street, ta' xbiex msd 11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58187_Paradise Papers - Malta corporate registry_ADESSO MODA, PARISH PRIEST MIFSUD STREET, HAMRUNHMR 10, MALTA_ADESSO MODA, PARISH PRIEST MIFSUD STREET, HAMRUNHMR 10, MAL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58187" table:style-name="ce1">
            <text:p>58058187</text:p>
          </table:table-cell>
          <table:table-cell office:value-type="string" table:style-name="ce1">
            <text:p>Paradise Papers - Malta corporate registry</text:p>
          </table:table-cell>
          <table:table-cell office:value-type="string" table:style-name="ce1">
            <text:p>ADESSO MODA, PARISH PRIEST MIFSUD STREET, HAMRUNHMR 10, MALTA</text:p>
          </table:table-cell>
          <table:table-cell office:value-type="string" table:style-name="ce1">
            <text:p>ADESSO MODA, PARISH PRIEST MIFSUD STREET, HAMRUNHMR 10, MAL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58187_paradise papers - malta corporate registry_adesso moda, parish priest mifsud street, hamrunhmr 10, malta_adesso moda, parish priest mifsud street, hamrunhmr 10, malt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58467_Paradise Papers - Malta corporate registry_CENTRO CASALINGA, PARISH PRIEST MIFSUD STREET, SANTA VENERAHMR 10, MALTA_CENTRO CASALINGA, PARISH PRIEST MIFSUD STREET, SANTA VENERAHMR 10, MAL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58467" table:style-name="ce1">
            <text:p>58058467</text:p>
          </table:table-cell>
          <table:table-cell office:value-type="string" table:style-name="ce1">
            <text:p>Paradise Papers - Malta corporate registry</text:p>
          </table:table-cell>
          <table:table-cell office:value-type="string" table:style-name="ce1">
            <text:p>CENTRO CASALINGA, PARISH PRIEST MIFSUD STREET, SANTA VENERAHMR 10, MALTA</text:p>
          </table:table-cell>
          <table:table-cell office:value-type="string" table:style-name="ce1">
            <text:p>CENTRO CASALINGA, PARISH PRIEST MIFSUD STREET, SANTA VENERAHMR 10, MAL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58467_paradise papers - malta corporate registry_centro casalinga, parish priest mifsud street, santa venerahmr 10, malta_centro casalinga, parish priest mifsud street, santa venerahmr 10, malt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59106_Paradise Papers - Malta corporate registry_BEATRIX, IGNAZIO SAVERIO MIFSUD STREET, BIRKIRKARA_BEATRIX, IGNAZIO SAVERIO MIFSUD STREET, BIRKIRKAR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59106" table:style-name="ce1">
            <text:p>58059106</text:p>
          </table:table-cell>
          <table:table-cell office:value-type="string" table:style-name="ce1">
            <text:p>Paradise Papers - Malta corporate registry</text:p>
          </table:table-cell>
          <table:table-cell office:value-type="string" table:style-name="ce1">
            <text:p>BEATRIX, IGNAZIO SAVERIO MIFSUD STREET, BIRKIRKARA</text:p>
          </table:table-cell>
          <table:table-cell office:value-type="string" table:style-name="ce1">
            <text:p>BEATRIX, IGNAZIO SAVERIO MIFSUD STREET, BIRKIRKAR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59106_paradise papers - malta corporate registry_beatrix, ignazio saverio mifsud street, birkirkara_beatrix, ignazio saverio mifsud street, birkirkar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59179_Paradise Papers - Malta corporate registry_CONVERTED TO P 685 - VILLA GRECH MIFSUD, MAIN STREET, MOSTAMST 06, MALTA_CONVERTED TO P 685 - VILLA GRECH MIFSUD, MAIN STREET, MOSTAMST 06, MAL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59179" table:style-name="ce1">
            <text:p>58059179</text:p>
          </table:table-cell>
          <table:table-cell office:value-type="string" table:style-name="ce1">
            <text:p>Paradise Papers - Malta corporate registry</text:p>
          </table:table-cell>
          <table:table-cell office:value-type="string" table:style-name="ce1">
            <text:p>CONVERTED TO P 685 - VILLA GRECH MIFSUD, MAIN STREET, MOSTAMST 06, MALTA</text:p>
          </table:table-cell>
          <table:table-cell office:value-type="string" table:style-name="ce1">
            <text:p>CONVERTED TO P 685 - VILLA GRECH MIFSUD, MAIN STREET, MOSTAMST 06, MAL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59179_paradise papers - malta corporate registry_converted to p 685 - villa grech mifsud, main street, mostamst 06, malta_converted to p 685 - villa grech mifsud, main street, mostamst 06, malt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62136_Paradise Papers - Malta corporate registry_BELFIOR, IGNAZIO SAVERIO MIFSUD STREET, BIRKIRKARA_BELFIOR, IGNAZIO SAVERIO MIFSUD STREET, BIRKIRKAR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62136" table:style-name="ce1">
            <text:p>58062136</text:p>
          </table:table-cell>
          <table:table-cell office:value-type="string" table:style-name="ce1">
            <text:p>Paradise Papers - Malta corporate registry</text:p>
          </table:table-cell>
          <table:table-cell office:value-type="string" table:style-name="ce1">
            <text:p>BELFIOR, IGNAZIO SAVERIO MIFSUD STREET, BIRKIRKARA</text:p>
          </table:table-cell>
          <table:table-cell office:value-type="string" table:style-name="ce1">
            <text:p>BELFIOR, IGNAZIO SAVERIO MIFSUD STREET, BIRKIRKAR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62136_paradise papers - malta corporate registry_belfior, ignazio saverio mifsud street, birkirkara_belfior, ignazio saverio mifsud street, birkirkar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63447_Paradise Papers - Malta corporate registry_BED OF ROSES, TRIQ P. PELAGJU MIFSUD, ZEBBUG_BED OF ROSES, TRIQ P. PELAGJU MIFSUD, ZEBBUG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63447" table:style-name="ce1">
            <text:p>58063447</text:p>
          </table:table-cell>
          <table:table-cell office:value-type="string" table:style-name="ce1">
            <text:p>Paradise Papers - Malta corporate registry</text:p>
          </table:table-cell>
          <table:table-cell office:value-type="string" table:style-name="ce1">
            <text:p>BED OF ROSES, TRIQ P. PELAGJU MIFSUD, ZEBBUG</text:p>
          </table:table-cell>
          <table:table-cell office:value-type="string" table:style-name="ce1">
            <text:p>BED OF ROSES, TRIQ P. PELAGJU MIFSUD, ZEBBUG</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63447_paradise papers - malta corporate registry_bed of roses, triq p. pelagju mifsud, zebbug_bed of roses, triq p. pelagju mifsud, zebbug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63545_Paradise Papers - Malta corporate registry_BLOCK B, DOOR 2, FLAT 9, TRIQ SIR UGO MIFSUD, BINI TAL-GVERN, LIJA_BLOCK B, DOOR 2, FLAT 9, TRIQ SIR UGO MIFSUD, BINI TAL-GVERN, LIJ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63545" table:style-name="ce1">
            <text:p>58063545</text:p>
          </table:table-cell>
          <table:table-cell office:value-type="string" table:style-name="ce1">
            <text:p>Paradise Papers - Malta corporate registry</text:p>
          </table:table-cell>
          <table:table-cell office:value-type="string" table:style-name="ce1">
            <text:p>BLOCK B, DOOR 2, FLAT 9, TRIQ SIR UGO MIFSUD, BINI TAL-GVERN, LIJA</text:p>
          </table:table-cell>
          <table:table-cell office:value-type="string" table:style-name="ce1">
            <text:p>BLOCK B, DOOR 2, FLAT 9, TRIQ SIR UGO MIFSUD, BINI TAL-GVERN, LIJ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63545_paradise papers - malta corporate registry_block b, door 2, flat 9, triq sir ugo mifsud, bini tal-gvern, lija_block b, door 2, flat 9, triq sir ugo mifsud, bini tal-gvern, lij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63664_Paradise Papers - Malta corporate registry_C/0 DR. MELVYN MIFSUD 123, TRIQ GUZE HOWARD STREET, SLIEMA_C/0 DR. MELVYN MIFSUD 123, TRIQ GUZE HOWARD STREET, SLIEM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63664" table:style-name="ce1">
            <text:p>58063664</text:p>
          </table:table-cell>
          <table:table-cell office:value-type="string" table:style-name="ce1">
            <text:p>Paradise Papers - Malta corporate registry</text:p>
          </table:table-cell>
          <table:table-cell office:value-type="string" table:style-name="ce1">
            <text:p>C/0 DR. MELVYN MIFSUD 123, TRIQ GUZE HOWARD STREET, SLIEMA</text:p>
          </table:table-cell>
          <table:table-cell office:value-type="string" table:style-name="ce1">
            <text:p>C/0 DR. MELVYN MIFSUD 123, TRIQ GUZE HOWARD STREET, SLIEM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63664_paradise papers - malta corporate registry_c/0 dr. melvyn mifsud 123, triq guze howard street, sliema_c/0 dr. melvyn mifsud 123, triq guze howard street, sliem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63858_Paradise Papers - Malta corporate registry_BETFAIR, TRIQ IL-KAPPILLAN MIFSUD, SANTA VENERA SVR 1851_BETFAIR, TRIQ IL-KAPPILLAN MIFSUD, SANTA VENERA SVR 1851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63858" table:style-name="ce1">
            <text:p>58063858</text:p>
          </table:table-cell>
          <table:table-cell office:value-type="string" table:style-name="ce1">
            <text:p>Paradise Papers - Malta corporate registry</text:p>
          </table:table-cell>
          <table:table-cell office:value-type="string" table:style-name="ce1">
            <text:p>BETFAIR, TRIQ IL-KAPPILLAN MIFSUD, SANTA VENERA SVR 1851</text:p>
          </table:table-cell>
          <table:table-cell office:value-type="string" table:style-name="ce1">
            <text:p>BETFAIR, TRIQ IL-KAPPILLAN MIFSUD, SANTA VENERA SVR 1851</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63858_paradise papers - malta corporate registry_betfair, triq il-kappillan mifsud, santa venera svr 1851_betfair, triq il-kappillan mifsud, santa venera svr 1851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63967_Paradise Papers - Malta corporate registry_ELKI, PARISH PRIEST MIFSUD STREET, SANTA VENERA_ELKI, PARISH PRIEST MIFSUD STREET, SANTA VENER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63967" table:style-name="ce1">
            <text:p>58063967</text:p>
          </table:table-cell>
          <table:table-cell office:value-type="string" table:style-name="ce1">
            <text:p>Paradise Papers - Malta corporate registry</text:p>
          </table:table-cell>
          <table:table-cell office:value-type="string" table:style-name="ce1">
            <text:p>ELKI, PARISH PRIEST MIFSUD STREET, SANTA VENERA</text:p>
          </table:table-cell>
          <table:table-cell office:value-type="string" table:style-name="ce1">
            <text:p>ELKI, PARISH PRIEST MIFSUD STREET, SANTA VENER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63967_paradise papers - malta corporate registry_elki, parish priest mifsud street, santa venera_elki, parish priest mifsud street, santa vener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64130_Paradise Papers - Malta corporate registry_CASA ZAMMIT, MGR. A. MIFSUD STR, TA' XBIEX_CASA ZAMMIT, MGR. A. MIFSUD STR, TA' XBIEX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64130" table:style-name="ce1">
            <text:p>58064130</text:p>
          </table:table-cell>
          <table:table-cell office:value-type="string" table:style-name="ce1">
            <text:p>Paradise Papers - Malta corporate registry</text:p>
          </table:table-cell>
          <table:table-cell office:value-type="string" table:style-name="ce1">
            <text:p>CASA ZAMMIT, MGR. A. MIFSUD STR, TA' XBIEX</text:p>
          </table:table-cell>
          <table:table-cell office:value-type="string" table:style-name="ce1">
            <text:p>CASA ZAMMIT, MGR. A. MIFSUD STR, TA' XBIEX</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64130_paradise papers - malta corporate registry_casa zammit, mgr. a. mifsud str, ta' xbiex_casa zammit, mgr. a. mifsud str, ta' xbiex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64307_Paradise Papers - Malta corporate registry_Berkeley Court Office Mons. Mikelang Mifsud Street, MOSTA, MALTA_Berkeley Court Office Mons. Mikelang Mifsud Street, MOSTA, MAL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64307" table:style-name="ce1">
            <text:p>58064307</text:p>
          </table:table-cell>
          <table:table-cell office:value-type="string" table:style-name="ce1">
            <text:p>Paradise Papers - Malta corporate registry</text:p>
          </table:table-cell>
          <table:table-cell office:value-type="string" table:style-name="ce1">
            <text:p>Berkeley Court Office Mons. Mikelang Mifsud Street, MOSTA, MALTA</text:p>
          </table:table-cell>
          <table:table-cell office:value-type="string" table:style-name="ce1">
            <text:p>Berkeley Court Office Mons. Mikelang Mifsud Street, MOSTA, MAL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64307_paradise papers - malta corporate registry_berkeley court office mons. mikelang mifsud street, mosta, malta_berkeley court office mons. mikelang mifsud street, mosta, malt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64473_Paradise Papers - Malta corporate registry_ESPLANADE NO. 1, MONS ALFRED MIFSUD STREET, BIRKIRKARABKR1137, MALTA_ESPLANADE NO. 1, MONS ALFRED MIFSUD STREET, BIRKIRKARABKR1137, MAL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64473" table:style-name="ce1">
            <text:p>58064473</text:p>
          </table:table-cell>
          <table:table-cell office:value-type="string" table:style-name="ce1">
            <text:p>Paradise Papers - Malta corporate registry</text:p>
          </table:table-cell>
          <table:table-cell office:value-type="string" table:style-name="ce1">
            <text:p>ESPLANADE NO. 1, MONS ALFRED MIFSUD STREET, BIRKIRKARABKR1137, MALTA</text:p>
          </table:table-cell>
          <table:table-cell office:value-type="string" table:style-name="ce1">
            <text:p>ESPLANADE NO. 1, MONS ALFRED MIFSUD STREET, BIRKIRKARABKR1137, MAL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64473_paradise papers - malta corporate registry_esplanade no. 1, mons alfred mifsud street, birkirkarabkr1137, malta_esplanade no. 1, mons alfred mifsud street, birkirkarabkr1137, malt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64591_Paradise Papers - Malta corporate registry_BLOCK B, DOOR 2, FLAT 2 SIR UGO MIFSUD STREET, LIJA, MALTA_BLOCK B, DOOR 2, FLAT 2 SIR UGO MIFSUD STREET, LIJA, MAL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64591" table:style-name="ce1">
            <text:p>58064591</text:p>
          </table:table-cell>
          <table:table-cell office:value-type="string" table:style-name="ce1">
            <text:p>Paradise Papers - Malta corporate registry</text:p>
          </table:table-cell>
          <table:table-cell office:value-type="string" table:style-name="ce1">
            <text:p>BLOCK B, DOOR 2, FLAT 2 SIR UGO MIFSUD STREET, LIJA, MALTA</text:p>
          </table:table-cell>
          <table:table-cell office:value-type="string" table:style-name="ce1">
            <text:p>BLOCK B, DOOR 2, FLAT 2 SIR UGO MIFSUD STREET, LIJA, MAL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64591_paradise papers - malta corporate registry_block b, door 2, flat 2 sir ugo mifsud street, lija, malta_block b, door 2, flat 2 sir ugo mifsud street, lija, malt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64879_Paradise Papers - Malta corporate registry_BLOCK 4, HOUSE 2, TREJQET PATRI PELAGJU MIFSUD, PEMBROKE_BLOCK 4, HOUSE 2, TREJQET PATRI PELAGJU MIFSUD, PEMBROKE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64879" table:style-name="ce1">
            <text:p>58064879</text:p>
          </table:table-cell>
          <table:table-cell office:value-type="string" table:style-name="ce1">
            <text:p>Paradise Papers - Malta corporate registry</text:p>
          </table:table-cell>
          <table:table-cell office:value-type="string" table:style-name="ce1">
            <text:p>BLOCK 4, HOUSE 2, TREJQET PATRI PELAGJU MIFSUD, PEMBROKE</text:p>
          </table:table-cell>
          <table:table-cell office:value-type="string" table:style-name="ce1">
            <text:p>BLOCK 4, HOUSE 2, TREJQET PATRI PELAGJU MIFSUD, PEMBROKE</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64879_paradise papers - malta corporate registry_block 4, house 2, trejqet patri pelagju mifsud, pembroke_block 4, house 2, trejqet patri pelagju mifsud, pembroke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66101_Paradise Papers - Malta corporate registry_CASA IRVI, TRIQ IL-KAPPILLAN MIFSUD, HAMRUN_CASA IRVI, TRIQ IL-KAPPILLAN MIFSUD, HAMRUN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66101" table:style-name="ce1">
            <text:p>58066101</text:p>
          </table:table-cell>
          <table:table-cell office:value-type="string" table:style-name="ce1">
            <text:p>Paradise Papers - Malta corporate registry</text:p>
          </table:table-cell>
          <table:table-cell office:value-type="string" table:style-name="ce1">
            <text:p>CASA IRVI, TRIQ IL-KAPPILLAN MIFSUD, HAMRUN</text:p>
          </table:table-cell>
          <table:table-cell office:value-type="string" table:style-name="ce1">
            <text:p>CASA IRVI, TRIQ IL-KAPPILLAN MIFSUD, HAMRUN</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66101_paradise papers - malta corporate registry_casa irvi, triq il-kappillan mifsud, hamrun_casa irvi, triq il-kappillan mifsud, hamrun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66216_Paradise Papers - Malta corporate registry_Flat 1, Tas Salvatur Court, Triq R. Mifsud Bonnici, LIJA LJA1403_Flat 1, Tas Salvatur Court, Triq R. Mifsud Bonnici, LIJA LJA1403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66216" table:style-name="ce1">
            <text:p>58066216</text:p>
          </table:table-cell>
          <table:table-cell office:value-type="string" table:style-name="ce1">
            <text:p>Paradise Papers - Malta corporate registry</text:p>
          </table:table-cell>
          <table:table-cell office:value-type="string" table:style-name="ce1">
            <text:p>Flat 1, Tas Salvatur Court, Triq R. Mifsud Bonnici, LIJA LJA1403</text:p>
          </table:table-cell>
          <table:table-cell office:value-type="string" table:style-name="ce1">
            <text:p>Flat 1, Tas Salvatur Court, Triq R. Mifsud Bonnici, LIJA LJA1403</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66216_paradise papers - malta corporate registry_flat 1, tas salvatur court, triq r. mifsud bonnici, lija lja1403_flat 1, tas salvatur court, triq r. mifsud bonnici, lija lja1403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67234_Paradise Papers - Malta corporate registry_FLAT 2, RYVIN COURT, SIR UGO MIFSUD STR, TA' XBIEX_FLAT 2, RYVIN COURT, SIR UGO MIFSUD STR, TA' XBIEX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67234" table:style-name="ce1">
            <text:p>58067234</text:p>
          </table:table-cell>
          <table:table-cell office:value-type="string" table:style-name="ce1">
            <text:p>Paradise Papers - Malta corporate registry</text:p>
          </table:table-cell>
          <table:table-cell office:value-type="string" table:style-name="ce1">
            <text:p>FLAT 2, RYVIN COURT, SIR UGO MIFSUD STR, TA' XBIEX</text:p>
          </table:table-cell>
          <table:table-cell office:value-type="string" table:style-name="ce1">
            <text:p>FLAT 2, RYVIN COURT, SIR UGO MIFSUD STR, TA' XBIEX</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67234_paradise papers - malta corporate registry_flat 2, ryvin court, sir ugo mifsud str, ta' xbiex_flat 2, ryvin court, sir ugo mifsud str, ta' xbiex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67721_Paradise Papers - Malta corporate registry_CHARLET, TRIQ IL-KAPPILLAN MIFSUD, SANTA VENERA_CHARLET, TRIQ IL-KAPPILLAN MIFSUD, SANTA VENER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67721" table:style-name="ce1">
            <text:p>58067721</text:p>
          </table:table-cell>
          <table:table-cell office:value-type="string" table:style-name="ce1">
            <text:p>Paradise Papers - Malta corporate registry</text:p>
          </table:table-cell>
          <table:table-cell office:value-type="string" table:style-name="ce1">
            <text:p>CHARLET, TRIQ IL-KAPPILLAN MIFSUD, SANTA VENERA</text:p>
          </table:table-cell>
          <table:table-cell office:value-type="string" table:style-name="ce1">
            <text:p>CHARLET, TRIQ IL-KAPPILLAN MIFSUD, SANTA VENER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67721_paradise papers - malta corporate registry_charlet, triq il-kappillan mifsud, santa venera_charlet, triq il-kappillan mifsud, santa vener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67955_Paradise Papers - Malta corporate registry_CASA DALLI, PARISH PRIEST MIFSUD STREET, HAMRUN, MALTA_CASA DALLI, PARISH PRIEST MIFSUD STREET, HAMRUN, MAL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67955" table:style-name="ce1">
            <text:p>58067955</text:p>
          </table:table-cell>
          <table:table-cell office:value-type="string" table:style-name="ce1">
            <text:p>Paradise Papers - Malta corporate registry</text:p>
          </table:table-cell>
          <table:table-cell office:value-type="string" table:style-name="ce1">
            <text:p>CASA DALLI, PARISH PRIEST MIFSUD STREET, HAMRUN, MALTA</text:p>
          </table:table-cell>
          <table:table-cell office:value-type="string" table:style-name="ce1">
            <text:p>CASA DALLI, PARISH PRIEST MIFSUD STREET, HAMRUN, MAL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67955_paradise papers - malta corporate registry_casa dalli, parish priest mifsud street, hamrun, malta_casa dalli, parish priest mifsud street, hamrun, malt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69236_Paradise Papers - Malta corporate registry_CASA ZAMMIT, MONS. ALFREDO MIFSUD STREET, TA' XBIEX_CASA ZAMMIT, MONS. ALFREDO MIFSUD STREET, TA' XBIEX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69236" table:style-name="ce1">
            <text:p>58069236</text:p>
          </table:table-cell>
          <table:table-cell office:value-type="string" table:style-name="ce1">
            <text:p>Paradise Papers - Malta corporate registry</text:p>
          </table:table-cell>
          <table:table-cell office:value-type="string" table:style-name="ce1">
            <text:p>CASA ZAMMIT, MONS. ALFREDO MIFSUD STREET, TA' XBIEX</text:p>
          </table:table-cell>
          <table:table-cell office:value-type="string" table:style-name="ce1">
            <text:p>CASA ZAMMIT, MONS. ALFREDO MIFSUD STREET, TA' XBIEX</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69236_paradise papers - malta corporate registry_casa zammit, mons. alfredo mifsud street, ta' xbiex_casa zammit, mons. alfredo mifsud street, ta' xbiex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69237_Paradise Papers - Malta corporate registry_CASA ZAMMIT, MONS. ALFREDO MIFSUD STREET, TA' XBIEX XBX 1060_CASA ZAMMIT, MONS. ALFREDO MIFSUD STREET, TA' XBIEX XBX 1060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69237" table:style-name="ce1">
            <text:p>58069237</text:p>
          </table:table-cell>
          <table:table-cell office:value-type="string" table:style-name="ce1">
            <text:p>Paradise Papers - Malta corporate registry</text:p>
          </table:table-cell>
          <table:table-cell office:value-type="string" table:style-name="ce1">
            <text:p>CASA ZAMMIT, MONS. ALFREDO MIFSUD STREET, TA' XBIEX XBX 1060</text:p>
          </table:table-cell>
          <table:table-cell office:value-type="string" table:style-name="ce1">
            <text:p>CASA ZAMMIT, MONS. ALFREDO MIFSUD STREET, TA' XBIEX XBX 1060</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69237_paradise papers - malta corporate registry_casa zammit, mons. alfredo mifsud street, ta' xbiex xbx 1060_casa zammit, mons. alfredo mifsud street, ta' xbiex xbx 1060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69238_Paradise Papers - Malta corporate registry_CASA ZAMMIT, TRIQ MGR. A. MIFSUD TA' XBIEX XBX 1060_CASA ZAMMIT, TRIQ MGR. A. MIFSUD TA' XBIEX XBX 1060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69238" table:style-name="ce1">
            <text:p>58069238</text:p>
          </table:table-cell>
          <table:table-cell office:value-type="string" table:style-name="ce1">
            <text:p>Paradise Papers - Malta corporate registry</text:p>
          </table:table-cell>
          <table:table-cell office:value-type="string" table:style-name="ce1">
            <text:p>CASA ZAMMIT, TRIQ MGR. A. MIFSUD TA' XBIEX XBX 1060</text:p>
          </table:table-cell>
          <table:table-cell office:value-type="string" table:style-name="ce1">
            <text:p>CASA ZAMMIT, TRIQ MGR. A. MIFSUD TA' XBIEX XBX 1060</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69238_paradise papers - malta corporate registry_casa zammit, triq mgr. a. mifsud ta' xbiex xbx 1060_casa zammit, triq mgr. a. mifsud ta' xbiex xbx 1060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69460_Paradise Papers - Malta corporate registry_DAN BUILDING, SIR UGO MIFSUD STREET, TA' XBIEX, MALTA_DAN BUILDING, SIR UGO MIFSUD STREET, TA' XBIEX, MAL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69460" table:style-name="ce1">
            <text:p>58069460</text:p>
          </table:table-cell>
          <table:table-cell office:value-type="string" table:style-name="ce1">
            <text:p>Paradise Papers - Malta corporate registry</text:p>
          </table:table-cell>
          <table:table-cell office:value-type="string" table:style-name="ce1">
            <text:p>DAN BUILDING, SIR UGO MIFSUD STREET, TA' XBIEX, MALTA</text:p>
          </table:table-cell>
          <table:table-cell office:value-type="string" table:style-name="ce1">
            <text:p>DAN BUILDING, SIR UGO MIFSUD STREET, TA' XBIEX, MAL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69460_paradise papers - malta corporate registry_dan building, sir ugo mifsud street, ta' xbiex, malta_dan building, sir ugo mifsud street, ta' xbiex, malt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70538_Paradise Papers - Malta corporate registry_ETHAL, PALM COURT, SIR R. MIFSUD BONNICI STR, LIJA_ETHAL, PALM COURT, SIR R. MIFSUD BONNICI STR, LIJ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70538" table:style-name="ce1">
            <text:p>58070538</text:p>
          </table:table-cell>
          <table:table-cell office:value-type="string" table:style-name="ce1">
            <text:p>Paradise Papers - Malta corporate registry</text:p>
          </table:table-cell>
          <table:table-cell office:value-type="string" table:style-name="ce1">
            <text:p>ETHAL, PALM COURT, SIR R. MIFSUD BONNICI STR, LIJA</text:p>
          </table:table-cell>
          <table:table-cell office:value-type="string" table:style-name="ce1">
            <text:p>ETHAL, PALM COURT, SIR R. MIFSUD BONNICI STR, LIJ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70538_paradise papers - malta corporate registry_ethal, palm court, sir r. mifsud bonnici str, lija_ethal, palm court, sir r. mifsud bonnici str, lij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71056_Paradise Papers - Malta corporate registry_FAR TRAVEL, PARISH PRIEST MIFSUD STREET, SANTA VENERA, MALTA_FAR TRAVEL, PARISH PRIEST MIFSUD STREET, SANTA VENERA, MAL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71056" table:style-name="ce1">
            <text:p>58071056</text:p>
          </table:table-cell>
          <table:table-cell office:value-type="string" table:style-name="ce1">
            <text:p>Paradise Papers - Malta corporate registry</text:p>
          </table:table-cell>
          <table:table-cell office:value-type="string" table:style-name="ce1">
            <text:p>FAR TRAVEL, PARISH PRIEST MIFSUD STREET, SANTA VENERA, MALTA</text:p>
          </table:table-cell>
          <table:table-cell office:value-type="string" table:style-name="ce1">
            <text:p>FAR TRAVEL, PARISH PRIEST MIFSUD STREET, SANTA VENERA, MAL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71056_paradise papers - malta corporate registry_far travel, parish priest mifsud street, santa venera, malta_far travel, parish priest mifsud street, santa venera, malt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71465_Paradise Papers - Malta corporate registry_CONVERTED TO P 696 ----- VILLA GRECH MIFSUD MAIN STREET, MOSTA, MALTA_CONVERTED TO P 696 ----- VILLA GRECH MIFSUD MAIN STREET, MOSTA, MAL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71465" table:style-name="ce1">
            <text:p>58071465</text:p>
          </table:table-cell>
          <table:table-cell office:value-type="string" table:style-name="ce1">
            <text:p>Paradise Papers - Malta corporate registry</text:p>
          </table:table-cell>
          <table:table-cell office:value-type="string" table:style-name="ce1">
            <text:p>CONVERTED TO P 696 ----- VILLA GRECH MIFSUD MAIN STREET, MOSTA, MALTA</text:p>
          </table:table-cell>
          <table:table-cell office:value-type="string" table:style-name="ce1">
            <text:p>CONVERTED TO P 696 ----- VILLA GRECH MIFSUD MAIN STREET, MOSTA, MAL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71465_paradise papers - malta corporate registry_converted to p 696 ----- villa grech mifsud main street, mosta, malta_converted to p 696 ----- villa grech mifsud main street, mosta, malt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71808_Paradise Papers - Malta corporate registry_FLAT 1, VIVI FLATS, P.P. MIFSUD STREET, HAMRUN, MALTA_FLAT 1, VIVI FLATS, P.P. MIFSUD STREET, HAMRUN, MAL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71808" table:style-name="ce1">
            <text:p>58071808</text:p>
          </table:table-cell>
          <table:table-cell office:value-type="string" table:style-name="ce1">
            <text:p>Paradise Papers - Malta corporate registry</text:p>
          </table:table-cell>
          <table:table-cell office:value-type="string" table:style-name="ce1">
            <text:p>FLAT 1, VIVI FLATS, P.P. MIFSUD STREET, HAMRUN, MALTA</text:p>
          </table:table-cell>
          <table:table-cell office:value-type="string" table:style-name="ce1">
            <text:p>FLAT 1, VIVI FLATS, P.P. MIFSUD STREET, HAMRUN, MAL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71808_paradise papers - malta corporate registry_flat 1, vivi flats, p.p. mifsud street, hamrun, malta_flat 1, vivi flats, p.p. mifsud street, hamrun, malt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71918_Paradise Papers - Malta corporate registry_HAVEN LODGE, SIR UGO MIFSUD STREET, LUQA, MALTA_HAVEN LODGE, SIR UGO MIFSUD STREET, LUQA, MAL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71918" table:style-name="ce1">
            <text:p>58071918</text:p>
          </table:table-cell>
          <table:table-cell office:value-type="string" table:style-name="ce1">
            <text:p>Paradise Papers - Malta corporate registry</text:p>
          </table:table-cell>
          <table:table-cell office:value-type="string" table:style-name="ce1">
            <text:p>HAVEN LODGE, SIR UGO MIFSUD STREET, LUQA, MALTA</text:p>
          </table:table-cell>
          <table:table-cell office:value-type="string" table:style-name="ce1">
            <text:p>HAVEN LODGE, SIR UGO MIFSUD STREET, LUQA, MAL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71918_paradise papers - malta corporate registry_haven lodge, sir ugo mifsud street, luqa, malta_haven lodge, sir ugo mifsud street, luqa, malt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72173_Paradise Papers - Malta corporate registry_FLAT 3, VIVI FLATS, PARISH PRIEST MIFSUD STREET, HAMRUN, MALTA_FLAT 3, VIVI FLATS, PARISH PRIEST MIFSUD STREET, HAMRUN, MAL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72173" table:style-name="ce1">
            <text:p>58072173</text:p>
          </table:table-cell>
          <table:table-cell office:value-type="string" table:style-name="ce1">
            <text:p>Paradise Papers - Malta corporate registry</text:p>
          </table:table-cell>
          <table:table-cell office:value-type="string" table:style-name="ce1">
            <text:p>FLAT 3, VIVI FLATS, PARISH PRIEST MIFSUD STREET, HAMRUN, MALTA</text:p>
          </table:table-cell>
          <table:table-cell office:value-type="string" table:style-name="ce1">
            <text:p>FLAT 3, VIVI FLATS, PARISH PRIEST MIFSUD STREET, HAMRUN, MAL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72173_paradise papers - malta corporate registry_flat 3, vivi flats, parish priest mifsud street, hamrun, malta_flat 3, vivi flats, parish priest mifsud street, hamrun, malt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72195_Paradise Papers - Malta corporate registry_ESQUINA, IGNAZIO SAVERIO MIFSUD STREET, BIRKIRKARA_ESQUINA, IGNAZIO SAVERIO MIFSUD STREET, BIRKIRKAR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72195" table:style-name="ce1">
            <text:p>58072195</text:p>
          </table:table-cell>
          <table:table-cell office:value-type="string" table:style-name="ce1">
            <text:p>Paradise Papers - Malta corporate registry</text:p>
          </table:table-cell>
          <table:table-cell office:value-type="string" table:style-name="ce1">
            <text:p>ESQUINA, IGNAZIO SAVERIO MIFSUD STREET, BIRKIRKARA</text:p>
          </table:table-cell>
          <table:table-cell office:value-type="string" table:style-name="ce1">
            <text:p>ESQUINA, IGNAZIO SAVERIO MIFSUD STREET, BIRKIRKAR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72195_paradise papers - malta corporate registry_esquina, ignazio saverio mifsud street, birkirkara_esquina, ignazio saverio mifsud street, birkirkar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72205_Paradise Papers - Malta corporate registry_ETEDAL, PALM COURT, SIR R. MIFSUD BONNICI STR, LIJA_ETEDAL, PALM COURT, SIR R. MIFSUD BONNICI STR, LIJ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72205" table:style-name="ce1">
            <text:p>58072205</text:p>
          </table:table-cell>
          <table:table-cell office:value-type="string" table:style-name="ce1">
            <text:p>Paradise Papers - Malta corporate registry</text:p>
          </table:table-cell>
          <table:table-cell office:value-type="string" table:style-name="ce1">
            <text:p>ETEDAL, PALM COURT, SIR R. MIFSUD BONNICI STR, LIJA</text:p>
          </table:table-cell>
          <table:table-cell office:value-type="string" table:style-name="ce1">
            <text:p>ETEDAL, PALM COURT, SIR R. MIFSUD BONNICI STR, LIJ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72205_paradise papers - malta corporate registry_etedal, palm court, sir r. mifsud bonnici str, lija_etedal, palm court, sir r. mifsud bonnici str, lij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72699_Paradise Papers - Malta corporate registry_FLAT 46, MARINA COURT TRIQ UGO MIFSUD TA' XBIEX_FLAT 46, MARINA COURT TRIQ UGO MIFSUD TA' XBIEX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72699" table:style-name="ce1">
            <text:p>58072699</text:p>
          </table:table-cell>
          <table:table-cell office:value-type="string" table:style-name="ce1">
            <text:p>Paradise Papers - Malta corporate registry</text:p>
          </table:table-cell>
          <table:table-cell office:value-type="string" table:style-name="ce1">
            <text:p>FLAT 46, MARINA COURT TRIQ UGO MIFSUD TA' XBIEX</text:p>
          </table:table-cell>
          <table:table-cell office:value-type="string" table:style-name="ce1">
            <text:p>FLAT 46, MARINA COURT TRIQ UGO MIFSUD TA' XBIEX</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72699_paradise papers - malta corporate registry_flat 46, marina court triq ugo mifsud ta' xbiex_flat 46, marina court triq ugo mifsud ta' xbiex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73323_Paradise Papers - Malta corporate registry_EIE CENTRE, TRIQ SIR UGO MIFSUD, TA' XBIEX TERRACE, TA' XBIEXXBX 1437, MALTA_EIE CENTRE, TRIQ SIR UGO MIFSUD, TA' XBIEX TERRACE, TA' XBIEXXBX 1437, MAL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73323" table:style-name="ce1">
            <text:p>58073323</text:p>
          </table:table-cell>
          <table:table-cell office:value-type="string" table:style-name="ce1">
            <text:p>Paradise Papers - Malta corporate registry</text:p>
          </table:table-cell>
          <table:table-cell office:value-type="string" table:style-name="ce1">
            <text:p>EIE CENTRE, TRIQ SIR UGO MIFSUD, TA' XBIEX TERRACE, TA' XBIEXXBX 1437, MALTA</text:p>
          </table:table-cell>
          <table:table-cell office:value-type="string" table:style-name="ce1">
            <text:p>EIE CENTRE, TRIQ SIR UGO MIFSUD, TA' XBIEX TERRACE, TA' XBIEXXBX 1437, MAL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73323_paradise papers - malta corporate registry_eie centre, triq sir ugo mifsud, ta' xbiex terrace, ta' xbiexxbx 1437, malta_eie centre, triq sir ugo mifsud, ta' xbiex terrace, ta' xbiexxbx 1437, malt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74774_Paradise Papers - Malta corporate registry_ELMO, SIR UGO MIFSUD STREET, TA' XBIEXXBX 1437, MALTA_ELMO, SIR UGO MIFSUD STREET, TA' XBIEXXBX 1437, MAL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74774" table:style-name="ce1">
            <text:p>58074774</text:p>
          </table:table-cell>
          <table:table-cell office:value-type="string" table:style-name="ce1">
            <text:p>Paradise Papers - Malta corporate registry</text:p>
          </table:table-cell>
          <table:table-cell office:value-type="string" table:style-name="ce1">
            <text:p>ELMO, SIR UGO MIFSUD STREET, TA' XBIEXXBX 1437, MALTA</text:p>
          </table:table-cell>
          <table:table-cell office:value-type="string" table:style-name="ce1">
            <text:p>ELMO, SIR UGO MIFSUD STREET, TA' XBIEXXBX 1437, MAL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74774_paradise papers - malta corporate registry_elmo, sir ugo mifsud street, ta' xbiexxbx 1437, malta_elmo, sir ugo mifsud street, ta' xbiexxbx 1437, malt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75102_Paradise Papers - Malta corporate registry_GATEWAY CENTRE, KAPPILLAN MIFSUD STREET, HAMRUNHMR 1856, MALTA_GATEWAY CENTRE, KAPPILLAN MIFSUD STREET, HAMRUNHMR 1856, MAL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75102" table:style-name="ce1">
            <text:p>58075102</text:p>
          </table:table-cell>
          <table:table-cell office:value-type="string" table:style-name="ce1">
            <text:p>Paradise Papers - Malta corporate registry</text:p>
          </table:table-cell>
          <table:table-cell office:value-type="string" table:style-name="ce1">
            <text:p>GATEWAY CENTRE, KAPPILLAN MIFSUD STREET, HAMRUNHMR 1856, MALTA</text:p>
          </table:table-cell>
          <table:table-cell office:value-type="string" table:style-name="ce1">
            <text:p>GATEWAY CENTRE, KAPPILLAN MIFSUD STREET, HAMRUNHMR 1856, MAL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75102_paradise papers - malta corporate registry_gateway centre, kappillan mifsud street, hamrunhmr 1856, malta_gateway centre, kappillan mifsud street, hamrunhmr 1856, malt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76293_Paradise Papers - Malta corporate registry_GREETINGS, P.P. MIFSUD STREET, HAMRUN, MALTA_GREETINGS, P.P. MIFSUD STREET, HAMRUN, MAL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76293" table:style-name="ce1">
            <text:p>58076293</text:p>
          </table:table-cell>
          <table:table-cell office:value-type="string" table:style-name="ce1">
            <text:p>Paradise Papers - Malta corporate registry</text:p>
          </table:table-cell>
          <table:table-cell office:value-type="string" table:style-name="ce1">
            <text:p>GREETINGS, P.P. MIFSUD STREET, HAMRUN, MALTA</text:p>
          </table:table-cell>
          <table:table-cell office:value-type="string" table:style-name="ce1">
            <text:p>GREETINGS, P.P. MIFSUD STREET, HAMRUN, MAL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76293_paradise papers - malta corporate registry_greetings, p.p. mifsud street, hamrun, malta_greetings, p.p. mifsud street, hamrun, malt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78337_Paradise Papers - Malta corporate registry_IDEAL DWELLINGS, ROBERT MIFSUD BONNICI STREET, LIJABZN 08, MALTA_IDEAL DWELLINGS, ROBERT MIFSUD BONNICI STREET, LIJABZN 08, MAL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78337" table:style-name="ce1">
            <text:p>58078337</text:p>
          </table:table-cell>
          <table:table-cell office:value-type="string" table:style-name="ce1">
            <text:p>Paradise Papers - Malta corporate registry</text:p>
          </table:table-cell>
          <table:table-cell office:value-type="string" table:style-name="ce1">
            <text:p>IDEAL DWELLINGS, ROBERT MIFSUD BONNICI STREET, LIJABZN 08, MALTA</text:p>
          </table:table-cell>
          <table:table-cell office:value-type="string" table:style-name="ce1">
            <text:p>IDEAL DWELLINGS, ROBERT MIFSUD BONNICI STREET, LIJABZN 08, MAL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78337_paradise papers - malta corporate registry_ideal dwellings, robert mifsud bonnici street, lijabzn 08, malta_ideal dwellings, robert mifsud bonnici street, lijabzn 08, malt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78354_Paradise Papers - Malta corporate registry_MAPP, <text:s/>PARISH MIFSUD STREET, HAMRUN, MALTA_MAPP, <text:s/>PARISH MIFSUD STREET, HAMRUN, MAL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78354" table:style-name="ce1">
            <text:p>58078354</text:p>
          </table:table-cell>
          <table:table-cell office:value-type="string" table:style-name="ce1">
            <text:p>Paradise Papers - Malta corporate registry</text:p>
          </table:table-cell>
          <table:table-cell office:value-type="string" table:style-name="ce1">
            <text:p>MAPP, <text:s/>PARISH MIFSUD STREET, HAMRUN, MALTA</text:p>
          </table:table-cell>
          <table:table-cell office:value-type="string" table:style-name="ce1">
            <text:p>MAPP, <text:s/>PARISH MIFSUD STREET, HAMRUN, MAL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78354_paradise papers - malta corporate registry_mapp, <text:s/>parish mifsud street, hamrun, malta_mapp, <text:s/>parish mifsud street, hamrun, malt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78544_Paradise Papers - Malta corporate registry_HIGHBURY, TIRQ IT-TABIB GREGORJU MIFSUD, QRENDI_HIGHBURY, TIRQ IT-TABIB GREGORJU MIFSUD, QRENDI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78544" table:style-name="ce1">
            <text:p>58078544</text:p>
          </table:table-cell>
          <table:table-cell office:value-type="string" table:style-name="ce1">
            <text:p>Paradise Papers - Malta corporate registry</text:p>
          </table:table-cell>
          <table:table-cell office:value-type="string" table:style-name="ce1">
            <text:p>HIGHBURY, TIRQ IT-TABIB GREGORJU MIFSUD, QRENDI</text:p>
          </table:table-cell>
          <table:table-cell office:value-type="string" table:style-name="ce1">
            <text:p>HIGHBURY, TIRQ IT-TABIB GREGORJU MIFSUD, QRENDI</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78544_paradise papers - malta corporate registry_highbury, tirq it-tabib gregorju mifsud, qrendi_highbury, tirq it-tabib gregorju mifsud, qrendi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78631_Paradise Papers - Malta corporate registry_MARINA COURT 41, TRIQ UGO MIFSUD, TA' XBIEX, MALTA_MARINA COURT 41, TRIQ UGO MIFSUD, TA' XBIEX, MAL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78631" table:style-name="ce1">
            <text:p>58078631</text:p>
          </table:table-cell>
          <table:table-cell office:value-type="string" table:style-name="ce1">
            <text:p>Paradise Papers - Malta corporate registry</text:p>
          </table:table-cell>
          <table:table-cell office:value-type="string" table:style-name="ce1">
            <text:p>MARINA COURT 41, TRIQ UGO MIFSUD, TA' XBIEX, MALTA</text:p>
          </table:table-cell>
          <table:table-cell office:value-type="string" table:style-name="ce1">
            <text:p>MARINA COURT 41, TRIQ UGO MIFSUD, TA' XBIEX, MAL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78631_paradise papers - malta corporate registry_marina court 41, triq ugo mifsud, ta' xbiex, malta_marina court 41, triq ugo mifsud, ta' xbiex, malt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79018_Paradise Papers - Malta corporate registry_HYDROLECTRIC TRIQ IL-KAPPILLAN MIFSUD, HAMRUN HMR 10_HYDROLECTRIC TRIQ IL-KAPPILLAN MIFSUD, HAMRUN HMR 10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79018" table:style-name="ce1">
            <text:p>58079018</text:p>
          </table:table-cell>
          <table:table-cell office:value-type="string" table:style-name="ce1">
            <text:p>Paradise Papers - Malta corporate registry</text:p>
          </table:table-cell>
          <table:table-cell office:value-type="string" table:style-name="ce1">
            <text:p>HYDROLECTRIC TRIQ IL-KAPPILLAN MIFSUD, HAMRUN HMR 10</text:p>
          </table:table-cell>
          <table:table-cell office:value-type="string" table:style-name="ce1">
            <text:p>HYDROLECTRIC TRIQ IL-KAPPILLAN MIFSUD, HAMRUN HMR 10</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79018_paradise papers - malta corporate registry_hydrolectric triq il-kappillan mifsud, hamrun hmr 10_hydrolectric triq il-kappillan mifsud, hamrun hmr 10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79088_Paradise Papers - Malta corporate registry_I DEAL DWELLINGS ROBERT MIFSUD BONNICI STREET, LIJABZN 08, MALTA_I DEAL DWELLINGS ROBERT MIFSUD BONNICI STREET, LIJABZN 08, MAL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79088" table:style-name="ce1">
            <text:p>58079088</text:p>
          </table:table-cell>
          <table:table-cell office:value-type="string" table:style-name="ce1">
            <text:p>Paradise Papers - Malta corporate registry</text:p>
          </table:table-cell>
          <table:table-cell office:value-type="string" table:style-name="ce1">
            <text:p>I DEAL DWELLINGS ROBERT MIFSUD BONNICI STREET, LIJABZN 08, MALTA</text:p>
          </table:table-cell>
          <table:table-cell office:value-type="string" table:style-name="ce1">
            <text:p>I DEAL DWELLINGS ROBERT MIFSUD BONNICI STREET, LIJABZN 08, MAL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79088_paradise papers - malta corporate registry_i deal dwellings robert mifsud bonnici street, lijabzn 08, malta_i deal dwellings robert mifsud bonnici street, lijabzn 08, malt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81136_Paradise Papers - Malta corporate registry_HEAVEN, TRIQ MIKIEL ANG MIFSUD, MOSTA, MALTA_HEAVEN, TRIQ MIKIEL ANG MIFSUD, MOSTA, MAL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81136" table:style-name="ce1">
            <text:p>58081136</text:p>
          </table:table-cell>
          <table:table-cell office:value-type="string" table:style-name="ce1">
            <text:p>Paradise Papers - Malta corporate registry</text:p>
          </table:table-cell>
          <table:table-cell office:value-type="string" table:style-name="ce1">
            <text:p>HEAVEN, TRIQ MIKIEL ANG MIFSUD, MOSTA, MALTA</text:p>
          </table:table-cell>
          <table:table-cell office:value-type="string" table:style-name="ce1">
            <text:p>HEAVEN, TRIQ MIKIEL ANG MIFSUD, MOSTA, MAL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81136_paradise papers - malta corporate registry_heaven, triq mikiel ang mifsud, mosta, malta_heaven, triq mikiel ang mifsud, mosta, malt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81849_Paradise Papers - Malta corporate registry_IDEAL DWELLINGS, TRIQ ROBERT MIFSUD BONNICI STREET, LIJA, MALTA_IDEAL DWELLINGS, TRIQ ROBERT MIFSUD BONNICI STREET, LIJA, MAL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81849" table:style-name="ce1">
            <text:p>58081849</text:p>
          </table:table-cell>
          <table:table-cell office:value-type="string" table:style-name="ce1">
            <text:p>Paradise Papers - Malta corporate registry</text:p>
          </table:table-cell>
          <table:table-cell office:value-type="string" table:style-name="ce1">
            <text:p>IDEAL DWELLINGS, TRIQ ROBERT MIFSUD BONNICI STREET, LIJA, MALTA</text:p>
          </table:table-cell>
          <table:table-cell office:value-type="string" table:style-name="ce1">
            <text:p>IDEAL DWELLINGS, TRIQ ROBERT MIFSUD BONNICI STREET, LIJA, MAL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81849_paradise papers - malta corporate registry_ideal dwellings, triq robert mifsud bonnici street, lija, malta_ideal dwellings, triq robert mifsud bonnici street, lija, malt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82331_Paradise Papers - Malta corporate registry_GUARANTEED LIMITED, SANDRINGHAM, SIR UGO MIFSUD STREET, TA' XBIEX, MALTA_GUARANTEED LIMITED, SANDRINGHAM, SIR UGO MIFSUD STREET, TA' XBIEX, MAL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82331" table:style-name="ce1">
            <text:p>58082331</text:p>
          </table:table-cell>
          <table:table-cell office:value-type="string" table:style-name="ce1">
            <text:p>Paradise Papers - Malta corporate registry</text:p>
          </table:table-cell>
          <table:table-cell office:value-type="string" table:style-name="ce1">
            <text:p>GUARANTEED LIMITED, SANDRINGHAM, SIR UGO MIFSUD STREET, TA' XBIEX, MALTA</text:p>
          </table:table-cell>
          <table:table-cell office:value-type="string" table:style-name="ce1">
            <text:p>GUARANTEED LIMITED, SANDRINGHAM, SIR UGO MIFSUD STREET, TA' XBIEX, MAL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82331_paradise papers - malta corporate registry_guaranteed limited, sandringham, sir ugo mifsud street, ta' xbiex, malta_guaranteed limited, sandringham, sir ugo mifsud street, ta' xbiex, malt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82710_Paradise Papers - Malta corporate registry_PAULANG, FL 1, PARISH PRIEST MIFSUD STREET, HAMRUN_PAULANG, FL 1, PARISH PRIEST MIFSUD STREET, HAMRUN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82710" table:style-name="ce1">
            <text:p>58082710</text:p>
          </table:table-cell>
          <table:table-cell office:value-type="string" table:style-name="ce1">
            <text:p>Paradise Papers - Malta corporate registry</text:p>
          </table:table-cell>
          <table:table-cell office:value-type="string" table:style-name="ce1">
            <text:p>PAULANG, FL 1, PARISH PRIEST MIFSUD STREET, HAMRUN</text:p>
          </table:table-cell>
          <table:table-cell office:value-type="string" table:style-name="ce1">
            <text:p>PAULANG, FL 1, PARISH PRIEST MIFSUD STREET, HAMRUN</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82710_paradise papers - malta corporate registry_paulang, fl 1, parish priest mifsud street, hamrun_paulang, fl 1, parish priest mifsud street, hamrun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82961_Paradise Papers - Malta corporate registry_PETITE FLEUR, TRIQ MONS MIKELANG MIFSUD, MOSTA MST 2363_PETITE FLEUR, TRIQ MONS MIKELANG MIFSUD, MOSTA MST 2363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82961" table:style-name="ce1">
            <text:p>58082961</text:p>
          </table:table-cell>
          <table:table-cell office:value-type="string" table:style-name="ce1">
            <text:p>Paradise Papers - Malta corporate registry</text:p>
          </table:table-cell>
          <table:table-cell office:value-type="string" table:style-name="ce1">
            <text:p>PETITE FLEUR, TRIQ MONS MIKELANG MIFSUD, MOSTA MST 2363</text:p>
          </table:table-cell>
          <table:table-cell office:value-type="string" table:style-name="ce1">
            <text:p>PETITE FLEUR, TRIQ MONS MIKELANG MIFSUD, MOSTA MST 2363</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82961_paradise papers - malta corporate registry_petite fleur, triq mons mikelang mifsud, mosta mst 2363_petite fleur, triq mons mikelang mifsud, mosta mst 2363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85361_Paradise Papers - Malta corporate registry_HAVEN LODGE, SIR UGO MIFSUD STREET LUQA_HAVEN LODGE, SIR UGO MIFSUD STREET LUQ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85361" table:style-name="ce1">
            <text:p>58085361</text:p>
          </table:table-cell>
          <table:table-cell office:value-type="string" table:style-name="ce1">
            <text:p>Paradise Papers - Malta corporate registry</text:p>
          </table:table-cell>
          <table:table-cell office:value-type="string" table:style-name="ce1">
            <text:p>HAVEN LODGE, SIR UGO MIFSUD STREET LUQA</text:p>
          </table:table-cell>
          <table:table-cell office:value-type="string" table:style-name="ce1">
            <text:p>HAVEN LODGE, SIR UGO MIFSUD STREET LUQ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85361_paradise papers - malta corporate registry_haven lodge, sir ugo mifsud street luqa_haven lodge, sir ugo mifsud street luq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85362_Paradise Papers - Malta corporate registry_HAVEN LODGE, SIR UGO MIFSUD, LUQA, MALTA_HAVEN LODGE, SIR UGO MIFSUD, LUQA, MAL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85362" table:style-name="ce1">
            <text:p>58085362</text:p>
          </table:table-cell>
          <table:table-cell office:value-type="string" table:style-name="ce1">
            <text:p>Paradise Papers - Malta corporate registry</text:p>
          </table:table-cell>
          <table:table-cell office:value-type="string" table:style-name="ce1">
            <text:p>HAVEN LODGE, SIR UGO MIFSUD, LUQA, MALTA</text:p>
          </table:table-cell>
          <table:table-cell office:value-type="string" table:style-name="ce1">
            <text:p>HAVEN LODGE, SIR UGO MIFSUD, LUQA, MAL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85362_paradise papers - malta corporate registry_haven lodge, sir ugo mifsud, luqa, malta_haven lodge, sir ugo mifsud, luqa, malt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86015_Paradise Papers - Malta corporate registry_MADONNA TAL-HERBA TRIQ IGNAZIO SAVERIO MIFSUD BIRKIRKARA_MADONNA TAL-HERBA TRIQ IGNAZIO SAVERIO MIFSUD BIRKIRKAR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86015" table:style-name="ce1">
            <text:p>58086015</text:p>
          </table:table-cell>
          <table:table-cell office:value-type="string" table:style-name="ce1">
            <text:p>Paradise Papers - Malta corporate registry</text:p>
          </table:table-cell>
          <table:table-cell office:value-type="string" table:style-name="ce1">
            <text:p>MADONNA TAL-HERBA TRIQ IGNAZIO SAVERIO MIFSUD BIRKIRKARA</text:p>
          </table:table-cell>
          <table:table-cell office:value-type="string" table:style-name="ce1">
            <text:p>MADONNA TAL-HERBA TRIQ IGNAZIO SAVERIO MIFSUD BIRKIRKAR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86015_paradise papers - malta corporate registry_madonna tal-herba triq ignazio saverio mifsud birkirkara_madonna tal-herba triq ignazio saverio mifsud birkirkar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86286_Paradise Papers - Malta corporate registry_MAROSA, SIR UGO MIFSUD STREET, TA' XBIEX, MALTA_MAROSA, SIR UGO MIFSUD STREET, TA' XBIEX, MAL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86286" table:style-name="ce1">
            <text:p>58086286</text:p>
          </table:table-cell>
          <table:table-cell office:value-type="string" table:style-name="ce1">
            <text:p>Paradise Papers - Malta corporate registry</text:p>
          </table:table-cell>
          <table:table-cell office:value-type="string" table:style-name="ce1">
            <text:p>MAROSA, SIR UGO MIFSUD STREET, TA' XBIEX, MALTA</text:p>
          </table:table-cell>
          <table:table-cell office:value-type="string" table:style-name="ce1">
            <text:p>MAROSA, SIR UGO MIFSUD STREET, TA' XBIEX, MAL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86286_paradise papers - malta corporate registry_marosa, sir ugo mifsud street, ta' xbiex, malta_marosa, sir ugo mifsud street, ta' xbiex, malt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87008_Paradise Papers - Malta corporate registry_MAPP ELECTRONICS, PARISH PRIEST MIFSUD STREET, HAMRUN, MALTA_MAPP ELECTRONICS, PARISH PRIEST MIFSUD STREET, HAMRUN, MAL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87008" table:style-name="ce1">
            <text:p>58087008</text:p>
          </table:table-cell>
          <table:table-cell office:value-type="string" table:style-name="ce1">
            <text:p>Paradise Papers - Malta corporate registry</text:p>
          </table:table-cell>
          <table:table-cell office:value-type="string" table:style-name="ce1">
            <text:p>MAPP ELECTRONICS, PARISH PRIEST MIFSUD STREET, HAMRUN, MALTA</text:p>
          </table:table-cell>
          <table:table-cell office:value-type="string" table:style-name="ce1">
            <text:p>MAPP ELECTRONICS, PARISH PRIEST MIFSUD STREET, HAMRUN, MAL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87008_paradise papers - malta corporate registry_mapp electronics, parish priest mifsud street, hamrun, malta_mapp electronics, parish priest mifsud street, hamrun, malt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87063_Paradise Papers - Malta corporate registry_MARIA HILFE, IGNAZIO SAVERIO MIFSUD STREET, BIRKIRKARA_MARIA HILFE, IGNAZIO SAVERIO MIFSUD STREET, BIRKIRKAR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87063" table:style-name="ce1">
            <text:p>58087063</text:p>
          </table:table-cell>
          <table:table-cell office:value-type="string" table:style-name="ce1">
            <text:p>Paradise Papers - Malta corporate registry</text:p>
          </table:table-cell>
          <table:table-cell office:value-type="string" table:style-name="ce1">
            <text:p>MARIA HILFE, IGNAZIO SAVERIO MIFSUD STREET, BIRKIRKARA</text:p>
          </table:table-cell>
          <table:table-cell office:value-type="string" table:style-name="ce1">
            <text:p>MARIA HILFE, IGNAZIO SAVERIO MIFSUD STREET, BIRKIRKAR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87063_paradise papers - malta corporate registry_maria hilfe, ignazio saverio mifsud street, birkirkara_maria hilfe, ignazio saverio mifsud street, birkirkar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87100_Paradise Papers - Malta corporate registry_IDEAL DWELLINGS, TRIQ ROBERT MIFSUD BONNICI STREET, LIJA_IDEAL DWELLINGS, TRIQ ROBERT MIFSUD BONNICI STREET, LIJ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87100" table:style-name="ce1">
            <text:p>58087100</text:p>
          </table:table-cell>
          <table:table-cell office:value-type="string" table:style-name="ce1">
            <text:p>Paradise Papers - Malta corporate registry</text:p>
          </table:table-cell>
          <table:table-cell office:value-type="string" table:style-name="ce1">
            <text:p>IDEAL DWELLINGS, TRIQ ROBERT MIFSUD BONNICI STREET, LIJA</text:p>
          </table:table-cell>
          <table:table-cell office:value-type="string" table:style-name="ce1">
            <text:p>IDEAL DWELLINGS, TRIQ ROBERT MIFSUD BONNICI STREET, LIJ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87100_paradise papers - malta corporate registry_ideal dwellings, triq robert mifsud bonnici street, lija_ideal dwellings, triq robert mifsud bonnici street, lij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87546_Paradise Papers - Malta corporate registry_SCERRI BUILDING, <text:s/>TRIQ IL-KAPPILLAN MIFSUD, HAMRUNHMR 1855, MALTA_SCERRI BUILDING, <text:s/>TRIQ IL-KAPPILLAN MIFSUD, HAMRUNHMR 1855, MAL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87546" table:style-name="ce1">
            <text:p>58087546</text:p>
          </table:table-cell>
          <table:table-cell office:value-type="string" table:style-name="ce1">
            <text:p>Paradise Papers - Malta corporate registry</text:p>
          </table:table-cell>
          <table:table-cell office:value-type="string" table:style-name="ce1">
            <text:p>SCERRI BUILDING, <text:s/>TRIQ IL-KAPPILLAN MIFSUD, HAMRUNHMR 1855, MALTA</text:p>
          </table:table-cell>
          <table:table-cell office:value-type="string" table:style-name="ce1">
            <text:p>SCERRI BUILDING, <text:s/>TRIQ IL-KAPPILLAN MIFSUD, HAMRUNHMR 1855, MAL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87546_paradise papers - malta corporate registry_scerri building, <text:s/>triq il-kappillan mifsud, hamrunhmr 1855, malta_scerri building, <text:s/>triq il-kappillan mifsud, hamrunhmr 1855, malt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88229_Paradise Papers - Malta corporate registry_JOROVANA, IGNAZIO SAVERIO MIFSUD STREET, BIRKIRKARA_JOROVANA, IGNAZIO SAVERIO MIFSUD STREET, BIRKIRKAR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88229" table:style-name="ce1">
            <text:p>58088229</text:p>
          </table:table-cell>
          <table:table-cell office:value-type="string" table:style-name="ce1">
            <text:p>Paradise Papers - Malta corporate registry</text:p>
          </table:table-cell>
          <table:table-cell office:value-type="string" table:style-name="ce1">
            <text:p>JOROVANA, IGNAZIO SAVERIO MIFSUD STREET, BIRKIRKARA</text:p>
          </table:table-cell>
          <table:table-cell office:value-type="string" table:style-name="ce1">
            <text:p>JOROVANA, IGNAZIO SAVERIO MIFSUD STREET, BIRKIRKAR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88229_paradise papers - malta corporate registry_jorovana, ignazio saverio mifsud street, birkirkara_jorovana, ignazio saverio mifsud street, birkirkar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89876_Paradise Papers - Malta corporate registry_MARINA COURT, FLAT 43, TRIQ SIR UGO MIFSUD, TA' XBIEX, MALTA_MARINA COURT, FLAT 43, TRIQ SIR UGO MIFSUD, TA' XBIEX, MAL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89876" table:style-name="ce1">
            <text:p>58089876</text:p>
          </table:table-cell>
          <table:table-cell office:value-type="string" table:style-name="ce1">
            <text:p>Paradise Papers - Malta corporate registry</text:p>
          </table:table-cell>
          <table:table-cell office:value-type="string" table:style-name="ce1">
            <text:p>MARINA COURT, FLAT 43, TRIQ SIR UGO MIFSUD, TA' XBIEX, MALTA</text:p>
          </table:table-cell>
          <table:table-cell office:value-type="string" table:style-name="ce1">
            <text:p>MARINA COURT, FLAT 43, TRIQ SIR UGO MIFSUD, TA' XBIEX, MAL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89876_paradise papers - malta corporate registry_marina court, flat 43, triq sir ugo mifsud, ta' xbiex, malta_marina court, flat 43, triq sir ugo mifsud, ta' xbiex, malt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89882_Paradise Papers - Malta corporate registry_OFFICIENCY, TRIQ IL-KAPPILLAN MIFSUD, HAMRUNHMR1854, MALTA_OFFICIENCY, TRIQ IL-KAPPILLAN MIFSUD, HAMRUNHMR1854, MAL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89882" table:style-name="ce1">
            <text:p>58089882</text:p>
          </table:table-cell>
          <table:table-cell office:value-type="string" table:style-name="ce1">
            <text:p>Paradise Papers - Malta corporate registry</text:p>
          </table:table-cell>
          <table:table-cell office:value-type="string" table:style-name="ce1">
            <text:p>OFFICIENCY, TRIQ IL-KAPPILLAN MIFSUD, HAMRUNHMR1854, MALTA</text:p>
          </table:table-cell>
          <table:table-cell office:value-type="string" table:style-name="ce1">
            <text:p>OFFICIENCY, TRIQ IL-KAPPILLAN MIFSUD, HAMRUNHMR1854, MAL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89882_paradise papers - malta corporate registry_officiency, triq il-kappillan mifsud, hamrunhmr1854, malta_officiency, triq il-kappillan mifsud, hamrunhmr1854, malt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90003_Paradise Papers - Malta corporate registry_SPERENZA HOLIDAY INN ROB MIFSUD BONNICI STREET, LIJA, MALTA_SPERENZA HOLIDAY INN ROB MIFSUD BONNICI STREET, LIJA, MAL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90003" table:style-name="ce1">
            <text:p>58090003</text:p>
          </table:table-cell>
          <table:table-cell office:value-type="string" table:style-name="ce1">
            <text:p>Paradise Papers - Malta corporate registry</text:p>
          </table:table-cell>
          <table:table-cell office:value-type="string" table:style-name="ce1">
            <text:p>SPERENZA HOLIDAY INN ROB MIFSUD BONNICI STREET, LIJA, MALTA</text:p>
          </table:table-cell>
          <table:table-cell office:value-type="string" table:style-name="ce1">
            <text:p>SPERENZA HOLIDAY INN ROB MIFSUD BONNICI STREET, LIJA, MAL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90003_paradise papers - malta corporate registry_sperenza holiday inn rob mifsud bonnici street, lija, malta_sperenza holiday inn rob mifsud bonnici street, lija, malt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90518_Paradise Papers - Malta corporate registry_ST. THERESA PARISH PRIEST MIFSUD STREET, HAMRUNHMR 10, MALTA_ST. THERESA PARISH PRIEST MIFSUD STREET, HAMRUNHMR 10, MAL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90518" table:style-name="ce1">
            <text:p>58090518</text:p>
          </table:table-cell>
          <table:table-cell office:value-type="string" table:style-name="ce1">
            <text:p>Paradise Papers - Malta corporate registry</text:p>
          </table:table-cell>
          <table:table-cell office:value-type="string" table:style-name="ce1">
            <text:p>ST. THERESA PARISH PRIEST MIFSUD STREET, HAMRUNHMR 10, MALTA</text:p>
          </table:table-cell>
          <table:table-cell office:value-type="string" table:style-name="ce1">
            <text:p>ST. THERESA PARISH PRIEST MIFSUD STREET, HAMRUNHMR 10, MAL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90518_paradise papers - malta corporate registry_st. theresa parish priest mifsud street, hamrunhmr 10, malta_st. theresa parish priest mifsud street, hamrunhmr 10, malt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90755_Paradise Papers - Malta corporate registry_MIFSUD BONNICI AND CAMILLERI - ADVOCATES 12A, VERDALA STREET COSPICUA_MIFSUD BONNICI AND CAMILLERI - ADVOCATES 12A, VERDALA STREET COSPICU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90755" table:style-name="ce1">
            <text:p>58090755</text:p>
          </table:table-cell>
          <table:table-cell office:value-type="string" table:style-name="ce1">
            <text:p>Paradise Papers - Malta corporate registry</text:p>
          </table:table-cell>
          <table:table-cell office:value-type="string" table:style-name="ce1">
            <text:p>MIFSUD BONNICI AND CAMILLERI - ADVOCATES 12A, VERDALA STREET COSPICUA</text:p>
          </table:table-cell>
          <table:table-cell office:value-type="string" table:style-name="ce1">
            <text:p>MIFSUD BONNICI AND CAMILLERI - ADVOCATES 12A, VERDALA STREET COSPICU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90755_paradise papers - malta corporate registry_mifsud bonnici and camilleri - advocates 12a, verdala street cospicua_mifsud bonnici and camilleri - advocates 12a, verdala street cospicu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90756_Paradise Papers - Malta corporate registry_MIFSUD SCHEMBRI &amp; CO. TRIQ DUN KARM, IKLIN, MALTA_MIFSUD SCHEMBRI &amp; CO. TRIQ DUN KARM, IKLIN, MAL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90756" table:style-name="ce1">
            <text:p>58090756</text:p>
          </table:table-cell>
          <table:table-cell office:value-type="string" table:style-name="ce1">
            <text:p>Paradise Papers - Malta corporate registry</text:p>
          </table:table-cell>
          <table:table-cell office:value-type="string" table:style-name="ce1">
            <text:p>MIFSUD SCHEMBRI &amp; CO. TRIQ DUN KARM, IKLIN, MALTA</text:p>
          </table:table-cell>
          <table:table-cell office:value-type="string" table:style-name="ce1">
            <text:p>MIFSUD SCHEMBRI &amp; CO. TRIQ DUN KARM, IKLIN, MAL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90756_paradise papers - malta corporate registry_mifsud schembri &amp; co. triq dun karm, iklin, malta_mifsud schembri &amp; co. triq dun karm, iklin, malt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90757_Paradise Papers - Malta corporate registry_MIFSUD SCHEMBRI &amp; CO, TRIQ DUN KARM, IKLIN BZN 11_MIFSUD SCHEMBRI &amp; CO, TRIQ DUN KARM, IKLIN BZN 11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90757" table:style-name="ce1">
            <text:p>58090757</text:p>
          </table:table-cell>
          <table:table-cell office:value-type="string" table:style-name="ce1">
            <text:p>Paradise Papers - Malta corporate registry</text:p>
          </table:table-cell>
          <table:table-cell office:value-type="string" table:style-name="ce1">
            <text:p>MIFSUD SCHEMBRI &amp; CO, TRIQ DUN KARM, IKLIN BZN 11</text:p>
          </table:table-cell>
          <table:table-cell office:value-type="string" table:style-name="ce1">
            <text:p>MIFSUD SCHEMBRI &amp; CO, TRIQ DUN KARM, IKLIN BZN 11</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90757_paradise papers - malta corporate registry_mifsud schembri &amp; co, triq dun karm, iklin bzn 11_mifsud schembri &amp; co, triq dun karm, iklin bzn 11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91672_Paradise Papers - Malta corporate registry_PAULANG, FL 1, PARISH PRIEST MIFSUD STR, HAMRUN_PAULANG, FL 1, PARISH PRIEST MIFSUD STR, HAMRUN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91672" table:style-name="ce1">
            <text:p>58091672</text:p>
          </table:table-cell>
          <table:table-cell office:value-type="string" table:style-name="ce1">
            <text:p>Paradise Papers - Malta corporate registry</text:p>
          </table:table-cell>
          <table:table-cell office:value-type="string" table:style-name="ce1">
            <text:p>PAULANG, FL 1, PARISH PRIEST MIFSUD STR, HAMRUN</text:p>
          </table:table-cell>
          <table:table-cell office:value-type="string" table:style-name="ce1">
            <text:p>PAULANG, FL 1, PARISH PRIEST MIFSUD STR, HAMRUN</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91672_paradise papers - malta corporate registry_paulang, fl 1, parish priest mifsud str, hamrun_paulang, fl 1, parish priest mifsud str, hamrun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91700_Paradise Papers - Malta corporate registry_MOOREVILLE, Triq Mons. Alfred Mifsud ST. PAUL'S BAY_MOOREVILLE, Triq Mons. Alfred Mifsud ST. PAUL'S BAY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91700" table:style-name="ce1">
            <text:p>58091700</text:p>
          </table:table-cell>
          <table:table-cell office:value-type="string" table:style-name="ce1">
            <text:p>Paradise Papers - Malta corporate registry</text:p>
          </table:table-cell>
          <table:table-cell office:value-type="string" table:style-name="ce1">
            <text:p>MOOREVILLE, Triq Mons. Alfred Mifsud ST. PAUL'S BAY</text:p>
          </table:table-cell>
          <table:table-cell office:value-type="string" table:style-name="ce1">
            <text:p>MOOREVILLE, Triq Mons. Alfred Mifsud ST. PAUL'S BAY</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91700_paradise papers - malta corporate registry_mooreville, triq mons. alfred mifsud st. paul's bay_mooreville, triq mons. alfred mifsud st. paul's bay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91933_Paradise Papers - Malta corporate registry_PETIT FLEUR, TRIQ MONS MIKELANG MIFSUD, MOSTAMST 2363, MALTA_PETIT FLEUR, TRIQ MONS MIKELANG MIFSUD, MOSTAMST 2363, MAL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91933" table:style-name="ce1">
            <text:p>58091933</text:p>
          </table:table-cell>
          <table:table-cell office:value-type="string" table:style-name="ce1">
            <text:p>Paradise Papers - Malta corporate registry</text:p>
          </table:table-cell>
          <table:table-cell office:value-type="string" table:style-name="ce1">
            <text:p>PETIT FLEUR, TRIQ MONS MIKELANG MIFSUD, MOSTAMST 2363, MALTA</text:p>
          </table:table-cell>
          <table:table-cell office:value-type="string" table:style-name="ce1">
            <text:p>PETIT FLEUR, TRIQ MONS MIKELANG MIFSUD, MOSTAMST 2363, MAL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91933_paradise papers - malta corporate registry_petit fleur, triq mons mikelang mifsud, mostamst 2363, malta_petit fleur, triq mons mikelang mifsud, mostamst 2363, malt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92610_Paradise Papers - Malta corporate registry_MARGERITA, TRIQ MONS. MIKELANG MIFSUD, MOSTA_MARGERITA, TRIQ MONS. MIKELANG MIFSUD, MOS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92610" table:style-name="ce1">
            <text:p>58092610</text:p>
          </table:table-cell>
          <table:table-cell office:value-type="string" table:style-name="ce1">
            <text:p>Paradise Papers - Malta corporate registry</text:p>
          </table:table-cell>
          <table:table-cell office:value-type="string" table:style-name="ce1">
            <text:p>MARGERITA, TRIQ MONS. MIKELANG MIFSUD, MOSTA</text:p>
          </table:table-cell>
          <table:table-cell office:value-type="string" table:style-name="ce1">
            <text:p>MARGERITA, TRIQ MONS. MIKELANG MIFSUD, MOS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92610_paradise papers - malta corporate registry_margerita, triq mons. mikelang mifsud, mosta_margerita, triq mons. mikelang mifsud, most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92764_Paradise Papers - Malta corporate registry_MELROSE TRIQ MIKELANG MIFSUD MOSTA_MELROSE TRIQ MIKELANG MIFSUD MOS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92764" table:style-name="ce1">
            <text:p>58092764</text:p>
          </table:table-cell>
          <table:table-cell office:value-type="string" table:style-name="ce1">
            <text:p>Paradise Papers - Malta corporate registry</text:p>
          </table:table-cell>
          <table:table-cell office:value-type="string" table:style-name="ce1">
            <text:p>MELROSE TRIQ MIKELANG MIFSUD MOSTA</text:p>
          </table:table-cell>
          <table:table-cell office:value-type="string" table:style-name="ce1">
            <text:p>MELROSE TRIQ MIKELANG MIFSUD MOS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92764_paradise papers - malta corporate registry_melrose triq mikelang mifsud mosta_melrose triq mikelang mifsud most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92765_Paradise Papers - Malta corporate registry_MELROSE TRIQ MONS MIKELANG MIFSUD MOSTA_MELROSE TRIQ MONS MIKELANG MIFSUD MOS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92765" table:style-name="ce1">
            <text:p>58092765</text:p>
          </table:table-cell>
          <table:table-cell office:value-type="string" table:style-name="ce1">
            <text:p>Paradise Papers - Malta corporate registry</text:p>
          </table:table-cell>
          <table:table-cell office:value-type="string" table:style-name="ce1">
            <text:p>MELROSE TRIQ MONS MIKELANG MIFSUD MOSTA</text:p>
          </table:table-cell>
          <table:table-cell office:value-type="string" table:style-name="ce1">
            <text:p>MELROSE TRIQ MONS MIKELANG MIFSUD MOS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92765_paradise papers - malta corporate registry_melrose triq mons mikelang mifsud mosta_melrose triq mons mikelang mifsud most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93246_Paradise Papers - Malta corporate registry_PRIMROSE, APT 2, P.P. MIFSUD STREET, HAMRUN_PRIMROSE, APT 2, P.P. MIFSUD STREET, HAMRUN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93246" table:style-name="ce1">
            <text:p>58093246</text:p>
          </table:table-cell>
          <table:table-cell office:value-type="string" table:style-name="ce1">
            <text:p>Paradise Papers - Malta corporate registry</text:p>
          </table:table-cell>
          <table:table-cell office:value-type="string" table:style-name="ce1">
            <text:p>PRIMROSE, APT 2, P.P. MIFSUD STREET, HAMRUN</text:p>
          </table:table-cell>
          <table:table-cell office:value-type="string" table:style-name="ce1">
            <text:p>PRIMROSE, APT 2, P.P. MIFSUD STREET, HAMRUN</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93246_paradise papers - malta corporate registry_primrose, apt 2, p.p. mifsud street, hamrun_primrose, apt 2, p.p. mifsud street, hamrun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93374_Paradise Papers - Malta corporate registry_NO. 18, CPS STORES, PAOLO MIFSUD STREET, ZEBBUG, MALTA_NO. 18, CPS STORES, PAOLO MIFSUD STREET, ZEBBUG, MAL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93374" table:style-name="ce1">
            <text:p>58093374</text:p>
          </table:table-cell>
          <table:table-cell office:value-type="string" table:style-name="ce1">
            <text:p>Paradise Papers - Malta corporate registry</text:p>
          </table:table-cell>
          <table:table-cell office:value-type="string" table:style-name="ce1">
            <text:p>NO. 18, CPS STORES, PAOLO MIFSUD STREET, ZEBBUG, MALTA</text:p>
          </table:table-cell>
          <table:table-cell office:value-type="string" table:style-name="ce1">
            <text:p>NO. 18, CPS STORES, PAOLO MIFSUD STREET, ZEBBUG, MAL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93374_paradise papers - malta corporate registry_no. 18, cps stores, paolo mifsud street, zebbug, malta_no. 18, cps stores, paolo mifsud street, zebbug, malt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94031_Paradise Papers - Malta corporate registry_MON REVE, TRIQ P. PELAGJU MIFSUD, ZEBBUG_MON REVE, TRIQ P. PELAGJU MIFSUD, ZEBBUG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94031" table:style-name="ce1">
            <text:p>58094031</text:p>
          </table:table-cell>
          <table:table-cell office:value-type="string" table:style-name="ce1">
            <text:p>Paradise Papers - Malta corporate registry</text:p>
          </table:table-cell>
          <table:table-cell office:value-type="string" table:style-name="ce1">
            <text:p>MON REVE, TRIQ P. PELAGJU MIFSUD, ZEBBUG</text:p>
          </table:table-cell>
          <table:table-cell office:value-type="string" table:style-name="ce1">
            <text:p>MON REVE, TRIQ P. PELAGJU MIFSUD, ZEBBUG</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94031_paradise papers - malta corporate registry_mon reve, triq p. pelagju mifsud, zebbug_mon reve, triq p. pelagju mifsud, zebbug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94286_Paradise Papers - Malta corporate registry_THE DOLPHINS SIR UGO MIFSUD STREET, TA' XBIEXXBX1437, MALTA_THE DOLPHINS SIR UGO MIFSUD STREET, TA' XBIEXXBX1437, MAL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94286" table:style-name="ce1">
            <text:p>58094286</text:p>
          </table:table-cell>
          <table:table-cell office:value-type="string" table:style-name="ce1">
            <text:p>Paradise Papers - Malta corporate registry</text:p>
          </table:table-cell>
          <table:table-cell office:value-type="string" table:style-name="ce1">
            <text:p>THE DOLPHINS SIR UGO MIFSUD STREET, TA' XBIEXXBX1437, MALTA</text:p>
          </table:table-cell>
          <table:table-cell office:value-type="string" table:style-name="ce1">
            <text:p>THE DOLPHINS SIR UGO MIFSUD STREET, TA' XBIEXXBX1437, MAL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94286_paradise papers - malta corporate registry_the dolphins sir ugo mifsud street, ta' xbiexxbx1437, malta_the dolphins sir ugo mifsud street, ta' xbiexxbx1437, malt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94594_Paradise Papers - Malta corporate registry_MON CHERI, TRIQ PATRI PELAGJU MIFSUD, ZEBBUG, MALTA_MON CHERI, TRIQ PATRI PELAGJU MIFSUD, ZEBBUG, MAL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94594" table:style-name="ce1">
            <text:p>58094594</text:p>
          </table:table-cell>
          <table:table-cell office:value-type="string" table:style-name="ce1">
            <text:p>Paradise Papers - Malta corporate registry</text:p>
          </table:table-cell>
          <table:table-cell office:value-type="string" table:style-name="ce1">
            <text:p>MON CHERI, TRIQ PATRI PELAGJU MIFSUD, ZEBBUG, MALTA</text:p>
          </table:table-cell>
          <table:table-cell office:value-type="string" table:style-name="ce1">
            <text:p>MON CHERI, TRIQ PATRI PELAGJU MIFSUD, ZEBBUG, MAL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94594_paradise papers - malta corporate registry_mon cheri, triq patri pelagju mifsud, zebbug, malta_mon cheri, triq patri pelagju mifsud, zebbug, malt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94898_Paradise Papers - Malta corporate registry_OLEANDER, MONS. ALFRED MIFSUD STREET, BIRKIRKARA_OLEANDER, MONS. ALFRED MIFSUD STREET, BIRKIRKAR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94898" table:style-name="ce1">
            <text:p>58094898</text:p>
          </table:table-cell>
          <table:table-cell office:value-type="string" table:style-name="ce1">
            <text:p>Paradise Papers - Malta corporate registry</text:p>
          </table:table-cell>
          <table:table-cell office:value-type="string" table:style-name="ce1">
            <text:p>OLEANDER, MONS. ALFRED MIFSUD STREET, BIRKIRKARA</text:p>
          </table:table-cell>
          <table:table-cell office:value-type="string" table:style-name="ce1">
            <text:p>OLEANDER, MONS. ALFRED MIFSUD STREET, BIRKIRKAR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94898_paradise papers - malta corporate registry_oleander, mons. alfred mifsud street, birkirkara_oleander, mons. alfred mifsud street, birkirkar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95247_Paradise Papers - Malta corporate registry_PAULANG, PARISH PRIEST MIFSUD STREET, HAMRUN_PAULANG, PARISH PRIEST MIFSUD STREET, HAMRUN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95247" table:style-name="ce1">
            <text:p>58095247</text:p>
          </table:table-cell>
          <table:table-cell office:value-type="string" table:style-name="ce1">
            <text:p>Paradise Papers - Malta corporate registry</text:p>
          </table:table-cell>
          <table:table-cell office:value-type="string" table:style-name="ce1">
            <text:p>PAULANG, PARISH PRIEST MIFSUD STREET, HAMRUN</text:p>
          </table:table-cell>
          <table:table-cell office:value-type="string" table:style-name="ce1">
            <text:p>PAULANG, PARISH PRIEST MIFSUD STREET, HAMRUN</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95247_paradise papers - malta corporate registry_paulang, parish priest mifsud street, hamrun_paulang, parish priest mifsud street, hamrun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95253_Paradise Papers - Malta corporate registry_PAVILLION CRT BLK A, FL 8, TRIQ FRA DUMINKU MIFSUD, GHARGHUR_PAVILLION CRT BLK A, FL 8, TRIQ FRA DUMINKU MIFSUD, GHARGHUR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95253" table:style-name="ce1">
            <text:p>58095253</text:p>
          </table:table-cell>
          <table:table-cell office:value-type="string" table:style-name="ce1">
            <text:p>Paradise Papers - Malta corporate registry</text:p>
          </table:table-cell>
          <table:table-cell office:value-type="string" table:style-name="ce1">
            <text:p>PAVILLION CRT BLK A, FL 8, TRIQ FRA DUMINKU MIFSUD, GHARGHUR</text:p>
          </table:table-cell>
          <table:table-cell office:value-type="string" table:style-name="ce1">
            <text:p>PAVILLION CRT BLK A, FL 8, TRIQ FRA DUMINKU MIFSUD, GHARGHUR</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95253_paradise papers - malta corporate registry_pavillion crt blk a, fl 8, triq fra duminku mifsud, gharghur_pavillion crt blk a, fl 8, triq fra duminku mifsud, gharghur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96227_Paradise Papers - Malta corporate registry_PAVILLION CRT BLK A, FLAT 1, TRIQ FRA DUMINKU MIFSUD, GHARGHUR_PAVILLION CRT BLK A, FLAT 1, TRIQ FRA DUMINKU MIFSUD, GHARGHUR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96227" table:style-name="ce1">
            <text:p>58096227</text:p>
          </table:table-cell>
          <table:table-cell office:value-type="string" table:style-name="ce1">
            <text:p>Paradise Papers - Malta corporate registry</text:p>
          </table:table-cell>
          <table:table-cell office:value-type="string" table:style-name="ce1">
            <text:p>PAVILLION CRT BLK A, FLAT 1, TRIQ FRA DUMINKU MIFSUD, GHARGHUR</text:p>
          </table:table-cell>
          <table:table-cell office:value-type="string" table:style-name="ce1">
            <text:p>PAVILLION CRT BLK A, FLAT 1, TRIQ FRA DUMINKU MIFSUD, GHARGHUR</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96227_paradise papers - malta corporate registry_pavillion crt blk a, flat 1, triq fra duminku mifsud, gharghur_pavillion crt blk a, flat 1, triq fra duminku mifsud, gharghur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96850_Paradise Papers - Malta corporate registry_TORONTO, PARISH PRIEST MIFSUD STREET, HAMRUNHMR 1854, MALTA_TORONTO, PARISH PRIEST MIFSUD STREET, HAMRUNHMR 1854, MAL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96850" table:style-name="ce1">
            <text:p>58096850</text:p>
          </table:table-cell>
          <table:table-cell office:value-type="string" table:style-name="ce1">
            <text:p>Paradise Papers - Malta corporate registry</text:p>
          </table:table-cell>
          <table:table-cell office:value-type="string" table:style-name="ce1">
            <text:p>TORONTO, PARISH PRIEST MIFSUD STREET, HAMRUNHMR 1854, MALTA</text:p>
          </table:table-cell>
          <table:table-cell office:value-type="string" table:style-name="ce1">
            <text:p>TORONTO, PARISH PRIEST MIFSUD STREET, HAMRUNHMR 1854, MAL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96850_paradise papers - malta corporate registry_toronto, parish priest mifsud street, hamrunhmr 1854, malta_toronto, parish priest mifsud street, hamrunhmr 1854, malt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97843_Paradise Papers - Malta corporate registry_SIR UGO MIFSUD STREET, TA' XBIEX_SIR UGO MIFSUD STREET, TA' XBIEX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97843" table:style-name="ce1">
            <text:p>58097843</text:p>
          </table:table-cell>
          <table:table-cell office:value-type="string" table:style-name="ce1">
            <text:p>Paradise Papers - Malta corporate registry</text:p>
          </table:table-cell>
          <table:table-cell office:value-type="string" table:style-name="ce1">
            <text:p>SIR UGO MIFSUD STREET, TA' XBIEX</text:p>
          </table:table-cell>
          <table:table-cell office:value-type="string" table:style-name="ce1">
            <text:p>SIR UGO MIFSUD STREET, TA' XBIEX</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97843_paradise papers - malta corporate registry_sir ugo mifsud street, ta' xbiex_sir ugo mifsud street, ta' xbiex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97873_Paradise Papers - Malta corporate registry_PRIMROSE APT 1, P.P. MIFSUD STREET, HAMRUN_PRIMROSE APT 1, P.P. MIFSUD STREET, HAMRUN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97873" table:style-name="ce1">
            <text:p>58097873</text:p>
          </table:table-cell>
          <table:table-cell office:value-type="string" table:style-name="ce1">
            <text:p>Paradise Papers - Malta corporate registry</text:p>
          </table:table-cell>
          <table:table-cell office:value-type="string" table:style-name="ce1">
            <text:p>PRIMROSE APT 1, P.P. MIFSUD STREET, HAMRUN</text:p>
          </table:table-cell>
          <table:table-cell office:value-type="string" table:style-name="ce1">
            <text:p>PRIMROSE APT 1, P.P. MIFSUD STREET, HAMRUN</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97873_paradise papers - malta corporate registry_primrose apt 1, p.p. mifsud street, hamrun_primrose apt 1, p.p. mifsud street, hamrun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98138_Paradise Papers - Malta corporate registry_RAINBOW APARTMENTS, FLAT 6, TRIQ L. MIFSUD TOMMASI, ZEBBUG ZBG 2442_RAINBOW APARTMENTS, FLAT 6, TRIQ L. MIFSUD TOMMASI, ZEBBUG ZBG 2442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98138" table:style-name="ce1">
            <text:p>58098138</text:p>
          </table:table-cell>
          <table:table-cell office:value-type="string" table:style-name="ce1">
            <text:p>Paradise Papers - Malta corporate registry</text:p>
          </table:table-cell>
          <table:table-cell office:value-type="string" table:style-name="ce1">
            <text:p>RAINBOW APARTMENTS, FLAT 6, TRIQ L. MIFSUD TOMMASI, ZEBBUG ZBG 2442</text:p>
          </table:table-cell>
          <table:table-cell office:value-type="string" table:style-name="ce1">
            <text:p>RAINBOW APARTMENTS, FLAT 6, TRIQ L. MIFSUD TOMMASI, ZEBBUG ZBG 2442</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98138_paradise papers - malta corporate registry_rainbow apartments, flat 6, triq l. mifsud tommasi, zebbug zbg 2442_rainbow apartments, flat 6, triq l. mifsud tommasi, zebbug zbg 2442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98987_Paradise Papers - Malta corporate registry_RAINBOW APARTMENTS, FLAT 2, TRIQ L. MIFSUD TOMMASI ZEBBUG_RAINBOW APARTMENTS, FLAT 2, TRIQ L. MIFSUD TOMMASI ZEBBUG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98987" table:style-name="ce1">
            <text:p>58098987</text:p>
          </table:table-cell>
          <table:table-cell office:value-type="string" table:style-name="ce1">
            <text:p>Paradise Papers - Malta corporate registry</text:p>
          </table:table-cell>
          <table:table-cell office:value-type="string" table:style-name="ce1">
            <text:p>RAINBOW APARTMENTS, FLAT 2, TRIQ L. MIFSUD TOMMASI ZEBBUG</text:p>
          </table:table-cell>
          <table:table-cell office:value-type="string" table:style-name="ce1">
            <text:p>RAINBOW APARTMENTS, FLAT 2, TRIQ L. MIFSUD TOMMASI ZEBBUG</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98987_paradise papers - malta corporate registry_rainbow apartments, flat 2, triq l. mifsud tommasi zebbug_rainbow apartments, flat 2, triq l. mifsud tommasi zebbug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98988_Paradise Papers - Malta corporate registry_RAINBOW APARTMENTS, FLAT 4, TRIQ L. MIFSUD TOMMASI ZEBBUG_RAINBOW APARTMENTS, FLAT 4, TRIQ L. MIFSUD TOMMASI ZEBBUG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98988" table:style-name="ce1">
            <text:p>58098988</text:p>
          </table:table-cell>
          <table:table-cell office:value-type="string" table:style-name="ce1">
            <text:p>Paradise Papers - Malta corporate registry</text:p>
          </table:table-cell>
          <table:table-cell office:value-type="string" table:style-name="ce1">
            <text:p>RAINBOW APARTMENTS, FLAT 4, TRIQ L. MIFSUD TOMMASI ZEBBUG</text:p>
          </table:table-cell>
          <table:table-cell office:value-type="string" table:style-name="ce1">
            <text:p>RAINBOW APARTMENTS, FLAT 4, TRIQ L. MIFSUD TOMMASI ZEBBUG</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98988_paradise papers - malta corporate registry_rainbow apartments, flat 4, triq l. mifsud tommasi zebbug_rainbow apartments, flat 4, triq l. mifsud tommasi zebbug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099910_Paradise Papers - Malta corporate registry_RICHMOND (LOWER) MONS. MIFSUD STREET TA' XBIEX_RICHMOND (LOWER) MONS. MIFSUD STREET TA' XBIEX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099910" table:style-name="ce1">
            <text:p>58099910</text:p>
          </table:table-cell>
          <table:table-cell office:value-type="string" table:style-name="ce1">
            <text:p>Paradise Papers - Malta corporate registry</text:p>
          </table:table-cell>
          <table:table-cell office:value-type="string" table:style-name="ce1">
            <text:p>RICHMOND (LOWER) MONS. MIFSUD STREET TA' XBIEX</text:p>
          </table:table-cell>
          <table:table-cell office:value-type="string" table:style-name="ce1">
            <text:p>RICHMOND (LOWER) MONS. MIFSUD STREET TA' XBIEX</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099910_paradise papers - malta corporate registry_richmond (lower) mons. mifsud street ta' xbiex_richmond (lower) mons. mifsud street ta' xbiex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100079_Paradise Papers - Malta corporate registry_PRIMROSE, APT. 1, TRIQ IL-KAPPILLAN MIFSUD, HAMRUN_PRIMROSE, APT. 1, TRIQ IL-KAPPILLAN MIFSUD, HAMRUN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100079" table:style-name="ce1">
            <text:p>58100079</text:p>
          </table:table-cell>
          <table:table-cell office:value-type="string" table:style-name="ce1">
            <text:p>Paradise Papers - Malta corporate registry</text:p>
          </table:table-cell>
          <table:table-cell office:value-type="string" table:style-name="ce1">
            <text:p>PRIMROSE, APT. 1, TRIQ IL-KAPPILLAN MIFSUD, HAMRUN</text:p>
          </table:table-cell>
          <table:table-cell office:value-type="string" table:style-name="ce1">
            <text:p>PRIMROSE, APT. 1, TRIQ IL-KAPPILLAN MIFSUD, HAMRUN</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100079_paradise papers - malta corporate registry_primrose, apt. 1, triq il-kappillan mifsud, hamrun_primrose, apt. 1, triq il-kappillan mifsud, hamrun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100521_Paradise Papers - Malta corporate registry_SANTA MARIA, MONS ALFRED MIFSUD STREET, BIRKIRKARA_SANTA MARIA, MONS ALFRED MIFSUD STREET, BIRKIRKAR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100521" table:style-name="ce1">
            <text:p>58100521</text:p>
          </table:table-cell>
          <table:table-cell office:value-type="string" table:style-name="ce1">
            <text:p>Paradise Papers - Malta corporate registry</text:p>
          </table:table-cell>
          <table:table-cell office:value-type="string" table:style-name="ce1">
            <text:p>SANTA MARIA, MONS ALFRED MIFSUD STREET, BIRKIRKARA</text:p>
          </table:table-cell>
          <table:table-cell office:value-type="string" table:style-name="ce1">
            <text:p>SANTA MARIA, MONS ALFRED MIFSUD STREET, BIRKIRKAR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100521_paradise papers - malta corporate registry_santa maria, mons alfred mifsud street, birkirkara_santa maria, mons alfred mifsud street, birkirkar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101779_Paradise Papers - Malta corporate registry_SHUNS PLACE IGNAZIO SAVERIO MIFSUD STREET BIRKIRKARA_SHUNS PLACE IGNAZIO SAVERIO MIFSUD STREET BIRKIRKAR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101779" table:style-name="ce1">
            <text:p>58101779</text:p>
          </table:table-cell>
          <table:table-cell office:value-type="string" table:style-name="ce1">
            <text:p>Paradise Papers - Malta corporate registry</text:p>
          </table:table-cell>
          <table:table-cell office:value-type="string" table:style-name="ce1">
            <text:p>SHUNS PLACE IGNAZIO SAVERIO MIFSUD STREET BIRKIRKARA</text:p>
          </table:table-cell>
          <table:table-cell office:value-type="string" table:style-name="ce1">
            <text:p>SHUNS PLACE IGNAZIO SAVERIO MIFSUD STREET BIRKIRKAR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101779_paradise papers - malta corporate registry_shuns place ignazio saverio mifsud street birkirkara_shuns place ignazio saverio mifsud street birkirkar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102079_Paradise Papers - Malta corporate registry_SARDINELLA, TRIQ MONS. MIKIELANG MIFSUD, SANTA MARGERITA, MOSTA_SARDINELLA, TRIQ MONS. MIKIELANG MIFSUD, SANTA MARGERITA, MOS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102079" table:style-name="ce1">
            <text:p>58102079</text:p>
          </table:table-cell>
          <table:table-cell office:value-type="string" table:style-name="ce1">
            <text:p>Paradise Papers - Malta corporate registry</text:p>
          </table:table-cell>
          <table:table-cell office:value-type="string" table:style-name="ce1">
            <text:p>SARDINELLA, TRIQ MONS. MIKIELANG MIFSUD, SANTA MARGERITA, MOSTA</text:p>
          </table:table-cell>
          <table:table-cell office:value-type="string" table:style-name="ce1">
            <text:p>SARDINELLA, TRIQ MONS. MIKIELANG MIFSUD, SANTA MARGERITA, MOS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102079_paradise papers - malta corporate registry_sardinella, triq mons. mikielang mifsud, santa margerita, mosta_sardinella, triq mons. mikielang mifsud, santa margerita, most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102097_Paradise Papers - Malta corporate registry_SCERRI BUILDINGS, TRIQ IL-KAPPILLAN MIFSUD, HAMRUN, MALTA_SCERRI BUILDINGS, TRIQ IL-KAPPILLAN MIFSUD, HAMRUN, MAL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102097" table:style-name="ce1">
            <text:p>58102097</text:p>
          </table:table-cell>
          <table:table-cell office:value-type="string" table:style-name="ce1">
            <text:p>Paradise Papers - Malta corporate registry</text:p>
          </table:table-cell>
          <table:table-cell office:value-type="string" table:style-name="ce1">
            <text:p>SCERRI BUILDINGS, TRIQ IL-KAPPILLAN MIFSUD, HAMRUN, MALTA</text:p>
          </table:table-cell>
          <table:table-cell office:value-type="string" table:style-name="ce1">
            <text:p>SCERRI BUILDINGS, TRIQ IL-KAPPILLAN MIFSUD, HAMRUN, MAL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102097_paradise papers - malta corporate registry_scerri buildings, triq il-kappillan mifsud, hamrun, malta_scerri buildings, triq il-kappillan mifsud, hamrun, malt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102222_Paradise Papers - Malta corporate registry_ROSE BUD, IGNAZIO SAVERIO MIFSUD STREET, BIRKIRKARA_ROSE BUD, IGNAZIO SAVERIO MIFSUD STREET, BIRKIRKAR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102222" table:style-name="ce1">
            <text:p>58102222</text:p>
          </table:table-cell>
          <table:table-cell office:value-type="string" table:style-name="ce1">
            <text:p>Paradise Papers - Malta corporate registry</text:p>
          </table:table-cell>
          <table:table-cell office:value-type="string" table:style-name="ce1">
            <text:p>ROSE BUD, IGNAZIO SAVERIO MIFSUD STREET, BIRKIRKARA</text:p>
          </table:table-cell>
          <table:table-cell office:value-type="string" table:style-name="ce1">
            <text:p>ROSE BUD, IGNAZIO SAVERIO MIFSUD STREET, BIRKIRKAR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102222_paradise papers - malta corporate registry_rose bud, ignazio saverio mifsud street, birkirkara_rose bud, ignazio saverio mifsud street, birkirkar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102545_Paradise Papers - Malta corporate registry_MARYLOU MONS A MIFSUD STREET BIRKIRKARA_MARYLOU MONS A MIFSUD STREET BIRKIRKAR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102545" table:style-name="ce1">
            <text:p>58102545</text:p>
          </table:table-cell>
          <table:table-cell office:value-type="string" table:style-name="ce1">
            <text:p>Paradise Papers - Malta corporate registry</text:p>
          </table:table-cell>
          <table:table-cell office:value-type="string" table:style-name="ce1">
            <text:p>MARYLOU MONS A MIFSUD STREET BIRKIRKARA</text:p>
          </table:table-cell>
          <table:table-cell office:value-type="string" table:style-name="ce1">
            <text:p>MARYLOU MONS A MIFSUD STREET BIRKIRKAR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102545_paradise papers - malta corporate registry_marylou mons a mifsud street birkirkara_marylou mons a mifsud street birkirkar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102901_Paradise Papers - Malta corporate registry_RUGBY ROBERT MIFSUD BONNICI STREET LIJA_RUGBY ROBERT MIFSUD BONNICI STREET LIJ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102901" table:style-name="ce1">
            <text:p>58102901</text:p>
          </table:table-cell>
          <table:table-cell office:value-type="string" table:style-name="ce1">
            <text:p>Paradise Papers - Malta corporate registry</text:p>
          </table:table-cell>
          <table:table-cell office:value-type="string" table:style-name="ce1">
            <text:p>RUGBY ROBERT MIFSUD BONNICI STREET LIJA</text:p>
          </table:table-cell>
          <table:table-cell office:value-type="string" table:style-name="ce1">
            <text:p>RUGBY ROBERT MIFSUD BONNICI STREET LIJ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102901_paradise papers - malta corporate registry_rugby robert mifsud bonnici street lija_rugby robert mifsud bonnici street lij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103269_Paradise Papers - Malta corporate registry_VILLA ANTEVE, 18 TRIQ MONS. ALFREDO MIFSUD, TA' XBIEX, MALTA_VILLA ANTEVE, 18 TRIQ MONS. ALFREDO MIFSUD, TA' XBIEX, MAL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103269" table:style-name="ce1">
            <text:p>58103269</text:p>
          </table:table-cell>
          <table:table-cell office:value-type="string" table:style-name="ce1">
            <text:p>Paradise Papers - Malta corporate registry</text:p>
          </table:table-cell>
          <table:table-cell office:value-type="string" table:style-name="ce1">
            <text:p>VILLA ANTEVE, 18 TRIQ MONS. ALFREDO MIFSUD, TA' XBIEX, MALTA</text:p>
          </table:table-cell>
          <table:table-cell office:value-type="string" table:style-name="ce1">
            <text:p>VILLA ANTEVE, 18 TRIQ MONS. ALFREDO MIFSUD, TA' XBIEX, MAL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103269_paradise papers - malta corporate registry_villa anteve, 18 triq mons. alfredo mifsud, ta' xbiex, malta_villa anteve, 18 triq mons. alfredo mifsud, ta' xbiex, malt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104021_Paradise Papers - Malta corporate registry_VILLA GRECH MIFSUD LTD, MOSTA, MALTA_VILLA GRECH MIFSUD LTD, MOSTA, MAL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104021" table:style-name="ce1">
            <text:p>58104021</text:p>
          </table:table-cell>
          <table:table-cell office:value-type="string" table:style-name="ce1">
            <text:p>Paradise Papers - Malta corporate registry</text:p>
          </table:table-cell>
          <table:table-cell office:value-type="string" table:style-name="ce1">
            <text:p>VILLA GRECH MIFSUD LTD, MOSTA, MALTA</text:p>
          </table:table-cell>
          <table:table-cell office:value-type="string" table:style-name="ce1">
            <text:p>VILLA GRECH MIFSUD LTD, MOSTA, MAL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104021_paradise papers - malta corporate registry_villa grech mifsud ltd, mosta, malta_villa grech mifsud ltd, mosta, malt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104022_Paradise Papers - Malta corporate registry_VILLA GRECH MIFSUD, MAIN STREET, MOSTA, MALTA_VILLA GRECH MIFSUD, MAIN STREET, MOSTA, MAL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104022" table:style-name="ce1">
            <text:p>58104022</text:p>
          </table:table-cell>
          <table:table-cell office:value-type="string" table:style-name="ce1">
            <text:p>Paradise Papers - Malta corporate registry</text:p>
          </table:table-cell>
          <table:table-cell office:value-type="string" table:style-name="ce1">
            <text:p>VILLA GRECH MIFSUD, MAIN STREET, MOSTA, MALTA</text:p>
          </table:table-cell>
          <table:table-cell office:value-type="string" table:style-name="ce1">
            <text:p>VILLA GRECH MIFSUD, MAIN STREET, MOSTA, MAL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104022_paradise papers - malta corporate registry_villa grech mifsud, main street, mosta, malta_villa grech mifsud, main street, mosta, malt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104543_Paradise Papers - Malta corporate registry_PALM COURT FL 2, TRIQ FRA DUMINKU MIFSUD, GHARGHUR_PALM COURT FL 2, TRIQ FRA DUMINKU MIFSUD, GHARGHUR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104543" table:style-name="ce1">
            <text:p>58104543</text:p>
          </table:table-cell>
          <table:table-cell office:value-type="string" table:style-name="ce1">
            <text:p>Paradise Papers - Malta corporate registry</text:p>
          </table:table-cell>
          <table:table-cell office:value-type="string" table:style-name="ce1">
            <text:p>PALM COURT FL 2, TRIQ FRA DUMINKU MIFSUD, GHARGHUR</text:p>
          </table:table-cell>
          <table:table-cell office:value-type="string" table:style-name="ce1">
            <text:p>PALM COURT FL 2, TRIQ FRA DUMINKU MIFSUD, GHARGHUR</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104543_paradise papers - malta corporate registry_palm court fl 2, triq fra duminku mifsud, gharghur_palm court fl 2, triq fra duminku mifsud, gharghur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105026_Paradise Papers - Malta corporate registry_TORONTO, PARISH PRIEST MIFSUD STREET, HAMRUN HMR 1854_TORONTO, PARISH PRIEST MIFSUD STREET, HAMRUN HMR 1854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105026" table:style-name="ce1">
            <text:p>58105026</text:p>
          </table:table-cell>
          <table:table-cell office:value-type="string" table:style-name="ce1">
            <text:p>Paradise Papers - Malta corporate registry</text:p>
          </table:table-cell>
          <table:table-cell office:value-type="string" table:style-name="ce1">
            <text:p>TORONTO, PARISH PRIEST MIFSUD STREET, HAMRUN HMR 1854</text:p>
          </table:table-cell>
          <table:table-cell office:value-type="string" table:style-name="ce1">
            <text:p>TORONTO, PARISH PRIEST MIFSUD STREET, HAMRUN HMR 1854</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105026_paradise papers - malta corporate registry_toronto, parish priest mifsud street, hamrun hmr 1854_toronto, parish priest mifsud street, hamrun hmr 1854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105387_Paradise Papers - Malta corporate registry_TRIQ IL-KAPPILLAN MIFSUD, HAMRUN, MALTA_TRIQ IL-KAPPILLAN MIFSUD, HAMRUN, MAL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105387" table:style-name="ce1">
            <text:p>58105387</text:p>
          </table:table-cell>
          <table:table-cell office:value-type="string" table:style-name="ce1">
            <text:p>Paradise Papers - Malta corporate registry</text:p>
          </table:table-cell>
          <table:table-cell office:value-type="string" table:style-name="ce1">
            <text:p>TRIQ IL-KAPPILLAN MIFSUD, HAMRUN, MALTA</text:p>
          </table:table-cell>
          <table:table-cell office:value-type="string" table:style-name="ce1">
            <text:p>TRIQ IL-KAPPILLAN MIFSUD, HAMRUN, MAL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105387_paradise papers - malta corporate registry_triq il-kappillan mifsud, hamrun, malta_triq il-kappillan mifsud, hamrun, malt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106324_Paradise Papers - Malta corporate registry_ST. GEORGES TRIQ IL-KAPPILLAN MIFSUD HAMRUN_ST. GEORGES TRIQ IL-KAPPILLAN MIFSUD HAMRUN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106324" table:style-name="ce1">
            <text:p>58106324</text:p>
          </table:table-cell>
          <table:table-cell office:value-type="string" table:style-name="ce1">
            <text:p>Paradise Papers - Malta corporate registry</text:p>
          </table:table-cell>
          <table:table-cell office:value-type="string" table:style-name="ce1">
            <text:p>ST. GEORGES TRIQ IL-KAPPILLAN MIFSUD HAMRUN</text:p>
          </table:table-cell>
          <table:table-cell office:value-type="string" table:style-name="ce1">
            <text:p>ST. GEORGES TRIQ IL-KAPPILLAN MIFSUD HAMRUN</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106324_paradise papers - malta corporate registry_st. georges triq il-kappillan mifsud hamrun_st. georges triq il-kappillan mifsud hamrun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106839_Paradise Papers - Malta corporate registry_PENSIERI, L. MIFSUD TOMMASI STREET, ZEBBUG_PENSIERI, L. MIFSUD TOMMASI STREET, ZEBBUG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106839" table:style-name="ce1">
            <text:p>58106839</text:p>
          </table:table-cell>
          <table:table-cell office:value-type="string" table:style-name="ce1">
            <text:p>Paradise Papers - Malta corporate registry</text:p>
          </table:table-cell>
          <table:table-cell office:value-type="string" table:style-name="ce1">
            <text:p>PENSIERI, L. MIFSUD TOMMASI STREET, ZEBBUG</text:p>
          </table:table-cell>
          <table:table-cell office:value-type="string" table:style-name="ce1">
            <text:p>PENSIERI, L. MIFSUD TOMMASI STREET, ZEBBUG</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106839_paradise papers - malta corporate registry_pensieri, l. mifsud tommasi street, zebbug_pensieri, l. mifsud tommasi street, zebbug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107035_Paradise Papers - Malta corporate registry_PERTH, 108, IGNAZIO SAVERIO MIFSUD STREET, BIRKIRKARA, MALTA_PERTH, 108, IGNAZIO SAVERIO MIFSUD STREET, BIRKIRKARA, MAL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107035" table:style-name="ce1">
            <text:p>58107035</text:p>
          </table:table-cell>
          <table:table-cell office:value-type="string" table:style-name="ce1">
            <text:p>Paradise Papers - Malta corporate registry</text:p>
          </table:table-cell>
          <table:table-cell office:value-type="string" table:style-name="ce1">
            <text:p>PERTH, 108, IGNAZIO SAVERIO MIFSUD STREET, BIRKIRKARA, MALTA</text:p>
          </table:table-cell>
          <table:table-cell office:value-type="string" table:style-name="ce1">
            <text:p>PERTH, 108, IGNAZIO SAVERIO MIFSUD STREET, BIRKIRKARA, MAL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107035_paradise papers - malta corporate registry_perth, 108, ignazio saverio mifsud street, birkirkara, malta_perth, 108, ignazio saverio mifsud street, birkirkara, malt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107308_Paradise Papers - Malta corporate registry_NO 18 CPS STORES PAOLO MIFSUD STREET ZEBBUG_NO 18 CPS STORES PAOLO MIFSUD STREET ZEBBUG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107308" table:style-name="ce1">
            <text:p>58107308</text:p>
          </table:table-cell>
          <table:table-cell office:value-type="string" table:style-name="ce1">
            <text:p>Paradise Papers - Malta corporate registry</text:p>
          </table:table-cell>
          <table:table-cell office:value-type="string" table:style-name="ce1">
            <text:p>NO 18 CPS STORES PAOLO MIFSUD STREET ZEBBUG</text:p>
          </table:table-cell>
          <table:table-cell office:value-type="string" table:style-name="ce1">
            <text:p>NO 18 CPS STORES PAOLO MIFSUD STREET ZEBBUG</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107308_paradise papers - malta corporate registry_no 18 cps stores paolo mifsud street zebbug_no 18 cps stores paolo mifsud street zebbug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108428_Paradise Papers - Malta corporate registry_SWAYING PALMS 16 DUN M MIFSUD STR SANTA LUCIJA_SWAYING PALMS 16 DUN M MIFSUD STR SANTA LUCIJ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108428" table:style-name="ce1">
            <text:p>58108428</text:p>
          </table:table-cell>
          <table:table-cell office:value-type="string" table:style-name="ce1">
            <text:p>Paradise Papers - Malta corporate registry</text:p>
          </table:table-cell>
          <table:table-cell office:value-type="string" table:style-name="ce1">
            <text:p>SWAYING PALMS 16 DUN M MIFSUD STR SANTA LUCIJA</text:p>
          </table:table-cell>
          <table:table-cell office:value-type="string" table:style-name="ce1">
            <text:p>SWAYING PALMS 16 DUN M MIFSUD STR SANTA LUCIJ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108428_paradise papers - malta corporate registry_swaying palms 16 dun m mifsud str santa lucija_swaying palms 16 dun m mifsud str santa lucij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108480_Paradise Papers - Malta corporate registry_QALB TA'GESU, TRIQ MONS A. MIFSUD BIRKIRKARA_QALB TA'GESU, TRIQ MONS A. MIFSUD BIRKIRKAR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108480" table:style-name="ce1">
            <text:p>58108480</text:p>
          </table:table-cell>
          <table:table-cell office:value-type="string" table:style-name="ce1">
            <text:p>Paradise Papers - Malta corporate registry</text:p>
          </table:table-cell>
          <table:table-cell office:value-type="string" table:style-name="ce1">
            <text:p>QALB TA'GESU, TRIQ MONS A. MIFSUD BIRKIRKARA</text:p>
          </table:table-cell>
          <table:table-cell office:value-type="string" table:style-name="ce1">
            <text:p>QALB TA'GESU, TRIQ MONS A. MIFSUD BIRKIRKAR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108480_paradise papers - malta corporate registry_qalb ta'gesu, triq mons a. mifsud birkirkara_qalb ta'gesu, triq mons a. mifsud birkirkar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109377_Paradise Papers - Malta corporate registry_TAS-SALVATUR, FL 1, TRIQ ROBERT MIFSUD BONNICI, LIJA_TAS-SALVATUR, FL 1, TRIQ ROBERT MIFSUD BONNICI, LIJ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109377" table:style-name="ce1">
            <text:p>58109377</text:p>
          </table:table-cell>
          <table:table-cell office:value-type="string" table:style-name="ce1">
            <text:p>Paradise Papers - Malta corporate registry</text:p>
          </table:table-cell>
          <table:table-cell office:value-type="string" table:style-name="ce1">
            <text:p>TAS-SALVATUR, FL 1, TRIQ ROBERT MIFSUD BONNICI, LIJA</text:p>
          </table:table-cell>
          <table:table-cell office:value-type="string" table:style-name="ce1">
            <text:p>TAS-SALVATUR, FL 1, TRIQ ROBERT MIFSUD BONNICI, LIJ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109377_paradise papers - malta corporate registry_tas-salvatur, fl 1, triq robert mifsud bonnici, lija_tas-salvatur, fl 1, triq robert mifsud bonnici, lij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109414_Paradise Papers - Malta corporate registry_THE DOLPHINS, SIR UGO MIFSUD STREET, TA' XBIEX_THE DOLPHINS, SIR UGO MIFSUD STREET, TA' XBIEX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109414" table:style-name="ce1">
            <text:p>58109414</text:p>
          </table:table-cell>
          <table:table-cell office:value-type="string" table:style-name="ce1">
            <text:p>Paradise Papers - Malta corporate registry</text:p>
          </table:table-cell>
          <table:table-cell office:value-type="string" table:style-name="ce1">
            <text:p>THE DOLPHINS, SIR UGO MIFSUD STREET, TA' XBIEX</text:p>
          </table:table-cell>
          <table:table-cell office:value-type="string" table:style-name="ce1">
            <text:p>THE DOLPHINS, SIR UGO MIFSUD STREET, TA' XBIEX</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109414_paradise papers - malta corporate registry_the dolphins, sir ugo mifsud street, ta' xbiex_the dolphins, sir ugo mifsud street, ta' xbiex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109582_Paradise Papers - Malta corporate registry_RAY, ROBERT MIFSUD BONNICI STREET, LIJA_RAY, ROBERT MIFSUD BONNICI STREET, LIJ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109582" table:style-name="ce1">
            <text:p>58109582</text:p>
          </table:table-cell>
          <table:table-cell office:value-type="string" table:style-name="ce1">
            <text:p>Paradise Papers - Malta corporate registry</text:p>
          </table:table-cell>
          <table:table-cell office:value-type="string" table:style-name="ce1">
            <text:p>RAY, ROBERT MIFSUD BONNICI STREET, LIJA</text:p>
          </table:table-cell>
          <table:table-cell office:value-type="string" table:style-name="ce1">
            <text:p>RAY, ROBERT MIFSUD BONNICI STREET, LIJ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109582_paradise papers - malta corporate registry_ray, robert mifsud bonnici street, lija_ray, robert mifsud bonnici street, lij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109618_Paradise Papers - Malta corporate registry_OFFICIENCY, TRIQ IL-KAPPILLAN MIFSUD HAMRUN HMR1854_OFFICIENCY, TRIQ IL-KAPPILLAN MIFSUD HAMRUN HMR1854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109618" table:style-name="ce1">
            <text:p>58109618</text:p>
          </table:table-cell>
          <table:table-cell office:value-type="string" table:style-name="ce1">
            <text:p>Paradise Papers - Malta corporate registry</text:p>
          </table:table-cell>
          <table:table-cell office:value-type="string" table:style-name="ce1">
            <text:p>OFFICIENCY, TRIQ IL-KAPPILLAN MIFSUD HAMRUN HMR1854</text:p>
          </table:table-cell>
          <table:table-cell office:value-type="string" table:style-name="ce1">
            <text:p>OFFICIENCY, TRIQ IL-KAPPILLAN MIFSUD HAMRUN HMR1854</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109618_paradise papers - malta corporate registry_officiency, triq il-kappillan mifsud hamrun hmr1854_officiency, triq il-kappillan mifsud hamrun hmr1854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111867_Paradise Papers - Malta corporate registry_VILLA GRECH MIFSUD (CONVERTED TO P 619) MAIN STR, MOSTA, MALTA_VILLA GRECH MIFSUD (CONVERTED TO P 619) MAIN STR, MOSTA, MAL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111867" table:style-name="ce1">
            <text:p>58111867</text:p>
          </table:table-cell>
          <table:table-cell office:value-type="string" table:style-name="ce1">
            <text:p>Paradise Papers - Malta corporate registry</text:p>
          </table:table-cell>
          <table:table-cell office:value-type="string" table:style-name="ce1">
            <text:p>VILLA GRECH MIFSUD (CONVERTED TO P 619) MAIN STR, MOSTA, MALTA</text:p>
          </table:table-cell>
          <table:table-cell office:value-type="string" table:style-name="ce1">
            <text:p>VILLA GRECH MIFSUD (CONVERTED TO P 619) MAIN STR, MOSTA, MAL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111867_paradise papers - malta corporate registry_villa grech mifsud (converted to p 619) main str, mosta, malta_villa grech mifsud (converted to p 619) main str, mosta, malt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111878_Paradise Papers - Malta corporate registry_PAVILLION COURT, APT 2, TRIQ FRA DUMINK MIFSUD, GHARGHUR, MALTA_PAVILLION COURT, APT 2, TRIQ FRA DUMINK MIFSUD, GHARGHUR, MAL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111878" table:style-name="ce1">
            <text:p>58111878</text:p>
          </table:table-cell>
          <table:table-cell office:value-type="string" table:style-name="ce1">
            <text:p>Paradise Papers - Malta corporate registry</text:p>
          </table:table-cell>
          <table:table-cell office:value-type="string" table:style-name="ce1">
            <text:p>PAVILLION COURT, APT 2, TRIQ FRA DUMINK MIFSUD, GHARGHUR, MALTA</text:p>
          </table:table-cell>
          <table:table-cell office:value-type="string" table:style-name="ce1">
            <text:p>PAVILLION COURT, APT 2, TRIQ FRA DUMINK MIFSUD, GHARGHUR, MAL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111878_paradise papers - malta corporate registry_pavillion court, apt 2, triq fra dumink mifsud, gharghur, malta_pavillion court, apt 2, triq fra dumink mifsud, gharghur, malt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112218_Paradise Papers - Malta corporate registry_VILLA ANTEVE, <text:s/>MONS ALFREDO MIFSUD STREET, TA' XBIEXXBX 1063, MALTA_VILLA ANTEVE, <text:s/>MONS ALFREDO MIFSUD STREET, TA' XBIEXXBX 1063, MAL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112218" table:style-name="ce1">
            <text:p>58112218</text:p>
          </table:table-cell>
          <table:table-cell office:value-type="string" table:style-name="ce1">
            <text:p>Paradise Papers - Malta corporate registry</text:p>
          </table:table-cell>
          <table:table-cell office:value-type="string" table:style-name="ce1">
            <text:p>VILLA ANTEVE, <text:s/>MONS ALFREDO MIFSUD STREET, TA' XBIEXXBX 1063, MALTA</text:p>
          </table:table-cell>
          <table:table-cell office:value-type="string" table:style-name="ce1">
            <text:p>VILLA ANTEVE, <text:s/>MONS ALFREDO MIFSUD STREET, TA' XBIEXXBX 1063, MAL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112218_paradise papers - malta corporate registry_villa anteve, <text:s/>mons alfredo mifsud street, ta' xbiexxbx 1063, malta_villa anteve, <text:s/>mons alfredo mifsud street, ta' xbiexxbx 1063, malt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112254_Paradise Papers - Malta corporate registry_VILLA HUANA, 26, MONSINJUR ALFREDO MIFSUD STR, TA' XBIEX_VILLA HUANA, 26, MONSINJUR ALFREDO MIFSUD STR, TA' XBIEX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112254" table:style-name="ce1">
            <text:p>58112254</text:p>
          </table:table-cell>
          <table:table-cell office:value-type="string" table:style-name="ce1">
            <text:p>Paradise Papers - Malta corporate registry</text:p>
          </table:table-cell>
          <table:table-cell office:value-type="string" table:style-name="ce1">
            <text:p>VILLA HUANA, 26, MONSINJUR ALFREDO MIFSUD STR, TA' XBIEX</text:p>
          </table:table-cell>
          <table:table-cell office:value-type="string" table:style-name="ce1">
            <text:p>VILLA HUANA, 26, MONSINJUR ALFREDO MIFSUD STR, TA' XBIEX</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112254_paradise papers - malta corporate registry_villa huana, 26, monsinjur alfredo mifsud str, ta' xbiex_villa huana, 26, monsinjur alfredo mifsud str, ta' xbiex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112282_Paradise Papers - Malta corporate registry_VILLA MAURAMY MGR A. MIFSUD STREET, TA' XBIEX_VILLA MAURAMY MGR A. MIFSUD STREET, TA' XBIEX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112282" table:style-name="ce1">
            <text:p>58112282</text:p>
          </table:table-cell>
          <table:table-cell office:value-type="string" table:style-name="ce1">
            <text:p>Paradise Papers - Malta corporate registry</text:p>
          </table:table-cell>
          <table:table-cell office:value-type="string" table:style-name="ce1">
            <text:p>VILLA MAURAMY MGR A. MIFSUD STREET, TA' XBIEX</text:p>
          </table:table-cell>
          <table:table-cell office:value-type="string" table:style-name="ce1">
            <text:p>VILLA MAURAMY MGR A. MIFSUD STREET, TA' XBIEX</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112282_paradise papers - malta corporate registry_villa mauramy mgr a. mifsud street, ta' xbiex_villa mauramy mgr a. mifsud street, ta' xbiex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112284_Paradise Papers - Malta corporate registry_VILLA MAURAMY MONS. A. MIFSUD STR, TA' XBIEX, MALTA_VILLA MAURAMY MONS. A. MIFSUD STR, TA' XBIEX, MAL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112284" table:style-name="ce1">
            <text:p>58112284</text:p>
          </table:table-cell>
          <table:table-cell office:value-type="string" table:style-name="ce1">
            <text:p>Paradise Papers - Malta corporate registry</text:p>
          </table:table-cell>
          <table:table-cell office:value-type="string" table:style-name="ce1">
            <text:p>VILLA MAURAMY MONS. A. MIFSUD STR, TA' XBIEX, MALTA</text:p>
          </table:table-cell>
          <table:table-cell office:value-type="string" table:style-name="ce1">
            <text:p>VILLA MAURAMY MONS. A. MIFSUD STR, TA' XBIEX, MAL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112284_paradise papers - malta corporate registry_villa mauramy mons. a. mifsud str, ta' xbiex, malta_villa mauramy mons. a. mifsud str, ta' xbiex, malt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112362_Paradise Papers - Malta corporate registry_SANDRINGHAM, SIR UGO MIFSUD STR. TA' XBIEX_SANDRINGHAM, SIR UGO MIFSUD STR. TA' XBIEX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112362" table:style-name="ce1">
            <text:p>58112362</text:p>
          </table:table-cell>
          <table:table-cell office:value-type="string" table:style-name="ce1">
            <text:p>Paradise Papers - Malta corporate registry</text:p>
          </table:table-cell>
          <table:table-cell office:value-type="string" table:style-name="ce1">
            <text:p>SANDRINGHAM, SIR UGO MIFSUD STR. TA' XBIEX</text:p>
          </table:table-cell>
          <table:table-cell office:value-type="string" table:style-name="ce1">
            <text:p>SANDRINGHAM, SIR UGO MIFSUD STR. TA' XBIEX</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112362_paradise papers - malta corporate registry_sandringham, sir ugo mifsud str. ta' xbiex_sandringham, sir ugo mifsud str. ta' xbiex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112559_Paradise Papers - Malta corporate registry_VILLA MANTESS, TRIQ SIR UGO MIFSUD, TA' XBIEX_VILLA MANTESS, TRIQ SIR UGO MIFSUD, TA' XBIEX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112559" table:style-name="ce1">
            <text:p>58112559</text:p>
          </table:table-cell>
          <table:table-cell office:value-type="string" table:style-name="ce1">
            <text:p>Paradise Papers - Malta corporate registry</text:p>
          </table:table-cell>
          <table:table-cell office:value-type="string" table:style-name="ce1">
            <text:p>VILLA MANTESS, TRIQ SIR UGO MIFSUD, TA' XBIEX</text:p>
          </table:table-cell>
          <table:table-cell office:value-type="string" table:style-name="ce1">
            <text:p>VILLA MANTESS, TRIQ SIR UGO MIFSUD, TA' XBIEX</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112559_paradise papers - malta corporate registry_villa mantess, triq sir ugo mifsud, ta' xbiex_villa mantess, triq sir ugo mifsud, ta' xbiex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112637_Paradise Papers - Malta corporate registry_VILLA MAURAMY MGR. A. MIFSUD STR, TA' XBIEX, MALTA_VILLA MAURAMY MGR. A. MIFSUD STR, TA' XBIEX, MAL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112637" table:style-name="ce1">
            <text:p>58112637</text:p>
          </table:table-cell>
          <table:table-cell office:value-type="string" table:style-name="ce1">
            <text:p>Paradise Papers - Malta corporate registry</text:p>
          </table:table-cell>
          <table:table-cell office:value-type="string" table:style-name="ce1">
            <text:p>VILLA MAURAMY MGR. A. MIFSUD STR, TA' XBIEX, MALTA</text:p>
          </table:table-cell>
          <table:table-cell office:value-type="string" table:style-name="ce1">
            <text:p>VILLA MAURAMY MGR. A. MIFSUD STR, TA' XBIEX, MAL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112637_paradise papers - malta corporate registry_villa mauramy mgr. a. mifsud str, ta' xbiex, malta_villa mauramy mgr. a. mifsud str, ta' xbiex, malt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112747_Paradise Papers - Malta corporate registry_VILLA RICHMAN, MONS ALFREDO MIFSUD STREET, TA' XBIEX MSD 11_VILLA RICHMAN, MONS ALFREDO MIFSUD STREET, TA' XBIEX MSD 11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112747" table:style-name="ce1">
            <text:p>58112747</text:p>
          </table:table-cell>
          <table:table-cell office:value-type="string" table:style-name="ce1">
            <text:p>Paradise Papers - Malta corporate registry</text:p>
          </table:table-cell>
          <table:table-cell office:value-type="string" table:style-name="ce1">
            <text:p>VILLA RICHMAN, MONS ALFREDO MIFSUD STREET, TA' XBIEX MSD 11</text:p>
          </table:table-cell>
          <table:table-cell office:value-type="string" table:style-name="ce1">
            <text:p>VILLA RICHMAN, MONS ALFREDO MIFSUD STREET, TA' XBIEX MSD 11</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112747_paradise papers - malta corporate registry_villa richman, mons alfredo mifsud street, ta' xbiex msd 11_villa richman, mons alfredo mifsud street, ta' xbiex msd 11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112748_Paradise Papers - Malta corporate registry_VILLA RICHMOND, MONS A MIFSUD STREET TA' XBIEX_VILLA RICHMOND, MONS A MIFSUD STREET TA' XBIEX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112748" table:style-name="ce1">
            <text:p>58112748</text:p>
          </table:table-cell>
          <table:table-cell office:value-type="string" table:style-name="ce1">
            <text:p>Paradise Papers - Malta corporate registry</text:p>
          </table:table-cell>
          <table:table-cell office:value-type="string" table:style-name="ce1">
            <text:p>VILLA RICHMOND, MONS A MIFSUD STREET TA' XBIEX</text:p>
          </table:table-cell>
          <table:table-cell office:value-type="string" table:style-name="ce1">
            <text:p>VILLA RICHMOND, MONS A MIFSUD STREET TA' XBIEX</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112748_paradise papers - malta corporate registry_villa richmond, mons a mifsud street ta' xbiex_villa richmond, mons a mifsud street ta' xbiex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113586_Paradise Papers - Malta corporate registry_VILLA SANDRINGHAM, SIR UGO MIFSUD STREET, TA' XBIEX XBX 1437_VILLA SANDRINGHAM, SIR UGO MIFSUD STREET, TA' XBIEX XBX 1437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113586" table:style-name="ce1">
            <text:p>58113586</text:p>
          </table:table-cell>
          <table:table-cell office:value-type="string" table:style-name="ce1">
            <text:p>Paradise Papers - Malta corporate registry</text:p>
          </table:table-cell>
          <table:table-cell office:value-type="string" table:style-name="ce1">
            <text:p>VILLA SANDRINGHAM, SIR UGO MIFSUD STREET, TA' XBIEX XBX 1437</text:p>
          </table:table-cell>
          <table:table-cell office:value-type="string" table:style-name="ce1">
            <text:p>VILLA SANDRINGHAM, SIR UGO MIFSUD STREET, TA' XBIEX XBX 1437</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113586_paradise papers - malta corporate registry_villa sandringham, sir ugo mifsud street, ta' xbiex xbx 1437_villa sandringham, sir ugo mifsud street, ta' xbiex xbx 1437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113692_Paradise Papers - Malta corporate registry_VILLA TAYLAKA, MGR A MIFSUD STREET, TA' XBIEXMSD 11, MALTA_VILLA TAYLAKA, MGR A MIFSUD STREET, TA' XBIEXMSD 11, MAL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113692" table:style-name="ce1">
            <text:p>58113692</text:p>
          </table:table-cell>
          <table:table-cell office:value-type="string" table:style-name="ce1">
            <text:p>Paradise Papers - Malta corporate registry</text:p>
          </table:table-cell>
          <table:table-cell office:value-type="string" table:style-name="ce1">
            <text:p>VILLA TAYLAKA, MGR A MIFSUD STREET, TA' XBIEXMSD 11, MALTA</text:p>
          </table:table-cell>
          <table:table-cell office:value-type="string" table:style-name="ce1">
            <text:p>VILLA TAYLAKA, MGR A MIFSUD STREET, TA' XBIEXMSD 11, MAL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113692_paradise papers - malta corporate registry_villa taylaka, mgr a mifsud street, ta' xbiexmsd 11, malta_villa taylaka, mgr a mifsud street, ta' xbiexmsd 11, malt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115331_Paradise Papers - Malta corporate registry_VILLA ANTEVE, 18 TRIQ MONS ALFREDO MIFSUD, TA' XBIEX_VILLA ANTEVE, 18 TRIQ MONS ALFREDO MIFSUD, TA' XBIEX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115331" table:style-name="ce1">
            <text:p>58115331</text:p>
          </table:table-cell>
          <table:table-cell office:value-type="string" table:style-name="ce1">
            <text:p>Paradise Papers - Malta corporate registry</text:p>
          </table:table-cell>
          <table:table-cell office:value-type="string" table:style-name="ce1">
            <text:p>VILLA ANTEVE, 18 TRIQ MONS ALFREDO MIFSUD, TA' XBIEX</text:p>
          </table:table-cell>
          <table:table-cell office:value-type="string" table:style-name="ce1">
            <text:p>VILLA ANTEVE, 18 TRIQ MONS ALFREDO MIFSUD, TA' XBIEX</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115331_paradise papers - malta corporate registry_villa anteve, 18 triq mons alfredo mifsud, ta' xbiex_villa anteve, 18 triq mons alfredo mifsud, ta' xbiex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115539_Paradise Papers - Malta corporate registry_VILLA GRECH, MIFSUD STREET, MOSTA MST 06_VILLA GRECH, MIFSUD STREET, MOSTA MST 06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115539" table:style-name="ce1">
            <text:p>58115539</text:p>
          </table:table-cell>
          <table:table-cell office:value-type="string" table:style-name="ce1">
            <text:p>Paradise Papers - Malta corporate registry</text:p>
          </table:table-cell>
          <table:table-cell office:value-type="string" table:style-name="ce1">
            <text:p>VILLA GRECH, MIFSUD STREET, MOSTA MST 06</text:p>
          </table:table-cell>
          <table:table-cell office:value-type="string" table:style-name="ce1">
            <text:p>VILLA GRECH, MIFSUD STREET, MOSTA MST 06</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115539_paradise papers - malta corporate registry_villa grech, mifsud street, mosta mst 06_villa grech, mifsud street, mosta mst 06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116235_Paradise Papers - Malta corporate registry_ST. JOHN, MONS. ALFRED MIFSUD STR, BIRKIRKARA_ST. JOHN, MONS. ALFRED MIFSUD STR, BIRKIRKAR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116235" table:style-name="ce1">
            <text:p>58116235</text:p>
          </table:table-cell>
          <table:table-cell office:value-type="string" table:style-name="ce1">
            <text:p>Paradise Papers - Malta corporate registry</text:p>
          </table:table-cell>
          <table:table-cell office:value-type="string" table:style-name="ce1">
            <text:p>ST. JOHN, MONS. ALFRED MIFSUD STR, BIRKIRKARA</text:p>
          </table:table-cell>
          <table:table-cell office:value-type="string" table:style-name="ce1">
            <text:p>ST. JOHN, MONS. ALFRED MIFSUD STR, BIRKIRKAR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116235_paradise papers - malta corporate registry_st. john, mons. alfred mifsud str, birkirkara_st. john, mons. alfred mifsud str, birkirkar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116391_Paradise Papers - Malta corporate registry_VILLA MAURAMY, TRIQ MONS. ALFRED MIFSUD, TA' XBIEX, MALTA_VILLA MAURAMY, TRIQ MONS. ALFRED MIFSUD, TA' XBIEX, MAL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116391" table:style-name="ce1">
            <text:p>58116391</text:p>
          </table:table-cell>
          <table:table-cell office:value-type="string" table:style-name="ce1">
            <text:p>Paradise Papers - Malta corporate registry</text:p>
          </table:table-cell>
          <table:table-cell office:value-type="string" table:style-name="ce1">
            <text:p>VILLA MAURAMY, TRIQ MONS. ALFRED MIFSUD, TA' XBIEX, MALTA</text:p>
          </table:table-cell>
          <table:table-cell office:value-type="string" table:style-name="ce1">
            <text:p>VILLA MAURAMY, TRIQ MONS. ALFRED MIFSUD, TA' XBIEX, MAL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116391_paradise papers - malta corporate registry_villa mauramy, triq mons. alfred mifsud, ta' xbiex, malta_villa mauramy, triq mons. alfred mifsud, ta' xbiex, malt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116549_Paradise Papers - Malta corporate registry_VIVI BUILDINGS FLAT 3, P. MIFSUD STREET, HAMRUN_VIVI BUILDINGS FLAT 3, P. MIFSUD STREET, HAMRUN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116549" table:style-name="ce1">
            <text:p>58116549</text:p>
          </table:table-cell>
          <table:table-cell office:value-type="string" table:style-name="ce1">
            <text:p>Paradise Papers - Malta corporate registry</text:p>
          </table:table-cell>
          <table:table-cell office:value-type="string" table:style-name="ce1">
            <text:p>VIVI BUILDINGS FLAT 3, P. MIFSUD STREET, HAMRUN</text:p>
          </table:table-cell>
          <table:table-cell office:value-type="string" table:style-name="ce1">
            <text:p>VIVI BUILDINGS FLAT 3, P. MIFSUD STREET, HAMRUN</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116549_paradise papers - malta corporate registry_vivi buildings flat 3, p. mifsud street, hamrun_vivi buildings flat 3, p. mifsud street, hamrun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118055_Paradise Papers - Malta corporate registry_SANDRINGHAM, SIR UGO MIFSUD STREET, TA' XBIEX, MALTA_SANDRINGHAM, SIR UGO MIFSUD STREET, TA' XBIEX, MAL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118055" table:style-name="ce1">
            <text:p>58118055</text:p>
          </table:table-cell>
          <table:table-cell office:value-type="string" table:style-name="ce1">
            <text:p>Paradise Papers - Malta corporate registry</text:p>
          </table:table-cell>
          <table:table-cell office:value-type="string" table:style-name="ce1">
            <text:p>SANDRINGHAM, SIR UGO MIFSUD STREET, TA' XBIEX, MALTA</text:p>
          </table:table-cell>
          <table:table-cell office:value-type="string" table:style-name="ce1">
            <text:p>SANDRINGHAM, SIR UGO MIFSUD STREET, TA' XBIEX, MAL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118055_paradise papers - malta corporate registry_sandringham, sir ugo mifsud street, ta' xbiex, malta_sandringham, sir ugo mifsud street, ta' xbiex, malt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118139_Paradise Papers - Malta corporate registry_THE DOLPHINS, SIR UGO MIFSUD STREET, TA' XBIEX XBX 1437_THE DOLPHINS, SIR UGO MIFSUD STREET, TA' XBIEX XBX 1437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118139" table:style-name="ce1">
            <text:p>58118139</text:p>
          </table:table-cell>
          <table:table-cell office:value-type="string" table:style-name="ce1">
            <text:p>Paradise Papers - Malta corporate registry</text:p>
          </table:table-cell>
          <table:table-cell office:value-type="string" table:style-name="ce1">
            <text:p>THE DOLPHINS, SIR UGO MIFSUD STREET, TA' XBIEX XBX 1437</text:p>
          </table:table-cell>
          <table:table-cell office:value-type="string" table:style-name="ce1">
            <text:p>THE DOLPHINS, SIR UGO MIFSUD STREET, TA' XBIEX XBX 1437</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118139_paradise papers - malta corporate registry_the dolphins, sir ugo mifsud street, ta' xbiex xbx 1437_the dolphins, sir ugo mifsud street, ta' xbiex xbx 1437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118499_Paradise Papers - Malta corporate registry_SIMON STORE, IGNAZIO SAVERIO MIFSUD STREET, BIRKIRKARA, MALTA_SIMON STORE, IGNAZIO SAVERIO MIFSUD STREET, BIRKIRKARA, MAL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118499" table:style-name="ce1">
            <text:p>58118499</text:p>
          </table:table-cell>
          <table:table-cell office:value-type="string" table:style-name="ce1">
            <text:p>Paradise Papers - Malta corporate registry</text:p>
          </table:table-cell>
          <table:table-cell office:value-type="string" table:style-name="ce1">
            <text:p>SIMON STORE, IGNAZIO SAVERIO MIFSUD STREET, BIRKIRKARA, MALTA</text:p>
          </table:table-cell>
          <table:table-cell office:value-type="string" table:style-name="ce1">
            <text:p>SIMON STORE, IGNAZIO SAVERIO MIFSUD STREET, BIRKIRKARA, MAL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118499_paradise papers - malta corporate registry_simon store, ignazio saverio mifsud street, birkirkara, malta_simon store, ignazio saverio mifsud street, birkirkara, malt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118511_Paradise Papers - Malta corporate registry_SIR UGO MIFSUD STREET, TA' XBIEX, MALTA_SIR UGO MIFSUD STREET, TA' XBIEX, MAL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118511" table:style-name="ce1">
            <text:p>58118511</text:p>
          </table:table-cell>
          <table:table-cell office:value-type="string" table:style-name="ce1">
            <text:p>Paradise Papers - Malta corporate registry</text:p>
          </table:table-cell>
          <table:table-cell office:value-type="string" table:style-name="ce1">
            <text:p>SIR UGO MIFSUD STREET, TA' XBIEX, MALTA</text:p>
          </table:table-cell>
          <table:table-cell office:value-type="string" table:style-name="ce1">
            <text:p>SIR UGO MIFSUD STREET, TA' XBIEX, MAL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118511_paradise papers - malta corporate registry_sir ugo mifsud street, ta' xbiex, malta_sir ugo mifsud street, ta' xbiex, malt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119385_Paradise Papers - Malta corporate registry_TRIQ MONS MIKELANG MIFSUD, MOSTA_TRIQ MONS MIKELANG MIFSUD, MOS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119385" table:style-name="ce1">
            <text:p>58119385</text:p>
          </table:table-cell>
          <table:table-cell office:value-type="string" table:style-name="ce1">
            <text:p>Paradise Papers - Malta corporate registry</text:p>
          </table:table-cell>
          <table:table-cell office:value-type="string" table:style-name="ce1">
            <text:p>TRIQ MONS MIKELANG MIFSUD, MOSTA</text:p>
          </table:table-cell>
          <table:table-cell office:value-type="string" table:style-name="ce1">
            <text:p>TRIQ MONS MIKELANG MIFSUD, MOS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119385_paradise papers - malta corporate registry_triq mons mikelang mifsud, mosta_triq mons mikelang mifsud, most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121216_Paradise Papers - Malta corporate registry_VILLA GRECH MIFSUD MAIN STREET MOSTA MST 06_VILLA GRECH MIFSUD MAIN STREET MOSTA MST 06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121216" table:style-name="ce1">
            <text:p>58121216</text:p>
          </table:table-cell>
          <table:table-cell office:value-type="string" table:style-name="ce1">
            <text:p>Paradise Papers - Malta corporate registry</text:p>
          </table:table-cell>
          <table:table-cell office:value-type="string" table:style-name="ce1">
            <text:p>VILLA GRECH MIFSUD MAIN STREET MOSTA MST 06</text:p>
          </table:table-cell>
          <table:table-cell office:value-type="string" table:style-name="ce1">
            <text:p>VILLA GRECH MIFSUD MAIN STREET MOSTA MST 06</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121216_paradise papers - malta corporate registry_villa grech mifsud main street mosta mst 06_villa grech mifsud main street mosta mst 06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121254_Paradise Papers - Malta corporate registry_VILLA ICHANG NO. 16, TRIQ MONS. ALFREDO MIFSUD, TA' XBIEX, MALTA_VILLA ICHANG NO. 16, TRIQ MONS. ALFREDO MIFSUD, TA' XBIEX, MAL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121254" table:style-name="ce1">
            <text:p>58121254</text:p>
          </table:table-cell>
          <table:table-cell office:value-type="string" table:style-name="ce1">
            <text:p>Paradise Papers - Malta corporate registry</text:p>
          </table:table-cell>
          <table:table-cell office:value-type="string" table:style-name="ce1">
            <text:p>VILLA ICHANG NO. 16, TRIQ MONS. ALFREDO MIFSUD, TA' XBIEX, MALTA</text:p>
          </table:table-cell>
          <table:table-cell office:value-type="string" table:style-name="ce1">
            <text:p>VILLA ICHANG NO. 16, TRIQ MONS. ALFREDO MIFSUD, TA' XBIEX, MAL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121254_paradise papers - malta corporate registry_villa ichang no. 16, triq mons. alfredo mifsud, ta' xbiex, malta_villa ichang no. 16, triq mons. alfredo mifsud, ta' xbiex, malt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121276_Paradise Papers - Malta corporate registry_VILLA MAURAMY, TRIQ MONS. A. MIFSUD, TA' XBIEXMSD 11, MALTA_VILLA MAURAMY, TRIQ MONS. A. MIFSUD, TA' XBIEXMSD 11, MAL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121276" table:style-name="ce1">
            <text:p>58121276</text:p>
          </table:table-cell>
          <table:table-cell office:value-type="string" table:style-name="ce1">
            <text:p>Paradise Papers - Malta corporate registry</text:p>
          </table:table-cell>
          <table:table-cell office:value-type="string" table:style-name="ce1">
            <text:p>VILLA MAURAMY, TRIQ MONS. A. MIFSUD, TA' XBIEXMSD 11, MALTA</text:p>
          </table:table-cell>
          <table:table-cell office:value-type="string" table:style-name="ce1">
            <text:p>VILLA MAURAMY, TRIQ MONS. A. MIFSUD, TA' XBIEXMSD 11, MAL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121276_paradise papers - malta corporate registry_villa mauramy, triq mons. a. mifsud, ta' xbiexmsd 11, malta_villa mauramy, triq mons. a. mifsud, ta' xbiexmsd 11, malt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121329_Paradise Papers - Malta corporate registry_VILLA THE DOLPHINS, TRIQ SIR UGO MIFSUD, TA' XBIEX TERRACE, TA' XBIEX_VILLA THE DOLPHINS, TRIQ SIR UGO MIFSUD, TA' XBIEX TERRACE, TA' XBIEX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121329" table:style-name="ce1">
            <text:p>58121329</text:p>
          </table:table-cell>
          <table:table-cell office:value-type="string" table:style-name="ce1">
            <text:p>Paradise Papers - Malta corporate registry</text:p>
          </table:table-cell>
          <table:table-cell office:value-type="string" table:style-name="ce1">
            <text:p>VILLA THE DOLPHINS, TRIQ SIR UGO MIFSUD, TA' XBIEX TERRACE, TA' XBIEX</text:p>
          </table:table-cell>
          <table:table-cell office:value-type="string" table:style-name="ce1">
            <text:p>VILLA THE DOLPHINS, TRIQ SIR UGO MIFSUD, TA' XBIEX TERRACE, TA' XBIEX</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121329_paradise papers - malta corporate registry_villa the dolphins, triq sir ugo mifsud, ta' xbiex terrace, ta' xbiex_villa the dolphins, triq sir ugo mifsud, ta' xbiex terrace, ta' xbiex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122304_Paradise Papers - Malta corporate registry_VILLA MAURAMY, MONS. A. MIFSUD STREET, TA' XBIEX MSD 11_VILLA MAURAMY, MONS. A. MIFSUD STREET, TA' XBIEX MSD 11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122304" table:style-name="ce1">
            <text:p>58122304</text:p>
          </table:table-cell>
          <table:table-cell office:value-type="string" table:style-name="ce1">
            <text:p>Paradise Papers - Malta corporate registry</text:p>
          </table:table-cell>
          <table:table-cell office:value-type="string" table:style-name="ce1">
            <text:p>VILLA MAURAMY, MONS. A. MIFSUD STREET, TA' XBIEX MSD 11</text:p>
          </table:table-cell>
          <table:table-cell office:value-type="string" table:style-name="ce1">
            <text:p>VILLA MAURAMY, MONS. A. MIFSUD STREET, TA' XBIEX MSD 11</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122304_paradise papers - malta corporate registry_villa mauramy, mons. a. mifsud street, ta' xbiex msd 11_villa mauramy, mons. a. mifsud street, ta' xbiex msd 11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122367_Paradise Papers - Malta corporate registry_VILLA TAYLAKA, MGR A MIFSUD STREET, TA' XBIEX MSD 11_VILLA TAYLAKA, MGR A MIFSUD STREET, TA' XBIEX MSD 11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122367" table:style-name="ce1">
            <text:p>58122367</text:p>
          </table:table-cell>
          <table:table-cell office:value-type="string" table:style-name="ce1">
            <text:p>Paradise Papers - Malta corporate registry</text:p>
          </table:table-cell>
          <table:table-cell office:value-type="string" table:style-name="ce1">
            <text:p>VILLA TAYLAKA, MGR A MIFSUD STREET, TA' XBIEX MSD 11</text:p>
          </table:table-cell>
          <table:table-cell office:value-type="string" table:style-name="ce1">
            <text:p>VILLA TAYLAKA, MGR A MIFSUD STREET, TA' XBIEX MSD 11</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122367_paradise papers - malta corporate registry_villa taylaka, mgr a mifsud street, ta' xbiex msd 11_villa taylaka, mgr a mifsud street, ta' xbiex msd 11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123184_Paradise Papers - Malta corporate registry_"MAROSA" SIR UGO MIFSUD STREET, TA' XBIEX_"MAROSA" SIR UGO MIFSUD STREET, TA' XBIEX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123184" table:style-name="ce1">
            <text:p>58123184</text:p>
          </table:table-cell>
          <table:table-cell office:value-type="string" table:style-name="ce1">
            <text:p>Paradise Papers - Malta corporate registry</text:p>
          </table:table-cell>
          <table:table-cell office:value-type="string" table:style-name="ce1">
            <text:p>"MAROSA" SIR UGO MIFSUD STREET, TA' XBIEX</text:p>
          </table:table-cell>
          <table:table-cell office:value-type="string" table:style-name="ce1">
            <text:p>"MAROSA" SIR UGO MIFSUD STREET, TA' XBIEX</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123184_paradise papers - malta corporate registry_"marosa" sir ugo mifsud street, ta' xbiex_"marosa" sir ugo mifsud street, ta' xbiex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123279_Paradise Papers - Malta corporate registry_"TROPICANA" 200, TRIQ MONS. ALFRED MIFSUD ST. PAUL'S BAY_"TROPICANA" 200, TRIQ MONS. ALFRED MIFSUD ST. PAUL'S BAY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123279" table:style-name="ce1">
            <text:p>58123279</text:p>
          </table:table-cell>
          <table:table-cell office:value-type="string" table:style-name="ce1">
            <text:p>Paradise Papers - Malta corporate registry</text:p>
          </table:table-cell>
          <table:table-cell office:value-type="string" table:style-name="ce1">
            <text:p>"TROPICANA" 200, TRIQ MONS. ALFRED MIFSUD ST. PAUL'S BAY</text:p>
          </table:table-cell>
          <table:table-cell office:value-type="string" table:style-name="ce1">
            <text:p>"TROPICANA" 200, TRIQ MONS. ALFRED MIFSUD ST. PAUL'S BAY</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123279_paradise papers - malta corporate registry_"tropicana" 200, triq mons. alfred mifsud st. paul's bay_"tropicana" 200, triq mons. alfred mifsud st. paul's bay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123363_Paradise Papers - Malta corporate registry_'AMOUR DE STUPLARAIRE', MONS MIKELAND MIFSUD, SANTA MARGERITA, MOSTA_'AMOUR DE STUPLARAIRE', MONS MIKELAND MIFSUD, SANTA MARGERITA, MOS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123363" table:style-name="ce1">
            <text:p>58123363</text:p>
          </table:table-cell>
          <table:table-cell office:value-type="string" table:style-name="ce1">
            <text:p>Paradise Papers - Malta corporate registry</text:p>
          </table:table-cell>
          <table:table-cell office:value-type="string" table:style-name="ce1">
            <text:p>'AMOUR DE STUPLARAIRE', MONS MIKELAND MIFSUD, SANTA MARGERITA, MOSTA</text:p>
          </table:table-cell>
          <table:table-cell office:value-type="string" table:style-name="ce1">
            <text:p>'AMOUR DE STUPLARAIRE', MONS MIKELAND MIFSUD, SANTA MARGERITA, MOS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123363_paradise papers - malta corporate registry_'amour de stuplaraire', mons mikeland mifsud, santa margerita, mosta_'amour de stuplaraire', mons mikeland mifsud, santa margerita, most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123437_Paradise Papers - Malta corporate registry_'CASA CABRINI', TRIQ PATRI PELAGJU MIFSUD, ZEBBUG ZBG 04_'CASA CABRINI', TRIQ PATRI PELAGJU MIFSUD, ZEBBUG ZBG 04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123437" table:style-name="ce1">
            <text:p>58123437</text:p>
          </table:table-cell>
          <table:table-cell office:value-type="string" table:style-name="ce1">
            <text:p>Paradise Papers - Malta corporate registry</text:p>
          </table:table-cell>
          <table:table-cell office:value-type="string" table:style-name="ce1">
            <text:p>'CASA CABRINI', TRIQ PATRI PELAGJU MIFSUD, ZEBBUG ZBG 04</text:p>
          </table:table-cell>
          <table:table-cell office:value-type="string" table:style-name="ce1">
            <text:p>'CASA CABRINI', TRIQ PATRI PELAGJU MIFSUD, ZEBBUG ZBG 04</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123437_paradise papers - malta corporate registry_'casa cabrini', triq patri pelagju mifsud, zebbug zbg 04_'casa cabrini', triq patri pelagju mifsud, zebbug zbg 04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123444_Paradise Papers - Malta corporate registry_'CASA IRVI' PARISH PRIEST MIFSUD STREET HAMRUN_'CASA IRVI' PARISH PRIEST MIFSUD STREET HAMRUN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123444" table:style-name="ce1">
            <text:p>58123444</text:p>
          </table:table-cell>
          <table:table-cell office:value-type="string" table:style-name="ce1">
            <text:p>Paradise Papers - Malta corporate registry</text:p>
          </table:table-cell>
          <table:table-cell office:value-type="string" table:style-name="ce1">
            <text:p>'CASA IRVI' PARISH PRIEST MIFSUD STREET HAMRUN</text:p>
          </table:table-cell>
          <table:table-cell office:value-type="string" table:style-name="ce1">
            <text:p>'CASA IRVI' PARISH PRIEST MIFSUD STREET HAMRUN</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123444_paradise papers - malta corporate registry_'casa irvi' parish priest mifsud street hamrun_'casa irvi' parish priest mifsud street hamrun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124266_Paradise Papers - Malta corporate registry_10, MIFSUD, FL 1 TRIQ MONS. G. DEPIRO RABAT_10, MIFSUD, FL 1 TRIQ MONS. G. DEPIRO RABAT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124266" table:style-name="ce1">
            <text:p>58124266</text:p>
          </table:table-cell>
          <table:table-cell office:value-type="string" table:style-name="ce1">
            <text:p>Paradise Papers - Malta corporate registry</text:p>
          </table:table-cell>
          <table:table-cell office:value-type="string" table:style-name="ce1">
            <text:p>10, MIFSUD, FL 1 TRIQ MONS. G. DEPIRO RABAT</text:p>
          </table:table-cell>
          <table:table-cell office:value-type="string" table:style-name="ce1">
            <text:p>10, MIFSUD, FL 1 TRIQ MONS. G. DEPIRO RABAT</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124266_paradise papers - malta corporate registry_10, mifsud, fl 1 triq mons. g. depiro rabat_10, mifsud, fl 1 triq mons. g. depiro rabat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124730_Paradise Papers - Malta corporate registry_118, CRYSTAL HEART, TRIQ IGNAZIO SAVERIO MIFSUD, BIRKIRKARA_118, CRYSTAL HEART, TRIQ IGNAZIO SAVERIO MIFSUD, BIRKIRKAR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124730" table:style-name="ce1">
            <text:p>58124730</text:p>
          </table:table-cell>
          <table:table-cell office:value-type="string" table:style-name="ce1">
            <text:p>Paradise Papers - Malta corporate registry</text:p>
          </table:table-cell>
          <table:table-cell office:value-type="string" table:style-name="ce1">
            <text:p>118, CRYSTAL HEART, TRIQ IGNAZIO SAVERIO MIFSUD, BIRKIRKARA</text:p>
          </table:table-cell>
          <table:table-cell office:value-type="string" table:style-name="ce1">
            <text:p>118, CRYSTAL HEART, TRIQ IGNAZIO SAVERIO MIFSUD, BIRKIRKAR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124730_paradise papers - malta corporate registry_118, crystal heart, triq ignazio saverio mifsud, birkirkara_118, crystal heart, triq ignazio saverio mifsud, birkirkar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124731_Paradise Papers - Malta corporate registry_118, CRYSTAL HEART, TRIQ IGNAZIO SAVERIO MIFSUD, BIRKIRKARA, MALTA_118, CRYSTAL HEART, TRIQ IGNAZIO SAVERIO MIFSUD, BIRKIRKARA, MAL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124731" table:style-name="ce1">
            <text:p>58124731</text:p>
          </table:table-cell>
          <table:table-cell office:value-type="string" table:style-name="ce1">
            <text:p>Paradise Papers - Malta corporate registry</text:p>
          </table:table-cell>
          <table:table-cell office:value-type="string" table:style-name="ce1">
            <text:p>118, CRYSTAL HEART, TRIQ IGNAZIO SAVERIO MIFSUD, BIRKIRKARA, MALTA</text:p>
          </table:table-cell>
          <table:table-cell office:value-type="string" table:style-name="ce1">
            <text:p>118, CRYSTAL HEART, TRIQ IGNAZIO SAVERIO MIFSUD, BIRKIRKARA, MAL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124731_paradise papers - malta corporate registry_118, crystal heart, triq ignazio saverio mifsud, birkirkara, malta_118, crystal heart, triq ignazio saverio mifsud, birkirkara, malt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124924_Paradise Papers - Malta corporate registry_124, SIR UGO MIFSUD STREET LIJA_124, SIR UGO MIFSUD STREET LIJ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124924" table:style-name="ce1">
            <text:p>58124924</text:p>
          </table:table-cell>
          <table:table-cell office:value-type="string" table:style-name="ce1">
            <text:p>Paradise Papers - Malta corporate registry</text:p>
          </table:table-cell>
          <table:table-cell office:value-type="string" table:style-name="ce1">
            <text:p>124, SIR UGO MIFSUD STREET LIJA</text:p>
          </table:table-cell>
          <table:table-cell office:value-type="string" table:style-name="ce1">
            <text:p>124, SIR UGO MIFSUD STREET LIJ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124924_paradise papers - malta corporate registry_124, sir ugo mifsud street lija_124, sir ugo mifsud street lij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125273_Paradise Papers - Malta corporate registry_14, TRIQ MIFSUD ELLUL, QORMI QRM1923_14, TRIQ MIFSUD ELLUL, QORMI QRM1923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125273" table:style-name="ce1">
            <text:p>58125273</text:p>
          </table:table-cell>
          <table:table-cell office:value-type="string" table:style-name="ce1">
            <text:p>Paradise Papers - Malta corporate registry</text:p>
          </table:table-cell>
          <table:table-cell office:value-type="string" table:style-name="ce1">
            <text:p>14, TRIQ MIFSUD ELLUL, QORMI QRM1923</text:p>
          </table:table-cell>
          <table:table-cell office:value-type="string" table:style-name="ce1">
            <text:p>14, TRIQ MIFSUD ELLUL, QORMI QRM1923</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125273_paradise papers - malta corporate registry_14, triq mifsud ellul, qormi qrm1923_14, triq mifsud ellul, qormi qrm1923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125903_Paradise Papers - Malta corporate registry_178, "MARIA HILFE" S. MIFSUD STREET, BIRKIRKARA_178, "MARIA HILFE" S. MIFSUD STREET, BIRKIRKAR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125903" table:style-name="ce1">
            <text:p>58125903</text:p>
          </table:table-cell>
          <table:table-cell office:value-type="string" table:style-name="ce1">
            <text:p>Paradise Papers - Malta corporate registry</text:p>
          </table:table-cell>
          <table:table-cell office:value-type="string" table:style-name="ce1">
            <text:p>178, "MARIA HILFE" S. MIFSUD STREET, BIRKIRKARA</text:p>
          </table:table-cell>
          <table:table-cell office:value-type="string" table:style-name="ce1">
            <text:p>178, "MARIA HILFE" S. MIFSUD STREET, BIRKIRKAR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125903_paradise papers - malta corporate registry_178, "maria hilfe" s. mifsud street, birkirkara_178, "maria hilfe" s. mifsud street, birkirkar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125905_Paradise Papers - Malta corporate registry_178, MARIA HILFE, IGNAZIO SAVERIO MIFSUD STREET, BIRKIRKARA_178, MARIA HILFE, IGNAZIO SAVERIO MIFSUD STREET, BIRKIRKAR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125905" table:style-name="ce1">
            <text:p>58125905</text:p>
          </table:table-cell>
          <table:table-cell office:value-type="string" table:style-name="ce1">
            <text:p>Paradise Papers - Malta corporate registry</text:p>
          </table:table-cell>
          <table:table-cell office:value-type="string" table:style-name="ce1">
            <text:p>178, MARIA HILFE, IGNAZIO SAVERIO MIFSUD STREET, BIRKIRKARA</text:p>
          </table:table-cell>
          <table:table-cell office:value-type="string" table:style-name="ce1">
            <text:p>178, MARIA HILFE, IGNAZIO SAVERIO MIFSUD STREET, BIRKIRKAR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125905_paradise papers - malta corporate registry_178, maria hilfe, ignazio saverio mifsud street, birkirkara_178, maria hilfe, ignazio saverio mifsud street, birkirkar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126406_Paradise Papers - Malta corporate registry_2, ST. GEORGES, TRIQ IL-KAPPILLAN MIFSUD HAMRUN_2, ST. GEORGES, TRIQ IL-KAPPILLAN MIFSUD HAMRUN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126406" table:style-name="ce1">
            <text:p>58126406</text:p>
          </table:table-cell>
          <table:table-cell office:value-type="string" table:style-name="ce1">
            <text:p>Paradise Papers - Malta corporate registry</text:p>
          </table:table-cell>
          <table:table-cell office:value-type="string" table:style-name="ce1">
            <text:p>2, ST. GEORGES, TRIQ IL-KAPPILLAN MIFSUD HAMRUN</text:p>
          </table:table-cell>
          <table:table-cell office:value-type="string" table:style-name="ce1">
            <text:p>2, ST. GEORGES, TRIQ IL-KAPPILLAN MIFSUD HAMRUN</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126406_paradise papers - malta corporate registry_2, st. georges, triq il-kappillan mifsud hamrun_2, st. georges, triq il-kappillan mifsud hamrun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127278_Paradise Papers - Malta corporate registry_26, VILLA HUANA MONS. ALFREDO MIFSUD STREET TA' XBIEX_26, VILLA HUANA MONS. ALFREDO MIFSUD STREET TA' XBIEX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127278" table:style-name="ce1">
            <text:p>58127278</text:p>
          </table:table-cell>
          <table:table-cell office:value-type="string" table:style-name="ce1">
            <text:p>Paradise Papers - Malta corporate registry</text:p>
          </table:table-cell>
          <table:table-cell office:value-type="string" table:style-name="ce1">
            <text:p>26, VILLA HUANA MONS. ALFREDO MIFSUD STREET TA' XBIEX</text:p>
          </table:table-cell>
          <table:table-cell office:value-type="string" table:style-name="ce1">
            <text:p>26, VILLA HUANA MONS. ALFREDO MIFSUD STREET TA' XBIEX</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127278_paradise papers - malta corporate registry_26, villa huana mons. alfredo mifsud street ta' xbiex_26, villa huana mons. alfredo mifsud street ta' xbiex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127362_Paradise Papers - Malta corporate registry_27, TRIQ SIR UGO MIFSUD LIJA_27, TRIQ SIR UGO MIFSUD LIJ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127362" table:style-name="ce1">
            <text:p>58127362</text:p>
          </table:table-cell>
          <table:table-cell office:value-type="string" table:style-name="ce1">
            <text:p>Paradise Papers - Malta corporate registry</text:p>
          </table:table-cell>
          <table:table-cell office:value-type="string" table:style-name="ce1">
            <text:p>27, TRIQ SIR UGO MIFSUD LIJA</text:p>
          </table:table-cell>
          <table:table-cell office:value-type="string" table:style-name="ce1">
            <text:p>27, TRIQ SIR UGO MIFSUD LIJ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127362_paradise papers - malta corporate registry_27, triq sir ugo mifsud lija_27, triq sir ugo mifsud lij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127912_Paradise Papers - Malta corporate registry_31, SIR UGO MIFSUD STREET, LIJA BZN 10_31, SIR UGO MIFSUD STREET, LIJA BZN 10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127912" table:style-name="ce1">
            <text:p>58127912</text:p>
          </table:table-cell>
          <table:table-cell office:value-type="string" table:style-name="ce1">
            <text:p>Paradise Papers - Malta corporate registry</text:p>
          </table:table-cell>
          <table:table-cell office:value-type="string" table:style-name="ce1">
            <text:p>31, SIR UGO MIFSUD STREET, LIJA BZN 10</text:p>
          </table:table-cell>
          <table:table-cell office:value-type="string" table:style-name="ce1">
            <text:p>31, SIR UGO MIFSUD STREET, LIJA BZN 10</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127912_paradise papers - malta corporate registry_31, sir ugo mifsud street, lija bzn 10_31, sir ugo mifsud street, lija bzn 10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128257_Paradise Papers - Malta corporate registry_36, 'VILLA BIMENCO', SIR UGO MIFSUD STREET, LIJABZN 14, MALTA_36, 'VILLA BIMENCO', SIR UGO MIFSUD STREET, LIJABZN 14, MAL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128257" table:style-name="ce1">
            <text:p>58128257</text:p>
          </table:table-cell>
          <table:table-cell office:value-type="string" table:style-name="ce1">
            <text:p>Paradise Papers - Malta corporate registry</text:p>
          </table:table-cell>
          <table:table-cell office:value-type="string" table:style-name="ce1">
            <text:p>36, 'VILLA BIMENCO', SIR UGO MIFSUD STREET, LIJABZN 14, MALTA</text:p>
          </table:table-cell>
          <table:table-cell office:value-type="string" table:style-name="ce1">
            <text:p>36, 'VILLA BIMENCO', SIR UGO MIFSUD STREET, LIJABZN 14, MAL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128257_paradise papers - malta corporate registry_36, 'villa bimenco', sir ugo mifsud street, lijabzn 14, malta_36, 'villa bimenco', sir ugo mifsud street, lijabzn 14, malt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128561_Paradise Papers - Malta corporate registry_4, K. MIFSUD STREET, PIETA'_4, K. MIFSUD STREET, PIE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128561" table:style-name="ce1">
            <text:p>58128561</text:p>
          </table:table-cell>
          <table:table-cell office:value-type="string" table:style-name="ce1">
            <text:p>Paradise Papers - Malta corporate registry</text:p>
          </table:table-cell>
          <table:table-cell office:value-type="string" table:style-name="ce1">
            <text:p>4, K. MIFSUD STREET, PIETA'</text:p>
          </table:table-cell>
          <table:table-cell office:value-type="string" table:style-name="ce1">
            <text:p>4, K. MIFSUD STREET, PIE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128561_paradise papers - malta corporate registry_4, k. mifsud street, pieta'_4, k. mifsud street, piet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129112_Paradise Papers - Malta corporate registry_48, AURORA, MONS. ALFREDO MIFSUD STREET, PEMBROKE PBK 1333_48, AURORA, MONS. ALFREDO MIFSUD STREET, PEMBROKE PBK 1333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129112" table:style-name="ce1">
            <text:p>58129112</text:p>
          </table:table-cell>
          <table:table-cell office:value-type="string" table:style-name="ce1">
            <text:p>Paradise Papers - Malta corporate registry</text:p>
          </table:table-cell>
          <table:table-cell office:value-type="string" table:style-name="ce1">
            <text:p>48, AURORA, MONS. ALFREDO MIFSUD STREET, PEMBROKE PBK 1333</text:p>
          </table:table-cell>
          <table:table-cell office:value-type="string" table:style-name="ce1">
            <text:p>48, AURORA, MONS. ALFREDO MIFSUD STREET, PEMBROKE PBK 1333</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129112_paradise papers - malta corporate registry_48, aurora, mons. alfredo mifsud street, pembroke pbk 1333_48, aurora, mons. alfredo mifsud street, pembroke pbk 1333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130379_Paradise Papers - Malta corporate registry_7, CASA ZAMMIT, TRIQ MONS ALFREDO MIFSUD, TA' XBIEX_7, CASA ZAMMIT, TRIQ MONS ALFREDO MIFSUD, TA' XBIEX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130379" table:style-name="ce1">
            <text:p>58130379</text:p>
          </table:table-cell>
          <table:table-cell office:value-type="string" table:style-name="ce1">
            <text:p>Paradise Papers - Malta corporate registry</text:p>
          </table:table-cell>
          <table:table-cell office:value-type="string" table:style-name="ce1">
            <text:p>7, CASA ZAMMIT, TRIQ MONS ALFREDO MIFSUD, TA' XBIEX</text:p>
          </table:table-cell>
          <table:table-cell office:value-type="string" table:style-name="ce1">
            <text:p>7, CASA ZAMMIT, TRIQ MONS ALFREDO MIFSUD, TA' XBIEX</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130379_paradise papers - malta corporate registry_7, casa zammit, triq mons alfredo mifsud, ta' xbiex_7, casa zammit, triq mons alfredo mifsud, ta' xbiex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130847_Paradise Papers - Malta corporate registry_8, TRIQ MONS. A. MIFSUD, PEMBROKE, MALTA_8, TRIQ MONS. A. MIFSUD, PEMBROKE, MAL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130847" table:style-name="ce1">
            <text:p>58130847</text:p>
          </table:table-cell>
          <table:table-cell office:value-type="string" table:style-name="ce1">
            <text:p>Paradise Papers - Malta corporate registry</text:p>
          </table:table-cell>
          <table:table-cell office:value-type="string" table:style-name="ce1">
            <text:p>8, TRIQ MONS. A. MIFSUD, PEMBROKE, MALTA</text:p>
          </table:table-cell>
          <table:table-cell office:value-type="string" table:style-name="ce1">
            <text:p>8, TRIQ MONS. A. MIFSUD, PEMBROKE, MAL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130847_paradise papers - malta corporate registry_8, triq mons. a. mifsud, pembroke, malta_8, triq mons. a. mifsud, pembroke, malt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132255_Paradise Papers - Malta corporate registry_BELFIOR, IGNAZIO SAVERIO MIFSUD STREET, BIRKIRKARA, MALTA_BELFIOR, IGNAZIO SAVERIO MIFSUD STREET, BIRKIRKARA, MAL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132255" table:style-name="ce1">
            <text:p>58132255</text:p>
          </table:table-cell>
          <table:table-cell office:value-type="string" table:style-name="ce1">
            <text:p>Paradise Papers - Malta corporate registry</text:p>
          </table:table-cell>
          <table:table-cell office:value-type="string" table:style-name="ce1">
            <text:p>BELFIOR, IGNAZIO SAVERIO MIFSUD STREET, BIRKIRKARA, MALTA</text:p>
          </table:table-cell>
          <table:table-cell office:value-type="string" table:style-name="ce1">
            <text:p>BELFIOR, IGNAZIO SAVERIO MIFSUD STREET, BIRKIRKARA, MAL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132255_paradise papers - malta corporate registry_belfior, ignazio saverio mifsud street, birkirkara, malta_belfior, ignazio saverio mifsud street, birkirkara, malt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132291_Paradise Papers - Malta corporate registry_BEN VINDOS, N/S IN R. MIFSUD BONNICI STREET, LIJA_BEN VINDOS, N/S IN R. MIFSUD BONNICI STREET, LIJ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132291" table:style-name="ce1">
            <text:p>58132291</text:p>
          </table:table-cell>
          <table:table-cell office:value-type="string" table:style-name="ce1">
            <text:p>Paradise Papers - Malta corporate registry</text:p>
          </table:table-cell>
          <table:table-cell office:value-type="string" table:style-name="ce1">
            <text:p>BEN VINDOS, N/S IN R. MIFSUD BONNICI STREET, LIJA</text:p>
          </table:table-cell>
          <table:table-cell office:value-type="string" table:style-name="ce1">
            <text:p>BEN VINDOS, N/S IN R. MIFSUD BONNICI STREET, LIJ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132291_paradise papers - malta corporate registry_ben vindos, n/s in r. mifsud bonnici street, lija_ben vindos, n/s in r. mifsud bonnici street, lija_na_na_na_na_na_na_na_na_na_na</text:p>
          </table:table-cell>
          <table:table-cell table:number-columns-repeated="16360"/>
        </table:table-row>
        <table:table-row table:style-name="ro3">
          <table:table-cell office:value-type="string" table:style-name="ce1">
            <text:p>mifsud</text:p>
          </table:table-cell>
          <table:table-cell office:value-type="string" table:style-name="ce3">
            <text:p>NA_Malta corporate registry data is current through 2016_NA_NA_58132680_Paradise Papers - Malta corporate registry_C/O NAUDI GIORGIO , LEONE GANADO &amp; CO VILLA MAURAMY,MGR A. MIFSUD STREET, TA' XBIEX MSD 11_C/O NAUDI GIORGIO , LEONE GANADO &amp; CO VILLA MAURAMY,MGR A. MIFSUD STREET, TA' XBIEX MSD 11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132680" table:style-name="ce1">
            <text:p>58132680</text:p>
          </table:table-cell>
          <table:table-cell office:value-type="string" table:style-name="ce1">
            <text:p>Paradise Papers - Malta corporate registry</text:p>
          </table:table-cell>
          <table:table-cell office:value-type="string" table:style-name="ce1">
            <text:p>C/O NAUDI GIORGIO , LEONE GANADO &amp; CO VILLA MAURAMY,MGR A. MIFSUD STREET, TA' XBIEX MSD 11</text:p>
          </table:table-cell>
          <table:table-cell office:value-type="string" table:style-name="ce1">
            <text:p>C/O NAUDI GIORGIO , LEONE GANADO &amp; CO VILLA MAURAMY,MGR A. MIFSUD STREET, TA' XBIEX MSD 11</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132680_paradise papers - malta corporate registry_c/o naudi giorgio , leone ganado &amp; co villa mauramy,mgr a. mifsud street, ta' xbiex msd 11_c/o naudi giorgio , leone ganado &amp; co villa mauramy,mgr a. mifsud street, ta' xbiex msd 11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133351_Paradise Papers - Malta corporate registry_COUNTRYSTYLE, PJAZZA MIFSUD BONNICI, MARSASCALA, MALTA_COUNTRYSTYLE, PJAZZA MIFSUD BONNICI, MARSASCALA, MAL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133351" table:style-name="ce1">
            <text:p>58133351</text:p>
          </table:table-cell>
          <table:table-cell office:value-type="string" table:style-name="ce1">
            <text:p>Paradise Papers - Malta corporate registry</text:p>
          </table:table-cell>
          <table:table-cell office:value-type="string" table:style-name="ce1">
            <text:p>COUNTRYSTYLE, PJAZZA MIFSUD BONNICI, MARSASCALA, MALTA</text:p>
          </table:table-cell>
          <table:table-cell office:value-type="string" table:style-name="ce1">
            <text:p>COUNTRYSTYLE, PJAZZA MIFSUD BONNICI, MARSASCALA, MAL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133351_paradise papers - malta corporate registry_countrystyle, pjazza mifsud bonnici, marsascala, malta_countrystyle, pjazza mifsud bonnici, marsascala, malt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133808_Paradise Papers - Malta corporate registry_EIE CENTRE, TRIQ SIR UGO MIFSUD, TA' XBIEX TERRACE, TA' XBIEX XBX 1437_EIE CENTRE, TRIQ SIR UGO MIFSUD, TA' XBIEX TERRACE, TA' XBIEX XBX 1437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133808" table:style-name="ce1">
            <text:p>58133808</text:p>
          </table:table-cell>
          <table:table-cell office:value-type="string" table:style-name="ce1">
            <text:p>Paradise Papers - Malta corporate registry</text:p>
          </table:table-cell>
          <table:table-cell office:value-type="string" table:style-name="ce1">
            <text:p>EIE CENTRE, TRIQ SIR UGO MIFSUD, TA' XBIEX TERRACE, TA' XBIEX XBX 1437</text:p>
          </table:table-cell>
          <table:table-cell office:value-type="string" table:style-name="ce1">
            <text:p>EIE CENTRE, TRIQ SIR UGO MIFSUD, TA' XBIEX TERRACE, TA' XBIEX XBX 1437</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133808_paradise papers - malta corporate registry_eie centre, triq sir ugo mifsud, ta' xbiex terrace, ta' xbiex xbx 1437_eie centre, triq sir ugo mifsud, ta' xbiex terrace, ta' xbiex xbx 1437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133879_Paradise Papers - Malta corporate registry_EMS STORES, TRIQ P. PELAGJU MIFSUD, ZEBBUG, MALTA_EMS STORES, TRIQ P. PELAGJU MIFSUD, ZEBBUG, MAL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133879" table:style-name="ce1">
            <text:p>58133879</text:p>
          </table:table-cell>
          <table:table-cell office:value-type="string" table:style-name="ce1">
            <text:p>Paradise Papers - Malta corporate registry</text:p>
          </table:table-cell>
          <table:table-cell office:value-type="string" table:style-name="ce1">
            <text:p>EMS STORES, TRIQ P. PELAGJU MIFSUD, ZEBBUG, MALTA</text:p>
          </table:table-cell>
          <table:table-cell office:value-type="string" table:style-name="ce1">
            <text:p>EMS STORES, TRIQ P. PELAGJU MIFSUD, ZEBBUG, MAL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133879_paradise papers - malta corporate registry_ems stores, triq p. pelagju mifsud, zebbug, malta_ems stores, triq p. pelagju mifsud, zebbug, malt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135500_Paradise Papers - Malta corporate registry_JESSICA GARAGE, KAPILLAN MIFSUD STREET, SANTA VENERA, MALTA_JESSICA GARAGE, KAPILLAN MIFSUD STREET, SANTA VENERA, MAL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135500" table:style-name="ce1">
            <text:p>58135500</text:p>
          </table:table-cell>
          <table:table-cell office:value-type="string" table:style-name="ce1">
            <text:p>Paradise Papers - Malta corporate registry</text:p>
          </table:table-cell>
          <table:table-cell office:value-type="string" table:style-name="ce1">
            <text:p>JESSICA GARAGE, KAPILLAN MIFSUD STREET, SANTA VENERA, MALTA</text:p>
          </table:table-cell>
          <table:table-cell office:value-type="string" table:style-name="ce1">
            <text:p>JESSICA GARAGE, KAPILLAN MIFSUD STREET, SANTA VENERA, MAL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135500_paradise papers - malta corporate registry_jessica garage, kapillan mifsud street, santa venera, malta_jessica garage, kapillan mifsud street, santa venera, malt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136432_Paradise Papers - Malta corporate registry_MARINA COURT LIDO SIR UGO MIFSUD STREET, TA' XBIEX, MALTA_MARINA COURT LIDO SIR UGO MIFSUD STREET, TA' XBIEX, MAL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136432" table:style-name="ce1">
            <text:p>58136432</text:p>
          </table:table-cell>
          <table:table-cell office:value-type="string" table:style-name="ce1">
            <text:p>Paradise Papers - Malta corporate registry</text:p>
          </table:table-cell>
          <table:table-cell office:value-type="string" table:style-name="ce1">
            <text:p>MARINA COURT LIDO SIR UGO MIFSUD STREET, TA' XBIEX, MALTA</text:p>
          </table:table-cell>
          <table:table-cell office:value-type="string" table:style-name="ce1">
            <text:p>MARINA COURT LIDO SIR UGO MIFSUD STREET, TA' XBIEX, MAL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136432_paradise papers - malta corporate registry_marina court lido sir ugo mifsud street, ta' xbiex, malta_marina court lido sir ugo mifsud street, ta' xbiex, malt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136433_Paradise Papers - Malta corporate registry_MARINA COURT, FLAT 43, TRIQ SIR UGO MIFSUD, TA' XBIEX_MARINA COURT, FLAT 43, TRIQ SIR UGO MIFSUD, TA' XBIEX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136433" table:style-name="ce1">
            <text:p>58136433</text:p>
          </table:table-cell>
          <table:table-cell office:value-type="string" table:style-name="ce1">
            <text:p>Paradise Papers - Malta corporate registry</text:p>
          </table:table-cell>
          <table:table-cell office:value-type="string" table:style-name="ce1">
            <text:p>MARINA COURT, FLAT 43, TRIQ SIR UGO MIFSUD, TA' XBIEX</text:p>
          </table:table-cell>
          <table:table-cell office:value-type="string" table:style-name="ce1">
            <text:p>MARINA COURT, FLAT 43, TRIQ SIR UGO MIFSUD, TA' XBIEX</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136433_paradise papers - malta corporate registry_marina court, flat 43, triq sir ugo mifsud, ta' xbiex_marina court, flat 43, triq sir ugo mifsud, ta' xbiex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136440_Paradise Papers - Malta corporate registry_MARION PP MIFSUD STREET, HAMRUN, MALTA_MARION PP MIFSUD STREET, HAMRUN, MAL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136440" table:style-name="ce1">
            <text:p>58136440</text:p>
          </table:table-cell>
          <table:table-cell office:value-type="string" table:style-name="ce1">
            <text:p>Paradise Papers - Malta corporate registry</text:p>
          </table:table-cell>
          <table:table-cell office:value-type="string" table:style-name="ce1">
            <text:p>MARION PP MIFSUD STREET, HAMRUN, MALTA</text:p>
          </table:table-cell>
          <table:table-cell office:value-type="string" table:style-name="ce1">
            <text:p>MARION PP MIFSUD STREET, HAMRUN, MAL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136440_paradise papers - malta corporate registry_marion pp mifsud street, hamrun, malta_marion pp mifsud street, hamrun, malt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136714_Paradise Papers - Malta corporate registry_MOOREVILLE, 216, MONS. A. MIFSUD STREET, ST. PAUL'S BAY_MOOREVILLE, 216, MONS. A. MIFSUD STREET, ST. PAUL'S BAY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136714" table:style-name="ce1">
            <text:p>58136714</text:p>
          </table:table-cell>
          <table:table-cell office:value-type="string" table:style-name="ce1">
            <text:p>Paradise Papers - Malta corporate registry</text:p>
          </table:table-cell>
          <table:table-cell office:value-type="string" table:style-name="ce1">
            <text:p>MOOREVILLE, 216, MONS. A. MIFSUD STREET, ST. PAUL'S BAY</text:p>
          </table:table-cell>
          <table:table-cell office:value-type="string" table:style-name="ce1">
            <text:p>MOOREVILLE, 216, MONS. A. MIFSUD STREET, ST. PAUL'S BAY</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136714_paradise papers - malta corporate registry_mooreville, 216, mons. a. mifsud street, st. paul's bay_mooreville, 216, mons. a. mifsud street, st. paul's bay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137023_Paradise Papers - Malta corporate registry_NO. 3, VIVI FLATS, P.P. MIFSUD STREET, HAMRUN, MALTA_NO. 3, VIVI FLATS, P.P. MIFSUD STREET, HAMRUN, MAL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137023" table:style-name="ce1">
            <text:p>58137023</text:p>
          </table:table-cell>
          <table:table-cell office:value-type="string" table:style-name="ce1">
            <text:p>Paradise Papers - Malta corporate registry</text:p>
          </table:table-cell>
          <table:table-cell office:value-type="string" table:style-name="ce1">
            <text:p>NO. 3, VIVI FLATS, P.P. MIFSUD STREET, HAMRUN, MALTA</text:p>
          </table:table-cell>
          <table:table-cell office:value-type="string" table:style-name="ce1">
            <text:p>NO. 3, VIVI FLATS, P.P. MIFSUD STREET, HAMRUN, MAL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137023_paradise papers - malta corporate registry_no. 3, vivi flats, p.p. mifsud street, hamrun, malta_no. 3, vivi flats, p.p. mifsud street, hamrun, malt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138289_Paradise Papers - Malta corporate registry_SAFION GARAGE, P.P. MIFSUD STREET, HAMRUN, MALTA_SAFION GARAGE, P.P. MIFSUD STREET, HAMRUN, MAL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138289" table:style-name="ce1">
            <text:p>58138289</text:p>
          </table:table-cell>
          <table:table-cell office:value-type="string" table:style-name="ce1">
            <text:p>Paradise Papers - Malta corporate registry</text:p>
          </table:table-cell>
          <table:table-cell office:value-type="string" table:style-name="ce1">
            <text:p>SAFION GARAGE, P.P. MIFSUD STREET, HAMRUN, MALTA</text:p>
          </table:table-cell>
          <table:table-cell office:value-type="string" table:style-name="ce1">
            <text:p>SAFION GARAGE, P.P. MIFSUD STREET, HAMRUN, MAL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138289_paradise papers - malta corporate registry_safion garage, p.p. mifsud street, hamrun, malta_safion garage, p.p. mifsud street, hamrun, malt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139496_Paradise Papers - Malta corporate registry_THE DOLPHINS SIR UGO MIFSUD STR, TA' XBIEX, MALTA_THE DOLPHINS SIR UGO MIFSUD STR, TA' XBIEX, MAL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139496" table:style-name="ce1">
            <text:p>58139496</text:p>
          </table:table-cell>
          <table:table-cell office:value-type="string" table:style-name="ce1">
            <text:p>Paradise Papers - Malta corporate registry</text:p>
          </table:table-cell>
          <table:table-cell office:value-type="string" table:style-name="ce1">
            <text:p>THE DOLPHINS SIR UGO MIFSUD STR, TA' XBIEX, MALTA</text:p>
          </table:table-cell>
          <table:table-cell office:value-type="string" table:style-name="ce1">
            <text:p>THE DOLPHINS SIR UGO MIFSUD STR, TA' XBIEX, MAL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139496_paradise papers - malta corporate registry_the dolphins sir ugo mifsud str, ta' xbiex, malta_the dolphins sir ugo mifsud str, ta' xbiex, malt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139864_Paradise Papers - Malta corporate registry_TROPICANA 200 TRIQ MONS. ALFRED MIFSUD, ST. PAUL'S BAY, MALTA_TROPICANA 200 TRIQ MONS. ALFRED MIFSUD, ST. PAUL'S BAY, MAL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139864" table:style-name="ce1">
            <text:p>58139864</text:p>
          </table:table-cell>
          <table:table-cell office:value-type="string" table:style-name="ce1">
            <text:p>Paradise Papers - Malta corporate registry</text:p>
          </table:table-cell>
          <table:table-cell office:value-type="string" table:style-name="ce1">
            <text:p>TROPICANA 200 TRIQ MONS. ALFRED MIFSUD, ST. PAUL'S BAY, MALTA</text:p>
          </table:table-cell>
          <table:table-cell office:value-type="string" table:style-name="ce1">
            <text:p>TROPICANA 200 TRIQ MONS. ALFRED MIFSUD, ST. PAUL'S BAY, MAL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139864_paradise papers - malta corporate registry_tropicana 200 triq mons. alfred mifsud, st. paul's bay, malta_tropicana 200 triq mons. alfred mifsud, st. paul's bay, malt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140860_Paradise Papers - Malta corporate registry_VILLA GRECH MIFSUD MAIN STREET MOSTA_VILLA GRECH MIFSUD MAIN STREET MOS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140860" table:style-name="ce1">
            <text:p>58140860</text:p>
          </table:table-cell>
          <table:table-cell office:value-type="string" table:style-name="ce1">
            <text:p>Paradise Papers - Malta corporate registry</text:p>
          </table:table-cell>
          <table:table-cell office:value-type="string" table:style-name="ce1">
            <text:p>VILLA GRECH MIFSUD MAIN STREET MOSTA</text:p>
          </table:table-cell>
          <table:table-cell office:value-type="string" table:style-name="ce1">
            <text:p>VILLA GRECH MIFSUD MAIN STREET MOS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140860_paradise papers - malta corporate registry_villa grech mifsud main street mosta_villa grech mifsud main street most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140861_Paradise Papers - Malta corporate registry_VILLA GRECH MIFSUD, MOSTA, MALTA_VILLA GRECH MIFSUD, MOSTA, MAL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140861" table:style-name="ce1">
            <text:p>58140861</text:p>
          </table:table-cell>
          <table:table-cell office:value-type="string" table:style-name="ce1">
            <text:p>Paradise Papers - Malta corporate registry</text:p>
          </table:table-cell>
          <table:table-cell office:value-type="string" table:style-name="ce1">
            <text:p>VILLA GRECH MIFSUD, MOSTA, MALTA</text:p>
          </table:table-cell>
          <table:table-cell office:value-type="string" table:style-name="ce1">
            <text:p>VILLA GRECH MIFSUD, MOSTA, MAL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140861_paradise papers - malta corporate registry_villa grech mifsud, mosta, malta_villa grech mifsud, mosta, malt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140896_Paradise Papers - Malta corporate registry_VILLA MARINA SIR UGO MIFSUD STREET, TA' XBIEX, MALTA_VILLA MARINA SIR UGO MIFSUD STREET, TA' XBIEX, MAL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140896" table:style-name="ce1">
            <text:p>58140896</text:p>
          </table:table-cell>
          <table:table-cell office:value-type="string" table:style-name="ce1">
            <text:p>Paradise Papers - Malta corporate registry</text:p>
          </table:table-cell>
          <table:table-cell office:value-type="string" table:style-name="ce1">
            <text:p>VILLA MARINA SIR UGO MIFSUD STREET, TA' XBIEX, MALTA</text:p>
          </table:table-cell>
          <table:table-cell office:value-type="string" table:style-name="ce1">
            <text:p>VILLA MARINA SIR UGO MIFSUD STREET, TA' XBIEX, MAL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140896_paradise papers - malta corporate registry_villa marina sir ugo mifsud street, ta' xbiex, malta_villa marina sir ugo mifsud street, ta' xbiex, malt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142030_Paradise Papers - Malta corporate registry_"SANTA MARIJA" MONS. ALFRED MIFSUD STREET, BIRKIRKARA, MALTA_"SANTA MARIJA" MONS. ALFRED MIFSUD STREET, BIRKIRKARA, MAL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142030" table:style-name="ce1">
            <text:p>58142030</text:p>
          </table:table-cell>
          <table:table-cell office:value-type="string" table:style-name="ce1">
            <text:p>Paradise Papers - Malta corporate registry</text:p>
          </table:table-cell>
          <table:table-cell office:value-type="string" table:style-name="ce1">
            <text:p>"SANTA MARIJA" MONS. ALFRED MIFSUD STREET, BIRKIRKARA, MALTA</text:p>
          </table:table-cell>
          <table:table-cell office:value-type="string" table:style-name="ce1">
            <text:p>"SANTA MARIJA" MONS. ALFRED MIFSUD STREET, BIRKIRKARA, MAL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142030_paradise papers - malta corporate registry_"santa marija" mons. alfred mifsud street, birkirkara, malta_"santa marija" mons. alfred mifsud street, birkirkara, malt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142734_Paradise Papers - Malta corporate registry_' FLEMINGS ' IGNAZIO SAVERO MIFSUD STR, BIRKIRKARA, MALTA_' FLEMINGS ' IGNAZIO SAVERO MIFSUD STR, BIRKIRKARA, MAL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142734" table:style-name="ce1">
            <text:p>58142734</text:p>
          </table:table-cell>
          <table:table-cell office:value-type="string" table:style-name="ce1">
            <text:p>Paradise Papers - Malta corporate registry</text:p>
          </table:table-cell>
          <table:table-cell office:value-type="string" table:style-name="ce1">
            <text:p>' FLEMINGS ' IGNAZIO SAVERO MIFSUD STR, BIRKIRKARA, MALTA</text:p>
          </table:table-cell>
          <table:table-cell office:value-type="string" table:style-name="ce1">
            <text:p>' FLEMINGS ' IGNAZIO SAVERO MIFSUD STR, BIRKIRKARA, MAL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142734_paradise papers - malta corporate registry_' flemings ' ignazio savero mifsud str, birkirkara, malta_' flemings ' ignazio savero mifsud str, birkirkara, malt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143565_Paradise Papers - Malta corporate registry_'SAN ANTONIO', P.P. MIFSUD STREET, ZEBBUG_'SAN ANTONIO', P.P. MIFSUD STREET, ZEBBUG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143565" table:style-name="ce1">
            <text:p>58143565</text:p>
          </table:table-cell>
          <table:table-cell office:value-type="string" table:style-name="ce1">
            <text:p>Paradise Papers - Malta corporate registry</text:p>
          </table:table-cell>
          <table:table-cell office:value-type="string" table:style-name="ce1">
            <text:p>'SAN ANTONIO', P.P. MIFSUD STREET, ZEBBUG</text:p>
          </table:table-cell>
          <table:table-cell office:value-type="string" table:style-name="ce1">
            <text:p>'SAN ANTONIO', P.P. MIFSUD STREET, ZEBBUG</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143565_paradise papers - malta corporate registry_'san antonio', p.p. mifsud street, zebbug_'san antonio', p.p. mifsud street, zebbug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NA_NA_58143758_Paradise Papers - Malta corporate registry_'SANDRIGHAM', SIR UGO MIFSUD STREET, TA' XBIEXXBX 1437, MALTA_'SANDRIGHAM', SIR UGO MIFSUD STREET, TA' XBIEXXBX 1437, MALTA_NA_NA_NA_NA_NA_NA_NA_NA_NA_NA</text:p>
          </table:table-cell>
          <table:table-cell table:style-name="ce1"/>
          <table:table-cell office:value-type="string" table:style-name="ce1">
            <text:p>Malta corporate registry data is current through 2016</text:p>
          </table:table-cell>
          <table:table-cell table:number-columns-repeated="2" table:style-name="ce1"/>
          <table:table-cell office:value-type="float" office:value="58143758" table:style-name="ce1">
            <text:p>58143758</text:p>
          </table:table-cell>
          <table:table-cell office:value-type="string" table:style-name="ce1">
            <text:p>Paradise Papers - Malta corporate registry</text:p>
          </table:table-cell>
          <table:table-cell office:value-type="string" table:style-name="ce1">
            <text:p>'SANDRIGHAM', SIR UGO MIFSUD STREET, TA' XBIEXXBX 1437, MALTA</text:p>
          </table:table-cell>
          <table:table-cell office:value-type="string" table:style-name="ce1">
            <text:p>'SANDRIGHAM', SIR UGO MIFSUD STREET, TA' XBIEXXBX 1437, MALTA</text:p>
          </table:table-cell>
          <table:table-cell table:number-columns-repeated="10" table:style-name="ce1"/>
          <table:table-cell office:value-type="string" table:style-name="ce1">
            <text:p>offshoreleaks-data-packages/raw-data/csv_paradise_papers.2018-02-14/paradise_papers.nodes.address.csv</text:p>
          </table:table-cell>
          <table:table-cell table:number-columns-repeated="2" table:style-name="ce1"/>
          <table:table-cell office:value-type="string" table:style-name="ce1">
            <text:p>na_malta corporate registry data is current through 2016_na_na_58143758_paradise papers - malta corporate registry_'sandrigham', sir ugo mifsud street, ta' xbiexxbx 1437, malta_'sandrigham', sir ugo mifsud street, ta' xbiexxbx 1437, malt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5000069_Paradise Papers - Malta corporate registry_NA_MIFSUD CONSTRUCTION CO. LIMITED_Malta_NA_MLT_NA_03-NOV-1988_C10059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5000069" table:style-name="ce1">
            <text:p>55000069</text:p>
          </table:table-cell>
          <table:table-cell office:value-type="string" table:style-name="ce1">
            <text:p>Paradise Papers - Malta corporate registry</text:p>
          </table:table-cell>
          <table:table-cell table:style-name="ce1"/>
          <table:table-cell office:value-type="string" table:style-name="ce1">
            <text:p>MIFSUD CONSTRUCTION CO. LIMITED</text:p>
          </table:table-cell>
          <table:table-cell office:value-type="string" table:style-name="ce1">
            <text:p>Malta</text:p>
          </table:table-cell>
          <table:table-cell table:style-name="ce1"/>
          <table:table-cell office:value-type="string" table:style-name="ce1">
            <text:p>MLT</text:p>
          </table:table-cell>
          <table:table-cell table:style-name="ce1"/>
          <table:table-cell office:value-type="date" office:date-value="1988-11-03T00:00:00" table:style-name="ce2">
            <text:p>3-Nov-88</text:p>
          </table:table-cell>
          <table:table-cell office:value-type="string" table:style-name="ce1">
            <text:p>C10059</text:p>
          </table:table-cell>
          <table:table-cell table:number-columns-repeated="4" table:style-name="ce1"/>
          <table:table-cell office:value-type="string" table:style-name="ce1">
            <text:p>offshoreleaks-data-packages/raw-data/csv_paradise_papers.2018-02-14/paradise_papers.nodes.entity.csv</text:p>
          </table:table-cell>
          <table:table-cell table:number-columns-repeated="2" table:style-name="ce1"/>
          <table:table-cell office:value-type="string" table:style-name="ce1">
            <text:p>na_malta corporate registry data is current through 2016_mlt_malta_55000069_paradise papers - malta corporate registry_na_mifsud construction co. limited_malta_na_mlt_na_03-nov-1988_c10059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5001349_Paradise Papers - Malta corporate registry_NA_L. MIFSUD LIMITED_Malta_NA_MLT_NA_19-DEC-1989_C11210_NA_Struck Off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5001349" table:style-name="ce1">
            <text:p>55001349</text:p>
          </table:table-cell>
          <table:table-cell office:value-type="string" table:style-name="ce1">
            <text:p>Paradise Papers - Malta corporate registry</text:p>
          </table:table-cell>
          <table:table-cell table:style-name="ce1"/>
          <table:table-cell office:value-type="string" table:style-name="ce1">
            <text:p>L. MIFSUD LIMITED</text:p>
          </table:table-cell>
          <table:table-cell office:value-type="string" table:style-name="ce1">
            <text:p>Malta</text:p>
          </table:table-cell>
          <table:table-cell table:style-name="ce1"/>
          <table:table-cell office:value-type="string" table:style-name="ce1">
            <text:p>MLT</text:p>
          </table:table-cell>
          <table:table-cell table:style-name="ce1"/>
          <table:table-cell office:value-type="date" office:date-value="1989-12-19T00:00:00" table:style-name="ce2">
            <text:p>19-Dec-89</text:p>
          </table:table-cell>
          <table:table-cell office:value-type="string" table:style-name="ce1">
            <text:p>C11210</text:p>
          </table:table-cell>
          <table:table-cell table:style-name="ce1"/>
          <table:table-cell office:value-type="string" table:style-name="ce1">
            <text:p>Struck Off</text:p>
          </table:table-cell>
          <table:table-cell table:number-columns-repeated="2" table:style-name="ce1"/>
          <table:table-cell office:value-type="string" table:style-name="ce1">
            <text:p>offshoreleaks-data-packages/raw-data/csv_paradise_papers.2018-02-14/paradise_papers.nodes.entity.csv</text:p>
          </table:table-cell>
          <table:table-cell table:number-columns-repeated="2" table:style-name="ce1"/>
          <table:table-cell office:value-type="string" table:style-name="ce1">
            <text:p>na_malta corporate registry data is current through 2016_mlt_malta_55001349_paradise papers - malta corporate registry_na_l. mifsud limited_malta_na_mlt_na_19-dec-1989_c11210_na_struck off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5004948_Paradise Papers - Malta corporate registry_NA_H. MIFSUD AND SONS LIMITED_Malta_NA_MLT_NA_23-NOV-1992_C14450_NA_In Dissolution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5004948" table:style-name="ce1">
            <text:p>55004948</text:p>
          </table:table-cell>
          <table:table-cell office:value-type="string" table:style-name="ce1">
            <text:p>Paradise Papers - Malta corporate registry</text:p>
          </table:table-cell>
          <table:table-cell table:style-name="ce1"/>
          <table:table-cell office:value-type="string" table:style-name="ce1">
            <text:p>H. MIFSUD AND SONS LIMITED</text:p>
          </table:table-cell>
          <table:table-cell office:value-type="string" table:style-name="ce1">
            <text:p>Malta</text:p>
          </table:table-cell>
          <table:table-cell table:style-name="ce1"/>
          <table:table-cell office:value-type="string" table:style-name="ce1">
            <text:p>MLT</text:p>
          </table:table-cell>
          <table:table-cell table:style-name="ce1"/>
          <table:table-cell office:value-type="date" office:date-value="1992-11-23T00:00:00" table:style-name="ce2">
            <text:p>23-Nov-92</text:p>
          </table:table-cell>
          <table:table-cell office:value-type="string" table:style-name="ce1">
            <text:p>C14450</text:p>
          </table:table-cell>
          <table:table-cell table:style-name="ce1"/>
          <table:table-cell office:value-type="string" table:style-name="ce1">
            <text:p>In Dissolution</text:p>
          </table:table-cell>
          <table:table-cell table:number-columns-repeated="2" table:style-name="ce1"/>
          <table:table-cell office:value-type="string" table:style-name="ce1">
            <text:p>offshoreleaks-data-packages/raw-data/csv_paradise_papers.2018-02-14/paradise_papers.nodes.entity.csv</text:p>
          </table:table-cell>
          <table:table-cell table:number-columns-repeated="2" table:style-name="ce1"/>
          <table:table-cell office:value-type="string" table:style-name="ce1">
            <text:p>na_malta corporate registry data is current through 2016_mlt_malta_55004948_paradise papers - malta corporate registry_na_h. mifsud and sons limited_malta_na_mlt_na_23-nov-1992_c14450_na_in dissolution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5005174_Paradise Papers - Malta corporate registry_NA_MIFSUD GARAGE LIMITED_Malta_NA_MLT_NA_27-JAN-1993_C14654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5005174" table:style-name="ce1">
            <text:p>55005174</text:p>
          </table:table-cell>
          <table:table-cell office:value-type="string" table:style-name="ce1">
            <text:p>Paradise Papers - Malta corporate registry</text:p>
          </table:table-cell>
          <table:table-cell table:style-name="ce1"/>
          <table:table-cell office:value-type="string" table:style-name="ce1">
            <text:p>MIFSUD GARAGE LIMITED</text:p>
          </table:table-cell>
          <table:table-cell office:value-type="string" table:style-name="ce1">
            <text:p>Malta</text:p>
          </table:table-cell>
          <table:table-cell table:style-name="ce1"/>
          <table:table-cell office:value-type="string" table:style-name="ce1">
            <text:p>MLT</text:p>
          </table:table-cell>
          <table:table-cell table:style-name="ce1"/>
          <table:table-cell office:value-type="date" office:date-value="1993-01-27T00:00:00" table:style-name="ce2">
            <text:p>27-Jan-93</text:p>
          </table:table-cell>
          <table:table-cell office:value-type="string" table:style-name="ce1">
            <text:p>C14654</text:p>
          </table:table-cell>
          <table:table-cell table:number-columns-repeated="4" table:style-name="ce1"/>
          <table:table-cell office:value-type="string" table:style-name="ce1">
            <text:p>offshoreleaks-data-packages/raw-data/csv_paradise_papers.2018-02-14/paradise_papers.nodes.entity.csv</text:p>
          </table:table-cell>
          <table:table-cell table:number-columns-repeated="2" table:style-name="ce1"/>
          <table:table-cell office:value-type="string" table:style-name="ce1">
            <text:p>na_malta corporate registry data is current through 2016_mlt_malta_55005174_paradise papers - malta corporate registry_na_mifsud garage limited_malta_na_mlt_na_27-jan-1993_c14654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5006977_Paradise Papers - Malta corporate registry_NA_MIFSUD AUTOMOBILES LIMITED_Malta_NA_MLT_NA_17-MAY-1994_C16277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5006977" table:style-name="ce1">
            <text:p>55006977</text:p>
          </table:table-cell>
          <table:table-cell office:value-type="string" table:style-name="ce1">
            <text:p>Paradise Papers - Malta corporate registry</text:p>
          </table:table-cell>
          <table:table-cell table:style-name="ce1"/>
          <table:table-cell office:value-type="string" table:style-name="ce1">
            <text:p>MIFSUD AUTOMOBILES LIMITED</text:p>
          </table:table-cell>
          <table:table-cell office:value-type="string" table:style-name="ce1">
            <text:p>Malta</text:p>
          </table:table-cell>
          <table:table-cell table:style-name="ce1"/>
          <table:table-cell office:value-type="string" table:style-name="ce1">
            <text:p>MLT</text:p>
          </table:table-cell>
          <table:table-cell table:style-name="ce1"/>
          <table:table-cell office:value-type="date" office:date-value="1994-05-17T00:00:00" table:style-name="ce2">
            <text:p>17-May-94</text:p>
          </table:table-cell>
          <table:table-cell office:value-type="string" table:style-name="ce1">
            <text:p>C16277</text:p>
          </table:table-cell>
          <table:table-cell table:number-columns-repeated="4" table:style-name="ce1"/>
          <table:table-cell office:value-type="string" table:style-name="ce1">
            <text:p>offshoreleaks-data-packages/raw-data/csv_paradise_papers.2018-02-14/paradise_papers.nodes.entity.csv</text:p>
          </table:table-cell>
          <table:table-cell table:number-columns-repeated="2" table:style-name="ce1"/>
          <table:table-cell office:value-type="string" table:style-name="ce1">
            <text:p>na_malta corporate registry data is current through 2016_mlt_malta_55006977_paradise papers - malta corporate registry_na_mifsud automobiles limited_malta_na_mlt_na_17-may-1994_c16277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5007503_Paradise Papers - Malta corporate registry_NA_MIFSUD ALBERT AND SON LTD_Malta_NA_MLT_NA_19-SEP-1994_C16750_NA_Struck Off as Defunct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5007503" table:style-name="ce1">
            <text:p>55007503</text:p>
          </table:table-cell>
          <table:table-cell office:value-type="string" table:style-name="ce1">
            <text:p>Paradise Papers - Malta corporate registry</text:p>
          </table:table-cell>
          <table:table-cell table:style-name="ce1"/>
          <table:table-cell office:value-type="string" table:style-name="ce1">
            <text:p>MIFSUD ALBERT AND SON LTD</text:p>
          </table:table-cell>
          <table:table-cell office:value-type="string" table:style-name="ce1">
            <text:p>Malta</text:p>
          </table:table-cell>
          <table:table-cell table:style-name="ce1"/>
          <table:table-cell office:value-type="string" table:style-name="ce1">
            <text:p>MLT</text:p>
          </table:table-cell>
          <table:table-cell table:style-name="ce1"/>
          <table:table-cell office:value-type="date" office:date-value="1994-09-19T00:00:00" table:style-name="ce2">
            <text:p>19-Sep-94</text:p>
          </table:table-cell>
          <table:table-cell office:value-type="string" table:style-name="ce1">
            <text:p>C16750</text:p>
          </table:table-cell>
          <table:table-cell table:style-name="ce1"/>
          <table:table-cell office:value-type="string" table:style-name="ce1">
            <text:p>Struck Off as Defunct</text:p>
          </table:table-cell>
          <table:table-cell table:number-columns-repeated="2" table:style-name="ce1"/>
          <table:table-cell office:value-type="string" table:style-name="ce1">
            <text:p>offshoreleaks-data-packages/raw-data/csv_paradise_papers.2018-02-14/paradise_papers.nodes.entity.csv</text:p>
          </table:table-cell>
          <table:table-cell table:number-columns-repeated="2" table:style-name="ce1"/>
          <table:table-cell office:value-type="string" table:style-name="ce1">
            <text:p>na_malta corporate registry data is current through 2016_mlt_malta_55007503_paradise papers - malta corporate registry_na_mifsud albert and son ltd_malta_na_mlt_na_19-sep-1994_c16750_na_struck off as defunct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5007670_Paradise Papers - Malta corporate registry_NA_MIFSUD AND BORG LIMITED_Malta_NA_MLT_NA_19-OCT-1994_C16900_NA_Struck Off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5007670" table:style-name="ce1">
            <text:p>55007670</text:p>
          </table:table-cell>
          <table:table-cell office:value-type="string" table:style-name="ce1">
            <text:p>Paradise Papers - Malta corporate registry</text:p>
          </table:table-cell>
          <table:table-cell table:style-name="ce1"/>
          <table:table-cell office:value-type="string" table:style-name="ce1">
            <text:p>MIFSUD AND BORG LIMITED</text:p>
          </table:table-cell>
          <table:table-cell office:value-type="string" table:style-name="ce1">
            <text:p>Malta</text:p>
          </table:table-cell>
          <table:table-cell table:style-name="ce1"/>
          <table:table-cell office:value-type="string" table:style-name="ce1">
            <text:p>MLT</text:p>
          </table:table-cell>
          <table:table-cell table:style-name="ce1"/>
          <table:table-cell office:value-type="date" office:date-value="1994-10-19T00:00:00" table:style-name="ce2">
            <text:p>19-Oct-94</text:p>
          </table:table-cell>
          <table:table-cell office:value-type="string" table:style-name="ce1">
            <text:p>C16900</text:p>
          </table:table-cell>
          <table:table-cell table:style-name="ce1"/>
          <table:table-cell office:value-type="string" table:style-name="ce1">
            <text:p>Struck Off</text:p>
          </table:table-cell>
          <table:table-cell table:number-columns-repeated="2" table:style-name="ce1"/>
          <table:table-cell office:value-type="string" table:style-name="ce1">
            <text:p>offshoreleaks-data-packages/raw-data/csv_paradise_papers.2018-02-14/paradise_papers.nodes.entity.csv</text:p>
          </table:table-cell>
          <table:table-cell table:number-columns-repeated="2" table:style-name="ce1"/>
          <table:table-cell office:value-type="string" table:style-name="ce1">
            <text:p>na_malta corporate registry data is current through 2016_mlt_malta_55007670_paradise papers - malta corporate registry_na_mifsud and borg limited_malta_na_mlt_na_19-oct-1994_c16900_na_struck off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5009953_Paradise Papers - Malta corporate registry_NA_MIFSUD E AND S LIMITED_Malta_NA_MLT_NA_18-AUG-1995_C18956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5009953" table:style-name="ce1">
            <text:p>55009953</text:p>
          </table:table-cell>
          <table:table-cell office:value-type="string" table:style-name="ce1">
            <text:p>Paradise Papers - Malta corporate registry</text:p>
          </table:table-cell>
          <table:table-cell table:style-name="ce1"/>
          <table:table-cell office:value-type="string" table:style-name="ce1">
            <text:p>MIFSUD E AND S LIMITED</text:p>
          </table:table-cell>
          <table:table-cell office:value-type="string" table:style-name="ce1">
            <text:p>Malta</text:p>
          </table:table-cell>
          <table:table-cell table:style-name="ce1"/>
          <table:table-cell office:value-type="string" table:style-name="ce1">
            <text:p>MLT</text:p>
          </table:table-cell>
          <table:table-cell table:style-name="ce1"/>
          <table:table-cell office:value-type="date" office:date-value="1995-08-18T00:00:00" table:style-name="ce2">
            <text:p>18-Aug-95</text:p>
          </table:table-cell>
          <table:table-cell office:value-type="string" table:style-name="ce1">
            <text:p>C18956</text:p>
          </table:table-cell>
          <table:table-cell table:number-columns-repeated="4" table:style-name="ce1"/>
          <table:table-cell office:value-type="string" table:style-name="ce1">
            <text:p>offshoreleaks-data-packages/raw-data/csv_paradise_papers.2018-02-14/paradise_papers.nodes.entity.csv</text:p>
          </table:table-cell>
          <table:table-cell table:number-columns-repeated="2" table:style-name="ce1"/>
          <table:table-cell office:value-type="string" table:style-name="ce1">
            <text:p>na_malta corporate registry data is current through 2016_mlt_malta_55009953_paradise papers - malta corporate registry_na_mifsud e and s limited_malta_na_mlt_na_18-aug-1995_c18956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5013758_Paradise Papers - Malta corporate registry_NA_GRECH MIFSUD LIMITED_Malta_NA_MLT_NA_20-JUL-1970_C2238_NA_Struck Off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5013758" table:style-name="ce1">
            <text:p>55013758</text:p>
          </table:table-cell>
          <table:table-cell office:value-type="string" table:style-name="ce1">
            <text:p>Paradise Papers - Malta corporate registry</text:p>
          </table:table-cell>
          <table:table-cell table:style-name="ce1"/>
          <table:table-cell office:value-type="string" table:style-name="ce1">
            <text:p>GRECH MIFSUD LIMITED</text:p>
          </table:table-cell>
          <table:table-cell office:value-type="string" table:style-name="ce1">
            <text:p>Malta</text:p>
          </table:table-cell>
          <table:table-cell table:style-name="ce1"/>
          <table:table-cell office:value-type="string" table:style-name="ce1">
            <text:p>MLT</text:p>
          </table:table-cell>
          <table:table-cell table:style-name="ce1"/>
          <table:table-cell office:value-type="date" office:date-value="1970-07-20T00:00:00" table:style-name="ce2">
            <text:p>20-Jul-70</text:p>
          </table:table-cell>
          <table:table-cell office:value-type="string" table:style-name="ce1">
            <text:p>C2238</text:p>
          </table:table-cell>
          <table:table-cell table:style-name="ce1"/>
          <table:table-cell office:value-type="string" table:style-name="ce1">
            <text:p>Struck Off</text:p>
          </table:table-cell>
          <table:table-cell table:number-columns-repeated="2" table:style-name="ce1"/>
          <table:table-cell office:value-type="string" table:style-name="ce1">
            <text:p>offshoreleaks-data-packages/raw-data/csv_paradise_papers.2018-02-14/paradise_papers.nodes.entity.csv</text:p>
          </table:table-cell>
          <table:table-cell table:number-columns-repeated="2" table:style-name="ce1"/>
          <table:table-cell office:value-type="string" table:style-name="ce1">
            <text:p>na_malta corporate registry data is current through 2016_mlt_malta_55013758_paradise papers - malta corporate registry_na_grech mifsud limited_malta_na_mlt_na_20-jul-1970_c2238_na_struck off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5014474_Paradise Papers - Malta corporate registry_NA_MIFSUD INVESTMENTS LIMITED_Malta_NA_MLT_NA_01-JUN-1998_C23023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5014474" table:style-name="ce1">
            <text:p>55014474</text:p>
          </table:table-cell>
          <table:table-cell office:value-type="string" table:style-name="ce1">
            <text:p>Paradise Papers - Malta corporate registry</text:p>
          </table:table-cell>
          <table:table-cell table:style-name="ce1"/>
          <table:table-cell office:value-type="string" table:style-name="ce1">
            <text:p>MIFSUD INVESTMENTS LIMITED</text:p>
          </table:table-cell>
          <table:table-cell office:value-type="string" table:style-name="ce1">
            <text:p>Malta</text:p>
          </table:table-cell>
          <table:table-cell table:style-name="ce1"/>
          <table:table-cell office:value-type="string" table:style-name="ce1">
            <text:p>MLT</text:p>
          </table:table-cell>
          <table:table-cell table:style-name="ce1"/>
          <table:table-cell office:value-type="date" office:date-value="1998-06-01T00:00:00" table:style-name="ce2">
            <text:p>1-Jun-98</text:p>
          </table:table-cell>
          <table:table-cell office:value-type="string" table:style-name="ce1">
            <text:p>C23023</text:p>
          </table:table-cell>
          <table:table-cell table:number-columns-repeated="4" table:style-name="ce1"/>
          <table:table-cell office:value-type="string" table:style-name="ce1">
            <text:p>offshoreleaks-data-packages/raw-data/csv_paradise_papers.2018-02-14/paradise_papers.nodes.entity.csv</text:p>
          </table:table-cell>
          <table:table-cell table:number-columns-repeated="2" table:style-name="ce1"/>
          <table:table-cell office:value-type="string" table:style-name="ce1">
            <text:p>na_malta corporate registry data is current through 2016_mlt_malta_55014474_paradise papers - malta corporate registry_na_mifsud investments limited_malta_na_mlt_na_01-jun-1998_c23023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5014731_Paradise Papers - Malta corporate registry_NA_FANU MIFSUD &amp; SONS LIMITED_Malta_NA_MLT_NA_20-JUL-1998_C23255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5014731" table:style-name="ce1">
            <text:p>55014731</text:p>
          </table:table-cell>
          <table:table-cell office:value-type="string" table:style-name="ce1">
            <text:p>Paradise Papers - Malta corporate registry</text:p>
          </table:table-cell>
          <table:table-cell table:style-name="ce1"/>
          <table:table-cell office:value-type="string" table:style-name="ce1">
            <text:p>FANU MIFSUD &amp; SONS LIMITED</text:p>
          </table:table-cell>
          <table:table-cell office:value-type="string" table:style-name="ce1">
            <text:p>Malta</text:p>
          </table:table-cell>
          <table:table-cell table:style-name="ce1"/>
          <table:table-cell office:value-type="string" table:style-name="ce1">
            <text:p>MLT</text:p>
          </table:table-cell>
          <table:table-cell table:style-name="ce1"/>
          <table:table-cell office:value-type="date" office:date-value="1998-07-20T00:00:00" table:style-name="ce2">
            <text:p>20-Jul-98</text:p>
          </table:table-cell>
          <table:table-cell office:value-type="string" table:style-name="ce1">
            <text:p>C23255</text:p>
          </table:table-cell>
          <table:table-cell table:number-columns-repeated="4" table:style-name="ce1"/>
          <table:table-cell office:value-type="string" table:style-name="ce1">
            <text:p>offshoreleaks-data-packages/raw-data/csv_paradise_papers.2018-02-14/paradise_papers.nodes.entity.csv</text:p>
          </table:table-cell>
          <table:table-cell table:number-columns-repeated="2" table:style-name="ce1"/>
          <table:table-cell office:value-type="string" table:style-name="ce1">
            <text:p>na_malta corporate registry data is current through 2016_mlt_malta_55014731_paradise papers - malta corporate registry_na_fanu mifsud &amp; sons limited_malta_na_mlt_na_20-jul-1998_c23255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5020181_Paradise Papers - Malta corporate registry_NA_G+R MIFSUD LIMITED_Malta_NA_MLT_NA_11-MAY-2001_C28160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5020181" table:style-name="ce1">
            <text:p>55020181</text:p>
          </table:table-cell>
          <table:table-cell office:value-type="string" table:style-name="ce1">
            <text:p>Paradise Papers - Malta corporate registry</text:p>
          </table:table-cell>
          <table:table-cell table:style-name="ce1"/>
          <table:table-cell office:value-type="string" table:style-name="ce1">
            <text:p>G+R MIFSUD LIMITED</text:p>
          </table:table-cell>
          <table:table-cell office:value-type="string" table:style-name="ce1">
            <text:p>Malta</text:p>
          </table:table-cell>
          <table:table-cell table:style-name="ce1"/>
          <table:table-cell office:value-type="string" table:style-name="ce1">
            <text:p>MLT</text:p>
          </table:table-cell>
          <table:table-cell table:style-name="ce1"/>
          <table:table-cell office:value-type="date" office:date-value="2001-05-11T00:00:00" table:style-name="ce2">
            <text:p>11-May-01</text:p>
          </table:table-cell>
          <table:table-cell office:value-type="string" table:style-name="ce1">
            <text:p>C28160</text:p>
          </table:table-cell>
          <table:table-cell table:number-columns-repeated="4" table:style-name="ce1"/>
          <table:table-cell office:value-type="string" table:style-name="ce1">
            <text:p>offshoreleaks-data-packages/raw-data/csv_paradise_papers.2018-02-14/paradise_papers.nodes.entity.csv</text:p>
          </table:table-cell>
          <table:table-cell table:number-columns-repeated="2" table:style-name="ce1"/>
          <table:table-cell office:value-type="string" table:style-name="ce1">
            <text:p>na_malta corporate registry data is current through 2016_mlt_malta_55020181_paradise papers - malta corporate registry_na_g+r mifsud limited_malta_na_mlt_na_11-may-2001_c28160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5020633_Paradise Papers - Malta corporate registry_NA_MIFSUD CATERING SERVICES LIMITED_Malta_NA_MLT_NA_10-AUG-2001_C28568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5020633" table:style-name="ce1">
            <text:p>55020633</text:p>
          </table:table-cell>
          <table:table-cell office:value-type="string" table:style-name="ce1">
            <text:p>Paradise Papers - Malta corporate registry</text:p>
          </table:table-cell>
          <table:table-cell table:style-name="ce1"/>
          <table:table-cell office:value-type="string" table:style-name="ce1">
            <text:p>MIFSUD CATERING SERVICES LIMITED</text:p>
          </table:table-cell>
          <table:table-cell office:value-type="string" table:style-name="ce1">
            <text:p>Malta</text:p>
          </table:table-cell>
          <table:table-cell table:style-name="ce1"/>
          <table:table-cell office:value-type="string" table:style-name="ce1">
            <text:p>MLT</text:p>
          </table:table-cell>
          <table:table-cell table:style-name="ce1"/>
          <table:table-cell office:value-type="date" office:date-value="2001-08-10T00:00:00" table:style-name="ce2">
            <text:p>10-Aug-01</text:p>
          </table:table-cell>
          <table:table-cell office:value-type="string" table:style-name="ce1">
            <text:p>C28568</text:p>
          </table:table-cell>
          <table:table-cell table:number-columns-repeated="4" table:style-name="ce1"/>
          <table:table-cell office:value-type="string" table:style-name="ce1">
            <text:p>offshoreleaks-data-packages/raw-data/csv_paradise_papers.2018-02-14/paradise_papers.nodes.entity.csv</text:p>
          </table:table-cell>
          <table:table-cell table:number-columns-repeated="2" table:style-name="ce1"/>
          <table:table-cell office:value-type="string" table:style-name="ce1">
            <text:p>na_malta corporate registry data is current through 2016_mlt_malta_55020633_paradise papers - malta corporate registry_na_mifsud catering services limited_malta_na_mlt_na_10-aug-2001_c28568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5021263_Paradise Papers - Malta corporate registry_NA_MIFSUD EXPORT COMPANY LIMITED_Malta_NA_MLT_NA_09-JAN-2002_C29134_NA_In Dissolution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5021263" table:style-name="ce1">
            <text:p>55021263</text:p>
          </table:table-cell>
          <table:table-cell office:value-type="string" table:style-name="ce1">
            <text:p>Paradise Papers - Malta corporate registry</text:p>
          </table:table-cell>
          <table:table-cell table:style-name="ce1"/>
          <table:table-cell office:value-type="string" table:style-name="ce1">
            <text:p>MIFSUD EXPORT COMPANY LIMITED</text:p>
          </table:table-cell>
          <table:table-cell office:value-type="string" table:style-name="ce1">
            <text:p>Malta</text:p>
          </table:table-cell>
          <table:table-cell table:style-name="ce1"/>
          <table:table-cell office:value-type="string" table:style-name="ce1">
            <text:p>MLT</text:p>
          </table:table-cell>
          <table:table-cell table:style-name="ce1"/>
          <table:table-cell office:value-type="date" office:date-value="2002-01-09T00:00:00" table:style-name="ce2">
            <text:p>9-Jan-02</text:p>
          </table:table-cell>
          <table:table-cell office:value-type="string" table:style-name="ce1">
            <text:p>C29134</text:p>
          </table:table-cell>
          <table:table-cell table:style-name="ce1"/>
          <table:table-cell office:value-type="string" table:style-name="ce1">
            <text:p>In Dissolution</text:p>
          </table:table-cell>
          <table:table-cell table:number-columns-repeated="2" table:style-name="ce1"/>
          <table:table-cell office:value-type="string" table:style-name="ce1">
            <text:p>offshoreleaks-data-packages/raw-data/csv_paradise_papers.2018-02-14/paradise_papers.nodes.entity.csv</text:p>
          </table:table-cell>
          <table:table-cell table:number-columns-repeated="2" table:style-name="ce1"/>
          <table:table-cell office:value-type="string" table:style-name="ce1">
            <text:p>na_malta corporate registry data is current through 2016_mlt_malta_55021263_paradise papers - malta corporate registry_na_mifsud export company limited_malta_na_mlt_na_09-jan-2002_c29134_na_in dissolution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5026613_Paradise Papers - Malta corporate registry_NA_J. MIFSUD &amp; SONS LIMITED_Malta_NA_MLT_NA_06-MAY-1976_C3395_NA_Struck Off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5026613" table:style-name="ce1">
            <text:p>55026613</text:p>
          </table:table-cell>
          <table:table-cell office:value-type="string" table:style-name="ce1">
            <text:p>Paradise Papers - Malta corporate registry</text:p>
          </table:table-cell>
          <table:table-cell table:style-name="ce1"/>
          <table:table-cell office:value-type="string" table:style-name="ce1">
            <text:p>J. MIFSUD &amp; SONS LIMITED</text:p>
          </table:table-cell>
          <table:table-cell office:value-type="string" table:style-name="ce1">
            <text:p>Malta</text:p>
          </table:table-cell>
          <table:table-cell table:style-name="ce1"/>
          <table:table-cell office:value-type="string" table:style-name="ce1">
            <text:p>MLT</text:p>
          </table:table-cell>
          <table:table-cell table:style-name="ce1"/>
          <table:table-cell office:value-type="date" office:date-value="1976-05-06T00:00:00" table:style-name="ce2">
            <text:p>6-May-76</text:p>
          </table:table-cell>
          <table:table-cell office:value-type="string" table:style-name="ce1">
            <text:p>C3395</text:p>
          </table:table-cell>
          <table:table-cell table:style-name="ce1"/>
          <table:table-cell office:value-type="string" table:style-name="ce1">
            <text:p>Struck Off</text:p>
          </table:table-cell>
          <table:table-cell table:number-columns-repeated="2" table:style-name="ce1"/>
          <table:table-cell office:value-type="string" table:style-name="ce1">
            <text:p>offshoreleaks-data-packages/raw-data/csv_paradise_papers.2018-02-14/paradise_papers.nodes.entity.csv</text:p>
          </table:table-cell>
          <table:table-cell table:number-columns-repeated="2" table:style-name="ce1"/>
          <table:table-cell office:value-type="string" table:style-name="ce1">
            <text:p>na_malta corporate registry data is current through 2016_mlt_malta_55026613_paradise papers - malta corporate registry_na_j. mifsud &amp; sons limited_malta_na_mlt_na_06-may-1976_c3395_na_struck off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5026780_Paradise Papers - Malta corporate registry_NA_S. MIFSUD &amp; SONS LIMITED_Malta_NA_MLT_NA_14-MAY-1966_C341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5026780" table:style-name="ce1">
            <text:p>55026780</text:p>
          </table:table-cell>
          <table:table-cell office:value-type="string" table:style-name="ce1">
            <text:p>Paradise Papers - Malta corporate registry</text:p>
          </table:table-cell>
          <table:table-cell table:style-name="ce1"/>
          <table:table-cell office:value-type="string" table:style-name="ce1">
            <text:p>S. MIFSUD &amp; SONS LIMITED</text:p>
          </table:table-cell>
          <table:table-cell office:value-type="string" table:style-name="ce1">
            <text:p>Malta</text:p>
          </table:table-cell>
          <table:table-cell table:style-name="ce1"/>
          <table:table-cell office:value-type="string" table:style-name="ce1">
            <text:p>MLT</text:p>
          </table:table-cell>
          <table:table-cell table:style-name="ce1"/>
          <table:table-cell office:value-type="date" office:date-value="1966-05-14T00:00:00" table:style-name="ce2">
            <text:p>14-May-66</text:p>
          </table:table-cell>
          <table:table-cell office:value-type="string" table:style-name="ce1">
            <text:p>C341</text:p>
          </table:table-cell>
          <table:table-cell table:number-columns-repeated="4" table:style-name="ce1"/>
          <table:table-cell office:value-type="string" table:style-name="ce1">
            <text:p>offshoreleaks-data-packages/raw-data/csv_paradise_papers.2018-02-14/paradise_papers.nodes.entity.csv</text:p>
          </table:table-cell>
          <table:table-cell table:number-columns-repeated="2" table:style-name="ce1"/>
          <table:table-cell office:value-type="string" table:style-name="ce1">
            <text:p>na_malta corporate registry data is current through 2016_mlt_malta_55026780_paradise papers - malta corporate registry_na_s. mifsud &amp; sons limited_malta_na_mlt_na_14-may-1966_c341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5027302_Paradise Papers - Malta corporate registry_NA_VINCENT MIFSUD LIMITED_Malta_NA_MLT_NA_01-JUL-1976_C3457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5027302" table:style-name="ce1">
            <text:p>55027302</text:p>
          </table:table-cell>
          <table:table-cell office:value-type="string" table:style-name="ce1">
            <text:p>Paradise Papers - Malta corporate registry</text:p>
          </table:table-cell>
          <table:table-cell table:style-name="ce1"/>
          <table:table-cell office:value-type="string" table:style-name="ce1">
            <text:p>VINCENT MIFSUD LIMITED</text:p>
          </table:table-cell>
          <table:table-cell office:value-type="string" table:style-name="ce1">
            <text:p>Malta</text:p>
          </table:table-cell>
          <table:table-cell table:style-name="ce1"/>
          <table:table-cell office:value-type="string" table:style-name="ce1">
            <text:p>MLT</text:p>
          </table:table-cell>
          <table:table-cell table:style-name="ce1"/>
          <table:table-cell office:value-type="date" office:date-value="1976-07-01T00:00:00" table:style-name="ce2">
            <text:p>1-Jul-76</text:p>
          </table:table-cell>
          <table:table-cell office:value-type="string" table:style-name="ce1">
            <text:p>C3457</text:p>
          </table:table-cell>
          <table:table-cell table:number-columns-repeated="4" table:style-name="ce1"/>
          <table:table-cell office:value-type="string" table:style-name="ce1">
            <text:p>offshoreleaks-data-packages/raw-data/csv_paradise_papers.2018-02-14/paradise_papers.nodes.entity.csv</text:p>
          </table:table-cell>
          <table:table-cell table:number-columns-repeated="2" table:style-name="ce1"/>
          <table:table-cell office:value-type="string" table:style-name="ce1">
            <text:p>na_malta corporate registry data is current through 2016_mlt_malta_55027302_paradise papers - malta corporate registry_na_vincent mifsud limited_malta_na_mlt_na_01-jul-1976_c3457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5028746_Paradise Papers - Malta corporate registry_NA_A.E.J.M.P MIFSUD LIMITED_Malta_NA_MLT_NA_19-JAN-1977_C3587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5028746" table:style-name="ce1">
            <text:p>55028746</text:p>
          </table:table-cell>
          <table:table-cell office:value-type="string" table:style-name="ce1">
            <text:p>Paradise Papers - Malta corporate registry</text:p>
          </table:table-cell>
          <table:table-cell table:style-name="ce1"/>
          <table:table-cell office:value-type="string" table:style-name="ce1">
            <text:p>A.E.J.M.P MIFSUD LIMITED</text:p>
          </table:table-cell>
          <table:table-cell office:value-type="string" table:style-name="ce1">
            <text:p>Malta</text:p>
          </table:table-cell>
          <table:table-cell table:style-name="ce1"/>
          <table:table-cell office:value-type="string" table:style-name="ce1">
            <text:p>MLT</text:p>
          </table:table-cell>
          <table:table-cell table:style-name="ce1"/>
          <table:table-cell office:value-type="date" office:date-value="1977-01-19T00:00:00" table:style-name="ce2">
            <text:p>19-Jan-77</text:p>
          </table:table-cell>
          <table:table-cell office:value-type="string" table:style-name="ce1">
            <text:p>C3587</text:p>
          </table:table-cell>
          <table:table-cell table:number-columns-repeated="4" table:style-name="ce1"/>
          <table:table-cell office:value-type="string" table:style-name="ce1">
            <text:p>offshoreleaks-data-packages/raw-data/csv_paradise_papers.2018-02-14/paradise_papers.nodes.entity.csv</text:p>
          </table:table-cell>
          <table:table-cell table:number-columns-repeated="2" table:style-name="ce1"/>
          <table:table-cell office:value-type="string" table:style-name="ce1">
            <text:p>na_malta corporate registry data is current through 2016_mlt_malta_55028746_paradise papers - malta corporate registry_na_a.e.j.m.p mifsud limited_malta_na_mlt_na_19-jan-1977_c3587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5031065_Paradise Papers - Malta corporate registry_NA_TANCRED MIFSUD SERVICES LTD_Malta_NA_MLT_NA_08-FEB-2006_C37957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5031065" table:style-name="ce1">
            <text:p>55031065</text:p>
          </table:table-cell>
          <table:table-cell office:value-type="string" table:style-name="ce1">
            <text:p>Paradise Papers - Malta corporate registry</text:p>
          </table:table-cell>
          <table:table-cell table:style-name="ce1"/>
          <table:table-cell office:value-type="string" table:style-name="ce1">
            <text:p>TANCRED MIFSUD SERVICES LTD</text:p>
          </table:table-cell>
          <table:table-cell office:value-type="string" table:style-name="ce1">
            <text:p>Malta</text:p>
          </table:table-cell>
          <table:table-cell table:style-name="ce1"/>
          <table:table-cell office:value-type="string" table:style-name="ce1">
            <text:p>MLT</text:p>
          </table:table-cell>
          <table:table-cell table:style-name="ce1"/>
          <table:table-cell office:value-type="date" office:date-value="2006-02-08T00:00:00" table:style-name="ce2">
            <text:p>8-Feb-06</text:p>
          </table:table-cell>
          <table:table-cell office:value-type="string" table:style-name="ce1">
            <text:p>C37957</text:p>
          </table:table-cell>
          <table:table-cell table:number-columns-repeated="4" table:style-name="ce1"/>
          <table:table-cell office:value-type="string" table:style-name="ce1">
            <text:p>offshoreleaks-data-packages/raw-data/csv_paradise_papers.2018-02-14/paradise_papers.nodes.entity.csv</text:p>
          </table:table-cell>
          <table:table-cell table:number-columns-repeated="2" table:style-name="ce1"/>
          <table:table-cell office:value-type="string" table:style-name="ce1">
            <text:p>na_malta corporate registry data is current through 2016_mlt_malta_55031065_paradise papers - malta corporate registry_na_tancred mifsud services ltd_malta_na_mlt_na_08-feb-2006_c37957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5031143_Paradise Papers - Malta corporate registry_NA_MIFSUD ALUMINIUM LIMITED_Malta_NA_MLT_NA_20-FEB-2006_C38026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5031143" table:style-name="ce1">
            <text:p>55031143</text:p>
          </table:table-cell>
          <table:table-cell office:value-type="string" table:style-name="ce1">
            <text:p>Paradise Papers - Malta corporate registry</text:p>
          </table:table-cell>
          <table:table-cell table:style-name="ce1"/>
          <table:table-cell office:value-type="string" table:style-name="ce1">
            <text:p>MIFSUD ALUMINIUM LIMITED</text:p>
          </table:table-cell>
          <table:table-cell office:value-type="string" table:style-name="ce1">
            <text:p>Malta</text:p>
          </table:table-cell>
          <table:table-cell table:style-name="ce1"/>
          <table:table-cell office:value-type="string" table:style-name="ce1">
            <text:p>MLT</text:p>
          </table:table-cell>
          <table:table-cell table:style-name="ce1"/>
          <table:table-cell office:value-type="date" office:date-value="2006-02-20T00:00:00" table:style-name="ce2">
            <text:p>20-Feb-06</text:p>
          </table:table-cell>
          <table:table-cell office:value-type="string" table:style-name="ce1">
            <text:p>C38026</text:p>
          </table:table-cell>
          <table:table-cell table:number-columns-repeated="4" table:style-name="ce1"/>
          <table:table-cell office:value-type="string" table:style-name="ce1">
            <text:p>offshoreleaks-data-packages/raw-data/csv_paradise_papers.2018-02-14/paradise_papers.nodes.entity.csv</text:p>
          </table:table-cell>
          <table:table-cell table:number-columns-repeated="2" table:style-name="ce1"/>
          <table:table-cell office:value-type="string" table:style-name="ce1">
            <text:p>na_malta corporate registry data is current through 2016_mlt_malta_55031143_paradise papers - malta corporate registry_na_mifsud aluminium limited_malta_na_mlt_na_20-feb-2006_c38026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5032155_Paradise Papers - Malta corporate registry_NA_ARRIGO &amp; MIFSUD LIMITED_Malta_NA_MLT_NA_19-JUN-2006_C38938_NA_Struck Off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5032155" table:style-name="ce1">
            <text:p>55032155</text:p>
          </table:table-cell>
          <table:table-cell office:value-type="string" table:style-name="ce1">
            <text:p>Paradise Papers - Malta corporate registry</text:p>
          </table:table-cell>
          <table:table-cell table:style-name="ce1"/>
          <table:table-cell office:value-type="string" table:style-name="ce1">
            <text:p>ARRIGO &amp; MIFSUD LIMITED</text:p>
          </table:table-cell>
          <table:table-cell office:value-type="string" table:style-name="ce1">
            <text:p>Malta</text:p>
          </table:table-cell>
          <table:table-cell table:style-name="ce1"/>
          <table:table-cell office:value-type="string" table:style-name="ce1">
            <text:p>MLT</text:p>
          </table:table-cell>
          <table:table-cell table:style-name="ce1"/>
          <table:table-cell office:value-type="date" office:date-value="2006-06-19T00:00:00" table:style-name="ce2">
            <text:p>19-Jun-06</text:p>
          </table:table-cell>
          <table:table-cell office:value-type="string" table:style-name="ce1">
            <text:p>C38938</text:p>
          </table:table-cell>
          <table:table-cell table:style-name="ce1"/>
          <table:table-cell office:value-type="string" table:style-name="ce1">
            <text:p>Struck Off</text:p>
          </table:table-cell>
          <table:table-cell table:number-columns-repeated="2" table:style-name="ce1"/>
          <table:table-cell office:value-type="string" table:style-name="ce1">
            <text:p>offshoreleaks-data-packages/raw-data/csv_paradise_papers.2018-02-14/paradise_papers.nodes.entity.csv</text:p>
          </table:table-cell>
          <table:table-cell table:number-columns-repeated="2" table:style-name="ce1"/>
          <table:table-cell office:value-type="string" table:style-name="ce1">
            <text:p>na_malta corporate registry data is current through 2016_mlt_malta_55032155_paradise papers - malta corporate registry_na_arrigo &amp; mifsud limited_malta_na_mlt_na_19-jun-2006_c38938_na_struck off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5032558_Paradise Papers - Malta corporate registry_NA_MIFSUD A J (HOLDINGS) LTD ( D 1735 )_Malta_NA_MLT_NA_31-JAN-1978_C3930_NA_Struck Off as Defunct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5032558" table:style-name="ce1">
            <text:p>55032558</text:p>
          </table:table-cell>
          <table:table-cell office:value-type="string" table:style-name="ce1">
            <text:p>Paradise Papers - Malta corporate registry</text:p>
          </table:table-cell>
          <table:table-cell table:style-name="ce1"/>
          <table:table-cell office:value-type="string" table:style-name="ce1">
            <text:p>MIFSUD A J (HOLDINGS) LTD ( D 1735 )</text:p>
          </table:table-cell>
          <table:table-cell office:value-type="string" table:style-name="ce1">
            <text:p>Malta</text:p>
          </table:table-cell>
          <table:table-cell table:style-name="ce1"/>
          <table:table-cell office:value-type="string" table:style-name="ce1">
            <text:p>MLT</text:p>
          </table:table-cell>
          <table:table-cell table:style-name="ce1"/>
          <table:table-cell office:value-type="date" office:date-value="1978-01-31T00:00:00" table:style-name="ce2">
            <text:p>31-Jan-78</text:p>
          </table:table-cell>
          <table:table-cell office:value-type="string" table:style-name="ce1">
            <text:p>C3930</text:p>
          </table:table-cell>
          <table:table-cell table:style-name="ce1"/>
          <table:table-cell office:value-type="string" table:style-name="ce1">
            <text:p>Struck Off as Defunct</text:p>
          </table:table-cell>
          <table:table-cell table:number-columns-repeated="2" table:style-name="ce1"/>
          <table:table-cell office:value-type="string" table:style-name="ce1">
            <text:p>offshoreleaks-data-packages/raw-data/csv_paradise_papers.2018-02-14/paradise_papers.nodes.entity.csv</text:p>
          </table:table-cell>
          <table:table-cell table:number-columns-repeated="2" table:style-name="ce1"/>
          <table:table-cell office:value-type="string" table:style-name="ce1">
            <text:p>na_malta corporate registry data is current through 2016_mlt_malta_55032558_paradise papers - malta corporate registry_na_mifsud a j (holdings) ltd ( d 1735 )_malta_na_mlt_na_31-jan-1978_c3930_na_struck off as defunct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5037777_Paradise Papers - Malta corporate registry_NA_H. Mifsud Shipping Limited_Malta_NA_MLT_NA_10-APR-2008_C43998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5037777" table:style-name="ce1">
            <text:p>55037777</text:p>
          </table:table-cell>
          <table:table-cell office:value-type="string" table:style-name="ce1">
            <text:p>Paradise Papers - Malta corporate registry</text:p>
          </table:table-cell>
          <table:table-cell table:style-name="ce1"/>
          <table:table-cell office:value-type="string" table:style-name="ce1">
            <text:p>H. Mifsud Shipping Limited</text:p>
          </table:table-cell>
          <table:table-cell office:value-type="string" table:style-name="ce1">
            <text:p>Malta</text:p>
          </table:table-cell>
          <table:table-cell table:style-name="ce1"/>
          <table:table-cell office:value-type="string" table:style-name="ce1">
            <text:p>MLT</text:p>
          </table:table-cell>
          <table:table-cell table:style-name="ce1"/>
          <table:table-cell office:value-type="date" office:date-value="2008-04-10T00:00:00" table:style-name="ce2">
            <text:p>10-Apr-08</text:p>
          </table:table-cell>
          <table:table-cell office:value-type="string" table:style-name="ce1">
            <text:p>C43998</text:p>
          </table:table-cell>
          <table:table-cell table:number-columns-repeated="4" table:style-name="ce1"/>
          <table:table-cell office:value-type="string" table:style-name="ce1">
            <text:p>offshoreleaks-data-packages/raw-data/csv_paradise_papers.2018-02-14/paradise_papers.nodes.entity.csv</text:p>
          </table:table-cell>
          <table:table-cell table:number-columns-repeated="2" table:style-name="ce1"/>
          <table:table-cell office:value-type="string" table:style-name="ce1">
            <text:p>na_malta corporate registry data is current through 2016_mlt_malta_55037777_paradise papers - malta corporate registry_na_h. mifsud shipping limited_malta_na_mlt_na_10-apr-2008_c43998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5047069_Paradise Papers - Malta corporate registry_NA_C &amp; J MIFSUD LIMITED_Malta_NA_MLT_NA_14-NOV-1980_C5236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5047069" table:style-name="ce1">
            <text:p>55047069</text:p>
          </table:table-cell>
          <table:table-cell office:value-type="string" table:style-name="ce1">
            <text:p>Paradise Papers - Malta corporate registry</text:p>
          </table:table-cell>
          <table:table-cell table:style-name="ce1"/>
          <table:table-cell office:value-type="string" table:style-name="ce1">
            <text:p>C &amp; J MIFSUD LIMITED</text:p>
          </table:table-cell>
          <table:table-cell office:value-type="string" table:style-name="ce1">
            <text:p>Malta</text:p>
          </table:table-cell>
          <table:table-cell table:style-name="ce1"/>
          <table:table-cell office:value-type="string" table:style-name="ce1">
            <text:p>MLT</text:p>
          </table:table-cell>
          <table:table-cell table:style-name="ce1"/>
          <table:table-cell office:value-type="date" office:date-value="1980-11-14T00:00:00" table:style-name="ce2">
            <text:p>14-Nov-80</text:p>
          </table:table-cell>
          <table:table-cell office:value-type="string" table:style-name="ce1">
            <text:p>C5236</text:p>
          </table:table-cell>
          <table:table-cell table:number-columns-repeated="4" table:style-name="ce1"/>
          <table:table-cell office:value-type="string" table:style-name="ce1">
            <text:p>offshoreleaks-data-packages/raw-data/csv_paradise_papers.2018-02-14/paradise_papers.nodes.entity.csv</text:p>
          </table:table-cell>
          <table:table-cell table:number-columns-repeated="2" table:style-name="ce1"/>
          <table:table-cell office:value-type="string" table:style-name="ce1">
            <text:p>na_malta corporate registry data is current through 2016_mlt_malta_55047069_paradise papers - malta corporate registry_na_c &amp; j mifsud limited_malta_na_mlt_na_14-nov-1980_c5236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5049119_Paradise Papers - Malta corporate registry_NA_E. MIFSUD &amp; SONS BUILDING &amp; CONSTRUCTION LIMITED_Malta_NA_MLT_NA_21-OCT-2011_C54204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5049119" table:style-name="ce1">
            <text:p>55049119</text:p>
          </table:table-cell>
          <table:table-cell office:value-type="string" table:style-name="ce1">
            <text:p>Paradise Papers - Malta corporate registry</text:p>
          </table:table-cell>
          <table:table-cell table:style-name="ce1"/>
          <table:table-cell office:value-type="string" table:style-name="ce1">
            <text:p>E. MIFSUD &amp; SONS BUILDING &amp; CONSTRUCTION LIMITED</text:p>
          </table:table-cell>
          <table:table-cell office:value-type="string" table:style-name="ce1">
            <text:p>Malta</text:p>
          </table:table-cell>
          <table:table-cell table:style-name="ce1"/>
          <table:table-cell office:value-type="string" table:style-name="ce1">
            <text:p>MLT</text:p>
          </table:table-cell>
          <table:table-cell table:style-name="ce1"/>
          <table:table-cell office:value-type="date" office:date-value="2011-10-21T00:00:00" table:style-name="ce2">
            <text:p>21-Oct-11</text:p>
          </table:table-cell>
          <table:table-cell office:value-type="string" table:style-name="ce1">
            <text:p>C54204</text:p>
          </table:table-cell>
          <table:table-cell table:number-columns-repeated="4" table:style-name="ce1"/>
          <table:table-cell office:value-type="string" table:style-name="ce1">
            <text:p>offshoreleaks-data-packages/raw-data/csv_paradise_papers.2018-02-14/paradise_papers.nodes.entity.csv</text:p>
          </table:table-cell>
          <table:table-cell table:number-columns-repeated="2" table:style-name="ce1"/>
          <table:table-cell office:value-type="string" table:style-name="ce1">
            <text:p>na_malta corporate registry data is current through 2016_mlt_malta_55049119_paradise papers - malta corporate registry_na_e. mifsud &amp; sons building &amp; construction limited_malta_na_mlt_na_21-oct-2011_c54204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5055504_Paradise Papers - Malta corporate registry_NA_Mifsud Real Estate Limited_Malta_NA_MLT_NA_09-APR-2013_C59952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5055504" table:style-name="ce1">
            <text:p>55055504</text:p>
          </table:table-cell>
          <table:table-cell office:value-type="string" table:style-name="ce1">
            <text:p>Paradise Papers - Malta corporate registry</text:p>
          </table:table-cell>
          <table:table-cell table:style-name="ce1"/>
          <table:table-cell office:value-type="string" table:style-name="ce1">
            <text:p>Mifsud Real Estate Limited</text:p>
          </table:table-cell>
          <table:table-cell office:value-type="string" table:style-name="ce1">
            <text:p>Malta</text:p>
          </table:table-cell>
          <table:table-cell table:style-name="ce1"/>
          <table:table-cell office:value-type="string" table:style-name="ce1">
            <text:p>MLT</text:p>
          </table:table-cell>
          <table:table-cell table:style-name="ce1"/>
          <table:table-cell office:value-type="date" office:date-value="2013-04-09T00:00:00" table:style-name="ce2">
            <text:p>9-Apr-13</text:p>
          </table:table-cell>
          <table:table-cell office:value-type="string" table:style-name="ce1">
            <text:p>C59952</text:p>
          </table:table-cell>
          <table:table-cell table:number-columns-repeated="4" table:style-name="ce1"/>
          <table:table-cell office:value-type="string" table:style-name="ce1">
            <text:p>offshoreleaks-data-packages/raw-data/csv_paradise_papers.2018-02-14/paradise_papers.nodes.entity.csv</text:p>
          </table:table-cell>
          <table:table-cell table:number-columns-repeated="2" table:style-name="ce1"/>
          <table:table-cell office:value-type="string" table:style-name="ce1">
            <text:p>na_malta corporate registry data is current through 2016_mlt_malta_55055504_paradise papers - malta corporate registry_na_mifsud real estate limited_malta_na_mlt_na_09-apr-2013_c59952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5057491_Paradise Papers - Malta corporate registry_NA_MIFSUD BROTHERS LTD_Malta_NA_MLT_NA_10-DEC-1982_C6174_NA_Struck Off Following Division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5057491" table:style-name="ce1">
            <text:p>55057491</text:p>
          </table:table-cell>
          <table:table-cell office:value-type="string" table:style-name="ce1">
            <text:p>Paradise Papers - Malta corporate registry</text:p>
          </table:table-cell>
          <table:table-cell table:style-name="ce1"/>
          <table:table-cell office:value-type="string" table:style-name="ce1">
            <text:p>MIFSUD BROTHERS LTD</text:p>
          </table:table-cell>
          <table:table-cell office:value-type="string" table:style-name="ce1">
            <text:p>Malta</text:p>
          </table:table-cell>
          <table:table-cell table:style-name="ce1"/>
          <table:table-cell office:value-type="string" table:style-name="ce1">
            <text:p>MLT</text:p>
          </table:table-cell>
          <table:table-cell table:style-name="ce1"/>
          <table:table-cell office:value-type="date" office:date-value="1982-12-10T00:00:00" table:style-name="ce2">
            <text:p>10-Dec-82</text:p>
          </table:table-cell>
          <table:table-cell office:value-type="string" table:style-name="ce1">
            <text:p>C6174</text:p>
          </table:table-cell>
          <table:table-cell table:style-name="ce1"/>
          <table:table-cell office:value-type="string" table:style-name="ce1">
            <text:p>Struck Off Following Division</text:p>
          </table:table-cell>
          <table:table-cell table:number-columns-repeated="2" table:style-name="ce1"/>
          <table:table-cell office:value-type="string" table:style-name="ce1">
            <text:p>offshoreleaks-data-packages/raw-data/csv_paradise_papers.2018-02-14/paradise_papers.nodes.entity.csv</text:p>
          </table:table-cell>
          <table:table-cell table:number-columns-repeated="2" table:style-name="ce1"/>
          <table:table-cell office:value-type="string" table:style-name="ce1">
            <text:p>na_malta corporate registry data is current through 2016_mlt_malta_55057491_paradise papers - malta corporate registry_na_mifsud brothers ltd_malta_na_mlt_na_10-dec-1982_c6174_na_struck off following division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5057569_Paradise Papers - Malta corporate registry_NA_MIFSUD BROTHERS (ESTATES) LIMITED_Malta_NA_MLT_NA_21-DEC-1982_C6181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5057569" table:style-name="ce1">
            <text:p>55057569</text:p>
          </table:table-cell>
          <table:table-cell office:value-type="string" table:style-name="ce1">
            <text:p>Paradise Papers - Malta corporate registry</text:p>
          </table:table-cell>
          <table:table-cell table:style-name="ce1"/>
          <table:table-cell office:value-type="string" table:style-name="ce1">
            <text:p>MIFSUD BROTHERS (ESTATES) LIMITED</text:p>
          </table:table-cell>
          <table:table-cell office:value-type="string" table:style-name="ce1">
            <text:p>Malta</text:p>
          </table:table-cell>
          <table:table-cell table:style-name="ce1"/>
          <table:table-cell office:value-type="string" table:style-name="ce1">
            <text:p>MLT</text:p>
          </table:table-cell>
          <table:table-cell table:style-name="ce1"/>
          <table:table-cell office:value-type="date" office:date-value="1982-12-21T00:00:00" table:style-name="ce2">
            <text:p>21-Dec-82</text:p>
          </table:table-cell>
          <table:table-cell office:value-type="string" table:style-name="ce1">
            <text:p>C6181</text:p>
          </table:table-cell>
          <table:table-cell table:number-columns-repeated="4" table:style-name="ce1"/>
          <table:table-cell office:value-type="string" table:style-name="ce1">
            <text:p>offshoreleaks-data-packages/raw-data/csv_paradise_papers.2018-02-14/paradise_papers.nodes.entity.csv</text:p>
          </table:table-cell>
          <table:table-cell table:number-columns-repeated="2" table:style-name="ce1"/>
          <table:table-cell office:value-type="string" table:style-name="ce1">
            <text:p>na_malta corporate registry data is current through 2016_mlt_malta_55057569_paradise papers - malta corporate registry_na_mifsud brothers (estates) limited_malta_na_mlt_na_21-dec-1982_c6181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5057622_Paradise Papers - Malta corporate registry_NA_MIFSUD LOCAL ENTERPRISE LIMITED_Malta_NA_MLT_NA_11-SEP-2013_C61858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5057622" table:style-name="ce1">
            <text:p>55057622</text:p>
          </table:table-cell>
          <table:table-cell office:value-type="string" table:style-name="ce1">
            <text:p>Paradise Papers - Malta corporate registry</text:p>
          </table:table-cell>
          <table:table-cell table:style-name="ce1"/>
          <table:table-cell office:value-type="string" table:style-name="ce1">
            <text:p>MIFSUD LOCAL ENTERPRISE LIMITED</text:p>
          </table:table-cell>
          <table:table-cell office:value-type="string" table:style-name="ce1">
            <text:p>Malta</text:p>
          </table:table-cell>
          <table:table-cell table:style-name="ce1"/>
          <table:table-cell office:value-type="string" table:style-name="ce1">
            <text:p>MLT</text:p>
          </table:table-cell>
          <table:table-cell table:style-name="ce1"/>
          <table:table-cell office:value-type="date" office:date-value="2013-09-11T00:00:00" table:style-name="ce2">
            <text:p>11-Sep-13</text:p>
          </table:table-cell>
          <table:table-cell office:value-type="string" table:style-name="ce1">
            <text:p>C61858</text:p>
          </table:table-cell>
          <table:table-cell table:number-columns-repeated="4" table:style-name="ce1"/>
          <table:table-cell office:value-type="string" table:style-name="ce1">
            <text:p>offshoreleaks-data-packages/raw-data/csv_paradise_papers.2018-02-14/paradise_papers.nodes.entity.csv</text:p>
          </table:table-cell>
          <table:table-cell table:number-columns-repeated="2" table:style-name="ce1"/>
          <table:table-cell office:value-type="string" table:style-name="ce1">
            <text:p>na_malta corporate registry data is current through 2016_mlt_malta_55057622_paradise papers - malta corporate registry_na_mifsud local enterprise limited_malta_na_mlt_na_11-sep-2013_c61858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5064760_Paradise Papers - Malta corporate registry_NA_GAETANO MIFSUD LIMITED_Malta_NA_MLT_NA_22-DEC-2014_C68282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5064760" table:style-name="ce1">
            <text:p>55064760</text:p>
          </table:table-cell>
          <table:table-cell office:value-type="string" table:style-name="ce1">
            <text:p>Paradise Papers - Malta corporate registry</text:p>
          </table:table-cell>
          <table:table-cell table:style-name="ce1"/>
          <table:table-cell office:value-type="string" table:style-name="ce1">
            <text:p>GAETANO MIFSUD LIMITED</text:p>
          </table:table-cell>
          <table:table-cell office:value-type="string" table:style-name="ce1">
            <text:p>Malta</text:p>
          </table:table-cell>
          <table:table-cell table:style-name="ce1"/>
          <table:table-cell office:value-type="string" table:style-name="ce1">
            <text:p>MLT</text:p>
          </table:table-cell>
          <table:table-cell table:style-name="ce1"/>
          <table:table-cell office:value-type="date" office:date-value="2014-12-22T00:00:00" table:style-name="ce2">
            <text:p>22-Dec-14</text:p>
          </table:table-cell>
          <table:table-cell office:value-type="string" table:style-name="ce1">
            <text:p>C68282</text:p>
          </table:table-cell>
          <table:table-cell table:number-columns-repeated="4" table:style-name="ce1"/>
          <table:table-cell office:value-type="string" table:style-name="ce1">
            <text:p>offshoreleaks-data-packages/raw-data/csv_paradise_papers.2018-02-14/paradise_papers.nodes.entity.csv</text:p>
          </table:table-cell>
          <table:table-cell table:number-columns-repeated="2" table:style-name="ce1"/>
          <table:table-cell office:value-type="string" table:style-name="ce1">
            <text:p>na_malta corporate registry data is current through 2016_mlt_malta_55064760_paradise papers - malta corporate registry_na_gaetano mifsud limited_malta_na_mlt_na_22-dec-2014_c68282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5067381_Paradise Papers - Malta corporate registry_NA_E. MIFSUD &amp; SONS RECYCLING SERVICES LTD_Malta_NA_MLT_NA_19-MAY-2015_C70640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5067381" table:style-name="ce1">
            <text:p>55067381</text:p>
          </table:table-cell>
          <table:table-cell office:value-type="string" table:style-name="ce1">
            <text:p>Paradise Papers - Malta corporate registry</text:p>
          </table:table-cell>
          <table:table-cell table:style-name="ce1"/>
          <table:table-cell office:value-type="string" table:style-name="ce1">
            <text:p>E. MIFSUD &amp; SONS RECYCLING SERVICES LTD</text:p>
          </table:table-cell>
          <table:table-cell office:value-type="string" table:style-name="ce1">
            <text:p>Malta</text:p>
          </table:table-cell>
          <table:table-cell table:style-name="ce1"/>
          <table:table-cell office:value-type="string" table:style-name="ce1">
            <text:p>MLT</text:p>
          </table:table-cell>
          <table:table-cell table:style-name="ce1"/>
          <table:table-cell office:value-type="date" office:date-value="2015-05-19T00:00:00" table:style-name="ce2">
            <text:p>19-May-15</text:p>
          </table:table-cell>
          <table:table-cell office:value-type="string" table:style-name="ce1">
            <text:p>C70640</text:p>
          </table:table-cell>
          <table:table-cell table:number-columns-repeated="4" table:style-name="ce1"/>
          <table:table-cell office:value-type="string" table:style-name="ce1">
            <text:p>offshoreleaks-data-packages/raw-data/csv_paradise_papers.2018-02-14/paradise_papers.nodes.entity.csv</text:p>
          </table:table-cell>
          <table:table-cell table:number-columns-repeated="2" table:style-name="ce1"/>
          <table:table-cell office:value-type="string" table:style-name="ce1">
            <text:p>na_malta corporate registry data is current through 2016_mlt_malta_55067381_paradise papers - malta corporate registry_na_e. mifsud &amp; sons recycling services ltd_malta_na_mlt_na_19-may-2015_c70640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5069159_Paradise Papers - Malta corporate registry_NA_MIFSUD ORGANISATION LIMITED_Malta_NA_MLT_NA_14-SEP-2015_C72240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5069159" table:style-name="ce1">
            <text:p>55069159</text:p>
          </table:table-cell>
          <table:table-cell office:value-type="string" table:style-name="ce1">
            <text:p>Paradise Papers - Malta corporate registry</text:p>
          </table:table-cell>
          <table:table-cell table:style-name="ce1"/>
          <table:table-cell office:value-type="string" table:style-name="ce1">
            <text:p>MIFSUD ORGANISATION LIMITED</text:p>
          </table:table-cell>
          <table:table-cell office:value-type="string" table:style-name="ce1">
            <text:p>Malta</text:p>
          </table:table-cell>
          <table:table-cell table:style-name="ce1"/>
          <table:table-cell office:value-type="string" table:style-name="ce1">
            <text:p>MLT</text:p>
          </table:table-cell>
          <table:table-cell table:style-name="ce1"/>
          <table:table-cell office:value-type="date" office:date-value="2015-09-14T00:00:00" table:style-name="ce2">
            <text:p>14-Sep-15</text:p>
          </table:table-cell>
          <table:table-cell office:value-type="string" table:style-name="ce1">
            <text:p>C72240</text:p>
          </table:table-cell>
          <table:table-cell table:number-columns-repeated="4" table:style-name="ce1"/>
          <table:table-cell office:value-type="string" table:style-name="ce1">
            <text:p>offshoreleaks-data-packages/raw-data/csv_paradise_papers.2018-02-14/paradise_papers.nodes.entity.csv</text:p>
          </table:table-cell>
          <table:table-cell table:number-columns-repeated="2" table:style-name="ce1"/>
          <table:table-cell office:value-type="string" table:style-name="ce1">
            <text:p>na_malta corporate registry data is current through 2016_mlt_malta_55069159_paradise papers - malta corporate registry_na_mifsud organisation limited_malta_na_mlt_na_14-sep-2015_c72240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5070347_Paradise Papers - Malta corporate registry_NA_C. &amp; S. MIFSUD CO. LTD_Malta_NA_MLT_NA_20-MAR-1985_C7331_NA_Struck Off as Defunct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5070347" table:style-name="ce1">
            <text:p>55070347</text:p>
          </table:table-cell>
          <table:table-cell office:value-type="string" table:style-name="ce1">
            <text:p>Paradise Papers - Malta corporate registry</text:p>
          </table:table-cell>
          <table:table-cell table:style-name="ce1"/>
          <table:table-cell office:value-type="string" table:style-name="ce1">
            <text:p>C. &amp; S. MIFSUD CO. LTD</text:p>
          </table:table-cell>
          <table:table-cell office:value-type="string" table:style-name="ce1">
            <text:p>Malta</text:p>
          </table:table-cell>
          <table:table-cell table:style-name="ce1"/>
          <table:table-cell office:value-type="string" table:style-name="ce1">
            <text:p>MLT</text:p>
          </table:table-cell>
          <table:table-cell table:style-name="ce1"/>
          <table:table-cell office:value-type="date" office:date-value="1985-03-20T00:00:00" table:style-name="ce2">
            <text:p>20-Mar-85</text:p>
          </table:table-cell>
          <table:table-cell office:value-type="string" table:style-name="ce1">
            <text:p>C7331</text:p>
          </table:table-cell>
          <table:table-cell table:style-name="ce1"/>
          <table:table-cell office:value-type="string" table:style-name="ce1">
            <text:p>Struck Off as Defunct</text:p>
          </table:table-cell>
          <table:table-cell table:number-columns-repeated="2" table:style-name="ce1"/>
          <table:table-cell office:value-type="string" table:style-name="ce1">
            <text:p>offshoreleaks-data-packages/raw-data/csv_paradise_papers.2018-02-14/paradise_papers.nodes.entity.csv</text:p>
          </table:table-cell>
          <table:table-cell table:number-columns-repeated="2" table:style-name="ce1"/>
          <table:table-cell office:value-type="string" table:style-name="ce1">
            <text:p>na_malta corporate registry data is current through 2016_mlt_malta_55070347_paradise papers - malta corporate registry_na_c. &amp; s. mifsud co. ltd_malta_na_mlt_na_20-mar-1985_c7331_na_struck off as defunct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5071324_Paradise Papers - Malta corporate registry_NA_J.D.R. MIFSUD LIMITED_Malta_NA_MLT_NA_30-APR-1985_C7419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5071324" table:style-name="ce1">
            <text:p>55071324</text:p>
          </table:table-cell>
          <table:table-cell office:value-type="string" table:style-name="ce1">
            <text:p>Paradise Papers - Malta corporate registry</text:p>
          </table:table-cell>
          <table:table-cell table:style-name="ce1"/>
          <table:table-cell office:value-type="string" table:style-name="ce1">
            <text:p>J.D.R. MIFSUD LIMITED</text:p>
          </table:table-cell>
          <table:table-cell office:value-type="string" table:style-name="ce1">
            <text:p>Malta</text:p>
          </table:table-cell>
          <table:table-cell table:style-name="ce1"/>
          <table:table-cell office:value-type="string" table:style-name="ce1">
            <text:p>MLT</text:p>
          </table:table-cell>
          <table:table-cell table:style-name="ce1"/>
          <table:table-cell office:value-type="date" office:date-value="1985-04-30T00:00:00" table:style-name="ce2">
            <text:p>30-Apr-85</text:p>
          </table:table-cell>
          <table:table-cell office:value-type="string" table:style-name="ce1">
            <text:p>C7419</text:p>
          </table:table-cell>
          <table:table-cell table:number-columns-repeated="4" table:style-name="ce1"/>
          <table:table-cell office:value-type="string" table:style-name="ce1">
            <text:p>offshoreleaks-data-packages/raw-data/csv_paradise_papers.2018-02-14/paradise_papers.nodes.entity.csv</text:p>
          </table:table-cell>
          <table:table-cell table:number-columns-repeated="2" table:style-name="ce1"/>
          <table:table-cell office:value-type="string" table:style-name="ce1">
            <text:p>na_malta corporate registry data is current through 2016_mlt_malta_55071324_paradise papers - malta corporate registry_na_j.d.r. mifsud limited_malta_na_mlt_na_30-apr-1985_c7419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5079590_Paradise Papers - Malta corporate registry_NA_MIFSUD BROTHERS LIMITED_Malta_NA_MLT_NA_17-NOV-1987_C9176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5079590" table:style-name="ce1">
            <text:p>55079590</text:p>
          </table:table-cell>
          <table:table-cell office:value-type="string" table:style-name="ce1">
            <text:p>Paradise Papers - Malta corporate registry</text:p>
          </table:table-cell>
          <table:table-cell table:style-name="ce1"/>
          <table:table-cell office:value-type="string" table:style-name="ce1">
            <text:p>MIFSUD BROTHERS LIMITED</text:p>
          </table:table-cell>
          <table:table-cell office:value-type="string" table:style-name="ce1">
            <text:p>Malta</text:p>
          </table:table-cell>
          <table:table-cell table:style-name="ce1"/>
          <table:table-cell office:value-type="string" table:style-name="ce1">
            <text:p>MLT</text:p>
          </table:table-cell>
          <table:table-cell table:style-name="ce1"/>
          <table:table-cell office:value-type="date" office:date-value="1987-11-17T00:00:00" table:style-name="ce2">
            <text:p>17-Nov-87</text:p>
          </table:table-cell>
          <table:table-cell office:value-type="string" table:style-name="ce1">
            <text:p>C9176</text:p>
          </table:table-cell>
          <table:table-cell table:number-columns-repeated="4" table:style-name="ce1"/>
          <table:table-cell office:value-type="string" table:style-name="ce1">
            <text:p>offshoreleaks-data-packages/raw-data/csv_paradise_papers.2018-02-14/paradise_papers.nodes.entity.csv</text:p>
          </table:table-cell>
          <table:table-cell table:number-columns-repeated="2" table:style-name="ce1"/>
          <table:table-cell office:value-type="string" table:style-name="ce1">
            <text:p>na_malta corporate registry data is current through 2016_mlt_malta_55079590_paradise papers - malta corporate registry_na_mifsud brothers limited_malta_na_mlt_na_17-nov-1987_c9176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5079879_Paradise Papers - Malta corporate registry_NA_C. MIFSUD LIMITED_Malta_NA_MLT_NA_25-FEB-1988_C9436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5079879" table:style-name="ce1">
            <text:p>55079879</text:p>
          </table:table-cell>
          <table:table-cell office:value-type="string" table:style-name="ce1">
            <text:p>Paradise Papers - Malta corporate registry</text:p>
          </table:table-cell>
          <table:table-cell table:style-name="ce1"/>
          <table:table-cell office:value-type="string" table:style-name="ce1">
            <text:p>C. MIFSUD LIMITED</text:p>
          </table:table-cell>
          <table:table-cell office:value-type="string" table:style-name="ce1">
            <text:p>Malta</text:p>
          </table:table-cell>
          <table:table-cell table:style-name="ce1"/>
          <table:table-cell office:value-type="string" table:style-name="ce1">
            <text:p>MLT</text:p>
          </table:table-cell>
          <table:table-cell table:style-name="ce1"/>
          <table:table-cell office:value-type="date" office:date-value="1988-02-25T00:00:00" table:style-name="ce2">
            <text:p>25-Feb-88</text:p>
          </table:table-cell>
          <table:table-cell office:value-type="string" table:style-name="ce1">
            <text:p>C9436</text:p>
          </table:table-cell>
          <table:table-cell table:number-columns-repeated="4" table:style-name="ce1"/>
          <table:table-cell office:value-type="string" table:style-name="ce1">
            <text:p>offshoreleaks-data-packages/raw-data/csv_paradise_papers.2018-02-14/paradise_papers.nodes.entity.csv</text:p>
          </table:table-cell>
          <table:table-cell table:number-columns-repeated="2" table:style-name="ce1"/>
          <table:table-cell office:value-type="string" table:style-name="ce1">
            <text:p>na_malta corporate registry data is current through 2016_mlt_malta_55079879_paradise papers - malta corporate registry_na_c. mifsud limited_malta_na_mlt_na_25-feb-1988_c9436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5080197_Paradise Papers - Malta corporate registry_NA_MIFSUD A &amp; A LTD_Malta_NA_MLT_NA_07-JUN-1988_C9722_NA_Struck Off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5080197" table:style-name="ce1">
            <text:p>55080197</text:p>
          </table:table-cell>
          <table:table-cell office:value-type="string" table:style-name="ce1">
            <text:p>Paradise Papers - Malta corporate registry</text:p>
          </table:table-cell>
          <table:table-cell table:style-name="ce1"/>
          <table:table-cell office:value-type="string" table:style-name="ce1">
            <text:p>MIFSUD A &amp; A LTD</text:p>
          </table:table-cell>
          <table:table-cell office:value-type="string" table:style-name="ce1">
            <text:p>Malta</text:p>
          </table:table-cell>
          <table:table-cell table:style-name="ce1"/>
          <table:table-cell office:value-type="string" table:style-name="ce1">
            <text:p>MLT</text:p>
          </table:table-cell>
          <table:table-cell table:style-name="ce1"/>
          <table:table-cell office:value-type="date" office:date-value="1988-06-07T00:00:00" table:style-name="ce2">
            <text:p>7-Jun-88</text:p>
          </table:table-cell>
          <table:table-cell office:value-type="string" table:style-name="ce1">
            <text:p>C9722</text:p>
          </table:table-cell>
          <table:table-cell table:style-name="ce1"/>
          <table:table-cell office:value-type="string" table:style-name="ce1">
            <text:p>Struck Off</text:p>
          </table:table-cell>
          <table:table-cell table:number-columns-repeated="2" table:style-name="ce1"/>
          <table:table-cell office:value-type="string" table:style-name="ce1">
            <text:p>offshoreleaks-data-packages/raw-data/csv_paradise_papers.2018-02-14/paradise_papers.nodes.entity.csv</text:p>
          </table:table-cell>
          <table:table-cell table:number-columns-repeated="2" table:style-name="ce1"/>
          <table:table-cell office:value-type="string" table:style-name="ce1">
            <text:p>na_malta corporate registry data is current through 2016_mlt_malta_55080197_paradise papers - malta corporate registry_na_mifsud a &amp; a ltd_malta_na_mlt_na_07-jun-1988_c9722_na_struck off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5084602_Paradise Papers - Malta corporate registry_NA_Mifsud &amp; Micallef_Malta_NA_MLT_NA_22-SEP-1965_P131_NA_Struck Off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5084602" table:style-name="ce1">
            <text:p>55084602</text:p>
          </table:table-cell>
          <table:table-cell office:value-type="string" table:style-name="ce1">
            <text:p>Paradise Papers - Malta corporate registry</text:p>
          </table:table-cell>
          <table:table-cell table:style-name="ce1"/>
          <table:table-cell office:value-type="string" table:style-name="ce1">
            <text:p>Mifsud &amp; Micallef</text:p>
          </table:table-cell>
          <table:table-cell office:value-type="string" table:style-name="ce1">
            <text:p>Malta</text:p>
          </table:table-cell>
          <table:table-cell table:style-name="ce1"/>
          <table:table-cell office:value-type="string" table:style-name="ce1">
            <text:p>MLT</text:p>
          </table:table-cell>
          <table:table-cell table:style-name="ce1"/>
          <table:table-cell office:value-type="date" office:date-value="1965-09-22T00:00:00" table:style-name="ce2">
            <text:p>22-Sep-65</text:p>
          </table:table-cell>
          <table:table-cell office:value-type="string" table:style-name="ce1">
            <text:p>P131</text:p>
          </table:table-cell>
          <table:table-cell table:style-name="ce1"/>
          <table:table-cell office:value-type="string" table:style-name="ce1">
            <text:p>Struck Off</text:p>
          </table:table-cell>
          <table:table-cell table:number-columns-repeated="2" table:style-name="ce1"/>
          <table:table-cell office:value-type="string" table:style-name="ce1">
            <text:p>offshoreleaks-data-packages/raw-data/csv_paradise_papers.2018-02-14/paradise_papers.nodes.entity.csv</text:p>
          </table:table-cell>
          <table:table-cell table:number-columns-repeated="2" table:style-name="ce1"/>
          <table:table-cell office:value-type="string" table:style-name="ce1">
            <text:p>na_malta corporate registry data is current through 2016_mlt_malta_55084602_paradise papers - malta corporate registry_na_mifsud &amp; micallef_malta_na_mlt_na_22-sep-1965_p131_na_struck off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5085748_Paradise Papers - Malta corporate registry_NA_Mifsud Brothers_Malta_NA_MLT_NA_11-MAY-1973_P336_NA_Struck Off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5085748" table:style-name="ce1">
            <text:p>55085748</text:p>
          </table:table-cell>
          <table:table-cell office:value-type="string" table:style-name="ce1">
            <text:p>Paradise Papers - Malta corporate registry</text:p>
          </table:table-cell>
          <table:table-cell table:style-name="ce1"/>
          <table:table-cell office:value-type="string" table:style-name="ce1">
            <text:p>Mifsud Brothers</text:p>
          </table:table-cell>
          <table:table-cell office:value-type="string" table:style-name="ce1">
            <text:p>Malta</text:p>
          </table:table-cell>
          <table:table-cell table:style-name="ce1"/>
          <table:table-cell office:value-type="string" table:style-name="ce1">
            <text:p>MLT</text:p>
          </table:table-cell>
          <table:table-cell table:style-name="ce1"/>
          <table:table-cell office:value-type="date" office:date-value="1973-05-11T00:00:00" table:style-name="ce2">
            <text:p>11-May-73</text:p>
          </table:table-cell>
          <table:table-cell office:value-type="string" table:style-name="ce1">
            <text:p>P336</text:p>
          </table:table-cell>
          <table:table-cell table:style-name="ce1"/>
          <table:table-cell office:value-type="string" table:style-name="ce1">
            <text:p>Struck Off</text:p>
          </table:table-cell>
          <table:table-cell table:number-columns-repeated="2" table:style-name="ce1"/>
          <table:table-cell office:value-type="string" table:style-name="ce1">
            <text:p>offshoreleaks-data-packages/raw-data/csv_paradise_papers.2018-02-14/paradise_papers.nodes.entity.csv</text:p>
          </table:table-cell>
          <table:table-cell table:number-columns-repeated="2" table:style-name="ce1"/>
          <table:table-cell office:value-type="string" table:style-name="ce1">
            <text:p>na_malta corporate registry data is current through 2016_mlt_malta_55085748_paradise papers - malta corporate registry_na_mifsud brothers_malta_na_mlt_na_11-may-1973_p336_na_struck off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5085814_Paradise Papers - Malta corporate registry_NA_J. Mifsud &amp; Sons_Malta_NA_MLT_NA_06-JAN-1976_P366_NA_Struck Off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5085814" table:style-name="ce1">
            <text:p>55085814</text:p>
          </table:table-cell>
          <table:table-cell office:value-type="string" table:style-name="ce1">
            <text:p>Paradise Papers - Malta corporate registry</text:p>
          </table:table-cell>
          <table:table-cell table:style-name="ce1"/>
          <table:table-cell office:value-type="string" table:style-name="ce1">
            <text:p>J. Mifsud &amp; Sons</text:p>
          </table:table-cell>
          <table:table-cell office:value-type="string" table:style-name="ce1">
            <text:p>Malta</text:p>
          </table:table-cell>
          <table:table-cell table:style-name="ce1"/>
          <table:table-cell office:value-type="string" table:style-name="ce1">
            <text:p>MLT</text:p>
          </table:table-cell>
          <table:table-cell table:style-name="ce1"/>
          <table:table-cell office:value-type="date" office:date-value="1976-01-06T00:00:00" table:style-name="ce2">
            <text:p>6-Jan-76</text:p>
          </table:table-cell>
          <table:table-cell office:value-type="string" table:style-name="ce1">
            <text:p>P366</text:p>
          </table:table-cell>
          <table:table-cell table:style-name="ce1"/>
          <table:table-cell office:value-type="string" table:style-name="ce1">
            <text:p>Struck Off</text:p>
          </table:table-cell>
          <table:table-cell table:number-columns-repeated="2" table:style-name="ce1"/>
          <table:table-cell office:value-type="string" table:style-name="ce1">
            <text:p>offshoreleaks-data-packages/raw-data/csv_paradise_papers.2018-02-14/paradise_papers.nodes.entity.csv</text:p>
          </table:table-cell>
          <table:table-cell table:number-columns-repeated="2" table:style-name="ce1"/>
          <table:table-cell office:value-type="string" table:style-name="ce1">
            <text:p>na_malta corporate registry data is current through 2016_mlt_malta_55085814_paradise papers - malta corporate registry_na_j. mifsud &amp; sons_malta_na_mlt_na_06-jan-1976_p366_na_struck off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5085878_Paradise Papers - Malta corporate registry_NA_CAMILLERI, CAUCHI &amp; MIFSUD._Malta_NA_MLT_NA_01-DEC-1977_P395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5085878" table:style-name="ce1">
            <text:p>55085878</text:p>
          </table:table-cell>
          <table:table-cell office:value-type="string" table:style-name="ce1">
            <text:p>Paradise Papers - Malta corporate registry</text:p>
          </table:table-cell>
          <table:table-cell table:style-name="ce1"/>
          <table:table-cell office:value-type="string" table:style-name="ce1">
            <text:p>CAMILLERI, CAUCHI &amp; MIFSUD.</text:p>
          </table:table-cell>
          <table:table-cell office:value-type="string" table:style-name="ce1">
            <text:p>Malta</text:p>
          </table:table-cell>
          <table:table-cell table:style-name="ce1"/>
          <table:table-cell office:value-type="string" table:style-name="ce1">
            <text:p>MLT</text:p>
          </table:table-cell>
          <table:table-cell table:style-name="ce1"/>
          <table:table-cell office:value-type="date" office:date-value="1977-12-01T00:00:00" table:style-name="ce2">
            <text:p>1-Dec-77</text:p>
          </table:table-cell>
          <table:table-cell office:value-type="string" table:style-name="ce1">
            <text:p>P395</text:p>
          </table:table-cell>
          <table:table-cell table:number-columns-repeated="4" table:style-name="ce1"/>
          <table:table-cell office:value-type="string" table:style-name="ce1">
            <text:p>offshoreleaks-data-packages/raw-data/csv_paradise_papers.2018-02-14/paradise_papers.nodes.entity.csv</text:p>
          </table:table-cell>
          <table:table-cell table:number-columns-repeated="2" table:style-name="ce1"/>
          <table:table-cell office:value-type="string" table:style-name="ce1">
            <text:p>na_malta corporate registry data is current through 2016_mlt_malta_55085878_paradise papers - malta corporate registry_na_camilleri, cauchi &amp; mifsud._malta_na_mlt_na_01-dec-1977_p395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5085932_Paradise Papers - Malta corporate registry_NA_FIRM LEON MIFSUD &amp; SON_Malta_NA_MLT_NA_18-DEC-1979_P419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5085932" table:style-name="ce1">
            <text:p>55085932</text:p>
          </table:table-cell>
          <table:table-cell office:value-type="string" table:style-name="ce1">
            <text:p>Paradise Papers - Malta corporate registry</text:p>
          </table:table-cell>
          <table:table-cell table:style-name="ce1"/>
          <table:table-cell office:value-type="string" table:style-name="ce1">
            <text:p>FIRM LEON MIFSUD &amp; SON</text:p>
          </table:table-cell>
          <table:table-cell office:value-type="string" table:style-name="ce1">
            <text:p>Malta</text:p>
          </table:table-cell>
          <table:table-cell table:style-name="ce1"/>
          <table:table-cell office:value-type="string" table:style-name="ce1">
            <text:p>MLT</text:p>
          </table:table-cell>
          <table:table-cell table:style-name="ce1"/>
          <table:table-cell office:value-type="date" office:date-value="1979-12-18T00:00:00" table:style-name="ce2">
            <text:p>18-Dec-79</text:p>
          </table:table-cell>
          <table:table-cell office:value-type="string" table:style-name="ce1">
            <text:p>P419</text:p>
          </table:table-cell>
          <table:table-cell table:number-columns-repeated="4" table:style-name="ce1"/>
          <table:table-cell office:value-type="string" table:style-name="ce1">
            <text:p>offshoreleaks-data-packages/raw-data/csv_paradise_papers.2018-02-14/paradise_papers.nodes.entity.csv</text:p>
          </table:table-cell>
          <table:table-cell table:number-columns-repeated="2" table:style-name="ce1"/>
          <table:table-cell office:value-type="string" table:style-name="ce1">
            <text:p>na_malta corporate registry data is current through 2016_mlt_malta_55085932_paradise papers - malta corporate registry_na_firm leon mifsud &amp; son_malta_na_mlt_na_18-dec-1979_p419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5086106_Paradise Papers - Malta corporate registry_NA_XUEREB AND MIFSUD_Malta_NA_MLT_NA_03-OCT-1991_P498_NA_Struck Off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5086106" table:style-name="ce1">
            <text:p>55086106</text:p>
          </table:table-cell>
          <table:table-cell office:value-type="string" table:style-name="ce1">
            <text:p>Paradise Papers - Malta corporate registry</text:p>
          </table:table-cell>
          <table:table-cell table:style-name="ce1"/>
          <table:table-cell office:value-type="string" table:style-name="ce1">
            <text:p>XUEREB AND MIFSUD</text:p>
          </table:table-cell>
          <table:table-cell office:value-type="string" table:style-name="ce1">
            <text:p>Malta</text:p>
          </table:table-cell>
          <table:table-cell table:style-name="ce1"/>
          <table:table-cell office:value-type="string" table:style-name="ce1">
            <text:p>MLT</text:p>
          </table:table-cell>
          <table:table-cell table:style-name="ce1"/>
          <table:table-cell office:value-type="date" office:date-value="1991-10-03T00:00:00" table:style-name="ce2">
            <text:p>3-Oct-91</text:p>
          </table:table-cell>
          <table:table-cell office:value-type="string" table:style-name="ce1">
            <text:p>P498</text:p>
          </table:table-cell>
          <table:table-cell table:style-name="ce1"/>
          <table:table-cell office:value-type="string" table:style-name="ce1">
            <text:p>Struck Off</text:p>
          </table:table-cell>
          <table:table-cell table:number-columns-repeated="2" table:style-name="ce1"/>
          <table:table-cell office:value-type="string" table:style-name="ce1">
            <text:p>offshoreleaks-data-packages/raw-data/csv_paradise_papers.2018-02-14/paradise_papers.nodes.entity.csv</text:p>
          </table:table-cell>
          <table:table-cell table:number-columns-repeated="2" table:style-name="ce1"/>
          <table:table-cell office:value-type="string" table:style-name="ce1">
            <text:p>na_malta corporate registry data is current through 2016_mlt_malta_55086106_paradise papers - malta corporate registry_na_xuereb and mifsud_malta_na_mlt_na_03-oct-1991_p498_na_struck off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5086350_Paradise Papers - Malta corporate registry_NA_A. &amp; A. MIFSUD_Malta_NA_MLT_NA_22-JUL-1998_P607_NA_Struck Off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5086350" table:style-name="ce1">
            <text:p>55086350</text:p>
          </table:table-cell>
          <table:table-cell office:value-type="string" table:style-name="ce1">
            <text:p>Paradise Papers - Malta corporate registry</text:p>
          </table:table-cell>
          <table:table-cell table:style-name="ce1"/>
          <table:table-cell office:value-type="string" table:style-name="ce1">
            <text:p>A. &amp; A. MIFSUD</text:p>
          </table:table-cell>
          <table:table-cell office:value-type="string" table:style-name="ce1">
            <text:p>Malta</text:p>
          </table:table-cell>
          <table:table-cell table:style-name="ce1"/>
          <table:table-cell office:value-type="string" table:style-name="ce1">
            <text:p>MLT</text:p>
          </table:table-cell>
          <table:table-cell table:style-name="ce1"/>
          <table:table-cell office:value-type="date" office:date-value="1998-07-22T00:00:00" table:style-name="ce2">
            <text:p>22-Jul-98</text:p>
          </table:table-cell>
          <table:table-cell office:value-type="string" table:style-name="ce1">
            <text:p>P607</text:p>
          </table:table-cell>
          <table:table-cell table:style-name="ce1"/>
          <table:table-cell office:value-type="string" table:style-name="ce1">
            <text:p>Struck Off</text:p>
          </table:table-cell>
          <table:table-cell table:number-columns-repeated="2" table:style-name="ce1"/>
          <table:table-cell office:value-type="string" table:style-name="ce1">
            <text:p>offshoreleaks-data-packages/raw-data/csv_paradise_papers.2018-02-14/paradise_papers.nodes.entity.csv</text:p>
          </table:table-cell>
          <table:table-cell table:number-columns-repeated="2" table:style-name="ce1"/>
          <table:table-cell office:value-type="string" table:style-name="ce1">
            <text:p>na_malta corporate registry data is current through 2016_mlt_malta_55086350_paradise papers - malta corporate registry_na_a. &amp; a. mifsud_malta_na_mlt_na_22-jul-1998_p607_na_struck off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5086546_Paradise Papers - Malta corporate registry_NA_GRECH MIFSUD_Malta_NA_MLT_NA_08-MAR-1999_P696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5086546" table:style-name="ce1">
            <text:p>55086546</text:p>
          </table:table-cell>
          <table:table-cell office:value-type="string" table:style-name="ce1">
            <text:p>Paradise Papers - Malta corporate registry</text:p>
          </table:table-cell>
          <table:table-cell table:style-name="ce1"/>
          <table:table-cell office:value-type="string" table:style-name="ce1">
            <text:p>GRECH MIFSUD</text:p>
          </table:table-cell>
          <table:table-cell office:value-type="string" table:style-name="ce1">
            <text:p>Malta</text:p>
          </table:table-cell>
          <table:table-cell table:style-name="ce1"/>
          <table:table-cell office:value-type="string" table:style-name="ce1">
            <text:p>MLT</text:p>
          </table:table-cell>
          <table:table-cell table:style-name="ce1"/>
          <table:table-cell office:value-type="date" office:date-value="1999-03-08T00:00:00" table:style-name="ce2">
            <text:p>8-Mar-99</text:p>
          </table:table-cell>
          <table:table-cell office:value-type="string" table:style-name="ce1">
            <text:p>P696</text:p>
          </table:table-cell>
          <table:table-cell table:number-columns-repeated="4" table:style-name="ce1"/>
          <table:table-cell office:value-type="string" table:style-name="ce1">
            <text:p>offshoreleaks-data-packages/raw-data/csv_paradise_papers.2018-02-14/paradise_papers.nodes.entity.csv</text:p>
          </table:table-cell>
          <table:table-cell table:number-columns-repeated="2" table:style-name="ce1"/>
          <table:table-cell office:value-type="string" table:style-name="ce1">
            <text:p>na_malta corporate registry data is current through 2016_mlt_malta_55086546_paradise papers - malta corporate registry_na_grech mifsud_malta_na_mlt_na_08-mar-1999_p696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5086710_Paradise Papers - Malta corporate registry_NA_MIFSUD BROTHERS._Malta_NA_MLT_NA_12-JUL-1965_P77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5086710" table:style-name="ce1">
            <text:p>55086710</text:p>
          </table:table-cell>
          <table:table-cell office:value-type="string" table:style-name="ce1">
            <text:p>Paradise Papers - Malta corporate registry</text:p>
          </table:table-cell>
          <table:table-cell table:style-name="ce1"/>
          <table:table-cell office:value-type="string" table:style-name="ce1">
            <text:p>MIFSUD BROTHERS.</text:p>
          </table:table-cell>
          <table:table-cell office:value-type="string" table:style-name="ce1">
            <text:p>Malta</text:p>
          </table:table-cell>
          <table:table-cell table:style-name="ce1"/>
          <table:table-cell office:value-type="string" table:style-name="ce1">
            <text:p>MLT</text:p>
          </table:table-cell>
          <table:table-cell table:style-name="ce1"/>
          <table:table-cell office:value-type="date" office:date-value="1965-07-12T00:00:00" table:style-name="ce2">
            <text:p>12-Jul-65</text:p>
          </table:table-cell>
          <table:table-cell office:value-type="string" table:style-name="ce1">
            <text:p>P77</text:p>
          </table:table-cell>
          <table:table-cell table:number-columns-repeated="4" table:style-name="ce1"/>
          <table:table-cell office:value-type="string" table:style-name="ce1">
            <text:p>offshoreleaks-data-packages/raw-data/csv_paradise_papers.2018-02-14/paradise_papers.nodes.entity.csv</text:p>
          </table:table-cell>
          <table:table-cell table:number-columns-repeated="2" table:style-name="ce1"/>
          <table:table-cell office:value-type="string" table:style-name="ce1">
            <text:p>na_malta corporate registry data is current through 2016_mlt_malta_55086710_paradise papers - malta corporate registry_na_mifsud brothers._malta_na_mlt_na_12-jul-1965_p77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5087102_Paradise Papers - Malta corporate registry_NA_MIFSUD &amp; BONELLO TRADING_Malta_NA_MLT_NA_17-MAR-2003_P946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5087102" table:style-name="ce1">
            <text:p>55087102</text:p>
          </table:table-cell>
          <table:table-cell office:value-type="string" table:style-name="ce1">
            <text:p>Paradise Papers - Malta corporate registry</text:p>
          </table:table-cell>
          <table:table-cell table:style-name="ce1"/>
          <table:table-cell office:value-type="string" table:style-name="ce1">
            <text:p>MIFSUD &amp; BONELLO TRADING</text:p>
          </table:table-cell>
          <table:table-cell office:value-type="string" table:style-name="ce1">
            <text:p>Malta</text:p>
          </table:table-cell>
          <table:table-cell table:style-name="ce1"/>
          <table:table-cell office:value-type="string" table:style-name="ce1">
            <text:p>MLT</text:p>
          </table:table-cell>
          <table:table-cell table:style-name="ce1"/>
          <table:table-cell office:value-type="date" office:date-value="2003-03-17T00:00:00" table:style-name="ce2">
            <text:p>17-Mar-03</text:p>
          </table:table-cell>
          <table:table-cell office:value-type="string" table:style-name="ce1">
            <text:p>P946</text:p>
          </table:table-cell>
          <table:table-cell table:number-columns-repeated="4" table:style-name="ce1"/>
          <table:table-cell office:value-type="string" table:style-name="ce1">
            <text:p>offshoreleaks-data-packages/raw-data/csv_paradise_papers.2018-02-14/paradise_papers.nodes.entity.csv</text:p>
          </table:table-cell>
          <table:table-cell table:number-columns-repeated="2" table:style-name="ce1"/>
          <table:table-cell office:value-type="string" table:style-name="ce1">
            <text:p>na_malta corporate registry data is current through 2016_mlt_malta_55087102_paradise papers - malta corporate registry_na_mifsud &amp; bonello trading_malta_na_mlt_na_17-mar-2003_p946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5087198_Paradise Papers - Malta corporate registry_NA_FENECH &amp; MIFSUD._Malta_NA_MLT_NA_17-JUL-1965_P99_NA_In Dissolution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5087198" table:style-name="ce1">
            <text:p>55087198</text:p>
          </table:table-cell>
          <table:table-cell office:value-type="string" table:style-name="ce1">
            <text:p>Paradise Papers - Malta corporate registry</text:p>
          </table:table-cell>
          <table:table-cell table:style-name="ce1"/>
          <table:table-cell office:value-type="string" table:style-name="ce1">
            <text:p>FENECH &amp; MIFSUD.</text:p>
          </table:table-cell>
          <table:table-cell office:value-type="string" table:style-name="ce1">
            <text:p>Malta</text:p>
          </table:table-cell>
          <table:table-cell table:style-name="ce1"/>
          <table:table-cell office:value-type="string" table:style-name="ce1">
            <text:p>MLT</text:p>
          </table:table-cell>
          <table:table-cell table:style-name="ce1"/>
          <table:table-cell office:value-type="date" office:date-value="1965-07-17T00:00:00" table:style-name="ce2">
            <text:p>17-Jul-65</text:p>
          </table:table-cell>
          <table:table-cell office:value-type="string" table:style-name="ce1">
            <text:p>P99</text:p>
          </table:table-cell>
          <table:table-cell table:style-name="ce1"/>
          <table:table-cell office:value-type="string" table:style-name="ce1">
            <text:p>In Dissolution</text:p>
          </table:table-cell>
          <table:table-cell table:number-columns-repeated="2" table:style-name="ce1"/>
          <table:table-cell office:value-type="string" table:style-name="ce1">
            <text:p>offshoreleaks-data-packages/raw-data/csv_paradise_papers.2018-02-14/paradise_papers.nodes.entity.csv</text:p>
          </table:table-cell>
          <table:table-cell table:number-columns-repeated="2" table:style-name="ce1"/>
          <table:table-cell office:value-type="string" table:style-name="ce1">
            <text:p>na_malta corporate registry data is current through 2016_mlt_malta_55087198_paradise papers - malta corporate registry_na_fenech &amp; mifsud._malta_na_mlt_na_17-jul-1965_p99_na_in dissolution_na_na</text:p>
          </table:table-cell>
          <table:table-cell table:number-columns-repeated="16360"/>
        </table:table-row>
        <table:table-row table:style-name="ro2">
          <table:table-cell office:value-type="string" table:style-name="ce1">
            <text:p>mifsud</text:p>
          </table:table-cell>
          <table:table-cell office:value-type="string" table:style-name="ce3">
            <text:p>NA_Appleby data is current through 2014_GIB;CHE;GBR_Gibraltar;Switzerland;United Kingdom_80062021_Paradise Papers - Appleby_NA_Mifsud - Nigel Joseph_NA_NA_NA_NA_NA_NA_NA_NA_NA_NA</text:p>
          </table:table-cell>
          <table:table-cell table:style-name="ce1"/>
          <table:table-cell office:value-type="string" table:style-name="ce1">
            <text:p>Appleby data is current through 2014</text:p>
          </table:table-cell>
          <table:table-cell office:value-type="string" table:style-name="ce1">
            <text:p>GIB;CHE;GBR</text:p>
          </table:table-cell>
          <table:table-cell office:value-type="string" table:style-name="ce1">
            <text:p>Gibraltar;Switzerland;United Kingdom</text:p>
          </table:table-cell>
          <table:table-cell office:value-type="float" office:value="80062021" table:style-name="ce1">
            <text:p>80062021</text:p>
          </table:table-cell>
          <table:table-cell office:value-type="string" table:style-name="ce1">
            <text:p>Paradise Papers - Appleby</text:p>
          </table:table-cell>
          <table:table-cell table:style-name="ce1"/>
          <table:table-cell office:value-type="string" table:style-name="ce1">
            <text:p>Mifsud - Nigel Joseph</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appleby data is current through 2014_gib;che;gbr_gibraltar;switzerland;united kingdom_80062021_paradise papers - appleby_na_mifsud - nigel joseph_na_na_na_na_na_na_na_na_na_na</text:p>
          </table:table-cell>
          <table:table-cell table:number-columns-repeated="16360"/>
        </table:table-row>
        <table:table-row table:style-name="ro1">
          <table:table-cell office:value-type="string" table:style-name="ce1">
            <text:p>mifsud</text:p>
          </table:table-cell>
          <table:table-cell office:value-type="string" table:style-name="ce3">
            <text:p>NA_Appleby data is current through 2014_CHE_Switzerland_80102046_Paradise Papers - Appleby_NA_Mifsud - Nigel Joseph_NA_NA_NA_NA_NA_NA_NA_NA_NA_NA</text:p>
          </table:table-cell>
          <table:table-cell table:style-name="ce1"/>
          <table:table-cell office:value-type="string" table:style-name="ce1">
            <text:p>Appleby data is current through 2014</text:p>
          </table:table-cell>
          <table:table-cell office:value-type="string" table:style-name="ce1">
            <text:p>CHE</text:p>
          </table:table-cell>
          <table:table-cell office:value-type="string" table:style-name="ce1">
            <text:p>Switzerland</text:p>
          </table:table-cell>
          <table:table-cell office:value-type="float" office:value="80102046" table:style-name="ce1">
            <text:p>80102046</text:p>
          </table:table-cell>
          <table:table-cell office:value-type="string" table:style-name="ce1">
            <text:p>Paradise Papers - Appleby</text:p>
          </table:table-cell>
          <table:table-cell table:style-name="ce1"/>
          <table:table-cell office:value-type="string" table:style-name="ce1">
            <text:p>Mifsud - Nigel Joseph</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appleby data is current through 2014_che_switzerland_80102046_paradise papers - appleby_na_mifsud - nigel joseph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Appleby data is current through 2014_CHE;GBR_Switzerland;United Kingdom_80102047_Paradise Papers - Appleby_NA_Mifsud - Nigel Joseph_NA_NA_NA_NA_NA_NA_NA_NA_NA_NA</text:p>
          </table:table-cell>
          <table:table-cell table:style-name="ce1"/>
          <table:table-cell office:value-type="string" table:style-name="ce1">
            <text:p>Appleby data is current through 2014</text:p>
          </table:table-cell>
          <table:table-cell office:value-type="string" table:style-name="ce1">
            <text:p>CHE;GBR</text:p>
          </table:table-cell>
          <table:table-cell office:value-type="string" table:style-name="ce1">
            <text:p>Switzerland;United Kingdom</text:p>
          </table:table-cell>
          <table:table-cell office:value-type="float" office:value="80102047" table:style-name="ce1">
            <text:p>80102047</text:p>
          </table:table-cell>
          <table:table-cell office:value-type="string" table:style-name="ce1">
            <text:p>Paradise Papers - Appleby</text:p>
          </table:table-cell>
          <table:table-cell table:style-name="ce1"/>
          <table:table-cell office:value-type="string" table:style-name="ce1">
            <text:p>Mifsud - Nigel Joseph</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appleby data is current through 2014_che;gbr_switzerland;united kingdom_80102047_paradise papers - appleby_na_mifsud - nigel joseph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Barbados corporate registry data is current through 2016_NA_NA_110052014_Paradise Papers - Barbados corporate registry_NA_MIFSUD OSCAR J._NA_NA_NA_NA_NA_NA_NA_NA_NA_NA</text:p>
          </table:table-cell>
          <table:table-cell table:style-name="ce1"/>
          <table:table-cell office:value-type="string" table:style-name="ce1">
            <text:p>Barbados corporate registry data is current through 2016</text:p>
          </table:table-cell>
          <table:table-cell table:number-columns-repeated="2" table:style-name="ce1"/>
          <table:table-cell office:value-type="float" office:value="110052014" table:style-name="ce1">
            <text:p>110052014</text:p>
          </table:table-cell>
          <table:table-cell office:value-type="string" table:style-name="ce1">
            <text:p>Paradise Papers - Barbados corporate registry</text:p>
          </table:table-cell>
          <table:table-cell table:style-name="ce1"/>
          <table:table-cell office:value-type="string" table:style-name="ce1">
            <text:p>MIFSUD OSCAR J.</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barbados corporate registry data is current through 2016_na_na_110052014_paradise papers - barbados corporate registry_na_mifsud oscar j.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43198_Paradise Papers - Malta corporate registry_NA_GASTON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43198" table:style-name="ce1">
            <text:p>56043198</text:p>
          </table:table-cell>
          <table:table-cell office:value-type="string" table:style-name="ce1">
            <text:p>Paradise Papers - Malta corporate registry</text:p>
          </table:table-cell>
          <table:table-cell table:style-name="ce1"/>
          <table:table-cell office:value-type="string" table:style-name="ce1">
            <text:p>GASTON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43198_paradise papers - malta corporate registry_na_gaston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29201_Paradise Papers - Malta corporate registry_NA_ANTHONY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29201" table:style-name="ce1">
            <text:p>56029201</text:p>
          </table:table-cell>
          <table:table-cell office:value-type="string" table:style-name="ce1">
            <text:p>Paradise Papers - Malta corporate registry</text:p>
          </table:table-cell>
          <table:table-cell table:style-name="ce1"/>
          <table:table-cell office:value-type="string" table:style-name="ce1">
            <text:p>ANTHONY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29201_paradise papers - malta corporate registry_na_anthony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29316_Paradise Papers - Malta corporate registry_NA_CHARLENE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29316" table:style-name="ce1">
            <text:p>56029316</text:p>
          </table:table-cell>
          <table:table-cell office:value-type="string" table:style-name="ce1">
            <text:p>Paradise Papers - Malta corporate registry</text:p>
          </table:table-cell>
          <table:table-cell table:style-name="ce1"/>
          <table:table-cell office:value-type="string" table:style-name="ce1">
            <text:p>CHARLENE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29316_paradise papers - malta corporate registry_na_charlene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29779_Paradise Papers - Malta corporate registry_NA_STEFAN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29779" table:style-name="ce1">
            <text:p>56029779</text:p>
          </table:table-cell>
          <table:table-cell office:value-type="string" table:style-name="ce1">
            <text:p>Paradise Papers - Malta corporate registry</text:p>
          </table:table-cell>
          <table:table-cell table:style-name="ce1"/>
          <table:table-cell office:value-type="string" table:style-name="ce1">
            <text:p>STEFAN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29779_paradise papers - malta corporate registry_na_stefan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44473_Paradise Papers - Malta corporate registry_NA_EMANUEL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44473" table:style-name="ce1">
            <text:p>56044473</text:p>
          </table:table-cell>
          <table:table-cell office:value-type="string" table:style-name="ce1">
            <text:p>Paradise Papers - Malta corporate registry</text:p>
          </table:table-cell>
          <table:table-cell table:style-name="ce1"/>
          <table:table-cell office:value-type="string" table:style-name="ce1">
            <text:p>EMANUEL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44473_paradise papers - malta corporate registry_na_emanuel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37181_Paradise Papers - Malta corporate registry_NA_RITA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37181" table:style-name="ce1">
            <text:p>56037181</text:p>
          </table:table-cell>
          <table:table-cell office:value-type="string" table:style-name="ce1">
            <text:p>Paradise Papers - Malta corporate registry</text:p>
          </table:table-cell>
          <table:table-cell table:style-name="ce1"/>
          <table:table-cell office:value-type="string" table:style-name="ce1">
            <text:p>RITA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37181_paradise papers - malta corporate registry_na_rita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37254_Paradise Papers - Malta corporate registry_NA_YVETTE SCIBERRAS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37254" table:style-name="ce1">
            <text:p>56037254</text:p>
          </table:table-cell>
          <table:table-cell office:value-type="string" table:style-name="ce1">
            <text:p>Paradise Papers - Malta corporate registry</text:p>
          </table:table-cell>
          <table:table-cell table:style-name="ce1"/>
          <table:table-cell office:value-type="string" table:style-name="ce1">
            <text:p>YVETTE SCIBERRAS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37254_paradise papers - malta corporate registry_na_yvette sciberras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37439_Paradise Papers - Malta corporate registry_NA_VANESSA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37439" table:style-name="ce1">
            <text:p>56037439</text:p>
          </table:table-cell>
          <table:table-cell office:value-type="string" table:style-name="ce1">
            <text:p>Paradise Papers - Malta corporate registry</text:p>
          </table:table-cell>
          <table:table-cell table:style-name="ce1"/>
          <table:table-cell office:value-type="string" table:style-name="ce1">
            <text:p>VANESSA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37439_paradise papers - malta corporate registry_na_vanessa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37841_Paradise Papers - Malta corporate registry_NA_PHILIP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37841" table:style-name="ce1">
            <text:p>56037841</text:p>
          </table:table-cell>
          <table:table-cell office:value-type="string" table:style-name="ce1">
            <text:p>Paradise Papers - Malta corporate registry</text:p>
          </table:table-cell>
          <table:table-cell table:style-name="ce1"/>
          <table:table-cell office:value-type="string" table:style-name="ce1">
            <text:p>PHILIP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37841_paradise papers - malta corporate registry_na_philip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65139_Paradise Papers - Malta corporate registry_NA_SAM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65139" table:style-name="ce1">
            <text:p>56065139</text:p>
          </table:table-cell>
          <table:table-cell office:value-type="string" table:style-name="ce1">
            <text:p>Paradise Papers - Malta corporate registry</text:p>
          </table:table-cell>
          <table:table-cell table:style-name="ce1"/>
          <table:table-cell office:value-type="string" table:style-name="ce1">
            <text:p>SAM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65139_paradise papers - malta corporate registry_na_sam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00106_Paradise Papers - Malta corporate registry_NA_HEIRS OF PAULINE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00106" table:style-name="ce1">
            <text:p>56000106</text:p>
          </table:table-cell>
          <table:table-cell office:value-type="string" table:style-name="ce1">
            <text:p>Paradise Papers - Malta corporate registry</text:p>
          </table:table-cell>
          <table:table-cell table:style-name="ce1"/>
          <table:table-cell office:value-type="string" table:style-name="ce1">
            <text:p>HEIRS OF PAULINE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00106_paradise papers - malta corporate registry_na_heirs of pauline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01022_Paradise Papers - Malta corporate registry_NA_KEVIN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01022" table:style-name="ce1">
            <text:p>56001022</text:p>
          </table:table-cell>
          <table:table-cell office:value-type="string" table:style-name="ce1">
            <text:p>Paradise Papers - Malta corporate registry</text:p>
          </table:table-cell>
          <table:table-cell table:style-name="ce1"/>
          <table:table-cell office:value-type="string" table:style-name="ce1">
            <text:p>KEVIN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01022_paradise papers - malta corporate registry_na_kevin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05366_Paradise Papers - Malta corporate registry_NA_HUBERT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05366" table:style-name="ce1">
            <text:p>56005366</text:p>
          </table:table-cell>
          <table:table-cell office:value-type="string" table:style-name="ce1">
            <text:p>Paradise Papers - Malta corporate registry</text:p>
          </table:table-cell>
          <table:table-cell table:style-name="ce1"/>
          <table:table-cell office:value-type="string" table:style-name="ce1">
            <text:p>HUBERT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05366_paradise papers - malta corporate registry_na_hubert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06417_Paradise Papers - Malta corporate registry_NA_EMMANUEL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06417" table:style-name="ce1">
            <text:p>56006417</text:p>
          </table:table-cell>
          <table:table-cell office:value-type="string" table:style-name="ce1">
            <text:p>Paradise Papers - Malta corporate registry</text:p>
          </table:table-cell>
          <table:table-cell table:style-name="ce1"/>
          <table:table-cell office:value-type="string" table:style-name="ce1">
            <text:p>EMMANUEL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06417_paradise papers - malta corporate registry_na_emmanuel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03587_Paradise Papers - Malta corporate registry_NA_SILVAN E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03587" table:style-name="ce1">
            <text:p>56003587</text:p>
          </table:table-cell>
          <table:table-cell office:value-type="string" table:style-name="ce1">
            <text:p>Paradise Papers - Malta corporate registry</text:p>
          </table:table-cell>
          <table:table-cell table:style-name="ce1"/>
          <table:table-cell office:value-type="string" table:style-name="ce1">
            <text:p>SILVAN E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03587_paradise papers - malta corporate registry_na_silvan e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04778_Paradise Papers - Malta corporate registry_NA_KEVIN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04778" table:style-name="ce1">
            <text:p>56004778</text:p>
          </table:table-cell>
          <table:table-cell office:value-type="string" table:style-name="ce1">
            <text:p>Paradise Papers - Malta corporate registry</text:p>
          </table:table-cell>
          <table:table-cell table:style-name="ce1"/>
          <table:table-cell office:value-type="string" table:style-name="ce1">
            <text:p>KEVIN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04778_paradise papers - malta corporate registry_na_kevin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04218_Paradise Papers - Malta corporate registry_NA_HUBERT C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04218" table:style-name="ce1">
            <text:p>56004218</text:p>
          </table:table-cell>
          <table:table-cell office:value-type="string" table:style-name="ce1">
            <text:p>Paradise Papers - Malta corporate registry</text:p>
          </table:table-cell>
          <table:table-cell table:style-name="ce1"/>
          <table:table-cell office:value-type="string" table:style-name="ce1">
            <text:p>HUBERT C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04218_paradise papers - malta corporate registry_na_hubert c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06568_Paradise Papers - Malta corporate registry_NA_ADRIAN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06568" table:style-name="ce1">
            <text:p>56006568</text:p>
          </table:table-cell>
          <table:table-cell office:value-type="string" table:style-name="ce1">
            <text:p>Paradise Papers - Malta corporate registry</text:p>
          </table:table-cell>
          <table:table-cell table:style-name="ce1"/>
          <table:table-cell office:value-type="string" table:style-name="ce1">
            <text:p>ADRIAN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06568_paradise papers - malta corporate registry_na_adrian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08928_Paradise Papers - Malta corporate registry_NA_KARA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08928" table:style-name="ce1">
            <text:p>56008928</text:p>
          </table:table-cell>
          <table:table-cell office:value-type="string" table:style-name="ce1">
            <text:p>Paradise Papers - Malta corporate registry</text:p>
          </table:table-cell>
          <table:table-cell table:style-name="ce1"/>
          <table:table-cell office:value-type="string" table:style-name="ce1">
            <text:p>KARA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08928_paradise papers - malta corporate registry_na_kara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06575_Paradise Papers - Malta corporate registry_NA_RICHARD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06575" table:style-name="ce1">
            <text:p>56006575</text:p>
          </table:table-cell>
          <table:table-cell office:value-type="string" table:style-name="ce1">
            <text:p>Paradise Papers - Malta corporate registry</text:p>
          </table:table-cell>
          <table:table-cell table:style-name="ce1"/>
          <table:table-cell office:value-type="string" table:style-name="ce1">
            <text:p>RICHARD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06575_paradise papers - malta corporate registry_na_richard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06912_Paradise Papers - Malta corporate registry_NA_ANGELA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06912" table:style-name="ce1">
            <text:p>56006912</text:p>
          </table:table-cell>
          <table:table-cell office:value-type="string" table:style-name="ce1">
            <text:p>Paradise Papers - Malta corporate registry</text:p>
          </table:table-cell>
          <table:table-cell table:style-name="ce1"/>
          <table:table-cell office:value-type="string" table:style-name="ce1">
            <text:p>ANGELA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06912_paradise papers - malta corporate registry_na_angela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09891_Paradise Papers - Malta corporate registry_NA_JASON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09891" table:style-name="ce1">
            <text:p>56009891</text:p>
          </table:table-cell>
          <table:table-cell office:value-type="string" table:style-name="ce1">
            <text:p>Paradise Papers - Malta corporate registry</text:p>
          </table:table-cell>
          <table:table-cell table:style-name="ce1"/>
          <table:table-cell office:value-type="string" table:style-name="ce1">
            <text:p>JASON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09891_paradise papers - malta corporate registry_na_jason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07229_Paradise Papers - Malta corporate registry_NA_DAVID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07229" table:style-name="ce1">
            <text:p>56007229</text:p>
          </table:table-cell>
          <table:table-cell office:value-type="string" table:style-name="ce1">
            <text:p>Paradise Papers - Malta corporate registry</text:p>
          </table:table-cell>
          <table:table-cell table:style-name="ce1"/>
          <table:table-cell office:value-type="string" table:style-name="ce1">
            <text:p>DAVID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07229_paradise papers - malta corporate registry_na_david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08063_Paradise Papers - Malta corporate registry_NA_EMANUEL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08063" table:style-name="ce1">
            <text:p>56008063</text:p>
          </table:table-cell>
          <table:table-cell office:value-type="string" table:style-name="ce1">
            <text:p>Paradise Papers - Malta corporate registry</text:p>
          </table:table-cell>
          <table:table-cell table:style-name="ce1"/>
          <table:table-cell office:value-type="string" table:style-name="ce1">
            <text:p>EMANUEL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08063_paradise papers - malta corporate registry_na_emanuel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10947_Paradise Papers - Malta corporate registry_NA_GORDON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10947" table:style-name="ce1">
            <text:p>56010947</text:p>
          </table:table-cell>
          <table:table-cell office:value-type="string" table:style-name="ce1">
            <text:p>Paradise Papers - Malta corporate registry</text:p>
          </table:table-cell>
          <table:table-cell table:style-name="ce1"/>
          <table:table-cell office:value-type="string" table:style-name="ce1">
            <text:p>GORDON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10947_paradise papers - malta corporate registry_na_gordon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IRL;MLT_Ireland;Malta_56011193_Paradise Papers - Malta corporate registry_NA_CLINTON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IRL;MLT</text:p>
          </table:table-cell>
          <table:table-cell office:value-type="string" table:style-name="ce1">
            <text:p>Ireland;Malta</text:p>
          </table:table-cell>
          <table:table-cell office:value-type="float" office:value="56011193" table:style-name="ce1">
            <text:p>56011193</text:p>
          </table:table-cell>
          <table:table-cell office:value-type="string" table:style-name="ce1">
            <text:p>Paradise Papers - Malta corporate registry</text:p>
          </table:table-cell>
          <table:table-cell table:style-name="ce1"/>
          <table:table-cell office:value-type="string" table:style-name="ce1">
            <text:p>CLINTON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irl;mlt_ireland;malta_56011193_paradise papers - malta corporate registry_na_clinton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07891_Paradise Papers - Malta corporate registry_NA_STEVE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07891" table:style-name="ce1">
            <text:p>56007891</text:p>
          </table:table-cell>
          <table:table-cell office:value-type="string" table:style-name="ce1">
            <text:p>Paradise Papers - Malta corporate registry</text:p>
          </table:table-cell>
          <table:table-cell table:style-name="ce1"/>
          <table:table-cell office:value-type="string" table:style-name="ce1">
            <text:p>STEVE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07891_paradise papers - malta corporate registry_na_steve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13418_Paradise Papers - Malta corporate registry_NA_RAYMOND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13418" table:style-name="ce1">
            <text:p>56013418</text:p>
          </table:table-cell>
          <table:table-cell office:value-type="string" table:style-name="ce1">
            <text:p>Paradise Papers - Malta corporate registry</text:p>
          </table:table-cell>
          <table:table-cell table:style-name="ce1"/>
          <table:table-cell office:value-type="string" table:style-name="ce1">
            <text:p>RAYMOND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13418_paradise papers - malta corporate registry_na_raymond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12056_Paradise Papers - Malta corporate registry_NA_CHRISTIAN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12056" table:style-name="ce1">
            <text:p>56012056</text:p>
          </table:table-cell>
          <table:table-cell office:value-type="string" table:style-name="ce1">
            <text:p>Paradise Papers - Malta corporate registry</text:p>
          </table:table-cell>
          <table:table-cell table:style-name="ce1"/>
          <table:table-cell office:value-type="string" table:style-name="ce1">
            <text:p>CHRISTIAN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12056_paradise papers - malta corporate registry_na_christian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10136_Paradise Papers - Malta corporate registry_NA_CHRISTIAN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10136" table:style-name="ce1">
            <text:p>56010136</text:p>
          </table:table-cell>
          <table:table-cell office:value-type="string" table:style-name="ce1">
            <text:p>Paradise Papers - Malta corporate registry</text:p>
          </table:table-cell>
          <table:table-cell table:style-name="ce1"/>
          <table:table-cell office:value-type="string" table:style-name="ce1">
            <text:p>CHRISTIAN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10136_paradise papers - malta corporate registry_na_christian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13793_Paradise Papers - Malta corporate registry_NA_ROBERTO JOSEF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13793" table:style-name="ce1">
            <text:p>56013793</text:p>
          </table:table-cell>
          <table:table-cell office:value-type="string" table:style-name="ce1">
            <text:p>Paradise Papers - Malta corporate registry</text:p>
          </table:table-cell>
          <table:table-cell table:style-name="ce1"/>
          <table:table-cell office:value-type="string" table:style-name="ce1">
            <text:p>ROBERTO JOSEF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13793_paradise papers - malta corporate registry_na_roberto josef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13794_Paradise Papers - Malta corporate registry_NA_ROBERTO J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13794" table:style-name="ce1">
            <text:p>56013794</text:p>
          </table:table-cell>
          <table:table-cell office:value-type="string" table:style-name="ce1">
            <text:p>Paradise Papers - Malta corporate registry</text:p>
          </table:table-cell>
          <table:table-cell table:style-name="ce1"/>
          <table:table-cell office:value-type="string" table:style-name="ce1">
            <text:p>ROBERTO J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13794_paradise papers - malta corporate registry_na_roberto j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14256_Paradise Papers - Malta corporate registry_NA_ISABELLA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14256" table:style-name="ce1">
            <text:p>56014256</text:p>
          </table:table-cell>
          <table:table-cell office:value-type="string" table:style-name="ce1">
            <text:p>Paradise Papers - Malta corporate registry</text:p>
          </table:table-cell>
          <table:table-cell table:style-name="ce1"/>
          <table:table-cell office:value-type="string" table:style-name="ce1">
            <text:p>ISABELLA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14256_paradise papers - malta corporate registry_na_isabella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12698_Paradise Papers - Malta corporate registry_NA_REUBEN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12698" table:style-name="ce1">
            <text:p>56012698</text:p>
          </table:table-cell>
          <table:table-cell office:value-type="string" table:style-name="ce1">
            <text:p>Paradise Papers - Malta corporate registry</text:p>
          </table:table-cell>
          <table:table-cell table:style-name="ce1"/>
          <table:table-cell office:value-type="string" table:style-name="ce1">
            <text:p>REUBEN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12698_paradise papers - malta corporate registry_na_reuben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15017_Paradise Papers - Malta corporate registry_NA_WILFRED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15017" table:style-name="ce1">
            <text:p>56015017</text:p>
          </table:table-cell>
          <table:table-cell office:value-type="string" table:style-name="ce1">
            <text:p>Paradise Papers - Malta corporate registry</text:p>
          </table:table-cell>
          <table:table-cell table:style-name="ce1"/>
          <table:table-cell office:value-type="string" table:style-name="ce1">
            <text:p>WILFRED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15017_paradise papers - malta corporate registry_na_wilfred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15228_Paradise Papers - Malta corporate registry_NA_VINCENT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15228" table:style-name="ce1">
            <text:p>56015228</text:p>
          </table:table-cell>
          <table:table-cell office:value-type="string" table:style-name="ce1">
            <text:p>Paradise Papers - Malta corporate registry</text:p>
          </table:table-cell>
          <table:table-cell table:style-name="ce1"/>
          <table:table-cell office:value-type="string" table:style-name="ce1">
            <text:p>VINCENT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15228_paradise papers - malta corporate registry_na_vincent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14682_Paradise Papers - Malta corporate registry_NA_DAVID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14682" table:style-name="ce1">
            <text:p>56014682</text:p>
          </table:table-cell>
          <table:table-cell office:value-type="string" table:style-name="ce1">
            <text:p>Paradise Papers - Malta corporate registry</text:p>
          </table:table-cell>
          <table:table-cell table:style-name="ce1"/>
          <table:table-cell office:value-type="string" table:style-name="ce1">
            <text:p>DAVID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14682_paradise papers - malta corporate registry_na_david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14755_Paradise Papers - Malta corporate registry_NA_RYAN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14755" table:style-name="ce1">
            <text:p>56014755</text:p>
          </table:table-cell>
          <table:table-cell office:value-type="string" table:style-name="ce1">
            <text:p>Paradise Papers - Malta corporate registry</text:p>
          </table:table-cell>
          <table:table-cell table:style-name="ce1"/>
          <table:table-cell office:value-type="string" table:style-name="ce1">
            <text:p>RYAN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14755_paradise papers - malta corporate registry_na_ryan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16234_Paradise Papers - Malta corporate registry_NA_SILVAN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16234" table:style-name="ce1">
            <text:p>56016234</text:p>
          </table:table-cell>
          <table:table-cell office:value-type="string" table:style-name="ce1">
            <text:p>Paradise Papers - Malta corporate registry</text:p>
          </table:table-cell>
          <table:table-cell table:style-name="ce1"/>
          <table:table-cell office:value-type="string" table:style-name="ce1">
            <text:p>SILVAN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16234_paradise papers - malta corporate registry_na_silvan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16282_Paradise Papers - Malta corporate registry_NA_RICHARD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16282" table:style-name="ce1">
            <text:p>56016282</text:p>
          </table:table-cell>
          <table:table-cell office:value-type="string" table:style-name="ce1">
            <text:p>Paradise Papers - Malta corporate registry</text:p>
          </table:table-cell>
          <table:table-cell table:style-name="ce1"/>
          <table:table-cell office:value-type="string" table:style-name="ce1">
            <text:p>RICHARD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16282_paradise papers - malta corporate registry_na_richard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15801_Paradise Papers - Malta corporate registry_NA_MARIA CHRISTINE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15801" table:style-name="ce1">
            <text:p>56015801</text:p>
          </table:table-cell>
          <table:table-cell office:value-type="string" table:style-name="ce1">
            <text:p>Paradise Papers - Malta corporate registry</text:p>
          </table:table-cell>
          <table:table-cell table:style-name="ce1"/>
          <table:table-cell office:value-type="string" table:style-name="ce1">
            <text:p>MARIA CHRISTINE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15801_paradise papers - malta corporate registry_na_maria christine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GBR;MLT_United Kingdom;Malta_56011039_Paradise Papers - Malta corporate registry_NA_ALEXANDER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GBR;MLT</text:p>
          </table:table-cell>
          <table:table-cell office:value-type="string" table:style-name="ce1">
            <text:p>United Kingdom;Malta</text:p>
          </table:table-cell>
          <table:table-cell office:value-type="float" office:value="56011039" table:style-name="ce1">
            <text:p>56011039</text:p>
          </table:table-cell>
          <table:table-cell office:value-type="string" table:style-name="ce1">
            <text:p>Paradise Papers - Malta corporate registry</text:p>
          </table:table-cell>
          <table:table-cell table:style-name="ce1"/>
          <table:table-cell office:value-type="string" table:style-name="ce1">
            <text:p>ALEXANDER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gbr;mlt_united kingdom;malta_56011039_paradise papers - malta corporate registry_na_alexander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12549_Paradise Papers - Malta corporate registry_NA_RACHEL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12549" table:style-name="ce1">
            <text:p>56012549</text:p>
          </table:table-cell>
          <table:table-cell office:value-type="string" table:style-name="ce1">
            <text:p>Paradise Papers - Malta corporate registry</text:p>
          </table:table-cell>
          <table:table-cell table:style-name="ce1"/>
          <table:table-cell office:value-type="string" table:style-name="ce1">
            <text:p>RACHEL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12549_paradise papers - malta corporate registry_na_rachel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12751_Paradise Papers - Malta corporate registry_NA_VICTOR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12751" table:style-name="ce1">
            <text:p>56012751</text:p>
          </table:table-cell>
          <table:table-cell office:value-type="string" table:style-name="ce1">
            <text:p>Paradise Papers - Malta corporate registry</text:p>
          </table:table-cell>
          <table:table-cell table:style-name="ce1"/>
          <table:table-cell office:value-type="string" table:style-name="ce1">
            <text:p>VICTOR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12751_paradise papers - malta corporate registry_na_victor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16945_Paradise Papers - Malta corporate registry_NA_CARMELO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16945" table:style-name="ce1">
            <text:p>56016945</text:p>
          </table:table-cell>
          <table:table-cell office:value-type="string" table:style-name="ce1">
            <text:p>Paradise Papers - Malta corporate registry</text:p>
          </table:table-cell>
          <table:table-cell table:style-name="ce1"/>
          <table:table-cell office:value-type="string" table:style-name="ce1">
            <text:p>CARMELO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16945_paradise papers - malta corporate registry_na_carmelo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16353_Paradise Papers - Malta corporate registry_NA_MICHAEL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16353" table:style-name="ce1">
            <text:p>56016353</text:p>
          </table:table-cell>
          <table:table-cell office:value-type="string" table:style-name="ce1">
            <text:p>Paradise Papers - Malta corporate registry</text:p>
          </table:table-cell>
          <table:table-cell table:style-name="ce1"/>
          <table:table-cell office:value-type="string" table:style-name="ce1">
            <text:p>MICHAEL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16353_paradise papers - malta corporate registry_na_michael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17445_Paradise Papers - Malta corporate registry_NA_MONIQUE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17445" table:style-name="ce1">
            <text:p>56017445</text:p>
          </table:table-cell>
          <table:table-cell office:value-type="string" table:style-name="ce1">
            <text:p>Paradise Papers - Malta corporate registry</text:p>
          </table:table-cell>
          <table:table-cell table:style-name="ce1"/>
          <table:table-cell office:value-type="string" table:style-name="ce1">
            <text:p>MONIQUE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17445_paradise papers - malta corporate registry_na_monique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13217_Paradise Papers - Malta corporate registry_NA_SAVIOUR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13217" table:style-name="ce1">
            <text:p>56013217</text:p>
          </table:table-cell>
          <table:table-cell office:value-type="string" table:style-name="ce1">
            <text:p>Paradise Papers - Malta corporate registry</text:p>
          </table:table-cell>
          <table:table-cell table:style-name="ce1"/>
          <table:table-cell office:value-type="string" table:style-name="ce1">
            <text:p>SAVIOUR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13217_paradise papers - malta corporate registry_na_saviour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13524_Paradise Papers - Malta corporate registry_NA_ROBERT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13524" table:style-name="ce1">
            <text:p>56013524</text:p>
          </table:table-cell>
          <table:table-cell office:value-type="string" table:style-name="ce1">
            <text:p>Paradise Papers - Malta corporate registry</text:p>
          </table:table-cell>
          <table:table-cell table:style-name="ce1"/>
          <table:table-cell office:value-type="string" table:style-name="ce1">
            <text:p>ROBERT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13524_paradise papers - malta corporate registry_na_robert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12208_Paradise Papers - Malta corporate registry_NA_EMANUEL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12208" table:style-name="ce1">
            <text:p>56012208</text:p>
          </table:table-cell>
          <table:table-cell office:value-type="string" table:style-name="ce1">
            <text:p>Paradise Papers - Malta corporate registry</text:p>
          </table:table-cell>
          <table:table-cell table:style-name="ce1"/>
          <table:table-cell office:value-type="string" table:style-name="ce1">
            <text:p>EMANUEL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12208_paradise papers - malta corporate registry_na_emanuel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12505_Paradise Papers - Malta corporate registry_NA_SAMUEL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12505" table:style-name="ce1">
            <text:p>56012505</text:p>
          </table:table-cell>
          <table:table-cell office:value-type="string" table:style-name="ce1">
            <text:p>Paradise Papers - Malta corporate registry</text:p>
          </table:table-cell>
          <table:table-cell table:style-name="ce1"/>
          <table:table-cell office:value-type="string" table:style-name="ce1">
            <text:p>SAMUEL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12505_paradise papers - malta corporate registry_na_samuel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12645_Paradise Papers - Malta corporate registry_NA_TONIO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12645" table:style-name="ce1">
            <text:p>56012645</text:p>
          </table:table-cell>
          <table:table-cell office:value-type="string" table:style-name="ce1">
            <text:p>Paradise Papers - Malta corporate registry</text:p>
          </table:table-cell>
          <table:table-cell table:style-name="ce1"/>
          <table:table-cell office:value-type="string" table:style-name="ce1">
            <text:p>TONIO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12645_paradise papers - malta corporate registry_na_tonio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13058_Paradise Papers - Malta corporate registry_NA_ADRIAN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13058" table:style-name="ce1">
            <text:p>56013058</text:p>
          </table:table-cell>
          <table:table-cell office:value-type="string" table:style-name="ce1">
            <text:p>Paradise Papers - Malta corporate registry</text:p>
          </table:table-cell>
          <table:table-cell table:style-name="ce1"/>
          <table:table-cell office:value-type="string" table:style-name="ce1">
            <text:p>ADRIAN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13058_paradise papers - malta corporate registry_na_adrian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13330_Paradise Papers - Malta corporate registry_NA_RITA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13330" table:style-name="ce1">
            <text:p>56013330</text:p>
          </table:table-cell>
          <table:table-cell office:value-type="string" table:style-name="ce1">
            <text:p>Paradise Papers - Malta corporate registry</text:p>
          </table:table-cell>
          <table:table-cell table:style-name="ce1"/>
          <table:table-cell office:value-type="string" table:style-name="ce1">
            <text:p>RITA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13330_paradise papers - malta corporate registry_na_rita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13624_Paradise Papers - Malta corporate registry_NA_ANTHONY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13624" table:style-name="ce1">
            <text:p>56013624</text:p>
          </table:table-cell>
          <table:table-cell office:value-type="string" table:style-name="ce1">
            <text:p>Paradise Papers - Malta corporate registry</text:p>
          </table:table-cell>
          <table:table-cell table:style-name="ce1"/>
          <table:table-cell office:value-type="string" table:style-name="ce1">
            <text:p>ANTHONY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13624_paradise papers - malta corporate registry_na_anthony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17643_Paradise Papers - Malta corporate registry_NA_JOSEPH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17643" table:style-name="ce1">
            <text:p>56017643</text:p>
          </table:table-cell>
          <table:table-cell office:value-type="string" table:style-name="ce1">
            <text:p>Paradise Papers - Malta corporate registry</text:p>
          </table:table-cell>
          <table:table-cell table:style-name="ce1"/>
          <table:table-cell office:value-type="string" table:style-name="ce1">
            <text:p>JOSEPH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17643_paradise papers - malta corporate registry_na_joseph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15048_Paradise Papers - Malta corporate registry_NA_NATHALIE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15048" table:style-name="ce1">
            <text:p>56015048</text:p>
          </table:table-cell>
          <table:table-cell office:value-type="string" table:style-name="ce1">
            <text:p>Paradise Papers - Malta corporate registry</text:p>
          </table:table-cell>
          <table:table-cell table:style-name="ce1"/>
          <table:table-cell office:value-type="string" table:style-name="ce1">
            <text:p>NATHALIE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15048_paradise papers - malta corporate registry_na_nathalie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17673_Paradise Papers - Malta corporate registry_NA_ALEXIA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17673" table:style-name="ce1">
            <text:p>56017673</text:p>
          </table:table-cell>
          <table:table-cell office:value-type="string" table:style-name="ce1">
            <text:p>Paradise Papers - Malta corporate registry</text:p>
          </table:table-cell>
          <table:table-cell table:style-name="ce1"/>
          <table:table-cell office:value-type="string" table:style-name="ce1">
            <text:p>ALEXIA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17673_paradise papers - malta corporate registry_na_alexia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18149_Paradise Papers - Malta corporate registry_NA_KEVIN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18149" table:style-name="ce1">
            <text:p>56018149</text:p>
          </table:table-cell>
          <table:table-cell office:value-type="string" table:style-name="ce1">
            <text:p>Paradise Papers - Malta corporate registry</text:p>
          </table:table-cell>
          <table:table-cell table:style-name="ce1"/>
          <table:table-cell office:value-type="string" table:style-name="ce1">
            <text:p>KEVIN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18149_paradise papers - malta corporate registry_na_kevin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11999_Paradise Papers - Malta corporate registry_NA_SIMON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11999" table:style-name="ce1">
            <text:p>56011999</text:p>
          </table:table-cell>
          <table:table-cell office:value-type="string" table:style-name="ce1">
            <text:p>Paradise Papers - Malta corporate registry</text:p>
          </table:table-cell>
          <table:table-cell table:style-name="ce1"/>
          <table:table-cell office:value-type="string" table:style-name="ce1">
            <text:p>SIMON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11999_paradise papers - malta corporate registry_na_simon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14921_Paradise Papers - Malta corporate registry_NA_DARREN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14921" table:style-name="ce1">
            <text:p>56014921</text:p>
          </table:table-cell>
          <table:table-cell office:value-type="string" table:style-name="ce1">
            <text:p>Paradise Papers - Malta corporate registry</text:p>
          </table:table-cell>
          <table:table-cell table:style-name="ce1"/>
          <table:table-cell office:value-type="string" table:style-name="ce1">
            <text:p>DARREN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14921_paradise papers - malta corporate registry_na_darren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15168_Paradise Papers - Malta corporate registry_NA_MICHAEL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15168" table:style-name="ce1">
            <text:p>56015168</text:p>
          </table:table-cell>
          <table:table-cell office:value-type="string" table:style-name="ce1">
            <text:p>Paradise Papers - Malta corporate registry</text:p>
          </table:table-cell>
          <table:table-cell table:style-name="ce1"/>
          <table:table-cell office:value-type="string" table:style-name="ce1">
            <text:p>MICHAEL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15168_paradise papers - malta corporate registry_na_michael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17277_Paradise Papers - Malta corporate registry_NA_CARMEL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17277" table:style-name="ce1">
            <text:p>56017277</text:p>
          </table:table-cell>
          <table:table-cell office:value-type="string" table:style-name="ce1">
            <text:p>Paradise Papers - Malta corporate registry</text:p>
          </table:table-cell>
          <table:table-cell table:style-name="ce1"/>
          <table:table-cell office:value-type="string" table:style-name="ce1">
            <text:p>CARMEL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17277_paradise papers - malta corporate registry_na_carmel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17713_Paradise Papers - Malta corporate registry_NA_ANDREW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17713" table:style-name="ce1">
            <text:p>56017713</text:p>
          </table:table-cell>
          <table:table-cell office:value-type="string" table:style-name="ce1">
            <text:p>Paradise Papers - Malta corporate registry</text:p>
          </table:table-cell>
          <table:table-cell table:style-name="ce1"/>
          <table:table-cell office:value-type="string" table:style-name="ce1">
            <text:p>ANDREW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17713_paradise papers - malta corporate registry_na_andrew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18027_Paradise Papers - Malta corporate registry_NA_RITA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18027" table:style-name="ce1">
            <text:p>56018027</text:p>
          </table:table-cell>
          <table:table-cell office:value-type="string" table:style-name="ce1">
            <text:p>Paradise Papers - Malta corporate registry</text:p>
          </table:table-cell>
          <table:table-cell table:style-name="ce1"/>
          <table:table-cell office:value-type="string" table:style-name="ce1">
            <text:p>RITA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18027_paradise papers - malta corporate registry_na_rita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18417_Paradise Papers - Malta corporate registry_NA_DAVID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18417" table:style-name="ce1">
            <text:p>56018417</text:p>
          </table:table-cell>
          <table:table-cell office:value-type="string" table:style-name="ce1">
            <text:p>Paradise Papers - Malta corporate registry</text:p>
          </table:table-cell>
          <table:table-cell table:style-name="ce1"/>
          <table:table-cell office:value-type="string" table:style-name="ce1">
            <text:p>DAVID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18417_paradise papers - malta corporate registry_na_david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19464_Paradise Papers - Malta corporate registry_NA_CHARLES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19464" table:style-name="ce1">
            <text:p>56019464</text:p>
          </table:table-cell>
          <table:table-cell office:value-type="string" table:style-name="ce1">
            <text:p>Paradise Papers - Malta corporate registry</text:p>
          </table:table-cell>
          <table:table-cell table:style-name="ce1"/>
          <table:table-cell office:value-type="string" table:style-name="ce1">
            <text:p>CHARLES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19464_paradise papers - malta corporate registry_na_charles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19767_Paradise Papers - Malta corporate registry_NA_CLAUDETTE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19767" table:style-name="ce1">
            <text:p>56019767</text:p>
          </table:table-cell>
          <table:table-cell office:value-type="string" table:style-name="ce1">
            <text:p>Paradise Papers - Malta corporate registry</text:p>
          </table:table-cell>
          <table:table-cell table:style-name="ce1"/>
          <table:table-cell office:value-type="string" table:style-name="ce1">
            <text:p>CLAUDETTE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19767_paradise papers - malta corporate registry_na_claudette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19863_Paradise Papers - Malta corporate registry_NA_MARIO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19863" table:style-name="ce1">
            <text:p>56019863</text:p>
          </table:table-cell>
          <table:table-cell office:value-type="string" table:style-name="ce1">
            <text:p>Paradise Papers - Malta corporate registry</text:p>
          </table:table-cell>
          <table:table-cell table:style-name="ce1"/>
          <table:table-cell office:value-type="string" table:style-name="ce1">
            <text:p>MARIO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19863_paradise papers - malta corporate registry_na_mario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12544_Paradise Papers - Malta corporate registry_NA_AIDAN LUNGARO-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12544" table:style-name="ce1">
            <text:p>56012544</text:p>
          </table:table-cell>
          <table:table-cell office:value-type="string" table:style-name="ce1">
            <text:p>Paradise Papers - Malta corporate registry</text:p>
          </table:table-cell>
          <table:table-cell table:style-name="ce1"/>
          <table:table-cell office:value-type="string" table:style-name="ce1">
            <text:p>AIDAN LUNGARO-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12544_paradise papers - malta corporate registry_na_aidan lungaro-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19620_Paradise Papers - Malta corporate registry_NA_GEORGE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19620" table:style-name="ce1">
            <text:p>56019620</text:p>
          </table:table-cell>
          <table:table-cell office:value-type="string" table:style-name="ce1">
            <text:p>Paradise Papers - Malta corporate registry</text:p>
          </table:table-cell>
          <table:table-cell table:style-name="ce1"/>
          <table:table-cell office:value-type="string" table:style-name="ce1">
            <text:p>GEORGE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19620_paradise papers - malta corporate registry_na_george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13183_Paradise Papers - Malta corporate registry_NA_MALCOLM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13183" table:style-name="ce1">
            <text:p>56013183</text:p>
          </table:table-cell>
          <table:table-cell office:value-type="string" table:style-name="ce1">
            <text:p>Paradise Papers - Malta corporate registry</text:p>
          </table:table-cell>
          <table:table-cell table:style-name="ce1"/>
          <table:table-cell office:value-type="string" table:style-name="ce1">
            <text:p>MALCOLM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13183_paradise papers - malta corporate registry_na_malcolm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13253_Paradise Papers - Malta corporate registry_NA_PAUL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13253" table:style-name="ce1">
            <text:p>56013253</text:p>
          </table:table-cell>
          <table:table-cell office:value-type="string" table:style-name="ce1">
            <text:p>Paradise Papers - Malta corporate registry</text:p>
          </table:table-cell>
          <table:table-cell table:style-name="ce1"/>
          <table:table-cell office:value-type="string" table:style-name="ce1">
            <text:p>PAUL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13253_paradise papers - malta corporate registry_na_paul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20371_Paradise Papers - Malta corporate registry_NA_MAROUSKA MIFSUD BONELLO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20371" table:style-name="ce1">
            <text:p>56020371</text:p>
          </table:table-cell>
          <table:table-cell office:value-type="string" table:style-name="ce1">
            <text:p>Paradise Papers - Malta corporate registry</text:p>
          </table:table-cell>
          <table:table-cell table:style-name="ce1"/>
          <table:table-cell office:value-type="string" table:style-name="ce1">
            <text:p>MAROUSKA MIFSUD BONELLO</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20371_paradise papers - malta corporate registry_na_marouska mifsud bonello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20604_Paradise Papers - Malta corporate registry_NA_PAUL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20604" table:style-name="ce1">
            <text:p>56020604</text:p>
          </table:table-cell>
          <table:table-cell office:value-type="string" table:style-name="ce1">
            <text:p>Paradise Papers - Malta corporate registry</text:p>
          </table:table-cell>
          <table:table-cell table:style-name="ce1"/>
          <table:table-cell office:value-type="string" table:style-name="ce1">
            <text:p>PAUL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20604_paradise papers - malta corporate registry_na_paul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20117_Paradise Papers - Malta corporate registry_NA_MARIE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20117" table:style-name="ce1">
            <text:p>56020117</text:p>
          </table:table-cell>
          <table:table-cell office:value-type="string" table:style-name="ce1">
            <text:p>Paradise Papers - Malta corporate registry</text:p>
          </table:table-cell>
          <table:table-cell table:style-name="ce1"/>
          <table:table-cell office:value-type="string" table:style-name="ce1">
            <text:p>MARIE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20117_paradise papers - malta corporate registry_na_marie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20836_Paradise Papers - Malta corporate registry_NA_GRETA MIFSUD AGIUS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20836" table:style-name="ce1">
            <text:p>56020836</text:p>
          </table:table-cell>
          <table:table-cell office:value-type="string" table:style-name="ce1">
            <text:p>Paradise Papers - Malta corporate registry</text:p>
          </table:table-cell>
          <table:table-cell table:style-name="ce1"/>
          <table:table-cell office:value-type="string" table:style-name="ce1">
            <text:p>GRETA MIFSUD AGIUS</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20836_paradise papers - malta corporate registry_na_greta mifsud agius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16466_Paradise Papers - Malta corporate registry_NA_JOANNA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16466" table:style-name="ce1">
            <text:p>56016466</text:p>
          </table:table-cell>
          <table:table-cell office:value-type="string" table:style-name="ce1">
            <text:p>Paradise Papers - Malta corporate registry</text:p>
          </table:table-cell>
          <table:table-cell table:style-name="ce1"/>
          <table:table-cell office:value-type="string" table:style-name="ce1">
            <text:p>JOANNA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16466_paradise papers - malta corporate registry_na_joanna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16777_Paradise Papers - Malta corporate registry_NA_JOSETTE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16777" table:style-name="ce1">
            <text:p>56016777</text:p>
          </table:table-cell>
          <table:table-cell office:value-type="string" table:style-name="ce1">
            <text:p>Paradise Papers - Malta corporate registry</text:p>
          </table:table-cell>
          <table:table-cell table:style-name="ce1"/>
          <table:table-cell office:value-type="string" table:style-name="ce1">
            <text:p>JOSETTE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16777_paradise papers - malta corporate registry_na_josette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19602_Paradise Papers - Malta corporate registry_NA_JACQUELINE JACKIE MIFSUD CREMONA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19602" table:style-name="ce1">
            <text:p>56019602</text:p>
          </table:table-cell>
          <table:table-cell office:value-type="string" table:style-name="ce1">
            <text:p>Paradise Papers - Malta corporate registry</text:p>
          </table:table-cell>
          <table:table-cell table:style-name="ce1"/>
          <table:table-cell office:value-type="string" table:style-name="ce1">
            <text:p>JACQUELINE JACKIE MIFSUD CREMONA</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19602_paradise papers - malta corporate registry_na_jacqueline jackie mifsud cremon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17762_Paradise Papers - Malta corporate registry_NA_GENEVIEVE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17762" table:style-name="ce1">
            <text:p>56017762</text:p>
          </table:table-cell>
          <table:table-cell office:value-type="string" table:style-name="ce1">
            <text:p>Paradise Papers - Malta corporate registry</text:p>
          </table:table-cell>
          <table:table-cell table:style-name="ce1"/>
          <table:table-cell office:value-type="string" table:style-name="ce1">
            <text:p>GENEVIEVE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17762_paradise papers - malta corporate registry_na_genevieve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17987_Paradise Papers - Malta corporate registry_NA_STEPHEN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17987" table:style-name="ce1">
            <text:p>56017987</text:p>
          </table:table-cell>
          <table:table-cell office:value-type="string" table:style-name="ce1">
            <text:p>Paradise Papers - Malta corporate registry</text:p>
          </table:table-cell>
          <table:table-cell table:style-name="ce1"/>
          <table:table-cell office:value-type="string" table:style-name="ce1">
            <text:p>STEPHEN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17987_paradise papers - malta corporate registry_na_stephen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20512_Paradise Papers - Malta corporate registry_NA_ADRIAN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20512" table:style-name="ce1">
            <text:p>56020512</text:p>
          </table:table-cell>
          <table:table-cell office:value-type="string" table:style-name="ce1">
            <text:p>Paradise Papers - Malta corporate registry</text:p>
          </table:table-cell>
          <table:table-cell table:style-name="ce1"/>
          <table:table-cell office:value-type="string" table:style-name="ce1">
            <text:p>ADRIAN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20512_paradise papers - malta corporate registry_na_adrian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14754_Paradise Papers - Malta corporate registry_NA_RENO SIVE RYAN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14754" table:style-name="ce1">
            <text:p>56014754</text:p>
          </table:table-cell>
          <table:table-cell office:value-type="string" table:style-name="ce1">
            <text:p>Paradise Papers - Malta corporate registry</text:p>
          </table:table-cell>
          <table:table-cell table:style-name="ce1"/>
          <table:table-cell office:value-type="string" table:style-name="ce1">
            <text:p>RENO SIVE RYAN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14754_paradise papers - malta corporate registry_na_reno sive ryan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15119_Paradise Papers - Malta corporate registry_NA_MAXIMILIAN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15119" table:style-name="ce1">
            <text:p>56015119</text:p>
          </table:table-cell>
          <table:table-cell office:value-type="string" table:style-name="ce1">
            <text:p>Paradise Papers - Malta corporate registry</text:p>
          </table:table-cell>
          <table:table-cell table:style-name="ce1"/>
          <table:table-cell office:value-type="string" table:style-name="ce1">
            <text:p>MAXIMILIAN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15119_paradise papers - malta corporate registry_na_maximilian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21386_Paradise Papers - Malta corporate registry_NA_JOSEPH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21386" table:style-name="ce1">
            <text:p>56021386</text:p>
          </table:table-cell>
          <table:table-cell office:value-type="string" table:style-name="ce1">
            <text:p>Paradise Papers - Malta corporate registry</text:p>
          </table:table-cell>
          <table:table-cell table:style-name="ce1"/>
          <table:table-cell office:value-type="string" table:style-name="ce1">
            <text:p>JOSEPH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21386_paradise papers - malta corporate registry_na_joseph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21914_Paradise Papers - Malta corporate registry_NA_CHRISTINA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21914" table:style-name="ce1">
            <text:p>56021914</text:p>
          </table:table-cell>
          <table:table-cell office:value-type="string" table:style-name="ce1">
            <text:p>Paradise Papers - Malta corporate registry</text:p>
          </table:table-cell>
          <table:table-cell table:style-name="ce1"/>
          <table:table-cell office:value-type="string" table:style-name="ce1">
            <text:p>CHRISTINA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21914_paradise papers - malta corporate registry_na_christina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22021_Paradise Papers - Malta corporate registry_NA_JOSEPH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22021" table:style-name="ce1">
            <text:p>56022021</text:p>
          </table:table-cell>
          <table:table-cell office:value-type="string" table:style-name="ce1">
            <text:p>Paradise Papers - Malta corporate registry</text:p>
          </table:table-cell>
          <table:table-cell table:style-name="ce1"/>
          <table:table-cell office:value-type="string" table:style-name="ce1">
            <text:p>JOSEPH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22021_paradise papers - malta corporate registry_na_joseph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22110_Paradise Papers - Malta corporate registry_NA_ROBERT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22110" table:style-name="ce1">
            <text:p>56022110</text:p>
          </table:table-cell>
          <table:table-cell office:value-type="string" table:style-name="ce1">
            <text:p>Paradise Papers - Malta corporate registry</text:p>
          </table:table-cell>
          <table:table-cell table:style-name="ce1"/>
          <table:table-cell office:value-type="string" table:style-name="ce1">
            <text:p>ROBERT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22110_paradise papers - malta corporate registry_na_robert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18221_Paradise Papers - Malta corporate registry_NA_JEAN PIERRE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18221" table:style-name="ce1">
            <text:p>56018221</text:p>
          </table:table-cell>
          <table:table-cell office:value-type="string" table:style-name="ce1">
            <text:p>Paradise Papers - Malta corporate registry</text:p>
          </table:table-cell>
          <table:table-cell table:style-name="ce1"/>
          <table:table-cell office:value-type="string" table:style-name="ce1">
            <text:p>JEAN PIERRE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18221_paradise papers - malta corporate registry_na_jean pierre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15800_Paradise Papers - Malta corporate registry_NA_CHRISTINE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15800" table:style-name="ce1">
            <text:p>56015800</text:p>
          </table:table-cell>
          <table:table-cell office:value-type="string" table:style-name="ce1">
            <text:p>Paradise Papers - Malta corporate registry</text:p>
          </table:table-cell>
          <table:table-cell table:style-name="ce1"/>
          <table:table-cell office:value-type="string" table:style-name="ce1">
            <text:p>CHRISTINE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15800_paradise papers - malta corporate registry_na_christine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18673_Paradise Papers - Malta corporate registry_NA_YVANKA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18673" table:style-name="ce1">
            <text:p>56018673</text:p>
          </table:table-cell>
          <table:table-cell office:value-type="string" table:style-name="ce1">
            <text:p>Paradise Papers - Malta corporate registry</text:p>
          </table:table-cell>
          <table:table-cell table:style-name="ce1"/>
          <table:table-cell office:value-type="string" table:style-name="ce1">
            <text:p>YVANKA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18673_paradise papers - malta corporate registry_na_yvanka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22589_Paradise Papers - Malta corporate registry_NA_JOSETTE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22589" table:style-name="ce1">
            <text:p>56022589</text:p>
          </table:table-cell>
          <table:table-cell office:value-type="string" table:style-name="ce1">
            <text:p>Paradise Papers - Malta corporate registry</text:p>
          </table:table-cell>
          <table:table-cell table:style-name="ce1"/>
          <table:table-cell office:value-type="string" table:style-name="ce1">
            <text:p>JOSETTE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22589_paradise papers - malta corporate registry_na_josette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22857_Paradise Papers - Malta corporate registry_NA_JOSEPH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22857" table:style-name="ce1">
            <text:p>56022857</text:p>
          </table:table-cell>
          <table:table-cell office:value-type="string" table:style-name="ce1">
            <text:p>Paradise Papers - Malta corporate registry</text:p>
          </table:table-cell>
          <table:table-cell table:style-name="ce1"/>
          <table:table-cell office:value-type="string" table:style-name="ce1">
            <text:p>JOSEPH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22857_paradise papers - malta corporate registry_na_joseph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23034_Paradise Papers - Malta corporate registry_NA_MARTIN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23034" table:style-name="ce1">
            <text:p>56023034</text:p>
          </table:table-cell>
          <table:table-cell office:value-type="string" table:style-name="ce1">
            <text:p>Paradise Papers - Malta corporate registry</text:p>
          </table:table-cell>
          <table:table-cell table:style-name="ce1"/>
          <table:table-cell office:value-type="string" table:style-name="ce1">
            <text:p>MARTIN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23034_paradise papers - malta corporate registry_na_martin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23684_Paradise Papers - Malta corporate registry_NA_JOHN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23684" table:style-name="ce1">
            <text:p>56023684</text:p>
          </table:table-cell>
          <table:table-cell office:value-type="string" table:style-name="ce1">
            <text:p>Paradise Papers - Malta corporate registry</text:p>
          </table:table-cell>
          <table:table-cell table:style-name="ce1"/>
          <table:table-cell office:value-type="string" table:style-name="ce1">
            <text:p>JOHN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23684_paradise papers - malta corporate registry_na_john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19603_Paradise Papers - Malta corporate registry_NA_JACQUELINE K/A JACKIE MIFSUD CREMONA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19603" table:style-name="ce1">
            <text:p>56019603</text:p>
          </table:table-cell>
          <table:table-cell office:value-type="string" table:style-name="ce1">
            <text:p>Paradise Papers - Malta corporate registry</text:p>
          </table:table-cell>
          <table:table-cell table:style-name="ce1"/>
          <table:table-cell office:value-type="string" table:style-name="ce1">
            <text:p>JACQUELINE K/A JACKIE MIFSUD CREMONA</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19603_paradise papers - malta corporate registry_na_jacqueline k/a jackie mifsud cremon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16527_Paradise Papers - Malta corporate registry_NA_MALCOLM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16527" table:style-name="ce1">
            <text:p>56016527</text:p>
          </table:table-cell>
          <table:table-cell office:value-type="string" table:style-name="ce1">
            <text:p>Paradise Papers - Malta corporate registry</text:p>
          </table:table-cell>
          <table:table-cell table:style-name="ce1"/>
          <table:table-cell office:value-type="string" table:style-name="ce1">
            <text:p>MALCOLM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16527_paradise papers - malta corporate registry_na_malcolm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19765_Paradise Papers - Malta corporate registry_NA_MARGARET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19765" table:style-name="ce1">
            <text:p>56019765</text:p>
          </table:table-cell>
          <table:table-cell office:value-type="string" table:style-name="ce1">
            <text:p>Paradise Papers - Malta corporate registry</text:p>
          </table:table-cell>
          <table:table-cell table:style-name="ce1"/>
          <table:table-cell office:value-type="string" table:style-name="ce1">
            <text:p>MARGARET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19765_paradise papers - malta corporate registry_na_margaret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17341_Paradise Papers - Malta corporate registry_NA_GORG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17341" table:style-name="ce1">
            <text:p>56017341</text:p>
          </table:table-cell>
          <table:table-cell office:value-type="string" table:style-name="ce1">
            <text:p>Paradise Papers - Malta corporate registry</text:p>
          </table:table-cell>
          <table:table-cell table:style-name="ce1"/>
          <table:table-cell office:value-type="string" table:style-name="ce1">
            <text:p>GORG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17341_paradise papers - malta corporate registry_na_gorg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18286_Paradise Papers - Malta corporate registry_NA_CLAIRE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18286" table:style-name="ce1">
            <text:p>56018286</text:p>
          </table:table-cell>
          <table:table-cell office:value-type="string" table:style-name="ce1">
            <text:p>Paradise Papers - Malta corporate registry</text:p>
          </table:table-cell>
          <table:table-cell table:style-name="ce1"/>
          <table:table-cell office:value-type="string" table:style-name="ce1">
            <text:p>CLAIRE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18286_paradise papers - malta corporate registry_na_claire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18469_Paradise Papers - Malta corporate registry_NA_JOSEPH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18469" table:style-name="ce1">
            <text:p>56018469</text:p>
          </table:table-cell>
          <table:table-cell office:value-type="string" table:style-name="ce1">
            <text:p>Paradise Papers - Malta corporate registry</text:p>
          </table:table-cell>
          <table:table-cell table:style-name="ce1"/>
          <table:table-cell office:value-type="string" table:style-name="ce1">
            <text:p>JOSEPH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18469_paradise papers - malta corporate registry_na_joseph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17257_Paradise Papers - Malta corporate registry_NA_RAMON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17257" table:style-name="ce1">
            <text:p>56017257</text:p>
          </table:table-cell>
          <table:table-cell office:value-type="string" table:style-name="ce1">
            <text:p>Paradise Papers - Malta corporate registry</text:p>
          </table:table-cell>
          <table:table-cell table:style-name="ce1"/>
          <table:table-cell office:value-type="string" table:style-name="ce1">
            <text:p>RAMON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17257_paradise papers - malta corporate registry_na_ramon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21054_Paradise Papers - Malta corporate registry_NA_ANNA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21054" table:style-name="ce1">
            <text:p>56021054</text:p>
          </table:table-cell>
          <table:table-cell office:value-type="string" table:style-name="ce1">
            <text:p>Paradise Papers - Malta corporate registry</text:p>
          </table:table-cell>
          <table:table-cell table:style-name="ce1"/>
          <table:table-cell office:value-type="string" table:style-name="ce1">
            <text:p>ANNA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21054_paradise papers - malta corporate registry_na_anna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19646_Paradise Papers - Malta corporate registry_NA_ALBERT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19646" table:style-name="ce1">
            <text:p>56019646</text:p>
          </table:table-cell>
          <table:table-cell office:value-type="string" table:style-name="ce1">
            <text:p>Paradise Papers - Malta corporate registry</text:p>
          </table:table-cell>
          <table:table-cell table:style-name="ce1"/>
          <table:table-cell office:value-type="string" table:style-name="ce1">
            <text:p>ALBERT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19646_paradise papers - malta corporate registry_na_albert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20061_Paradise Papers - Malta corporate registry_NA_EMANUEL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20061" table:style-name="ce1">
            <text:p>56020061</text:p>
          </table:table-cell>
          <table:table-cell office:value-type="string" table:style-name="ce1">
            <text:p>Paradise Papers - Malta corporate registry</text:p>
          </table:table-cell>
          <table:table-cell table:style-name="ce1"/>
          <table:table-cell office:value-type="string" table:style-name="ce1">
            <text:p>EMANUEL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20061_paradise papers - malta corporate registry_na_emanuel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22246_Paradise Papers - Malta corporate registry_NA_CHRISTOPHER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22246" table:style-name="ce1">
            <text:p>56022246</text:p>
          </table:table-cell>
          <table:table-cell office:value-type="string" table:style-name="ce1">
            <text:p>Paradise Papers - Malta corporate registry</text:p>
          </table:table-cell>
          <table:table-cell table:style-name="ce1"/>
          <table:table-cell office:value-type="string" table:style-name="ce1">
            <text:p>CHRISTOPHER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22246_paradise papers - malta corporate registry_na_christopher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25110_Paradise Papers - Malta corporate registry_NA_MARIO MIFSUD BONNICI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25110" table:style-name="ce1">
            <text:p>56025110</text:p>
          </table:table-cell>
          <table:table-cell office:value-type="string" table:style-name="ce1">
            <text:p>Paradise Papers - Malta corporate registry</text:p>
          </table:table-cell>
          <table:table-cell table:style-name="ce1"/>
          <table:table-cell office:value-type="string" table:style-name="ce1">
            <text:p>MARIO MIFSUD BONNICI</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25110_paradise papers - malta corporate registry_na_mario mifsud bonnici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24934_Paradise Papers - Malta corporate registry_NA_MARCO MIFSUD BONNICI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24934" table:style-name="ce1">
            <text:p>56024934</text:p>
          </table:table-cell>
          <table:table-cell office:value-type="string" table:style-name="ce1">
            <text:p>Paradise Papers - Malta corporate registry</text:p>
          </table:table-cell>
          <table:table-cell table:style-name="ce1"/>
          <table:table-cell office:value-type="string" table:style-name="ce1">
            <text:p>MARCO MIFSUD BONNICI</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24934_paradise papers - malta corporate registry_na_marco mifsud bonnici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25714_Paradise Papers - Malta corporate registry_NA_ANABEL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25714" table:style-name="ce1">
            <text:p>56025714</text:p>
          </table:table-cell>
          <table:table-cell office:value-type="string" table:style-name="ce1">
            <text:p>Paradise Papers - Malta corporate registry</text:p>
          </table:table-cell>
          <table:table-cell table:style-name="ce1"/>
          <table:table-cell office:value-type="string" table:style-name="ce1">
            <text:p>ANABEL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25714_paradise papers - malta corporate registry_na_anabel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19034_Paradise Papers - Malta corporate registry_NA_SEBASTIAN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19034" table:style-name="ce1">
            <text:p>56019034</text:p>
          </table:table-cell>
          <table:table-cell office:value-type="string" table:style-name="ce1">
            <text:p>Paradise Papers - Malta corporate registry</text:p>
          </table:table-cell>
          <table:table-cell table:style-name="ce1"/>
          <table:table-cell office:value-type="string" table:style-name="ce1">
            <text:p>SEBASTIAN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19034_paradise papers - malta corporate registry_na_sebastian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26052_Paradise Papers - Malta corporate registry_NA_MARGARET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26052" table:style-name="ce1">
            <text:p>56026052</text:p>
          </table:table-cell>
          <table:table-cell office:value-type="string" table:style-name="ce1">
            <text:p>Paradise Papers - Malta corporate registry</text:p>
          </table:table-cell>
          <table:table-cell table:style-name="ce1"/>
          <table:table-cell office:value-type="string" table:style-name="ce1">
            <text:p>MARGARET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26052_paradise papers - malta corporate registry_na_margaret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22369_Paradise Papers - Malta corporate registry_NA_VANESSA PORTANIER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22369" table:style-name="ce1">
            <text:p>56022369</text:p>
          </table:table-cell>
          <table:table-cell office:value-type="string" table:style-name="ce1">
            <text:p>Paradise Papers - Malta corporate registry</text:p>
          </table:table-cell>
          <table:table-cell table:style-name="ce1"/>
          <table:table-cell office:value-type="string" table:style-name="ce1">
            <text:p>VANESSA PORTANIER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22369_paradise papers - malta corporate registry_na_vanessa portanier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22711_Paradise Papers - Malta corporate registry_NA_ARON MIFSUD BONNICI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22711" table:style-name="ce1">
            <text:p>56022711</text:p>
          </table:table-cell>
          <table:table-cell office:value-type="string" table:style-name="ce1">
            <text:p>Paradise Papers - Malta corporate registry</text:p>
          </table:table-cell>
          <table:table-cell table:style-name="ce1"/>
          <table:table-cell office:value-type="string" table:style-name="ce1">
            <text:p>ARON MIFSUD BONNICI</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22711_paradise papers - malta corporate registry_na_aron mifsud bonnici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23717_Paradise Papers - Malta corporate registry_NA_CEDRIC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23717" table:style-name="ce1">
            <text:p>56023717</text:p>
          </table:table-cell>
          <table:table-cell office:value-type="string" table:style-name="ce1">
            <text:p>Paradise Papers - Malta corporate registry</text:p>
          </table:table-cell>
          <table:table-cell table:style-name="ce1"/>
          <table:table-cell office:value-type="string" table:style-name="ce1">
            <text:p>CEDRIC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23717_paradise papers - malta corporate registry_na_cedric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24028_Paradise Papers - Malta corporate registry_NA_ROBERTO J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24028" table:style-name="ce1">
            <text:p>56024028</text:p>
          </table:table-cell>
          <table:table-cell office:value-type="string" table:style-name="ce1">
            <text:p>Paradise Papers - Malta corporate registry</text:p>
          </table:table-cell>
          <table:table-cell table:style-name="ce1"/>
          <table:table-cell office:value-type="string" table:style-name="ce1">
            <text:p>ROBERTO J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24028_paradise papers - malta corporate registry_na_roberto j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25798_Paradise Papers - Malta corporate registry_NA_PIERRE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25798" table:style-name="ce1">
            <text:p>56025798</text:p>
          </table:table-cell>
          <table:table-cell office:value-type="string" table:style-name="ce1">
            <text:p>Paradise Papers - Malta corporate registry</text:p>
          </table:table-cell>
          <table:table-cell table:style-name="ce1"/>
          <table:table-cell office:value-type="string" table:style-name="ce1">
            <text:p>PIERRE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25798_paradise papers - malta corporate registry_na_pierre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23513_Paradise Papers - Malta corporate registry_NA_MONICA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23513" table:style-name="ce1">
            <text:p>56023513</text:p>
          </table:table-cell>
          <table:table-cell office:value-type="string" table:style-name="ce1">
            <text:p>Paradise Papers - Malta corporate registry</text:p>
          </table:table-cell>
          <table:table-cell table:style-name="ce1"/>
          <table:table-cell office:value-type="string" table:style-name="ce1">
            <text:p>MONICA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23513_paradise papers - malta corporate registry_na_monica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24263_Paradise Papers - Malta corporate registry_NA_SPIRIDIONE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24263" table:style-name="ce1">
            <text:p>56024263</text:p>
          </table:table-cell>
          <table:table-cell office:value-type="string" table:style-name="ce1">
            <text:p>Paradise Papers - Malta corporate registry</text:p>
          </table:table-cell>
          <table:table-cell table:style-name="ce1"/>
          <table:table-cell office:value-type="string" table:style-name="ce1">
            <text:p>SPIRIDIONE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24263_paradise papers - malta corporate registry_na_spiridione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24426_Paradise Papers - Malta corporate registry_NA_IVAN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24426" table:style-name="ce1">
            <text:p>56024426</text:p>
          </table:table-cell>
          <table:table-cell office:value-type="string" table:style-name="ce1">
            <text:p>Paradise Papers - Malta corporate registry</text:p>
          </table:table-cell>
          <table:table-cell table:style-name="ce1"/>
          <table:table-cell office:value-type="string" table:style-name="ce1">
            <text:p>IVAN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24426_paradise papers - malta corporate registry_na_ivan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26365_Paradise Papers - Malta corporate registry_NA_ALFRED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26365" table:style-name="ce1">
            <text:p>56026365</text:p>
          </table:table-cell>
          <table:table-cell office:value-type="string" table:style-name="ce1">
            <text:p>Paradise Papers - Malta corporate registry</text:p>
          </table:table-cell>
          <table:table-cell table:style-name="ce1"/>
          <table:table-cell office:value-type="string" table:style-name="ce1">
            <text:p>ALFRED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26365_paradise papers - malta corporate registry_na_alfred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26458_Paradise Papers - Malta corporate registry_NA_GEOFFREY <text:s/>MIFSUD FARRUGIA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26458" table:style-name="ce1">
            <text:p>56026458</text:p>
          </table:table-cell>
          <table:table-cell office:value-type="string" table:style-name="ce1">
            <text:p>Paradise Papers - Malta corporate registry</text:p>
          </table:table-cell>
          <table:table-cell table:style-name="ce1"/>
          <table:table-cell office:value-type="string" table:style-name="ce1">
            <text:p>GEOFFREY <text:s/>MIFSUD FARRUGIA</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26458_paradise papers - malta corporate registry_na_geoffrey <text:s/>mifsud farrugi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23731_Paradise Papers - Malta corporate registry_NA_KEVIN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23731" table:style-name="ce1">
            <text:p>56023731</text:p>
          </table:table-cell>
          <table:table-cell office:value-type="string" table:style-name="ce1">
            <text:p>Paradise Papers - Malta corporate registry</text:p>
          </table:table-cell>
          <table:table-cell table:style-name="ce1"/>
          <table:table-cell office:value-type="string" table:style-name="ce1">
            <text:p>KEVIN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23731_paradise papers - malta corporate registry_na_kevin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23836_Paradise Papers - Malta corporate registry_NA_MARC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23836" table:style-name="ce1">
            <text:p>56023836</text:p>
          </table:table-cell>
          <table:table-cell office:value-type="string" table:style-name="ce1">
            <text:p>Paradise Papers - Malta corporate registry</text:p>
          </table:table-cell>
          <table:table-cell table:style-name="ce1"/>
          <table:table-cell office:value-type="string" table:style-name="ce1">
            <text:p>MARC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23836_paradise papers - malta corporate registry_na_marc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23935_Paradise Papers - Malta corporate registry_NA_ROMINA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23935" table:style-name="ce1">
            <text:p>56023935</text:p>
          </table:table-cell>
          <table:table-cell office:value-type="string" table:style-name="ce1">
            <text:p>Paradise Papers - Malta corporate registry</text:p>
          </table:table-cell>
          <table:table-cell table:style-name="ce1"/>
          <table:table-cell office:value-type="string" table:style-name="ce1">
            <text:p>ROMINA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23935_paradise papers - malta corporate registry_na_romina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24371_Paradise Papers - Malta corporate registry_NA_RAYMOND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24371" table:style-name="ce1">
            <text:p>56024371</text:p>
          </table:table-cell>
          <table:table-cell office:value-type="string" table:style-name="ce1">
            <text:p>Paradise Papers - Malta corporate registry</text:p>
          </table:table-cell>
          <table:table-cell table:style-name="ce1"/>
          <table:table-cell office:value-type="string" table:style-name="ce1">
            <text:p>RAYMOND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24371_paradise papers - malta corporate registry_na_raymond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19617_Paradise Papers - Malta corporate registry_NA_GEORGE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19617" table:style-name="ce1">
            <text:p>56019617</text:p>
          </table:table-cell>
          <table:table-cell office:value-type="string" table:style-name="ce1">
            <text:p>Paradise Papers - Malta corporate registry</text:p>
          </table:table-cell>
          <table:table-cell table:style-name="ce1"/>
          <table:table-cell office:value-type="string" table:style-name="ce1">
            <text:p>GEORGE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19617_paradise papers - malta corporate registry_na_george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20704_Paradise Papers - Malta corporate registry_NA_RYAN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20704" table:style-name="ce1">
            <text:p>56020704</text:p>
          </table:table-cell>
          <table:table-cell office:value-type="string" table:style-name="ce1">
            <text:p>Paradise Papers - Malta corporate registry</text:p>
          </table:table-cell>
          <table:table-cell table:style-name="ce1"/>
          <table:table-cell office:value-type="string" table:style-name="ce1">
            <text:p>RYAN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20704_paradise papers - malta corporate registry_na_ryan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20687_Paradise Papers - Malta corporate registry_NA_GEORGE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20687" table:style-name="ce1">
            <text:p>56020687</text:p>
          </table:table-cell>
          <table:table-cell office:value-type="string" table:style-name="ce1">
            <text:p>Paradise Papers - Malta corporate registry</text:p>
          </table:table-cell>
          <table:table-cell table:style-name="ce1"/>
          <table:table-cell office:value-type="string" table:style-name="ce1">
            <text:p>GEORGE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20687_paradise papers - malta corporate registry_na_george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25290_Paradise Papers - Malta corporate registry_NA_KEVIN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25290" table:style-name="ce1">
            <text:p>56025290</text:p>
          </table:table-cell>
          <table:table-cell office:value-type="string" table:style-name="ce1">
            <text:p>Paradise Papers - Malta corporate registry</text:p>
          </table:table-cell>
          <table:table-cell table:style-name="ce1"/>
          <table:table-cell office:value-type="string" table:style-name="ce1">
            <text:p>KEVIN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25290_paradise papers - malta corporate registry_na_kevin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21355_Paradise Papers - Malta corporate registry_NA_EDWARD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21355" table:style-name="ce1">
            <text:p>56021355</text:p>
          </table:table-cell>
          <table:table-cell office:value-type="string" table:style-name="ce1">
            <text:p>Paradise Papers - Malta corporate registry</text:p>
          </table:table-cell>
          <table:table-cell table:style-name="ce1"/>
          <table:table-cell office:value-type="string" table:style-name="ce1">
            <text:p>EDWARD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21355_paradise papers - malta corporate registry_na_edward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21385_Paradise Papers - Malta corporate registry_NA_MARTIN D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21385" table:style-name="ce1">
            <text:p>56021385</text:p>
          </table:table-cell>
          <table:table-cell office:value-type="string" table:style-name="ce1">
            <text:p>Paradise Papers - Malta corporate registry</text:p>
          </table:table-cell>
          <table:table-cell table:style-name="ce1"/>
          <table:table-cell office:value-type="string" table:style-name="ce1">
            <text:p>MARTIN D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21385_paradise papers - malta corporate registry_na_martin d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22300_Paradise Papers - Malta corporate registry_NA_PHILIP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22300" table:style-name="ce1">
            <text:p>56022300</text:p>
          </table:table-cell>
          <table:table-cell office:value-type="string" table:style-name="ce1">
            <text:p>Paradise Papers - Malta corporate registry</text:p>
          </table:table-cell>
          <table:table-cell table:style-name="ce1"/>
          <table:table-cell office:value-type="string" table:style-name="ce1">
            <text:p>PHILIP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22300_paradise papers - malta corporate registry_na_philip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26217_Paradise Papers - Malta corporate registry_NA_JOSEPH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26217" table:style-name="ce1">
            <text:p>56026217</text:p>
          </table:table-cell>
          <table:table-cell office:value-type="string" table:style-name="ce1">
            <text:p>Paradise Papers - Malta corporate registry</text:p>
          </table:table-cell>
          <table:table-cell table:style-name="ce1"/>
          <table:table-cell office:value-type="string" table:style-name="ce1">
            <text:p>JOSEPH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26217_paradise papers - malta corporate registry_na_joseph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18633_Paradise Papers - Malta corporate registry_NA_MARCEL KARL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18633" table:style-name="ce1">
            <text:p>56018633</text:p>
          </table:table-cell>
          <table:table-cell office:value-type="string" table:style-name="ce1">
            <text:p>Paradise Papers - Malta corporate registry</text:p>
          </table:table-cell>
          <table:table-cell table:style-name="ce1"/>
          <table:table-cell office:value-type="string" table:style-name="ce1">
            <text:p>MARCEL KARL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18633_paradise papers - malta corporate registry_na_marcel karl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28909_Paradise Papers - Malta corporate registry_NA_JOHN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28909" table:style-name="ce1">
            <text:p>56028909</text:p>
          </table:table-cell>
          <table:table-cell office:value-type="string" table:style-name="ce1">
            <text:p>Paradise Papers - Malta corporate registry</text:p>
          </table:table-cell>
          <table:table-cell table:style-name="ce1"/>
          <table:table-cell office:value-type="string" table:style-name="ce1">
            <text:p>JOHN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28909_paradise papers - malta corporate registry_na_john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27074_Paradise Papers - Malta corporate registry_NA_PAULINE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27074" table:style-name="ce1">
            <text:p>56027074</text:p>
          </table:table-cell>
          <table:table-cell office:value-type="string" table:style-name="ce1">
            <text:p>Paradise Papers - Malta corporate registry</text:p>
          </table:table-cell>
          <table:table-cell table:style-name="ce1"/>
          <table:table-cell office:value-type="string" table:style-name="ce1">
            <text:p>PAULINE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27074_paradise papers - malta corporate registry_na_pauline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30403_Paradise Papers - Malta corporate registry_NA_JURGEN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30403" table:style-name="ce1">
            <text:p>56030403</text:p>
          </table:table-cell>
          <table:table-cell office:value-type="string" table:style-name="ce1">
            <text:p>Paradise Papers - Malta corporate registry</text:p>
          </table:table-cell>
          <table:table-cell table:style-name="ce1"/>
          <table:table-cell office:value-type="string" table:style-name="ce1">
            <text:p>JURGEN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30403_paradise papers - malta corporate registry_na_jurgen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30437_Paradise Papers - Malta corporate registry_NA_SIGMUND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30437" table:style-name="ce1">
            <text:p>56030437</text:p>
          </table:table-cell>
          <table:table-cell office:value-type="string" table:style-name="ce1">
            <text:p>Paradise Papers - Malta corporate registry</text:p>
          </table:table-cell>
          <table:table-cell table:style-name="ce1"/>
          <table:table-cell office:value-type="string" table:style-name="ce1">
            <text:p>SIGMUND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30437_paradise papers - malta corporate registry_na_sigmund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22598_Paradise Papers - Malta corporate registry_NA_MICHAEL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22598" table:style-name="ce1">
            <text:p>56022598</text:p>
          </table:table-cell>
          <table:table-cell office:value-type="string" table:style-name="ce1">
            <text:p>Paradise Papers - Malta corporate registry</text:p>
          </table:table-cell>
          <table:table-cell table:style-name="ce1"/>
          <table:table-cell office:value-type="string" table:style-name="ce1">
            <text:p>MICHAEL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22598_paradise papers - malta corporate registry_na_michael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22664_Paradise Papers - Malta corporate registry_NA_FRANCOIS MIFSUD WISMAYER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22664" table:style-name="ce1">
            <text:p>56022664</text:p>
          </table:table-cell>
          <table:table-cell office:value-type="string" table:style-name="ce1">
            <text:p>Paradise Papers - Malta corporate registry</text:p>
          </table:table-cell>
          <table:table-cell table:style-name="ce1"/>
          <table:table-cell office:value-type="string" table:style-name="ce1">
            <text:p>FRANCOIS MIFSUD WISMAYER</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22664_paradise papers - malta corporate registry_na_francois mifsud wismayer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26213_Paradise Papers - Malta corporate registry_NA_JOSEPHINE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26213" table:style-name="ce1">
            <text:p>56026213</text:p>
          </table:table-cell>
          <table:table-cell office:value-type="string" table:style-name="ce1">
            <text:p>Paradise Papers - Malta corporate registry</text:p>
          </table:table-cell>
          <table:table-cell table:style-name="ce1"/>
          <table:table-cell office:value-type="string" table:style-name="ce1">
            <text:p>JOSEPHINE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26213_paradise papers - malta corporate registry_na_josephine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29368_Paradise Papers - Malta corporate registry_NA_ANGELO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29368" table:style-name="ce1">
            <text:p>56029368</text:p>
          </table:table-cell>
          <table:table-cell office:value-type="string" table:style-name="ce1">
            <text:p>Paradise Papers - Malta corporate registry</text:p>
          </table:table-cell>
          <table:table-cell table:style-name="ce1"/>
          <table:table-cell office:value-type="string" table:style-name="ce1">
            <text:p>ANGELO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29368_paradise papers - malta corporate registry_na_angelo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30178_Paradise Papers - Malta corporate registry_NA_CLAUDE MIFSUD WISMAYER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30178" table:style-name="ce1">
            <text:p>56030178</text:p>
          </table:table-cell>
          <table:table-cell office:value-type="string" table:style-name="ce1">
            <text:p>Paradise Papers - Malta corporate registry</text:p>
          </table:table-cell>
          <table:table-cell table:style-name="ce1"/>
          <table:table-cell office:value-type="string" table:style-name="ce1">
            <text:p>CLAUDE MIFSUD WISMAYER</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30178_paradise papers - malta corporate registry_na_claude mifsud wismayer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30291_Paradise Papers - Malta corporate registry_NA_MARK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30291" table:style-name="ce1">
            <text:p>56030291</text:p>
          </table:table-cell>
          <table:table-cell office:value-type="string" table:style-name="ce1">
            <text:p>Paradise Papers - Malta corporate registry</text:p>
          </table:table-cell>
          <table:table-cell table:style-name="ce1"/>
          <table:table-cell office:value-type="string" table:style-name="ce1">
            <text:p>MARK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30291_paradise papers - malta corporate registry_na_mark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27726_Paradise Papers - Malta corporate registry_NA_KATIA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27726" table:style-name="ce1">
            <text:p>56027726</text:p>
          </table:table-cell>
          <table:table-cell office:value-type="string" table:style-name="ce1">
            <text:p>Paradise Papers - Malta corporate registry</text:p>
          </table:table-cell>
          <table:table-cell table:style-name="ce1"/>
          <table:table-cell office:value-type="string" table:style-name="ce1">
            <text:p>KATIA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27726_paradise papers - malta corporate registry_na_katia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31957_Paradise Papers - Malta corporate registry_NA_ALFRED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31957" table:style-name="ce1">
            <text:p>56031957</text:p>
          </table:table-cell>
          <table:table-cell office:value-type="string" table:style-name="ce1">
            <text:p>Paradise Papers - Malta corporate registry</text:p>
          </table:table-cell>
          <table:table-cell table:style-name="ce1"/>
          <table:table-cell office:value-type="string" table:style-name="ce1">
            <text:p>ALFRED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31957_paradise papers - malta corporate registry_na_alfred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26855_Paradise Papers - Malta corporate registry_NA_DAVID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26855" table:style-name="ce1">
            <text:p>56026855</text:p>
          </table:table-cell>
          <table:table-cell office:value-type="string" table:style-name="ce1">
            <text:p>Paradise Papers - Malta corporate registry</text:p>
          </table:table-cell>
          <table:table-cell table:style-name="ce1"/>
          <table:table-cell office:value-type="string" table:style-name="ce1">
            <text:p>DAVID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26855_paradise papers - malta corporate registry_na_david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26914_Paradise Papers - Malta corporate registry_NA_DUNCAN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26914" table:style-name="ce1">
            <text:p>56026914</text:p>
          </table:table-cell>
          <table:table-cell office:value-type="string" table:style-name="ce1">
            <text:p>Paradise Papers - Malta corporate registry</text:p>
          </table:table-cell>
          <table:table-cell table:style-name="ce1"/>
          <table:table-cell office:value-type="string" table:style-name="ce1">
            <text:p>DUNCAN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26914_paradise papers - malta corporate registry_na_duncan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27005_Paradise Papers - Malta corporate registry_NA_MARK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27005" table:style-name="ce1">
            <text:p>56027005</text:p>
          </table:table-cell>
          <table:table-cell office:value-type="string" table:style-name="ce1">
            <text:p>Paradise Papers - Malta corporate registry</text:p>
          </table:table-cell>
          <table:table-cell table:style-name="ce1"/>
          <table:table-cell office:value-type="string" table:style-name="ce1">
            <text:p>MARK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27005_paradise papers - malta corporate registry_na_mark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32485_Paradise Papers - Malta corporate registry_NA_JUSTIN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32485" table:style-name="ce1">
            <text:p>56032485</text:p>
          </table:table-cell>
          <table:table-cell office:value-type="string" table:style-name="ce1">
            <text:p>Paradise Papers - Malta corporate registry</text:p>
          </table:table-cell>
          <table:table-cell table:style-name="ce1"/>
          <table:table-cell office:value-type="string" table:style-name="ce1">
            <text:p>JUSTIN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32485_paradise papers - malta corporate registry_na_justin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19571_Paradise Papers - Malta corporate registry_NA_CHRISTOPHER MIFSUD BONNICI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19571" table:style-name="ce1">
            <text:p>56019571</text:p>
          </table:table-cell>
          <table:table-cell office:value-type="string" table:style-name="ce1">
            <text:p>Paradise Papers - Malta corporate registry</text:p>
          </table:table-cell>
          <table:table-cell table:style-name="ce1"/>
          <table:table-cell office:value-type="string" table:style-name="ce1">
            <text:p>CHRISTOPHER MIFSUD BONNICI</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19571_paradise papers - malta corporate registry_na_christopher mifsud bonnici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23542_Paradise Papers - Malta corporate registry_NA_MASSIMO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23542" table:style-name="ce1">
            <text:p>56023542</text:p>
          </table:table-cell>
          <table:table-cell office:value-type="string" table:style-name="ce1">
            <text:p>Paradise Papers - Malta corporate registry</text:p>
          </table:table-cell>
          <table:table-cell table:style-name="ce1"/>
          <table:table-cell office:value-type="string" table:style-name="ce1">
            <text:p>MASSIMO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23542_paradise papers - malta corporate registry_na_massimo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27244_Paradise Papers - Malta corporate registry_NA_Adrian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27244" table:style-name="ce1">
            <text:p>56027244</text:p>
          </table:table-cell>
          <table:table-cell office:value-type="string" table:style-name="ce1">
            <text:p>Paradise Papers - Malta corporate registry</text:p>
          </table:table-cell>
          <table:table-cell table:style-name="ce1"/>
          <table:table-cell office:value-type="string" table:style-name="ce1">
            <text:p>Adrian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27244_paradise papers - malta corporate registry_na_adrian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27669_Paradise Papers - Malta corporate registry_NA_DAVID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27669" table:style-name="ce1">
            <text:p>56027669</text:p>
          </table:table-cell>
          <table:table-cell office:value-type="string" table:style-name="ce1">
            <text:p>Paradise Papers - Malta corporate registry</text:p>
          </table:table-cell>
          <table:table-cell table:style-name="ce1"/>
          <table:table-cell office:value-type="string" table:style-name="ce1">
            <text:p>DAVID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27669_paradise papers - malta corporate registry_na_david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27989_Paradise Papers - Malta corporate registry_NA_KEVIN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27989" table:style-name="ce1">
            <text:p>56027989</text:p>
          </table:table-cell>
          <table:table-cell office:value-type="string" table:style-name="ce1">
            <text:p>Paradise Papers - Malta corporate registry</text:p>
          </table:table-cell>
          <table:table-cell table:style-name="ce1"/>
          <table:table-cell office:value-type="string" table:style-name="ce1">
            <text:p>KEVIN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27989_paradise papers - malta corporate registry_na_kevin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29787_Paradise Papers - Malta corporate registry_NA_STEPHEN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29787" table:style-name="ce1">
            <text:p>56029787</text:p>
          </table:table-cell>
          <table:table-cell office:value-type="string" table:style-name="ce1">
            <text:p>Paradise Papers - Malta corporate registry</text:p>
          </table:table-cell>
          <table:table-cell table:style-name="ce1"/>
          <table:table-cell office:value-type="string" table:style-name="ce1">
            <text:p>STEPHEN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29787_paradise papers - malta corporate registry_na_stephen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29961_Paradise Papers - Malta corporate registry_NA_CARMELO MIFSUD BONNICI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29961" table:style-name="ce1">
            <text:p>56029961</text:p>
          </table:table-cell>
          <table:table-cell office:value-type="string" table:style-name="ce1">
            <text:p>Paradise Papers - Malta corporate registry</text:p>
          </table:table-cell>
          <table:table-cell table:style-name="ce1"/>
          <table:table-cell office:value-type="string" table:style-name="ce1">
            <text:p>CARMELO MIFSUD BONNICI</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29961_paradise papers - malta corporate registry_na_carmelo mifsud bonnici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30797_Paradise Papers - Malta corporate registry_NA_PHILIP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30797" table:style-name="ce1">
            <text:p>56030797</text:p>
          </table:table-cell>
          <table:table-cell office:value-type="string" table:style-name="ce1">
            <text:p>Paradise Papers - Malta corporate registry</text:p>
          </table:table-cell>
          <table:table-cell table:style-name="ce1"/>
          <table:table-cell office:value-type="string" table:style-name="ce1">
            <text:p>PHILIP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30797_paradise papers - malta corporate registry_na_philip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24462_Paradise Papers - Malta corporate registry_NA_BRIAN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24462" table:style-name="ce1">
            <text:p>56024462</text:p>
          </table:table-cell>
          <table:table-cell office:value-type="string" table:style-name="ce1">
            <text:p>Paradise Papers - Malta corporate registry</text:p>
          </table:table-cell>
          <table:table-cell table:style-name="ce1"/>
          <table:table-cell office:value-type="string" table:style-name="ce1">
            <text:p>BRIAN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24462_paradise papers - malta corporate registry_na_brian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34390_Paradise Papers - Malta corporate registry_NA_MARIE DESIREE DEGIORGIO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34390" table:style-name="ce1">
            <text:p>56034390</text:p>
          </table:table-cell>
          <table:table-cell office:value-type="string" table:style-name="ce1">
            <text:p>Paradise Papers - Malta corporate registry</text:p>
          </table:table-cell>
          <table:table-cell table:style-name="ce1"/>
          <table:table-cell office:value-type="string" table:style-name="ce1">
            <text:p>MARIE DESIREE DEGIORGIO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34390_paradise papers - malta corporate registry_na_marie desiree degiorgio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31394_Paradise Papers - Malta corporate registry_NA_GEORGE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31394" table:style-name="ce1">
            <text:p>56031394</text:p>
          </table:table-cell>
          <table:table-cell office:value-type="string" table:style-name="ce1">
            <text:p>Paradise Papers - Malta corporate registry</text:p>
          </table:table-cell>
          <table:table-cell table:style-name="ce1"/>
          <table:table-cell office:value-type="string" table:style-name="ce1">
            <text:p>GEORGE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31394_paradise papers - malta corporate registry_na_george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31568_Paradise Papers - Malta corporate registry_NA_GERRARD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31568" table:style-name="ce1">
            <text:p>56031568</text:p>
          </table:table-cell>
          <table:table-cell office:value-type="string" table:style-name="ce1">
            <text:p>Paradise Papers - Malta corporate registry</text:p>
          </table:table-cell>
          <table:table-cell table:style-name="ce1"/>
          <table:table-cell office:value-type="string" table:style-name="ce1">
            <text:p>GERRARD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31568_paradise papers - malta corporate registry_na_gerrard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35069_Paradise Papers - Malta corporate registry_NA_MATTHEW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35069" table:style-name="ce1">
            <text:p>56035069</text:p>
          </table:table-cell>
          <table:table-cell office:value-type="string" table:style-name="ce1">
            <text:p>Paradise Papers - Malta corporate registry</text:p>
          </table:table-cell>
          <table:table-cell table:style-name="ce1"/>
          <table:table-cell office:value-type="string" table:style-name="ce1">
            <text:p>MATTHEW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35069_paradise papers - malta corporate registry_na_matthew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29380_Paradise Papers - Malta corporate registry_NA_GIUSEPPE MIFSUD BONNICI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29380" table:style-name="ce1">
            <text:p>56029380</text:p>
          </table:table-cell>
          <table:table-cell office:value-type="string" table:style-name="ce1">
            <text:p>Paradise Papers - Malta corporate registry</text:p>
          </table:table-cell>
          <table:table-cell table:style-name="ce1"/>
          <table:table-cell office:value-type="string" table:style-name="ce1">
            <text:p>GIUSEPPE MIFSUD BONNICI</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29380_paradise papers - malta corporate registry_na_giuseppe mifsud bonnici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35314_Paradise Papers - Malta corporate registry_NA_EPIFANIO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35314" table:style-name="ce1">
            <text:p>56035314</text:p>
          </table:table-cell>
          <table:table-cell office:value-type="string" table:style-name="ce1">
            <text:p>Paradise Papers - Malta corporate registry</text:p>
          </table:table-cell>
          <table:table-cell table:style-name="ce1"/>
          <table:table-cell office:value-type="string" table:style-name="ce1">
            <text:p>EPIFANIO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35314_paradise papers - malta corporate registry_na_epifanio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36064_Paradise Papers - Malta corporate registry_NA_GEORGE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36064" table:style-name="ce1">
            <text:p>56036064</text:p>
          </table:table-cell>
          <table:table-cell office:value-type="string" table:style-name="ce1">
            <text:p>Paradise Papers - Malta corporate registry</text:p>
          </table:table-cell>
          <table:table-cell table:style-name="ce1"/>
          <table:table-cell office:value-type="string" table:style-name="ce1">
            <text:p>GEORGE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36064_paradise papers - malta corporate registry_na_george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29899_Paradise Papers - Malta corporate registry_NA_GIORGINA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29899" table:style-name="ce1">
            <text:p>56029899</text:p>
          </table:table-cell>
          <table:table-cell office:value-type="string" table:style-name="ce1">
            <text:p>Paradise Papers - Malta corporate registry</text:p>
          </table:table-cell>
          <table:table-cell table:style-name="ce1"/>
          <table:table-cell office:value-type="string" table:style-name="ce1">
            <text:p>GIORGINA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29899_paradise papers - malta corporate registry_na_giorgina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31300_Paradise Papers - Malta corporate registry_NA_MARY GRACE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31300" table:style-name="ce1">
            <text:p>56031300</text:p>
          </table:table-cell>
          <table:table-cell office:value-type="string" table:style-name="ce1">
            <text:p>Paradise Papers - Malta corporate registry</text:p>
          </table:table-cell>
          <table:table-cell table:style-name="ce1"/>
          <table:table-cell office:value-type="string" table:style-name="ce1">
            <text:p>MARY GRACE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31300_paradise papers - malta corporate registry_na_mary grace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25775_Paradise Papers - Malta corporate registry_NA_RYAN MIFSUD BONNICI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25775" table:style-name="ce1">
            <text:p>56025775</text:p>
          </table:table-cell>
          <table:table-cell office:value-type="string" table:style-name="ce1">
            <text:p>Paradise Papers - Malta corporate registry</text:p>
          </table:table-cell>
          <table:table-cell table:style-name="ce1"/>
          <table:table-cell office:value-type="string" table:style-name="ce1">
            <text:p>RYAN MIFSUD BONNICI</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25775_paradise papers - malta corporate registry_na_ryan mifsud bonnici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25933_Paradise Papers - Malta corporate registry_NA_MARTIN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25933" table:style-name="ce1">
            <text:p>56025933</text:p>
          </table:table-cell>
          <table:table-cell office:value-type="string" table:style-name="ce1">
            <text:p>Paradise Papers - Malta corporate registry</text:p>
          </table:table-cell>
          <table:table-cell table:style-name="ce1"/>
          <table:table-cell office:value-type="string" table:style-name="ce1">
            <text:p>MARTIN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25933_paradise papers - malta corporate registry_na_martin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31675_Paradise Papers - Malta corporate registry_NA_MARIA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31675" table:style-name="ce1">
            <text:p>56031675</text:p>
          </table:table-cell>
          <table:table-cell office:value-type="string" table:style-name="ce1">
            <text:p>Paradise Papers - Malta corporate registry</text:p>
          </table:table-cell>
          <table:table-cell table:style-name="ce1"/>
          <table:table-cell office:value-type="string" table:style-name="ce1">
            <text:p>MARIA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31675_paradise papers - malta corporate registry_na_maria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31835_Paradise Papers - Malta corporate registry_NA_MARIANNE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31835" table:style-name="ce1">
            <text:p>56031835</text:p>
          </table:table-cell>
          <table:table-cell office:value-type="string" table:style-name="ce1">
            <text:p>Paradise Papers - Malta corporate registry</text:p>
          </table:table-cell>
          <table:table-cell table:style-name="ce1"/>
          <table:table-cell office:value-type="string" table:style-name="ce1">
            <text:p>MARIANNE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31835_paradise papers - malta corporate registry_na_marianne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31913_Paradise Papers - Malta corporate registry_NA_DOROTHY MIFSUD VELLA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31913" table:style-name="ce1">
            <text:p>56031913</text:p>
          </table:table-cell>
          <table:table-cell office:value-type="string" table:style-name="ce1">
            <text:p>Paradise Papers - Malta corporate registry</text:p>
          </table:table-cell>
          <table:table-cell table:style-name="ce1"/>
          <table:table-cell office:value-type="string" table:style-name="ce1">
            <text:p>DOROTHY MIFSUD VELLA</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31913_paradise papers - malta corporate registry_na_dorothy mifsud vell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38543_Paradise Papers - Malta corporate registry_NA_GIOVANNA PIA MIFSUD BONNICI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38543" table:style-name="ce1">
            <text:p>56038543</text:p>
          </table:table-cell>
          <table:table-cell office:value-type="string" table:style-name="ce1">
            <text:p>Paradise Papers - Malta corporate registry</text:p>
          </table:table-cell>
          <table:table-cell table:style-name="ce1"/>
          <table:table-cell office:value-type="string" table:style-name="ce1">
            <text:p>GIOVANNA PIA MIFSUD BONNICI</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38543_paradise papers - malta corporate registry_na_giovanna pia mifsud bonnici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25975_Paradise Papers - Malta corporate registry_NA_RITA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25975" table:style-name="ce1">
            <text:p>56025975</text:p>
          </table:table-cell>
          <table:table-cell office:value-type="string" table:style-name="ce1">
            <text:p>Paradise Papers - Malta corporate registry</text:p>
          </table:table-cell>
          <table:table-cell table:style-name="ce1"/>
          <table:table-cell office:value-type="string" table:style-name="ce1">
            <text:p>RITA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25975_paradise papers - malta corporate registry_na_rita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26469_Paradise Papers - Malta corporate registry_NA_JOSEPH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26469" table:style-name="ce1">
            <text:p>56026469</text:p>
          </table:table-cell>
          <table:table-cell office:value-type="string" table:style-name="ce1">
            <text:p>Paradise Papers - Malta corporate registry</text:p>
          </table:table-cell>
          <table:table-cell table:style-name="ce1"/>
          <table:table-cell office:value-type="string" table:style-name="ce1">
            <text:p>JOSEPH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26469_paradise papers - malta corporate registry_na_joseph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25894_Paradise Papers - Malta corporate registry_NA_SYLVAN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25894" table:style-name="ce1">
            <text:p>56025894</text:p>
          </table:table-cell>
          <table:table-cell office:value-type="string" table:style-name="ce1">
            <text:p>Paradise Papers - Malta corporate registry</text:p>
          </table:table-cell>
          <table:table-cell table:style-name="ce1"/>
          <table:table-cell office:value-type="string" table:style-name="ce1">
            <text:p>SYLVAN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25894_paradise papers - malta corporate registry_na_sylvan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26329_Paradise Papers - Malta corporate registry_NA_ROGER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26329" table:style-name="ce1">
            <text:p>56026329</text:p>
          </table:table-cell>
          <table:table-cell office:value-type="string" table:style-name="ce1">
            <text:p>Paradise Papers - Malta corporate registry</text:p>
          </table:table-cell>
          <table:table-cell table:style-name="ce1"/>
          <table:table-cell office:value-type="string" table:style-name="ce1">
            <text:p>ROGER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26329_paradise papers - malta corporate registry_na_roger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33747_Paradise Papers - Malta corporate registry_NA_CLAYTON PAUL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33747" table:style-name="ce1">
            <text:p>56033747</text:p>
          </table:table-cell>
          <table:table-cell office:value-type="string" table:style-name="ce1">
            <text:p>Paradise Papers - Malta corporate registry</text:p>
          </table:table-cell>
          <table:table-cell table:style-name="ce1"/>
          <table:table-cell office:value-type="string" table:style-name="ce1">
            <text:p>CLAYTON PAUL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33747_paradise papers - malta corporate registry_na_clayton paul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33975_Paradise Papers - Malta corporate registry_NA_STANLEY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33975" table:style-name="ce1">
            <text:p>56033975</text:p>
          </table:table-cell>
          <table:table-cell office:value-type="string" table:style-name="ce1">
            <text:p>Paradise Papers - Malta corporate registry</text:p>
          </table:table-cell>
          <table:table-cell table:style-name="ce1"/>
          <table:table-cell office:value-type="string" table:style-name="ce1">
            <text:p>STANLEY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33975_paradise papers - malta corporate registry_na_stanley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39606_Paradise Papers - Malta corporate registry_NA_JOSEPH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39606" table:style-name="ce1">
            <text:p>56039606</text:p>
          </table:table-cell>
          <table:table-cell office:value-type="string" table:style-name="ce1">
            <text:p>Paradise Papers - Malta corporate registry</text:p>
          </table:table-cell>
          <table:table-cell table:style-name="ce1"/>
          <table:table-cell office:value-type="string" table:style-name="ce1">
            <text:p>JOSEPH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39606_paradise papers - malta corporate registry_na_joseph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34166_Paradise Papers - Malta corporate registry_NA_SAMUEL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34166" table:style-name="ce1">
            <text:p>56034166</text:p>
          </table:table-cell>
          <table:table-cell office:value-type="string" table:style-name="ce1">
            <text:p>Paradise Papers - Malta corporate registry</text:p>
          </table:table-cell>
          <table:table-cell table:style-name="ce1"/>
          <table:table-cell office:value-type="string" table:style-name="ce1">
            <text:p>SAMUEL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34166_paradise papers - malta corporate registry_na_samuel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32172_Paradise Papers - Malta corporate registry_NA_MARK ANTHONY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32172" table:style-name="ce1">
            <text:p>56032172</text:p>
          </table:table-cell>
          <table:table-cell office:value-type="string" table:style-name="ce1">
            <text:p>Paradise Papers - Malta corporate registry</text:p>
          </table:table-cell>
          <table:table-cell table:style-name="ce1"/>
          <table:table-cell office:value-type="string" table:style-name="ce1">
            <text:p>MARK ANTHONY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32172_paradise papers - malta corporate registry_na_mark anthony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CAN;MLT_Canada;Malta_56032599_Paradise Papers - Malta corporate registry_NA_AIDAN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CAN;MLT</text:p>
          </table:table-cell>
          <table:table-cell office:value-type="string" table:style-name="ce1">
            <text:p>Canada;Malta</text:p>
          </table:table-cell>
          <table:table-cell office:value-type="float" office:value="56032599" table:style-name="ce1">
            <text:p>56032599</text:p>
          </table:table-cell>
          <table:table-cell office:value-type="string" table:style-name="ce1">
            <text:p>Paradise Papers - Malta corporate registry</text:p>
          </table:table-cell>
          <table:table-cell table:style-name="ce1"/>
          <table:table-cell office:value-type="string" table:style-name="ce1">
            <text:p>AIDAN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can;mlt_canada;malta_56032599_paradise papers - malta corporate registry_na_aidan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34828_Paradise Papers - Malta corporate registry_NA_ORAZIO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34828" table:style-name="ce1">
            <text:p>56034828</text:p>
          </table:table-cell>
          <table:table-cell office:value-type="string" table:style-name="ce1">
            <text:p>Paradise Papers - Malta corporate registry</text:p>
          </table:table-cell>
          <table:table-cell table:style-name="ce1"/>
          <table:table-cell office:value-type="string" table:style-name="ce1">
            <text:p>ORAZIO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34828_paradise papers - malta corporate registry_na_orazio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39932_Paradise Papers - Malta corporate registry_NA_ANTHONY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39932" table:style-name="ce1">
            <text:p>56039932</text:p>
          </table:table-cell>
          <table:table-cell office:value-type="string" table:style-name="ce1">
            <text:p>Paradise Papers - Malta corporate registry</text:p>
          </table:table-cell>
          <table:table-cell table:style-name="ce1"/>
          <table:table-cell office:value-type="string" table:style-name="ce1">
            <text:p>ANTHONY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39932_paradise papers - malta corporate registry_na_anthony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33103_Paradise Papers - Malta corporate registry_NA_DENNIS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33103" table:style-name="ce1">
            <text:p>56033103</text:p>
          </table:table-cell>
          <table:table-cell office:value-type="string" table:style-name="ce1">
            <text:p>Paradise Papers - Malta corporate registry</text:p>
          </table:table-cell>
          <table:table-cell table:style-name="ce1"/>
          <table:table-cell office:value-type="string" table:style-name="ce1">
            <text:p>DENNIS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33103_paradise papers - malta corporate registry_na_dennis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33314_Paradise Papers - Malta corporate registry_NA_ANDRE'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33314" table:style-name="ce1">
            <text:p>56033314</text:p>
          </table:table-cell>
          <table:table-cell office:value-type="string" table:style-name="ce1">
            <text:p>Paradise Papers - Malta corporate registry</text:p>
          </table:table-cell>
          <table:table-cell table:style-name="ce1"/>
          <table:table-cell office:value-type="string" table:style-name="ce1">
            <text:p>ANDRE'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33314_paradise papers - malta corporate registry_na_andre'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22710_Paradise Papers - Malta corporate registry_NA_AARON MIFSUD BONNICI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22710" table:style-name="ce1">
            <text:p>56022710</text:p>
          </table:table-cell>
          <table:table-cell office:value-type="string" table:style-name="ce1">
            <text:p>Paradise Papers - Malta corporate registry</text:p>
          </table:table-cell>
          <table:table-cell table:style-name="ce1"/>
          <table:table-cell office:value-type="string" table:style-name="ce1">
            <text:p>AARON MIFSUD BONNICI</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22710_paradise papers - malta corporate registry_na_aaron mifsud bonnici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22717_Paradise Papers - Malta corporate registry_NA_PAUL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22717" table:style-name="ce1">
            <text:p>56022717</text:p>
          </table:table-cell>
          <table:table-cell office:value-type="string" table:style-name="ce1">
            <text:p>Paradise Papers - Malta corporate registry</text:p>
          </table:table-cell>
          <table:table-cell table:style-name="ce1"/>
          <table:table-cell office:value-type="string" table:style-name="ce1">
            <text:p>PAUL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22717_paradise papers - malta corporate registry_na_paul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22823_Paradise Papers - Malta corporate registry_NA_ALESSIA MIFSUD DELRE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22823" table:style-name="ce1">
            <text:p>56022823</text:p>
          </table:table-cell>
          <table:table-cell office:value-type="string" table:style-name="ce1">
            <text:p>Paradise Papers - Malta corporate registry</text:p>
          </table:table-cell>
          <table:table-cell table:style-name="ce1"/>
          <table:table-cell office:value-type="string" table:style-name="ce1">
            <text:p>ALESSIA MIFSUD DELRE</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22823_paradise papers - malta corporate registry_na_alessia mifsud delre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23420_Paradise Papers - Malta corporate registry_NA_JESMOND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23420" table:style-name="ce1">
            <text:p>56023420</text:p>
          </table:table-cell>
          <table:table-cell office:value-type="string" table:style-name="ce1">
            <text:p>Paradise Papers - Malta corporate registry</text:p>
          </table:table-cell>
          <table:table-cell table:style-name="ce1"/>
          <table:table-cell office:value-type="string" table:style-name="ce1">
            <text:p>JESMOND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23420_paradise papers - malta corporate registry_na_jesmond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28200_Paradise Papers - Malta corporate registry_NA_ANGELA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28200" table:style-name="ce1">
            <text:p>56028200</text:p>
          </table:table-cell>
          <table:table-cell office:value-type="string" table:style-name="ce1">
            <text:p>Paradise Papers - Malta corporate registry</text:p>
          </table:table-cell>
          <table:table-cell table:style-name="ce1"/>
          <table:table-cell office:value-type="string" table:style-name="ce1">
            <text:p>ANGELA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28200_paradise papers - malta corporate registry_na_angela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28309_Paradise Papers - Malta corporate registry_NA_JOHN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28309" table:style-name="ce1">
            <text:p>56028309</text:p>
          </table:table-cell>
          <table:table-cell office:value-type="string" table:style-name="ce1">
            <text:p>Paradise Papers - Malta corporate registry</text:p>
          </table:table-cell>
          <table:table-cell table:style-name="ce1"/>
          <table:table-cell office:value-type="string" table:style-name="ce1">
            <text:p>JOHN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28309_paradise papers - malta corporate registry_na_john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28710_Paradise Papers - Malta corporate registry_NA_ALAIN ALEXANDER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28710" table:style-name="ce1">
            <text:p>56028710</text:p>
          </table:table-cell>
          <table:table-cell office:value-type="string" table:style-name="ce1">
            <text:p>Paradise Papers - Malta corporate registry</text:p>
          </table:table-cell>
          <table:table-cell table:style-name="ce1"/>
          <table:table-cell office:value-type="string" table:style-name="ce1">
            <text:p>ALAIN ALEXANDER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28710_paradise papers - malta corporate registry_na_alain alexander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28886_Paradise Papers - Malta corporate registry_NA_DORSELLE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28886" table:style-name="ce1">
            <text:p>56028886</text:p>
          </table:table-cell>
          <table:table-cell office:value-type="string" table:style-name="ce1">
            <text:p>Paradise Papers - Malta corporate registry</text:p>
          </table:table-cell>
          <table:table-cell table:style-name="ce1"/>
          <table:table-cell office:value-type="string" table:style-name="ce1">
            <text:p>DORSELLE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28886_paradise papers - malta corporate registry_na_dorselle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34927_Paradise Papers - Malta corporate registry_NA_CATHERINE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34927" table:style-name="ce1">
            <text:p>56034927</text:p>
          </table:table-cell>
          <table:table-cell office:value-type="string" table:style-name="ce1">
            <text:p>Paradise Papers - Malta corporate registry</text:p>
          </table:table-cell>
          <table:table-cell table:style-name="ce1"/>
          <table:table-cell office:value-type="string" table:style-name="ce1">
            <text:p>CATHERINE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34927_paradise papers - malta corporate registry_na_catherine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33847_Paradise Papers - Malta corporate registry_NA_MARK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33847" table:style-name="ce1">
            <text:p>56033847</text:p>
          </table:table-cell>
          <table:table-cell office:value-type="string" table:style-name="ce1">
            <text:p>Paradise Papers - Malta corporate registry</text:p>
          </table:table-cell>
          <table:table-cell table:style-name="ce1"/>
          <table:table-cell office:value-type="string" table:style-name="ce1">
            <text:p>MARK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33847_paradise papers - malta corporate registry_na_mark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28943_Paradise Papers - Malta corporate registry_NA_LOUIS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28943" table:style-name="ce1">
            <text:p>56028943</text:p>
          </table:table-cell>
          <table:table-cell office:value-type="string" table:style-name="ce1">
            <text:p>Paradise Papers - Malta corporate registry</text:p>
          </table:table-cell>
          <table:table-cell table:style-name="ce1"/>
          <table:table-cell office:value-type="string" table:style-name="ce1">
            <text:p>LOUIS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28943_paradise papers - malta corporate registry_na_louis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41762_Paradise Papers - Malta corporate registry_NA_EMMANUEL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41762" table:style-name="ce1">
            <text:p>56041762</text:p>
          </table:table-cell>
          <table:table-cell office:value-type="string" table:style-name="ce1">
            <text:p>Paradise Papers - Malta corporate registry</text:p>
          </table:table-cell>
          <table:table-cell table:style-name="ce1"/>
          <table:table-cell office:value-type="string" table:style-name="ce1">
            <text:p>EMMANUEL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41762_paradise papers - malta corporate registry_na_emmanuel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29167_Paradise Papers - Malta corporate registry_NA_MARIO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29167" table:style-name="ce1">
            <text:p>56029167</text:p>
          </table:table-cell>
          <table:table-cell office:value-type="string" table:style-name="ce1">
            <text:p>Paradise Papers - Malta corporate registry</text:p>
          </table:table-cell>
          <table:table-cell table:style-name="ce1"/>
          <table:table-cell office:value-type="string" table:style-name="ce1">
            <text:p>MARIO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29167_paradise papers - malta corporate registry_na_mario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42204_Paradise Papers - Malta corporate registry_NA_STEPHEN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42204" table:style-name="ce1">
            <text:p>56042204</text:p>
          </table:table-cell>
          <table:table-cell office:value-type="string" table:style-name="ce1">
            <text:p>Paradise Papers - Malta corporate registry</text:p>
          </table:table-cell>
          <table:table-cell table:style-name="ce1"/>
          <table:table-cell office:value-type="string" table:style-name="ce1">
            <text:p>STEPHEN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42204_paradise papers - malta corporate registry_na_stephen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35065_Paradise Papers - Malta corporate registry_NA_NEVILLE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35065" table:style-name="ce1">
            <text:p>56035065</text:p>
          </table:table-cell>
          <table:table-cell office:value-type="string" table:style-name="ce1">
            <text:p>Paradise Papers - Malta corporate registry</text:p>
          </table:table-cell>
          <table:table-cell table:style-name="ce1"/>
          <table:table-cell office:value-type="string" table:style-name="ce1">
            <text:p>NEVILLE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35065_paradise papers - malta corporate registry_na_neville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35477_Paradise Papers - Malta corporate registry_NA_EDWARD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35477" table:style-name="ce1">
            <text:p>56035477</text:p>
          </table:table-cell>
          <table:table-cell office:value-type="string" table:style-name="ce1">
            <text:p>Paradise Papers - Malta corporate registry</text:p>
          </table:table-cell>
          <table:table-cell table:style-name="ce1"/>
          <table:table-cell office:value-type="string" table:style-name="ce1">
            <text:p>EDWARD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35477_paradise papers - malta corporate registry_na_edward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36252_Paradise Papers - Malta corporate registry_NA_VICTORIA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36252" table:style-name="ce1">
            <text:p>56036252</text:p>
          </table:table-cell>
          <table:table-cell office:value-type="string" table:style-name="ce1">
            <text:p>Paradise Papers - Malta corporate registry</text:p>
          </table:table-cell>
          <table:table-cell table:style-name="ce1"/>
          <table:table-cell office:value-type="string" table:style-name="ce1">
            <text:p>VICTORIA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36252_paradise papers - malta corporate registry_na_victoria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30135_Paradise Papers - Malta corporate registry_NA_JOSEPHINE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30135" table:style-name="ce1">
            <text:p>56030135</text:p>
          </table:table-cell>
          <table:table-cell office:value-type="string" table:style-name="ce1">
            <text:p>Paradise Papers - Malta corporate registry</text:p>
          </table:table-cell>
          <table:table-cell table:style-name="ce1"/>
          <table:table-cell office:value-type="string" table:style-name="ce1">
            <text:p>JOSEPHINE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30135_paradise papers - malta corporate registry_na_josephine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35977_Paradise Papers - Malta corporate registry_NA_JENNIFER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35977" table:style-name="ce1">
            <text:p>56035977</text:p>
          </table:table-cell>
          <table:table-cell office:value-type="string" table:style-name="ce1">
            <text:p>Paradise Papers - Malta corporate registry</text:p>
          </table:table-cell>
          <table:table-cell table:style-name="ce1"/>
          <table:table-cell office:value-type="string" table:style-name="ce1">
            <text:p>JENNIFER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35977_paradise papers - malta corporate registry_na_jennifer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35983_Paradise Papers - Malta corporate registry_NA_MAURICE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35983" table:style-name="ce1">
            <text:p>56035983</text:p>
          </table:table-cell>
          <table:table-cell office:value-type="string" table:style-name="ce1">
            <text:p>Paradise Papers - Malta corporate registry</text:p>
          </table:table-cell>
          <table:table-cell table:style-name="ce1"/>
          <table:table-cell office:value-type="string" table:style-name="ce1">
            <text:p>MAURICE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35983_paradise papers - malta corporate registry_na_maurice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30792_Paradise Papers - Malta corporate registry_NA_RAYMOND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30792" table:style-name="ce1">
            <text:p>56030792</text:p>
          </table:table-cell>
          <table:table-cell office:value-type="string" table:style-name="ce1">
            <text:p>Paradise Papers - Malta corporate registry</text:p>
          </table:table-cell>
          <table:table-cell table:style-name="ce1"/>
          <table:table-cell office:value-type="string" table:style-name="ce1">
            <text:p>RAYMOND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30792_paradise papers - malta corporate registry_na_raymond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33728_Paradise Papers - Malta corporate registry_NA_MARIA ELIZABETH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33728" table:style-name="ce1">
            <text:p>56033728</text:p>
          </table:table-cell>
          <table:table-cell office:value-type="string" table:style-name="ce1">
            <text:p>Paradise Papers - Malta corporate registry</text:p>
          </table:table-cell>
          <table:table-cell table:style-name="ce1"/>
          <table:table-cell office:value-type="string" table:style-name="ce1">
            <text:p>MARIA ELIZABETH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33728_paradise papers - malta corporate registry_na_maria elizabeth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44616_Paradise Papers - Malta corporate registry_NA_FREDERICK MIFSUD BONNICI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44616" table:style-name="ce1">
            <text:p>56044616</text:p>
          </table:table-cell>
          <table:table-cell office:value-type="string" table:style-name="ce1">
            <text:p>Paradise Papers - Malta corporate registry</text:p>
          </table:table-cell>
          <table:table-cell table:style-name="ce1"/>
          <table:table-cell office:value-type="string" table:style-name="ce1">
            <text:p>FREDERICK MIFSUD BONNICI</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44616_paradise papers - malta corporate registry_na_frederick mifsud bonnici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39327_Paradise Papers - Malta corporate registry_NA_SAMUEL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39327" table:style-name="ce1">
            <text:p>56039327</text:p>
          </table:table-cell>
          <table:table-cell office:value-type="string" table:style-name="ce1">
            <text:p>Paradise Papers - Malta corporate registry</text:p>
          </table:table-cell>
          <table:table-cell table:style-name="ce1"/>
          <table:table-cell office:value-type="string" table:style-name="ce1">
            <text:p>SAMUEL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39327_paradise papers - malta corporate registry_na_samuel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45299_Paradise Papers - Malta corporate registry_NA_JOSEPH VELLA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45299" table:style-name="ce1">
            <text:p>56045299</text:p>
          </table:table-cell>
          <table:table-cell office:value-type="string" table:style-name="ce1">
            <text:p>Paradise Papers - Malta corporate registry</text:p>
          </table:table-cell>
          <table:table-cell table:style-name="ce1"/>
          <table:table-cell office:value-type="string" table:style-name="ce1">
            <text:p>JOSEPH VELLA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45299_paradise papers - malta corporate registry_na_joseph vella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27665_Paradise Papers - Malta corporate registry_NA_JAMES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27665" table:style-name="ce1">
            <text:p>56027665</text:p>
          </table:table-cell>
          <table:table-cell office:value-type="string" table:style-name="ce1">
            <text:p>Paradise Papers - Malta corporate registry</text:p>
          </table:table-cell>
          <table:table-cell table:style-name="ce1"/>
          <table:table-cell office:value-type="string" table:style-name="ce1">
            <text:p>JAMES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27665_paradise papers - malta corporate registry_na_james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37846_Paradise Papers - Malta corporate registry_NA_KEITH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37846" table:style-name="ce1">
            <text:p>56037846</text:p>
          </table:table-cell>
          <table:table-cell office:value-type="string" table:style-name="ce1">
            <text:p>Paradise Papers - Malta corporate registry</text:p>
          </table:table-cell>
          <table:table-cell table:style-name="ce1"/>
          <table:table-cell office:value-type="string" table:style-name="ce1">
            <text:p>KEITH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37846_paradise papers - malta corporate registry_na_keith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38225_Paradise Papers - Malta corporate registry_NA_NOEL MIFSUD BONNICI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38225" table:style-name="ce1">
            <text:p>56038225</text:p>
          </table:table-cell>
          <table:table-cell office:value-type="string" table:style-name="ce1">
            <text:p>Paradise Papers - Malta corporate registry</text:p>
          </table:table-cell>
          <table:table-cell table:style-name="ce1"/>
          <table:table-cell office:value-type="string" table:style-name="ce1">
            <text:p>NOEL MIFSUD BONNICI</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38225_paradise papers - malta corporate registry_na_noel mifsud bonnici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38475_Paradise Papers - Malta corporate registry_NA_MARC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38475" table:style-name="ce1">
            <text:p>56038475</text:p>
          </table:table-cell>
          <table:table-cell office:value-type="string" table:style-name="ce1">
            <text:p>Paradise Papers - Malta corporate registry</text:p>
          </table:table-cell>
          <table:table-cell table:style-name="ce1"/>
          <table:table-cell office:value-type="string" table:style-name="ce1">
            <text:p>MARC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38475_paradise papers - malta corporate registry_na_marc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38762_Paradise Papers - Malta corporate registry_NA_MARILYN <text:s/>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38762" table:style-name="ce1">
            <text:p>56038762</text:p>
          </table:table-cell>
          <table:table-cell office:value-type="string" table:style-name="ce1">
            <text:p>Paradise Papers - Malta corporate registry</text:p>
          </table:table-cell>
          <table:table-cell table:style-name="ce1"/>
          <table:table-cell office:value-type="string" table:style-name="ce1">
            <text:p>MARILYN <text:s/>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38762_paradise papers - malta corporate registry_na_marilyn <text:s/>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40202_Paradise Papers - Malta corporate registry_NA_VINCE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40202" table:style-name="ce1">
            <text:p>56040202</text:p>
          </table:table-cell>
          <table:table-cell office:value-type="string" table:style-name="ce1">
            <text:p>Paradise Papers - Malta corporate registry</text:p>
          </table:table-cell>
          <table:table-cell table:style-name="ce1"/>
          <table:table-cell office:value-type="string" table:style-name="ce1">
            <text:p>VINCE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40202_paradise papers - malta corporate registry_na_vince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40756_Paradise Papers - Malta corporate registry_NA_RAMONA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40756" table:style-name="ce1">
            <text:p>56040756</text:p>
          </table:table-cell>
          <table:table-cell office:value-type="string" table:style-name="ce1">
            <text:p>Paradise Papers - Malta corporate registry</text:p>
          </table:table-cell>
          <table:table-cell table:style-name="ce1"/>
          <table:table-cell office:value-type="string" table:style-name="ce1">
            <text:p>RAMONA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40756_paradise papers - malta corporate registry_na_ramona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38690_Paradise Papers - Malta corporate registry_NA_CELIA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38690" table:style-name="ce1">
            <text:p>56038690</text:p>
          </table:table-cell>
          <table:table-cell office:value-type="string" table:style-name="ce1">
            <text:p>Paradise Papers - Malta corporate registry</text:p>
          </table:table-cell>
          <table:table-cell table:style-name="ce1"/>
          <table:table-cell office:value-type="string" table:style-name="ce1">
            <text:p>CELIA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38690_paradise papers - malta corporate registry_na_celia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39069_Paradise Papers - Malta corporate registry_NA_TAMASINE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39069" table:style-name="ce1">
            <text:p>56039069</text:p>
          </table:table-cell>
          <table:table-cell office:value-type="string" table:style-name="ce1">
            <text:p>Paradise Papers - Malta corporate registry</text:p>
          </table:table-cell>
          <table:table-cell table:style-name="ce1"/>
          <table:table-cell office:value-type="string" table:style-name="ce1">
            <text:p>TAMASINE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39069_paradise papers - malta corporate registry_na_tamasine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39172_Paradise Papers - Malta corporate registry_NA_JOHN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39172" table:style-name="ce1">
            <text:p>56039172</text:p>
          </table:table-cell>
          <table:table-cell office:value-type="string" table:style-name="ce1">
            <text:p>Paradise Papers - Malta corporate registry</text:p>
          </table:table-cell>
          <table:table-cell table:style-name="ce1"/>
          <table:table-cell office:value-type="string" table:style-name="ce1">
            <text:p>JOHN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39172_paradise papers - malta corporate registry_na_john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39156_Paradise Papers - Malta corporate registry_NA_AMY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39156" table:style-name="ce1">
            <text:p>56039156</text:p>
          </table:table-cell>
          <table:table-cell office:value-type="string" table:style-name="ce1">
            <text:p>Paradise Papers - Malta corporate registry</text:p>
          </table:table-cell>
          <table:table-cell table:style-name="ce1"/>
          <table:table-cell office:value-type="string" table:style-name="ce1">
            <text:p>AMY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39156_paradise papers - malta corporate registry_na_amy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39574_Paradise Papers - Malta corporate registry_NA_ALBERT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39574" table:style-name="ce1">
            <text:p>56039574</text:p>
          </table:table-cell>
          <table:table-cell office:value-type="string" table:style-name="ce1">
            <text:p>Paradise Papers - Malta corporate registry</text:p>
          </table:table-cell>
          <table:table-cell table:style-name="ce1"/>
          <table:table-cell office:value-type="string" table:style-name="ce1">
            <text:p>ALBERT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39574_paradise papers - malta corporate registry_na_albert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39841_Paradise Papers - Malta corporate registry_NA_CELIA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39841" table:style-name="ce1">
            <text:p>56039841</text:p>
          </table:table-cell>
          <table:table-cell office:value-type="string" table:style-name="ce1">
            <text:p>Paradise Papers - Malta corporate registry</text:p>
          </table:table-cell>
          <table:table-cell table:style-name="ce1"/>
          <table:table-cell office:value-type="string" table:style-name="ce1">
            <text:p>CELIA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39841_paradise papers - malta corporate registry_na_celia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30581_Paradise Papers - Malta corporate registry_NA_JEAN PAUL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30581" table:style-name="ce1">
            <text:p>56030581</text:p>
          </table:table-cell>
          <table:table-cell office:value-type="string" table:style-name="ce1">
            <text:p>Paradise Papers - Malta corporate registry</text:p>
          </table:table-cell>
          <table:table-cell table:style-name="ce1"/>
          <table:table-cell office:value-type="string" table:style-name="ce1">
            <text:p>JEAN PAUL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30581_paradise papers - malta corporate registry_na_jean paul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30625_Paradise Papers - Malta corporate registry_NA_MARIA CHRISTINA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30625" table:style-name="ce1">
            <text:p>56030625</text:p>
          </table:table-cell>
          <table:table-cell office:value-type="string" table:style-name="ce1">
            <text:p>Paradise Papers - Malta corporate registry</text:p>
          </table:table-cell>
          <table:table-cell table:style-name="ce1"/>
          <table:table-cell office:value-type="string" table:style-name="ce1">
            <text:p>MARIA CHRISTINA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30625_paradise papers - malta corporate registry_na_maria christina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41166_Paradise Papers - Malta corporate registry_NA_PAMELA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41166" table:style-name="ce1">
            <text:p>56041166</text:p>
          </table:table-cell>
          <table:table-cell office:value-type="string" table:style-name="ce1">
            <text:p>Paradise Papers - Malta corporate registry</text:p>
          </table:table-cell>
          <table:table-cell table:style-name="ce1"/>
          <table:table-cell office:value-type="string" table:style-name="ce1">
            <text:p>PAMELA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41166_paradise papers - malta corporate registry_na_pamela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40119_Paradise Papers - Malta corporate registry_NA_EDGAR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40119" table:style-name="ce1">
            <text:p>56040119</text:p>
          </table:table-cell>
          <table:table-cell office:value-type="string" table:style-name="ce1">
            <text:p>Paradise Papers - Malta corporate registry</text:p>
          </table:table-cell>
          <table:table-cell table:style-name="ce1"/>
          <table:table-cell office:value-type="string" table:style-name="ce1">
            <text:p>EDGAR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40119_paradise papers - malta corporate registry_na_edgar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28460_Paradise Papers - Malta corporate registry_NA_ADRIAN PORTANIER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28460" table:style-name="ce1">
            <text:p>56028460</text:p>
          </table:table-cell>
          <table:table-cell office:value-type="string" table:style-name="ce1">
            <text:p>Paradise Papers - Malta corporate registry</text:p>
          </table:table-cell>
          <table:table-cell table:style-name="ce1"/>
          <table:table-cell office:value-type="string" table:style-name="ce1">
            <text:p>ADRIAN PORTANIER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28460_paradise papers - malta corporate registry_na_adrian portanier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28847_Paradise Papers - Malta corporate registry_NA_AMANDA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28847" table:style-name="ce1">
            <text:p>56028847</text:p>
          </table:table-cell>
          <table:table-cell office:value-type="string" table:style-name="ce1">
            <text:p>Paradise Papers - Malta corporate registry</text:p>
          </table:table-cell>
          <table:table-cell table:style-name="ce1"/>
          <table:table-cell office:value-type="string" table:style-name="ce1">
            <text:p>AMANDA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28847_paradise papers - malta corporate registry_na_amanda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40351_Paradise Papers - Malta corporate registry_NA_MALCOLM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40351" table:style-name="ce1">
            <text:p>56040351</text:p>
          </table:table-cell>
          <table:table-cell office:value-type="string" table:style-name="ce1">
            <text:p>Paradise Papers - Malta corporate registry</text:p>
          </table:table-cell>
          <table:table-cell table:style-name="ce1"/>
          <table:table-cell office:value-type="string" table:style-name="ce1">
            <text:p>MALCOLM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40351_paradise papers - malta corporate registry_na_malcolm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41073_Paradise Papers - Malta corporate registry_NA_KARL MIFSUD CREMONA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41073" table:style-name="ce1">
            <text:p>56041073</text:p>
          </table:table-cell>
          <table:table-cell office:value-type="string" table:style-name="ce1">
            <text:p>Paradise Papers - Malta corporate registry</text:p>
          </table:table-cell>
          <table:table-cell table:style-name="ce1"/>
          <table:table-cell office:value-type="string" table:style-name="ce1">
            <text:p>KARL MIFSUD CREMONA</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41073_paradise papers - malta corporate registry_na_karl mifsud cremon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31404_Paradise Papers - Malta corporate registry_NA_MARIA CONCETTA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31404" table:style-name="ce1">
            <text:p>56031404</text:p>
          </table:table-cell>
          <table:table-cell office:value-type="string" table:style-name="ce1">
            <text:p>Paradise Papers - Malta corporate registry</text:p>
          </table:table-cell>
          <table:table-cell table:style-name="ce1"/>
          <table:table-cell office:value-type="string" table:style-name="ce1">
            <text:p>MARIA CONCETTA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31404_paradise papers - malta corporate registry_na_maria concetta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31827_Paradise Papers - Malta corporate registry_NA_CARLO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31827" table:style-name="ce1">
            <text:p>56031827</text:p>
          </table:table-cell>
          <table:table-cell office:value-type="string" table:style-name="ce1">
            <text:p>Paradise Papers - Malta corporate registry</text:p>
          </table:table-cell>
          <table:table-cell table:style-name="ce1"/>
          <table:table-cell office:value-type="string" table:style-name="ce1">
            <text:p>CARLO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31827_paradise papers - malta corporate registry_na_carlo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32899_Paradise Papers - Malta corporate registry_NA_JOSEPH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32899" table:style-name="ce1">
            <text:p>56032899</text:p>
          </table:table-cell>
          <table:table-cell office:value-type="string" table:style-name="ce1">
            <text:p>Paradise Papers - Malta corporate registry</text:p>
          </table:table-cell>
          <table:table-cell table:style-name="ce1"/>
          <table:table-cell office:value-type="string" table:style-name="ce1">
            <text:p>JOSEPH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32899_paradise papers - malta corporate registry_na_joseph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33123_Paradise Papers - Malta corporate registry_NA_KEVIN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33123" table:style-name="ce1">
            <text:p>56033123</text:p>
          </table:table-cell>
          <table:table-cell office:value-type="string" table:style-name="ce1">
            <text:p>Paradise Papers - Malta corporate registry</text:p>
          </table:table-cell>
          <table:table-cell table:style-name="ce1"/>
          <table:table-cell office:value-type="string" table:style-name="ce1">
            <text:p>KEVIN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33123_paradise papers - malta corporate registry_na_kevin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42598_Paradise Papers - Malta corporate registry_NA_MARIORICK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42598" table:style-name="ce1">
            <text:p>56042598</text:p>
          </table:table-cell>
          <table:table-cell office:value-type="string" table:style-name="ce1">
            <text:p>Paradise Papers - Malta corporate registry</text:p>
          </table:table-cell>
          <table:table-cell table:style-name="ce1"/>
          <table:table-cell office:value-type="string" table:style-name="ce1">
            <text:p>MARIORICK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42598_paradise papers - malta corporate registry_na_mariorick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33634_Paradise Papers - Malta corporate registry_NA_GEORGE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33634" table:style-name="ce1">
            <text:p>56033634</text:p>
          </table:table-cell>
          <table:table-cell office:value-type="string" table:style-name="ce1">
            <text:p>Paradise Papers - Malta corporate registry</text:p>
          </table:table-cell>
          <table:table-cell table:style-name="ce1"/>
          <table:table-cell office:value-type="string" table:style-name="ce1">
            <text:p>GEORGE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33634_paradise papers - malta corporate registry_na_george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DEU_Malta;Germany_56029777_Paradise Papers - Malta corporate registry_NA_BARBARA MIFSUD KEMPKENS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DEU</text:p>
          </table:table-cell>
          <table:table-cell office:value-type="string" table:style-name="ce1">
            <text:p>Malta;Germany</text:p>
          </table:table-cell>
          <table:table-cell office:value-type="float" office:value="56029777" table:style-name="ce1">
            <text:p>56029777</text:p>
          </table:table-cell>
          <table:table-cell office:value-type="string" table:style-name="ce1">
            <text:p>Paradise Papers - Malta corporate registry</text:p>
          </table:table-cell>
          <table:table-cell table:style-name="ce1"/>
          <table:table-cell office:value-type="string" table:style-name="ce1">
            <text:p>BARBARA MIFSUD KEMPKENS</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deu_malta;germany_56029777_paradise papers - malta corporate registry_na_barbara mifsud kempkens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43435_Paradise Papers - Malta corporate registry_NA_LOUIS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43435" table:style-name="ce1">
            <text:p>56043435</text:p>
          </table:table-cell>
          <table:table-cell office:value-type="string" table:style-name="ce1">
            <text:p>Paradise Papers - Malta corporate registry</text:p>
          </table:table-cell>
          <table:table-cell table:style-name="ce1"/>
          <table:table-cell office:value-type="string" table:style-name="ce1">
            <text:p>LOUIS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43435_paradise papers - malta corporate registry_na_louis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41482_Paradise Papers - Malta corporate registry_NA_RUTH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41482" table:style-name="ce1">
            <text:p>56041482</text:p>
          </table:table-cell>
          <table:table-cell office:value-type="string" table:style-name="ce1">
            <text:p>Paradise Papers - Malta corporate registry</text:p>
          </table:table-cell>
          <table:table-cell table:style-name="ce1"/>
          <table:table-cell office:value-type="string" table:style-name="ce1">
            <text:p>RUTH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41482_paradise papers - malta corporate registry_na_ruth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42714_Paradise Papers - Malta corporate registry_NA_ANDREW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42714" table:style-name="ce1">
            <text:p>56042714</text:p>
          </table:table-cell>
          <table:table-cell office:value-type="string" table:style-name="ce1">
            <text:p>Paradise Papers - Malta corporate registry</text:p>
          </table:table-cell>
          <table:table-cell table:style-name="ce1"/>
          <table:table-cell office:value-type="string" table:style-name="ce1">
            <text:p>ANDREW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42714_paradise papers - malta corporate registry_na_andrew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41689_Paradise Papers - Malta corporate registry_NA_MARIA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41689" table:style-name="ce1">
            <text:p>56041689</text:p>
          </table:table-cell>
          <table:table-cell office:value-type="string" table:style-name="ce1">
            <text:p>Paradise Papers - Malta corporate registry</text:p>
          </table:table-cell>
          <table:table-cell table:style-name="ce1"/>
          <table:table-cell office:value-type="string" table:style-name="ce1">
            <text:p>MARIA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41689_paradise papers - malta corporate registry_na_maria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48483_Paradise Papers - Malta corporate registry_NA_CHRISTIAN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48483" table:style-name="ce1">
            <text:p>56048483</text:p>
          </table:table-cell>
          <table:table-cell office:value-type="string" table:style-name="ce1">
            <text:p>Paradise Papers - Malta corporate registry</text:p>
          </table:table-cell>
          <table:table-cell table:style-name="ce1"/>
          <table:table-cell office:value-type="string" table:style-name="ce1">
            <text:p>CHRISTIAN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48483_paradise papers - malta corporate registry_na_christian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30713_Paradise Papers - Malta corporate registry_NA_JAMES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30713" table:style-name="ce1">
            <text:p>56030713</text:p>
          </table:table-cell>
          <table:table-cell office:value-type="string" table:style-name="ce1">
            <text:p>Paradise Papers - Malta corporate registry</text:p>
          </table:table-cell>
          <table:table-cell table:style-name="ce1"/>
          <table:table-cell office:value-type="string" table:style-name="ce1">
            <text:p>JAMES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30713_paradise papers - malta corporate registry_na_james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31226_Paradise Papers - Malta corporate registry_NA_ANTOINE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31226" table:style-name="ce1">
            <text:p>56031226</text:p>
          </table:table-cell>
          <table:table-cell office:value-type="string" table:style-name="ce1">
            <text:p>Paradise Papers - Malta corporate registry</text:p>
          </table:table-cell>
          <table:table-cell table:style-name="ce1"/>
          <table:table-cell office:value-type="string" table:style-name="ce1">
            <text:p>ANTOINE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31226_paradise papers - malta corporate registry_na_antoine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31499_Paradise Papers - Malta corporate registry_NA_JOHN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31499" table:style-name="ce1">
            <text:p>56031499</text:p>
          </table:table-cell>
          <table:table-cell office:value-type="string" table:style-name="ce1">
            <text:p>Paradise Papers - Malta corporate registry</text:p>
          </table:table-cell>
          <table:table-cell table:style-name="ce1"/>
          <table:table-cell office:value-type="string" table:style-name="ce1">
            <text:p>JOHN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31499_paradise papers - malta corporate registry_na_john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31579_Paradise Papers - Malta corporate registry_NA_GERRARD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31579" table:style-name="ce1">
            <text:p>56031579</text:p>
          </table:table-cell>
          <table:table-cell office:value-type="string" table:style-name="ce1">
            <text:p>Paradise Papers - Malta corporate registry</text:p>
          </table:table-cell>
          <table:table-cell table:style-name="ce1"/>
          <table:table-cell office:value-type="string" table:style-name="ce1">
            <text:p>GERRARD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31579_paradise papers - malta corporate registry_na_gerrard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48971_Paradise Papers - Malta corporate registry_NA_MARIO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48971" table:style-name="ce1">
            <text:p>56048971</text:p>
          </table:table-cell>
          <table:table-cell office:value-type="string" table:style-name="ce1">
            <text:p>Paradise Papers - Malta corporate registry</text:p>
          </table:table-cell>
          <table:table-cell table:style-name="ce1"/>
          <table:table-cell office:value-type="string" table:style-name="ce1">
            <text:p>MARIO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48971_paradise papers - malta corporate registry_na_mario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42558_Paradise Papers - Malta corporate registry_NA_RITA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42558" table:style-name="ce1">
            <text:p>56042558</text:p>
          </table:table-cell>
          <table:table-cell office:value-type="string" table:style-name="ce1">
            <text:p>Paradise Papers - Malta corporate registry</text:p>
          </table:table-cell>
          <table:table-cell table:style-name="ce1"/>
          <table:table-cell office:value-type="string" table:style-name="ce1">
            <text:p>RITA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42558_paradise papers - malta corporate registry_na_rita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42653_Paradise Papers - Malta corporate registry_NA_IRIS CAMILLERI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42653" table:style-name="ce1">
            <text:p>56042653</text:p>
          </table:table-cell>
          <table:table-cell office:value-type="string" table:style-name="ce1">
            <text:p>Paradise Papers - Malta corporate registry</text:p>
          </table:table-cell>
          <table:table-cell table:style-name="ce1"/>
          <table:table-cell office:value-type="string" table:style-name="ce1">
            <text:p>IRIS CAMILLERI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42653_paradise papers - malta corporate registry_na_iris camilleri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49900_Paradise Papers - Malta corporate registry_NA_JOSEPHINE FARRUGIA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49900" table:style-name="ce1">
            <text:p>56049900</text:p>
          </table:table-cell>
          <table:table-cell office:value-type="string" table:style-name="ce1">
            <text:p>Paradise Papers - Malta corporate registry</text:p>
          </table:table-cell>
          <table:table-cell table:style-name="ce1"/>
          <table:table-cell office:value-type="string" table:style-name="ce1">
            <text:p>JOSEPHINE FARRUGIA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49900_paradise papers - malta corporate registry_na_josephine farrugia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50010_Paradise Papers - Malta corporate registry_NA_JASON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50010" table:style-name="ce1">
            <text:p>56050010</text:p>
          </table:table-cell>
          <table:table-cell office:value-type="string" table:style-name="ce1">
            <text:p>Paradise Papers - Malta corporate registry</text:p>
          </table:table-cell>
          <table:table-cell table:style-name="ce1"/>
          <table:table-cell office:value-type="string" table:style-name="ce1">
            <text:p>JASON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50010_paradise papers - malta corporate registry_na_jason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50481_Paradise Papers - Malta corporate registry_NA_GEORGE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50481" table:style-name="ce1">
            <text:p>56050481</text:p>
          </table:table-cell>
          <table:table-cell office:value-type="string" table:style-name="ce1">
            <text:p>Paradise Papers - Malta corporate registry</text:p>
          </table:table-cell>
          <table:table-cell table:style-name="ce1"/>
          <table:table-cell office:value-type="string" table:style-name="ce1">
            <text:p>GEORGE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50481_paradise papers - malta corporate registry_na_george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44471_Paradise Papers - Malta corporate registry_NA_MARY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44471" table:style-name="ce1">
            <text:p>56044471</text:p>
          </table:table-cell>
          <table:table-cell office:value-type="string" table:style-name="ce1">
            <text:p>Paradise Papers - Malta corporate registry</text:p>
          </table:table-cell>
          <table:table-cell table:style-name="ce1"/>
          <table:table-cell office:value-type="string" table:style-name="ce1">
            <text:p>MARY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44471_paradise papers - malta corporate registry_na_mary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51031_Paradise Papers - Malta corporate registry_NA_ANTON JOHN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51031" table:style-name="ce1">
            <text:p>56051031</text:p>
          </table:table-cell>
          <table:table-cell office:value-type="string" table:style-name="ce1">
            <text:p>Paradise Papers - Malta corporate registry</text:p>
          </table:table-cell>
          <table:table-cell table:style-name="ce1"/>
          <table:table-cell office:value-type="string" table:style-name="ce1">
            <text:p>ANTON JOHN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51031_paradise papers - malta corporate registry_na_anton john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37897_Paradise Papers - Malta corporate registry_NA_EMANUEL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37897" table:style-name="ce1">
            <text:p>56037897</text:p>
          </table:table-cell>
          <table:table-cell office:value-type="string" table:style-name="ce1">
            <text:p>Paradise Papers - Malta corporate registry</text:p>
          </table:table-cell>
          <table:table-cell table:style-name="ce1"/>
          <table:table-cell office:value-type="string" table:style-name="ce1">
            <text:p>EMANUEL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37897_paradise papers - malta corporate registry_na_emanuel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38117_Paradise Papers - Malta corporate registry_NA_LAWRENCE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38117" table:style-name="ce1">
            <text:p>56038117</text:p>
          </table:table-cell>
          <table:table-cell office:value-type="string" table:style-name="ce1">
            <text:p>Paradise Papers - Malta corporate registry</text:p>
          </table:table-cell>
          <table:table-cell table:style-name="ce1"/>
          <table:table-cell office:value-type="string" table:style-name="ce1">
            <text:p>LAWRENCE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38117_paradise papers - malta corporate registry_na_lawrence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36176_Paradise Papers - Malta corporate registry_NA_MARIA CARMELA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36176" table:style-name="ce1">
            <text:p>56036176</text:p>
          </table:table-cell>
          <table:table-cell office:value-type="string" table:style-name="ce1">
            <text:p>Paradise Papers - Malta corporate registry</text:p>
          </table:table-cell>
          <table:table-cell table:style-name="ce1"/>
          <table:table-cell office:value-type="string" table:style-name="ce1">
            <text:p>MARIA CARMELA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36176_paradise papers - malta corporate registry_na_maria carmela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32743_Paradise Papers - Malta corporate registry_NA_MARGARET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32743" table:style-name="ce1">
            <text:p>56032743</text:p>
          </table:table-cell>
          <table:table-cell office:value-type="string" table:style-name="ce1">
            <text:p>Paradise Papers - Malta corporate registry</text:p>
          </table:table-cell>
          <table:table-cell table:style-name="ce1"/>
          <table:table-cell office:value-type="string" table:style-name="ce1">
            <text:p>MARGARET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32743_paradise papers - malta corporate registry_na_margaret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45255_Paradise Papers - Malta corporate registry_NA_OWEN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45255" table:style-name="ce1">
            <text:p>56045255</text:p>
          </table:table-cell>
          <table:table-cell office:value-type="string" table:style-name="ce1">
            <text:p>Paradise Papers - Malta corporate registry</text:p>
          </table:table-cell>
          <table:table-cell table:style-name="ce1"/>
          <table:table-cell office:value-type="string" table:style-name="ce1">
            <text:p>OWEN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45255_paradise papers - malta corporate registry_na_owen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45473_Paradise Papers - Malta corporate registry_NA_SAVIOUR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45473" table:style-name="ce1">
            <text:p>56045473</text:p>
          </table:table-cell>
          <table:table-cell office:value-type="string" table:style-name="ce1">
            <text:p>Paradise Papers - Malta corporate registry</text:p>
          </table:table-cell>
          <table:table-cell table:style-name="ce1"/>
          <table:table-cell office:value-type="string" table:style-name="ce1">
            <text:p>SAVIOUR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45473_paradise papers - malta corporate registry_na_saviour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45539_Paradise Papers - Malta corporate registry_NA_JOHN HENRY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45539" table:style-name="ce1">
            <text:p>56045539</text:p>
          </table:table-cell>
          <table:table-cell office:value-type="string" table:style-name="ce1">
            <text:p>Paradise Papers - Malta corporate registry</text:p>
          </table:table-cell>
          <table:table-cell table:style-name="ce1"/>
          <table:table-cell office:value-type="string" table:style-name="ce1">
            <text:p>JOHN HENRY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45539_paradise papers - malta corporate registry_na_john henry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37021_Paradise Papers - Malta corporate registry_NA_RAYMOND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37021" table:style-name="ce1">
            <text:p>56037021</text:p>
          </table:table-cell>
          <table:table-cell office:value-type="string" table:style-name="ce1">
            <text:p>Paradise Papers - Malta corporate registry</text:p>
          </table:table-cell>
          <table:table-cell table:style-name="ce1"/>
          <table:table-cell office:value-type="string" table:style-name="ce1">
            <text:p>RAYMOND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37021_paradise papers - malta corporate registry_na_raymond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52584_Paradise Papers - Malta corporate registry_NA_DOREEN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52584" table:style-name="ce1">
            <text:p>56052584</text:p>
          </table:table-cell>
          <table:table-cell office:value-type="string" table:style-name="ce1">
            <text:p>Paradise Papers - Malta corporate registry</text:p>
          </table:table-cell>
          <table:table-cell table:style-name="ce1"/>
          <table:table-cell office:value-type="string" table:style-name="ce1">
            <text:p>DOREEN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52584_paradise papers - malta corporate registry_na_doreen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52773_Paradise Papers - Malta corporate registry_NA_RUBEN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52773" table:style-name="ce1">
            <text:p>56052773</text:p>
          </table:table-cell>
          <table:table-cell office:value-type="string" table:style-name="ce1">
            <text:p>Paradise Papers - Malta corporate registry</text:p>
          </table:table-cell>
          <table:table-cell table:style-name="ce1"/>
          <table:table-cell office:value-type="string" table:style-name="ce1">
            <text:p>RUBEN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52773_paradise papers - malta corporate registry_na_ruben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34595_Paradise Papers - Malta corporate registry_NA_ALLAN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34595" table:style-name="ce1">
            <text:p>56034595</text:p>
          </table:table-cell>
          <table:table-cell office:value-type="string" table:style-name="ce1">
            <text:p>Paradise Papers - Malta corporate registry</text:p>
          </table:table-cell>
          <table:table-cell table:style-name="ce1"/>
          <table:table-cell office:value-type="string" table:style-name="ce1">
            <text:p>ALLAN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34595_paradise papers - malta corporate registry_na_allan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47067_Paradise Papers - Malta corporate registry_NA_VICTORIA STEPHANIE MIFSUD DEPASQUALE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47067" table:style-name="ce1">
            <text:p>56047067</text:p>
          </table:table-cell>
          <table:table-cell office:value-type="string" table:style-name="ce1">
            <text:p>Paradise Papers - Malta corporate registry</text:p>
          </table:table-cell>
          <table:table-cell table:style-name="ce1"/>
          <table:table-cell office:value-type="string" table:style-name="ce1">
            <text:p>VICTORIA STEPHANIE MIFSUD DEPASQUALE</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47067_paradise papers - malta corporate registry_na_victoria stephanie mifsud depasquale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53731_Paradise Papers - Malta corporate registry_NA_GORDON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53731" table:style-name="ce1">
            <text:p>56053731</text:p>
          </table:table-cell>
          <table:table-cell office:value-type="string" table:style-name="ce1">
            <text:p>Paradise Papers - Malta corporate registry</text:p>
          </table:table-cell>
          <table:table-cell table:style-name="ce1"/>
          <table:table-cell office:value-type="string" table:style-name="ce1">
            <text:p>GORDON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53731_paradise papers - malta corporate registry_na_gordon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53859_Paradise Papers - Malta corporate registry_NA_STEPHEN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53859" table:style-name="ce1">
            <text:p>56053859</text:p>
          </table:table-cell>
          <table:table-cell office:value-type="string" table:style-name="ce1">
            <text:p>Paradise Papers - Malta corporate registry</text:p>
          </table:table-cell>
          <table:table-cell table:style-name="ce1"/>
          <table:table-cell office:value-type="string" table:style-name="ce1">
            <text:p>STEPHEN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53859_paradise papers - malta corporate registry_na_stephen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39546_Paradise Papers - Malta corporate registry_NA_DANIEL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39546" table:style-name="ce1">
            <text:p>56039546</text:p>
          </table:table-cell>
          <table:table-cell office:value-type="string" table:style-name="ce1">
            <text:p>Paradise Papers - Malta corporate registry</text:p>
          </table:table-cell>
          <table:table-cell table:style-name="ce1"/>
          <table:table-cell office:value-type="string" table:style-name="ce1">
            <text:p>DANIEL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39546_paradise papers - malta corporate registry_na_daniel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46063_Paradise Papers - Malta corporate registry_NA_MARIA THERESA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46063" table:style-name="ce1">
            <text:p>56046063</text:p>
          </table:table-cell>
          <table:table-cell office:value-type="string" table:style-name="ce1">
            <text:p>Paradise Papers - Malta corporate registry</text:p>
          </table:table-cell>
          <table:table-cell table:style-name="ce1"/>
          <table:table-cell office:value-type="string" table:style-name="ce1">
            <text:p>MARIA THERESA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46063_paradise papers - malta corporate registry_na_maria theresa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37642_Paradise Papers - Malta corporate registry_NA_GEORGE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37642" table:style-name="ce1">
            <text:p>56037642</text:p>
          </table:table-cell>
          <table:table-cell office:value-type="string" table:style-name="ce1">
            <text:p>Paradise Papers - Malta corporate registry</text:p>
          </table:table-cell>
          <table:table-cell table:style-name="ce1"/>
          <table:table-cell office:value-type="string" table:style-name="ce1">
            <text:p>GEORGE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37642_paradise papers - malta corporate registry_na_george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37750_Paradise Papers - Malta corporate registry_NA_DAMIAN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37750" table:style-name="ce1">
            <text:p>56037750</text:p>
          </table:table-cell>
          <table:table-cell office:value-type="string" table:style-name="ce1">
            <text:p>Paradise Papers - Malta corporate registry</text:p>
          </table:table-cell>
          <table:table-cell table:style-name="ce1"/>
          <table:table-cell office:value-type="string" table:style-name="ce1">
            <text:p>DAMIAN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37750_paradise papers - malta corporate registry_na_damian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48140_Paradise Papers - Malta corporate registry_NA_ANTHONY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48140" table:style-name="ce1">
            <text:p>56048140</text:p>
          </table:table-cell>
          <table:table-cell office:value-type="string" table:style-name="ce1">
            <text:p>Paradise Papers - Malta corporate registry</text:p>
          </table:table-cell>
          <table:table-cell table:style-name="ce1"/>
          <table:table-cell office:value-type="string" table:style-name="ce1">
            <text:p>ANTHONY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48140_paradise papers - malta corporate registry_na_anthony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48789_Paradise Papers - Malta corporate registry_NA_YVONNE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48789" table:style-name="ce1">
            <text:p>56048789</text:p>
          </table:table-cell>
          <table:table-cell office:value-type="string" table:style-name="ce1">
            <text:p>Paradise Papers - Malta corporate registry</text:p>
          </table:table-cell>
          <table:table-cell table:style-name="ce1"/>
          <table:table-cell office:value-type="string" table:style-name="ce1">
            <text:p>YVONNE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48789_paradise papers - malta corporate registry_na_yvonne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40201_Paradise Papers - Malta corporate registry_NA_VINCENT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40201" table:style-name="ce1">
            <text:p>56040201</text:p>
          </table:table-cell>
          <table:table-cell office:value-type="string" table:style-name="ce1">
            <text:p>Paradise Papers - Malta corporate registry</text:p>
          </table:table-cell>
          <table:table-cell table:style-name="ce1"/>
          <table:table-cell office:value-type="string" table:style-name="ce1">
            <text:p>VINCENT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40201_paradise papers - malta corporate registry_na_vincent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44617_Paradise Papers - Malta corporate registry_NA_FREDRICK MIFSUD BONNICI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44617" table:style-name="ce1">
            <text:p>56044617</text:p>
          </table:table-cell>
          <table:table-cell office:value-type="string" table:style-name="ce1">
            <text:p>Paradise Papers - Malta corporate registry</text:p>
          </table:table-cell>
          <table:table-cell table:style-name="ce1"/>
          <table:table-cell office:value-type="string" table:style-name="ce1">
            <text:p>FREDRICK MIFSUD BONNICI</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44617_paradise papers - malta corporate registry_na_fredrick mifsud bonnici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44621_Paradise Papers - Malta corporate registry_NA_STEPHEN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44621" table:style-name="ce1">
            <text:p>56044621</text:p>
          </table:table-cell>
          <table:table-cell office:value-type="string" table:style-name="ce1">
            <text:p>Paradise Papers - Malta corporate registry</text:p>
          </table:table-cell>
          <table:table-cell table:style-name="ce1"/>
          <table:table-cell office:value-type="string" table:style-name="ce1">
            <text:p>STEPHEN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44621_paradise papers - malta corporate registry_na_stephen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UKR_Malta;Ukraine_56054209_Paradise Papers - Malta corporate registry_NA_ANASTASIIA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UKR</text:p>
          </table:table-cell>
          <table:table-cell office:value-type="string" table:style-name="ce1">
            <text:p>Malta;Ukraine</text:p>
          </table:table-cell>
          <table:table-cell office:value-type="float" office:value="56054209" table:style-name="ce1">
            <text:p>56054209</text:p>
          </table:table-cell>
          <table:table-cell office:value-type="string" table:style-name="ce1">
            <text:p>Paradise Papers - Malta corporate registry</text:p>
          </table:table-cell>
          <table:table-cell table:style-name="ce1"/>
          <table:table-cell office:value-type="string" table:style-name="ce1">
            <text:p>ANASTASIIA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ukr_malta;ukraine_56054209_paradise papers - malta corporate registry_na_anastasiia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41494_Paradise Papers - Malta corporate registry_NA_ALBERT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41494" table:style-name="ce1">
            <text:p>56041494</text:p>
          </table:table-cell>
          <table:table-cell office:value-type="string" table:style-name="ce1">
            <text:p>Paradise Papers - Malta corporate registry</text:p>
          </table:table-cell>
          <table:table-cell table:style-name="ce1"/>
          <table:table-cell office:value-type="string" table:style-name="ce1">
            <text:p>ALBERT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41494_paradise papers - malta corporate registry_na_albert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41498_Paradise Papers - Malta corporate registry_NA_HERBERT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41498" table:style-name="ce1">
            <text:p>56041498</text:p>
          </table:table-cell>
          <table:table-cell office:value-type="string" table:style-name="ce1">
            <text:p>Paradise Papers - Malta corporate registry</text:p>
          </table:table-cell>
          <table:table-cell table:style-name="ce1"/>
          <table:table-cell office:value-type="string" table:style-name="ce1">
            <text:p>HERBERT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41498_paradise papers - malta corporate registry_na_herbert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56608_Paradise Papers - Malta corporate registry_NA_PETER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56608" table:style-name="ce1">
            <text:p>56056608</text:p>
          </table:table-cell>
          <table:table-cell office:value-type="string" table:style-name="ce1">
            <text:p>Paradise Papers - Malta corporate registry</text:p>
          </table:table-cell>
          <table:table-cell table:style-name="ce1"/>
          <table:table-cell office:value-type="string" table:style-name="ce1">
            <text:p>PETER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56608_paradise papers - malta corporate registry_na_peter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42658_Paradise Papers - Malta corporate registry_NA_ANTHONY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42658" table:style-name="ce1">
            <text:p>56042658</text:p>
          </table:table-cell>
          <table:table-cell office:value-type="string" table:style-name="ce1">
            <text:p>Paradise Papers - Malta corporate registry</text:p>
          </table:table-cell>
          <table:table-cell table:style-name="ce1"/>
          <table:table-cell office:value-type="string" table:style-name="ce1">
            <text:p>ANTHONY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42658_paradise papers - malta corporate registry_na_anthony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43241_Paradise Papers - Malta corporate registry_NA_JOHANN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43241" table:style-name="ce1">
            <text:p>56043241</text:p>
          </table:table-cell>
          <table:table-cell office:value-type="string" table:style-name="ce1">
            <text:p>Paradise Papers - Malta corporate registry</text:p>
          </table:table-cell>
          <table:table-cell table:style-name="ce1"/>
          <table:table-cell office:value-type="string" table:style-name="ce1">
            <text:p>JOHANN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43241_paradise papers - malta corporate registry_na_johann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43404_Paradise Papers - Malta corporate registry_NA_CHRISTIAN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43404" table:style-name="ce1">
            <text:p>56043404</text:p>
          </table:table-cell>
          <table:table-cell office:value-type="string" table:style-name="ce1">
            <text:p>Paradise Papers - Malta corporate registry</text:p>
          </table:table-cell>
          <table:table-cell table:style-name="ce1"/>
          <table:table-cell office:value-type="string" table:style-name="ce1">
            <text:p>CHRISTIAN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43404_paradise papers - malta corporate registry_na_christian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36294_Paradise Papers - Malta corporate registry_NA_RITA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36294" table:style-name="ce1">
            <text:p>56036294</text:p>
          </table:table-cell>
          <table:table-cell office:value-type="string" table:style-name="ce1">
            <text:p>Paradise Papers - Malta corporate registry</text:p>
          </table:table-cell>
          <table:table-cell table:style-name="ce1"/>
          <table:table-cell office:value-type="string" table:style-name="ce1">
            <text:p>RITA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36294_paradise papers - malta corporate registry_na_rita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36466_Paradise Papers - Malta corporate registry_NA_STEFAN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36466" table:style-name="ce1">
            <text:p>56036466</text:p>
          </table:table-cell>
          <table:table-cell office:value-type="string" table:style-name="ce1">
            <text:p>Paradise Papers - Malta corporate registry</text:p>
          </table:table-cell>
          <table:table-cell table:style-name="ce1"/>
          <table:table-cell office:value-type="string" table:style-name="ce1">
            <text:p>STEFAN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36466_paradise papers - malta corporate registry_na_stefan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36724_Paradise Papers - Malta corporate registry_NA_KEVIN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36724" table:style-name="ce1">
            <text:p>56036724</text:p>
          </table:table-cell>
          <table:table-cell office:value-type="string" table:style-name="ce1">
            <text:p>Paradise Papers - Malta corporate registry</text:p>
          </table:table-cell>
          <table:table-cell table:style-name="ce1"/>
          <table:table-cell office:value-type="string" table:style-name="ce1">
            <text:p>KEVIN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36724_paradise papers - malta corporate registry_na_kevin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39110_Paradise Papers - Malta corporate registry_NA_SARAH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39110" table:style-name="ce1">
            <text:p>56039110</text:p>
          </table:table-cell>
          <table:table-cell office:value-type="string" table:style-name="ce1">
            <text:p>Paradise Papers - Malta corporate registry</text:p>
          </table:table-cell>
          <table:table-cell table:style-name="ce1"/>
          <table:table-cell office:value-type="string" table:style-name="ce1">
            <text:p>SARAH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39110_paradise papers - malta corporate registry_na_sarah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47469_Paradise Papers - Malta corporate registry_NA_KATIA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47469" table:style-name="ce1">
            <text:p>56047469</text:p>
          </table:table-cell>
          <table:table-cell office:value-type="string" table:style-name="ce1">
            <text:p>Paradise Papers - Malta corporate registry</text:p>
          </table:table-cell>
          <table:table-cell table:style-name="ce1"/>
          <table:table-cell office:value-type="string" table:style-name="ce1">
            <text:p>KATIA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47469_paradise papers - malta corporate registry_na_katia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52226_Paradise Papers - Malta corporate registry_NA_MICHELA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52226" table:style-name="ce1">
            <text:p>56052226</text:p>
          </table:table-cell>
          <table:table-cell office:value-type="string" table:style-name="ce1">
            <text:p>Paradise Papers - Malta corporate registry</text:p>
          </table:table-cell>
          <table:table-cell table:style-name="ce1"/>
          <table:table-cell office:value-type="string" table:style-name="ce1">
            <text:p>MICHELA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52226_paradise papers - malta corporate registry_na_michela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53351_Paradise Papers - Malta corporate registry_NA_CARMEL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53351" table:style-name="ce1">
            <text:p>56053351</text:p>
          </table:table-cell>
          <table:table-cell office:value-type="string" table:style-name="ce1">
            <text:p>Paradise Papers - Malta corporate registry</text:p>
          </table:table-cell>
          <table:table-cell table:style-name="ce1"/>
          <table:table-cell office:value-type="string" table:style-name="ce1">
            <text:p>CARMEL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53351_paradise papers - malta corporate registry_na_carmel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46150_Paradise Papers - Malta corporate registry_NA_ROSARIA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46150" table:style-name="ce1">
            <text:p>56046150</text:p>
          </table:table-cell>
          <table:table-cell office:value-type="string" table:style-name="ce1">
            <text:p>Paradise Papers - Malta corporate registry</text:p>
          </table:table-cell>
          <table:table-cell table:style-name="ce1"/>
          <table:table-cell office:value-type="string" table:style-name="ce1">
            <text:p>ROSARIA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46150_paradise papers - malta corporate registry_na_rosaria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53557_Paradise Papers - Malta corporate registry_NA_GEORGE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53557" table:style-name="ce1">
            <text:p>56053557</text:p>
          </table:table-cell>
          <table:table-cell office:value-type="string" table:style-name="ce1">
            <text:p>Paradise Papers - Malta corporate registry</text:p>
          </table:table-cell>
          <table:table-cell table:style-name="ce1"/>
          <table:table-cell office:value-type="string" table:style-name="ce1">
            <text:p>GEORGE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53557_paradise papers - malta corporate registry_na_george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57888_Paradise Papers - Malta corporate registry_NA_JESMAR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57888" table:style-name="ce1">
            <text:p>56057888</text:p>
          </table:table-cell>
          <table:table-cell office:value-type="string" table:style-name="ce1">
            <text:p>Paradise Papers - Malta corporate registry</text:p>
          </table:table-cell>
          <table:table-cell table:style-name="ce1"/>
          <table:table-cell office:value-type="string" table:style-name="ce1">
            <text:p>JESMAR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57888_paradise papers - malta corporate registry_na_jesmar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57909_Paradise Papers - Malta corporate registry_NA_SALVINO MIFSUD BONNICI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57909" table:style-name="ce1">
            <text:p>56057909</text:p>
          </table:table-cell>
          <table:table-cell office:value-type="string" table:style-name="ce1">
            <text:p>Paradise Papers - Malta corporate registry</text:p>
          </table:table-cell>
          <table:table-cell table:style-name="ce1"/>
          <table:table-cell office:value-type="string" table:style-name="ce1">
            <text:p>SALVINO MIFSUD BONNICI</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57909_paradise papers - malta corporate registry_na_salvino mifsud bonnici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37026_Paradise Papers - Malta corporate registry_NA_ELEANORA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37026" table:style-name="ce1">
            <text:p>56037026</text:p>
          </table:table-cell>
          <table:table-cell office:value-type="string" table:style-name="ce1">
            <text:p>Paradise Papers - Malta corporate registry</text:p>
          </table:table-cell>
          <table:table-cell table:style-name="ce1"/>
          <table:table-cell office:value-type="string" table:style-name="ce1">
            <text:p>ELEANORA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37026_paradise papers - malta corporate registry_na_eleanora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37106_Paradise Papers - Malta corporate registry_NA_NICOLETTE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37106" table:style-name="ce1">
            <text:p>56037106</text:p>
          </table:table-cell>
          <table:table-cell office:value-type="string" table:style-name="ce1">
            <text:p>Paradise Papers - Malta corporate registry</text:p>
          </table:table-cell>
          <table:table-cell table:style-name="ce1"/>
          <table:table-cell office:value-type="string" table:style-name="ce1">
            <text:p>NICOLETTE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37106_paradise papers - malta corporate registry_na_nicolette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48073_Paradise Papers - Malta corporate registry_NA_LUANA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48073" table:style-name="ce1">
            <text:p>56048073</text:p>
          </table:table-cell>
          <table:table-cell office:value-type="string" table:style-name="ce1">
            <text:p>Paradise Papers - Malta corporate registry</text:p>
          </table:table-cell>
          <table:table-cell table:style-name="ce1"/>
          <table:table-cell office:value-type="string" table:style-name="ce1">
            <text:p>LUANA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48073_paradise papers - malta corporate registry_na_luana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54354_Paradise Papers - Malta corporate registry_NA_SUZANNE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54354" table:style-name="ce1">
            <text:p>56054354</text:p>
          </table:table-cell>
          <table:table-cell office:value-type="string" table:style-name="ce1">
            <text:p>Paradise Papers - Malta corporate registry</text:p>
          </table:table-cell>
          <table:table-cell table:style-name="ce1"/>
          <table:table-cell office:value-type="string" table:style-name="ce1">
            <text:p>SUZANNE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54354_paradise papers - malta corporate registry_na_suzanne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54405_Paradise Papers - Malta corporate registry_NA_MARK MIFSUD BONNICI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54405" table:style-name="ce1">
            <text:p>56054405</text:p>
          </table:table-cell>
          <table:table-cell office:value-type="string" table:style-name="ce1">
            <text:p>Paradise Papers - Malta corporate registry</text:p>
          </table:table-cell>
          <table:table-cell table:style-name="ce1"/>
          <table:table-cell office:value-type="string" table:style-name="ce1">
            <text:p>MARK MIFSUD BONNICI</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54405_paradise papers - malta corporate registry_na_mark mifsud bonnici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46502_Paradise Papers - Malta corporate registry_NA_JOSEPH SNR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46502" table:style-name="ce1">
            <text:p>56046502</text:p>
          </table:table-cell>
          <table:table-cell office:value-type="string" table:style-name="ce1">
            <text:p>Paradise Papers - Malta corporate registry</text:p>
          </table:table-cell>
          <table:table-cell table:style-name="ce1"/>
          <table:table-cell office:value-type="string" table:style-name="ce1">
            <text:p>JOSEPH SNR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46502_paradise papers - malta corporate registry_na_joseph snr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58431_Paradise Papers - Malta corporate registry_NA_CONRAD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58431" table:style-name="ce1">
            <text:p>56058431</text:p>
          </table:table-cell>
          <table:table-cell office:value-type="string" table:style-name="ce1">
            <text:p>Paradise Papers - Malta corporate registry</text:p>
          </table:table-cell>
          <table:table-cell table:style-name="ce1"/>
          <table:table-cell office:value-type="string" table:style-name="ce1">
            <text:p>CONRAD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58431_paradise papers - malta corporate registry_na_conrad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37669_Paradise Papers - Malta corporate registry_NA_FRANCESCA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37669" table:style-name="ce1">
            <text:p>56037669</text:p>
          </table:table-cell>
          <table:table-cell office:value-type="string" table:style-name="ce1">
            <text:p>Paradise Papers - Malta corporate registry</text:p>
          </table:table-cell>
          <table:table-cell table:style-name="ce1"/>
          <table:table-cell office:value-type="string" table:style-name="ce1">
            <text:p>FRANCESCA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37669_paradise papers - malta corporate registry_na_francesca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37920_Paradise Papers - Malta corporate registry_NA_GEORGE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37920" table:style-name="ce1">
            <text:p>56037920</text:p>
          </table:table-cell>
          <table:table-cell office:value-type="string" table:style-name="ce1">
            <text:p>Paradise Papers - Malta corporate registry</text:p>
          </table:table-cell>
          <table:table-cell table:style-name="ce1"/>
          <table:table-cell office:value-type="string" table:style-name="ce1">
            <text:p>GEORGE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37920_paradise papers - malta corporate registry_na_george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40426_Paradise Papers - Malta corporate registry_NA_OMAR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40426" table:style-name="ce1">
            <text:p>56040426</text:p>
          </table:table-cell>
          <table:table-cell office:value-type="string" table:style-name="ce1">
            <text:p>Paradise Papers - Malta corporate registry</text:p>
          </table:table-cell>
          <table:table-cell table:style-name="ce1"/>
          <table:table-cell office:value-type="string" table:style-name="ce1">
            <text:p>OMAR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40426_paradise papers - malta corporate registry_na_omar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40427_Paradise Papers - Malta corporate registry_NA_OMAR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40427" table:style-name="ce1">
            <text:p>56040427</text:p>
          </table:table-cell>
          <table:table-cell office:value-type="string" table:style-name="ce1">
            <text:p>Paradise Papers - Malta corporate registry</text:p>
          </table:table-cell>
          <table:table-cell table:style-name="ce1"/>
          <table:table-cell office:value-type="string" table:style-name="ce1">
            <text:p>OMAR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40427_paradise papers - malta corporate registry_na_omar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40992_Paradise Papers - Malta corporate registry_NA_JONATHAN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40992" table:style-name="ce1">
            <text:p>56040992</text:p>
          </table:table-cell>
          <table:table-cell office:value-type="string" table:style-name="ce1">
            <text:p>Paradise Papers - Malta corporate registry</text:p>
          </table:table-cell>
          <table:table-cell table:style-name="ce1"/>
          <table:table-cell office:value-type="string" table:style-name="ce1">
            <text:p>JONATHAN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40992_paradise papers - malta corporate registry_na_jonathan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44610_Paradise Papers - Malta corporate registry_NA_LAWRENCE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44610" table:style-name="ce1">
            <text:p>56044610</text:p>
          </table:table-cell>
          <table:table-cell office:value-type="string" table:style-name="ce1">
            <text:p>Paradise Papers - Malta corporate registry</text:p>
          </table:table-cell>
          <table:table-cell table:style-name="ce1"/>
          <table:table-cell office:value-type="string" table:style-name="ce1">
            <text:p>LAWRENCE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44610_paradise papers - malta corporate registry_na_lawrence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45284_Paradise Papers - Malta corporate registry_NA_SANDRO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45284" table:style-name="ce1">
            <text:p>56045284</text:p>
          </table:table-cell>
          <table:table-cell office:value-type="string" table:style-name="ce1">
            <text:p>Paradise Papers - Malta corporate registry</text:p>
          </table:table-cell>
          <table:table-cell table:style-name="ce1"/>
          <table:table-cell office:value-type="string" table:style-name="ce1">
            <text:p>SANDRO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45284_paradise papers - malta corporate registry_na_sandro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48466_Paradise Papers - Malta corporate registry_NA_JOHN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48466" table:style-name="ce1">
            <text:p>56048466</text:p>
          </table:table-cell>
          <table:table-cell office:value-type="string" table:style-name="ce1">
            <text:p>Paradise Papers - Malta corporate registry</text:p>
          </table:table-cell>
          <table:table-cell table:style-name="ce1"/>
          <table:table-cell office:value-type="string" table:style-name="ce1">
            <text:p>JOHN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48466_paradise papers - malta corporate registry_na_john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45488_Paradise Papers - Malta corporate registry_NA_RAYMOND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45488" table:style-name="ce1">
            <text:p>56045488</text:p>
          </table:table-cell>
          <table:table-cell office:value-type="string" table:style-name="ce1">
            <text:p>Paradise Papers - Malta corporate registry</text:p>
          </table:table-cell>
          <table:table-cell table:style-name="ce1"/>
          <table:table-cell office:value-type="string" table:style-name="ce1">
            <text:p>RAYMOND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45488_paradise papers - malta corporate registry_na_raymond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45829_Paradise Papers - Malta corporate registry_NA_ANGELIC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45829" table:style-name="ce1">
            <text:p>56045829</text:p>
          </table:table-cell>
          <table:table-cell office:value-type="string" table:style-name="ce1">
            <text:p>Paradise Papers - Malta corporate registry</text:p>
          </table:table-cell>
          <table:table-cell table:style-name="ce1"/>
          <table:table-cell office:value-type="string" table:style-name="ce1">
            <text:p>ANGELIC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45829_paradise papers - malta corporate registry_na_angelic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45895_Paradise Papers - Malta corporate registry_NA_JASON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45895" table:style-name="ce1">
            <text:p>56045895</text:p>
          </table:table-cell>
          <table:table-cell office:value-type="string" table:style-name="ce1">
            <text:p>Paradise Papers - Malta corporate registry</text:p>
          </table:table-cell>
          <table:table-cell table:style-name="ce1"/>
          <table:table-cell office:value-type="string" table:style-name="ce1">
            <text:p>JASON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45895_paradise papers - malta corporate registry_na_jason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45967_Paradise Papers - Malta corporate registry_NA_DEBORAH MIFSUD ATTAR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45967" table:style-name="ce1">
            <text:p>56045967</text:p>
          </table:table-cell>
          <table:table-cell office:value-type="string" table:style-name="ce1">
            <text:p>Paradise Papers - Malta corporate registry</text:p>
          </table:table-cell>
          <table:table-cell table:style-name="ce1"/>
          <table:table-cell office:value-type="string" table:style-name="ce1">
            <text:p>DEBORAH MIFSUD ATTAR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45967_paradise papers - malta corporate registry_na_deborah mifsud attar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37981_Paradise Papers - Malta corporate registry_NA_JOSEPH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37981" table:style-name="ce1">
            <text:p>56037981</text:p>
          </table:table-cell>
          <table:table-cell office:value-type="string" table:style-name="ce1">
            <text:p>Paradise Papers - Malta corporate registry</text:p>
          </table:table-cell>
          <table:table-cell table:style-name="ce1"/>
          <table:table-cell office:value-type="string" table:style-name="ce1">
            <text:p>JOSEPH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37981_paradise papers - malta corporate registry_na_joseph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38315_Paradise Papers - Malta corporate registry_NA_DAVID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38315" table:style-name="ce1">
            <text:p>56038315</text:p>
          </table:table-cell>
          <table:table-cell office:value-type="string" table:style-name="ce1">
            <text:p>Paradise Papers - Malta corporate registry</text:p>
          </table:table-cell>
          <table:table-cell table:style-name="ce1"/>
          <table:table-cell office:value-type="string" table:style-name="ce1">
            <text:p>DAVID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38315_paradise papers - malta corporate registry_na_david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54968_Paradise Papers - Malta corporate registry_NA_JOSEPHINE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54968" table:style-name="ce1">
            <text:p>56054968</text:p>
          </table:table-cell>
          <table:table-cell office:value-type="string" table:style-name="ce1">
            <text:p>Paradise Papers - Malta corporate registry</text:p>
          </table:table-cell>
          <table:table-cell table:style-name="ce1"/>
          <table:table-cell office:value-type="string" table:style-name="ce1">
            <text:p>JOSEPHINE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54968_paradise papers - malta corporate registry_na_josephine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GBR;MLT_United Kingdom;Malta_56055037_Paradise Papers - Malta corporate registry_NA_SIMON LIAM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GBR;MLT</text:p>
          </table:table-cell>
          <table:table-cell office:value-type="string" table:style-name="ce1">
            <text:p>United Kingdom;Malta</text:p>
          </table:table-cell>
          <table:table-cell office:value-type="float" office:value="56055037" table:style-name="ce1">
            <text:p>56055037</text:p>
          </table:table-cell>
          <table:table-cell office:value-type="string" table:style-name="ce1">
            <text:p>Paradise Papers - Malta corporate registry</text:p>
          </table:table-cell>
          <table:table-cell table:style-name="ce1"/>
          <table:table-cell office:value-type="string" table:style-name="ce1">
            <text:p>SIMON LIAM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gbr;mlt_united kingdom;malta_56055037_paradise papers - malta corporate registry_na_simon liam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55504_Paradise Papers - Malta corporate registry_NA_JUSTIN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55504" table:style-name="ce1">
            <text:p>56055504</text:p>
          </table:table-cell>
          <table:table-cell office:value-type="string" table:style-name="ce1">
            <text:p>Paradise Papers - Malta corporate registry</text:p>
          </table:table-cell>
          <table:table-cell table:style-name="ce1"/>
          <table:table-cell office:value-type="string" table:style-name="ce1">
            <text:p>JUSTIN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55504_paradise papers - malta corporate registry_na_justin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41821_Paradise Papers - Malta corporate registry_NA_JOSEPH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41821" table:style-name="ce1">
            <text:p>56041821</text:p>
          </table:table-cell>
          <table:table-cell office:value-type="string" table:style-name="ce1">
            <text:p>Paradise Papers - Malta corporate registry</text:p>
          </table:table-cell>
          <table:table-cell table:style-name="ce1"/>
          <table:table-cell office:value-type="string" table:style-name="ce1">
            <text:p>JOSEPH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41821_paradise papers - malta corporate registry_na_joseph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46170_Paradise Papers - Malta corporate registry_NA_COSTANTINO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46170" table:style-name="ce1">
            <text:p>56046170</text:p>
          </table:table-cell>
          <table:table-cell office:value-type="string" table:style-name="ce1">
            <text:p>Paradise Papers - Malta corporate registry</text:p>
          </table:table-cell>
          <table:table-cell table:style-name="ce1"/>
          <table:table-cell office:value-type="string" table:style-name="ce1">
            <text:p>COSTANTINO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46170_paradise papers - malta corporate registry_na_costantino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56087_Paradise Papers - Malta corporate registry_NA_ANTONIA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56087" table:style-name="ce1">
            <text:p>56056087</text:p>
          </table:table-cell>
          <table:table-cell office:value-type="string" table:style-name="ce1">
            <text:p>Paradise Papers - Malta corporate registry</text:p>
          </table:table-cell>
          <table:table-cell table:style-name="ce1"/>
          <table:table-cell office:value-type="string" table:style-name="ce1">
            <text:p>ANTONIA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56087_paradise papers - malta corporate registry_na_antonia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59749_Paradise Papers - Malta corporate registry_NA_HELEN LUNGARO-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59749" table:style-name="ce1">
            <text:p>56059749</text:p>
          </table:table-cell>
          <table:table-cell office:value-type="string" table:style-name="ce1">
            <text:p>Paradise Papers - Malta corporate registry</text:p>
          </table:table-cell>
          <table:table-cell table:style-name="ce1"/>
          <table:table-cell office:value-type="string" table:style-name="ce1">
            <text:p>HELEN LUNGARO-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59749_paradise papers - malta corporate registry_na_helen lungaro-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39282_Paradise Papers - Malta corporate registry_NA_NAZZARENO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39282" table:style-name="ce1">
            <text:p>56039282</text:p>
          </table:table-cell>
          <table:table-cell office:value-type="string" table:style-name="ce1">
            <text:p>Paradise Papers - Malta corporate registry</text:p>
          </table:table-cell>
          <table:table-cell table:style-name="ce1"/>
          <table:table-cell office:value-type="string" table:style-name="ce1">
            <text:p>NAZZARENO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39282_paradise papers - malta corporate registry_na_nazzareno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39805_Paradise Papers - Malta corporate registry_NA_KARL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39805" table:style-name="ce1">
            <text:p>56039805</text:p>
          </table:table-cell>
          <table:table-cell office:value-type="string" table:style-name="ce1">
            <text:p>Paradise Papers - Malta corporate registry</text:p>
          </table:table-cell>
          <table:table-cell table:style-name="ce1"/>
          <table:table-cell office:value-type="string" table:style-name="ce1">
            <text:p>KARL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39805_paradise papers - malta corporate registry_na_karl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49194_Paradise Papers - Malta corporate registry_NA_CHARLO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49194" table:style-name="ce1">
            <text:p>56049194</text:p>
          </table:table-cell>
          <table:table-cell office:value-type="string" table:style-name="ce1">
            <text:p>Paradise Papers - Malta corporate registry</text:p>
          </table:table-cell>
          <table:table-cell table:style-name="ce1"/>
          <table:table-cell office:value-type="string" table:style-name="ce1">
            <text:p>CHARLO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49194_paradise papers - malta corporate registry_na_charlo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49663_Paradise Papers - Malta corporate registry_NA_NATALIE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49663" table:style-name="ce1">
            <text:p>56049663</text:p>
          </table:table-cell>
          <table:table-cell office:value-type="string" table:style-name="ce1">
            <text:p>Paradise Papers - Malta corporate registry</text:p>
          </table:table-cell>
          <table:table-cell table:style-name="ce1"/>
          <table:table-cell office:value-type="string" table:style-name="ce1">
            <text:p>NATALIE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49663_paradise papers - malta corporate registry_na_natalie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42947_Paradise Papers - Malta corporate registry_NA_HORACE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42947" table:style-name="ce1">
            <text:p>56042947</text:p>
          </table:table-cell>
          <table:table-cell office:value-type="string" table:style-name="ce1">
            <text:p>Paradise Papers - Malta corporate registry</text:p>
          </table:table-cell>
          <table:table-cell table:style-name="ce1"/>
          <table:table-cell office:value-type="string" table:style-name="ce1">
            <text:p>HORACE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42947_paradise papers - malta corporate registry_na_horace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43002_Paradise Papers - Malta corporate registry_NA_IVOR LUNGARO-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43002" table:style-name="ce1">
            <text:p>56043002</text:p>
          </table:table-cell>
          <table:table-cell office:value-type="string" table:style-name="ce1">
            <text:p>Paradise Papers - Malta corporate registry</text:p>
          </table:table-cell>
          <table:table-cell table:style-name="ce1"/>
          <table:table-cell office:value-type="string" table:style-name="ce1">
            <text:p>IVOR LUNGARO-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43002_paradise papers - malta corporate registry_na_ivor lungaro-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43274_Paradise Papers - Malta corporate registry_NA_PAUL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43274" table:style-name="ce1">
            <text:p>56043274</text:p>
          </table:table-cell>
          <table:table-cell office:value-type="string" table:style-name="ce1">
            <text:p>Paradise Papers - Malta corporate registry</text:p>
          </table:table-cell>
          <table:table-cell table:style-name="ce1"/>
          <table:table-cell office:value-type="string" table:style-name="ce1">
            <text:p>PAUL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43274_paradise papers - malta corporate registry_na_paul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51220_Paradise Papers - Malta corporate registry_NA_ANTOINE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51220" table:style-name="ce1">
            <text:p>56051220</text:p>
          </table:table-cell>
          <table:table-cell office:value-type="string" table:style-name="ce1">
            <text:p>Paradise Papers - Malta corporate registry</text:p>
          </table:table-cell>
          <table:table-cell table:style-name="ce1"/>
          <table:table-cell office:value-type="string" table:style-name="ce1">
            <text:p>ANTOINE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51220_paradise papers - malta corporate registry_na_antoine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58593_Paradise Papers - Malta corporate registry_NA_ISABELLE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58593" table:style-name="ce1">
            <text:p>56058593</text:p>
          </table:table-cell>
          <table:table-cell office:value-type="string" table:style-name="ce1">
            <text:p>Paradise Papers - Malta corporate registry</text:p>
          </table:table-cell>
          <table:table-cell table:style-name="ce1"/>
          <table:table-cell office:value-type="string" table:style-name="ce1">
            <text:p>ISABELLE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58593_paradise papers - malta corporate registry_na_isabelle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61920_Paradise Papers - Malta corporate registry_NA_JOSEPH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61920" table:style-name="ce1">
            <text:p>56061920</text:p>
          </table:table-cell>
          <table:table-cell office:value-type="string" table:style-name="ce1">
            <text:p>Paradise Papers - Malta corporate registry</text:p>
          </table:table-cell>
          <table:table-cell table:style-name="ce1"/>
          <table:table-cell office:value-type="string" table:style-name="ce1">
            <text:p>JOSEPH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61920_paradise papers - malta corporate registry_na_joseph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62135_Paradise Papers - Malta corporate registry_NA_GRAZIELLA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62135" table:style-name="ce1">
            <text:p>56062135</text:p>
          </table:table-cell>
          <table:table-cell office:value-type="string" table:style-name="ce1">
            <text:p>Paradise Papers - Malta corporate registry</text:p>
          </table:table-cell>
          <table:table-cell table:style-name="ce1"/>
          <table:table-cell office:value-type="string" table:style-name="ce1">
            <text:p>GRAZIELLA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62135_paradise papers - malta corporate registry_na_graziella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62140_Paradise Papers - Malta corporate registry_NA_RONALD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62140" table:style-name="ce1">
            <text:p>56062140</text:p>
          </table:table-cell>
          <table:table-cell office:value-type="string" table:style-name="ce1">
            <text:p>Paradise Papers - Malta corporate registry</text:p>
          </table:table-cell>
          <table:table-cell table:style-name="ce1"/>
          <table:table-cell office:value-type="string" table:style-name="ce1">
            <text:p>RONALD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62140_paradise papers - malta corporate registry_na_ronald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62177_Paradise Papers - Malta corporate registry_NA_RAYMOND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62177" table:style-name="ce1">
            <text:p>56062177</text:p>
          </table:table-cell>
          <table:table-cell office:value-type="string" table:style-name="ce1">
            <text:p>Paradise Papers - Malta corporate registry</text:p>
          </table:table-cell>
          <table:table-cell table:style-name="ce1"/>
          <table:table-cell office:value-type="string" table:style-name="ce1">
            <text:p>RAYMOND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62177_paradise papers - malta corporate registry_na_raymond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59001_Paradise Papers - Malta corporate registry_NA_DEREK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59001" table:style-name="ce1">
            <text:p>56059001</text:p>
          </table:table-cell>
          <table:table-cell office:value-type="string" table:style-name="ce1">
            <text:p>Paradise Papers - Malta corporate registry</text:p>
          </table:table-cell>
          <table:table-cell table:style-name="ce1"/>
          <table:table-cell office:value-type="string" table:style-name="ce1">
            <text:p>DEREK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59001_paradise papers - malta corporate registry_na_derek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43778_Paradise Papers - Malta corporate registry_NA_MARIA MIFSUD BONNICI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43778" table:style-name="ce1">
            <text:p>56043778</text:p>
          </table:table-cell>
          <table:table-cell office:value-type="string" table:style-name="ce1">
            <text:p>Paradise Papers - Malta corporate registry</text:p>
          </table:table-cell>
          <table:table-cell table:style-name="ce1"/>
          <table:table-cell office:value-type="string" table:style-name="ce1">
            <text:p>MARIA MIFSUD BONNICI</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43778_paradise papers - malta corporate registry_na_maria mifsud bonnici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49195_Paradise Papers - Malta corporate registry_NA_CHARLON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49195" table:style-name="ce1">
            <text:p>56049195</text:p>
          </table:table-cell>
          <table:table-cell office:value-type="string" table:style-name="ce1">
            <text:p>Paradise Papers - Malta corporate registry</text:p>
          </table:table-cell>
          <table:table-cell table:style-name="ce1"/>
          <table:table-cell office:value-type="string" table:style-name="ce1">
            <text:p>CHARLON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49195_paradise papers - malta corporate registry_na_charlon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50656_Paradise Papers - Malta corporate registry_NA_CARMEL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50656" table:style-name="ce1">
            <text:p>56050656</text:p>
          </table:table-cell>
          <table:table-cell office:value-type="string" table:style-name="ce1">
            <text:p>Paradise Papers - Malta corporate registry</text:p>
          </table:table-cell>
          <table:table-cell table:style-name="ce1"/>
          <table:table-cell office:value-type="string" table:style-name="ce1">
            <text:p>CARMEL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50656_paradise papers - malta corporate registry_na_carmel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59986_Paradise Papers - Malta corporate registry_NA_MARIE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59986" table:style-name="ce1">
            <text:p>56059986</text:p>
          </table:table-cell>
          <table:table-cell office:value-type="string" table:style-name="ce1">
            <text:p>Paradise Papers - Malta corporate registry</text:p>
          </table:table-cell>
          <table:table-cell table:style-name="ce1"/>
          <table:table-cell office:value-type="string" table:style-name="ce1">
            <text:p>MARIE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59986_paradise papers - malta corporate registry_na_marie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51776_Paradise Papers - Malta corporate registry_NA_RONALD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51776" table:style-name="ce1">
            <text:p>56051776</text:p>
          </table:table-cell>
          <table:table-cell office:value-type="string" table:style-name="ce1">
            <text:p>Paradise Papers - Malta corporate registry</text:p>
          </table:table-cell>
          <table:table-cell table:style-name="ce1"/>
          <table:table-cell office:value-type="string" table:style-name="ce1">
            <text:p>RONALD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51776_paradise papers - malta corporate registry_na_ronald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51016_Paradise Papers - Malta corporate registry_NA_JURGEN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51016" table:style-name="ce1">
            <text:p>56051016</text:p>
          </table:table-cell>
          <table:table-cell office:value-type="string" table:style-name="ce1">
            <text:p>Paradise Papers - Malta corporate registry</text:p>
          </table:table-cell>
          <table:table-cell table:style-name="ce1"/>
          <table:table-cell office:value-type="string" table:style-name="ce1">
            <text:p>JURGEN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51016_paradise papers - malta corporate registry_na_jurgen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51159_Paradise Papers - Malta corporate registry_NA_PATRICK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51159" table:style-name="ce1">
            <text:p>56051159</text:p>
          </table:table-cell>
          <table:table-cell office:value-type="string" table:style-name="ce1">
            <text:p>Paradise Papers - Malta corporate registry</text:p>
          </table:table-cell>
          <table:table-cell table:style-name="ce1"/>
          <table:table-cell office:value-type="string" table:style-name="ce1">
            <text:p>PATRICK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51159_paradise papers - malta corporate registry_na_patrick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60000_Paradise Papers - Malta corporate registry_NA_CARMEL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60000" table:style-name="ce1">
            <text:p>56060000</text:p>
          </table:table-cell>
          <table:table-cell office:value-type="string" table:style-name="ce1">
            <text:p>Paradise Papers - Malta corporate registry</text:p>
          </table:table-cell>
          <table:table-cell table:style-name="ce1"/>
          <table:table-cell office:value-type="string" table:style-name="ce1">
            <text:p>CARMEL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60000_paradise papers - malta corporate registry_na_carmel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41588_Paradise Papers - Malta corporate registry_NA_VERONICA MIFSUD BONNICI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41588" table:style-name="ce1">
            <text:p>56041588</text:p>
          </table:table-cell>
          <table:table-cell office:value-type="string" table:style-name="ce1">
            <text:p>Paradise Papers - Malta corporate registry</text:p>
          </table:table-cell>
          <table:table-cell table:style-name="ce1"/>
          <table:table-cell office:value-type="string" table:style-name="ce1">
            <text:p>VERONICA MIFSUD BONNICI</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41588_paradise papers - malta corporate registry_na_veronica mifsud bonnici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42478_Paradise Papers - Malta corporate registry_NA_SARAH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42478" table:style-name="ce1">
            <text:p>56042478</text:p>
          </table:table-cell>
          <table:table-cell office:value-type="string" table:style-name="ce1">
            <text:p>Paradise Papers - Malta corporate registry</text:p>
          </table:table-cell>
          <table:table-cell table:style-name="ce1"/>
          <table:table-cell office:value-type="string" table:style-name="ce1">
            <text:p>SARAH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42478_paradise papers - malta corporate registry_na_sarah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61586_Paradise Papers - Malta corporate registry_NA_JOSEPH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61586" table:style-name="ce1">
            <text:p>56061586</text:p>
          </table:table-cell>
          <table:table-cell office:value-type="string" table:style-name="ce1">
            <text:p>Paradise Papers - Malta corporate registry</text:p>
          </table:table-cell>
          <table:table-cell table:style-name="ce1"/>
          <table:table-cell office:value-type="string" table:style-name="ce1">
            <text:p>JOSEPH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61586_paradise papers - malta corporate registry_na_joseph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61679_Paradise Papers - Malta corporate registry_NA_JOSEPH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61679" table:style-name="ce1">
            <text:p>56061679</text:p>
          </table:table-cell>
          <table:table-cell office:value-type="string" table:style-name="ce1">
            <text:p>Paradise Papers - Malta corporate registry</text:p>
          </table:table-cell>
          <table:table-cell table:style-name="ce1"/>
          <table:table-cell office:value-type="string" table:style-name="ce1">
            <text:p>JOSEPH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61679_paradise papers - malta corporate registry_na_joseph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53352_Paradise Papers - Malta corporate registry_NA_CARMELO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53352" table:style-name="ce1">
            <text:p>56053352</text:p>
          </table:table-cell>
          <table:table-cell office:value-type="string" table:style-name="ce1">
            <text:p>Paradise Papers - Malta corporate registry</text:p>
          </table:table-cell>
          <table:table-cell table:style-name="ce1"/>
          <table:table-cell office:value-type="string" table:style-name="ce1">
            <text:p>CARMELO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53352_paradise papers - malta corporate registry_na_carmelo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45195_Paradise Papers - Malta corporate registry_NA_PRISCILLA MIFSUD PARKER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45195" table:style-name="ce1">
            <text:p>56045195</text:p>
          </table:table-cell>
          <table:table-cell office:value-type="string" table:style-name="ce1">
            <text:p>Paradise Papers - Malta corporate registry</text:p>
          </table:table-cell>
          <table:table-cell table:style-name="ce1"/>
          <table:table-cell office:value-type="string" table:style-name="ce1">
            <text:p>PRISCILLA MIFSUD PARKER</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45195_paradise papers - malta corporate registry_na_priscilla mifsud parker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45275_Paradise Papers - Malta corporate registry_NA_ROBERTA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45275" table:style-name="ce1">
            <text:p>56045275</text:p>
          </table:table-cell>
          <table:table-cell office:value-type="string" table:style-name="ce1">
            <text:p>Paradise Papers - Malta corporate registry</text:p>
          </table:table-cell>
          <table:table-cell table:style-name="ce1"/>
          <table:table-cell office:value-type="string" table:style-name="ce1">
            <text:p>ROBERTA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45275_paradise papers - malta corporate registry_na_roberta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45314_Paradise Papers - Malta corporate registry_NA_DEBORAH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45314" table:style-name="ce1">
            <text:p>56045314</text:p>
          </table:table-cell>
          <table:table-cell office:value-type="string" table:style-name="ce1">
            <text:p>Paradise Papers - Malta corporate registry</text:p>
          </table:table-cell>
          <table:table-cell table:style-name="ce1"/>
          <table:table-cell office:value-type="string" table:style-name="ce1">
            <text:p>DEBORAH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45314_paradise papers - malta corporate registry_na_deborah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51856_Paradise Papers - Malta corporate registry_NA_MICHAEL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51856" table:style-name="ce1">
            <text:p>56051856</text:p>
          </table:table-cell>
          <table:table-cell office:value-type="string" table:style-name="ce1">
            <text:p>Paradise Papers - Malta corporate registry</text:p>
          </table:table-cell>
          <table:table-cell table:style-name="ce1"/>
          <table:table-cell office:value-type="string" table:style-name="ce1">
            <text:p>MICHAEL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51856_paradise papers - malta corporate registry_na_michael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52570_Paradise Papers - Malta corporate registry_NA_HENRY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52570" table:style-name="ce1">
            <text:p>56052570</text:p>
          </table:table-cell>
          <table:table-cell office:value-type="string" table:style-name="ce1">
            <text:p>Paradise Papers - Malta corporate registry</text:p>
          </table:table-cell>
          <table:table-cell table:style-name="ce1"/>
          <table:table-cell office:value-type="string" table:style-name="ce1">
            <text:p>HENRY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52570_paradise papers - malta corporate registry_na_henry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43949_Paradise Papers - Malta corporate registry_NA_CARMEN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43949" table:style-name="ce1">
            <text:p>56043949</text:p>
          </table:table-cell>
          <table:table-cell office:value-type="string" table:style-name="ce1">
            <text:p>Paradise Papers - Malta corporate registry</text:p>
          </table:table-cell>
          <table:table-cell table:style-name="ce1"/>
          <table:table-cell office:value-type="string" table:style-name="ce1">
            <text:p>CARMEN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43949_paradise papers - malta corporate registry_na_carmen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54160_Paradise Papers - Malta corporate registry_NA_PAUL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54160" table:style-name="ce1">
            <text:p>56054160</text:p>
          </table:table-cell>
          <table:table-cell office:value-type="string" table:style-name="ce1">
            <text:p>Paradise Papers - Malta corporate registry</text:p>
          </table:table-cell>
          <table:table-cell table:style-name="ce1"/>
          <table:table-cell office:value-type="string" table:style-name="ce1">
            <text:p>PAUL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54160_paradise papers - malta corporate registry_na_paul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54180_Paradise Papers - Malta corporate registry_NA_FRANCIS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54180" table:style-name="ce1">
            <text:p>56054180</text:p>
          </table:table-cell>
          <table:table-cell office:value-type="string" table:style-name="ce1">
            <text:p>Paradise Papers - Malta corporate registry</text:p>
          </table:table-cell>
          <table:table-cell table:style-name="ce1"/>
          <table:table-cell office:value-type="string" table:style-name="ce1">
            <text:p>FRANCIS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54180_paradise papers - malta corporate registry_na_francis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45643_Paradise Papers - Malta corporate registry_NA_RITA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45643" table:style-name="ce1">
            <text:p>56045643</text:p>
          </table:table-cell>
          <table:table-cell office:value-type="string" table:style-name="ce1">
            <text:p>Paradise Papers - Malta corporate registry</text:p>
          </table:table-cell>
          <table:table-cell table:style-name="ce1"/>
          <table:table-cell office:value-type="string" table:style-name="ce1">
            <text:p>RITA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45643_paradise papers - malta corporate registry_na_rita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62100_Paradise Papers - Malta corporate registry_NA_MARIA CONCETTA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62100" table:style-name="ce1">
            <text:p>56062100</text:p>
          </table:table-cell>
          <table:table-cell office:value-type="string" table:style-name="ce1">
            <text:p>Paradise Papers - Malta corporate registry</text:p>
          </table:table-cell>
          <table:table-cell table:style-name="ce1"/>
          <table:table-cell office:value-type="string" table:style-name="ce1">
            <text:p>MARIA CONCETTA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62100_paradise papers - malta corporate registry_na_maria concetta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62141_Paradise Papers - Malta corporate registry_NA_RONALD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62141" table:style-name="ce1">
            <text:p>56062141</text:p>
          </table:table-cell>
          <table:table-cell office:value-type="string" table:style-name="ce1">
            <text:p>Paradise Papers - Malta corporate registry</text:p>
          </table:table-cell>
          <table:table-cell table:style-name="ce1"/>
          <table:table-cell office:value-type="string" table:style-name="ce1">
            <text:p>RONALD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62141_paradise papers - malta corporate registry_na_ronald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62375_Paradise Papers - Malta corporate registry_NA_SAMMY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62375" table:style-name="ce1">
            <text:p>56062375</text:p>
          </table:table-cell>
          <table:table-cell office:value-type="string" table:style-name="ce1">
            <text:p>Paradise Papers - Malta corporate registry</text:p>
          </table:table-cell>
          <table:table-cell table:style-name="ce1"/>
          <table:table-cell office:value-type="string" table:style-name="ce1">
            <text:p>SAMMY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62375_paradise papers - malta corporate registry_na_sammy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62451_Paradise Papers - Malta corporate registry_NA_MICHAEL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62451" table:style-name="ce1">
            <text:p>56062451</text:p>
          </table:table-cell>
          <table:table-cell office:value-type="string" table:style-name="ce1">
            <text:p>Paradise Papers - Malta corporate registry</text:p>
          </table:table-cell>
          <table:table-cell table:style-name="ce1"/>
          <table:table-cell office:value-type="string" table:style-name="ce1">
            <text:p>MICHAEL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62451_paradise papers - malta corporate registry_na_michael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54480_Paradise Papers - Malta corporate registry_NA_MARIA AMABILIS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54480" table:style-name="ce1">
            <text:p>56054480</text:p>
          </table:table-cell>
          <table:table-cell office:value-type="string" table:style-name="ce1">
            <text:p>Paradise Papers - Malta corporate registry</text:p>
          </table:table-cell>
          <table:table-cell table:style-name="ce1"/>
          <table:table-cell office:value-type="string" table:style-name="ce1">
            <text:p>MARIA AMABILIS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54480_paradise papers - malta corporate registry_na_maria amabilis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54487_Paradise Papers - Malta corporate registry_NA_VINCENT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54487" table:style-name="ce1">
            <text:p>56054487</text:p>
          </table:table-cell>
          <table:table-cell office:value-type="string" table:style-name="ce1">
            <text:p>Paradise Papers - Malta corporate registry</text:p>
          </table:table-cell>
          <table:table-cell table:style-name="ce1"/>
          <table:table-cell office:value-type="string" table:style-name="ce1">
            <text:p>VINCENT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54487_paradise papers - malta corporate registry_na_vincent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GBR;MLT_United Kingdom;Malta_56065689_Paradise Papers - Malta corporate registry_NA_ANDREW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GBR;MLT</text:p>
          </table:table-cell>
          <table:table-cell office:value-type="string" table:style-name="ce1">
            <text:p>United Kingdom;Malta</text:p>
          </table:table-cell>
          <table:table-cell office:value-type="float" office:value="56065689" table:style-name="ce1">
            <text:p>56065689</text:p>
          </table:table-cell>
          <table:table-cell office:value-type="string" table:style-name="ce1">
            <text:p>Paradise Papers - Malta corporate registry</text:p>
          </table:table-cell>
          <table:table-cell table:style-name="ce1"/>
          <table:table-cell office:value-type="string" table:style-name="ce1">
            <text:p>ANDREW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gbr;mlt_united kingdom;malta_56065689_paradise papers - malta corporate registry_na_andrew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52191_Paradise Papers - Malta corporate registry_NA_JOSEPH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52191" table:style-name="ce1">
            <text:p>56052191</text:p>
          </table:table-cell>
          <table:table-cell office:value-type="string" table:style-name="ce1">
            <text:p>Paradise Papers - Malta corporate registry</text:p>
          </table:table-cell>
          <table:table-cell table:style-name="ce1"/>
          <table:table-cell office:value-type="string" table:style-name="ce1">
            <text:p>JOSEPH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52191_paradise papers - malta corporate registry_na_joseph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52597_Paradise Papers - Malta corporate registry_NA_AIDAN LUNGARO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52597" table:style-name="ce1">
            <text:p>56052597</text:p>
          </table:table-cell>
          <table:table-cell office:value-type="string" table:style-name="ce1">
            <text:p>Paradise Papers - Malta corporate registry</text:p>
          </table:table-cell>
          <table:table-cell table:style-name="ce1"/>
          <table:table-cell office:value-type="string" table:style-name="ce1">
            <text:p>AIDAN LUNGARO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52597_paradise papers - malta corporate registry_na_aidan lungaro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62758_Paradise Papers - Malta corporate registry_NA_ROSE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62758" table:style-name="ce1">
            <text:p>56062758</text:p>
          </table:table-cell>
          <table:table-cell office:value-type="string" table:style-name="ce1">
            <text:p>Paradise Papers - Malta corporate registry</text:p>
          </table:table-cell>
          <table:table-cell table:style-name="ce1"/>
          <table:table-cell office:value-type="string" table:style-name="ce1">
            <text:p>ROSE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62758_paradise papers - malta corporate registry_na_rose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45511_Paradise Papers - Malta corporate registry_NA_MAURICE MIFSUD BONNICI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45511" table:style-name="ce1">
            <text:p>56045511</text:p>
          </table:table-cell>
          <table:table-cell office:value-type="string" table:style-name="ce1">
            <text:p>Paradise Papers - Malta corporate registry</text:p>
          </table:table-cell>
          <table:table-cell table:style-name="ce1"/>
          <table:table-cell office:value-type="string" table:style-name="ce1">
            <text:p>MAURICE MIFSUD BONNICI</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45511_paradise papers - malta corporate registry_na_maurice mifsud bonnici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65765_Paradise Papers - Malta corporate registry_NA_EMANUELA SIVE LILIAN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65765" table:style-name="ce1">
            <text:p>56065765</text:p>
          </table:table-cell>
          <table:table-cell office:value-type="string" table:style-name="ce1">
            <text:p>Paradise Papers - Malta corporate registry</text:p>
          </table:table-cell>
          <table:table-cell table:style-name="ce1"/>
          <table:table-cell office:value-type="string" table:style-name="ce1">
            <text:p>EMANUELA SIVE LILIAN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65765_paradise papers - malta corporate registry_na_emanuela sive lilian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53499_Paradise Papers - Malta corporate registry_NA_CHARLES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53499" table:style-name="ce1">
            <text:p>56053499</text:p>
          </table:table-cell>
          <table:table-cell office:value-type="string" table:style-name="ce1">
            <text:p>Paradise Papers - Malta corporate registry</text:p>
          </table:table-cell>
          <table:table-cell table:style-name="ce1"/>
          <table:table-cell office:value-type="string" table:style-name="ce1">
            <text:p>CHARLES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53499_paradise papers - malta corporate registry_na_charles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45701_Paradise Papers - Malta corporate registry_NA_THOMAS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45701" table:style-name="ce1">
            <text:p>56045701</text:p>
          </table:table-cell>
          <table:table-cell office:value-type="string" table:style-name="ce1">
            <text:p>Paradise Papers - Malta corporate registry</text:p>
          </table:table-cell>
          <table:table-cell table:style-name="ce1"/>
          <table:table-cell office:value-type="string" table:style-name="ce1">
            <text:p>THOMAS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45701_paradise papers - malta corporate registry_na_thomas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45842_Paradise Papers - Malta corporate registry_NA_ANGELIC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45842" table:style-name="ce1">
            <text:p>56045842</text:p>
          </table:table-cell>
          <table:table-cell office:value-type="string" table:style-name="ce1">
            <text:p>Paradise Papers - Malta corporate registry</text:p>
          </table:table-cell>
          <table:table-cell table:style-name="ce1"/>
          <table:table-cell office:value-type="string" table:style-name="ce1">
            <text:p>ANGELIC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45842_paradise papers - malta corporate registry_na_angelic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53671_Paradise Papers - Malta corporate registry_NA_ANGIE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53671" table:style-name="ce1">
            <text:p>56053671</text:p>
          </table:table-cell>
          <table:table-cell office:value-type="string" table:style-name="ce1">
            <text:p>Paradise Papers - Malta corporate registry</text:p>
          </table:table-cell>
          <table:table-cell table:style-name="ce1"/>
          <table:table-cell office:value-type="string" table:style-name="ce1">
            <text:p>ANGIE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53671_paradise papers - malta corporate registry_na_angie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53741_Paradise Papers - Malta corporate registry_NA_ISABELLE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53741" table:style-name="ce1">
            <text:p>56053741</text:p>
          </table:table-cell>
          <table:table-cell office:value-type="string" table:style-name="ce1">
            <text:p>Paradise Papers - Malta corporate registry</text:p>
          </table:table-cell>
          <table:table-cell table:style-name="ce1"/>
          <table:table-cell office:value-type="string" table:style-name="ce1">
            <text:p>ISABELLE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53741_paradise papers - malta corporate registry_na_isabelle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47394_Paradise Papers - Malta corporate registry_NA_CARMEL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47394" table:style-name="ce1">
            <text:p>56047394</text:p>
          </table:table-cell>
          <table:table-cell office:value-type="string" table:style-name="ce1">
            <text:p>Paradise Papers - Malta corporate registry</text:p>
          </table:table-cell>
          <table:table-cell table:style-name="ce1"/>
          <table:table-cell office:value-type="string" table:style-name="ce1">
            <text:p>CARMEL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47394_paradise papers - malta corporate registry_na_carmel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55579_Paradise Papers - Malta corporate registry_NA_ANNA MARIA MIFSUD BONNICI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55579" table:style-name="ce1">
            <text:p>56055579</text:p>
          </table:table-cell>
          <table:table-cell office:value-type="string" table:style-name="ce1">
            <text:p>Paradise Papers - Malta corporate registry</text:p>
          </table:table-cell>
          <table:table-cell table:style-name="ce1"/>
          <table:table-cell office:value-type="string" table:style-name="ce1">
            <text:p>ANNA MARIA MIFSUD BONNICI</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55579_paradise papers - malta corporate registry_na_anna maria mifsud bonnici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55742_Paradise Papers - Malta corporate registry_NA_CHRISTOPHER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55742" table:style-name="ce1">
            <text:p>56055742</text:p>
          </table:table-cell>
          <table:table-cell office:value-type="string" table:style-name="ce1">
            <text:p>Paradise Papers - Malta corporate registry</text:p>
          </table:table-cell>
          <table:table-cell table:style-name="ce1"/>
          <table:table-cell office:value-type="string" table:style-name="ce1">
            <text:p>CHRISTOPHER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55742_paradise papers - malta corporate registry_na_christopher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55940_Paradise Papers - Malta corporate registry_NA_MARTIN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55940" table:style-name="ce1">
            <text:p>56055940</text:p>
          </table:table-cell>
          <table:table-cell office:value-type="string" table:style-name="ce1">
            <text:p>Paradise Papers - Malta corporate registry</text:p>
          </table:table-cell>
          <table:table-cell table:style-name="ce1"/>
          <table:table-cell office:value-type="string" table:style-name="ce1">
            <text:p>MARTIN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55940_paradise papers - malta corporate registry_na_martin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54234_Paradise Papers - Malta corporate registry_NA_PIERRE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54234" table:style-name="ce1">
            <text:p>56054234</text:p>
          </table:table-cell>
          <table:table-cell office:value-type="string" table:style-name="ce1">
            <text:p>Paradise Papers - Malta corporate registry</text:p>
          </table:table-cell>
          <table:table-cell table:style-name="ce1"/>
          <table:table-cell office:value-type="string" table:style-name="ce1">
            <text:p>PIERRE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54234_paradise papers - malta corporate registry_na_pierre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56215_Paradise Papers - Malta corporate registry_NA_HORACE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56215" table:style-name="ce1">
            <text:p>56056215</text:p>
          </table:table-cell>
          <table:table-cell office:value-type="string" table:style-name="ce1">
            <text:p>Paradise Papers - Malta corporate registry</text:p>
          </table:table-cell>
          <table:table-cell table:style-name="ce1"/>
          <table:table-cell office:value-type="string" table:style-name="ce1">
            <text:p>HORACE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56215_paradise papers - malta corporate registry_na_horace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56302_Paradise Papers - Malta corporate registry_NA_Gordon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56302" table:style-name="ce1">
            <text:p>56056302</text:p>
          </table:table-cell>
          <table:table-cell office:value-type="string" table:style-name="ce1">
            <text:p>Paradise Papers - Malta corporate registry</text:p>
          </table:table-cell>
          <table:table-cell table:style-name="ce1"/>
          <table:table-cell office:value-type="string" table:style-name="ce1">
            <text:p>Gordon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56302_paradise papers - malta corporate registry_na_gordon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56547_Paradise Papers - Malta corporate registry_NA_PHILIP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56547" table:style-name="ce1">
            <text:p>56056547</text:p>
          </table:table-cell>
          <table:table-cell office:value-type="string" table:style-name="ce1">
            <text:p>Paradise Papers - Malta corporate registry</text:p>
          </table:table-cell>
          <table:table-cell table:style-name="ce1"/>
          <table:table-cell office:value-type="string" table:style-name="ce1">
            <text:p>PHILIP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56547_paradise papers - malta corporate registry_na_philip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57110_Paradise Papers - Malta corporate registry_NA_KEN MIFSUD BONNICI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57110" table:style-name="ce1">
            <text:p>56057110</text:p>
          </table:table-cell>
          <table:table-cell office:value-type="string" table:style-name="ce1">
            <text:p>Paradise Papers - Malta corporate registry</text:p>
          </table:table-cell>
          <table:table-cell table:style-name="ce1"/>
          <table:table-cell office:value-type="string" table:style-name="ce1">
            <text:p>KEN MIFSUD BONNICI</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57110_paradise papers - malta corporate registry_na_ken mifsud bonnici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66701_Paradise Papers - Malta corporate registry_NA_MICHAEL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66701" table:style-name="ce1">
            <text:p>56066701</text:p>
          </table:table-cell>
          <table:table-cell office:value-type="string" table:style-name="ce1">
            <text:p>Paradise Papers - Malta corporate registry</text:p>
          </table:table-cell>
          <table:table-cell table:style-name="ce1"/>
          <table:table-cell office:value-type="string" table:style-name="ce1">
            <text:p>MICHAEL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66701_paradise papers - malta corporate registry_na_michael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63765_Paradise Papers - Malta corporate registry_NA_SIMON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63765" table:style-name="ce1">
            <text:p>56063765</text:p>
          </table:table-cell>
          <table:table-cell office:value-type="string" table:style-name="ce1">
            <text:p>Paradise Papers - Malta corporate registry</text:p>
          </table:table-cell>
          <table:table-cell table:style-name="ce1"/>
          <table:table-cell office:value-type="string" table:style-name="ce1">
            <text:p>SIMON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63765_paradise papers - malta corporate registry_na_simon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57506_Paradise Papers - Malta corporate registry_NA_SIMON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57506" table:style-name="ce1">
            <text:p>56057506</text:p>
          </table:table-cell>
          <table:table-cell office:value-type="string" table:style-name="ce1">
            <text:p>Paradise Papers - Malta corporate registry</text:p>
          </table:table-cell>
          <table:table-cell table:style-name="ce1"/>
          <table:table-cell office:value-type="string" table:style-name="ce1">
            <text:p>SIMON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57506_paradise papers - malta corporate registry_na_simon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64404_Paradise Papers - Malta corporate registry_NA_MARIO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64404" table:style-name="ce1">
            <text:p>56064404</text:p>
          </table:table-cell>
          <table:table-cell office:value-type="string" table:style-name="ce1">
            <text:p>Paradise Papers - Malta corporate registry</text:p>
          </table:table-cell>
          <table:table-cell table:style-name="ce1"/>
          <table:table-cell office:value-type="string" table:style-name="ce1">
            <text:p>MARIO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64404_paradise papers - malta corporate registry_na_mario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56474_Paradise Papers - Malta corporate registry_NA_LAWRENCE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56474" table:style-name="ce1">
            <text:p>56056474</text:p>
          </table:table-cell>
          <table:table-cell office:value-type="string" table:style-name="ce1">
            <text:p>Paradise Papers - Malta corporate registry</text:p>
          </table:table-cell>
          <table:table-cell table:style-name="ce1"/>
          <table:table-cell office:value-type="string" table:style-name="ce1">
            <text:p>LAWRENCE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56474_paradise papers - malta corporate registry_na_lawrence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55556_Paradise Papers - Malta corporate registry_NA_MARIE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55556" table:style-name="ce1">
            <text:p>56055556</text:p>
          </table:table-cell>
          <table:table-cell office:value-type="string" table:style-name="ce1">
            <text:p>Paradise Papers - Malta corporate registry</text:p>
          </table:table-cell>
          <table:table-cell table:style-name="ce1"/>
          <table:table-cell office:value-type="string" table:style-name="ce1">
            <text:p>MARIE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55556_paradise papers - malta corporate registry_na_marie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57749_Paradise Papers - Malta corporate registry_NA_DAVID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57749" table:style-name="ce1">
            <text:p>56057749</text:p>
          </table:table-cell>
          <table:table-cell office:value-type="string" table:style-name="ce1">
            <text:p>Paradise Papers - Malta corporate registry</text:p>
          </table:table-cell>
          <table:table-cell table:style-name="ce1"/>
          <table:table-cell office:value-type="string" table:style-name="ce1">
            <text:p>DAVID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57749_paradise papers - malta corporate registry_na_david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48090_Paradise Papers - Malta corporate registry_NA_MIGUEL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48090" table:style-name="ce1">
            <text:p>56048090</text:p>
          </table:table-cell>
          <table:table-cell office:value-type="string" table:style-name="ce1">
            <text:p>Paradise Papers - Malta corporate registry</text:p>
          </table:table-cell>
          <table:table-cell table:style-name="ce1"/>
          <table:table-cell office:value-type="string" table:style-name="ce1">
            <text:p>MIGUEL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48090_paradise papers - malta corporate registry_na_miguel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48535_Paradise Papers - Malta corporate registry_NA_LORNA MIFSUD CACHIA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48535" table:style-name="ce1">
            <text:p>56048535</text:p>
          </table:table-cell>
          <table:table-cell office:value-type="string" table:style-name="ce1">
            <text:p>Paradise Papers - Malta corporate registry</text:p>
          </table:table-cell>
          <table:table-cell table:style-name="ce1"/>
          <table:table-cell office:value-type="string" table:style-name="ce1">
            <text:p>LORNA MIFSUD CACHIA</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48535_paradise papers - malta corporate registry_na_lorna mifsud cachia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65276_Paradise Papers - Malta corporate registry_NA_PHILIP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65276" table:style-name="ce1">
            <text:p>56065276</text:p>
          </table:table-cell>
          <table:table-cell office:value-type="string" table:style-name="ce1">
            <text:p>Paradise Papers - Malta corporate registry</text:p>
          </table:table-cell>
          <table:table-cell table:style-name="ce1"/>
          <table:table-cell office:value-type="string" table:style-name="ce1">
            <text:p>PHILIP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65276_paradise papers - malta corporate registry_na_philip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67562_Paradise Papers - Malta corporate registry_NA_ROSARIO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67562" table:style-name="ce1">
            <text:p>56067562</text:p>
          </table:table-cell>
          <table:table-cell office:value-type="string" table:style-name="ce1">
            <text:p>Paradise Papers - Malta corporate registry</text:p>
          </table:table-cell>
          <table:table-cell table:style-name="ce1"/>
          <table:table-cell office:value-type="string" table:style-name="ce1">
            <text:p>ROSARIO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67562_paradise papers - malta corporate registry_na_rosario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49365_Paradise Papers - Malta corporate registry_NA_Matthew James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49365" table:style-name="ce1">
            <text:p>56049365</text:p>
          </table:table-cell>
          <table:table-cell office:value-type="string" table:style-name="ce1">
            <text:p>Paradise Papers - Malta corporate registry</text:p>
          </table:table-cell>
          <table:table-cell table:style-name="ce1"/>
          <table:table-cell office:value-type="string" table:style-name="ce1">
            <text:p>Matthew James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49365_paradise papers - malta corporate registry_na_matthew james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49893_Paradise Papers - Malta corporate registry_NA_ROSALIE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49893" table:style-name="ce1">
            <text:p>56049893</text:p>
          </table:table-cell>
          <table:table-cell office:value-type="string" table:style-name="ce1">
            <text:p>Paradise Papers - Malta corporate registry</text:p>
          </table:table-cell>
          <table:table-cell table:style-name="ce1"/>
          <table:table-cell office:value-type="string" table:style-name="ce1">
            <text:p>ROSALIE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49893_paradise papers - malta corporate registry_na_rosalie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49921_Paradise Papers - Malta corporate registry_NA_JONATHAN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49921" table:style-name="ce1">
            <text:p>56049921</text:p>
          </table:table-cell>
          <table:table-cell office:value-type="string" table:style-name="ce1">
            <text:p>Paradise Papers - Malta corporate registry</text:p>
          </table:table-cell>
          <table:table-cell table:style-name="ce1"/>
          <table:table-cell office:value-type="string" table:style-name="ce1">
            <text:p>JONATHAN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49921_paradise papers - malta corporate registry_na_jonathan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58350_Paradise Papers - Malta corporate registry_NA_PHILIP MAURICE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58350" table:style-name="ce1">
            <text:p>56058350</text:p>
          </table:table-cell>
          <table:table-cell office:value-type="string" table:style-name="ce1">
            <text:p>Paradise Papers - Malta corporate registry</text:p>
          </table:table-cell>
          <table:table-cell table:style-name="ce1"/>
          <table:table-cell office:value-type="string" table:style-name="ce1">
            <text:p>PHILIP MAURICE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58350_paradise papers - malta corporate registry_na_philip maurice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65437_Paradise Papers - Malta corporate registry_NA_NEVISE MIFSUD BONNICI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65437" table:style-name="ce1">
            <text:p>56065437</text:p>
          </table:table-cell>
          <table:table-cell office:value-type="string" table:style-name="ce1">
            <text:p>Paradise Papers - Malta corporate registry</text:p>
          </table:table-cell>
          <table:table-cell table:style-name="ce1"/>
          <table:table-cell office:value-type="string" table:style-name="ce1">
            <text:p>NEVISE MIFSUD BONNICI</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65437_paradise papers - malta corporate registry_na_nevise mifsud bonnici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52234_Paradise Papers - Malta corporate registry_NA_CAROLANNE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52234" table:style-name="ce1">
            <text:p>56052234</text:p>
          </table:table-cell>
          <table:table-cell office:value-type="string" table:style-name="ce1">
            <text:p>Paradise Papers - Malta corporate registry</text:p>
          </table:table-cell>
          <table:table-cell table:style-name="ce1"/>
          <table:table-cell office:value-type="string" table:style-name="ce1">
            <text:p>CAROLANNE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52234_paradise papers - malta corporate registry_na_carolanne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65870_Paradise Papers - Malta corporate registry_NA_MARIA ROSARIA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65870" table:style-name="ce1">
            <text:p>56065870</text:p>
          </table:table-cell>
          <table:table-cell office:value-type="string" table:style-name="ce1">
            <text:p>Paradise Papers - Malta corporate registry</text:p>
          </table:table-cell>
          <table:table-cell table:style-name="ce1"/>
          <table:table-cell office:value-type="string" table:style-name="ce1">
            <text:p>MARIA ROSARIA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65870_paradise papers - malta corporate registry_na_maria rosaria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59104_Paradise Papers - Malta corporate registry_NA_JONATHAN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59104" table:style-name="ce1">
            <text:p>56059104</text:p>
          </table:table-cell>
          <table:table-cell office:value-type="string" table:style-name="ce1">
            <text:p>Paradise Papers - Malta corporate registry</text:p>
          </table:table-cell>
          <table:table-cell table:style-name="ce1"/>
          <table:table-cell office:value-type="string" table:style-name="ce1">
            <text:p>JONATHAN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59104_paradise papers - malta corporate registry_na_jonathan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57448_Paradise Papers - Malta corporate registry_NA_SALVINO MIFSUD BONNICI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57448" table:style-name="ce1">
            <text:p>56057448</text:p>
          </table:table-cell>
          <table:table-cell office:value-type="string" table:style-name="ce1">
            <text:p>Paradise Papers - Malta corporate registry</text:p>
          </table:table-cell>
          <table:table-cell table:style-name="ce1"/>
          <table:table-cell office:value-type="string" table:style-name="ce1">
            <text:p>SALVINO MIFSUD BONNICI</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57448_paradise papers - malta corporate registry_na_salvino mifsud bonnici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53380_Paradise Papers - Malta corporate registry_NA_JOSEPH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53380" table:style-name="ce1">
            <text:p>56053380</text:p>
          </table:table-cell>
          <table:table-cell office:value-type="string" table:style-name="ce1">
            <text:p>Paradise Papers - Malta corporate registry</text:p>
          </table:table-cell>
          <table:table-cell table:style-name="ce1"/>
          <table:table-cell office:value-type="string" table:style-name="ce1">
            <text:p>JOSEPH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53380_paradise papers - malta corporate registry_na_joseph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51003_Paradise Papers - Malta corporate registry_NA_ALFRED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51003" table:style-name="ce1">
            <text:p>56051003</text:p>
          </table:table-cell>
          <table:table-cell office:value-type="string" table:style-name="ce1">
            <text:p>Paradise Papers - Malta corporate registry</text:p>
          </table:table-cell>
          <table:table-cell table:style-name="ce1"/>
          <table:table-cell office:value-type="string" table:style-name="ce1">
            <text:p>ALFRED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51003_paradise papers - malta corporate registry_na_alfred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57609_Paradise Papers - Malta corporate registry_NA_KEVIN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57609" table:style-name="ce1">
            <text:p>56057609</text:p>
          </table:table-cell>
          <table:table-cell office:value-type="string" table:style-name="ce1">
            <text:p>Paradise Papers - Malta corporate registry</text:p>
          </table:table-cell>
          <table:table-cell table:style-name="ce1"/>
          <table:table-cell office:value-type="string" table:style-name="ce1">
            <text:p>KEVIN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57609_paradise papers - malta corporate registry_na_kevin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72022_Paradise Papers - Malta corporate registry_NA_LUNGARO-MIFSUD ASSURANCE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72022" table:style-name="ce1">
            <text:p>56072022</text:p>
          </table:table-cell>
          <table:table-cell office:value-type="string" table:style-name="ce1">
            <text:p>Paradise Papers - Malta corporate registry</text:p>
          </table:table-cell>
          <table:table-cell table:style-name="ce1"/>
          <table:table-cell office:value-type="string" table:style-name="ce1">
            <text:p>LUNGARO-MIFSUD ASSURANCE</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72022_paradise papers - malta corporate registry_na_lungaro-mifsud assurance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67484_Paradise Papers - Malta corporate registry_NA_EDWIN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67484" table:style-name="ce1">
            <text:p>56067484</text:p>
          </table:table-cell>
          <table:table-cell office:value-type="string" table:style-name="ce1">
            <text:p>Paradise Papers - Malta corporate registry</text:p>
          </table:table-cell>
          <table:table-cell table:style-name="ce1"/>
          <table:table-cell office:value-type="string" table:style-name="ce1">
            <text:p>EDWIN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67484_paradise papers - malta corporate registry_na_edwin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51491_Paradise Papers - Malta corporate registry_NA_ADRIAN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51491" table:style-name="ce1">
            <text:p>56051491</text:p>
          </table:table-cell>
          <table:table-cell office:value-type="string" table:style-name="ce1">
            <text:p>Paradise Papers - Malta corporate registry</text:p>
          </table:table-cell>
          <table:table-cell table:style-name="ce1"/>
          <table:table-cell office:value-type="string" table:style-name="ce1">
            <text:p>ADRIAN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51491_paradise papers - malta corporate registry_na_adrian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59050_Paradise Papers - Malta corporate registry_NA_ANTHONY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59050" table:style-name="ce1">
            <text:p>56059050</text:p>
          </table:table-cell>
          <table:table-cell office:value-type="string" table:style-name="ce1">
            <text:p>Paradise Papers - Malta corporate registry</text:p>
          </table:table-cell>
          <table:table-cell table:style-name="ce1"/>
          <table:table-cell office:value-type="string" table:style-name="ce1">
            <text:p>ANTHONY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59050_paradise papers - malta corporate registry_na_anthony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59691_Paradise Papers - Malta corporate registry_NA_JOSEPH MIFSUD BONNICI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59691" table:style-name="ce1">
            <text:p>56059691</text:p>
          </table:table-cell>
          <table:table-cell office:value-type="string" table:style-name="ce1">
            <text:p>Paradise Papers - Malta corporate registry</text:p>
          </table:table-cell>
          <table:table-cell table:style-name="ce1"/>
          <table:table-cell office:value-type="string" table:style-name="ce1">
            <text:p>JOSEPH MIFSUD BONNICI</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59691_paradise papers - malta corporate registry_na_joseph mifsud bonnici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59991_Paradise Papers - Malta corporate registry_NA_PHILIP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59991" table:style-name="ce1">
            <text:p>56059991</text:p>
          </table:table-cell>
          <table:table-cell office:value-type="string" table:style-name="ce1">
            <text:p>Paradise Papers - Malta corporate registry</text:p>
          </table:table-cell>
          <table:table-cell table:style-name="ce1"/>
          <table:table-cell office:value-type="string" table:style-name="ce1">
            <text:p>PHILIP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59991_paradise papers - malta corporate registry_na_philip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54759_Paradise Papers - Malta corporate registry_NA_PATRICK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54759" table:style-name="ce1">
            <text:p>56054759</text:p>
          </table:table-cell>
          <table:table-cell office:value-type="string" table:style-name="ce1">
            <text:p>Paradise Papers - Malta corporate registry</text:p>
          </table:table-cell>
          <table:table-cell table:style-name="ce1"/>
          <table:table-cell office:value-type="string" table:style-name="ce1">
            <text:p>PATRICK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54759_paradise papers - malta corporate registry_na_patrick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52190_Paradise Papers - Malta corporate registry_NA_JOSEPH JNR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52190" table:style-name="ce1">
            <text:p>56052190</text:p>
          </table:table-cell>
          <table:table-cell office:value-type="string" table:style-name="ce1">
            <text:p>Paradise Papers - Malta corporate registry</text:p>
          </table:table-cell>
          <table:table-cell table:style-name="ce1"/>
          <table:table-cell office:value-type="string" table:style-name="ce1">
            <text:p>JOSEPH JNR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52190_paradise papers - malta corporate registry_na_joseph jnr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52518_Paradise Papers - Malta corporate registry_NA_NOEL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52518" table:style-name="ce1">
            <text:p>56052518</text:p>
          </table:table-cell>
          <table:table-cell office:value-type="string" table:style-name="ce1">
            <text:p>Paradise Papers - Malta corporate registry</text:p>
          </table:table-cell>
          <table:table-cell table:style-name="ce1"/>
          <table:table-cell office:value-type="string" table:style-name="ce1">
            <text:p>NOEL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52518_paradise papers - malta corporate registry_na_noel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62156_Paradise Papers - Malta corporate registry_NA_JOSEPH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62156" table:style-name="ce1">
            <text:p>56062156</text:p>
          </table:table-cell>
          <table:table-cell office:value-type="string" table:style-name="ce1">
            <text:p>Paradise Papers - Malta corporate registry</text:p>
          </table:table-cell>
          <table:table-cell table:style-name="ce1"/>
          <table:table-cell office:value-type="string" table:style-name="ce1">
            <text:p>JOSEPH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62156_paradise papers - malta corporate registry_na_joseph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62304_Paradise Papers - Malta corporate registry_NA_IVY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62304" table:style-name="ce1">
            <text:p>56062304</text:p>
          </table:table-cell>
          <table:table-cell office:value-type="string" table:style-name="ce1">
            <text:p>Paradise Papers - Malta corporate registry</text:p>
          </table:table-cell>
          <table:table-cell table:style-name="ce1"/>
          <table:table-cell office:value-type="string" table:style-name="ce1">
            <text:p>IVY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62304_paradise papers - malta corporate registry_na_ivy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55263_Paradise Papers - Malta corporate registry_NA_JOSEPH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55263" table:style-name="ce1">
            <text:p>56055263</text:p>
          </table:table-cell>
          <table:table-cell office:value-type="string" table:style-name="ce1">
            <text:p>Paradise Papers - Malta corporate registry</text:p>
          </table:table-cell>
          <table:table-cell table:style-name="ce1"/>
          <table:table-cell office:value-type="string" table:style-name="ce1">
            <text:p>JOSEPH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55263_paradise papers - malta corporate registry_na_joseph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63052_Paradise Papers - Malta corporate registry_NA_DOLORES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63052" table:style-name="ce1">
            <text:p>56063052</text:p>
          </table:table-cell>
          <table:table-cell office:value-type="string" table:style-name="ce1">
            <text:p>Paradise Papers - Malta corporate registry</text:p>
          </table:table-cell>
          <table:table-cell table:style-name="ce1"/>
          <table:table-cell office:value-type="string" table:style-name="ce1">
            <text:p>DOLORES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63052_paradise papers - malta corporate registry_na_dolores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63669_Paradise Papers - Malta corporate registry_NA_SAM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63669" table:style-name="ce1">
            <text:p>56063669</text:p>
          </table:table-cell>
          <table:table-cell office:value-type="string" table:style-name="ce1">
            <text:p>Paradise Papers - Malta corporate registry</text:p>
          </table:table-cell>
          <table:table-cell table:style-name="ce1"/>
          <table:table-cell office:value-type="string" table:style-name="ce1">
            <text:p>SAM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63669_paradise papers - malta corporate registry_na_sam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63967_Paradise Papers - Malta corporate registry_NA_JOSEPH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63967" table:style-name="ce1">
            <text:p>56063967</text:p>
          </table:table-cell>
          <table:table-cell office:value-type="string" table:style-name="ce1">
            <text:p>Paradise Papers - Malta corporate registry</text:p>
          </table:table-cell>
          <table:table-cell table:style-name="ce1"/>
          <table:table-cell office:value-type="string" table:style-name="ce1">
            <text:p>JOSEPH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63967_paradise papers - malta corporate registry_na_joseph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63984_Paradise Papers - Malta corporate registry_NA_MARIO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63984" table:style-name="ce1">
            <text:p>56063984</text:p>
          </table:table-cell>
          <table:table-cell office:value-type="string" table:style-name="ce1">
            <text:p>Paradise Papers - Malta corporate registry</text:p>
          </table:table-cell>
          <table:table-cell table:style-name="ce1"/>
          <table:table-cell office:value-type="string" table:style-name="ce1">
            <text:p>MARIO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63984_paradise papers - malta corporate registry_na_mario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72085_Paradise Papers - Malta corporate registry_NA_ALFRED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72085" table:style-name="ce1">
            <text:p>56072085</text:p>
          </table:table-cell>
          <table:table-cell office:value-type="string" table:style-name="ce1">
            <text:p>Paradise Papers - Malta corporate registry</text:p>
          </table:table-cell>
          <table:table-cell table:style-name="ce1"/>
          <table:table-cell office:value-type="string" table:style-name="ce1">
            <text:p>ALFRED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72085_paradise papers - malta corporate registry_na_alfred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57528_Paradise Papers - Malta corporate registry_NA_HUBERT C.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57528" table:style-name="ce1">
            <text:p>56057528</text:p>
          </table:table-cell>
          <table:table-cell office:value-type="string" table:style-name="ce1">
            <text:p>Paradise Papers - Malta corporate registry</text:p>
          </table:table-cell>
          <table:table-cell table:style-name="ce1"/>
          <table:table-cell office:value-type="string" table:style-name="ce1">
            <text:p>HUBERT C.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57528_paradise papers - malta corporate registry_na_hubert c.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58064_Paradise Papers - Malta corporate registry_NA_RAYMOND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58064" table:style-name="ce1">
            <text:p>56058064</text:p>
          </table:table-cell>
          <table:table-cell office:value-type="string" table:style-name="ce1">
            <text:p>Paradise Papers - Malta corporate registry</text:p>
          </table:table-cell>
          <table:table-cell table:style-name="ce1"/>
          <table:table-cell office:value-type="string" table:style-name="ce1">
            <text:p>RAYMOND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58064_paradise papers - malta corporate registry_na_raymond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62986_Paradise Papers - Malta corporate registry_NA_CARMELO KA CHARLES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62986" table:style-name="ce1">
            <text:p>56062986</text:p>
          </table:table-cell>
          <table:table-cell office:value-type="string" table:style-name="ce1">
            <text:p>Paradise Papers - Malta corporate registry</text:p>
          </table:table-cell>
          <table:table-cell table:style-name="ce1"/>
          <table:table-cell office:value-type="string" table:style-name="ce1">
            <text:p>CARMELO KA CHARLES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62986_paradise papers - malta corporate registry_na_carmelo ka charles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64428_Paradise Papers - Malta corporate registry_NA_ALFRED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64428" table:style-name="ce1">
            <text:p>56064428</text:p>
          </table:table-cell>
          <table:table-cell office:value-type="string" table:style-name="ce1">
            <text:p>Paradise Papers - Malta corporate registry</text:p>
          </table:table-cell>
          <table:table-cell table:style-name="ce1"/>
          <table:table-cell office:value-type="string" table:style-name="ce1">
            <text:p>ALFRED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64428_paradise papers - malta corporate registry_na_alfred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62445_Paradise Papers - Malta corporate registry_NA_PHILIP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62445" table:style-name="ce1">
            <text:p>56062445</text:p>
          </table:table-cell>
          <table:table-cell office:value-type="string" table:style-name="ce1">
            <text:p>Paradise Papers - Malta corporate registry</text:p>
          </table:table-cell>
          <table:table-cell table:style-name="ce1"/>
          <table:table-cell office:value-type="string" table:style-name="ce1">
            <text:p>PHILIP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62445_paradise papers - malta corporate registry_na_philip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59223_Paradise Papers - Malta corporate registry_NA_JOE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59223" table:style-name="ce1">
            <text:p>56059223</text:p>
          </table:table-cell>
          <table:table-cell office:value-type="string" table:style-name="ce1">
            <text:p>Paradise Papers - Malta corporate registry</text:p>
          </table:table-cell>
          <table:table-cell table:style-name="ce1"/>
          <table:table-cell office:value-type="string" table:style-name="ce1">
            <text:p>JOE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59223_paradise papers - malta corporate registry_na_joe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67258_Paradise Papers - Malta corporate registry_NA_MICHAEL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67258" table:style-name="ce1">
            <text:p>56067258</text:p>
          </table:table-cell>
          <table:table-cell office:value-type="string" table:style-name="ce1">
            <text:p>Paradise Papers - Malta corporate registry</text:p>
          </table:table-cell>
          <table:table-cell table:style-name="ce1"/>
          <table:table-cell office:value-type="string" table:style-name="ce1">
            <text:p>MICHAEL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67258_paradise papers - malta corporate registry_na_michael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68001_Paradise Papers - Malta corporate registry_NA_TARCISIO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68001" table:style-name="ce1">
            <text:p>56068001</text:p>
          </table:table-cell>
          <table:table-cell office:value-type="string" table:style-name="ce1">
            <text:p>Paradise Papers - Malta corporate registry</text:p>
          </table:table-cell>
          <table:table-cell table:style-name="ce1"/>
          <table:table-cell office:value-type="string" table:style-name="ce1">
            <text:p>TARCISIO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68001_paradise papers - malta corporate registry_na_tarcisio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68874_Paradise Papers - Malta corporate registry_NA_CHARLES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68874" table:style-name="ce1">
            <text:p>56068874</text:p>
          </table:table-cell>
          <table:table-cell office:value-type="string" table:style-name="ce1">
            <text:p>Paradise Papers - Malta corporate registry</text:p>
          </table:table-cell>
          <table:table-cell table:style-name="ce1"/>
          <table:table-cell office:value-type="string" table:style-name="ce1">
            <text:p>CHARLES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68874_paradise papers - malta corporate registry_na_charles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59441_Paradise Papers - Malta corporate registry_NA_AMADEO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59441" table:style-name="ce1">
            <text:p>56059441</text:p>
          </table:table-cell>
          <table:table-cell office:value-type="string" table:style-name="ce1">
            <text:p>Paradise Papers - Malta corporate registry</text:p>
          </table:table-cell>
          <table:table-cell table:style-name="ce1"/>
          <table:table-cell office:value-type="string" table:style-name="ce1">
            <text:p>AMADEO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59441_paradise papers - malta corporate registry_na_amadeo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53982_Paradise Papers - Malta corporate registry_NA_KATY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53982" table:style-name="ce1">
            <text:p>56053982</text:p>
          </table:table-cell>
          <table:table-cell office:value-type="string" table:style-name="ce1">
            <text:p>Paradise Papers - Malta corporate registry</text:p>
          </table:table-cell>
          <table:table-cell table:style-name="ce1"/>
          <table:table-cell office:value-type="string" table:style-name="ce1">
            <text:p>KATY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53982_paradise papers - malta corporate registry_na_katy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66061_Paradise Papers - Malta corporate registry_NA_GEORGE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66061" table:style-name="ce1">
            <text:p>56066061</text:p>
          </table:table-cell>
          <table:table-cell office:value-type="string" table:style-name="ce1">
            <text:p>Paradise Papers - Malta corporate registry</text:p>
          </table:table-cell>
          <table:table-cell table:style-name="ce1"/>
          <table:table-cell office:value-type="string" table:style-name="ce1">
            <text:p>GEORGE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66061_paradise papers - malta corporate registry_na_george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69228_Paradise Papers - Malta corporate registry_NA_ANNA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69228" table:style-name="ce1">
            <text:p>56069228</text:p>
          </table:table-cell>
          <table:table-cell office:value-type="string" table:style-name="ce1">
            <text:p>Paradise Papers - Malta corporate registry</text:p>
          </table:table-cell>
          <table:table-cell table:style-name="ce1"/>
          <table:table-cell office:value-type="string" table:style-name="ce1">
            <text:p>ANNA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69228_paradise papers - malta corporate registry_na_anna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69773_Paradise Papers - Malta corporate registry_NA_JOSEPH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69773" table:style-name="ce1">
            <text:p>56069773</text:p>
          </table:table-cell>
          <table:table-cell office:value-type="string" table:style-name="ce1">
            <text:p>Paradise Papers - Malta corporate registry</text:p>
          </table:table-cell>
          <table:table-cell table:style-name="ce1"/>
          <table:table-cell office:value-type="string" table:style-name="ce1">
            <text:p>JOSEPH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69773_paradise papers - malta corporate registry_na_joseph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60057_Paradise Papers - Malta corporate registry_NA_FRANCIS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60057" table:style-name="ce1">
            <text:p>56060057</text:p>
          </table:table-cell>
          <table:table-cell office:value-type="string" table:style-name="ce1">
            <text:p>Paradise Papers - Malta corporate registry</text:p>
          </table:table-cell>
          <table:table-cell table:style-name="ce1"/>
          <table:table-cell office:value-type="string" table:style-name="ce1">
            <text:p>FRANCIS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60057_paradise papers - malta corporate registry_na_francis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63586_Paradise Papers - Malta corporate registry_NA_CARMELO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63586" table:style-name="ce1">
            <text:p>56063586</text:p>
          </table:table-cell>
          <table:table-cell office:value-type="string" table:style-name="ce1">
            <text:p>Paradise Papers - Malta corporate registry</text:p>
          </table:table-cell>
          <table:table-cell table:style-name="ce1"/>
          <table:table-cell office:value-type="string" table:style-name="ce1">
            <text:p>CARMELO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63586_paradise papers - malta corporate registry_na_carmelo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55460_Paradise Papers - Malta corporate registry_NA_MABEL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55460" table:style-name="ce1">
            <text:p>56055460</text:p>
          </table:table-cell>
          <table:table-cell office:value-type="string" table:style-name="ce1">
            <text:p>Paradise Papers - Malta corporate registry</text:p>
          </table:table-cell>
          <table:table-cell table:style-name="ce1"/>
          <table:table-cell office:value-type="string" table:style-name="ce1">
            <text:p>MABEL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55460_paradise papers - malta corporate registry_na_mabel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55600_Paradise Papers - Malta corporate registry_NA_CARMEL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55600" table:style-name="ce1">
            <text:p>56055600</text:p>
          </table:table-cell>
          <table:table-cell office:value-type="string" table:style-name="ce1">
            <text:p>Paradise Papers - Malta corporate registry</text:p>
          </table:table-cell>
          <table:table-cell table:style-name="ce1"/>
          <table:table-cell office:value-type="string" table:style-name="ce1">
            <text:p>CARMEL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55600_paradise papers - malta corporate registry_na_carmel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67386_Paradise Papers - Malta corporate registry_NA_ANNUNZIATO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67386" table:style-name="ce1">
            <text:p>56067386</text:p>
          </table:table-cell>
          <table:table-cell office:value-type="string" table:style-name="ce1">
            <text:p>Paradise Papers - Malta corporate registry</text:p>
          </table:table-cell>
          <table:table-cell table:style-name="ce1"/>
          <table:table-cell office:value-type="string" table:style-name="ce1">
            <text:p>ANNUNZIATO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67386_paradise papers - malta corporate registry_na_annunziato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62084_Paradise Papers - Malta corporate registry_NA_JOSEPH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62084" table:style-name="ce1">
            <text:p>56062084</text:p>
          </table:table-cell>
          <table:table-cell office:value-type="string" table:style-name="ce1">
            <text:p>Paradise Papers - Malta corporate registry</text:p>
          </table:table-cell>
          <table:table-cell table:style-name="ce1"/>
          <table:table-cell office:value-type="string" table:style-name="ce1">
            <text:p>JOSEPH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62084_paradise papers - malta corporate registry_na_joseph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67597_Paradise Papers - Malta corporate registry_NA_ALEX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67597" table:style-name="ce1">
            <text:p>56067597</text:p>
          </table:table-cell>
          <table:table-cell office:value-type="string" table:style-name="ce1">
            <text:p>Paradise Papers - Malta corporate registry</text:p>
          </table:table-cell>
          <table:table-cell table:style-name="ce1"/>
          <table:table-cell office:value-type="string" table:style-name="ce1">
            <text:p>ALEX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67597_paradise papers - malta corporate registry_na_alex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68776_Paradise Papers - Malta corporate registry_NA_AMBROSE LUNGARO-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68776" table:style-name="ce1">
            <text:p>56068776</text:p>
          </table:table-cell>
          <table:table-cell office:value-type="string" table:style-name="ce1">
            <text:p>Paradise Papers - Malta corporate registry</text:p>
          </table:table-cell>
          <table:table-cell table:style-name="ce1"/>
          <table:table-cell office:value-type="string" table:style-name="ce1">
            <text:p>AMBROSE LUNGARO-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68776_paradise papers - malta corporate registry_na_ambrose lungaro-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64342_Paradise Papers - Malta corporate registry_NA_JOHN RICHARD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64342" table:style-name="ce1">
            <text:p>56064342</text:p>
          </table:table-cell>
          <table:table-cell office:value-type="string" table:style-name="ce1">
            <text:p>Paradise Papers - Malta corporate registry</text:p>
          </table:table-cell>
          <table:table-cell table:style-name="ce1"/>
          <table:table-cell office:value-type="string" table:style-name="ce1">
            <text:p>JOHN RICHARD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64342_paradise papers - malta corporate registry_na_john richard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64952_Paradise Papers - Malta corporate registry_NA_STEPHEN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64952" table:style-name="ce1">
            <text:p>56064952</text:p>
          </table:table-cell>
          <table:table-cell office:value-type="string" table:style-name="ce1">
            <text:p>Paradise Papers - Malta corporate registry</text:p>
          </table:table-cell>
          <table:table-cell table:style-name="ce1"/>
          <table:table-cell office:value-type="string" table:style-name="ce1">
            <text:p>STEPHEN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64952_paradise papers - malta corporate registry_na_stephen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65138_Paradise Papers - Malta corporate registry_NA_SAMUEL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65138" table:style-name="ce1">
            <text:p>56065138</text:p>
          </table:table-cell>
          <table:table-cell office:value-type="string" table:style-name="ce1">
            <text:p>Paradise Papers - Malta corporate registry</text:p>
          </table:table-cell>
          <table:table-cell table:style-name="ce1"/>
          <table:table-cell office:value-type="string" table:style-name="ce1">
            <text:p>SAMUEL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65138_paradise papers - malta corporate registry_na_samuel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69753_Paradise Papers - Malta corporate registry_NA_RACHEL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69753" table:style-name="ce1">
            <text:p>56069753</text:p>
          </table:table-cell>
          <table:table-cell office:value-type="string" table:style-name="ce1">
            <text:p>Paradise Papers - Malta corporate registry</text:p>
          </table:table-cell>
          <table:table-cell table:style-name="ce1"/>
          <table:table-cell office:value-type="string" table:style-name="ce1">
            <text:p>RACHEL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69753_paradise papers - malta corporate registry_na_rachel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GBR;MLT_United Kingdom;Malta_56063062_Paradise Papers - Malta corporate registry_NA_RUTH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GBR;MLT</text:p>
          </table:table-cell>
          <table:table-cell office:value-type="string" table:style-name="ce1">
            <text:p>United Kingdom;Malta</text:p>
          </table:table-cell>
          <table:table-cell office:value-type="float" office:value="56063062" table:style-name="ce1">
            <text:p>56063062</text:p>
          </table:table-cell>
          <table:table-cell office:value-type="string" table:style-name="ce1">
            <text:p>Paradise Papers - Malta corporate registry</text:p>
          </table:table-cell>
          <table:table-cell table:style-name="ce1"/>
          <table:table-cell office:value-type="string" table:style-name="ce1">
            <text:p>RUTH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gbr;mlt_united kingdom;malta_56063062_paradise papers - malta corporate registry_na_ruth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66545_Paradise Papers - Malta corporate registry_NA_MARY ROSE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66545" table:style-name="ce1">
            <text:p>56066545</text:p>
          </table:table-cell>
          <table:table-cell office:value-type="string" table:style-name="ce1">
            <text:p>Paradise Papers - Malta corporate registry</text:p>
          </table:table-cell>
          <table:table-cell table:style-name="ce1"/>
          <table:table-cell office:value-type="string" table:style-name="ce1">
            <text:p>MARY ROSE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66545_paradise papers - malta corporate registry_na_mary rose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GBR;MLT_United Kingdom;Malta_56056622_Paradise Papers - Malta corporate registry_NA_ALEX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GBR;MLT</text:p>
          </table:table-cell>
          <table:table-cell office:value-type="string" table:style-name="ce1">
            <text:p>United Kingdom;Malta</text:p>
          </table:table-cell>
          <table:table-cell office:value-type="float" office:value="56056622" table:style-name="ce1">
            <text:p>56056622</text:p>
          </table:table-cell>
          <table:table-cell office:value-type="string" table:style-name="ce1">
            <text:p>Paradise Papers - Malta corporate registry</text:p>
          </table:table-cell>
          <table:table-cell table:style-name="ce1"/>
          <table:table-cell office:value-type="string" table:style-name="ce1">
            <text:p>ALEX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gbr;mlt_united kingdom;malta_56056622_paradise papers - malta corporate registry_na_alex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57502_Paradise Papers - Malta corporate registry_NA_CHARISSE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57502" table:style-name="ce1">
            <text:p>56057502</text:p>
          </table:table-cell>
          <table:table-cell office:value-type="string" table:style-name="ce1">
            <text:p>Paradise Papers - Malta corporate registry</text:p>
          </table:table-cell>
          <table:table-cell table:style-name="ce1"/>
          <table:table-cell office:value-type="string" table:style-name="ce1">
            <text:p>CHARISSE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57502_paradise papers - malta corporate registry_na_charisse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57529_Paradise Papers - Malta corporate registry_NA_HUBERT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57529" table:style-name="ce1">
            <text:p>56057529</text:p>
          </table:table-cell>
          <table:table-cell office:value-type="string" table:style-name="ce1">
            <text:p>Paradise Papers - Malta corporate registry</text:p>
          </table:table-cell>
          <table:table-cell table:style-name="ce1"/>
          <table:table-cell office:value-type="string" table:style-name="ce1">
            <text:p>HUBERT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57529_paradise papers - malta corporate registry_na_hubert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68076_Paradise Papers - Malta corporate registry_NA_STEPHEN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68076" table:style-name="ce1">
            <text:p>56068076</text:p>
          </table:table-cell>
          <table:table-cell office:value-type="string" table:style-name="ce1">
            <text:p>Paradise Papers - Malta corporate registry</text:p>
          </table:table-cell>
          <table:table-cell table:style-name="ce1"/>
          <table:table-cell office:value-type="string" table:style-name="ce1">
            <text:p>STEPHEN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68076_paradise papers - malta corporate registry_na_stephen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68725_Paradise Papers - Malta corporate registry_NA_CARMEL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68725" table:style-name="ce1">
            <text:p>56068725</text:p>
          </table:table-cell>
          <table:table-cell office:value-type="string" table:style-name="ce1">
            <text:p>Paradise Papers - Malta corporate registry</text:p>
          </table:table-cell>
          <table:table-cell table:style-name="ce1"/>
          <table:table-cell office:value-type="string" table:style-name="ce1">
            <text:p>CARMEL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68725_paradise papers - malta corporate registry_na_carmel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58267_Paradise Papers - Malta corporate registry_NA_SILVESTER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58267" table:style-name="ce1">
            <text:p>56058267</text:p>
          </table:table-cell>
          <table:table-cell office:value-type="string" table:style-name="ce1">
            <text:p>Paradise Papers - Malta corporate registry</text:p>
          </table:table-cell>
          <table:table-cell table:style-name="ce1"/>
          <table:table-cell office:value-type="string" table:style-name="ce1">
            <text:p>SILVESTER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58267_paradise papers - malta corporate registry_na_silvester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58361_Paradise Papers - Malta corporate registry_NA_JOHN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58361" table:style-name="ce1">
            <text:p>56058361</text:p>
          </table:table-cell>
          <table:table-cell office:value-type="string" table:style-name="ce1">
            <text:p>Paradise Papers - Malta corporate registry</text:p>
          </table:table-cell>
          <table:table-cell table:style-name="ce1"/>
          <table:table-cell office:value-type="string" table:style-name="ce1">
            <text:p>JOHN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58361_paradise papers - malta corporate registry_na_john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78281_Paradise Papers - Malta corporate registry_NA_L. MIFSUD LIMITE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78281" table:style-name="ce1">
            <text:p>56078281</text:p>
          </table:table-cell>
          <table:table-cell office:value-type="string" table:style-name="ce1">
            <text:p>Paradise Papers - Malta corporate registry</text:p>
          </table:table-cell>
          <table:table-cell table:style-name="ce1"/>
          <table:table-cell office:value-type="string" table:style-name="ce1">
            <text:p>L. MIFSUD LIMITE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78281_paradise papers - malta corporate registry_na_l. mifsud limite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65376_Paradise Papers - Malta corporate registry_NA_MARK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65376" table:style-name="ce1">
            <text:p>56065376</text:p>
          </table:table-cell>
          <table:table-cell office:value-type="string" table:style-name="ce1">
            <text:p>Paradise Papers - Malta corporate registry</text:p>
          </table:table-cell>
          <table:table-cell table:style-name="ce1"/>
          <table:table-cell office:value-type="string" table:style-name="ce1">
            <text:p>MARK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65376_paradise papers - malta corporate registry_na_mark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66015_Paradise Papers - Malta corporate registry_NA_ANNA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66015" table:style-name="ce1">
            <text:p>56066015</text:p>
          </table:table-cell>
          <table:table-cell office:value-type="string" table:style-name="ce1">
            <text:p>Paradise Papers - Malta corporate registry</text:p>
          </table:table-cell>
          <table:table-cell table:style-name="ce1"/>
          <table:table-cell office:value-type="string" table:style-name="ce1">
            <text:p>ANNA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66015_paradise papers - malta corporate registry_na_anna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59776_Paradise Papers - Malta corporate registry_NA_CARMEL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59776" table:style-name="ce1">
            <text:p>56059776</text:p>
          </table:table-cell>
          <table:table-cell office:value-type="string" table:style-name="ce1">
            <text:p>Paradise Papers - Malta corporate registry</text:p>
          </table:table-cell>
          <table:table-cell table:style-name="ce1"/>
          <table:table-cell office:value-type="string" table:style-name="ce1">
            <text:p>CARMEL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59776_paradise papers - malta corporate registry_na_carmel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66893_Paradise Papers - Malta corporate registry_NA_REDEEMER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66893" table:style-name="ce1">
            <text:p>56066893</text:p>
          </table:table-cell>
          <table:table-cell office:value-type="string" table:style-name="ce1">
            <text:p>Paradise Papers - Malta corporate registry</text:p>
          </table:table-cell>
          <table:table-cell table:style-name="ce1"/>
          <table:table-cell office:value-type="string" table:style-name="ce1">
            <text:p>REDEEMER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66893_paradise papers - malta corporate registry_na_redeemer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67643_Paradise Papers - Malta corporate registry_NA_PETER D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67643" table:style-name="ce1">
            <text:p>56067643</text:p>
          </table:table-cell>
          <table:table-cell office:value-type="string" table:style-name="ce1">
            <text:p>Paradise Papers - Malta corporate registry</text:p>
          </table:table-cell>
          <table:table-cell table:style-name="ce1"/>
          <table:table-cell office:value-type="string" table:style-name="ce1">
            <text:p>PETER D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67643_paradise papers - malta corporate registry_na_peter d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69436_Paradise Papers - Malta corporate registry_NA_PAUL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69436" table:style-name="ce1">
            <text:p>56069436</text:p>
          </table:table-cell>
          <table:table-cell office:value-type="string" table:style-name="ce1">
            <text:p>Paradise Papers - Malta corporate registry</text:p>
          </table:table-cell>
          <table:table-cell table:style-name="ce1"/>
          <table:table-cell office:value-type="string" table:style-name="ce1">
            <text:p>PAUL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69436_paradise papers - malta corporate registry_na_paul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62027_Paradise Papers - Malta corporate registry_NA_ROKKU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62027" table:style-name="ce1">
            <text:p>56062027</text:p>
          </table:table-cell>
          <table:table-cell office:value-type="string" table:style-name="ce1">
            <text:p>Paradise Papers - Malta corporate registry</text:p>
          </table:table-cell>
          <table:table-cell table:style-name="ce1"/>
          <table:table-cell office:value-type="string" table:style-name="ce1">
            <text:p>ROKKU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62027_paradise papers - malta corporate registry_na_rokku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63507_Paradise Papers - Malta corporate registry_NA_MARIANNE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63507" table:style-name="ce1">
            <text:p>56063507</text:p>
          </table:table-cell>
          <table:table-cell office:value-type="string" table:style-name="ce1">
            <text:p>Paradise Papers - Malta corporate registry</text:p>
          </table:table-cell>
          <table:table-cell table:style-name="ce1"/>
          <table:table-cell office:value-type="string" table:style-name="ce1">
            <text:p>MARIANNE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63507_paradise papers - malta corporate registry_na_marianne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64087_Paradise Papers - Malta corporate registry_NA_JOHN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64087" table:style-name="ce1">
            <text:p>56064087</text:p>
          </table:table-cell>
          <table:table-cell office:value-type="string" table:style-name="ce1">
            <text:p>Paradise Papers - Malta corporate registry</text:p>
          </table:table-cell>
          <table:table-cell table:style-name="ce1"/>
          <table:table-cell office:value-type="string" table:style-name="ce1">
            <text:p>JOHN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64087_paradise papers - malta corporate registry_na_john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66307_Paradise Papers - Malta corporate registry_NA_EMAN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66307" table:style-name="ce1">
            <text:p>56066307</text:p>
          </table:table-cell>
          <table:table-cell office:value-type="string" table:style-name="ce1">
            <text:p>Paradise Papers - Malta corporate registry</text:p>
          </table:table-cell>
          <table:table-cell table:style-name="ce1"/>
          <table:table-cell office:value-type="string" table:style-name="ce1">
            <text:p>EMAN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66307_paradise papers - malta corporate registry_na_eman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78628_Paradise Papers - Malta corporate registry_NA_H. MIFSUD AND SONS LIMITE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78628" table:style-name="ce1">
            <text:p>56078628</text:p>
          </table:table-cell>
          <table:table-cell office:value-type="string" table:style-name="ce1">
            <text:p>Paradise Papers - Malta corporate registry</text:p>
          </table:table-cell>
          <table:table-cell table:style-name="ce1"/>
          <table:table-cell office:value-type="string" table:style-name="ce1">
            <text:p>H. MIFSUD AND SONS LIMITE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78628_paradise papers - malta corporate registry_na_h. mifsud and sons limite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69774_Paradise Papers - Malta corporate registry_NA_JOE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69774" table:style-name="ce1">
            <text:p>56069774</text:p>
          </table:table-cell>
          <table:table-cell office:value-type="string" table:style-name="ce1">
            <text:p>Paradise Papers - Malta corporate registry</text:p>
          </table:table-cell>
          <table:table-cell table:style-name="ce1"/>
          <table:table-cell office:value-type="string" table:style-name="ce1">
            <text:p>JOE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69774_paradise papers - malta corporate registry_na_joe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69827_Paradise Papers - Malta corporate registry_NA_ROLAND PAUL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69827" table:style-name="ce1">
            <text:p>56069827</text:p>
          </table:table-cell>
          <table:table-cell office:value-type="string" table:style-name="ce1">
            <text:p>Paradise Papers - Malta corporate registry</text:p>
          </table:table-cell>
          <table:table-cell table:style-name="ce1"/>
          <table:table-cell office:value-type="string" table:style-name="ce1">
            <text:p>ROLAND PAUL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69827_paradise papers - malta corporate registry_na_roland paul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79486_Paradise Papers - Malta corporate registry_NA_MIFSUD INVESTMENTS LIMITE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79486" table:style-name="ce1">
            <text:p>56079486</text:p>
          </table:table-cell>
          <table:table-cell office:value-type="string" table:style-name="ce1">
            <text:p>Paradise Papers - Malta corporate registry</text:p>
          </table:table-cell>
          <table:table-cell table:style-name="ce1"/>
          <table:table-cell office:value-type="string" table:style-name="ce1">
            <text:p>MIFSUD INVESTMENTS LIMITE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79486_paradise papers - malta corporate registry_na_mifsud investments limite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80741_Paradise Papers - Malta corporate registry_NA_VINCENT MIFSUD LIMITE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80741" table:style-name="ce1">
            <text:p>56080741</text:p>
          </table:table-cell>
          <table:table-cell office:value-type="string" table:style-name="ce1">
            <text:p>Paradise Papers - Malta corporate registry</text:p>
          </table:table-cell>
          <table:table-cell table:style-name="ce1"/>
          <table:table-cell office:value-type="string" table:style-name="ce1">
            <text:p>VINCENT MIFSUD LIMITE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80741_paradise papers - malta corporate registry_na_vincent mifsud limite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IRL_Ireland_56102062_Paradise Papers - Malta corporate registry_NA_CHICKO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IRL</text:p>
          </table:table-cell>
          <table:table-cell office:value-type="string" table:style-name="ce1">
            <text:p>Ireland</text:p>
          </table:table-cell>
          <table:table-cell office:value-type="float" office:value="56102062" table:style-name="ce1">
            <text:p>56102062</text:p>
          </table:table-cell>
          <table:table-cell office:value-type="string" table:style-name="ce1">
            <text:p>Paradise Papers - Malta corporate registry</text:p>
          </table:table-cell>
          <table:table-cell table:style-name="ce1"/>
          <table:table-cell office:value-type="string" table:style-name="ce1">
            <text:p>CHICKO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irl_ireland_56102062_paradise papers - malta corporate registry_na_chicko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89099_Paradise Papers - Malta corporate registry_NA_MIFSUD BROTHERS LIMITE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89099" table:style-name="ce1">
            <text:p>56089099</text:p>
          </table:table-cell>
          <table:table-cell office:value-type="string" table:style-name="ce1">
            <text:p>Paradise Papers - Malta corporate registry</text:p>
          </table:table-cell>
          <table:table-cell table:style-name="ce1"/>
          <table:table-cell office:value-type="string" table:style-name="ce1">
            <text:p>MIFSUD BROTHERS LIMITE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89099_paradise papers - malta corporate registry_na_mifsud brothers limite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IRL_Ireland_56102432_Paradise Papers - Malta corporate registry_NA_ELENA GERARDINE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IRL</text:p>
          </table:table-cell>
          <table:table-cell office:value-type="string" table:style-name="ce1">
            <text:p>Ireland</text:p>
          </table:table-cell>
          <table:table-cell office:value-type="float" office:value="56102432" table:style-name="ce1">
            <text:p>56102432</text:p>
          </table:table-cell>
          <table:table-cell office:value-type="string" table:style-name="ce1">
            <text:p>Paradise Papers - Malta corporate registry</text:p>
          </table:table-cell>
          <table:table-cell table:style-name="ce1"/>
          <table:table-cell office:value-type="string" table:style-name="ce1">
            <text:p>ELENA GERARDINE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irl_ireland_56102432_paradise papers - malta corporate registry_na_elena gerardine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80679_Paradise Papers - Malta corporate registry_NA_S. MIFSUD &amp; SONS LIMITE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80679" table:style-name="ce1">
            <text:p>56080679</text:p>
          </table:table-cell>
          <table:table-cell office:value-type="string" table:style-name="ce1">
            <text:p>Paradise Papers - Malta corporate registry</text:p>
          </table:table-cell>
          <table:table-cell table:style-name="ce1"/>
          <table:table-cell office:value-type="string" table:style-name="ce1">
            <text:p>S. MIFSUD &amp; SONS LIMITE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80679_paradise papers - malta corporate registry_na_s. mifsud &amp; sons limite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IRL_Ireland_56101470_Paradise Papers - Malta corporate registry_NA_CARMELA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IRL</text:p>
          </table:table-cell>
          <table:table-cell office:value-type="string" table:style-name="ce1">
            <text:p>Ireland</text:p>
          </table:table-cell>
          <table:table-cell office:value-type="float" office:value="56101470" table:style-name="ce1">
            <text:p>56101470</text:p>
          </table:table-cell>
          <table:table-cell office:value-type="string" table:style-name="ce1">
            <text:p>Paradise Papers - Malta corporate registry</text:p>
          </table:table-cell>
          <table:table-cell table:style-name="ce1"/>
          <table:table-cell office:value-type="string" table:style-name="ce1">
            <text:p>CARMELA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irl_ireland_56101470_paradise papers - malta corporate registry_na_carmela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06418_Paradise Papers - Malta corporate registry_NA_EMANUEL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06418" table:style-name="ce1">
            <text:p>56006418</text:p>
          </table:table-cell>
          <table:table-cell office:value-type="string" table:style-name="ce1">
            <text:p>Paradise Papers - Malta corporate registry</text:p>
          </table:table-cell>
          <table:table-cell table:style-name="ce1"/>
          <table:table-cell office:value-type="string" table:style-name="ce1">
            <text:p>EMANUEL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06418_paradise papers - malta corporate registry_na_emanuel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06439_Paradise Papers - Malta corporate registry_NA_ANGELA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06439" table:style-name="ce1">
            <text:p>56006439</text:p>
          </table:table-cell>
          <table:table-cell office:value-type="string" table:style-name="ce1">
            <text:p>Paradise Papers - Malta corporate registry</text:p>
          </table:table-cell>
          <table:table-cell table:style-name="ce1"/>
          <table:table-cell office:value-type="string" table:style-name="ce1">
            <text:p>ANGELA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06439_paradise papers - malta corporate registry_na_angela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13302_Paradise Papers - Malta corporate registry_NA_TARCISIO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13302" table:style-name="ce1">
            <text:p>56013302</text:p>
          </table:table-cell>
          <table:table-cell office:value-type="string" table:style-name="ce1">
            <text:p>Paradise Papers - Malta corporate registry</text:p>
          </table:table-cell>
          <table:table-cell table:style-name="ce1"/>
          <table:table-cell office:value-type="string" table:style-name="ce1">
            <text:p>TARCISIO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13302_paradise papers - malta corporate registry_na_tarcisio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15105_Paradise Papers - Malta corporate registry_NA_DAMIAN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15105" table:style-name="ce1">
            <text:p>56015105</text:p>
          </table:table-cell>
          <table:table-cell office:value-type="string" table:style-name="ce1">
            <text:p>Paradise Papers - Malta corporate registry</text:p>
          </table:table-cell>
          <table:table-cell table:style-name="ce1"/>
          <table:table-cell office:value-type="string" table:style-name="ce1">
            <text:p>DAMIAN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15105_paradise papers - malta corporate registry_na_damian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15117_Paradise Papers - Malta corporate registry_NA_JUSTIN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15117" table:style-name="ce1">
            <text:p>56015117</text:p>
          </table:table-cell>
          <table:table-cell office:value-type="string" table:style-name="ce1">
            <text:p>Paradise Papers - Malta corporate registry</text:p>
          </table:table-cell>
          <table:table-cell table:style-name="ce1"/>
          <table:table-cell office:value-type="string" table:style-name="ce1">
            <text:p>JUSTIN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15117_paradise papers - malta corporate registry_na_justin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15830_Paradise Papers - Malta corporate registry_NA_MARC ANTHONY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15830" table:style-name="ce1">
            <text:p>56015830</text:p>
          </table:table-cell>
          <table:table-cell office:value-type="string" table:style-name="ce1">
            <text:p>Paradise Papers - Malta corporate registry</text:p>
          </table:table-cell>
          <table:table-cell table:style-name="ce1"/>
          <table:table-cell office:value-type="string" table:style-name="ce1">
            <text:p>MARC ANTHONY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15830_paradise papers - malta corporate registry_na_marc anthony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18674_Paradise Papers - Malta corporate registry_NA_IVANCA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18674" table:style-name="ce1">
            <text:p>56018674</text:p>
          </table:table-cell>
          <table:table-cell office:value-type="string" table:style-name="ce1">
            <text:p>Paradise Papers - Malta corporate registry</text:p>
          </table:table-cell>
          <table:table-cell table:style-name="ce1"/>
          <table:table-cell office:value-type="string" table:style-name="ce1">
            <text:p>IVANCA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18674_paradise papers - malta corporate registry_na_ivanca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19636_Paradise Papers - Malta corporate registry_NA_JOHN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19636" table:style-name="ce1">
            <text:p>56019636</text:p>
          </table:table-cell>
          <table:table-cell office:value-type="string" table:style-name="ce1">
            <text:p>Paradise Papers - Malta corporate registry</text:p>
          </table:table-cell>
          <table:table-cell table:style-name="ce1"/>
          <table:table-cell office:value-type="string" table:style-name="ce1">
            <text:p>JOHN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19636_paradise papers - malta corporate registry_na_john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20257_Paradise Papers - Malta corporate registry_NA_STEVE A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20257" table:style-name="ce1">
            <text:p>56020257</text:p>
          </table:table-cell>
          <table:table-cell office:value-type="string" table:style-name="ce1">
            <text:p>Paradise Papers - Malta corporate registry</text:p>
          </table:table-cell>
          <table:table-cell table:style-name="ce1"/>
          <table:table-cell office:value-type="string" table:style-name="ce1">
            <text:p>STEVE A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20257_paradise papers - malta corporate registry_na_steve a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20370_Paradise Papers - Malta corporate registry_NA_MARUSKA MIFSUD BONELLO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20370" table:style-name="ce1">
            <text:p>56020370</text:p>
          </table:table-cell>
          <table:table-cell office:value-type="string" table:style-name="ce1">
            <text:p>Paradise Papers - Malta corporate registry</text:p>
          </table:table-cell>
          <table:table-cell table:style-name="ce1"/>
          <table:table-cell office:value-type="string" table:style-name="ce1">
            <text:p>MARUSKA MIFSUD BONELLO</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20370_paradise papers - malta corporate registry_na_maruska mifsud bonello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23159_Paradise Papers - Malta corporate registry_NA_TANCRED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23159" table:style-name="ce1">
            <text:p>56023159</text:p>
          </table:table-cell>
          <table:table-cell office:value-type="string" table:style-name="ce1">
            <text:p>Paradise Papers - Malta corporate registry</text:p>
          </table:table-cell>
          <table:table-cell table:style-name="ce1"/>
          <table:table-cell office:value-type="string" table:style-name="ce1">
            <text:p>TANCRED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23159_paradise papers - malta corporate registry_na_tancred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23627_Paradise Papers - Malta corporate registry_NA_STEPHEN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23627" table:style-name="ce1">
            <text:p>56023627</text:p>
          </table:table-cell>
          <table:table-cell office:value-type="string" table:style-name="ce1">
            <text:p>Paradise Papers - Malta corporate registry</text:p>
          </table:table-cell>
          <table:table-cell table:style-name="ce1"/>
          <table:table-cell office:value-type="string" table:style-name="ce1">
            <text:p>STEPHEN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23627_paradise papers - malta corporate registry_na_stephen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23808_Paradise Papers - Malta corporate registry_NA_VINCENT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23808" table:style-name="ce1">
            <text:p>56023808</text:p>
          </table:table-cell>
          <table:table-cell office:value-type="string" table:style-name="ce1">
            <text:p>Paradise Papers - Malta corporate registry</text:p>
          </table:table-cell>
          <table:table-cell table:style-name="ce1"/>
          <table:table-cell office:value-type="string" table:style-name="ce1">
            <text:p>VINCENT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23808_paradise papers - malta corporate registry_na_vincent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23864_Paradise Papers - Malta corporate registry_NA_DOREEN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23864" table:style-name="ce1">
            <text:p>56023864</text:p>
          </table:table-cell>
          <table:table-cell office:value-type="string" table:style-name="ce1">
            <text:p>Paradise Papers - Malta corporate registry</text:p>
          </table:table-cell>
          <table:table-cell table:style-name="ce1"/>
          <table:table-cell office:value-type="string" table:style-name="ce1">
            <text:p>DOREEN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23864_paradise papers - malta corporate registry_na_doreen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25490_Paradise Papers - Malta corporate registry_NA_LUCIA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25490" table:style-name="ce1">
            <text:p>56025490</text:p>
          </table:table-cell>
          <table:table-cell office:value-type="string" table:style-name="ce1">
            <text:p>Paradise Papers - Malta corporate registry</text:p>
          </table:table-cell>
          <table:table-cell table:style-name="ce1"/>
          <table:table-cell office:value-type="string" table:style-name="ce1">
            <text:p>LUCIA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25490_paradise papers - malta corporate registry_na_lucia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26550_Paradise Papers - Malta corporate registry_NA_LISA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26550" table:style-name="ce1">
            <text:p>56026550</text:p>
          </table:table-cell>
          <table:table-cell office:value-type="string" table:style-name="ce1">
            <text:p>Paradise Papers - Malta corporate registry</text:p>
          </table:table-cell>
          <table:table-cell table:style-name="ce1"/>
          <table:table-cell office:value-type="string" table:style-name="ce1">
            <text:p>LISA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26550_paradise papers - malta corporate registry_na_lisa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26749_Paradise Papers - Malta corporate registry_NA_JEFFREY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26749" table:style-name="ce1">
            <text:p>56026749</text:p>
          </table:table-cell>
          <table:table-cell office:value-type="string" table:style-name="ce1">
            <text:p>Paradise Papers - Malta corporate registry</text:p>
          </table:table-cell>
          <table:table-cell table:style-name="ce1"/>
          <table:table-cell office:value-type="string" table:style-name="ce1">
            <text:p>JEFFREY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26749_paradise papers - malta corporate registry_na_jeffrey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26864_Paradise Papers - Malta corporate registry_NA_NIGEL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26864" table:style-name="ce1">
            <text:p>56026864</text:p>
          </table:table-cell>
          <table:table-cell office:value-type="string" table:style-name="ce1">
            <text:p>Paradise Papers - Malta corporate registry</text:p>
          </table:table-cell>
          <table:table-cell table:style-name="ce1"/>
          <table:table-cell office:value-type="string" table:style-name="ce1">
            <text:p>NIGEL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26864_paradise papers - malta corporate registry_na_nigel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27248_Paradise Papers - Malta corporate registry_NA_SIMON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27248" table:style-name="ce1">
            <text:p>56027248</text:p>
          </table:table-cell>
          <table:table-cell office:value-type="string" table:style-name="ce1">
            <text:p>Paradise Papers - Malta corporate registry</text:p>
          </table:table-cell>
          <table:table-cell table:style-name="ce1"/>
          <table:table-cell office:value-type="string" table:style-name="ce1">
            <text:p>SIMON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27248_paradise papers - malta corporate registry_na_simon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27830_Paradise Papers - Malta corporate registry_NA_KRISTINE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27830" table:style-name="ce1">
            <text:p>56027830</text:p>
          </table:table-cell>
          <table:table-cell office:value-type="string" table:style-name="ce1">
            <text:p>Paradise Papers - Malta corporate registry</text:p>
          </table:table-cell>
          <table:table-cell table:style-name="ce1"/>
          <table:table-cell office:value-type="string" table:style-name="ce1">
            <text:p>KRISTINE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27830_paradise papers - malta corporate registry_na_kristine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27917_Paradise Papers - Malta corporate registry_NA_DORIANNE KURTCU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27917" table:style-name="ce1">
            <text:p>56027917</text:p>
          </table:table-cell>
          <table:table-cell office:value-type="string" table:style-name="ce1">
            <text:p>Paradise Papers - Malta corporate registry</text:p>
          </table:table-cell>
          <table:table-cell table:style-name="ce1"/>
          <table:table-cell office:value-type="string" table:style-name="ce1">
            <text:p>DORIANNE KURTCU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27917_paradise papers - malta corporate registry_na_dorianne kurtcu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30375_Paradise Papers - Malta corporate registry_NA_MICHAEL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30375" table:style-name="ce1">
            <text:p>56030375</text:p>
          </table:table-cell>
          <table:table-cell office:value-type="string" table:style-name="ce1">
            <text:p>Paradise Papers - Malta corporate registry</text:p>
          </table:table-cell>
          <table:table-cell table:style-name="ce1"/>
          <table:table-cell office:value-type="string" table:style-name="ce1">
            <text:p>MICHAEL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30375_paradise papers - malta corporate registry_na_michael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30409_Paradise Papers - Malta corporate registry_NA_CHRISTIAN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30409" table:style-name="ce1">
            <text:p>56030409</text:p>
          </table:table-cell>
          <table:table-cell office:value-type="string" table:style-name="ce1">
            <text:p>Paradise Papers - Malta corporate registry</text:p>
          </table:table-cell>
          <table:table-cell table:style-name="ce1"/>
          <table:table-cell office:value-type="string" table:style-name="ce1">
            <text:p>CHRISTIAN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30409_paradise papers - malta corporate registry_na_christian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30836_Paradise Papers - Malta corporate registry_NA_VERA LUNGARO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30836" table:style-name="ce1">
            <text:p>56030836</text:p>
          </table:table-cell>
          <table:table-cell office:value-type="string" table:style-name="ce1">
            <text:p>Paradise Papers - Malta corporate registry</text:p>
          </table:table-cell>
          <table:table-cell table:style-name="ce1"/>
          <table:table-cell office:value-type="string" table:style-name="ce1">
            <text:p>VERA LUNGARO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30836_paradise papers - malta corporate registry_na_vera lungaro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31020_Paradise Papers - Malta corporate registry_NA_MATTHEW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31020" table:style-name="ce1">
            <text:p>56031020</text:p>
          </table:table-cell>
          <table:table-cell office:value-type="string" table:style-name="ce1">
            <text:p>Paradise Papers - Malta corporate registry</text:p>
          </table:table-cell>
          <table:table-cell table:style-name="ce1"/>
          <table:table-cell office:value-type="string" table:style-name="ce1">
            <text:p>MATTHEW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31020_paradise papers - malta corporate registry_na_matthew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31272_Paradise Papers - Malta corporate registry_NA_JOSEPH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31272" table:style-name="ce1">
            <text:p>56031272</text:p>
          </table:table-cell>
          <table:table-cell office:value-type="string" table:style-name="ce1">
            <text:p>Paradise Papers - Malta corporate registry</text:p>
          </table:table-cell>
          <table:table-cell table:style-name="ce1"/>
          <table:table-cell office:value-type="string" table:style-name="ce1">
            <text:p>JOSEPH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31272_paradise papers - malta corporate registry_na_joseph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31877_Paradise Papers - Malta corporate registry_NA_PHILIP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31877" table:style-name="ce1">
            <text:p>56031877</text:p>
          </table:table-cell>
          <table:table-cell office:value-type="string" table:style-name="ce1">
            <text:p>Paradise Papers - Malta corporate registry</text:p>
          </table:table-cell>
          <table:table-cell table:style-name="ce1"/>
          <table:table-cell office:value-type="string" table:style-name="ce1">
            <text:p>PHILIP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31877_paradise papers - malta corporate registry_na_philip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32730_Paradise Papers - Malta corporate registry_NA_MONICA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32730" table:style-name="ce1">
            <text:p>56032730</text:p>
          </table:table-cell>
          <table:table-cell office:value-type="string" table:style-name="ce1">
            <text:p>Paradise Papers - Malta corporate registry</text:p>
          </table:table-cell>
          <table:table-cell table:style-name="ce1"/>
          <table:table-cell office:value-type="string" table:style-name="ce1">
            <text:p>MONICA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32730_paradise papers - malta corporate registry_na_monica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35246_Paradise Papers - Malta corporate registry_NA_YVONNE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35246" table:style-name="ce1">
            <text:p>56035246</text:p>
          </table:table-cell>
          <table:table-cell office:value-type="string" table:style-name="ce1">
            <text:p>Paradise Papers - Malta corporate registry</text:p>
          </table:table-cell>
          <table:table-cell table:style-name="ce1"/>
          <table:table-cell office:value-type="string" table:style-name="ce1">
            <text:p>YVONNE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35246_paradise papers - malta corporate registry_na_yvonne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36832_Paradise Papers - Malta corporate registry_NA_ANGELA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36832" table:style-name="ce1">
            <text:p>56036832</text:p>
          </table:table-cell>
          <table:table-cell office:value-type="string" table:style-name="ce1">
            <text:p>Paradise Papers - Malta corporate registry</text:p>
          </table:table-cell>
          <table:table-cell table:style-name="ce1"/>
          <table:table-cell office:value-type="string" table:style-name="ce1">
            <text:p>ANGELA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36832_paradise papers - malta corporate registry_na_angela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36890_Paradise Papers - Malta corporate registry_NA_CLARISSA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36890" table:style-name="ce1">
            <text:p>56036890</text:p>
          </table:table-cell>
          <table:table-cell office:value-type="string" table:style-name="ce1">
            <text:p>Paradise Papers - Malta corporate registry</text:p>
          </table:table-cell>
          <table:table-cell table:style-name="ce1"/>
          <table:table-cell office:value-type="string" table:style-name="ce1">
            <text:p>CLARISSA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36890_paradise papers - malta corporate registry_na_clarissa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37800_Paradise Papers - Malta corporate registry_NA_MICHAEL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37800" table:style-name="ce1">
            <text:p>56037800</text:p>
          </table:table-cell>
          <table:table-cell office:value-type="string" table:style-name="ce1">
            <text:p>Paradise Papers - Malta corporate registry</text:p>
          </table:table-cell>
          <table:table-cell table:style-name="ce1"/>
          <table:table-cell office:value-type="string" table:style-name="ce1">
            <text:p>MICHAEL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37800_paradise papers - malta corporate registry_na_michael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39119_Paradise Papers - Malta corporate registry_NA_MARIA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39119" table:style-name="ce1">
            <text:p>56039119</text:p>
          </table:table-cell>
          <table:table-cell office:value-type="string" table:style-name="ce1">
            <text:p>Paradise Papers - Malta corporate registry</text:p>
          </table:table-cell>
          <table:table-cell table:style-name="ce1"/>
          <table:table-cell office:value-type="string" table:style-name="ce1">
            <text:p>MARIA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39119_paradise papers - malta corporate registry_na_maria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40949_Paradise Papers - Malta corporate registry_NA_ANDRE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40949" table:style-name="ce1">
            <text:p>56040949</text:p>
          </table:table-cell>
          <table:table-cell office:value-type="string" table:style-name="ce1">
            <text:p>Paradise Papers - Malta corporate registry</text:p>
          </table:table-cell>
          <table:table-cell table:style-name="ce1"/>
          <table:table-cell office:value-type="string" table:style-name="ce1">
            <text:p>ANDRE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40949_paradise papers - malta corporate registry_na_andre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40996_Paradise Papers - Malta corporate registry_NA_MARINA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40996" table:style-name="ce1">
            <text:p>56040996</text:p>
          </table:table-cell>
          <table:table-cell office:value-type="string" table:style-name="ce1">
            <text:p>Paradise Papers - Malta corporate registry</text:p>
          </table:table-cell>
          <table:table-cell table:style-name="ce1"/>
          <table:table-cell office:value-type="string" table:style-name="ce1">
            <text:p>MARINA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40996_paradise papers - malta corporate registry_na_marina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41771_Paradise Papers - Malta corporate registry_NA_DAVID MIFSUD PARKER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41771" table:style-name="ce1">
            <text:p>56041771</text:p>
          </table:table-cell>
          <table:table-cell office:value-type="string" table:style-name="ce1">
            <text:p>Paradise Papers - Malta corporate registry</text:p>
          </table:table-cell>
          <table:table-cell table:style-name="ce1"/>
          <table:table-cell office:value-type="string" table:style-name="ce1">
            <text:p>DAVID MIFSUD PARKER</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41771_paradise papers - malta corporate registry_na_david mifsud parker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42434_Paradise Papers - Malta corporate registry_NA_PETER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42434" table:style-name="ce1">
            <text:p>56042434</text:p>
          </table:table-cell>
          <table:table-cell office:value-type="string" table:style-name="ce1">
            <text:p>Paradise Papers - Malta corporate registry</text:p>
          </table:table-cell>
          <table:table-cell table:style-name="ce1"/>
          <table:table-cell office:value-type="string" table:style-name="ce1">
            <text:p>PETER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42434_paradise papers - malta corporate registry_na_peter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42761_Paradise Papers - Malta corporate registry_NA_MARIA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42761" table:style-name="ce1">
            <text:p>56042761</text:p>
          </table:table-cell>
          <table:table-cell office:value-type="string" table:style-name="ce1">
            <text:p>Paradise Papers - Malta corporate registry</text:p>
          </table:table-cell>
          <table:table-cell table:style-name="ce1"/>
          <table:table-cell office:value-type="string" table:style-name="ce1">
            <text:p>MARIA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42761_paradise papers - malta corporate registry_na_maria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43048_Paradise Papers - Malta corporate registry_NA_KURT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43048" table:style-name="ce1">
            <text:p>56043048</text:p>
          </table:table-cell>
          <table:table-cell office:value-type="string" table:style-name="ce1">
            <text:p>Paradise Papers - Malta corporate registry</text:p>
          </table:table-cell>
          <table:table-cell table:style-name="ce1"/>
          <table:table-cell office:value-type="string" table:style-name="ce1">
            <text:p>KURT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43048_paradise papers - malta corporate registry_na_kurt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45955_Paradise Papers - Malta corporate registry_NA_JOSEPHINE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45955" table:style-name="ce1">
            <text:p>56045955</text:p>
          </table:table-cell>
          <table:table-cell office:value-type="string" table:style-name="ce1">
            <text:p>Paradise Papers - Malta corporate registry</text:p>
          </table:table-cell>
          <table:table-cell table:style-name="ce1"/>
          <table:table-cell office:value-type="string" table:style-name="ce1">
            <text:p>JOSEPHINE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45955_paradise papers - malta corporate registry_na_josephine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47326_Paradise Papers - Malta corporate registry_NA_MARIE THERESE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47326" table:style-name="ce1">
            <text:p>56047326</text:p>
          </table:table-cell>
          <table:table-cell office:value-type="string" table:style-name="ce1">
            <text:p>Paradise Papers - Malta corporate registry</text:p>
          </table:table-cell>
          <table:table-cell table:style-name="ce1"/>
          <table:table-cell office:value-type="string" table:style-name="ce1">
            <text:p>MARIE THERESE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47326_paradise papers - malta corporate registry_na_marie therese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47395_Paradise Papers - Malta corporate registry_NA_CARMELO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47395" table:style-name="ce1">
            <text:p>56047395</text:p>
          </table:table-cell>
          <table:table-cell office:value-type="string" table:style-name="ce1">
            <text:p>Paradise Papers - Malta corporate registry</text:p>
          </table:table-cell>
          <table:table-cell table:style-name="ce1"/>
          <table:table-cell office:value-type="string" table:style-name="ce1">
            <text:p>CARMELO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47395_paradise papers - malta corporate registry_na_carmelo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49486_Paradise Papers - Malta corporate registry_NA_FRANKIE LEE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49486" table:style-name="ce1">
            <text:p>56049486</text:p>
          </table:table-cell>
          <table:table-cell office:value-type="string" table:style-name="ce1">
            <text:p>Paradise Papers - Malta corporate registry</text:p>
          </table:table-cell>
          <table:table-cell table:style-name="ce1"/>
          <table:table-cell office:value-type="string" table:style-name="ce1">
            <text:p>FRANKIE LEE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49486_paradise papers - malta corporate registry_na_frankie lee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49543_Paradise Papers - Malta corporate registry_NA_KATHERINE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49543" table:style-name="ce1">
            <text:p>56049543</text:p>
          </table:table-cell>
          <table:table-cell office:value-type="string" table:style-name="ce1">
            <text:p>Paradise Papers - Malta corporate registry</text:p>
          </table:table-cell>
          <table:table-cell table:style-name="ce1"/>
          <table:table-cell office:value-type="string" table:style-name="ce1">
            <text:p>KATHERINE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49543_paradise papers - malta corporate registry_na_katherine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50825_Paradise Papers - Malta corporate registry_NA_WILSON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50825" table:style-name="ce1">
            <text:p>56050825</text:p>
          </table:table-cell>
          <table:table-cell office:value-type="string" table:style-name="ce1">
            <text:p>Paradise Papers - Malta corporate registry</text:p>
          </table:table-cell>
          <table:table-cell table:style-name="ce1"/>
          <table:table-cell office:value-type="string" table:style-name="ce1">
            <text:p>WILSON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50825_paradise papers - malta corporate registry_na_wilson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51453_Paradise Papers - Malta corporate registry_NA_FELIX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51453" table:style-name="ce1">
            <text:p>56051453</text:p>
          </table:table-cell>
          <table:table-cell office:value-type="string" table:style-name="ce1">
            <text:p>Paradise Papers - Malta corporate registry</text:p>
          </table:table-cell>
          <table:table-cell table:style-name="ce1"/>
          <table:table-cell office:value-type="string" table:style-name="ce1">
            <text:p>FELIX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51453_paradise papers - malta corporate registry_na_felix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51485_Paradise Papers - Malta corporate registry_NA_SEAN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51485" table:style-name="ce1">
            <text:p>56051485</text:p>
          </table:table-cell>
          <table:table-cell office:value-type="string" table:style-name="ce1">
            <text:p>Paradise Papers - Malta corporate registry</text:p>
          </table:table-cell>
          <table:table-cell table:style-name="ce1"/>
          <table:table-cell office:value-type="string" table:style-name="ce1">
            <text:p>SEAN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51485_paradise papers - malta corporate registry_na_sean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52302_Paradise Papers - Malta corporate registry_NA_CHRISTIAN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52302" table:style-name="ce1">
            <text:p>56052302</text:p>
          </table:table-cell>
          <table:table-cell office:value-type="string" table:style-name="ce1">
            <text:p>Paradise Papers - Malta corporate registry</text:p>
          </table:table-cell>
          <table:table-cell table:style-name="ce1"/>
          <table:table-cell office:value-type="string" table:style-name="ce1">
            <text:p>CHRISTIAN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52302_paradise papers - malta corporate registry_na_christian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52316_Paradise Papers - Malta corporate registry_NA_JUSTIN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52316" table:style-name="ce1">
            <text:p>56052316</text:p>
          </table:table-cell>
          <table:table-cell office:value-type="string" table:style-name="ce1">
            <text:p>Paradise Papers - Malta corporate registry</text:p>
          </table:table-cell>
          <table:table-cell table:style-name="ce1"/>
          <table:table-cell office:value-type="string" table:style-name="ce1">
            <text:p>JUSTIN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52316_paradise papers - malta corporate registry_na_justin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54426_Paradise Papers - Malta corporate registry_NA_ETHEL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54426" table:style-name="ce1">
            <text:p>56054426</text:p>
          </table:table-cell>
          <table:table-cell office:value-type="string" table:style-name="ce1">
            <text:p>Paradise Papers - Malta corporate registry</text:p>
          </table:table-cell>
          <table:table-cell table:style-name="ce1"/>
          <table:table-cell office:value-type="string" table:style-name="ce1">
            <text:p>ETHEL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54426_paradise papers - malta corporate registry_na_ethel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56488_Paradise Papers - Malta corporate registry_NA_CARMELO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56488" table:style-name="ce1">
            <text:p>56056488</text:p>
          </table:table-cell>
          <table:table-cell office:value-type="string" table:style-name="ce1">
            <text:p>Paradise Papers - Malta corporate registry</text:p>
          </table:table-cell>
          <table:table-cell table:style-name="ce1"/>
          <table:table-cell office:value-type="string" table:style-name="ce1">
            <text:p>CARMELO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56488_paradise papers - malta corporate registry_na_carmelo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57789_Paradise Papers - Malta corporate registry_NA_IMPERIA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57789" table:style-name="ce1">
            <text:p>56057789</text:p>
          </table:table-cell>
          <table:table-cell office:value-type="string" table:style-name="ce1">
            <text:p>Paradise Papers - Malta corporate registry</text:p>
          </table:table-cell>
          <table:table-cell table:style-name="ce1"/>
          <table:table-cell office:value-type="string" table:style-name="ce1">
            <text:p>IMPERIA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57789_paradise papers - malta corporate registry_na_imperia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57854_Paradise Papers - Malta corporate registry_NA_GERALDINE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57854" table:style-name="ce1">
            <text:p>56057854</text:p>
          </table:table-cell>
          <table:table-cell office:value-type="string" table:style-name="ce1">
            <text:p>Paradise Papers - Malta corporate registry</text:p>
          </table:table-cell>
          <table:table-cell table:style-name="ce1"/>
          <table:table-cell office:value-type="string" table:style-name="ce1">
            <text:p>GERALDINE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57854_paradise papers - malta corporate registry_na_geraldine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57890_Paradise Papers - Malta corporate registry_NA_DAVID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57890" table:style-name="ce1">
            <text:p>56057890</text:p>
          </table:table-cell>
          <table:table-cell office:value-type="string" table:style-name="ce1">
            <text:p>Paradise Papers - Malta corporate registry</text:p>
          </table:table-cell>
          <table:table-cell table:style-name="ce1"/>
          <table:table-cell office:value-type="string" table:style-name="ce1">
            <text:p>DAVID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57890_paradise papers - malta corporate registry_na_david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58590_Paradise Papers - Malta corporate registry_NA_RITA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58590" table:style-name="ce1">
            <text:p>56058590</text:p>
          </table:table-cell>
          <table:table-cell office:value-type="string" table:style-name="ce1">
            <text:p>Paradise Papers - Malta corporate registry</text:p>
          </table:table-cell>
          <table:table-cell table:style-name="ce1"/>
          <table:table-cell office:value-type="string" table:style-name="ce1">
            <text:p>RITA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58590_paradise papers - malta corporate registry_na_rita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59356_Paradise Papers - Malta corporate registry_NA_LOUISE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59356" table:style-name="ce1">
            <text:p>56059356</text:p>
          </table:table-cell>
          <table:table-cell office:value-type="string" table:style-name="ce1">
            <text:p>Paradise Papers - Malta corporate registry</text:p>
          </table:table-cell>
          <table:table-cell table:style-name="ce1"/>
          <table:table-cell office:value-type="string" table:style-name="ce1">
            <text:p>LOUISE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59356_paradise papers - malta corporate registry_na_louise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59777_Paradise Papers - Malta corporate registry_NA_CHARLES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59777" table:style-name="ce1">
            <text:p>56059777</text:p>
          </table:table-cell>
          <table:table-cell office:value-type="string" table:style-name="ce1">
            <text:p>Paradise Papers - Malta corporate registry</text:p>
          </table:table-cell>
          <table:table-cell table:style-name="ce1"/>
          <table:table-cell office:value-type="string" table:style-name="ce1">
            <text:p>CHARLES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59777_paradise papers - malta corporate registry_na_charles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59954_Paradise Papers - Malta corporate registry_NA_JOSEPH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59954" table:style-name="ce1">
            <text:p>56059954</text:p>
          </table:table-cell>
          <table:table-cell office:value-type="string" table:style-name="ce1">
            <text:p>Paradise Papers - Malta corporate registry</text:p>
          </table:table-cell>
          <table:table-cell table:style-name="ce1"/>
          <table:table-cell office:value-type="string" table:style-name="ce1">
            <text:p>JOSEPH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59954_paradise papers - malta corporate registry_na_joseph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60778_Paradise Papers - Malta corporate registry_NA_LUCIENNE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60778" table:style-name="ce1">
            <text:p>56060778</text:p>
          </table:table-cell>
          <table:table-cell office:value-type="string" table:style-name="ce1">
            <text:p>Paradise Papers - Malta corporate registry</text:p>
          </table:table-cell>
          <table:table-cell table:style-name="ce1"/>
          <table:table-cell office:value-type="string" table:style-name="ce1">
            <text:p>LUCIENNE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60778_paradise papers - malta corporate registry_na_lucienne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60974_Paradise Papers - Malta corporate registry_NA_PATRICIA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60974" table:style-name="ce1">
            <text:p>56060974</text:p>
          </table:table-cell>
          <table:table-cell office:value-type="string" table:style-name="ce1">
            <text:p>Paradise Papers - Malta corporate registry</text:p>
          </table:table-cell>
          <table:table-cell table:style-name="ce1"/>
          <table:table-cell office:value-type="string" table:style-name="ce1">
            <text:p>PATRICIA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60974_paradise papers - malta corporate registry_na_patricia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ESP;MLT_Spain;Malta_56065076_Paradise Papers - Malta corporate registry_NA_SEAN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ESP;MLT</text:p>
          </table:table-cell>
          <table:table-cell office:value-type="string" table:style-name="ce1">
            <text:p>Spain;Malta</text:p>
          </table:table-cell>
          <table:table-cell office:value-type="float" office:value="56065076" table:style-name="ce1">
            <text:p>56065076</text:p>
          </table:table-cell>
          <table:table-cell office:value-type="string" table:style-name="ce1">
            <text:p>Paradise Papers - Malta corporate registry</text:p>
          </table:table-cell>
          <table:table-cell table:style-name="ce1"/>
          <table:table-cell office:value-type="string" table:style-name="ce1">
            <text:p>SEAN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esp;mlt_spain;malta_56065076_paradise papers - malta corporate registry_na_sean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65164_Paradise Papers - Malta corporate registry_NA_ANDRE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65164" table:style-name="ce1">
            <text:p>56065164</text:p>
          </table:table-cell>
          <table:table-cell office:value-type="string" table:style-name="ce1">
            <text:p>Paradise Papers - Malta corporate registry</text:p>
          </table:table-cell>
          <table:table-cell table:style-name="ce1"/>
          <table:table-cell office:value-type="string" table:style-name="ce1">
            <text:p>ANDRE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65164_paradise papers - malta corporate registry_na_andre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66062_Paradise Papers - Malta corporate registry_NA_GODWIN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66062" table:style-name="ce1">
            <text:p>56066062</text:p>
          </table:table-cell>
          <table:table-cell office:value-type="string" table:style-name="ce1">
            <text:p>Paradise Papers - Malta corporate registry</text:p>
          </table:table-cell>
          <table:table-cell table:style-name="ce1"/>
          <table:table-cell office:value-type="string" table:style-name="ce1">
            <text:p>GODWIN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66062_paradise papers - malta corporate registry_na_godwin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66847_Paradise Papers - Malta corporate registry_NA_CHRIS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66847" table:style-name="ce1">
            <text:p>56066847</text:p>
          </table:table-cell>
          <table:table-cell office:value-type="string" table:style-name="ce1">
            <text:p>Paradise Papers - Malta corporate registry</text:p>
          </table:table-cell>
          <table:table-cell table:style-name="ce1"/>
          <table:table-cell office:value-type="string" table:style-name="ce1">
            <text:p>CHRIS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66847_paradise papers - malta corporate registry_na_chris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68501_Paradise Papers - Malta corporate registry_NA_MARY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68501" table:style-name="ce1">
            <text:p>56068501</text:p>
          </table:table-cell>
          <table:table-cell office:value-type="string" table:style-name="ce1">
            <text:p>Paradise Papers - Malta corporate registry</text:p>
          </table:table-cell>
          <table:table-cell table:style-name="ce1"/>
          <table:table-cell office:value-type="string" table:style-name="ce1">
            <text:p>MARY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68501_paradise papers - malta corporate registry_na_mary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68984_Paradise Papers - Malta corporate registry_NA_MARIA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68984" table:style-name="ce1">
            <text:p>56068984</text:p>
          </table:table-cell>
          <table:table-cell office:value-type="string" table:style-name="ce1">
            <text:p>Paradise Papers - Malta corporate registry</text:p>
          </table:table-cell>
          <table:table-cell table:style-name="ce1"/>
          <table:table-cell office:value-type="string" table:style-name="ce1">
            <text:p>MARIA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68984_paradise papers - malta corporate registry_na_maria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69080_Paradise Papers - Malta corporate registry_NA_ALFRED MIFSU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69080" table:style-name="ce1">
            <text:p>56069080</text:p>
          </table:table-cell>
          <table:table-cell office:value-type="string" table:style-name="ce1">
            <text:p>Paradise Papers - Malta corporate registry</text:p>
          </table:table-cell>
          <table:table-cell table:style-name="ce1"/>
          <table:table-cell office:value-type="string" table:style-name="ce1">
            <text:p>ALFRED MIFSU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69080_paradise papers - malta corporate registry_na_alfred mifsud_na_na_na_na_na_na_na_na_na_na</text:p>
          </table:table-cell>
          <table:table-cell table:number-columns-repeated="16360"/>
        </table:table-row>
        <table:table-row table:style-name="ro2">
          <table:table-cell office:value-type="string" table:style-name="ce1">
            <text:p>mifsud</text:p>
          </table:table-cell>
          <table:table-cell office:value-type="string" table:style-name="ce3">
            <text:p>NA_Malta corporate registry data is current through 2016_MLT_Malta_56087734_Paradise Papers - Malta corporate registry_NA_MIFSUD ORGANISATION LIMITED_NA_NA_NA_NA_NA_NA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6087734" table:style-name="ce1">
            <text:p>56087734</text:p>
          </table:table-cell>
          <table:table-cell office:value-type="string" table:style-name="ce1">
            <text:p>Paradise Papers - Malta corporate registry</text:p>
          </table:table-cell>
          <table:table-cell table:style-name="ce1"/>
          <table:table-cell office:value-type="string" table:style-name="ce1">
            <text:p>MIFSUD ORGANISATION LIMITED</text:p>
          </table:table-cell>
          <table:table-cell table:number-columns-repeated="10" table:style-name="ce1"/>
          <table:table-cell office:value-type="string" table:style-name="ce1">
            <text:p>offshoreleaks-data-packages/raw-data/csv_paradise_papers.2018-02-14/paradise_papers.nodes.officer.csv</text:p>
          </table:table-cell>
          <table:table-cell table:number-columns-repeated="2" table:style-name="ce1"/>
          <table:table-cell office:value-type="string" table:style-name="ce1">
            <text:p>na_malta corporate registry data is current through 2016_mlt_malta_56087734_paradise papers - malta corporate registry_na_mifsud organisation limited_na_na_na_na_na_na_na_na_na_na</text:p>
          </table:table-cell>
          <table:table-cell table:number-columns-repeated="16360"/>
        </table:table-row>
        <table:table-row table:style-name="ro2">
          <table:table-cell office:value-type="string" table:style-name="ce1">
            <text:p>tiger trading</text:p>
          </table:table-cell>
          <table:table-cell office:value-type="string" table:style-name="ce3">
            <text:p>["Entity"]_The Bahamas Leaks data is current through early 2016._NA_NA_20003137_Bahamas Leaks_NA_TIGER TRADING INC._Bahamas_NA_BAH_NA_30-NOV-1990_3137B_NA_NA_NA_NA</text:p>
          </table:table-cell>
          <table:table-cell office:value-type="string" table:style-name="ce1">
            <text:p>["Entity"]</text:p>
          </table:table-cell>
          <table:table-cell office:value-type="string" table:style-name="ce1">
            <text:p>The Bahamas Leaks data is current through early 2016.</text:p>
          </table:table-cell>
          <table:table-cell table:number-columns-repeated="2" table:style-name="ce1"/>
          <table:table-cell office:value-type="float" office:value="20003137" table:style-name="ce1">
            <text:p>20003137</text:p>
          </table:table-cell>
          <table:table-cell office:value-type="string" table:style-name="ce1">
            <text:p>Bahamas Leaks</text:p>
          </table:table-cell>
          <table:table-cell table:style-name="ce1"/>
          <table:table-cell office:value-type="string" table:style-name="ce1">
            <text:p>TIGER TRADING INC.</text:p>
          </table:table-cell>
          <table:table-cell office:value-type="string" table:style-name="ce1">
            <text:p>Bahamas</text:p>
          </table:table-cell>
          <table:table-cell table:style-name="ce1"/>
          <table:table-cell office:value-type="string" table:style-name="ce1">
            <text:p>BAH</text:p>
          </table:table-cell>
          <table:table-cell table:style-name="ce1"/>
          <table:table-cell office:value-type="date" office:date-value="1990-11-30T00:00:00" table:style-name="ce2">
            <text:p>30-Nov-90</text:p>
          </table:table-cell>
          <table:table-cell office:value-type="string" table:style-name="ce1">
            <text:p>3137B</text:p>
          </table:table-cell>
          <table:table-cell table:number-columns-repeated="4" table:style-name="ce1"/>
          <table:table-cell office:value-type="string" table:style-name="ce1">
            <text:p>offshoreleaks-data-packages/raw-data/csv_bahamas_leaks.2017-12-19/bahamas_leaks.nodes.entity.csv</text:p>
          </table:table-cell>
          <table:table-cell table:number-columns-repeated="2" table:style-name="ce1"/>
          <table:table-cell office:value-type="string" table:style-name="ce1">
            <text:p>["entity"]_the bahamas leaks data is current through early 2016._na_na_20003137_bahamas leaks_na_tiger trading inc._bahamas_na_bah_na_30-nov-1990_3137b_na_na_na_na</text:p>
          </table:table-cell>
          <table:table-cell table:number-columns-repeated="16360"/>
        </table:table-row>
        <table:table-row table:style-name="ro2">
          <table:table-cell office:value-type="string" table:style-name="ce1">
            <text:p>tiger trading</text:p>
          </table:table-cell>
          <table:table-cell office:value-type="string" table:style-name="ce3">
            <text:p>["Entity"]_The Bahamas Leaks data is current through early 2016._NA_NA_20041591_Bahamas Leaks_NA_WATER TIGER TRADING CORPORATION_Bahamas_NA_BAH_NA_29-FEB-1996_41591B_NA_NA_NA_NA</text:p>
          </table:table-cell>
          <table:table-cell office:value-type="string" table:style-name="ce1">
            <text:p>["Entity"]</text:p>
          </table:table-cell>
          <table:table-cell office:value-type="string" table:style-name="ce1">
            <text:p>The Bahamas Leaks data is current through early 2016.</text:p>
          </table:table-cell>
          <table:table-cell table:number-columns-repeated="2" table:style-name="ce1"/>
          <table:table-cell office:value-type="float" office:value="20041591" table:style-name="ce1">
            <text:p>20041591</text:p>
          </table:table-cell>
          <table:table-cell office:value-type="string" table:style-name="ce1">
            <text:p>Bahamas Leaks</text:p>
          </table:table-cell>
          <table:table-cell table:style-name="ce1"/>
          <table:table-cell office:value-type="string" table:style-name="ce1">
            <text:p>WATER TIGER TRADING CORPORATION</text:p>
          </table:table-cell>
          <table:table-cell office:value-type="string" table:style-name="ce1">
            <text:p>Bahamas</text:p>
          </table:table-cell>
          <table:table-cell table:style-name="ce1"/>
          <table:table-cell office:value-type="string" table:style-name="ce1">
            <text:p>BAH</text:p>
          </table:table-cell>
          <table:table-cell table:style-name="ce1"/>
          <table:table-cell office:value-type="date" office:date-value="1996-02-29T00:00:00" table:style-name="ce2">
            <text:p>29-Feb-96</text:p>
          </table:table-cell>
          <table:table-cell office:value-type="string" table:style-name="ce1">
            <text:p>41591B</text:p>
          </table:table-cell>
          <table:table-cell table:number-columns-repeated="4" table:style-name="ce1"/>
          <table:table-cell office:value-type="string" table:style-name="ce1">
            <text:p>offshoreleaks-data-packages/raw-data/csv_bahamas_leaks.2017-12-19/bahamas_leaks.nodes.entity.csv</text:p>
          </table:table-cell>
          <table:table-cell table:number-columns-repeated="2" table:style-name="ce1"/>
          <table:table-cell office:value-type="string" table:style-name="ce1">
            <text:p>["entity"]_the bahamas leaks data is current through early 2016._na_na_20041591_bahamas leaks_na_water tiger trading corporation_bahamas_na_bah_na_29-feb-1996_41591b_na_na_na_na</text:p>
          </table:table-cell>
          <table:table-cell table:number-columns-repeated="16360"/>
        </table:table-row>
        <table:table-row table:style-name="ro2">
          <table:table-cell office:value-type="string" table:style-name="ce1">
            <text:p>tiger trading</text:p>
          </table:table-cell>
          <table:table-cell office:value-type="string" table:style-name="ce3">
            <text:p>["Entity"]_The Bahamas Leaks data is current through early 2016._NA_NA_20080577_Bahamas Leaks_NA_TIGER TRADING INTERNATIONAL INC_Bahamas_NA_BAH_NA_14-AUG-1998_80577B_NA_NA_NA_NA</text:p>
          </table:table-cell>
          <table:table-cell office:value-type="string" table:style-name="ce1">
            <text:p>["Entity"]</text:p>
          </table:table-cell>
          <table:table-cell office:value-type="string" table:style-name="ce1">
            <text:p>The Bahamas Leaks data is current through early 2016.</text:p>
          </table:table-cell>
          <table:table-cell table:number-columns-repeated="2" table:style-name="ce1"/>
          <table:table-cell office:value-type="float" office:value="20080577" table:style-name="ce1">
            <text:p>20080577</text:p>
          </table:table-cell>
          <table:table-cell office:value-type="string" table:style-name="ce1">
            <text:p>Bahamas Leaks</text:p>
          </table:table-cell>
          <table:table-cell table:style-name="ce1"/>
          <table:table-cell office:value-type="string" table:style-name="ce1">
            <text:p>TIGER TRADING INTERNATIONAL INC</text:p>
          </table:table-cell>
          <table:table-cell office:value-type="string" table:style-name="ce1">
            <text:p>Bahamas</text:p>
          </table:table-cell>
          <table:table-cell table:style-name="ce1"/>
          <table:table-cell office:value-type="string" table:style-name="ce1">
            <text:p>BAH</text:p>
          </table:table-cell>
          <table:table-cell table:style-name="ce1"/>
          <table:table-cell office:value-type="date" office:date-value="1998-08-14T00:00:00" table:style-name="ce2">
            <text:p>14-Aug-98</text:p>
          </table:table-cell>
          <table:table-cell office:value-type="string" table:style-name="ce1">
            <text:p>80577B</text:p>
          </table:table-cell>
          <table:table-cell table:number-columns-repeated="4" table:style-name="ce1"/>
          <table:table-cell office:value-type="string" table:style-name="ce1">
            <text:p>offshoreleaks-data-packages/raw-data/csv_bahamas_leaks.2017-12-19/bahamas_leaks.nodes.entity.csv</text:p>
          </table:table-cell>
          <table:table-cell table:number-columns-repeated="2" table:style-name="ce1"/>
          <table:table-cell office:value-type="string" table:style-name="ce1">
            <text:p>["entity"]_the bahamas leaks data is current through early 2016._na_na_20080577_bahamas leaks_na_tiger trading international inc_bahamas_na_bah_na_14-aug-1998_80577b_na_na_na_na</text:p>
          </table:table-cell>
          <table:table-cell table:number-columns-repeated="16360"/>
        </table:table-row>
        <table:table-row table:style-name="ro2">
          <table:table-cell office:value-type="string" table:style-name="ce1">
            <text:p>tiger trading</text:p>
          </table:table-cell>
          <table:table-cell office:value-type="string" table:style-name="ce3">
            <text:p>["Entity"]_The Bahamas Leaks data is current through early 2016._NA_NA_20115010_Bahamas Leaks_NA_TIGER TRADING OVERSEAS CORP._Bahamas_NA_BAH_NA_11-OCT-2000_115010B_NA_NA_NA_NA</text:p>
          </table:table-cell>
          <table:table-cell office:value-type="string" table:style-name="ce1">
            <text:p>["Entity"]</text:p>
          </table:table-cell>
          <table:table-cell office:value-type="string" table:style-name="ce1">
            <text:p>The Bahamas Leaks data is current through early 2016.</text:p>
          </table:table-cell>
          <table:table-cell table:number-columns-repeated="2" table:style-name="ce1"/>
          <table:table-cell office:value-type="float" office:value="20115010" table:style-name="ce1">
            <text:p>20115010</text:p>
          </table:table-cell>
          <table:table-cell office:value-type="string" table:style-name="ce1">
            <text:p>Bahamas Leaks</text:p>
          </table:table-cell>
          <table:table-cell table:style-name="ce1"/>
          <table:table-cell office:value-type="string" table:style-name="ce1">
            <text:p>TIGER TRADING OVERSEAS CORP.</text:p>
          </table:table-cell>
          <table:table-cell office:value-type="string" table:style-name="ce1">
            <text:p>Bahamas</text:p>
          </table:table-cell>
          <table:table-cell table:style-name="ce1"/>
          <table:table-cell office:value-type="string" table:style-name="ce1">
            <text:p>BAH</text:p>
          </table:table-cell>
          <table:table-cell table:style-name="ce1"/>
          <table:table-cell office:value-type="date" office:date-value="2000-10-11T00:00:00" table:style-name="ce2">
            <text:p>11-Oct-00</text:p>
          </table:table-cell>
          <table:table-cell office:value-type="string" table:style-name="ce1">
            <text:p>115010B</text:p>
          </table:table-cell>
          <table:table-cell table:number-columns-repeated="4" table:style-name="ce1"/>
          <table:table-cell office:value-type="string" table:style-name="ce1">
            <text:p>offshoreleaks-data-packages/raw-data/csv_bahamas_leaks.2017-12-19/bahamas_leaks.nodes.entity.csv</text:p>
          </table:table-cell>
          <table:table-cell table:number-columns-repeated="2" table:style-name="ce1"/>
          <table:table-cell office:value-type="string" table:style-name="ce1">
            <text:p>["entity"]_the bahamas leaks data is current through early 2016._na_na_20115010_bahamas leaks_na_tiger trading overseas corp._bahamas_na_bah_na_11-oct-2000_115010b_na_na_na_na</text:p>
          </table:table-cell>
          <table:table-cell table:number-columns-repeated="16360"/>
        </table:table-row>
        <table:table-row table:style-name="ro2">
          <table:table-cell office:value-type="string" table:style-name="ce1">
            <text:p>tiger trading</text:p>
          </table:table-cell>
          <table:table-cell office:value-type="string" table:style-name="ce3">
            <text:p>["Entity"]_The Bahamas Leaks data is current through early 2016._NA_NA_20109097_Bahamas Leaks_NA_RED TIGER TRADING &amp; INVESTMENT SERVICES, LTD._Bahamas_NA_BAH_NA_10-MAY-2000_109097B_NA_NA_NA_NA</text:p>
          </table:table-cell>
          <table:table-cell office:value-type="string" table:style-name="ce1">
            <text:p>["Entity"]</text:p>
          </table:table-cell>
          <table:table-cell office:value-type="string" table:style-name="ce1">
            <text:p>The Bahamas Leaks data is current through early 2016.</text:p>
          </table:table-cell>
          <table:table-cell table:number-columns-repeated="2" table:style-name="ce1"/>
          <table:table-cell office:value-type="float" office:value="20109097" table:style-name="ce1">
            <text:p>20109097</text:p>
          </table:table-cell>
          <table:table-cell office:value-type="string" table:style-name="ce1">
            <text:p>Bahamas Leaks</text:p>
          </table:table-cell>
          <table:table-cell table:style-name="ce1"/>
          <table:table-cell office:value-type="string" table:style-name="ce1">
            <text:p>RED TIGER TRADING &amp; INVESTMENT SERVICES, LTD.</text:p>
          </table:table-cell>
          <table:table-cell office:value-type="string" table:style-name="ce1">
            <text:p>Bahamas</text:p>
          </table:table-cell>
          <table:table-cell table:style-name="ce1"/>
          <table:table-cell office:value-type="string" table:style-name="ce1">
            <text:p>BAH</text:p>
          </table:table-cell>
          <table:table-cell table:style-name="ce1"/>
          <table:table-cell office:value-type="date" office:date-value="2000-05-10T00:00:00" table:style-name="ce2">
            <text:p>10-May-00</text:p>
          </table:table-cell>
          <table:table-cell office:value-type="string" table:style-name="ce1">
            <text:p>109097B</text:p>
          </table:table-cell>
          <table:table-cell table:number-columns-repeated="4" table:style-name="ce1"/>
          <table:table-cell office:value-type="string" table:style-name="ce1">
            <text:p>offshoreleaks-data-packages/raw-data/csv_bahamas_leaks.2017-12-19/bahamas_leaks.nodes.entity.csv</text:p>
          </table:table-cell>
          <table:table-cell table:number-columns-repeated="2" table:style-name="ce1"/>
          <table:table-cell office:value-type="string" table:style-name="ce1">
            <text:p>["entity"]_the bahamas leaks data is current through early 2016._na_na_20109097_bahamas leaks_na_red tiger trading &amp; investment services, ltd._bahamas_na_bah_na_10-may-2000_109097b_na_na_na_na</text:p>
          </table:table-cell>
          <table:table-cell table:number-columns-repeated="16360"/>
        </table:table-row>
        <table:table-row table:style-name="ro2">
          <table:table-cell office:value-type="string" table:style-name="ce1">
            <text:p>tiger trading</text:p>
          </table:table-cell>
          <table:table-cell office:value-type="string" table:style-name="ce3">
            <text:p>NA_The Offshore Leaks data is current through 2010_MYS_Malaysia_161703_Offshore Leaks_NA_TEAK TIGER TRADING LTD._Labuan_Portcullis Trustnet_LABUA_NA_29-MAY-1998_LL 01713_NA_Struck / Defunct / Deregistered_Standard International Company_NA</text:p>
          </table:table-cell>
          <table:table-cell table:style-name="ce1"/>
          <table:table-cell office:value-type="string" table:style-name="ce1">
            <text:p>The Offshore Leaks data is current through 2010</text:p>
          </table:table-cell>
          <table:table-cell office:value-type="string" table:style-name="ce1">
            <text:p>MYS</text:p>
          </table:table-cell>
          <table:table-cell office:value-type="string" table:style-name="ce1">
            <text:p>Malaysia</text:p>
          </table:table-cell>
          <table:table-cell office:value-type="float" office:value="161703" table:style-name="ce1">
            <text:p>161703</text:p>
          </table:table-cell>
          <table:table-cell office:value-type="string" table:style-name="ce1">
            <text:p>Offshore Leaks</text:p>
          </table:table-cell>
          <table:table-cell table:style-name="ce1"/>
          <table:table-cell office:value-type="string" table:style-name="ce1">
            <text:p>TEAK TIGER TRADING LTD.</text:p>
          </table:table-cell>
          <table:table-cell office:value-type="string" table:style-name="ce1">
            <text:p>Labuan</text:p>
          </table:table-cell>
          <table:table-cell office:value-type="string" table:style-name="ce1">
            <text:p>Portcullis Trustnet</text:p>
          </table:table-cell>
          <table:table-cell office:value-type="string" table:style-name="ce1">
            <text:p>LABUA</text:p>
          </table:table-cell>
          <table:table-cell table:style-name="ce1"/>
          <table:table-cell office:value-type="date" office:date-value="1998-05-29T00:00:00" table:style-name="ce2">
            <text:p>29-May-98</text:p>
          </table:table-cell>
          <table:table-cell office:value-type="string" table:style-name="ce1">
            <text:p>LL 01713</text:p>
          </table:table-cell>
          <table:table-cell table:style-name="ce1"/>
          <table:table-cell office:value-type="string" table:style-name="ce1">
            <text:p>Struck / Defunct / Deregistered</text:p>
          </table:table-cell>
          <table:table-cell office:value-type="string" table:style-name="ce1">
            <text:p>Standard International Company</text:p>
          </table:table-cell>
          <table:table-cell table:style-name="ce1"/>
          <table:table-cell office:value-type="string" table:style-name="ce1">
            <text:p>offshoreleaks-data-packages/raw-data/csv_offshore_leaks.2018-02-14/offshore_leaks.nodes.entity.csv</text:p>
          </table:table-cell>
          <table:table-cell table:number-columns-repeated="2" table:style-name="ce1"/>
          <table:table-cell office:value-type="string" table:style-name="ce1">
            <text:p>na_the offshore leaks data is current through 2010_mys_malaysia_161703_offshore leaks_na_teak tiger trading ltd._labuan_portcullis trustnet_labua_na_29-may-1998_ll 01713_na_struck / defunct / deregistered_standard international company_na</text:p>
          </table:table-cell>
          <table:table-cell table:number-columns-repeated="16360"/>
        </table:table-row>
        <table:table-row table:style-name="ro2">
          <table:table-cell office:value-type="string" table:style-name="ce1">
            <text:p>tiger trading</text:p>
          </table:table-cell>
          <table:table-cell office:value-type="string" table:style-name="ce3">
            <text:p>NA_The Offshore Leaks data is current through 2010_HKG;XXX_Hong Kong;Not identified_203264_Offshore Leaks_NA_Tiger Trading Group Limited_Undetermined_Commonwealth Trust Limited_XXX_NA_22-MAR-1995_145594_NA_Dead_Standard Company under IBC Act_NA</text:p>
          </table:table-cell>
          <table:table-cell table:style-name="ce1"/>
          <table:table-cell office:value-type="string" table:style-name="ce1">
            <text:p>The Offshore Leaks data is current through 2010</text:p>
          </table:table-cell>
          <table:table-cell office:value-type="string" table:style-name="ce1">
            <text:p>HKG;XXX</text:p>
          </table:table-cell>
          <table:table-cell office:value-type="string" table:style-name="ce1">
            <text:p>Hong Kong;Not identified</text:p>
          </table:table-cell>
          <table:table-cell office:value-type="float" office:value="203264" table:style-name="ce1">
            <text:p>203264</text:p>
          </table:table-cell>
          <table:table-cell office:value-type="string" table:style-name="ce1">
            <text:p>Offshore Leaks</text:p>
          </table:table-cell>
          <table:table-cell table:style-name="ce1"/>
          <table:table-cell office:value-type="string" table:style-name="ce1">
            <text:p>Tiger Trading Group Limited</text:p>
          </table:table-cell>
          <table:table-cell office:value-type="string" table:style-name="ce1">
            <text:p>Undetermined</text:p>
          </table:table-cell>
          <table:table-cell office:value-type="string" table:style-name="ce1">
            <text:p>Commonwealth Trust Limited</text:p>
          </table:table-cell>
          <table:table-cell office:value-type="string" table:style-name="ce1">
            <text:p>XXX</text:p>
          </table:table-cell>
          <table:table-cell table:style-name="ce1"/>
          <table:table-cell office:value-type="date" office:date-value="1995-03-22T00:00:00" table:style-name="ce2">
            <text:p>22-Mar-95</text:p>
          </table:table-cell>
          <table:table-cell office:value-type="float" office:value="145594" table:style-name="ce1">
            <text:p>145594</text:p>
          </table:table-cell>
          <table:table-cell table:style-name="ce1"/>
          <table:table-cell office:value-type="string" table:style-name="ce1">
            <text:p>Dead</text:p>
          </table:table-cell>
          <table:table-cell office:value-type="string" table:style-name="ce1">
            <text:p>Standard Company under IBC Act</text:p>
          </table:table-cell>
          <table:table-cell table:style-name="ce1"/>
          <table:table-cell office:value-type="string" table:style-name="ce1">
            <text:p>offshoreleaks-data-packages/raw-data/csv_offshore_leaks.2018-02-14/offshore_leaks.nodes.entity.csv</text:p>
          </table:table-cell>
          <table:table-cell table:number-columns-repeated="2" table:style-name="ce1"/>
          <table:table-cell office:value-type="string" table:style-name="ce1">
            <text:p>na_the offshore leaks data is current through 2010_hkg;xxx_hong kong;not identified_203264_offshore leaks_na_tiger trading group limited_undetermined_commonwealth trust limited_xxx_na_22-mar-1995_145594_na_dead_standard company under ibc act_na</text:p>
          </table:table-cell>
          <table:table-cell table:number-columns-repeated="16360"/>
        </table:table-row>
        <table:table-row table:style-name="ro2">
          <table:table-cell office:value-type="string" table:style-name="ce1">
            <text:p>tiger trading</text:p>
          </table:table-cell>
          <table:table-cell office:value-type="string" table:style-name="ce3">
            <text:p>NA_The Panama Papers data is current through 2015_JEY_Jersey_10008620_Panama Papers_NA_TIGER TRADING S. A._Panama_Mossack Fonseca_PMA_NA_27-MAR-1981_NA_NA_Dissolved_NA_NA</text:p>
          </table:table-cell>
          <table:table-cell table:style-name="ce1"/>
          <table:table-cell office:value-type="string" table:style-name="ce1">
            <text:p>The Panama Papers data is current through 2015</text:p>
          </table:table-cell>
          <table:table-cell office:value-type="string" table:style-name="ce1">
            <text:p>JEY</text:p>
          </table:table-cell>
          <table:table-cell office:value-type="string" table:style-name="ce1">
            <text:p>Jersey</text:p>
          </table:table-cell>
          <table:table-cell office:value-type="float" office:value="10008620" table:style-name="ce1">
            <text:p>10008620</text:p>
          </table:table-cell>
          <table:table-cell office:value-type="string" table:style-name="ce1">
            <text:p>Panama Papers</text:p>
          </table:table-cell>
          <table:table-cell table:style-name="ce1"/>
          <table:table-cell office:value-type="string" table:style-name="ce1">
            <text:p>TIGER TRADING S. A.</text:p>
          </table:table-cell>
          <table:table-cell office:value-type="string" table:style-name="ce1">
            <text:p>Panama</text:p>
          </table:table-cell>
          <table:table-cell office:value-type="string" table:style-name="ce1">
            <text:p>Mossack Fonseca</text:p>
          </table:table-cell>
          <table:table-cell office:value-type="string" table:style-name="ce1">
            <text:p>PMA</text:p>
          </table:table-cell>
          <table:table-cell table:style-name="ce1"/>
          <table:table-cell office:value-type="date" office:date-value="1981-03-27T00:00:00" table:style-name="ce2">
            <text:p>27-Mar-81</text:p>
          </table:table-cell>
          <table:table-cell table:number-columns-repeated="2" table:style-name="ce1"/>
          <table:table-cell office:value-type="string" table:style-name="ce1">
            <text:p>Dissolved</text:p>
          </table:table-cell>
          <table:table-cell table:number-columns-repeated="2" table:style-name="ce1"/>
          <table:table-cell office:value-type="string" table:style-name="ce1">
            <text:p>offshoreleaks-data-packages/raw-data/csv_panama_papers.2018-02-14/panama_papers.nodes.entity.csv</text:p>
          </table:table-cell>
          <table:table-cell table:style-name="ce1"/>
          <table:table-cell office:value-type="date" office:date-value="1982-06-27T00:00:00" table:style-name="ce2">
            <text:p>27-Jun-82</text:p>
          </table:table-cell>
          <table:table-cell office:value-type="string" table:style-name="ce1">
            <text:p>na_the panama papers data is current through 2015_jey_jersey_10008620_panama papers_na_tiger trading s. a._panama_mossack fonseca_pma_na_27-mar-1981_na_na_dissolved_na_na</text:p>
          </table:table-cell>
          <table:table-cell table:number-columns-repeated="16360"/>
        </table:table-row>
        <table:table-row table:style-name="ro2">
          <table:table-cell office:value-type="string" table:style-name="ce1">
            <text:p>tiger trading</text:p>
          </table:table-cell>
          <table:table-cell office:value-type="string" table:style-name="ce3">
            <text:p>NA_The Panama Papers data is current through 2015_GGY_Guernsey_10039088_Panama Papers_NA_TIGER TRADING LIMITED_Niue_Mossack Fonseca_NIUE_NA_10-SEP-1998_003402_NA_Defaulted_NA_NA</text:p>
          </table:table-cell>
          <table:table-cell table:style-name="ce1"/>
          <table:table-cell office:value-type="string" table:style-name="ce1">
            <text:p>The Panama Papers data is current through 2015</text:p>
          </table:table-cell>
          <table:table-cell office:value-type="string" table:style-name="ce1">
            <text:p>GGY</text:p>
          </table:table-cell>
          <table:table-cell office:value-type="string" table:style-name="ce1">
            <text:p>Guernsey</text:p>
          </table:table-cell>
          <table:table-cell office:value-type="float" office:value="10039088" table:style-name="ce1">
            <text:p>10039088</text:p>
          </table:table-cell>
          <table:table-cell office:value-type="string" table:style-name="ce1">
            <text:p>Panama Papers</text:p>
          </table:table-cell>
          <table:table-cell table:style-name="ce1"/>
          <table:table-cell office:value-type="string" table:style-name="ce1">
            <text:p>TIGER TRADING LIMITED</text:p>
          </table:table-cell>
          <table:table-cell office:value-type="string" table:style-name="ce1">
            <text:p>Niue</text:p>
          </table:table-cell>
          <table:table-cell office:value-type="string" table:style-name="ce1">
            <text:p>Mossack Fonseca</text:p>
          </table:table-cell>
          <table:table-cell office:value-type="string" table:style-name="ce1">
            <text:p>NIUE</text:p>
          </table:table-cell>
          <table:table-cell table:style-name="ce1"/>
          <table:table-cell office:value-type="date" office:date-value="1998-09-10T00:00:00" table:style-name="ce2">
            <text:p>10-Sep-98</text:p>
          </table:table-cell>
          <table:table-cell office:value-type="float" office:value="3402" table:style-name="ce1">
            <text:p>3402</text:p>
          </table:table-cell>
          <table:table-cell table:style-name="ce1"/>
          <table:table-cell office:value-type="string" table:style-name="ce1">
            <text:p>Defaulted</text:p>
          </table:table-cell>
          <table:table-cell table:number-columns-repeated="2" table:style-name="ce1"/>
          <table:table-cell office:value-type="string" table:style-name="ce1">
            <text:p>offshoreleaks-data-packages/raw-data/csv_panama_papers.2018-02-14/panama_papers.nodes.entity.csv</text:p>
          </table:table-cell>
          <table:table-cell table:style-name="ce1"/>
          <table:table-cell office:value-type="date" office:date-value="2007-05-10T00:00:00" table:style-name="ce2">
            <text:p>10-May-07</text:p>
          </table:table-cell>
          <table:table-cell office:value-type="string" table:style-name="ce1">
            <text:p>na_the panama papers data is current through 2015_ggy_guernsey_10039088_panama papers_na_tiger trading limited_niue_mossack fonseca_niue_na_10-sep-1998_003402_na_defaulted_na_na</text:p>
          </table:table-cell>
          <table:table-cell table:number-columns-repeated="16360"/>
        </table:table-row>
        <table:table-row table:style-name="ro2">
          <table:table-cell office:value-type="string" table:style-name="ce1">
            <text:p>tiger trading</text:p>
          </table:table-cell>
          <table:table-cell office:value-type="string" table:style-name="ce3">
            <text:p>NA_The Panama Papers data is current through 2015_PAN_Panama_10155263_Panama Papers_NA_GOLD TIGER TRADING LIMITED_British Virgin Islands_Mossack Fonseca_BVI_NA_07-JUN-2013_NA_NA_Shelf company_NA_NA</text:p>
          </table:table-cell>
          <table:table-cell table:style-name="ce1"/>
          <table:table-cell office:value-type="string" table:style-name="ce1">
            <text:p>The Panama Papers data is current through 2015</text:p>
          </table:table-cell>
          <table:table-cell office:value-type="string" table:style-name="ce1">
            <text:p>PAN</text:p>
          </table:table-cell>
          <table:table-cell office:value-type="string" table:style-name="ce1">
            <text:p>Panama</text:p>
          </table:table-cell>
          <table:table-cell office:value-type="float" office:value="10155263" table:style-name="ce1">
            <text:p>10155263</text:p>
          </table:table-cell>
          <table:table-cell office:value-type="string" table:style-name="ce1">
            <text:p>Panama Papers</text:p>
          </table:table-cell>
          <table:table-cell table:style-name="ce1"/>
          <table:table-cell office:value-type="string" table:style-name="ce1">
            <text:p>GOLD TIGER TRADING LIMITED</text:p>
          </table:table-cell>
          <table:table-cell office:value-type="string" table:style-name="ce1">
            <text:p>British Virgin Islands</text:p>
          </table:table-cell>
          <table:table-cell office:value-type="string" table:style-name="ce1">
            <text:p>Mossack Fonseca</text:p>
          </table:table-cell>
          <table:table-cell office:value-type="string" table:style-name="ce1">
            <text:p>BVI</text:p>
          </table:table-cell>
          <table:table-cell table:style-name="ce1"/>
          <table:table-cell office:value-type="date" office:date-value="2013-06-07T00:00:00" table:style-name="ce2">
            <text:p>7-Jun-13</text:p>
          </table:table-cell>
          <table:table-cell table:number-columns-repeated="2" table:style-name="ce1"/>
          <table:table-cell office:value-type="string" table:style-name="ce1">
            <text:p>Shelf company</text:p>
          </table:table-cell>
          <table:table-cell table:number-columns-repeated="2" table:style-name="ce1"/>
          <table:table-cell office:value-type="string" table:style-name="ce1">
            <text:p>offshoreleaks-data-packages/raw-data/csv_panama_papers.2018-02-14/panama_papers.nodes.entity.csv</text:p>
          </table:table-cell>
          <table:table-cell table:style-name="ce1"/>
          <table:table-cell office:value-type="date" office:date-value="2014-10-31T00:00:00" table:style-name="ce2">
            <text:p>31-Oct-14</text:p>
          </table:table-cell>
          <table:table-cell office:value-type="string" table:style-name="ce1">
            <text:p>na_the panama papers data is current through 2015_pan_panama_10155263_panama papers_na_gold tiger trading limited_british virgin islands_mossack fonseca_bvi_na_07-jun-2013_na_na_shelf company_na_na</text:p>
          </table:table-cell>
          <table:table-cell table:number-columns-repeated="16360"/>
        </table:table-row>
        <table:table-row table:style-name="ro2">
          <table:table-cell office:value-type="string" table:style-name="ce1">
            <text:p>tiger trading</text:p>
          </table:table-cell>
          <table:table-cell office:value-type="string" table:style-name="ce3">
            <text:p>NA_Aruba corporate registry data is current through 2016_NA_NA_85018182_Paradise Papers - Aruba corporate registry_NA_TIGER TRADING COMPANY AVV_Aruba_NA_AW_NA_20-JAN-1995_NA_NA_NA_NA_NA</text:p>
          </table:table-cell>
          <table:table-cell table:style-name="ce1"/>
          <table:table-cell office:value-type="string" table:style-name="ce1">
            <text:p>Aruba corporate registry data is current through 2016</text:p>
          </table:table-cell>
          <table:table-cell table:number-columns-repeated="2" table:style-name="ce1"/>
          <table:table-cell office:value-type="float" office:value="85018182" table:style-name="ce1">
            <text:p>85018182</text:p>
          </table:table-cell>
          <table:table-cell office:value-type="string" table:style-name="ce1">
            <text:p>Paradise Papers - Aruba corporate registry</text:p>
          </table:table-cell>
          <table:table-cell table:style-name="ce1"/>
          <table:table-cell office:value-type="string" table:style-name="ce1">
            <text:p>TIGER TRADING COMPANY AVV</text:p>
          </table:table-cell>
          <table:table-cell office:value-type="string" table:style-name="ce1">
            <text:p>Aruba</text:p>
          </table:table-cell>
          <table:table-cell table:style-name="ce1"/>
          <table:table-cell office:value-type="string" table:style-name="ce1">
            <text:p>AW</text:p>
          </table:table-cell>
          <table:table-cell table:style-name="ce1"/>
          <table:table-cell office:value-type="date" office:date-value="1995-01-20T00:00:00" table:style-name="ce2">
            <text:p>20-Jan-95</text:p>
          </table:table-cell>
          <table:table-cell table:number-columns-repeated="5" table:style-name="ce1"/>
          <table:table-cell office:value-type="string" table:style-name="ce1">
            <text:p>offshoreleaks-data-packages/raw-data/csv_paradise_papers.2018-02-14/paradise_papers.nodes.entity.csv</text:p>
          </table:table-cell>
          <table:table-cell table:number-columns-repeated="2" table:style-name="ce1"/>
          <table:table-cell office:value-type="string" table:style-name="ce1">
            <text:p>na_aruba corporate registry data is current through 2016_na_na_85018182_paradise papers - aruba corporate registry_na_tiger trading company avv_aruba_na_aw_na_20-jan-1995_na_na_na_na_na</text:p>
          </table:table-cell>
          <table:table-cell table:number-columns-repeated="16360"/>
        </table:table-row>
        <table:table-row table:style-name="ro2">
          <table:table-cell office:value-type="string" table:style-name="ce1">
            <text:p>tiger trading</text:p>
          </table:table-cell>
          <table:table-cell office:value-type="string" table:style-name="ce3">
            <text:p>NA_Nevis corporate registry data is current through 2016_NA_NA_200138009_Paradise Papers - Nevis corporate registry_NA_Southern tiger trading ltd_Saint Kitts and Nevis_NA_KNA_NA_07-DEC-2010_NA_NA_NA_NA_NA</text:p>
          </table:table-cell>
          <table:table-cell table:style-name="ce1"/>
          <table:table-cell office:value-type="string" table:style-name="ce1">
            <text:p>Nevis corporate registry data is current through 2016</text:p>
          </table:table-cell>
          <table:table-cell table:number-columns-repeated="2" table:style-name="ce1"/>
          <table:table-cell office:value-type="float" office:value="200138009" table:style-name="ce1">
            <text:p>200138009</text:p>
          </table:table-cell>
          <table:table-cell office:value-type="string" table:style-name="ce1">
            <text:p>Paradise Papers - Nevis corporate registry</text:p>
          </table:table-cell>
          <table:table-cell table:style-name="ce1"/>
          <table:table-cell office:value-type="string" table:style-name="ce1">
            <text:p>Southern tiger trading ltd</text:p>
          </table:table-cell>
          <table:table-cell office:value-type="string" table:style-name="ce1">
            <text:p>Saint Kitts and Nevis</text:p>
          </table:table-cell>
          <table:table-cell table:style-name="ce1"/>
          <table:table-cell office:value-type="string" table:style-name="ce1">
            <text:p>KNA</text:p>
          </table:table-cell>
          <table:table-cell table:style-name="ce1"/>
          <table:table-cell office:value-type="date" office:date-value="2010-12-07T00:00:00" table:style-name="ce2">
            <text:p>7-Dec-10</text:p>
          </table:table-cell>
          <table:table-cell table:number-columns-repeated="5" table:style-name="ce1"/>
          <table:table-cell office:value-type="string" table:style-name="ce1">
            <text:p>offshoreleaks-data-packages/raw-data/csv_paradise_papers.2018-02-14/paradise_papers.nodes.entity.csv</text:p>
          </table:table-cell>
          <table:table-cell table:style-name="ce1"/>
          <table:table-cell office:value-type="date" office:date-value="2013-02-01T00:00:00" table:style-name="ce2">
            <text:p>1-Feb-13</text:p>
          </table:table-cell>
          <table:table-cell office:value-type="string" table:style-name="ce1">
            <text:p>na_nevis corporate registry data is current through 2016_na_na_200138009_paradise papers - nevis corporate registry_na_southern tiger trading ltd_saint kitts and nevis_na_kna_na_07-dec-2010_na_na_na_na_na</text:p>
          </table:table-cell>
          <table:table-cell table:number-columns-repeated="16360"/>
        </table:table-row>
        <table:table-row table:style-name="ro2">
          <table:table-cell office:value-type="string" table:style-name="ce1">
            <text:p>tiger trading</text:p>
          </table:table-cell>
          <table:table-cell office:value-type="string" table:style-name="ce3">
            <text:p>NA_Malta corporate registry data is current through 2016_MLT_Malta_55044916_Paradise Papers - Malta corporate registry_NA_TIGER TRADING LIMITED_Malta_NA_MLT_NA_11-AUG-2010_C50421_NA_NA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5044916" table:style-name="ce1">
            <text:p>55044916</text:p>
          </table:table-cell>
          <table:table-cell office:value-type="string" table:style-name="ce1">
            <text:p>Paradise Papers - Malta corporate registry</text:p>
          </table:table-cell>
          <table:table-cell table:style-name="ce1"/>
          <table:table-cell office:value-type="string" table:style-name="ce1">
            <text:p>TIGER TRADING LIMITED</text:p>
          </table:table-cell>
          <table:table-cell office:value-type="string" table:style-name="ce1">
            <text:p>Malta</text:p>
          </table:table-cell>
          <table:table-cell table:style-name="ce1"/>
          <table:table-cell office:value-type="string" table:style-name="ce1">
            <text:p>MLT</text:p>
          </table:table-cell>
          <table:table-cell table:style-name="ce1"/>
          <table:table-cell office:value-type="date" office:date-value="2010-08-11T00:00:00" table:style-name="ce2">
            <text:p>11-Aug-10</text:p>
          </table:table-cell>
          <table:table-cell office:value-type="string" table:style-name="ce1">
            <text:p>C50421</text:p>
          </table:table-cell>
          <table:table-cell table:number-columns-repeated="4" table:style-name="ce1"/>
          <table:table-cell office:value-type="string" table:style-name="ce1">
            <text:p>offshoreleaks-data-packages/raw-data/csv_paradise_papers.2018-02-14/paradise_papers.nodes.entity.csv</text:p>
          </table:table-cell>
          <table:table-cell table:number-columns-repeated="2" table:style-name="ce1"/>
          <table:table-cell office:value-type="string" table:style-name="ce1">
            <text:p>na_malta corporate registry data is current through 2016_mlt_malta_55044916_paradise papers - malta corporate registry_na_tiger trading limited_malta_na_mlt_na_11-aug-2010_c50421_na_na_na_na</text:p>
          </table:table-cell>
          <table:table-cell table:number-columns-repeated="16360"/>
        </table:table-row>
        <table:table-row table:style-name="ro2">
          <table:table-cell office:value-type="string" table:style-name="ce1">
            <text:p>tiger trading</text:p>
          </table:table-cell>
          <table:table-cell office:value-type="string" table:style-name="ce3">
            <text:p>NA_Malta corporate registry data is current through 2016_MLT_Malta_55082479_Paradise Papers - Malta corporate registry_NA_GOLDEN TIGER TRADING COMPANY LTD._Malta_NA_MLT_NA_27-JUL-1994_OS1781T_NA_In Dissolution_NA_NA</text:p>
          </table:table-cell>
          <table:table-cell table:style-name="ce1"/>
          <table:table-cell office:value-type="string" table:style-name="ce1">
            <text:p>Malta corporate registry data is current through 2016</text:p>
          </table:table-cell>
          <table:table-cell office:value-type="string" table:style-name="ce1">
            <text:p>MLT</text:p>
          </table:table-cell>
          <table:table-cell office:value-type="string" table:style-name="ce1">
            <text:p>Malta</text:p>
          </table:table-cell>
          <table:table-cell office:value-type="float" office:value="55082479" table:style-name="ce1">
            <text:p>55082479</text:p>
          </table:table-cell>
          <table:table-cell office:value-type="string" table:style-name="ce1">
            <text:p>Paradise Papers - Malta corporate registry</text:p>
          </table:table-cell>
          <table:table-cell table:style-name="ce1"/>
          <table:table-cell office:value-type="string" table:style-name="ce1">
            <text:p>GOLDEN TIGER TRADING COMPANY LTD.</text:p>
          </table:table-cell>
          <table:table-cell office:value-type="string" table:style-name="ce1">
            <text:p>Malta</text:p>
          </table:table-cell>
          <table:table-cell table:style-name="ce1"/>
          <table:table-cell office:value-type="string" table:style-name="ce1">
            <text:p>MLT</text:p>
          </table:table-cell>
          <table:table-cell table:style-name="ce1"/>
          <table:table-cell office:value-type="date" office:date-value="1994-07-27T00:00:00" table:style-name="ce2">
            <text:p>27-Jul-94</text:p>
          </table:table-cell>
          <table:table-cell office:value-type="string" table:style-name="ce1">
            <text:p>OS1781T</text:p>
          </table:table-cell>
          <table:table-cell table:style-name="ce1"/>
          <table:table-cell office:value-type="string" table:style-name="ce1">
            <text:p>In Dissolution</text:p>
          </table:table-cell>
          <table:table-cell table:number-columns-repeated="2" table:style-name="ce1"/>
          <table:table-cell office:value-type="string" table:style-name="ce1">
            <text:p>offshoreleaks-data-packages/raw-data/csv_paradise_papers.2018-02-14/paradise_papers.nodes.entity.csv</text:p>
          </table:table-cell>
          <table:table-cell table:number-columns-repeated="2" table:style-name="ce1"/>
          <table:table-cell office:value-type="string" table:style-name="ce1">
            <text:p>na_malta corporate registry data is current through 2016_mlt_malta_55082479_paradise papers - malta corporate registry_na_golden tiger trading company ltd._malta_na_mlt_na_27-jul-1994_os1781t_na_in dissolution_na_na</text:p>
          </table:table-cell>
          <table:table-cell table:number-columns-repeated="16360"/>
        </table:table-row>
        <table:table-row table:style-name="ro2">
          <table:table-cell office:value-type="string" table:style-name="ce1">
            <text:p>samson daniel simon</text:p>
          </table:table-cell>
          <table:table-cell office:value-type="string" table:style-name="ce3">
            <text:p>["Officer"]_The Bahamas Leaks data is current through early 2016._NA_NA_22000026_Bahamas Leaks_NA_SAMSON DANIEL SIMON_NA_NA_NA_NA_NA_NA_NA_NA_NA_NA</text:p>
          </table:table-cell>
          <table:table-cell office:value-type="string" table:style-name="ce1">
            <text:p>["Officer"]</text:p>
          </table:table-cell>
          <table:table-cell office:value-type="string" table:style-name="ce1">
            <text:p>The Bahamas Leaks data is current through early 2016.</text:p>
          </table:table-cell>
          <table:table-cell table:number-columns-repeated="2" table:style-name="ce1"/>
          <table:table-cell office:value-type="float" office:value="22000026" table:style-name="ce1">
            <text:p>22000026</text:p>
          </table:table-cell>
          <table:table-cell office:value-type="string" table:style-name="ce1">
            <text:p>Bahamas Leaks</text:p>
          </table:table-cell>
          <table:table-cell table:style-name="ce1"/>
          <table:table-cell office:value-type="string" table:style-name="ce1">
            <text:p>SAMSON DANIEL SIMON</text:p>
          </table:table-cell>
          <table:table-cell table:number-columns-repeated="10" table:style-name="ce1"/>
          <table:table-cell office:value-type="string" table:style-name="ce1">
            <text:p>offshoreleaks-data-packages/raw-data/csv_bahamas_leaks.2017-12-19/bahamas_leaks.nodes.officer.csv</text:p>
          </table:table-cell>
          <table:table-cell table:number-columns-repeated="2" table:style-name="ce1"/>
          <table:table-cell office:value-type="string" table:style-name="ce1">
            <text:p>["officer"]_the bahamas leaks data is current through early 2016._na_na_22000026_bahamas leaks_na_samson daniel simon_na_na_na_na_na_na_na_na_na_na</text:p>
          </table:table-cell>
          <table:table-cell table:number-columns-repeated="16360"/>
        </table:table-row>
        <table:table-row table:number-rows-repeated="1047575" table:style-name="ro1">
          <table:table-cell table:number-columns-repeated="16384"/>
        </table:table-row>
      </table:table>
      <table:database-ranges>
        <table:database-range table:target-range-address="this-was-found.A1:this-was-found.X1"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Calibri Light" svg:font-family="&quot;Calibri Light&quot;"/>
  </office:font-face-decls>
  <office:styles>
    <number:number-style style:name="N0">
      <number:number number:min-integer-digits="1"/>
    </number:number-style>
    <number:date-style style:name="N20">
      <number:day/>
      <number:text>-</number:text>
      <number:month number:textual="true"/>
      <number:text>-</number:text>
      <number:year/>
    </number:date-style>
    <style:style style:name="_50_0_32__37__32_-_32_Akzent1" style:display-name="20 % - Akzent1" style:family="table-cell" style:data-style-name="N0">
      <style:table-cell-properties fo:background-color="#D9E1F2"/>
    </style:style>
    <style:style style:name="_50_0_32__37__32_-_32_Akzent2" style:display-name="20 % - Akzent2" style:family="table-cell" style:data-style-name="N0">
      <style:table-cell-properties fo:background-color="#FCE4D6"/>
    </style:style>
    <style:style style:name="_50_0_32__37__32_-_32_Akzent3" style:display-name="20 % - Akzent3" style:family="table-cell" style:data-style-name="N0">
      <style:table-cell-properties fo:background-color="#EDEDED"/>
    </style:style>
    <style:style style:name="_50_0_32__37__32_-_32_Akzent4" style:display-name="20 % - Akzent4" style:family="table-cell" style:data-style-name="N0">
      <style:table-cell-properties fo:background-color="#FFF2CC"/>
    </style:style>
    <style:style style:name="_50_0_32__37__32_-_32_Akzent5" style:display-name="20 % - Akzent5" style:family="table-cell" style:data-style-name="N0">
      <style:table-cell-properties fo:background-color="#DDEBF7"/>
    </style:style>
    <style:style style:name="_50_0_32__37__32_-_32_Akzent6" style:display-name="20 % - Akzent6" style:family="table-cell" style:data-style-name="N0">
      <style:table-cell-properties fo:background-color="#E2EFDA"/>
    </style:style>
    <style:style style:name="_52_0_32__37__32_-_32_Akzent1" style:display-name="40 % - Akzent1" style:family="table-cell" style:data-style-name="N0">
      <style:table-cell-properties fo:background-color="#B4C6E7"/>
    </style:style>
    <style:style style:name="_52_0_32__37__32_-_32_Akzent2" style:display-name="40 % - Akzent2" style:family="table-cell" style:data-style-name="N0">
      <style:table-cell-properties fo:background-color="#F8CBAD"/>
    </style:style>
    <style:style style:name="_52_0_32__37__32_-_32_Akzent3" style:display-name="40 % - Akzent3" style:family="table-cell" style:data-style-name="N0">
      <style:table-cell-properties fo:background-color="#DBDBDB"/>
    </style:style>
    <style:style style:name="_52_0_32__37__32_-_32_Akzent4" style:display-name="40 % - Akzent4" style:family="table-cell" style:data-style-name="N0">
      <style:table-cell-properties fo:background-color="#FFE699"/>
    </style:style>
    <style:style style:name="_52_0_32__37__32_-_32_Akzent5" style:display-name="40 % - Akzent5" style:family="table-cell" style:data-style-name="N0">
      <style:table-cell-properties fo:background-color="#BDD7EE"/>
    </style:style>
    <style:style style:name="_52_0_32__37__32_-_32_Akzent6" style:display-name="40 % - Akzent6" style:family="table-cell" style:data-style-name="N0">
      <style:table-cell-properties fo:background-color="#C6E0B4"/>
    </style:style>
    <style:style style:name="_54_0_32__37__32_-_32_Akzent1" style:display-name="60 % - Akzent1" style:family="table-cell" style:data-style-name="N0">
      <style:table-cell-properties fo:background-color="#8EA9DB"/>
    </style:style>
    <style:style style:name="_54_0_32__37__32_-_32_Akzent2" style:display-name="60 % - Akzent2" style:family="table-cell" style:data-style-name="N0">
      <style:table-cell-properties fo:background-color="#F4B084"/>
    </style:style>
    <style:style style:name="_54_0_32__37__32_-_32_Akzent3" style:display-name="60 % - Akzent3" style:family="table-cell" style:data-style-name="N0">
      <style:table-cell-properties fo:background-color="#C9C9C9"/>
    </style:style>
    <style:style style:name="_54_0_32__37__32_-_32_Akzent4" style:display-name="60 % - Akzent4" style:family="table-cell" style:data-style-name="N0">
      <style:table-cell-properties fo:background-color="#FFD966"/>
    </style:style>
    <style:style style:name="_54_0_32__37__32_-_32_Akzent5" style:display-name="60 % - Akzent5" style:family="table-cell" style:data-style-name="N0">
      <style:table-cell-properties fo:background-color="#9BC2E6"/>
    </style:style>
    <style:style style:name="_54_0_32__37__32_-_32_Akzent6" style:display-name="60 % - Akzent6" style:family="table-cell" style:data-style-name="N0">
      <style:table-cell-properties fo:background-color="#A9D08E"/>
    </style:style>
    <style:style style:name="Akzent1" style:family="table-cell" style:data-style-name="N0">
      <style:table-cell-properties fo:background-color="#4472C4"/>
      <style:text-properties fo:color="#FFFFFF"/>
    </style:style>
    <style:style style:name="Akzent2" style:family="table-cell" style:data-style-name="N0">
      <style:table-cell-properties fo:background-color="#ED7D31"/>
      <style:text-properties fo:color="#FFFFFF"/>
    </style:style>
    <style:style style:name="Akzent3" style:family="table-cell" style:data-style-name="N0">
      <style:table-cell-properties fo:background-color="#A5A5A5"/>
      <style:text-properties fo:color="#FFFFFF"/>
    </style:style>
    <style:style style:name="Akzent4" style:family="table-cell" style:data-style-name="N0">
      <style:table-cell-properties fo:background-color="#FFC000"/>
      <style:text-properties fo:color="#FFFFFF"/>
    </style:style>
    <style:style style:name="Akzent5" style:family="table-cell" style:data-style-name="N0">
      <style:table-cell-properties fo:background-color="#5B9BD5"/>
      <style:text-properties fo:color="#FFFFFF"/>
    </style:style>
    <style:style style:name="Akzent6" style:family="table-cell" style:data-style-name="N0">
      <style:table-cell-properties fo:background-color="#70AD47"/>
      <style:text-properties fo:color="#FFFFFF"/>
    </style:style>
    <style:style style:name="Ausgabe" style:family="table-cell" style:data-style-name="N0">
      <style:table-cell-properties fo:border="thin solid #3F3F3F" fo:background-color="#F2F2F2"/>
      <style:text-properties fo:color="#3F3F3F" fo:font-weight="bold" style:font-weight-asian="bold" style:font-weight-complex="bold"/>
    </style:style>
    <style:style style:name="Berechnung" style:family="table-cell" style:data-style-name="N0">
      <style:table-cell-properties fo:border="thin solid #7F7F7F" fo:background-color="#F2F2F2"/>
      <style:text-properties fo:color="#FA7D00" fo:font-weight="bold" style:font-weight-asian="bold" style:font-weight-complex="bold"/>
    </style:style>
    <style:style style:name="Eingabe" style:family="table-cell" style:data-style-name="N0">
      <style:table-cell-properties fo:border="thin solid #7F7F7F" fo:background-color="#FFCC99"/>
      <style:text-properties fo:color="#3F3F76"/>
    </style:style>
    <style:style style:name="Ergebnis" style:family="table-cell" style:data-style-name="N0">
      <style:table-cell-properties fo:border-top="thin solid #4472C4" fo:border-bottom="thin double #4472C4" fo:border-left="none" fo:border-right="none"/>
      <style:text-properties fo:font-weight="bold" style:font-weight-asian="bold" style:font-weight-complex="bold"/>
    </style:style>
    <style:style style:name="Erkl_228_render_32_Text" style:display-name="Erklärender Text" style:family="table-cell" style:data-style-name="N0">
      <style:text-properties fo:color="#7F7F7F" fo:font-style="italic" style:font-style-asian="italic" style:font-style-complex="italic"/>
    </style:style>
    <style:style style:name="Gut" style:family="table-cell" style:data-style-name="N0">
      <style:table-cell-properties fo:background-color="#C6EFCE"/>
      <style:text-properties fo:color="#006100"/>
    </style:style>
    <style:style style:name="Neutral" style:family="table-cell" style:data-style-name="N0">
      <style:table-cell-properties fo:background-color="#FFEB9C"/>
      <style:text-properties fo:color="#9C5700"/>
    </style:style>
    <style:style style:name="Notiz" style:family="table-cell" style:data-style-name="N0">
      <style:table-cell-properties fo:border="thin solid #B2B2B2" fo:background-color="#FFFFCC"/>
    </style:style>
    <style:style style:name="Schlecht" style:family="table-cell" style:data-style-name="N0">
      <style:table-cell-properties fo:background-color="#FFC7CE"/>
      <style:text-properties fo:color="#9C0006"/>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_220_berschrift" style:display-name="Überschrift" style:family="table-cell" style:data-style-name="N0">
      <style:text-properties fo:color="#44546A" style:font-name="Calibri Light" style:font-name-asian="Calibri Light" style:font-name-complex="Calibri Light" fo:font-size="18pt" style:font-size-asian="18pt" style:font-size-complex="18pt"/>
    </style:style>
    <style:style style:name="_220_berschrift_32_1" style:display-name="Überschrift 1" style:family="table-cell" style:data-style-name="N0">
      <style:table-cell-properties fo:border-top="none" fo:border-bottom="thick solid #4472C4" fo:border-left="none" fo:border-right="none"/>
      <style:text-properties fo:color="#44546A" fo:font-size="15pt" style:font-size-asian="15pt" style:font-size-complex="15pt" fo:font-weight="bold" style:font-weight-asian="bold" style:font-weight-complex="bold"/>
    </style:style>
    <style:style style:name="_220_berschrift_32_2" style:display-name="Überschrift 2" style:family="table-cell" style:data-style-name="N0">
      <style:table-cell-properties fo:border-top="none" fo:border-bottom="thick solid #A2B8E1" fo:border-left="none" fo:border-right="none"/>
      <style:text-properties fo:color="#44546A" fo:font-size="13pt" style:font-size-asian="13pt" style:font-size-complex="13pt" fo:font-weight="bold" style:font-weight-asian="bold" style:font-weight-complex="bold"/>
    </style:style>
    <style:style style:name="_220_berschrift_32_3" style:display-name="Überschrift 3" style:family="table-cell" style:data-style-name="N0">
      <style:table-cell-properties fo:border-top="none" fo:border-bottom="2pt solid #8EA9DB" fo:border-left="none" fo:border-right="none"/>
      <style:text-properties fo:color="#44546A" fo:font-weight="bold" style:font-weight-asian="bold" style:font-weight-complex="bold"/>
    </style:style>
    <style:style style:name="_220_berschrift_32_4" style:display-name="Überschrift 4" style:family="table-cell" style:data-style-name="N0">
      <style:text-properties fo:color="#44546A" fo:font-weight="bold" style:font-weight-asian="bold" style:font-weight-complex="bold"/>
    </style:style>
    <style:style style:name="Verkn_252_pfte_32_Zelle" style:display-name="Verknüpfte Zelle" style:family="table-cell" style:data-style-name="N0">
      <style:table-cell-properties fo:border-top="none" fo:border-bottom="thin double #FF8001" fo:border-left="none" fo:border-right="none"/>
      <style:text-properties fo:color="#FA7D00"/>
    </style:style>
    <style:style style:name="Warnender_32_Text" style:display-name="Warnender Text" style:family="table-cell" style:data-style-name="N0">
      <style:text-properties fo:color="#FF0000"/>
    </style:style>
    <style:style style:name="Zelle_32__252_berpr_252_fen" style:display-name="Zelle überprüfen" style:family="table-cell" style:data-style-name="N0">
      <style:table-cell-properties fo:border="thin double #3F3F3F" fo:background-color="#A5A5A5"/>
      <style:text-properties fo:color="#FFFFFF" fo:font-weight="bold" style:font-weight-asian="bold" style:font-weight-complex="bold"/>
    </style: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87401575in" fo:margin-left="0.7in" fo:margin-right="0.7in" fo:margin-bottom="0in"/>
      </style:header-style>
      <style:footer-style>
        <style:header-footer-properties fo:min-height="0.48740157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5831</meta:generator>
    <dc:creator>jan wiemer</dc:creator>
    <meta:creation-date>2023-01-02T19:59:38Z</meta:creation-date>
    <dc:date>2023-01-02T20:00:07Z</dc:date>
    <meta:editing-duration>PT0S</meta:editing-duration>
  </office:meta>
</office:document-meta>
</file>